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69">
      <number:month number:style="short" number:textual="false"/>
      <number:text>/</number:text>
      <number:day number:style="short"/>
      <number:text>/</number:text>
      <number:year/>
    </number:date-style>
    <style:style style:name="ce1" style:family="table-cell" style:parent-style-name="Default" style:data-style-name="N37"/>
    <style:style style:name="ce69" style:family="table-cell" style:parent-style-name="Default" style:data-style-name="N69"/>
  </office:automatic-styles>
  <office:body>
    <office:spreadsheet>
      <table:table table:name="Logins" table:style-name="ta1">
        <table:table-row>
          <table:table-cell office:value-type="string">
            <text:p>Email</text:p>
          </table:table-cell>
          <table:table-cell office:value-type="string">
            <text:p>First logged in</text:p>
          </table:table-cell>
          <table:table-cell office:value-type="string">
            <text:p>Last logged in</text:p>
          </table:table-cell>
        </table:table-row>
        <table:table-row>
          <table:table-cell office:value-type="string">
            <text:p>dkseal@icloud.com</text:p>
          </table:table-cell>
          <table:table-cell office:value-type="float" office:value="46037.17746993055" table:style-name="ce69">
            <text:p>46037.17746993055</text:p>
          </table:table-cell>
          <table:table-cell office:value-type="float" office:value="46082.69804332176" table:style-name="ce69">
            <text:p>46082.69804332176</text:p>
          </table:table-cell>
        </table:table-row>
        <table:table-row>
          <table:table-cell office:value-type="string">
            <text:p>nickfranklin90@gmail.com</text:p>
          </table:table-cell>
          <table:table-cell office:value-type="float" office:value="46068.04366296296" table:style-name="ce69">
            <text:p>46068.04366296296</text:p>
          </table:table-cell>
          <table:table-cell office:value-type="float" office:value="46070.09301309028" table:style-name="ce69">
            <text:p>46070.09301309028</text:p>
          </table:table-cell>
        </table:table-row>
        <table:table-row>
          <table:table-cell office:value-type="string">
            <text:p>calvin.lyford@gmail.com</text:p>
          </table:table-cell>
          <table:table-cell office:value-type="float" office:value="46037.32604569444" table:style-name="ce69">
            <text:p>46037.32604569444</text:p>
          </table:table-cell>
          <table:table-cell office:value-type="float" office:value="46071.87196822916" table:style-name="ce69">
            <text:p>46071.87196822916</text:p>
          </table:table-cell>
        </table:table-row>
        <table:table-row>
          <table:table-cell office:value-type="string">
            <text:p>buzzstryker67@gmail.com</text:p>
          </table:table-cell>
          <table:table-cell office:value-type="float" office:value="46031.2176815162" table:style-name="ce69">
            <text:p>46031.2176815162</text:p>
          </table:table-cell>
          <table:table-cell office:value-type="float" office:value="46083.7551878125" table:style-name="ce69">
            <text:p>46083.7551878125</text:p>
          </table:table-cell>
        </table:table-row>
        <table:table-row>
          <table:table-cell office:value-type="string">
            <text:p>jtmorrissey832@gmail.com</text:p>
          </table:table-cell>
          <table:table-cell office:value-type="float" office:value="46068.029952881945" table:style-name="ce69">
            <text:p>46068.029952881945</text:p>
          </table:table-cell>
          <table:table-cell office:value-type="float" office:value="46068.134860833336" table:style-name="ce69">
            <text:p>46068.134860833336</text:p>
          </table:table-cell>
        </table:table-row>
        <table:table-row>
          <table:table-cell office:value-type="string">
            <text:p>pmcallahan_1@yahoo.com</text:p>
          </table:table-cell>
          <table:table-cell office:value-type="float" office:value="46038.9946602662" table:style-name="ce69">
            <text:p>46038.9946602662</text:p>
          </table:table-cell>
          <table:table-cell office:value-type="float" office:value="46072.09844959491" table:style-name="ce69">
            <text:p>46072.09844959491</text:p>
          </table:table-cell>
        </table:table-row>
        <table:table-row>
          <table:table-cell office:value-type="string">
            <text:p>kentbissellstryker@gmail.com</text:p>
          </table:table-cell>
          <table:table-cell office:value-type="float" office:value="46037.70064268519" table:style-name="ce69">
            <text:p>46037.70064268519</text:p>
          </table:table-cell>
          <table:table-cell office:value-type="float" office:value="46071.5610971875" table:style-name="ce69">
            <text:p>46071.5610971875</text:p>
          </table:table-cell>
        </table:table-row>
        <table:table-row>
          <table:table-cell office:value-type="string">
            <text:p>spdietz@me.com</text:p>
          </table:table-cell>
          <table:table-cell office:value-type="float" office:value="46035.147253310184" table:style-name="ce69">
            <text:p>46035.147253310184</text:p>
          </table:table-cell>
          <table:table-cell office:value-type="float" office:value="46082.98304399305" table:style-name="ce69">
            <text:p>46082.98304399305</text:p>
          </table:table-cell>
        </table:table-row>
        <table:table-row>
          <table:table-cell office:value-type="string">
            <text:p>cbradburn@me.com</text:p>
          </table:table-cell>
          <table:table-cell office:value-type="float" office:value="46049.657502835646" table:style-name="ce69">
            <text:p>46049.657502835646</text:p>
          </table:table-cell>
          <table:table-cell office:value-type="float" office:value="46068.14518543982" table:style-name="ce69">
            <text:p>46068.14518543982</text:p>
          </table:table-cell>
        </table:table-row>
        <table:table-row>
          <table:table-cell office:value-type="string">
            <text:p>colm.moran8@gmail.com</text:p>
          </table:table-cell>
          <table:table-cell office:value-type="float" office:value="46071.87127378472" table:style-name="ce69">
            <text:p>46071.87127378472</text:p>
          </table:table-cell>
          <table:table-cell office:value-type="float" office:value="46078.11951694445" table:style-name="ce69">
            <text:p>46078.11951694445</text:p>
          </table:table-cell>
        </table:table-row>
        <table:table-row>
          <table:table-cell office:value-type="string">
            <text:p>joe@commandsourcing.com</text:p>
          </table:table-cell>
          <table:table-cell office:value-type="float" office:value="46033.03962185185" table:style-name="ce69">
            <text:p>46033.03962185185</text:p>
          </table:table-cell>
          <table:table-cell office:value-type="float" office:value="46035.00801268518" table:style-name="ce69">
            <text:p>46035.00801268518</text:p>
          </table:table-cell>
        </table:table-row>
        <table:table-row>
          <table:table-cell office:value-type="string">
            <text:p>scottroseman@outlook.com</text:p>
          </table:table-cell>
          <table:table-cell office:value-type="float" office:value="46037.084047268516" table:style-name="ce69">
            <text:p>46037.084047268516</text:p>
          </table:table-cell>
          <table:table-cell office:value-type="float" office:value="46037.086895266206" table:style-name="ce69">
            <text:p>46037.086895266206</text:p>
          </table:table-cell>
        </table:table-row>
        <table:table-row>
          <table:table-cell office:value-type="string">
            <text:p>buzzstrykertest@gmail.com</text:p>
          </table:table-cell>
          <table:table-cell office:value-type="float" office:value="46069.192071122685" table:style-name="ce69">
            <text:p>46069.192071122685</text:p>
          </table:table-cell>
          <table:table-cell office:value-type="float" office:value="46071.69988354167" table:style-name="ce69">
            <text:p>46071.69988354167</text:p>
          </table:table-cell>
        </table:table-row>
        <table:table-row>
          <table:table-cell office:value-type="string">
            <text:p>alanjmiller123@gmail.com</text:p>
          </table:table-cell>
          <table:table-cell office:value-type="float" office:value="46037.158746319445" table:style-name="ce69">
            <text:p>46037.158746319445</text:p>
          </table:table-cell>
          <table:table-cell office:value-type="float" office:value="46072.13130346065" table:style-name="ce69">
            <text:p>46072.13130346065</text:p>
          </table:table-cell>
        </table:table-row>
        <table:table-row>
          <table:table-cell office:value-type="string">
            <text:p>adam_mckillip@hotmail.com</text:p>
          </table:table-cell>
          <table:table-cell office:value-type="float" office:value="46068.01504305556" table:style-name="ce69">
            <text:p>46068.01504305556</text:p>
          </table:table-cell>
          <table:table-cell office:value-type="float" office:value="46073.861963159725" table:style-name="ce69">
            <text:p>46073.861963159725</text:p>
          </table:table-cell>
        </table:table-row>
        <table:table-row>
          <table:table-cell office:value-type="string">
            <text:p>jmbmiller1@yahoo.com</text:p>
          </table:table-cell>
          <table:table-cell office:value-type="float" office:value="46037.03073466435" table:style-name="ce69">
            <text:p>46037.03073466435</text:p>
          </table:table-cell>
          <table:table-cell office:value-type="float" office:value="46082.89648870371" table:style-name="ce69">
            <text:p>46082.89648870371</text:p>
          </table:table-cell>
        </table:table-row>
        <table:table-row>
          <table:table-cell office:value-type="string">
            <text:p>bknight91@aol.com</text:p>
          </table:table-cell>
          <table:table-cell office:value-type="float" office:value="46037.085326388886" table:style-name="ce69">
            <text:p>46037.085326388886</text:p>
          </table:table-cell>
          <table:table-cell office:value-type="float" office:value="46082.897176770835" table:style-name="ce69">
            <text:p>46082.897176770835</text:p>
          </table:table-cell>
        </table:table-row>
        <table:table-row>
          <table:table-cell office:value-type="string">
            <text:p>r.petitto@gmail.com</text:p>
          </table:table-cell>
          <table:table-cell office:value-type="float" office:value="46037.976780868055" table:style-name="ce69">
            <text:p>46037.976780868055</text:p>
          </table:table-cell>
          <table:table-cell office:value-type="float" office:value="46037.976780868055" table:style-name="ce69">
            <text:p>46037.976780868055</text:p>
          </table:table-cell>
        </table:table-row>
        <table:table-row>
          <table:table-cell office:value-type="string">
            <text:p>todd.achondo@gmail.com</text:p>
          </table:table-cell>
          <table:table-cell office:value-type="float" office:value="46037.50721480324" table:style-name="ce69">
            <text:p>46037.50721480324</text:p>
          </table:table-cell>
          <table:table-cell office:value-type="float" office:value="46072.56952798611" table:style-name="ce69">
            <text:p>46072.56952798611</text:p>
          </table:table-cell>
        </table:table-row>
      </table:table>
      <table:table table:name="UserProfiles" table:style-name="ta1">
        <table:table-row>
          <table:table-cell office:value-type="string">
            <text:p>$rowIndex</text:p>
          </table:table-cell>
          <table:table-cell office:value-type="string">
            <text:p>🔒 Row ID</text:p>
          </table:table-cell>
          <table:table-cell office:value-type="string">
            <text:p>Identity/Username</text:p>
          </table:table-cell>
          <table:table-cell office:value-type="string">
            <text:p>Identity/Name</text:p>
          </table:table-cell>
          <table:table-cell office:value-type="string">
            <text:p>Identity/Photo</text:p>
          </table:table-cell>
          <table:table-cell office:value-type="string">
            <text:p>Identity/Email</text:p>
          </table:table-cell>
          <table:table-cell office:value-type="string">
            <text:p>Identity/Venmo Handle</text:p>
          </table:table-cell>
          <table:table-cell office:value-type="string">
            <text:p>Identity/Role</text:p>
          </table:table-cell>
          <table:table-cell office:value-type="string">
            <text:p>Identity/Is Active</text:p>
          </table:table-cell>
          <table:table-cell office:value-type="string">
            <text:p>Identity/Profile Created At</text:p>
          </table:table-cell>
          <table:table-cell office:value-type="string">
            <text:p>Group/ID</text:p>
          </table:table-cell>
          <table:table-cell office:value-type="string">
            <text:p>Admin/New Group Menu</text:p>
          </table:table-cell>
        </table:table-row>
        <table:table-row>
          <table:table-cell office:value-type="string">
            <text:p>WS</text:p>
          </table:table-cell>
          <table:table-cell office:value-type="string">
            <text:p>BJfLY0J8TJaTtgnUhsF8QQ</text:p>
          </table:table-cell>
          <table:table-cell office:value-type="string">
            <text:p>DD</text:p>
          </table:table-cell>
          <table:table-cell office:value-type="string">
            <text:p>Darrin Dennings</text:p>
          </table:table-cell>
          <table:table-cell/>
          <table:table-cell office:value-type="string">
            <text:p>ddennings@hotmail.com</text:p>
          </table:table-cell>
          <table:table-cell/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Pv1rGctGSg2SBivPNh1Azg</text:p>
          </table:table-cell>
          <table:table-cell/>
        </table:table-row>
        <table:table-row>
          <table:table-cell office:value-type="string">
            <text:p>WY</text:p>
          </table:table-cell>
          <table:table-cell office:value-type="string">
            <text:p>kw.ZdHMrRXW0lyn4QKzhYg</text:p>
          </table:table-cell>
          <table:table-cell office:value-type="string">
            <text:p>RT</text:p>
          </table:table-cell>
          <table:table-cell office:value-type="string">
            <text:p>Rick Turner</text:p>
          </table:table-cell>
          <table:table-cell/>
          <table:table-cell office:value-type="string">
            <text:p>rick121@comcast.net</text:p>
          </table:table-cell>
          <table:table-cell office:value-type="string">
            <text:p>Rick-Turner-4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a-f-NDMUNTtGA6JxDT8S9CQ</text:p>
          </table:table-cell>
          <table:table-cell/>
        </table:table-row>
        <table:table-row>
          <table:table-cell office:value-type="string">
            <text:p>WW</text:p>
          </table:table-cell>
          <table:table-cell office:value-type="string">
            <text:p>dW-sv9W1Qn6l08SGSHoLNA</text:p>
          </table:table-cell>
          <table:table-cell office:value-type="string">
            <text:p>BLSmooth</text:p>
          </table:table-cell>
          <table:table-cell office:value-type="string">
            <text:p>Bob Lang</text:p>
          </table:table-cell>
          <table:table-cell/>
          <table:table-cell office:value-type="string">
            <text:p>RobertFitzgeraldlang@gmail.com</text:p>
          </table:table-cell>
          <table:table-cell office:value-type="string">
            <text:p>montana18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a-f-NDMUNTtGA6JxDT8S9CQ</text:p>
          </table:table-cell>
          <table:table-cell/>
        </table:table-row>
        <table:table-row>
          <table:table-cell office:value-type="string">
            <text:p>WR</text:p>
          </table:table-cell>
          <table:table-cell office:value-type="string">
            <text:p>RzFiKwOYQgC8zSyjvrQhrg</text:p>
          </table:table-cell>
          <table:table-cell office:value-type="string">
            <text:p>CC</text:p>
          </table:table-cell>
          <table:table-cell office:value-type="string">
            <text:p>Chris Carolan</text:p>
          </table:table-cell>
          <table:table-cell/>
          <table:table-cell office:value-type="string">
            <text:p>cbcarolan1@gmail.com</text:p>
          </table:table-cell>
          <table:table-cell/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Pv1rGctGSg2SBivPNh1Azg</text:p>
          </table:table-cell>
          <table:table-cell/>
        </table:table-row>
        <table:table-row>
          <table:table-cell office:value-type="string">
            <text:p>W6</text:p>
          </table:table-cell>
          <table:table-cell office:value-type="string">
            <text:p>mGOrrykGEwNu44EBsj0z</text:p>
          </table:table-cell>
          <table:table-cell office:value-type="string">
            <text:p>Scott</text:p>
          </table:table-cell>
          <table:table-cell office:value-type="string">
            <text:p>Scott Roseman</text:p>
          </table:table-cell>
          <table:table-cell/>
          <table:table-cell office:value-type="string">
            <text:p>scottroseman@outlook.com</text:p>
          </table:table-cell>
          <table:table-cell office:value-type="string">
            <text:p>Scott-Roseman-2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/>
        </table:table-row>
        <table:table-row>
          <table:table-cell office:value-type="string">
            <text:p>WA</text:p>
          </table:table-cell>
          <table:table-cell office:value-type="string">
            <text:p>IQbIh7IOspmrmIHHDnfQ</text:p>
          </table:table-cell>
          <table:table-cell office:value-type="string">
            <text:p>Cal</text:p>
          </table:table-cell>
          <table:table-cell office:value-type="string">
            <text:p>Cal Lyford</text:p>
          </table:table-cell>
          <table:table-cell/>
          <table:table-cell office:value-type="string">
            <text:p>calvin.lyford@gmail.com</text:p>
          </table:table-cell>
          <table:table-cell office:value-type="string">
            <text:p>Cal-Lyford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/>
        </table:table-row>
        <table:table-row>
          <table:table-cell office:value-type="string">
            <text:p>WO</text:p>
          </table:table-cell>
          <table:table-cell office:value-type="string">
            <text:p>m6gEZTQxTT6fq-PkN8g7jg</text:p>
          </table:table-cell>
          <table:table-cell office:value-type="string">
            <text:p>Momo</text:p>
          </table:table-cell>
          <table:table-cell office:value-type="string">
            <text:p>Jon Morrissey</text:p>
          </table:table-cell>
          <table:table-cell/>
          <table:table-cell office:value-type="string">
            <text:p>Jtmorrissey832@gmail.com</text:p>
          </table:table-cell>
          <table:table-cell office:value-type="string">
            <text:p>jon-morrissey</text:p>
          </table:table-cell>
          <table:table-cell office:value-type="string">
            <text:p>Pv1rGctGSg2SBivPNh1Azg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v1rGctGSg2SBivPNh1Azg</text:p>
          </table:table-cell>
          <table:table-cell/>
        </table:table-row>
        <table:table-row>
          <table:table-cell office:value-type="string">
            <text:p>W3</text:p>
          </table:table-cell>
          <table:table-cell office:value-type="string">
            <text:p>TnwDQXFsv0Pz0DMyG4GH</text:p>
          </table:table-cell>
          <table:table-cell office:value-type="string">
            <text:p>Boobs</text:p>
          </table:table-cell>
          <table:table-cell office:value-type="string">
            <text:p>Dave Kaufman</text:p>
          </table:table-cell>
          <table:table-cell/>
          <table:table-cell office:value-type="string">
            <text:p>dkseal@icloud.com</text:p>
          </table:table-cell>
          <table:table-cell office:value-type="string">
            <text:p>David-Kaufmann-93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/>
        </table:table-row>
        <table:table-row>
          <table:table-cell office:value-type="string">
            <text:p>W1</text:p>
          </table:table-cell>
          <table:table-cell office:value-type="string">
            <text:p>YytMRmEEFc5bFdo6vPMA</text:p>
          </table:table-cell>
          <table:table-cell office:value-type="string">
            <text:p>Colm</text:p>
          </table:table-cell>
          <table:table-cell office:value-type="string">
            <text:p>Colm Moran</text:p>
          </table:table-cell>
          <table:table-cell/>
          <table:table-cell office:value-type="string">
            <text:p>colm.moran8@gmail.com</text:p>
          </table:table-cell>
          <table:table-cell office:value-type="string">
            <text:p>ColmMoran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/>
        </table:table-row>
        <table:table-row>
          <table:table-cell office:value-type="string">
            <text:p>W2</text:p>
          </table:table-cell>
          <table:table-cell office:value-type="string">
            <text:p>xHaogjo0SibeROMZBr5g</text:p>
          </table:table-cell>
          <table:table-cell office:value-type="string">
            <text:p>Pat</text:p>
          </table:table-cell>
          <table:table-cell office:value-type="string">
            <text:p>Pat Callahan</text:p>
          </table:table-cell>
          <table:table-cell/>
          <table:table-cell office:value-type="string">
            <text:p>pmcallahan_1@yahoo.com</text:p>
          </table:table-cell>
          <table:table-cell office:value-type="string">
            <text:p>cal2269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/>
        </table:table-row>
        <table:table-row>
          <table:table-cell office:value-type="string">
            <text:p>W</text:p>
          </table:table-cell>
          <table:table-cell office:value-type="string">
            <text:p>qMStshNBGyuEfGxDTzHD</text:p>
          </table:table-cell>
          <table:table-cell office:value-type="string">
            <text:p>FJ</text:p>
          </table:table-cell>
          <table:table-cell office:value-type="string">
            <text:p>Joe Miller</text:p>
          </table:table-cell>
          <table:table-cell/>
          <table:table-cell office:value-type="string">
            <text:p>jmbmiller1@yahoo.com</text:p>
          </table:table-cell>
          <table:table-cell office:value-type="string">
            <text:p>jmbmiller</text:p>
          </table:table-cell>
          <table:table-cell office:value-type="string">
            <text:p>Admin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 office:value-type="string">
            <text:p>Search Users</text:p>
          </table:table-cell>
        </table:table-row>
        <table:table-row>
          <table:table-cell office:value-type="string">
            <text:p>W7</text:p>
          </table:table-cell>
          <table:table-cell office:value-type="string">
            <text:p>TDyewdoZ6LIAsKTLfYUG</text:p>
          </table:table-cell>
          <table:table-cell office:value-type="string">
            <text:p>Dietz</text:p>
          </table:table-cell>
          <table:table-cell office:value-type="string">
            <text:p>Steve Dietz</text:p>
          </table:table-cell>
          <table:table-cell/>
          <table:table-cell office:value-type="string">
            <text:p>spdietz@me.com</text:p>
          </table:table-cell>
          <table:table-cell office:value-type="string">
            <text:p>Stephen-Dietz-5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/>
        </table:table-row>
        <table:table-row>
          <table:table-cell office:value-type="string">
            <text:p>WU</text:p>
          </table:table-cell>
          <table:table-cell office:value-type="string">
            <text:p>ExljWEaDSrKk1UCFgB9vig</text:p>
          </table:table-cell>
          <table:table-cell office:value-type="string">
            <text:p>NSF</text:p>
          </table:table-cell>
          <table:table-cell office:value-type="string">
            <text:p>Nick Franklin</text:p>
          </table:table-cell>
          <table:table-cell/>
          <table:table-cell office:value-type="string">
            <text:p>nickfranklin90@gmail.com</text:p>
          </table:table-cell>
          <table:table-cell office:value-type="string">
            <text:p>Nick-Franklin-90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a-f-NDMUNTtGA6JxDT8S9CQ</text:p>
          </table:table-cell>
          <table:table-cell/>
        </table:table-row>
        <table:table-row>
          <table:table-cell office:value-type="string">
            <text:p>WX</text:p>
          </table:table-cell>
          <table:table-cell office:value-type="string">
            <text:p>cN9pXt-WQ6WskMHiNgFitg</text:p>
          </table:table-cell>
          <table:table-cell office:value-type="string">
            <text:p>Dagger</text:p>
          </table:table-cell>
          <table:table-cell office:value-type="string">
            <text:p>Rick Miller</text:p>
          </table:table-cell>
          <table:table-cell/>
          <table:table-cell office:value-type="string">
            <text:p>millerrick528@gmail.com</text:p>
          </table:table-cell>
          <table:table-cell/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a-f-NDMUNTtGA6JxDT8S9CQ</text:p>
          </table:table-cell>
          <table:table-cell/>
        </table:table-row>
        <table:table-row>
          <table:table-cell office:value-type="string">
            <text:p>W8</text:p>
          </table:table-cell>
          <table:table-cell office:value-type="string">
            <text:p>bqlxMT63OrpmLySa7nix</text:p>
          </table:table-cell>
          <table:table-cell office:value-type="string">
            <text:p>Atrain</text:p>
          </table:table-cell>
          <table:table-cell office:value-type="string">
            <text:p>Alan Miller</text:p>
          </table:table-cell>
          <table:table-cell/>
          <table:table-cell office:value-type="string">
            <text:p>alanjmiller123@gmail.com</text:p>
          </table:table-cell>
          <table:table-cell office:value-type="string">
            <text:p>Alan-Miller-105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/>
        </table:table-row>
        <table:table-row>
          <table:table-cell office:value-type="string">
            <text:p>W9</text:p>
          </table:table-cell>
          <table:table-cell office:value-type="string">
            <text:p>XWE9ZQ4F8xKPAxTgtrWX</text:p>
          </table:table-cell>
          <table:table-cell office:value-type="string">
            <text:p>X</text:p>
          </table:table-cell>
          <table:table-cell office:value-type="string">
            <text:p>Todd Achondo</text:p>
          </table:table-cell>
          <table:table-cell/>
          <table:table-cell office:value-type="string">
            <text:p>todd.achondo@gmail.com</text:p>
          </table:table-cell>
          <table:table-cell office:value-type="string">
            <text:p>Todd-Achondo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/>
        </table:table-row>
        <table:table-row>
          <table:table-cell office:value-type="string">
            <text:p>WP</text:p>
          </table:table-cell>
          <table:table-cell office:value-type="string">
            <text:p>Pmr6xExQRi60rsWLyqWJ7w</text:p>
          </table:table-cell>
          <table:table-cell office:value-type="string">
            <text:p>Rage</text:p>
          </table:table-cell>
          <table:table-cell office:value-type="string">
            <text:p>Adam McKillip</text:p>
          </table:table-cell>
          <table:table-cell/>
          <table:table-cell office:value-type="string">
            <text:p>adam_mckillip@hotmail.com</text:p>
          </table:table-cell>
          <table:table-cell office:value-type="string">
            <text:p>Adam-mckillip-1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Pv1rGctGSg2SBivPNh1Azg</text:p>
          </table:table-cell>
          <table:table-cell/>
        </table:table-row>
        <table:table-row>
          <table:table-cell office:value-type="string">
            <text:p>W4</text:p>
          </table:table-cell>
          <table:table-cell office:value-type="string">
            <text:p>tnaFbk6bp7z1qFHbcgBN</text:p>
          </table:table-cell>
          <table:table-cell office:value-type="string">
            <text:p>BK</text:p>
          </table:table-cell>
          <table:table-cell office:value-type="string">
            <text:p>Brian Knight</text:p>
          </table:table-cell>
          <table:table-cell/>
          <table:table-cell office:value-type="string">
            <text:p>bknight91@aol.com</text:p>
          </table:table-cell>
          <table:table-cell office:value-type="string">
            <text:p>BrianKnight91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/>
        </table:table-row>
        <table:table-row>
          <table:table-cell office:value-type="string">
            <text:p>WE</text:p>
          </table:table-cell>
          <table:table-cell office:value-type="string">
            <text:p>y4gWEVBrS5uEdhL97TIxTg</text:p>
          </table:table-cell>
          <table:table-cell office:value-type="string">
            <text:p>Frenchie</text:p>
          </table:table-cell>
          <table:table-cell office:value-type="string">
            <text:p>Mike French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kKh0sk1QpSvjPE6p8VNKA</text:p>
          </table:table-cell>
          <table:table-cell/>
        </table:table-row>
        <table:table-row>
          <table:table-cell office:value-type="string">
            <text:p>V</text:p>
          </table:table-cell>
          <table:table-cell office:value-type="string">
            <text:p>rkzvcxQz6y4cbEG9Ja88</text:p>
          </table:table-cell>
          <table:table-cell office:value-type="string">
            <text:p>Buzz</text:p>
          </table:table-cell>
          <table:table-cell office:value-type="string">
            <text:p>Buzz Stryker</text:p>
          </table:table-cell>
          <table:table-cell/>
          <table:table-cell office:value-type="string">
            <text:p>buzzstryker67@gmail.com</text:p>
          </table:table-cell>
          <table:table-cell office:value-type="string">
            <text:p>Buzz-Stryker</text:p>
          </table:table-cell>
          <table:table-cell office:value-type="string">
            <text:p>Admin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 office:value-type="string">
            <text:p>New User</text:p>
          </table:table-cell>
        </table:table-row>
        <table:table-row>
          <table:table-cell office:value-type="string">
            <text:p>W5</text:p>
          </table:table-cell>
          <table:table-cell office:value-type="string">
            <text:p>a4SKiEpE8tWxPptWvXNU</text:p>
          </table:table-cell>
          <table:table-cell office:value-type="string">
            <text:p>Chris</text:p>
          </table:table-cell>
          <table:table-cell office:value-type="string">
            <text:p>Chris Bradburn</text:p>
          </table:table-cell>
          <table:table-cell/>
          <table:table-cell office:value-type="string">
            <text:p>cbradburn@me.com</text:p>
          </table:table-cell>
          <table:table-cell office:value-type="string">
            <text:p>Chris-Bradburn-1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/>
        </table:table-row>
        <table:table-row>
          <table:table-cell office:value-type="string">
            <text:p>WV</text:p>
          </table:table-cell>
          <table:table-cell office:value-type="string">
            <text:p>FLYoUHTwQNajjyymgQIOLA</text:p>
          </table:table-cell>
          <table:table-cell office:value-type="string">
            <text:p>FC</text:p>
          </table:table-cell>
          <table:table-cell office:value-type="string">
            <text:p>Frank Chalfont</text:p>
          </table:table-cell>
          <table:table-cell/>
          <table:table-cell office:value-type="string">
            <text:p>MCDnlds@aol.com</text:p>
          </table:table-cell>
          <table:table-cell office:value-type="string">
            <text:p>Frank-Chalfont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a-f-NDMUNTtGA6JxDT8S9CQ</text:p>
          </table:table-cell>
          <table:table-cell/>
        </table:table-row>
        <table:table-row>
          <table:table-cell office:value-type="string">
            <text:p>WI</text:p>
          </table:table-cell>
          <table:table-cell office:value-type="string">
            <text:p>rKhO7RujSGeWGOsxLOiolg</text:p>
          </table:table-cell>
          <table:table-cell office:value-type="string">
            <text:p>Getty</text:p>
          </table:table-cell>
          <table:table-cell office:value-type="string">
            <text:p>Joe Getty</text:p>
          </table:table-cell>
          <table:table-cell/>
          <table:table-cell office:value-type="string">
            <text:p>gettyjoe@yahoo.com</text:p>
          </table:table-cell>
          <table:table-cell/>
          <table:table-cell/>
          <table:table-cell office:value-type="boolean" office:boolean-value="false">
            <text:p>FALSE</text:p>
          </table:table-cell>
          <table:table-cell/>
          <table:table-cell office:value-type="string">
            <text:p>4kKh0sk1QpSvjPE6p8VNKA</text:p>
          </table:table-cell>
          <table:table-cell/>
        </table:table-row>
      </table:table>
      <table:table table:name="Sections" table:style-name="ta1">
        <table:table-row>
          <table:table-cell office:value-type="string">
            <text:p>🔒 Row ID</text:p>
          </table:table-cell>
          <table:table-cell office:value-type="string">
            <text:p>$rowIndex</text:p>
          </table:table-cell>
          <table:table-cell office:value-type="string">
            <text:p>Section/Name</text:p>
          </table:table-cell>
        </table:table-row>
        <table:table-row>
          <table:table-cell office:value-type="string">
            <text:p>dJ01FopGSki89gsWWjJKEg</text:p>
          </table:table-cell>
          <table:table-cell office:value-type="string">
            <text:p>W5</text:p>
          </table:table-cell>
          <table:table-cell office:value-type="string">
            <text:p>Great Lakes</text:p>
          </table:table-cell>
        </table:table-row>
        <table:table-row>
          <table:table-cell office:value-type="string">
            <text:p>e4M0WpxHQACFTspE-yYO8w</text:p>
          </table:table-cell>
          <table:table-cell office:value-type="string">
            <text:p>WB</text:p>
          </table:table-cell>
          <table:table-cell office:value-type="string">
            <text:p>Desert</text:p>
          </table:table-cell>
        </table:table-row>
        <table:table-row>
          <table:table-cell office:value-type="string">
            <text:p>c7kLy-VhQgS-fFz.XMy8Ig</text:p>
          </table:table-cell>
          <table:table-cell office:value-type="string">
            <text:p>W1</text:p>
          </table:table-cell>
          <table:table-cell office:value-type="string">
            <text:p>Piedmont<text:s/></text:p>
          </table:table-cell>
        </table:table-row>
        <table:table-row>
          <table:table-cell office:value-type="string">
            <text:p>eq-c1yi4TIyIAEihLlR5NQ</text:p>
          </table:table-cell>
          <table:table-cell office:value-type="string">
            <text:p>W7</text:p>
          </table:table-cell>
          <table:table-cell office:value-type="string">
            <text:p>Frontier</text:p>
          </table:table-cell>
        </table:table-row>
        <table:table-row>
          <table:table-cell office:value-type="string">
            <text:p>zudfS5F2RBughCD7ddlwBw</text:p>
          </table:table-cell>
          <table:table-cell office:value-type="string">
            <text:p>WD</text:p>
          </table:table-cell>
          <table:table-cell office:value-type="string">
            <text:p>Cowboy</text:p>
          </table:table-cell>
        </table:table-row>
        <table:table-row>
          <table:table-cell office:value-type="string">
            <text:p>BGhWd4M5QBGxXvWWjoTyJg</text:p>
          </table:table-cell>
          <table:table-cell office:value-type="string">
            <text:p>V</text:p>
          </table:table-cell>
          <table:table-cell office:value-type="string">
            <text:p>Atlantic Highlands</text:p>
          </table:table-cell>
        </table:table-row>
        <table:table-row>
          <table:table-cell office:value-type="string">
            <text:p>ujXmRj30QzKtCZM-kFdciA</text:p>
          </table:table-cell>
          <table:table-cell office:value-type="string">
            <text:p>W9</text:p>
          </table:table-cell>
          <table:table-cell office:value-type="string">
            <text:p>Pac West</text:p>
          </table:table-cell>
        </table:table-row>
        <table:table-row>
          <table:table-cell office:value-type="string">
            <text:p>FqfaAq9ISQaWea045X2-4w</text:p>
          </table:table-cell>
          <table:table-cell office:value-type="string">
            <text:p>W3</text:p>
          </table:table-cell>
          <table:table-cell office:value-type="string">
            <text:p>Gulf</text:p>
          </table:table-cell>
        </table:table-row>
      </table:table>
      <table:table table:name="Groups" table:style-name="ta1">
        <table:table-row>
          <table:table-cell office:value-type="string">
            <text:p>🔒 Row ID</text:p>
          </table:table-cell>
          <table:table-cell office:value-type="string">
            <text:p>$rowIndex</text:p>
          </table:table-cell>
          <table:table-cell office:value-type="string">
            <text:p>Group/Name</text:p>
          </table:table-cell>
          <table:table-cell office:value-type="string">
            <text:p>Group/Logo</text:p>
          </table:table-cell>
          <table:table-cell office:value-type="string">
            <text:p>Group/Created At</text:p>
          </table:table-cell>
          <table:table-cell office:value-type="string">
            <text:p>Group/Created By</text:p>
          </table:table-cell>
          <table:table-cell office:value-type="string">
            <text:p>Section/ID</text:p>
          </table:table-cell>
          <table:table-cell office:value-type="string">
            <text:p>Admin/ID</text:p>
          </table:table-cell>
          <table:table-cell office:value-type="string">
            <text:p>Season/Start Month</text:p>
          </table:table-cell>
        </table:table-row>
        <table:table-row>
          <table:table-cell office:value-type="string">
            <text:p>Pv1rGctGSg2SBivPNh1Azg</text:p>
          </table:table-cell>
          <table:table-cell office:value-type="string">
            <text:p>W2</text:p>
          </table:table-cell>
          <table:table-cell office:value-type="string">
            <text:p>Catta Rage</text:p>
          </table:table-cell>
          <table:table-cell office:value-type="string">
            <text:p>https://storage.googleapis.com/glide-prod.appspot.com/uploads-v2/biWZwbGiI0DggcdHQulG/pub/RSRNUneqRnWbABg68AOA.jpg</text:p>
          </table:table-cell>
          <table:table-cell office:value-type="string">
            <text:p>2026-02-14T08:20:11.279Z</text:p>
          </table:table-cell>
          <table:table-cell office:value-type="string">
            <text:p>rkzvcxQz6y4cbEG9Ja88</text:p>
          </table:table-cell>
          <table:table-cell office:value-type="string">
            <text:p>ujXmRj30QzKtCZM-kFdciA</text:p>
          </table:table-cell>
          <table:table-cell office:value-type="string">
            <text:p>m6gEZTQxTT6fq-PkN8g7j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-f-NDMUNTtGA6JxDT8S9CQ</text:p>
          </table:table-cell>
          <table:table-cell office:value-type="string">
            <text:p>W4</text:p>
          </table:table-cell>
          <table:table-cell office:value-type="string">
            <text:p>YC Mongoose</text:p>
          </table:table-cell>
          <table:table-cell office:value-type="string">
            <text:p>https://storage.googleapis.com/glide-prod.appspot.com/uploads-v2/biWZwbGiI0DggcdHQulG/pub/h9T7Rk3CNvknn8u9XGJg.jpg</text:p>
          </table:table-cell>
          <table:table-cell office:value-type="string">
            <text:p>2026-02-14T16:35:31.439Z</text:p>
          </table:table-cell>
          <table:table-cell office:value-type="string">
            <text:p>rkzvcxQz6y4cbEG9Ja88</text:p>
          </table:table-cell>
          <table:table-cell office:value-type="string">
            <text:p>eq-c1yi4TIyIAEihLlR5NQ</text:p>
          </table:table-cell>
          <table:table-cell office:value-type="string">
            <text:p>zx5n.qHBSTeZ9ISSp2S8Jg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>4kKh0sk1QpSvjPE6p8VNKA</text:p>
          </table:table-cell>
          <table:table-cell office:value-type="string">
            <text:p>V</text:p>
          </table:table-cell>
          <table:table-cell office:value-type="string">
            <text:p>Windex Cup</text:p>
          </table:table-cell>
          <table:table-cell office:value-type="string">
            <text:p>https://storage.googleapis.com/glide-prod.appspot.com/uploads-v2/biWZwbGiI0DggcdHQulG/pub/w8QypxZShVQKwxx7ZQvb.png</text:p>
          </table:table-cell>
          <table:table-cell office:value-type="string">
            <text:p>2019-12-01T12:00:00.000Z</text:p>
          </table:table-cell>
          <table:table-cell office:value-type="string">
            <text:p>rkzvcxQz6y4cbEG9Ja88</text:p>
          </table:table-cell>
          <table:table-cell office:value-type="string">
            <text:p>ujXmRj30QzKtCZM-kFdciA</text:p>
          </table:table-cell>
          <table:table-cell office:value-type="string">
            <text:p>rkzvcxQz6y4cbEG9Ja88</text:p>
          </table:table-cell>
          <table:table-cell office:value-type="float" office:value="2">
            <text:p>2</text:p>
          </table:table-cell>
        </table:table-row>
      </table:table>
      <table:table table:name="Seasons" table:style-name="ta1">
        <table:table-row>
          <table:table-cell office:value-type="string">
            <text:p>🔒 Row ID</text:p>
          </table:table-cell>
          <table:table-cell office:value-type="string">
            <text:p>$rowIndex</text:p>
          </table:table-cell>
          <table:table-cell office:value-type="string">
            <text:p>Season/Start Date</text:p>
          </table:table-cell>
          <table:table-cell office:value-type="string">
            <text:p>Season/End Date</text:p>
          </table:table-cell>
          <table:table-cell office:value-type="string">
            <text:p>Group/ID</text:p>
          </table:table-cell>
        </table:table-row>
        <table:table-row>
          <table:table-cell office:value-type="string">
            <text:p>AUE4-xpZRyeLb8zGE6vRcA</text:p>
          </table:table-cell>
          <table:table-cell office:value-type="string">
            <text:p>W3</text:p>
          </table:table-cell>
          <table:table-cell office:value-type="string">
            <text:p>2022-12-01T12:00:00.000Z</text:p>
          </table:table-cell>
          <table:table-cell office:value-type="string">
            <text:p>2023-11-30T12:00:00.000Z</text:p>
          </table:table-cell>
          <table:table-cell office:value-type="string">
            <text:p>4kKh0sk1QpSvjPE6p8VNKA</text:p>
          </table:table-cell>
        </table:table-row>
        <table:table-row>
          <table:table-cell office:value-type="string">
            <text:p>W8etdIH-RvC7TcJQz8k-hQ</text:p>
          </table:table-cell>
          <table:table-cell office:value-type="string">
            <text:p>W6</text:p>
          </table:table-cell>
          <table:table-cell office:value-type="string">
            <text:p>2024-12-01T12:00:00.000Z</text:p>
          </table:table-cell>
          <table:table-cell office:value-type="string">
            <text:p>2025-11-30T12:00:00.000Z</text:p>
          </table:table-cell>
          <table:table-cell office:value-type="string">
            <text:p>4kKh0sk1QpSvjPE6p8VNKA</text:p>
          </table:table-cell>
        </table:table-row>
        <table:table-row>
          <table:table-cell office:value-type="string">
            <text:p>eOGLhnj3RtHSlypyx21L</text:p>
          </table:table-cell>
          <table:table-cell office:value-type="string">
            <text:p>WD</text:p>
          </table:table-cell>
          <table:table-cell office:value-type="string">
            <text:p>2026-01-01T12:00:00.000Z</text:p>
          </table:table-cell>
          <table:table-cell office:value-type="string">
            <text:p>2026-12-31T12:00:00.000Z</text:p>
          </table:table-cell>
          <table:table-cell office:value-type="string">
            <text:p>T4F.VciOT9mHBN2fpezn7g</text:p>
          </table:table-cell>
        </table:table-row>
        <table:table-row>
          <table:table-cell office:value-type="string">
            <text:p>Cpc.JST0Qx-UpHyj-jNO0Q</text:p>
          </table:table-cell>
          <table:table-cell office:value-type="string">
            <text:p>W9</text:p>
          </table:table-cell>
          <table:table-cell office:value-type="string">
            <text:p>2019-12-01T12:00:00.000Z</text:p>
          </table:table-cell>
          <table:table-cell office:value-type="string">
            <text:p>2020-11-30T12:00:00.000Z</text:p>
          </table:table-cell>
          <table:table-cell office:value-type="string">
            <text:p>4kKh0sk1QpSvjPE6p8VNKA</text:p>
          </table:table-cell>
        </table:table-row>
        <table:table-row>
          <table:table-cell office:value-type="string">
            <text:p>iFDXNJN8Tc2a4tii7kZxQg</text:p>
          </table:table-cell>
          <table:table-cell office:value-type="string">
            <text:p>W4</text:p>
          </table:table-cell>
          <table:table-cell office:value-type="string">
            <text:p>2023-12-01T12:00:00.000Z</text:p>
          </table:table-cell>
          <table:table-cell office:value-type="string">
            <text:p>2024-11-30T12:00:00.000Z</text:p>
          </table:table-cell>
          <table:table-cell office:value-type="string">
            <text:p>4kKh0sk1QpSvjPE6p8VNKA</text:p>
          </table:table-cell>
        </table:table-row>
        <table:table-row>
          <table:table-cell office:value-type="string">
            <text:p>y9xzLEfVQPmmFa2SJlEwjQ</text:p>
          </table:table-cell>
          <table:table-cell office:value-type="string">
            <text:p>WA</text:p>
          </table:table-cell>
          <table:table-cell office:value-type="string">
            <text:p>2021-12-01T12:00:00.000Z</text:p>
          </table:table-cell>
          <table:table-cell office:value-type="string">
            <text:p>2022-11-30T12:00:00.000Z</text:p>
          </table:table-cell>
          <table:table-cell office:value-type="string">
            <text:p>4kKh0sk1QpSvjPE6p8VNKA</text:p>
          </table:table-cell>
        </table:table-row>
        <table:table-row>
          <table:table-cell office:value-type="string">
            <text:p>NhQ38YGqQNhvBjWqzCqb</text:p>
          </table:table-cell>
          <table:table-cell office:value-type="string">
            <text:p>WG</text:p>
          </table:table-cell>
          <table:table-cell office:value-type="string">
            <text:p>2025-09-01T12:00:00.000Z</text:p>
          </table:table-cell>
          <table:table-cell office:value-type="string">
            <text:p>2026-08-31T12:00:00.000Z</text:p>
          </table:table-cell>
          <table:table-cell office:value-type="string">
            <text:p>a-f-NDMUNTtGA6JxDT8S9CQ</text:p>
          </table:table-cell>
        </table:table-row>
        <table:table-row>
          <table:table-cell office:value-type="string">
            <text:p>3dqIgZquZ7VtZFB8PTxJ</text:p>
          </table:table-cell>
          <table:table-cell office:value-type="string">
            <text:p>WE</text:p>
          </table:table-cell>
          <table:table-cell office:value-type="string">
            <text:p>2026-01-01T12:00:00.000Z</text:p>
          </table:table-cell>
          <table:table-cell office:value-type="string">
            <text:p>2026-12-31T12:00:00.000Z</text:p>
          </table:table-cell>
          <table:table-cell office:value-type="string">
            <text:p>Pv1rGctGSg2SBivPNh1Azg</text:p>
          </table:table-cell>
        </table:table-row>
        <table:table-row>
          <table:table-cell office:value-type="string">
            <text:p>EL3Iy8WMR7COX0FSuaLV1Q</text:p>
          </table:table-cell>
          <table:table-cell office:value-type="string">
            <text:p>W7</text:p>
          </table:table-cell>
          <table:table-cell office:value-type="string">
            <text:p>2025-12-01T12:00:00.000Z</text:p>
          </table:table-cell>
          <table:table-cell office:value-type="string">
            <text:p>2026-11-30T12:00:00.000Z</text:p>
          </table:table-cell>
          <table:table-cell office:value-type="string">
            <text:p>4kKh0sk1QpSvjPE6p8VNKA</text:p>
          </table:table-cell>
        </table:table-row>
        <table:table-row>
          <table:table-cell office:value-type="string">
            <text:p>Mq7kCr1XSWmWxPyCPQNpHg</text:p>
          </table:table-cell>
          <table:table-cell office:value-type="string">
            <text:p>W8</text:p>
          </table:table-cell>
          <table:table-cell office:value-type="string">
            <text:p>2020-12-01T12:00:00.000Z</text:p>
          </table:table-cell>
          <table:table-cell office:value-type="string">
            <text:p>2021-11-30T12:00:00.000Z</text:p>
          </table:table-cell>
          <table:table-cell office:value-type="string">
            <text:p>4kKh0sk1QpSvjPE6p8VNKA</text:p>
          </table:table-cell>
        </table:table-row>
        <table:table-row>
          <table:table-cell office:value-type="string">
            <text:p>PS0LzuJgPxjmDJjPaZ7A</text:p>
          </table:table-cell>
          <table:table-cell office:value-type="string">
            <text:p>WF</text:p>
          </table:table-cell>
          <table:table-cell office:value-type="string">
            <text:p>2025-09-01T12:00:00.000Z</text:p>
          </table:table-cell>
          <table:table-cell office:value-type="string">
            <text:p>2026-08-31T12:00:00.000Z</text:p>
          </table:table-cell>
          <table:table-cell office:value-type="string">
            <text:p>w8j6laamTf67kUGjngsrLQ</text:p>
          </table:table-cell>
        </table:table-row>
      </table:table>
      <table:table table:name="user-specific - Seasons" table:style-name="ta1">
        <table:table-row>
          <table:table-cell office:value-type="string">
            <text:p>App user email</text:p>
          </table:table-cell>
          <table:table-cell office:value-type="string">
            <text:p>Key column name</text:p>
          </table:table-cell>
          <table:table-cell office:value-type="string">
            <text:p>Key column value</text:p>
          </table:table-cell>
          <table:table-cell office:value-type="string">
            <text:p>UI/Menu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Mq7kCr1XSWmWxPyCPQNpHg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robert+1@unropedapps.com</text:p>
          </table:table-cell>
          <table:table-cell office:value-type="string">
            <text:p>$rowID</text:p>
          </table:table-cell>
          <table:table-cell office:value-type="string">
            <text:p>EL3Iy8WMR7COX0FSuaLV1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jmbmiller1@yahoo.com</text:p>
          </table:table-cell>
          <table:table-cell office:value-type="string">
            <text:p>$rowID</text:p>
          </table:table-cell>
          <table:table-cell office:value-type="string">
            <text:p>EL3Iy8WMR7COX0FSuaLV1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robert+1@unropedapps.com</text:p>
          </table:table-cell>
          <table:table-cell office:value-type="string">
            <text:p>$rowID</text:p>
          </table:table-cell>
          <table:table-cell office:value-type="string">
            <text:p>W8etdIH-RvC7TcJQz8k-h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NhQ38YGqQNhvBjWqzCqb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3dqIgZquZ7VtZFB8PTxJ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spdietz@me.com</text:p>
          </table:table-cell>
          <table:table-cell office:value-type="string">
            <text:p>$rowID</text:p>
          </table:table-cell>
          <table:table-cell office:value-type="string">
            <text:p>y9xzLEfVQPmmFa2SJlEwj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millerrick528@gmail.com</text:p>
          </table:table-cell>
          <table:table-cell office:value-type="string">
            <text:p>$rowID</text:p>
          </table:table-cell>
          <table:table-cell office:value-type="string">
            <text:p>NhQ38YGqQNhvBjWqzCqb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colm.moran8@gmail.com</text:p>
          </table:table-cell>
          <table:table-cell office:value-type="string">
            <text:p>$rowID</text:p>
          </table:table-cell>
          <table:table-cell office:value-type="string">
            <text:p>AUE4-xpZRyeLb8zGE6vRcA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robert@unropedapps.com</text:p>
          </table:table-cell>
          <table:table-cell office:value-type="string">
            <text:p>$rowID</text:p>
          </table:table-cell>
          <table:table-cell office:value-type="string">
            <text:p>EL3Iy8WMR7COX0FSuaLV1Q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y9xzLEfVQPmmFa2SJlEwj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FshiRE0fRVe7mnWWep9DIw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scottroseman@outlook.com</text:p>
          </table:table-cell>
          <table:table-cell office:value-type="string">
            <text:p>$rowID</text:p>
          </table:table-cell>
          <table:table-cell office:value-type="string">
            <text:p>AUE4-xpZRyeLb8zGE6vRcA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kentbissellstryker@gmail.com</text:p>
          </table:table-cell>
          <table:table-cell office:value-type="string">
            <text:p>$rowID</text:p>
          </table:table-cell>
          <table:table-cell office:value-type="string">
            <text:p>NhQ38YGqQNhvBjWqzCqb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colm.moran8@gmail.com</text:p>
          </table:table-cell>
          <table:table-cell office:value-type="string">
            <text:p>$rowID</text:p>
          </table:table-cell>
          <table:table-cell office:value-type="string">
            <text:p>y9xzLEfVQPmmFa2SJlEwj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jmbmiller1@yahoo.com</text:p>
          </table:table-cell>
          <table:table-cell office:value-type="string">
            <text:p>$rowID</text:p>
          </table:table-cell>
          <table:table-cell office:value-type="string">
            <text:p>NhQ38YGqQNhvBjWqzCqb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jmbmiller1@yahoo.com</text:p>
          </table:table-cell>
          <table:table-cell office:value-type="string">
            <text:p>$rowID</text:p>
          </table:table-cell>
          <table:table-cell office:value-type="string">
            <text:p>y9xzLEfVQPmmFa2SJlEwj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kentbissellstryker@gmail.com</text:p>
          </table:table-cell>
          <table:table-cell office:value-type="string">
            <text:p>$rowID</text:p>
          </table:table-cell>
          <table:table-cell office:value-type="string">
            <text:p>PS0LzuJgPxjmDJjPaZ7A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adam_mckillip@hotmail.com</text:p>
          </table:table-cell>
          <table:table-cell office:value-type="string">
            <text:p>$rowID</text:p>
          </table:table-cell>
          <table:table-cell office:value-type="string">
            <text:p>3dqIgZquZ7VtZFB8PTxJ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jmbmiller1@yahoo.com</text:p>
          </table:table-cell>
          <table:table-cell office:value-type="string">
            <text:p>$rowID</text:p>
          </table:table-cell>
          <table:table-cell office:value-type="string">
            <text:p>AUE4-xpZRyeLb8zGE6vRcA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spdietz@me.com</text:p>
          </table:table-cell>
          <table:table-cell office:value-type="string">
            <text:p>$rowID</text:p>
          </table:table-cell>
          <table:table-cell office:value-type="string">
            <text:p>AUE4-xpZRyeLb8zGE6vRcA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scottroseman@outlook.com</text:p>
          </table:table-cell>
          <table:table-cell office:value-type="string">
            <text:p>$rowID</text:p>
          </table:table-cell>
          <table:table-cell office:value-type="string">
            <text:p>iFDXNJN8Tc2a4tii7kZxQg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robert+1@unropedapps.com</text:p>
          </table:table-cell>
          <table:table-cell office:value-type="string">
            <text:p>$rowID</text:p>
          </table:table-cell>
          <table:table-cell office:value-type="string">
            <text:p>eOGLhnj3RtHSlypyx21L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spdietz@me.com</text:p>
          </table:table-cell>
          <table:table-cell office:value-type="string">
            <text:p>$rowID</text:p>
          </table:table-cell>
          <table:table-cell office:value-type="string">
            <text:p>Cpc.JST0Qx-UpHyj-jNO0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kentbissellstryker@gmail.com</text:p>
          </table:table-cell>
          <table:table-cell office:value-type="string">
            <text:p>$rowID</text:p>
          </table:table-cell>
          <table:table-cell office:value-type="string">
            <text:p>EL3Iy8WMR7COX0FSuaLV1Q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jmbmiller1@yahoo.com</text:p>
          </table:table-cell>
          <table:table-cell office:value-type="string">
            <text:p>$rowID</text:p>
          </table:table-cell>
          <table:table-cell office:value-type="string">
            <text:p>Cpc.JST0Qx-UpHyj-jNO0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jmbmiller1@yahoo.com</text:p>
          </table:table-cell>
          <table:table-cell office:value-type="string">
            <text:p>$rowID</text:p>
          </table:table-cell>
          <table:table-cell office:value-type="string">
            <text:p>iFDXNJN8Tc2a4tii7kZxQg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iFDXNJN8Tc2a4tii7kZxQg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eOGLhnj3RtHSlypyx21L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jmbmiller1@yahoo.com</text:p>
          </table:table-cell>
          <table:table-cell office:value-type="string">
            <text:p>$rowID</text:p>
          </table:table-cell>
          <table:table-cell office:value-type="string">
            <text:p>W8etdIH-RvC7TcJQz8k-h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ddennings@hotmail.com</text:p>
          </table:table-cell>
          <table:table-cell office:value-type="string">
            <text:p>$rowID</text:p>
          </table:table-cell>
          <table:table-cell office:value-type="string">
            <text:p>3dqIgZquZ7VtZFB8PTxJ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kentbissellstryker@gmail.com</text:p>
          </table:table-cell>
          <table:table-cell office:value-type="string">
            <text:p>$rowID</text:p>
          </table:table-cell>
          <table:table-cell office:value-type="string">
            <text:p>W8etdIH-RvC7TcJQz8k-h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spdietz@me.com</text:p>
          </table:table-cell>
          <table:table-cell office:value-type="string">
            <text:p>$rowID</text:p>
          </table:table-cell>
          <table:table-cell office:value-type="string">
            <text:p>W8etdIH-RvC7TcJQz8k-h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AUE4-xpZRyeLb8zGE6vRcA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Vggqgyx8TU2KKSQM0GcOaw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scottroseman@outlook.com</text:p>
          </table:table-cell>
          <table:table-cell office:value-type="string">
            <text:p>$rowID</text:p>
          </table:table-cell>
          <table:table-cell office:value-type="string">
            <text:p>EL3Iy8WMR7COX0FSuaLV1Q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kentbissellstryker@gmail.com</text:p>
          </table:table-cell>
          <table:table-cell office:value-type="string">
            <text:p>$rowID</text:p>
          </table:table-cell>
          <table:table-cell office:value-type="string">
            <text:p>3dqIgZquZ7VtZFB8PTxJ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colm.moran8@gmail.com</text:p>
          </table:table-cell>
          <table:table-cell office:value-type="string">
            <text:p>$rowID</text:p>
          </table:table-cell>
          <table:table-cell office:value-type="string">
            <text:p>W8etdIH-RvC7TcJQz8k-h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pmcallahan_1@yahoo.com</text:p>
          </table:table-cell>
          <table:table-cell office:value-type="string">
            <text:p>$rowID</text:p>
          </table:table-cell>
          <table:table-cell office:value-type="string">
            <text:p>W8etdIH-RvC7TcJQz8k-h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EL3Iy8WMR7COX0FSuaLV1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colm.moran8@gmail.com</text:p>
          </table:table-cell>
          <table:table-cell office:value-type="string">
            <text:p>$rowID</text:p>
          </table:table-cell>
          <table:table-cell office:value-type="string">
            <text:p>iFDXNJN8Tc2a4tii7kZxQg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Cpc.JST0Qx-UpHyj-jNO0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colm.moran8@gmail.com</text:p>
          </table:table-cell>
          <table:table-cell office:value-type="string">
            <text:p>$rowID</text:p>
          </table:table-cell>
          <table:table-cell office:value-type="string">
            <text:p>EL3Iy8WMR7COX0FSuaLV1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spdietz@me.com</text:p>
          </table:table-cell>
          <table:table-cell office:value-type="string">
            <text:p>$rowID</text:p>
          </table:table-cell>
          <table:table-cell office:value-type="string">
            <text:p>Mq7kCr1XSWmWxPyCPQNpHg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dkseal@icloud.com</text:p>
          </table:table-cell>
          <table:table-cell office:value-type="string">
            <text:p>$rowID</text:p>
          </table:table-cell>
          <table:table-cell office:value-type="string">
            <text:p>y9xzLEfVQPmmFa2SJlEwj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robert+1@unropedapps.com</text:p>
          </table:table-cell>
          <table:table-cell office:value-type="string">
            <text:p>$rowID</text:p>
          </table:table-cell>
          <table:table-cell office:value-type="string">
            <text:p>3dqIgZquZ7VtZFB8PTxJ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W8etdIH-RvC7TcJQz8k-h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jmbmiller1@yahoo.com</text:p>
          </table:table-cell>
          <table:table-cell office:value-type="string">
            <text:p>$rowID</text:p>
          </table:table-cell>
          <table:table-cell office:value-type="string">
            <text:p>eOGLhnj3RtHSlypyx21L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spdietz@me.com</text:p>
          </table:table-cell>
          <table:table-cell office:value-type="string">
            <text:p>$rowID</text:p>
          </table:table-cell>
          <table:table-cell office:value-type="string">
            <text:p>iFDXNJN8Tc2a4tii7kZxQg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scottroseman@outlook.com</text:p>
          </table:table-cell>
          <table:table-cell office:value-type="string">
            <text:p>$rowID</text:p>
          </table:table-cell>
          <table:table-cell office:value-type="string">
            <text:p>W8etdIH-RvC7TcJQz8k-h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buzzstrykertest@gmail.com</text:p>
          </table:table-cell>
          <table:table-cell office:value-type="string">
            <text:p>$rowID</text:p>
          </table:table-cell>
          <table:table-cell office:value-type="string">
            <text:p>3dqIgZquZ7VtZFB8PTxJ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gettyjoe@yahoo.com</text:p>
          </table:table-cell>
          <table:table-cell office:value-type="string">
            <text:p>$rowID</text:p>
          </table:table-cell>
          <table:table-cell office:value-type="string">
            <text:p>EL3Iy8WMR7COX0FSuaLV1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dkseal@icloud.com</text:p>
          </table:table-cell>
          <table:table-cell office:value-type="string">
            <text:p>$rowID</text:p>
          </table:table-cell>
          <table:table-cell office:value-type="string">
            <text:p>Mq7kCr1XSWmWxPyCPQNpHg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PS0LzuJgPxjmDJjPaZ7A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dkseal@icloud.com</text:p>
          </table:table-cell>
          <table:table-cell office:value-type="string">
            <text:p>$rowID</text:p>
          </table:table-cell>
          <table:table-cell office:value-type="string">
            <text:p>Cpc.JST0Qx-UpHyj-jNO0Q</text:p>
          </table:table-cell>
          <table:table-cell office:value-type="string">
            <text:p>Standings</text:p>
          </table:table-cell>
        </table:table-row>
      </table:table>
      <table:table table:name="Rounds" table:style-name="ta1">
        <table:table-row>
          <table:table-cell office:value-type="string">
            <text:p>🔒 Row ID</text:p>
          </table:table-cell>
          <table:table-cell office:value-type="string">
            <text:p>$rowIndex</text:p>
          </table:table-cell>
          <table:table-cell office:value-type="string">
            <text:p>Round/Date</text:p>
          </table:table-cell>
          <table:table-cell office:value-type="string">
            <text:p>Round/Submitted At</text:p>
          </table:table-cell>
          <table:table-cell office:value-type="string">
            <text:p>Scores/Override</text:p>
          </table:table-cell>
          <table:table-cell office:value-type="string">
            <text:p>Player/Temp IDs</text:p>
          </table:table-cell>
          <table:table-cell office:value-type="string">
            <text:p>Group/ID</text:p>
          </table:table-cell>
        </table:table-row>
        <table:table-row>
          <table:table-cell office:value-type="string">
            <text:p>adjJq-KkRBO4PvsKwBT1zA</text:p>
          </table:table-cell>
          <table:table-cell office:value-type="string">
            <text:p>XQp</text:p>
          </table:table-cell>
          <table:table-cell office:value-type="string">
            <text:p>2025-09-28T00:00:00.000Z</text:p>
          </table:table-cell>
          <table:table-cell office:value-type="string">
            <text:p>2025-09-2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tns9NRCOSOOKWu1rt7BFxA</text:p>
          </table:table-cell>
          <table:table-cell office:value-type="string">
            <text:p>XRD</text:p>
          </table:table-cell>
          <table:table-cell office:value-type="string">
            <text:p>2025-12-26T00:00:00.000Z</text:p>
          </table:table-cell>
          <table:table-cell office:value-type="string">
            <text:p>2025-12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EEyOu3WSGKLjFo.w5h7wQ</text:p>
          </table:table-cell>
          <table:table-cell office:value-type="string">
            <text:p>XQt</text:p>
          </table:table-cell>
          <table:table-cell office:value-type="string">
            <text:p>2025-11-08T00:00:00.000Z</text:p>
          </table:table-cell>
          <table:table-cell office:value-type="string">
            <text:p>2025-11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XfDc6cAtS2KY8ZfgX.A-Ww</text:p>
          </table:table-cell>
          <table:table-cell office:value-type="string">
            <text:p>XR8</text:p>
          </table:table-cell>
          <table:table-cell office:value-type="string">
            <text:p>2025-12-07T00:00:00.000Z</text:p>
          </table:table-cell>
          <table:table-cell office:value-type="string">
            <text:p>2025-12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oc9ZylnnSIquWluFQoNdFQ</text:p>
          </table:table-cell>
          <table:table-cell office:value-type="string">
            <text:p>XR1</text:p>
          </table:table-cell>
          <table:table-cell office:value-type="string">
            <text:p>2025-11-24T00:00:00.000Z</text:p>
          </table:table-cell>
          <table:table-cell office:value-type="string">
            <text:p>2025-11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2rWwL-vT5KzkDBb7pNBNQ</text:p>
          </table:table-cell>
          <table:table-cell office:value-type="string">
            <text:p>XR5</text:p>
          </table:table-cell>
          <table:table-cell office:value-type="string">
            <text:p>2025-12-06T00:00:00.000Z</text:p>
          </table:table-cell>
          <table:table-cell office:value-type="string">
            <text:p>2025-12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b4AgRTNAS1u7FTlUltU.QA</text:p>
          </table:table-cell>
          <table:table-cell office:value-type="string">
            <text:p>XR9</text:p>
          </table:table-cell>
          <table:table-cell office:value-type="string">
            <text:p>2025-12-07T00:00:00.000Z</text:p>
          </table:table-cell>
          <table:table-cell office:value-type="string">
            <text:p>2025-12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8g9OjoJORMWnLt.86TVGzg</text:p>
          </table:table-cell>
          <table:table-cell office:value-type="string">
            <text:p>XRC</text:p>
          </table:table-cell>
          <table:table-cell office:value-type="string">
            <text:p>2025-12-14T00:00:00.000Z</text:p>
          </table:table-cell>
          <table:table-cell office:value-type="string">
            <text:p>2025-12-1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vA-yYAaSzeWwtJwwWMe0g</text:p>
          </table:table-cell>
          <table:table-cell office:value-type="string">
            <text:p>XRE</text:p>
          </table:table-cell>
          <table:table-cell office:value-type="string">
            <text:p>2025-12-27T00:00:00.000Z</text:p>
          </table:table-cell>
          <table:table-cell office:value-type="string">
            <text:p>2025-12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5XGr63cqQkGmrfvMXnpfiQ</text:p>
          </table:table-cell>
          <table:table-cell office:value-type="string">
            <text:p>XR6</text:p>
          </table:table-cell>
          <table:table-cell office:value-type="string">
            <text:p>2025-12-03T00:00:00.000Z</text:p>
          </table:table-cell>
          <table:table-cell office:value-type="string">
            <text:p>2025-12-0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jyiZ0-roQTSIO5FfNS95tQ</text:p>
          </table:table-cell>
          <table:table-cell office:value-type="string">
            <text:p>XQx</text:p>
          </table:table-cell>
          <table:table-cell office:value-type="string">
            <text:p>2025-11-21T00:00:00.000Z</text:p>
          </table:table-cell>
          <table:table-cell office:value-type="string">
            <text:p>2025-11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H0szWUwR1W-6s22qEFxzw</text:p>
          </table:table-cell>
          <table:table-cell office:value-type="string">
            <text:p>XQv</text:p>
          </table:table-cell>
          <table:table-cell office:value-type="string">
            <text:p>2025-11-15T00:00:00.000Z</text:p>
          </table:table-cell>
          <table:table-cell office:value-type="string">
            <text:p>2025-11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ZqosMSsxJkAaG4dpC3X</text:p>
          </table:table-cell>
          <table:table-cell office:value-type="string">
            <text:p>XRL</text:p>
          </table:table-cell>
          <table:table-cell office:value-type="string">
            <text:p>2025-11-30T00:00:00.000Z</text:p>
          </table:table-cell>
          <table:table-cell office:value-type="string">
            <text:p>2025-11-30T00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5PdAtb-BQxWe0V8ro8DLOA</text:p>
          </table:table-cell>
          <table:table-cell office:value-type="string">
            <text:p>XQs</text:p>
          </table:table-cell>
          <table:table-cell office:value-type="string">
            <text:p>2025-11-02T00:00:00.000Z</text:p>
          </table:table-cell>
          <table:table-cell office:value-type="string">
            <text:p>2025-11-0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bd7VPDtLTt-np98LofGsXA</text:p>
          </table:table-cell>
          <table:table-cell office:value-type="string">
            <text:p>XQr</text:p>
          </table:table-cell>
          <table:table-cell office:value-type="string">
            <text:p>2025-10-22T00:00:00.000Z</text:p>
          </table:table-cell>
          <table:table-cell office:value-type="string">
            <text:p>2025-10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5WhkhRhnxtHq5i07ndv</text:p>
          </table:table-cell>
          <table:table-cell office:value-type="string">
            <text:p>XRK</text:p>
          </table:table-cell>
          <table:table-cell office:value-type="string">
            <text:p>2025-11-30T00:00:00.000Z</text:p>
          </table:table-cell>
          <table:table-cell office:value-type="string">
            <text:p>2025-11-30T00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cAYewAaR--o9D405ruxfQ</text:p>
          </table:table-cell>
          <table:table-cell office:value-type="string">
            <text:p>XR2</text:p>
          </table:table-cell>
          <table:table-cell office:value-type="string">
            <text:p>2025-11-26T00:00:00.000Z</text:p>
          </table:table-cell>
          <table:table-cell office:value-type="string">
            <text:p>2025-11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vkvNKsVQYmoMa7AsEypTg</text:p>
          </table:table-cell>
          <table:table-cell office:value-type="string">
            <text:p>XQz</text:p>
          </table:table-cell>
          <table:table-cell office:value-type="string">
            <text:p>2025-11-23T00:00:00.000Z</text:p>
          </table:table-cell>
          <table:table-cell office:value-type="string">
            <text:p>2025-11-2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XdROVq8AQDmKf-6E-GrImA</text:p>
          </table:table-cell>
          <table:table-cell office:value-type="string">
            <text:p>XQw</text:p>
          </table:table-cell>
          <table:table-cell office:value-type="string">
            <text:p>2025-11-18T00:00:00.000Z</text:p>
          </table:table-cell>
          <table:table-cell office:value-type="string">
            <text:p>2025-11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Eu2OeVpRxi5O15.RVXkHA</text:p>
          </table:table-cell>
          <table:table-cell office:value-type="string">
            <text:p>XRB</text:p>
          </table:table-cell>
          <table:table-cell office:value-type="string">
            <text:p>2025-12-13T00:00:00.000Z</text:p>
          </table:table-cell>
          <table:table-cell office:value-type="string">
            <text:p>2025-12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U03dUdlQOa5xFu6-NUVVw</text:p>
          </table:table-cell>
          <table:table-cell office:value-type="string">
            <text:p>XQu</text:p>
          </table:table-cell>
          <table:table-cell office:value-type="string">
            <text:p>2025-11-09T00:00:00.000Z</text:p>
          </table:table-cell>
          <table:table-cell office:value-type="string">
            <text:p>2025-11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eYs5pqVQbeLvs69iqwt7w</text:p>
          </table:table-cell>
          <table:table-cell office:value-type="string">
            <text:p>XR3</text:p>
          </table:table-cell>
          <table:table-cell office:value-type="string">
            <text:p>2025-11-28T00:00:00.000Z</text:p>
          </table:table-cell>
          <table:table-cell office:value-type="string">
            <text:p>2025-11-2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9bBYXV3RJCM9C1yipqkHw</text:p>
          </table:table-cell>
          <table:table-cell office:value-type="string">
            <text:p>XQy</text:p>
          </table:table-cell>
          <table:table-cell office:value-type="string">
            <text:p>2025-11-22T00:00:00.000Z</text:p>
          </table:table-cell>
          <table:table-cell office:value-type="string">
            <text:p>2025-11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1Ml-8iA5QvKnSQyn0n6xiQ</text:p>
          </table:table-cell>
          <table:table-cell office:value-type="string">
            <text:p>XRA</text:p>
          </table:table-cell>
          <table:table-cell office:value-type="string">
            <text:p>2025-12-09T00:00:00.000Z</text:p>
          </table:table-cell>
          <table:table-cell office:value-type="string">
            <text:p>2025-12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5reP4PEQ1uzJS7FcFQ5L</text:p>
          </table:table-cell>
          <table:table-cell office:value-type="string">
            <text:p>XRJ</text:p>
          </table:table-cell>
          <table:table-cell office:value-type="string">
            <text:p>2025-11-30T00:00:00.000Z</text:p>
          </table:table-cell>
          <table:table-cell office:value-type="string">
            <text:p>2025-11-30T00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gUtASACQCezLIUad3Cj2g</text:p>
          </table:table-cell>
          <table:table-cell office:value-type="string">
            <text:p>XRF</text:p>
          </table:table-cell>
          <table:table-cell office:value-type="string">
            <text:p>2025-12-28T00:00:00.000Z</text:p>
          </table:table-cell>
          <table:table-cell office:value-type="string">
            <text:p>2025-12-2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Mae46MSTRiHr1KMdM27SA</text:p>
          </table:table-cell>
          <table:table-cell office:value-type="string">
            <text:p>XR7</text:p>
          </table:table-cell>
          <table:table-cell office:value-type="string">
            <text:p>2025-12-07T00:00:00.000Z</text:p>
          </table:table-cell>
          <table:table-cell office:value-type="string">
            <text:p>2025-12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5cca.hMJSq-nGZaBb5p5jg</text:p>
          </table:table-cell>
          <table:table-cell office:value-type="string">
            <text:p>XR4</text:p>
          </table:table-cell>
          <table:table-cell office:value-type="string">
            <text:p>2025-11-29T00:00:00.000Z</text:p>
          </table:table-cell>
          <table:table-cell office:value-type="string">
            <text:p>2025-11-2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mm.hxRASGy-rhZ5ltHM2w</text:p>
          </table:table-cell>
          <table:table-cell office:value-type="string">
            <text:p>XQq</text:p>
          </table:table-cell>
          <table:table-cell office:value-type="string">
            <text:p>2025-10-12T00:00:00.000Z</text:p>
          </table:table-cell>
          <table:table-cell office:value-type="string">
            <text:p>2025-10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5TYh2-94QkKG8ekfZ.zp7Q</text:p>
          </table:table-cell>
          <table:table-cell office:value-type="string">
            <text:p>XR</text:p>
          </table:table-cell>
          <table:table-cell office:value-type="string">
            <text:p>2025-11-23T00:00:00.000Z</text:p>
          </table:table-cell>
          <table:table-cell office:value-type="string">
            <text:p>2025-11-2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nufNmAuTcitlahpB4h7Kw</text:p>
          </table:table-cell>
          <table:table-cell office:value-type="string">
            <text:p>XSg</text:p>
          </table:table-cell>
          <table:table-cell office:value-type="string">
            <text:p>2026-01-31T00:00:00.000Z</text:p>
          </table:table-cell>
          <table:table-cell office:value-type="string">
            <text:p>2026-01-31T12:16:30.076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bMBmqzFQKqyX5.I4OD07Q</text:p>
          </table:table-cell>
          <table:table-cell office:value-type="string">
            <text:p>XSl</text:p>
          </table:table-cell>
          <table:table-cell office:value-type="string">
            <text:p>2026-02-07T00:00:00.000Z</text:p>
          </table:table-cell>
          <table:table-cell office:value-type="string">
            <text:p>2026-02-07T15:49:54.338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MU-nk1vT8yReV7cWEYnwA</text:p>
          </table:table-cell>
          <table:table-cell office:value-type="string">
            <text:p>XRa</text:p>
          </table:table-cell>
          <table:table-cell office:value-type="string">
            <text:p>2026-01-12T00:00:00.000Z</text:p>
          </table:table-cell>
          <table:table-cell office:value-type="string">
            <text:p>2026-01-12T00:00:00.000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Jw7jdECZ34IAI4yyDamb</text:p>
          </table:table-cell>
          <table:table-cell office:value-type="string">
            <text:p>XRM</text:p>
          </table:table-cell>
          <table:table-cell office:value-type="string">
            <text:p>2025-11-30T00:00:00.000Z</text:p>
          </table:table-cell>
          <table:table-cell office:value-type="string">
            <text:p>2025-11-30T00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i72lVrwTfiJLZlUcKpErQ</text:p>
          </table:table-cell>
          <table:table-cell office:value-type="string">
            <text:p>XSe</text:p>
          </table:table-cell>
          <table:table-cell office:value-type="string">
            <text:p>2021-12-01T00:00:00.000Z</text:p>
          </table:table-cell>
          <table:table-cell office:value-type="string">
            <text:p>2026-01-26T20:02:57.715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AwOpKcfRiOHmlVziKISDA</text:p>
          </table:table-cell>
          <table:table-cell office:value-type="string">
            <text:p>XRl</text:p>
          </table:table-cell>
          <table:table-cell office:value-type="string">
            <text:p>2026-01-10T00:00:00.000Z</text:p>
          </table:table-cell>
          <table:table-cell office:value-type="string">
            <text:p>2026-01-10T00:00:00.000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SvCElB9STeP9VUMUiGKeg</text:p>
          </table:table-cell>
          <table:table-cell office:value-type="string">
            <text:p>XSs</text:p>
          </table:table-cell>
          <table:table-cell office:value-type="string">
            <text:p>2026-02-09T00:00:00.000Z</text:p>
          </table:table-cell>
          <table:table-cell office:value-type="string">
            <text:p>2026-02-09T18:46:44.966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YCi0SjuQ-eN2AycJhk3aQ</text:p>
          </table:table-cell>
          <table:table-cell office:value-type="string">
            <text:p>XRj</text:p>
          </table:table-cell>
          <table:table-cell office:value-type="string">
            <text:p>2026-01-02T00:00:00.000Z</text:p>
          </table:table-cell>
          <table:table-cell office:value-type="string">
            <text:p>2026-01-02T00:00:00.000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3eHDzyfwTMeYMLgl8vW.rA</text:p>
          </table:table-cell>
          <table:table-cell office:value-type="string">
            <text:p>XSi</text:p>
          </table:table-cell>
          <table:table-cell office:value-type="string">
            <text:p>2026-02-06T00:00:00.000Z</text:p>
          </table:table-cell>
          <table:table-cell office:value-type="string">
            <text:p>2026-02-06T22:28:52.623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OQ6BU0DKRiWml1VaseLfug</text:p>
          </table:table-cell>
          <table:table-cell office:value-type="string">
            <text:p>XSf</text:p>
          </table:table-cell>
          <table:table-cell office:value-type="string">
            <text:p>2020-12-01T00:00:00.000Z</text:p>
          </table:table-cell>
          <table:table-cell office:value-type="string">
            <text:p>2026-01-26T20:08:22.719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fHjgZrtR5idDgX02y5WMw</text:p>
          </table:table-cell>
          <table:table-cell office:value-type="string">
            <text:p>XSW</text:p>
          </table:table-cell>
          <table:table-cell office:value-type="string">
            <text:p>2026-01-24T00:00:00.000Z</text:p>
          </table:table-cell>
          <table:table-cell office:value-type="string">
            <text:p>2026-01-24T10:54:47.161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IsDkr4XQkiph1tYlEsxhQ</text:p>
          </table:table-cell>
          <table:table-cell office:value-type="string">
            <text:p>XRm</text:p>
          </table:table-cell>
          <table:table-cell office:value-type="string">
            <text:p>2026-01-11T00:00:00.000Z</text:p>
          </table:table-cell>
          <table:table-cell office:value-type="string">
            <text:p>2026-01-11T00:00:00.000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WfBrQq6TFO2Ya4xIl38mQ</text:p>
          </table:table-cell>
          <table:table-cell office:value-type="string">
            <text:p>XSo</text:p>
          </table:table-cell>
          <table:table-cell office:value-type="string">
            <text:p>2026-02-08T00:00:00.000Z</text:p>
          </table:table-cell>
          <table:table-cell office:value-type="string">
            <text:p>2026-02-08T10:31:34.693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veP4dr2ROGRHOWCnwXE8Q</text:p>
          </table:table-cell>
          <table:table-cell office:value-type="string">
            <text:p>XSb</text:p>
          </table:table-cell>
          <table:table-cell office:value-type="string">
            <text:p>2026-01-25T00:00:00.000Z</text:p>
          </table:table-cell>
          <table:table-cell office:value-type="string">
            <text:p>2026-01-25T13:34:14.253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LpgtecoRB2EckxdMO5pGw</text:p>
          </table:table-cell>
          <table:table-cell office:value-type="string">
            <text:p>XSO</text:p>
          </table:table-cell>
          <table:table-cell office:value-type="string">
            <text:p>2026-01-18T00:00:00.000Z</text:p>
          </table:table-cell>
          <table:table-cell/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2kW1MSZeQq-OuMAWahnxMA</text:p>
          </table:table-cell>
          <table:table-cell office:value-type="string">
            <text:p>XSj</text:p>
          </table:table-cell>
          <table:table-cell office:value-type="string">
            <text:p>2026-02-07T00:00:00.000Z</text:p>
          </table:table-cell>
          <table:table-cell office:value-type="string">
            <text:p>2026-02-07T12:06:47.038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ynDBfxHRlunqlMPTijwHg</text:p>
          </table:table-cell>
          <table:table-cell office:value-type="string">
            <text:p>XSh</text:p>
          </table:table-cell>
          <table:table-cell office:value-type="string">
            <text:p>2026-02-01T00:00:00.000Z</text:p>
          </table:table-cell>
          <table:table-cell office:value-type="string">
            <text:p>2026-02-01T12:26:07.859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31nnkmJIQmundaKsc5i5vQ</text:p>
          </table:table-cell>
          <table:table-cell office:value-type="string">
            <text:p>XSG</text:p>
          </table:table-cell>
          <table:table-cell office:value-type="string">
            <text:p>2026-01-17T00:00:00.000Z</text:p>
          </table:table-cell>
          <table:table-cell/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9skz7N71sy8RrexkKTWH</text:p>
          </table:table-cell>
          <table:table-cell office:value-type="string">
            <text:p>XRP</text:p>
          </table:table-cell>
          <table:table-cell office:value-type="string">
            <text:p>2025-11-30T00:00:00.000Z</text:p>
          </table:table-cell>
          <table:table-cell office:value-type="string">
            <text:p>2025-11-30T00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Ivu8T58ib2ayHOUMYYb</text:p>
          </table:table-cell>
          <table:table-cell office:value-type="string">
            <text:p>XRQ</text:p>
          </table:table-cell>
          <table:table-cell office:value-type="string">
            <text:p>2025-11-30T00:00:00.000Z</text:p>
          </table:table-cell>
          <table:table-cell office:value-type="string">
            <text:p>2025-11-30T00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p-KRUWSQLmkxnTqRMxXBg</text:p>
          </table:table-cell>
          <table:table-cell office:value-type="string">
            <text:p>XRd</text:p>
          </table:table-cell>
          <table:table-cell office:value-type="string">
            <text:p>2026-01-13T00:00:00.000Z</text:p>
          </table:table-cell>
          <table:table-cell office:value-type="string">
            <text:p>2026-01-13T00:00:00.000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pjTsRFRNbrtS6EbYh5O</text:p>
          </table:table-cell>
          <table:table-cell office:value-type="string">
            <text:p>XRN</text:p>
          </table:table-cell>
          <table:table-cell office:value-type="string">
            <text:p>2025-11-30T00:00:00.000Z</text:p>
          </table:table-cell>
          <table:table-cell office:value-type="string">
            <text:p>2025-11-30T00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rCesItkfmPAHpXlIovh</text:p>
          </table:table-cell>
          <table:table-cell office:value-type="string">
            <text:p>XRI</text:p>
          </table:table-cell>
          <table:table-cell office:value-type="string">
            <text:p>2025-11-30T00:00:00.000Z</text:p>
          </table:table-cell>
          <table:table-cell office:value-type="string">
            <text:p>2025-11-30T00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X6T.JiPNSqiRTyxHRNmEHA</text:p>
          </table:table-cell>
          <table:table-cell office:value-type="string">
            <text:p>XSc</text:p>
          </table:table-cell>
          <table:table-cell office:value-type="string">
            <text:p>2019-12-01T00:00:00.000Z</text:p>
          </table:table-cell>
          <table:table-cell office:value-type="string">
            <text:p>2026-01-26T11:10:12.807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wBWfYVlQTGionOGHXnssA</text:p>
          </table:table-cell>
          <table:table-cell office:value-type="string">
            <text:p>XRz</text:p>
          </table:table-cell>
          <table:table-cell office:value-type="string">
            <text:p>2026-01-16T00:00:00.000Z</text:p>
          </table:table-cell>
          <table:table-cell office:value-type="string">
            <text:p>2026-01-16T00:00:00.000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i2IaViqTlIIyZEDgQpY</text:p>
          </table:table-cell>
          <table:table-cell office:value-type="string">
            <text:p>XRO</text:p>
          </table:table-cell>
          <table:table-cell office:value-type="string">
            <text:p>2025-11-30T00:00:00.000Z</text:p>
          </table:table-cell>
          <table:table-cell office:value-type="string">
            <text:p>2025-11-30T00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25VhYNpQbCy.5956-3GGA</text:p>
          </table:table-cell>
          <table:table-cell office:value-type="string">
            <text:p>XRH</text:p>
          </table:table-cell>
          <table:table-cell office:value-type="string">
            <text:p>2025-11-30T00:00:00.000Z</text:p>
          </table:table-cell>
          <table:table-cell office:value-type="string">
            <text:p>2025-11-30T00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KfbWm2.TGGlsIGoPl8iqw</text:p>
          </table:table-cell>
          <table:table-cell office:value-type="string">
            <text:p>XSt</text:p>
          </table:table-cell>
          <table:table-cell office:value-type="string">
            <text:p>2026-02-10T00:00:00.000Z</text:p>
          </table:table-cell>
          <table:table-cell office:value-type="string">
            <text:p>2026-02-10T18:30:17.576Z</text:p>
          </table:table-cell>
          <table:table-cell/>
          <table:table-cell office:value-type="string">
            <text:p>rkzvcxQz6y4cbEG9Ja88,tnaFbk6bp7z1qFHbcgBN,TDyewdoZ6LIAsKTLfYUG</text:p>
          </table:table-cell>
          <table:table-cell office:value-type="string">
            <text:p>4kKh0sk1QpSvjPE6p8VNKA</text:p>
          </table:table-cell>
        </table:table-row>
        <table:table-row>
          <table:table-cell office:value-type="string">
            <text:p>1lFiDC5kSXSy6LG54XqzRg</text:p>
          </table:table-cell>
          <table:table-cell office:value-type="string">
            <text:p>XSw</text:p>
          </table:table-cell>
          <table:table-cell office:value-type="string">
            <text:p>2026-02-13T00:00:00.000Z</text:p>
          </table:table-cell>
          <table:table-cell office:value-type="string">
            <text:p>2026-02-12T20:38:33.379Z</text:p>
          </table:table-cell>
          <table:table-cell/>
          <table:table-cell/>
          <table:table-cell office:value-type="string">
            <text:p>T4F.VciOT9mHBN2fpezn7g</text:p>
          </table:table-cell>
        </table:table-row>
        <table:table-row>
          <table:table-cell office:value-type="string">
            <text:p>u0W--bPAQOuwmUPJauqN1A</text:p>
          </table:table-cell>
          <table:table-cell office:value-type="string">
            <text:p>XSy</text:p>
          </table:table-cell>
          <table:table-cell office:value-type="string">
            <text:p>2026-02-13T00:00:00.000Z</text:p>
          </table:table-cell>
          <table:table-cell office:value-type="string">
            <text:p>2026-02-13T21:01:40.272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3aJt3qZQuCvOlktkV3ZSg</text:p>
          </table:table-cell>
          <table:table-cell office:value-type="string">
            <text:p>XSz</text:p>
          </table:table-cell>
          <table:table-cell office:value-type="string">
            <text:p>2026-02-14T00:00:00.000Z</text:p>
          </table:table-cell>
          <table:table-cell office:value-type="string">
            <text:p>2026-02-14T11:30:14.926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6sad1xwS46VHck1ODGwVQ</text:p>
          </table:table-cell>
          <table:table-cell office:value-type="string">
            <text:p>XT4</text:p>
          </table:table-cell>
          <table:table-cell office:value-type="string">
            <text:p>2026-02-15T00:00:00.000Z</text:p>
          </table:table-cell>
          <table:table-cell office:value-type="string">
            <text:p>2026-02-15T15:29:20.529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TL0WFMVVTKuf9onjfvH7tQ</text:p>
          </table:table-cell>
          <table:table-cell office:value-type="string">
            <text:p>XT7</text:p>
          </table:table-cell>
          <table:table-cell office:value-type="string">
            <text:p>2026-02-15T00:00:00.000Z</text:p>
          </table:table-cell>
          <table:table-cell office:value-type="string">
            <text:p>2026-02-15T17:01:17.362Z</text:p>
          </table:table-cell>
          <table:table-cell/>
          <table:table-cell/>
          <table:table-cell office:value-type="string">
            <text:p>a-f-NDMUNTtGA6JxDT8S9CQ</text:p>
          </table:table-cell>
        </table:table-row>
        <table:table-row>
          <table:table-cell office:value-type="string">
            <text:p>Dip5K-i4TTmdGqab.h0icg</text:p>
          </table:table-cell>
          <table:table-cell office:value-type="string">
            <text:p>XT8</text:p>
          </table:table-cell>
          <table:table-cell office:value-type="string">
            <text:p>2026-02-16T00:00:00.000Z</text:p>
          </table:table-cell>
          <table:table-cell office:value-type="string">
            <text:p>2026-02-15T20:37:23.098Z</text:p>
          </table:table-cell>
          <table:table-cell/>
          <table:table-cell/>
          <table:table-cell office:value-type="string">
            <text:p>Pv1rGctGSg2SBivPNh1Azg</text:p>
          </table:table-cell>
        </table:table-row>
        <table:table-row>
          <table:table-cell office:value-type="string">
            <text:p>ylzHgVw5SPiV3V-4hV.m4Q</text:p>
          </table:table-cell>
          <table:table-cell office:value-type="string">
            <text:p>XT9</text:p>
          </table:table-cell>
          <table:table-cell office:value-type="string">
            <text:p>2026-02-16T00:00:00.000Z</text:p>
          </table:table-cell>
          <table:table-cell office:value-type="string">
            <text:p>2026-02-16T08:19:03.424Z</text:p>
          </table:table-cell>
          <table:table-cell/>
          <table:table-cell/>
          <table:table-cell office:value-type="string">
            <text:p>a-f-NDMUNTtGA6JxDT8S9CQ</text:p>
          </table:table-cell>
        </table:table-row>
        <table:table-row>
          <table:table-cell office:value-type="string">
            <text:p>WpUNyyf6SyaC.jhloBi-YQ</text:p>
          </table:table-cell>
          <table:table-cell office:value-type="string">
            <text:p>XTA</text:p>
          </table:table-cell>
          <table:table-cell office:value-type="string">
            <text:p>2026-02-16T00:00:00.000Z</text:p>
          </table:table-cell>
          <table:table-cell office:value-type="string">
            <text:p>2026-02-16T08:20:04.695Z</text:p>
          </table:table-cell>
          <table:table-cell/>
          <table:table-cell/>
          <table:table-cell office:value-type="string">
            <text:p>a-f-NDMUNTtGA6JxDT8S9CQ</text:p>
          </table:table-cell>
        </table:table-row>
        <table:table-row>
          <table:table-cell office:value-type="string">
            <text:p>S1thnl-iT8GUUMoJQ9Z6Bg</text:p>
          </table:table-cell>
          <table:table-cell office:value-type="string">
            <text:p>XTB</text:p>
          </table:table-cell>
          <table:table-cell office:value-type="string">
            <text:p>2026-02-16T00:00:00.000Z</text:p>
          </table:table-cell>
          <table:table-cell office:value-type="string">
            <text:p>2026-02-16T07:27:39.567Z</text:p>
          </table:table-cell>
          <table:table-cell/>
          <table:table-cell/>
          <table:table-cell office:value-type="string">
            <text:p>a-f-NDMUNTtGA6JxDT8S9CQ</text:p>
          </table:table-cell>
        </table:table-row>
        <table:table-row>
          <table:table-cell office:value-type="string">
            <text:p>33gwllXGTKi1tAt5bEoWzQ</text:p>
          </table:table-cell>
          <table:table-cell office:value-type="string">
            <text:p>XTC</text:p>
          </table:table-cell>
          <table:table-cell office:value-type="string">
            <text:p>2026-02-14T00:00:00.000Z</text:p>
          </table:table-cell>
          <table:table-cell office:value-type="string">
            <text:p>2026-02-16T08:33:07.720Z</text:p>
          </table:table-cell>
          <table:table-cell/>
          <table:table-cell/>
          <table:table-cell office:value-type="string">
            <text:p>a-f-NDMUNTtGA6JxDT8S9CQ</text:p>
          </table:table-cell>
        </table:table-row>
        <table:table-row>
          <table:table-cell office:value-type="string">
            <text:p>bugxFZofRkC-wmB-uKKltw</text:p>
          </table:table-cell>
          <table:table-cell office:value-type="string">
            <text:p>XTD</text:p>
          </table:table-cell>
          <table:table-cell office:value-type="string">
            <text:p>2026-02-16T00:00:00.000Z</text:p>
          </table:table-cell>
          <table:table-cell/>
          <table:table-cell/>
          <table:table-cell/>
          <table:table-cell office:value-type="string">
            <text:p>a-f-NDMUNTtGA6JxDT8S9CQ</text:p>
          </table:table-cell>
        </table:table-row>
        <table:table-row>
          <table:table-cell office:value-type="string">
            <text:p>ltkA85JhT-SCubwAIhK5Mw</text:p>
          </table:table-cell>
          <table:table-cell office:value-type="string">
            <text:p>XTE</text:p>
          </table:table-cell>
          <table:table-cell office:value-type="string">
            <text:p>2026-02-17T00:00:00.000Z</text:p>
          </table:table-cell>
          <table:table-cell office:value-type="string">
            <text:p>2026-02-17T16:59:37.425Z</text:p>
          </table:table-cell>
          <table:table-cell/>
          <table:table-cell/>
          <table:table-cell office:value-type="string">
            <text:p>Pv1rGctGSg2SBivPNh1Azg</text:p>
          </table:table-cell>
        </table:table-row>
        <table:table-row>
          <table:table-cell office:value-type="string">
            <text:p>eoWgoxoxRDC9Yaea.0Fa-g</text:p>
          </table:table-cell>
          <table:table-cell office:value-type="string">
            <text:p>XTJ</text:p>
          </table:table-cell>
          <table:table-cell office:value-type="string">
            <text:p>2026-02-18T00:00:00.000Z</text:p>
          </table:table-cell>
          <table:table-cell office:value-type="string">
            <text:p>2026-02-18T06:41:57.168Z</text:p>
          </table:table-cell>
          <table:table-cell/>
          <table:table-cell/>
          <table:table-cell office:value-type="string">
            <text:p>Pv1rGctGSg2SBivPNh1Azg</text:p>
          </table:table-cell>
        </table:table-row>
        <table:table-row>
          <table:table-cell office:value-type="string">
            <text:p>69-eBB11TLq73i111HZFKA</text:p>
          </table:table-cell>
          <table:table-cell office:value-type="string">
            <text:p>XTM</text:p>
          </table:table-cell>
          <table:table-cell office:value-type="string">
            <text:p>2026-02-21T00:00:00.000Z</text:p>
          </table:table-cell>
          <table:table-cell/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6Wiu7THbQl-wyec7iFIIog</text:p>
          </table:table-cell>
          <table:table-cell office:value-type="string">
            <text:p>XTN</text:p>
          </table:table-cell>
          <table:table-cell office:value-type="string">
            <text:p>2026-02-21T00:00:00.000Z</text:p>
          </table:table-cell>
          <table:table-cell/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yjbrhjHTm-GJIoUvPEByw</text:p>
          </table:table-cell>
          <table:table-cell office:value-type="string">
            <text:p>XTO</text:p>
          </table:table-cell>
          <table:table-cell office:value-type="string">
            <text:p>2026-02-22T00:00:00.000Z</text:p>
          </table:table-cell>
          <table:table-cell office:value-type="string">
            <text:p>2026-02-22T12:13:22.260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oxMTyBFDSiWbGA2xoe8STQ</text:p>
          </table:table-cell>
          <table:table-cell office:value-type="string">
            <text:p>XTQ</text:p>
          </table:table-cell>
          <table:table-cell office:value-type="string">
            <text:p>2026-02-28T00:00:00.000Z</text:p>
          </table:table-cell>
          <table:table-cell office:value-type="string">
            <text:p>2026-02-28T11:38:55.483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RrbxJphQcCiKDh21QSuMw</text:p>
          </table:table-cell>
          <table:table-cell office:value-type="string">
            <text:p>XTS</text:p>
          </table:table-cell>
          <table:table-cell office:value-type="string">
            <text:p>2026-03-01T00:00:00.000Z</text:p>
          </table:table-cell>
          <table:table-cell office:value-type="string">
            <text:p>2026-03-01T13:32:37.538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tJVVVnJVTkWLdX-19g1d9Q</text:p>
          </table:table-cell>
          <table:table-cell office:value-type="string">
            <text:p>XNj</text:p>
          </table:table-cell>
          <table:table-cell office:value-type="string">
            <text:p>2024-05-29T00:00:00.000Z</text:p>
          </table:table-cell>
          <table:table-cell office:value-type="string">
            <text:p>2024-05-2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6WqoKmlQt6PzEVoO4deQQ</text:p>
          </table:table-cell>
          <table:table-cell office:value-type="string">
            <text:p>XNe</text:p>
          </table:table-cell>
          <table:table-cell office:value-type="string">
            <text:p>2024-05-04T00:00:00.000Z</text:p>
          </table:table-cell>
          <table:table-cell office:value-type="string">
            <text:p>2024-05-0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FUwl010R5Cd5V4N0B6RwA</text:p>
          </table:table-cell>
          <table:table-cell office:value-type="string">
            <text:p>XNg</text:p>
          </table:table-cell>
          <table:table-cell office:value-type="string">
            <text:p>2024-05-06T00:00:00.000Z</text:p>
          </table:table-cell>
          <table:table-cell office:value-type="string">
            <text:p>2024-05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wsbz6HYT9-GIqOmqnK2UA</text:p>
          </table:table-cell>
          <table:table-cell office:value-type="string">
            <text:p>XNX</text:p>
          </table:table-cell>
          <table:table-cell office:value-type="string">
            <text:p>2024-04-20T00:00:00.000Z</text:p>
          </table:table-cell>
          <table:table-cell office:value-type="string">
            <text:p>2024-04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sASPsKARauX1-V4al1Nxg</text:p>
          </table:table-cell>
          <table:table-cell office:value-type="string">
            <text:p>XNr</text:p>
          </table:table-cell>
          <table:table-cell office:value-type="string">
            <text:p>2024-07-07T00:00:00.000Z</text:p>
          </table:table-cell>
          <table:table-cell office:value-type="string">
            <text:p>2024-07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.XpeYfjvQBuFp-zA6pcFGw</text:p>
          </table:table-cell>
          <table:table-cell office:value-type="string">
            <text:p>XNT</text:p>
          </table:table-cell>
          <table:table-cell office:value-type="string">
            <text:p>2024-04-19T00:00:00.000Z</text:p>
          </table:table-cell>
          <table:table-cell office:value-type="string">
            <text:p>2024-04-1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heotee1TYK9kwDTJEUiFQ</text:p>
          </table:table-cell>
          <table:table-cell office:value-type="string">
            <text:p>XNa</text:p>
          </table:table-cell>
          <table:table-cell office:value-type="string">
            <text:p>2024-04-21T00:00:00.000Z</text:p>
          </table:table-cell>
          <table:table-cell office:value-type="string">
            <text:p>2024-04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b.C8XYMQuux29JW40WvWw</text:p>
          </table:table-cell>
          <table:table-cell office:value-type="string">
            <text:p>XNp</text:p>
          </table:table-cell>
          <table:table-cell office:value-type="string">
            <text:p>2024-06-30T00:00:00.000Z</text:p>
          </table:table-cell>
          <table:table-cell office:value-type="string">
            <text:p>2024-06-3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MIGVwTjSg2vBhvL0yuziQ</text:p>
          </table:table-cell>
          <table:table-cell office:value-type="string">
            <text:p>XNt</text:p>
          </table:table-cell>
          <table:table-cell office:value-type="string">
            <text:p>2024-07-10T00:00:00.000Z</text:p>
          </table:table-cell>
          <table:table-cell office:value-type="string">
            <text:p>2024-07-1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UjymLIbQF2G.VG2oIc3bg</text:p>
          </table:table-cell>
          <table:table-cell office:value-type="string">
            <text:p>XNk</text:p>
          </table:table-cell>
          <table:table-cell office:value-type="string">
            <text:p>2024-06-06T00:00:00.000Z</text:p>
          </table:table-cell>
          <table:table-cell office:value-type="string">
            <text:p>2024-06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VIIQVj4IQbaEhiUifamiBg</text:p>
          </table:table-cell>
          <table:table-cell office:value-type="string">
            <text:p>XNm</text:p>
          </table:table-cell>
          <table:table-cell office:value-type="string">
            <text:p>2024-06-12T00:00:00.000Z</text:p>
          </table:table-cell>
          <table:table-cell office:value-type="string">
            <text:p>2024-06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2kwYs0XQI6UMgGL4w6DMQ</text:p>
          </table:table-cell>
          <table:table-cell office:value-type="string">
            <text:p>XNs</text:p>
          </table:table-cell>
          <table:table-cell office:value-type="string">
            <text:p>2024-07-09T00:00:00.000Z</text:p>
          </table:table-cell>
          <table:table-cell office:value-type="string">
            <text:p>2024-07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2flLpnVjQ-6SnotJTBCZrw</text:p>
          </table:table-cell>
          <table:table-cell office:value-type="string">
            <text:p>XNZ</text:p>
          </table:table-cell>
          <table:table-cell office:value-type="string">
            <text:p>2024-04-21T00:00:00.000Z</text:p>
          </table:table-cell>
          <table:table-cell office:value-type="string">
            <text:p>2024-04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.1qZluChTQiBD9yqqu7xmg</text:p>
          </table:table-cell>
          <table:table-cell office:value-type="string">
            <text:p>XNb</text:p>
          </table:table-cell>
          <table:table-cell office:value-type="string">
            <text:p>2024-04-26T00:00:00.000Z</text:p>
          </table:table-cell>
          <table:table-cell office:value-type="string">
            <text:p>2024-04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pdENSnxRSeCYRrLfzqyiw</text:p>
          </table:table-cell>
          <table:table-cell office:value-type="string">
            <text:p>XNq</text:p>
          </table:table-cell>
          <table:table-cell office:value-type="string">
            <text:p>2024-07-05T00:00:00.000Z</text:p>
          </table:table-cell>
          <table:table-cell office:value-type="string">
            <text:p>2024-07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PW4XKbeT5mIXoyTn0nXLg</text:p>
          </table:table-cell>
          <table:table-cell office:value-type="string">
            <text:p>XNh</text:p>
          </table:table-cell>
          <table:table-cell office:value-type="string">
            <text:p>2024-05-08T00:00:00.000Z</text:p>
          </table:table-cell>
          <table:table-cell office:value-type="string">
            <text:p>2024-05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.5sfgTbQLmCAkKgpcwrfw</text:p>
          </table:table-cell>
          <table:table-cell office:value-type="string">
            <text:p>XNc</text:p>
          </table:table-cell>
          <table:table-cell office:value-type="string">
            <text:p>2024-04-28T00:00:00.000Z</text:p>
          </table:table-cell>
          <table:table-cell office:value-type="string">
            <text:p>2024-04-2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mgipJzMShWxrTgFfOgIwg</text:p>
          </table:table-cell>
          <table:table-cell office:value-type="string">
            <text:p>XNu</text:p>
          </table:table-cell>
          <table:table-cell office:value-type="string">
            <text:p>2024-07-12T00:00:00.000Z</text:p>
          </table:table-cell>
          <table:table-cell office:value-type="string">
            <text:p>2024-07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cELVaRISf-KB1YgbvKLjw</text:p>
          </table:table-cell>
          <table:table-cell office:value-type="string">
            <text:p>XNl</text:p>
          </table:table-cell>
          <table:table-cell office:value-type="string">
            <text:p>2024-06-11T00:00:00.000Z</text:p>
          </table:table-cell>
          <table:table-cell office:value-type="string">
            <text:p>2024-06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9IJjaDehSY-dOk0GRwW0yw</text:p>
          </table:table-cell>
          <table:table-cell office:value-type="string">
            <text:p>XNf</text:p>
          </table:table-cell>
          <table:table-cell office:value-type="string">
            <text:p>2024-05-05T00:00:00.000Z</text:p>
          </table:table-cell>
          <table:table-cell office:value-type="string">
            <text:p>2024-05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JncEPfo1TQGMUVK3fkK.2w</text:p>
          </table:table-cell>
          <table:table-cell office:value-type="string">
            <text:p>XNV</text:p>
          </table:table-cell>
          <table:table-cell office:value-type="string">
            <text:p>2024-04-20T00:00:00.000Z</text:p>
          </table:table-cell>
          <table:table-cell office:value-type="string">
            <text:p>2024-04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Xj3vWE6R4iYmmuq8cAVqQ</text:p>
          </table:table-cell>
          <table:table-cell office:value-type="string">
            <text:p>XNS</text:p>
          </table:table-cell>
          <table:table-cell office:value-type="string">
            <text:p>2024-04-19T00:00:00.000Z</text:p>
          </table:table-cell>
          <table:table-cell office:value-type="string">
            <text:p>2024-04-1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.W6DUllIRYeCbBPe.OfoQQ</text:p>
          </table:table-cell>
          <table:table-cell office:value-type="string">
            <text:p>XNo</text:p>
          </table:table-cell>
          <table:table-cell office:value-type="string">
            <text:p>2024-06-29T00:00:00.000Z</text:p>
          </table:table-cell>
          <table:table-cell office:value-type="string">
            <text:p>2024-06-2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7RawQI1QFWZxctk2liYVg</text:p>
          </table:table-cell>
          <table:table-cell office:value-type="string">
            <text:p>XNd</text:p>
          </table:table-cell>
          <table:table-cell office:value-type="string">
            <text:p>2024-05-02T00:00:00.000Z</text:p>
          </table:table-cell>
          <table:table-cell office:value-type="string">
            <text:p>2024-05-0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a5f4stOR0yWA82ksi67Yw</text:p>
          </table:table-cell>
          <table:table-cell office:value-type="string">
            <text:p>XNW</text:p>
          </table:table-cell>
          <table:table-cell office:value-type="string">
            <text:p>2024-04-20T00:00:00.000Z</text:p>
          </table:table-cell>
          <table:table-cell office:value-type="string">
            <text:p>2024-04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kLxsY9pTyiXmTWktn3FIw</text:p>
          </table:table-cell>
          <table:table-cell office:value-type="string">
            <text:p>XNi</text:p>
          </table:table-cell>
          <table:table-cell office:value-type="string">
            <text:p>2024-05-26T00:00:00.000Z</text:p>
          </table:table-cell>
          <table:table-cell office:value-type="string">
            <text:p>2024-05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n396ydKSoON.0L5KdJcyg</text:p>
          </table:table-cell>
          <table:table-cell office:value-type="string">
            <text:p>XNn</text:p>
          </table:table-cell>
          <table:table-cell office:value-type="string">
            <text:p>2024-06-27T00:00:00.000Z</text:p>
          </table:table-cell>
          <table:table-cell office:value-type="string">
            <text:p>2024-06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7BHuV2iSiGDNPsMz34hyQ</text:p>
          </table:table-cell>
          <table:table-cell office:value-type="string">
            <text:p>XNR</text:p>
          </table:table-cell>
          <table:table-cell office:value-type="string">
            <text:p>2024-04-15T00:00:00.000Z</text:p>
          </table:table-cell>
          <table:table-cell office:value-type="string">
            <text:p>2024-04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Urjepg7Qxmmcx1RPVtXJA</text:p>
          </table:table-cell>
          <table:table-cell office:value-type="string">
            <text:p>XNY</text:p>
          </table:table-cell>
          <table:table-cell office:value-type="string">
            <text:p>2024-04-21T00:00:00.000Z</text:p>
          </table:table-cell>
          <table:table-cell office:value-type="string">
            <text:p>2024-04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6QS6s.FQYWYKOY0g8zeRQ</text:p>
          </table:table-cell>
          <table:table-cell office:value-type="string">
            <text:p>XNU</text:p>
          </table:table-cell>
          <table:table-cell office:value-type="string">
            <text:p>2024-04-19T00:00:00.000Z</text:p>
          </table:table-cell>
          <table:table-cell office:value-type="string">
            <text:p>2024-04-1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MloXaY8RWieqSqd8qlsQw</text:p>
          </table:table-cell>
          <table:table-cell office:value-type="string">
            <text:p>XOF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mtZcpcqQ.WuBbnZGVGXsA</text:p>
          </table:table-cell>
          <table:table-cell office:value-type="string">
            <text:p>XOB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2JHS03dIQ.i3Awd.9Lzaig</text:p>
          </table:table-cell>
          <table:table-cell office:value-type="string">
            <text:p>XO9</text:p>
          </table:table-cell>
          <table:table-cell office:value-type="string">
            <text:p>2024-08-05T00:00:00.000Z</text:p>
          </table:table-cell>
          <table:table-cell office:value-type="string">
            <text:p>2024-08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u1F2yCSTl6LFENdZ3v6gw</text:p>
          </table:table-cell>
          <table:table-cell office:value-type="string">
            <text:p>XO</text:p>
          </table:table-cell>
          <table:table-cell office:value-type="string">
            <text:p>2024-07-21T00:00:00.000Z</text:p>
          </table:table-cell>
          <table:table-cell office:value-type="string">
            <text:p>2024-07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opIJ1XbQBmvo2HCPY8agg</text:p>
          </table:table-cell>
          <table:table-cell office:value-type="string">
            <text:p>XOD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g-4OpxCQ4aJHrTND0mAuw</text:p>
          </table:table-cell>
          <table:table-cell office:value-type="string">
            <text:p>XNz</text:p>
          </table:table-cell>
          <table:table-cell office:value-type="string">
            <text:p>2024-07-20T00:00:00.000Z</text:p>
          </table:table-cell>
          <table:table-cell office:value-type="string">
            <text:p>2024-07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tJ1QD4s2QB-bcRMQ.QXD-Q</text:p>
          </table:table-cell>
          <table:table-cell office:value-type="string">
            <text:p>XO2</text:p>
          </table:table-cell>
          <table:table-cell office:value-type="string">
            <text:p>2024-07-28T00:00:00.000Z</text:p>
          </table:table-cell>
          <table:table-cell office:value-type="string">
            <text:p>2024-07-2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CQzMR0kRbe5YalZA9GXqg</text:p>
          </table:table-cell>
          <table:table-cell office:value-type="string">
            <text:p>XOH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1Lbi8t5Qr-zVNx0C7bWew</text:p>
          </table:table-cell>
          <table:table-cell office:value-type="string">
            <text:p>XO5</text:p>
          </table:table-cell>
          <table:table-cell office:value-type="string">
            <text:p>2024-08-05T00:00:00.000Z</text:p>
          </table:table-cell>
          <table:table-cell office:value-type="string">
            <text:p>2024-08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BelWZuZSqO1l8MaazUQhQ</text:p>
          </table:table-cell>
          <table:table-cell office:value-type="string">
            <text:p>XON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u7rZKPKQcaIfEayJ2A5Pw</text:p>
          </table:table-cell>
          <table:table-cell office:value-type="string">
            <text:p>XO8</text:p>
          </table:table-cell>
          <table:table-cell office:value-type="string">
            <text:p>2024-08-05T00:00:00.000Z</text:p>
          </table:table-cell>
          <table:table-cell office:value-type="string">
            <text:p>2024-08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svnDDO8REe4b5GnpMtMcQ</text:p>
          </table:table-cell>
          <table:table-cell office:value-type="string">
            <text:p>XOI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VRshNSUKRpu2XcxyHENooQ</text:p>
          </table:table-cell>
          <table:table-cell office:value-type="string">
            <text:p>XO1</text:p>
          </table:table-cell>
          <table:table-cell office:value-type="string">
            <text:p>2024-07-27T00:00:00.000Z</text:p>
          </table:table-cell>
          <table:table-cell office:value-type="string">
            <text:p>2024-07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zbJyB5XRU6VNY7m7EmHUg</text:p>
          </table:table-cell>
          <table:table-cell office:value-type="string">
            <text:p>XO4</text:p>
          </table:table-cell>
          <table:table-cell office:value-type="string">
            <text:p>2024-08-04T00:00:00.000Z</text:p>
          </table:table-cell>
          <table:table-cell office:value-type="string">
            <text:p>2024-08-0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9nrkxhZyQveB3rVKeRyCUg</text:p>
          </table:table-cell>
          <table:table-cell office:value-type="string">
            <text:p>XO7</text:p>
          </table:table-cell>
          <table:table-cell office:value-type="string">
            <text:p>2024-08-05T00:00:00.000Z</text:p>
          </table:table-cell>
          <table:table-cell office:value-type="string">
            <text:p>2024-08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OR9iRlxYQxOo6CREAjzNKQ</text:p>
          </table:table-cell>
          <table:table-cell office:value-type="string">
            <text:p>XNw</text:p>
          </table:table-cell>
          <table:table-cell office:value-type="string">
            <text:p>2024-07-13T00:00:00.000Z</text:p>
          </table:table-cell>
          <table:table-cell office:value-type="string">
            <text:p>2024-07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Vpw6d0GTOaTjb9MkrjQGg</text:p>
          </table:table-cell>
          <table:table-cell office:value-type="string">
            <text:p>XOM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yG9ol.o9Sf-2dS-uoImUJA</text:p>
          </table:table-cell>
          <table:table-cell office:value-type="string">
            <text:p>XOK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R7kPDKNQEi.kcgLpYKKvw</text:p>
          </table:table-cell>
          <table:table-cell office:value-type="string">
            <text:p>XNy</text:p>
          </table:table-cell>
          <table:table-cell office:value-type="string">
            <text:p>2024-07-14T00:00:00.000Z</text:p>
          </table:table-cell>
          <table:table-cell office:value-type="string">
            <text:p>2024-07-1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PCIpLbFTGG99EEg6Ud5XA</text:p>
          </table:table-cell>
          <table:table-cell office:value-type="string">
            <text:p>XNx</text:p>
          </table:table-cell>
          <table:table-cell office:value-type="string">
            <text:p>2024-07-13T00:00:00.000Z</text:p>
          </table:table-cell>
          <table:table-cell office:value-type="string">
            <text:p>2024-07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xBuZrDbQRmyD9sCUiejTmA</text:p>
          </table:table-cell>
          <table:table-cell office:value-type="string">
            <text:p>XO6</text:p>
          </table:table-cell>
          <table:table-cell office:value-type="string">
            <text:p>2024-08-05T00:00:00.000Z</text:p>
          </table:table-cell>
          <table:table-cell office:value-type="string">
            <text:p>2024-08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.XkxxPORXGpSzQbgieZOg</text:p>
          </table:table-cell>
          <table:table-cell office:value-type="string">
            <text:p>XOJ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RWfatCTRvyKDu3eNPQVGA</text:p>
          </table:table-cell>
          <table:table-cell office:value-type="string">
            <text:p>XOE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FX36a92T323rfNHBMu25g</text:p>
          </table:table-cell>
          <table:table-cell office:value-type="string">
            <text:p>XOL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KgNwu2aSlaFamWgAnGhEg</text:p>
          </table:table-cell>
          <table:table-cell office:value-type="string">
            <text:p>XNv</text:p>
          </table:table-cell>
          <table:table-cell office:value-type="string">
            <text:p>2024-07-12T00:00:00.000Z</text:p>
          </table:table-cell>
          <table:table-cell office:value-type="string">
            <text:p>2024-07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X5590OOQzSqCecC7eyH2g</text:p>
          </table:table-cell>
          <table:table-cell office:value-type="string">
            <text:p>XO3</text:p>
          </table:table-cell>
          <table:table-cell office:value-type="string">
            <text:p>2024-08-03T00:00:00.000Z</text:p>
          </table:table-cell>
          <table:table-cell office:value-type="string">
            <text:p>2024-08-0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WE.66feSu2iNSVwznPhWg</text:p>
          </table:table-cell>
          <table:table-cell office:value-type="string">
            <text:p>XOA</text:p>
          </table:table-cell>
          <table:table-cell office:value-type="string">
            <text:p>2024-08-05T00:00:00.000Z</text:p>
          </table:table-cell>
          <table:table-cell office:value-type="string">
            <text:p>2024-08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b7KWg5ESf-mNtV7Z.z5aA</text:p>
          </table:table-cell>
          <table:table-cell office:value-type="string">
            <text:p>XOC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tFUIkvvSpa.XfVp9bxT1g</text:p>
          </table:table-cell>
          <table:table-cell office:value-type="string">
            <text:p>XOO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6zAMvnNiTrGYx4p.KedMWw</text:p>
          </table:table-cell>
          <table:table-cell office:value-type="string">
            <text:p>XOG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k.vIyE1QgSZyM3y.53kdQ</text:p>
          </table:table-cell>
          <table:table-cell office:value-type="string">
            <text:p>XOP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uoiPe1iTi6OGOJ3nXaQYQ</text:p>
          </table:table-cell>
          <table:table-cell office:value-type="string">
            <text:p>XOa</text:p>
          </table:table-cell>
          <table:table-cell office:value-type="string">
            <text:p>2024-08-08T00:00:00.000Z</text:p>
          </table:table-cell>
          <table:table-cell office:value-type="string">
            <text:p>2024-08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vghp24aTiSVj1CY2tabKA</text:p>
          </table:table-cell>
          <table:table-cell office:value-type="string">
            <text:p>XOo</text:p>
          </table:table-cell>
          <table:table-cell office:value-type="string">
            <text:p>2024-09-01T00:00:00.000Z</text:p>
          </table:table-cell>
          <table:table-cell office:value-type="string">
            <text:p>2024-09-0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Iy8MdaUSBGaASG6QOKHAg</text:p>
          </table:table-cell>
          <table:table-cell office:value-type="string">
            <text:p>XOr</text:p>
          </table:table-cell>
          <table:table-cell office:value-type="string">
            <text:p>2024-09-07T00:00:00.000Z</text:p>
          </table:table-cell>
          <table:table-cell office:value-type="string">
            <text:p>2024-09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6y3yV7qaQCOz7yTL2-PyQA</text:p>
          </table:table-cell>
          <table:table-cell office:value-type="string">
            <text:p>XOf</text:p>
          </table:table-cell>
          <table:table-cell office:value-type="string">
            <text:p>2024-08-08T00:00:00.000Z</text:p>
          </table:table-cell>
          <table:table-cell office:value-type="string">
            <text:p>2024-08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gZCOK1yTyinbUioAWa.mw</text:p>
          </table:table-cell>
          <table:table-cell office:value-type="string">
            <text:p>XOm</text:p>
          </table:table-cell>
          <table:table-cell office:value-type="string">
            <text:p>2024-08-25T00:00:00.000Z</text:p>
          </table:table-cell>
          <table:table-cell office:value-type="string">
            <text:p>2024-08-2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G5R4hMzQQKlidKvXCweGw</text:p>
          </table:table-cell>
          <table:table-cell office:value-type="string">
            <text:p>XOq</text:p>
          </table:table-cell>
          <table:table-cell office:value-type="string">
            <text:p>2024-09-02T00:00:00.000Z</text:p>
          </table:table-cell>
          <table:table-cell office:value-type="string">
            <text:p>2024-09-0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0E1G-X6RY6sWlQ.m1KGwQ</text:p>
          </table:table-cell>
          <table:table-cell office:value-type="string">
            <text:p>XOY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uyc-gO4TmSWTUoMcY8x-w</text:p>
          </table:table-cell>
          <table:table-cell office:value-type="string">
            <text:p>XOj</text:p>
          </table:table-cell>
          <table:table-cell office:value-type="string">
            <text:p>2024-08-17T00:00:00.000Z</text:p>
          </table:table-cell>
          <table:table-cell office:value-type="string">
            <text:p>2024-08-1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awrDnvdRgub8qqJQq7kLQ</text:p>
          </table:table-cell>
          <table:table-cell office:value-type="string">
            <text:p>XOb</text:p>
          </table:table-cell>
          <table:table-cell office:value-type="string">
            <text:p>2024-08-08T00:00:00.000Z</text:p>
          </table:table-cell>
          <table:table-cell office:value-type="string">
            <text:p>2024-08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tVe4KWhQWqPeB3QwklKhA</text:p>
          </table:table-cell>
          <table:table-cell office:value-type="string">
            <text:p>XOX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b9dmys8Sk2.liH7yNBbBQ</text:p>
          </table:table-cell>
          <table:table-cell office:value-type="string">
            <text:p>XOT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467-xnhTT6GG3wICDsatw</text:p>
          </table:table-cell>
          <table:table-cell office:value-type="string">
            <text:p>XOQ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VZt3WBESima-FM7cDB42w</text:p>
          </table:table-cell>
          <table:table-cell office:value-type="string">
            <text:p>XOd</text:p>
          </table:table-cell>
          <table:table-cell office:value-type="string">
            <text:p>2024-08-08T00:00:00.000Z</text:p>
          </table:table-cell>
          <table:table-cell office:value-type="string">
            <text:p>2024-08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6c2bZ06MSQqIHCbBSNUANg</text:p>
          </table:table-cell>
          <table:table-cell office:value-type="string">
            <text:p>XOn</text:p>
          </table:table-cell>
          <table:table-cell office:value-type="string">
            <text:p>2024-08-30T00:00:00.000Z</text:p>
          </table:table-cell>
          <table:table-cell office:value-type="string">
            <text:p>2024-08-3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1wYYzXrQTWNFbLGUP5pjQ</text:p>
          </table:table-cell>
          <table:table-cell office:value-type="string">
            <text:p>XOS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8H4BAvR7RkOm1uBLDsyc.g</text:p>
          </table:table-cell>
          <table:table-cell office:value-type="string">
            <text:p>XOZ</text:p>
          </table:table-cell>
          <table:table-cell office:value-type="string">
            <text:p>2024-08-08T00:00:00.000Z</text:p>
          </table:table-cell>
          <table:table-cell office:value-type="string">
            <text:p>2024-08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6549UO9aRNSSPsLtXrbMZA</text:p>
          </table:table-cell>
          <table:table-cell office:value-type="string">
            <text:p>XOp</text:p>
          </table:table-cell>
          <table:table-cell office:value-type="string">
            <text:p>2024-09-02T00:00:00.000Z</text:p>
          </table:table-cell>
          <table:table-cell office:value-type="string">
            <text:p>2024-09-0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2T8KbclSZynPpASfRjI3w</text:p>
          </table:table-cell>
          <table:table-cell office:value-type="string">
            <text:p>XOe</text:p>
          </table:table-cell>
          <table:table-cell office:value-type="string">
            <text:p>2024-08-08T00:00:00.000Z</text:p>
          </table:table-cell>
          <table:table-cell office:value-type="string">
            <text:p>2024-08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iAF-zYvTCGQW3QdoSErbg</text:p>
          </table:table-cell>
          <table:table-cell office:value-type="string">
            <text:p>XOV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Oy.XyM4TOaqySzuE0jJDg</text:p>
          </table:table-cell>
          <table:table-cell office:value-type="string">
            <text:p>XOg</text:p>
          </table:table-cell>
          <table:table-cell office:value-type="string">
            <text:p>2024-08-08T00:00:00.000Z</text:p>
          </table:table-cell>
          <table:table-cell office:value-type="string">
            <text:p>2024-08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RbrEfggTHSA6KNE8jmFZw</text:p>
          </table:table-cell>
          <table:table-cell office:value-type="string">
            <text:p>XOU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J-tGw3mT26CBD0wyNkRpw</text:p>
          </table:table-cell>
          <table:table-cell office:value-type="string">
            <text:p>XOR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jqGqa8tyR9uNollU2ra3WQ</text:p>
          </table:table-cell>
          <table:table-cell office:value-type="string">
            <text:p>XOk</text:p>
          </table:table-cell>
          <table:table-cell office:value-type="string">
            <text:p>2024-08-18T00:00:00.000Z</text:p>
          </table:table-cell>
          <table:table-cell office:value-type="string">
            <text:p>2024-08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9yb7XiDQ9C6tkWeZW7wWA</text:p>
          </table:table-cell>
          <table:table-cell office:value-type="string">
            <text:p>XOh</text:p>
          </table:table-cell>
          <table:table-cell office:value-type="string">
            <text:p>2024-08-10T00:00:00.000Z</text:p>
          </table:table-cell>
          <table:table-cell office:value-type="string">
            <text:p>2024-08-1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yUJ4GK2nRQOuNZGdU9qmQw</text:p>
          </table:table-cell>
          <table:table-cell office:value-type="string">
            <text:p>XOW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p4uWHY2Rpa6lkN3REDR7g</text:p>
          </table:table-cell>
          <table:table-cell office:value-type="string">
            <text:p>XOi</text:p>
          </table:table-cell>
          <table:table-cell office:value-type="string">
            <text:p>2024-08-11T00:00:00.000Z</text:p>
          </table:table-cell>
          <table:table-cell office:value-type="string">
            <text:p>2024-08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4arstFvT.G5L3U02jd8.A</text:p>
          </table:table-cell>
          <table:table-cell office:value-type="string">
            <text:p>XOs</text:p>
          </table:table-cell>
          <table:table-cell office:value-type="string">
            <text:p>2024-09-08T00:00:00.000Z</text:p>
          </table:table-cell>
          <table:table-cell office:value-type="string">
            <text:p>2024-09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RAPUCMrQv64TTaF6eInMw</text:p>
          </table:table-cell>
          <table:table-cell office:value-type="string">
            <text:p>XOl</text:p>
          </table:table-cell>
          <table:table-cell office:value-type="string">
            <text:p>2024-08-24T00:00:00.000Z</text:p>
          </table:table-cell>
          <table:table-cell office:value-type="string">
            <text:p>2024-08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SkxHbNsS52WcxFmZM.nxw</text:p>
          </table:table-cell>
          <table:table-cell office:value-type="string">
            <text:p>XOc</text:p>
          </table:table-cell>
          <table:table-cell office:value-type="string">
            <text:p>2024-08-08T00:00:00.000Z</text:p>
          </table:table-cell>
          <table:table-cell office:value-type="string">
            <text:p>2024-08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9Q2aoEz6RfKzzoK.Wl3qCQ</text:p>
          </table:table-cell>
          <table:table-cell office:value-type="string">
            <text:p>XPA</text:p>
          </table:table-cell>
          <table:table-cell office:value-type="string">
            <text:p>2024-11-05T00:00:00.000Z</text:p>
          </table:table-cell>
          <table:table-cell office:value-type="string">
            <text:p>2024-11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RVdMdRNQbSYsQU4uulrZQ</text:p>
          </table:table-cell>
          <table:table-cell office:value-type="string">
            <text:p>XPH</text:p>
          </table:table-cell>
          <table:table-cell office:value-type="string">
            <text:p>2024-12-07T00:00:00.000Z</text:p>
          </table:table-cell>
          <table:table-cell office:value-type="string">
            <text:p>2024-12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sBdzQ8UToOvqJQ2z54bJA</text:p>
          </table:table-cell>
          <table:table-cell office:value-type="string">
            <text:p>XP</text:p>
          </table:table-cell>
          <table:table-cell office:value-type="string">
            <text:p>2024-09-29T00:00:00.000Z</text:p>
          </table:table-cell>
          <table:table-cell office:value-type="string">
            <text:p>2024-09-2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TmC8FSA7RRqkrRHpvDM7cw</text:p>
          </table:table-cell>
          <table:table-cell office:value-type="string">
            <text:p>XPG</text:p>
          </table:table-cell>
          <table:table-cell office:value-type="string">
            <text:p>2024-11-30T00:00:00.000Z</text:p>
          </table:table-cell>
          <table:table-cell office:value-type="string">
            <text:p>2024-11-3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QAWmm5RS1a68A.b5fbAOQ</text:p>
          </table:table-cell>
          <table:table-cell office:value-type="string">
            <text:p>XP3</text:p>
          </table:table-cell>
          <table:table-cell office:value-type="string">
            <text:p>2024-10-12T00:00:00.000Z</text:p>
          </table:table-cell>
          <table:table-cell office:value-type="string">
            <text:p>2024-10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SZVesrVT0y3tlhNkT38eg</text:p>
          </table:table-cell>
          <table:table-cell office:value-type="string">
            <text:p>XOx</text:p>
          </table:table-cell>
          <table:table-cell office:value-type="string">
            <text:p>2024-09-22T00:00:00.000Z</text:p>
          </table:table-cell>
          <table:table-cell office:value-type="string">
            <text:p>2024-09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-SA2jarRGOIvA3TiQf47g</text:p>
          </table:table-cell>
          <table:table-cell office:value-type="string">
            <text:p>XOy</text:p>
          </table:table-cell>
          <table:table-cell office:value-type="string">
            <text:p>2024-09-24T00:00:00.000Z</text:p>
          </table:table-cell>
          <table:table-cell office:value-type="string">
            <text:p>2024-09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BSbAjGTYTsi2uMsY5SDfmQ</text:p>
          </table:table-cell>
          <table:table-cell office:value-type="string">
            <text:p>XOv</text:p>
          </table:table-cell>
          <table:table-cell office:value-type="string">
            <text:p>2024-09-14T00:00:00.000Z</text:p>
          </table:table-cell>
          <table:table-cell office:value-type="string">
            <text:p>2024-09-1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agB-LljRiCi6HEGAyiLxg</text:p>
          </table:table-cell>
          <table:table-cell office:value-type="string">
            <text:p>XP8</text:p>
          </table:table-cell>
          <table:table-cell office:value-type="string">
            <text:p>2024-11-02T00:00:00.000Z</text:p>
          </table:table-cell>
          <table:table-cell office:value-type="string">
            <text:p>2024-11-0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tA2Xe4JSDyVPeQr9kH3qA</text:p>
          </table:table-cell>
          <table:table-cell office:value-type="string">
            <text:p>XPI</text:p>
          </table:table-cell>
          <table:table-cell office:value-type="string">
            <text:p>2024-12-08T00:00:00.000Z</text:p>
          </table:table-cell>
          <table:table-cell office:value-type="string">
            <text:p>2024-12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8Xtf6y-iQie16O7lqNiOOQ</text:p>
          </table:table-cell>
          <table:table-cell office:value-type="string">
            <text:p>XOw</text:p>
          </table:table-cell>
          <table:table-cell office:value-type="string">
            <text:p>2024-09-22T00:00:00.000Z</text:p>
          </table:table-cell>
          <table:table-cell office:value-type="string">
            <text:p>2024-09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fZeYke6SvqPozSKFQN0VQ</text:p>
          </table:table-cell>
          <table:table-cell office:value-type="string">
            <text:p>XOu</text:p>
          </table:table-cell>
          <table:table-cell office:value-type="string">
            <text:p>2024-09-13T00:00:00.000Z</text:p>
          </table:table-cell>
          <table:table-cell office:value-type="string">
            <text:p>2024-09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t7NVkfkQQSIw9DyV6pqHw</text:p>
          </table:table-cell>
          <table:table-cell office:value-type="string">
            <text:p>XP5</text:p>
          </table:table-cell>
          <table:table-cell office:value-type="string">
            <text:p>2024-10-24T00:00:00.000Z</text:p>
          </table:table-cell>
          <table:table-cell office:value-type="string">
            <text:p>2024-10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Ha.GxeeR4a9iV92qKey7A</text:p>
          </table:table-cell>
          <table:table-cell office:value-type="string">
            <text:p>XPD</text:p>
          </table:table-cell>
          <table:table-cell office:value-type="string">
            <text:p>2024-11-17T00:00:00.000Z</text:p>
          </table:table-cell>
          <table:table-cell office:value-type="string">
            <text:p>2024-11-1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8X7gcmPrRlGYxqEkIuiknw</text:p>
          </table:table-cell>
          <table:table-cell office:value-type="string">
            <text:p>XPC</text:p>
          </table:table-cell>
          <table:table-cell office:value-type="string">
            <text:p>2024-11-15T00:00:00.000Z</text:p>
          </table:table-cell>
          <table:table-cell office:value-type="string">
            <text:p>2024-11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JPXTOge-RN6CAs5ffc1XMg</text:p>
          </table:table-cell>
          <table:table-cell office:value-type="string">
            <text:p>XP7</text:p>
          </table:table-cell>
          <table:table-cell office:value-type="string">
            <text:p>2024-10-27T00:00:00.000Z</text:p>
          </table:table-cell>
          <table:table-cell office:value-type="string">
            <text:p>2024-10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O72ZKp1TBqOWKcpQdor3w</text:p>
          </table:table-cell>
          <table:table-cell office:value-type="string">
            <text:p>XOz</text:p>
          </table:table-cell>
          <table:table-cell office:value-type="string">
            <text:p>2024-09-28T00:00:00.000Z</text:p>
          </table:table-cell>
          <table:table-cell office:value-type="string">
            <text:p>2024-09-2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Kz4Wxx6STadofO4nLco.g</text:p>
          </table:table-cell>
          <table:table-cell office:value-type="string">
            <text:p>XPB</text:p>
          </table:table-cell>
          <table:table-cell office:value-type="string">
            <text:p>2024-11-13T00:00:00.000Z</text:p>
          </table:table-cell>
          <table:table-cell office:value-type="string">
            <text:p>2024-11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jKat5vrQ2qto675w4ILyQ</text:p>
          </table:table-cell>
          <table:table-cell office:value-type="string">
            <text:p>XP4</text:p>
          </table:table-cell>
          <table:table-cell office:value-type="string">
            <text:p>2024-10-13T00:00:00.000Z</text:p>
          </table:table-cell>
          <table:table-cell office:value-type="string">
            <text:p>2024-10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0yqskTsDRnKIbUVS5ewQBQ</text:p>
          </table:table-cell>
          <table:table-cell office:value-type="string">
            <text:p>XOt</text:p>
          </table:table-cell>
          <table:table-cell office:value-type="string">
            <text:p>2024-09-08T00:00:00.000Z</text:p>
          </table:table-cell>
          <table:table-cell office:value-type="string">
            <text:p>2024-09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oN.C33PRTSgpn4lUa11JA</text:p>
          </table:table-cell>
          <table:table-cell office:value-type="string">
            <text:p>XP9</text:p>
          </table:table-cell>
          <table:table-cell office:value-type="string">
            <text:p>2024-11-03T00:00:00.000Z</text:p>
          </table:table-cell>
          <table:table-cell office:value-type="string">
            <text:p>2024-11-0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bVh8R.RdRoyOqxhH0ja3Sg</text:p>
          </table:table-cell>
          <table:table-cell office:value-type="string">
            <text:p>XPL</text:p>
          </table:table-cell>
          <table:table-cell office:value-type="string">
            <text:p>2024-12-22T00:00:00.000Z</text:p>
          </table:table-cell>
          <table:table-cell office:value-type="string">
            <text:p>2024-12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qbXTCIkQPGKF7W.iPQMzQ</text:p>
          </table:table-cell>
          <table:table-cell office:value-type="string">
            <text:p>XPM</text:p>
          </table:table-cell>
          <table:table-cell office:value-type="string">
            <text:p>2024-12-23T00:00:00.000Z</text:p>
          </table:table-cell>
          <table:table-cell office:value-type="string">
            <text:p>2024-12-2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XoFzBsZHRv6vr7STr-zH0g</text:p>
          </table:table-cell>
          <table:table-cell office:value-type="string">
            <text:p>XPF</text:p>
          </table:table-cell>
          <table:table-cell office:value-type="string">
            <text:p>2024-11-24T00:00:00.000Z</text:p>
          </table:table-cell>
          <table:table-cell office:value-type="string">
            <text:p>2024-11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HgxYpN5QgSUfwwjYR3etw</text:p>
          </table:table-cell>
          <table:table-cell office:value-type="string">
            <text:p>XP6</text:p>
          </table:table-cell>
          <table:table-cell office:value-type="string">
            <text:p>2024-10-26T00:00:00.000Z</text:p>
          </table:table-cell>
          <table:table-cell office:value-type="string">
            <text:p>2024-10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7DVkVHYRail03gM-Mzklw</text:p>
          </table:table-cell>
          <table:table-cell office:value-type="string">
            <text:p>XPE</text:p>
          </table:table-cell>
          <table:table-cell office:value-type="string">
            <text:p>2024-11-23T00:00:00.000Z</text:p>
          </table:table-cell>
          <table:table-cell office:value-type="string">
            <text:p>2024-11-2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XGiJSuQxQ-qlw-crsaPUqg</text:p>
          </table:table-cell>
          <table:table-cell office:value-type="string">
            <text:p>XP1</text:p>
          </table:table-cell>
          <table:table-cell office:value-type="string">
            <text:p>2024-10-05T00:00:00.000Z</text:p>
          </table:table-cell>
          <table:table-cell office:value-type="string">
            <text:p>2024-10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xzYn8kzQCSIEi.3ET.Hdw</text:p>
          </table:table-cell>
          <table:table-cell office:value-type="string">
            <text:p>XPK</text:p>
          </table:table-cell>
          <table:table-cell office:value-type="string">
            <text:p>2024-12-16T00:00:00.000Z</text:p>
          </table:table-cell>
          <table:table-cell office:value-type="string">
            <text:p>2024-12-1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Us8P9bfQr21QFFnqkNqTQ</text:p>
          </table:table-cell>
          <table:table-cell office:value-type="string">
            <text:p>XP2</text:p>
          </table:table-cell>
          <table:table-cell office:value-type="string">
            <text:p>2024-10-06T00:00:00.000Z</text:p>
          </table:table-cell>
          <table:table-cell office:value-type="string">
            <text:p>2024-10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pQxfxewQEWLkidY3meNlQ</text:p>
          </table:table-cell>
          <table:table-cell office:value-type="string">
            <text:p>XPJ</text:p>
          </table:table-cell>
          <table:table-cell office:value-type="string">
            <text:p>2024-12-11T00:00:00.000Z</text:p>
          </table:table-cell>
          <table:table-cell office:value-type="string">
            <text:p>2024-12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93l86t5nSdSiiuVDWTeX2g</text:p>
          </table:table-cell>
          <table:table-cell office:value-type="string">
            <text:p>XPT</text:p>
          </table:table-cell>
          <table:table-cell office:value-type="string">
            <text:p>2025-01-25T00:00:00.000Z</text:p>
          </table:table-cell>
          <table:table-cell office:value-type="string">
            <text:p>2025-01-2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35JlxlbARwaVQwRFRUlt2A</text:p>
          </table:table-cell>
          <table:table-cell office:value-type="string">
            <text:p>XPU</text:p>
          </table:table-cell>
          <table:table-cell office:value-type="string">
            <text:p>2025-01-31T00:00:00.000Z</text:p>
          </table:table-cell>
          <table:table-cell office:value-type="string">
            <text:p>2025-01-3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R2.cqgLSJu2PHlqglqq5Q</text:p>
          </table:table-cell>
          <table:table-cell office:value-type="string">
            <text:p>XPj</text:p>
          </table:table-cell>
          <table:table-cell office:value-type="string">
            <text:p>2025-03-27T00:00:00.000Z</text:p>
          </table:table-cell>
          <table:table-cell office:value-type="string">
            <text:p>2025-03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9YY5C5aTVSWeeDAkMXgAQ</text:p>
          </table:table-cell>
          <table:table-cell office:value-type="string">
            <text:p>XPR</text:p>
          </table:table-cell>
          <table:table-cell office:value-type="string">
            <text:p>2025-01-18T00:00:00.000Z</text:p>
          </table:table-cell>
          <table:table-cell office:value-type="string">
            <text:p>2025-01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xI.IfmCRFaW46BJdvY-vg</text:p>
          </table:table-cell>
          <table:table-cell office:value-type="string">
            <text:p>XPZ</text:p>
          </table:table-cell>
          <table:table-cell office:value-type="string">
            <text:p>2025-02-23T00:00:00.000Z</text:p>
          </table:table-cell>
          <table:table-cell office:value-type="string">
            <text:p>2025-02-2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HR41NXlSyK0i.d5Ua1how</text:p>
          </table:table-cell>
          <table:table-cell office:value-type="string">
            <text:p>XPd</text:p>
          </table:table-cell>
          <table:table-cell office:value-type="string">
            <text:p>2025-03-09T00:00:00.000Z</text:p>
          </table:table-cell>
          <table:table-cell office:value-type="string">
            <text:p>2025-03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YJrVshu6Rv-BPBG3gcfOrw</text:p>
          </table:table-cell>
          <table:table-cell office:value-type="string">
            <text:p>XPn</text:p>
          </table:table-cell>
          <table:table-cell office:value-type="string">
            <text:p>2025-04-12T00:00:00.000Z</text:p>
          </table:table-cell>
          <table:table-cell office:value-type="string">
            <text:p>2025-04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YLw30UOXROuoSy8ACO-n3g</text:p>
          </table:table-cell>
          <table:table-cell office:value-type="string">
            <text:p>XPl</text:p>
          </table:table-cell>
          <table:table-cell office:value-type="string">
            <text:p>2025-04-05T00:00:00.000Z</text:p>
          </table:table-cell>
          <table:table-cell office:value-type="string">
            <text:p>2025-04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x6wwS80CSW-UigxraW2CYQ</text:p>
          </table:table-cell>
          <table:table-cell office:value-type="string">
            <text:p>XPe</text:p>
          </table:table-cell>
          <table:table-cell office:value-type="string">
            <text:p>2025-03-17T00:00:00.000Z</text:p>
          </table:table-cell>
          <table:table-cell office:value-type="string">
            <text:p>2025-03-1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HAARibCRbSN6QhzWwKPYg</text:p>
          </table:table-cell>
          <table:table-cell office:value-type="string">
            <text:p>XPo</text:p>
          </table:table-cell>
          <table:table-cell office:value-type="string">
            <text:p>2025-04-12T00:00:00.000Z</text:p>
          </table:table-cell>
          <table:table-cell office:value-type="string">
            <text:p>2025-04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Vzxw9yMmQPKXvONQ-JWwLw</text:p>
          </table:table-cell>
          <table:table-cell office:value-type="string">
            <text:p>XPN</text:p>
          </table:table-cell>
          <table:table-cell office:value-type="string">
            <text:p>2024-12-26T00:00:00.000Z</text:p>
          </table:table-cell>
          <table:table-cell office:value-type="string">
            <text:p>2024-12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uW313zCQ5enKb5lhWj3YA</text:p>
          </table:table-cell>
          <table:table-cell office:value-type="string">
            <text:p>XPO</text:p>
          </table:table-cell>
          <table:table-cell office:value-type="string">
            <text:p>2024-12-28T00:00:00.000Z</text:p>
          </table:table-cell>
          <table:table-cell office:value-type="string">
            <text:p>2024-12-2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tQ1rBlmQt-LJq4CBYybfg</text:p>
          </table:table-cell>
          <table:table-cell office:value-type="string">
            <text:p>XPb</text:p>
          </table:table-cell>
          <table:table-cell office:value-type="string">
            <text:p>2025-03-01T00:00:00.000Z</text:p>
          </table:table-cell>
          <table:table-cell office:value-type="string">
            <text:p>2025-03-0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TFgfDlBLTxG--002S.-ySQ</text:p>
          </table:table-cell>
          <table:table-cell office:value-type="string">
            <text:p>XPh</text:p>
          </table:table-cell>
          <table:table-cell office:value-type="string">
            <text:p>2025-03-21T00:00:00.000Z</text:p>
          </table:table-cell>
          <table:table-cell office:value-type="string">
            <text:p>2025-03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j1Tz6CsQSeVI4Kwee.5Dg</text:p>
          </table:table-cell>
          <table:table-cell office:value-type="string">
            <text:p>XPc</text:p>
          </table:table-cell>
          <table:table-cell office:value-type="string">
            <text:p>2025-03-02T00:00:00.000Z</text:p>
          </table:table-cell>
          <table:table-cell office:value-type="string">
            <text:p>2025-03-0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oEHCNwsJTMGMdZIBRWRJbg</text:p>
          </table:table-cell>
          <table:table-cell office:value-type="string">
            <text:p>XPi</text:p>
          </table:table-cell>
          <table:table-cell office:value-type="string">
            <text:p>2025-03-24T00:00:00.000Z</text:p>
          </table:table-cell>
          <table:table-cell office:value-type="string">
            <text:p>2025-03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.FUpj74EQiG3Z8piCuJ5AA</text:p>
          </table:table-cell>
          <table:table-cell office:value-type="string">
            <text:p>XPp</text:p>
          </table:table-cell>
          <table:table-cell office:value-type="string">
            <text:p>2025-04-13T00:00:00.000Z</text:p>
          </table:table-cell>
          <table:table-cell office:value-type="string">
            <text:p>2025-04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Jv0RWXwLSAuW0WQhdNqutg</text:p>
          </table:table-cell>
          <table:table-cell office:value-type="string">
            <text:p>XPX</text:p>
          </table:table-cell>
          <table:table-cell office:value-type="string">
            <text:p>2025-02-16T00:00:00.000Z</text:p>
          </table:table-cell>
          <table:table-cell office:value-type="string">
            <text:p>2025-02-1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WgjTI43QlOzebHI7g2pkQ</text:p>
          </table:table-cell>
          <table:table-cell office:value-type="string">
            <text:p>XPP</text:p>
          </table:table-cell>
          <table:table-cell office:value-type="string">
            <text:p>2025-01-05T00:00:00.000Z</text:p>
          </table:table-cell>
          <table:table-cell office:value-type="string">
            <text:p>2025-01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r4Xm9zERh-7qRxjcZQ-pQ</text:p>
          </table:table-cell>
          <table:table-cell office:value-type="string">
            <text:p>XPq</text:p>
          </table:table-cell>
          <table:table-cell office:value-type="string">
            <text:p>2025-04-19T00:00:00.000Z</text:p>
          </table:table-cell>
          <table:table-cell office:value-type="string">
            <text:p>2025-04-1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JnhActnUSnqA7zVNJTpwvw</text:p>
          </table:table-cell>
          <table:table-cell office:value-type="string">
            <text:p>XPS</text:p>
          </table:table-cell>
          <table:table-cell office:value-type="string">
            <text:p>2025-01-19T00:00:00.000Z</text:p>
          </table:table-cell>
          <table:table-cell office:value-type="string">
            <text:p>2025-01-1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k8q3yOTRGGJtSSD33Nfag</text:p>
          </table:table-cell>
          <table:table-cell office:value-type="string">
            <text:p>XPQ</text:p>
          </table:table-cell>
          <table:table-cell office:value-type="string">
            <text:p>2025-01-13T00:00:00.000Z</text:p>
          </table:table-cell>
          <table:table-cell office:value-type="string">
            <text:p>2025-01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3pfxROzSPC9dMdYCM1dWg</text:p>
          </table:table-cell>
          <table:table-cell office:value-type="string">
            <text:p>XPg</text:p>
          </table:table-cell>
          <table:table-cell office:value-type="string">
            <text:p>2025-03-21T00:00:00.000Z</text:p>
          </table:table-cell>
          <table:table-cell office:value-type="string">
            <text:p>2025-03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exkbxtHRRSHB2J386dNMA</text:p>
          </table:table-cell>
          <table:table-cell office:value-type="string">
            <text:p>XPa</text:p>
          </table:table-cell>
          <table:table-cell office:value-type="string">
            <text:p>2025-02-26T00:00:00.000Z</text:p>
          </table:table-cell>
          <table:table-cell office:value-type="string">
            <text:p>2025-02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2awtW1WTdivlzusACwzkQ</text:p>
          </table:table-cell>
          <table:table-cell office:value-type="string">
            <text:p>XPY</text:p>
          </table:table-cell>
          <table:table-cell office:value-type="string">
            <text:p>2025-02-22T00:00:00.000Z</text:p>
          </table:table-cell>
          <table:table-cell office:value-type="string">
            <text:p>2025-02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7nHg7Z5QuW6tWQnZj4Xeg</text:p>
          </table:table-cell>
          <table:table-cell office:value-type="string">
            <text:p>XPW</text:p>
          </table:table-cell>
          <table:table-cell office:value-type="string">
            <text:p>2025-02-15T00:00:00.000Z</text:p>
          </table:table-cell>
          <table:table-cell office:value-type="string">
            <text:p>2025-02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oYQsx7OMS2KpLTZWh5PUUg</text:p>
          </table:table-cell>
          <table:table-cell office:value-type="string">
            <text:p>XPk</text:p>
          </table:table-cell>
          <table:table-cell office:value-type="string">
            <text:p>2025-03-29T00:00:00.000Z</text:p>
          </table:table-cell>
          <table:table-cell office:value-type="string">
            <text:p>2025-03-2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uVjPvY7SD67jSCac5hJew</text:p>
          </table:table-cell>
          <table:table-cell office:value-type="string">
            <text:p>XPV</text:p>
          </table:table-cell>
          <table:table-cell office:value-type="string">
            <text:p>2025-02-01T00:00:00.000Z</text:p>
          </table:table-cell>
          <table:table-cell office:value-type="string">
            <text:p>2025-02-0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xa2zf6T3SG2Pz1NSX7fWqg</text:p>
          </table:table-cell>
          <table:table-cell office:value-type="string">
            <text:p>XPf</text:p>
          </table:table-cell>
          <table:table-cell office:value-type="string">
            <text:p>2025-03-17T00:00:00.000Z</text:p>
          </table:table-cell>
          <table:table-cell office:value-type="string">
            <text:p>2025-03-1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ypnqP6gTperrgEbdWGNaA</text:p>
          </table:table-cell>
          <table:table-cell office:value-type="string">
            <text:p>XPm</text:p>
          </table:table-cell>
          <table:table-cell office:value-type="string">
            <text:p>2025-04-06T00:00:00.000Z</text:p>
          </table:table-cell>
          <table:table-cell office:value-type="string">
            <text:p>2025-04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emlciGOSW2X.lNNTPQdeQ</text:p>
          </table:table-cell>
          <table:table-cell office:value-type="string">
            <text:p>XPs</text:p>
          </table:table-cell>
          <table:table-cell office:value-type="string">
            <text:p>2025-04-21T00:00:00.000Z</text:p>
          </table:table-cell>
          <table:table-cell office:value-type="string">
            <text:p>2025-04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4d39-3WTqO30G9EQpUkEQ</text:p>
          </table:table-cell>
          <table:table-cell office:value-type="string">
            <text:p>XQJ</text:p>
          </table:table-cell>
          <table:table-cell office:value-type="string">
            <text:p>2025-06-23T00:00:00.000Z</text:p>
          </table:table-cell>
          <table:table-cell office:value-type="string">
            <text:p>2025-06-2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NfUAZg5SeimA1UqDdbCEA</text:p>
          </table:table-cell>
          <table:table-cell office:value-type="string">
            <text:p>XQ6</text:p>
          </table:table-cell>
          <table:table-cell office:value-type="string">
            <text:p>2025-06-01T00:00:00.000Z</text:p>
          </table:table-cell>
          <table:table-cell office:value-type="string">
            <text:p>2025-06-0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iUC8fmnR2iP6ZzBUAiRjQ</text:p>
          </table:table-cell>
          <table:table-cell office:value-type="string">
            <text:p>XQK</text:p>
          </table:table-cell>
          <table:table-cell office:value-type="string">
            <text:p>2025-06-28T00:00:00.000Z</text:p>
          </table:table-cell>
          <table:table-cell office:value-type="string">
            <text:p>2025-06-2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n8gyiV6TOeqMU0-PSltSQ</text:p>
          </table:table-cell>
          <table:table-cell office:value-type="string">
            <text:p>XQG</text:p>
          </table:table-cell>
          <table:table-cell office:value-type="string">
            <text:p>2025-06-21T00:00:00.000Z</text:p>
          </table:table-cell>
          <table:table-cell office:value-type="string">
            <text:p>2025-06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1DhqG3hFSGK5qwDStnLlTg</text:p>
          </table:table-cell>
          <table:table-cell office:value-type="string">
            <text:p>XPr</text:p>
          </table:table-cell>
          <table:table-cell office:value-type="string">
            <text:p>2025-04-20T00:00:00.000Z</text:p>
          </table:table-cell>
          <table:table-cell office:value-type="string">
            <text:p>2025-04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.zixBD.TGmmtFIfJiVD1A</text:p>
          </table:table-cell>
          <table:table-cell office:value-type="string">
            <text:p>XQI</text:p>
          </table:table-cell>
          <table:table-cell office:value-type="string">
            <text:p>2025-06-22T00:00:00.000Z</text:p>
          </table:table-cell>
          <table:table-cell office:value-type="string">
            <text:p>2025-06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9956LXOQOydkNQZ3EU7Uw</text:p>
          </table:table-cell>
          <table:table-cell office:value-type="string">
            <text:p>XQ4</text:p>
          </table:table-cell>
          <table:table-cell office:value-type="string">
            <text:p>2025-05-26T00:00:00.000Z</text:p>
          </table:table-cell>
          <table:table-cell office:value-type="string">
            <text:p>2025-05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B2F-EDnwRLCbOn3qwPtulQ</text:p>
          </table:table-cell>
          <table:table-cell office:value-type="string">
            <text:p>XQH</text:p>
          </table:table-cell>
          <table:table-cell office:value-type="string">
            <text:p>2025-06-22T00:00:00.000Z</text:p>
          </table:table-cell>
          <table:table-cell office:value-type="string">
            <text:p>2025-06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CKIKMFtTrWfGy6cAnvP8A</text:p>
          </table:table-cell>
          <table:table-cell office:value-type="string">
            <text:p>XPu</text:p>
          </table:table-cell>
          <table:table-cell office:value-type="string">
            <text:p>2025-04-25T00:00:00.000Z</text:p>
          </table:table-cell>
          <table:table-cell office:value-type="string">
            <text:p>2025-04-2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j8uo8wyQkCXXNjZ6kTtEQ</text:p>
          </table:table-cell>
          <table:table-cell office:value-type="string">
            <text:p>XQ</text:p>
          </table:table-cell>
          <table:table-cell office:value-type="string">
            <text:p>2025-05-15T00:00:00.000Z</text:p>
          </table:table-cell>
          <table:table-cell office:value-type="string">
            <text:p>2025-05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GfumcqiQN-SvbcSGiiLfQ</text:p>
          </table:table-cell>
          <table:table-cell office:value-type="string">
            <text:p>XQ9</text:p>
          </table:table-cell>
          <table:table-cell office:value-type="string">
            <text:p>2025-06-11T00:00:00.000Z</text:p>
          </table:table-cell>
          <table:table-cell office:value-type="string">
            <text:p>2025-06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SIcUeWJQvOrNFRs2kXtkA</text:p>
          </table:table-cell>
          <table:table-cell office:value-type="string">
            <text:p>XQ2</text:p>
          </table:table-cell>
          <table:table-cell office:value-type="string">
            <text:p>2025-05-24T00:00:00.000Z</text:p>
          </table:table-cell>
          <table:table-cell office:value-type="string">
            <text:p>2025-05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JwcLfhzuSE-XwKPIFAUqxg</text:p>
          </table:table-cell>
          <table:table-cell office:value-type="string">
            <text:p>XPv</text:p>
          </table:table-cell>
          <table:table-cell office:value-type="string">
            <text:p>2025-04-27T00:00:00.000Z</text:p>
          </table:table-cell>
          <table:table-cell office:value-type="string">
            <text:p>2025-04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0ITYq3qlSnioBJL7SF0m2A</text:p>
          </table:table-cell>
          <table:table-cell office:value-type="string">
            <text:p>XQ3</text:p>
          </table:table-cell>
          <table:table-cell office:value-type="string">
            <text:p>2025-05-25T00:00:00.000Z</text:p>
          </table:table-cell>
          <table:table-cell office:value-type="string">
            <text:p>2025-05-2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47vUvfrSNKdfs.gXICEXA</text:p>
          </table:table-cell>
          <table:table-cell office:value-type="string">
            <text:p>XQ5</text:p>
          </table:table-cell>
          <table:table-cell office:value-type="string">
            <text:p>2025-05-31T00:00:00.000Z</text:p>
          </table:table-cell>
          <table:table-cell office:value-type="string">
            <text:p>2025-05-3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6QAuVWXZTG-FqaMzaoR6.A</text:p>
          </table:table-cell>
          <table:table-cell office:value-type="string">
            <text:p>XQD</text:p>
          </table:table-cell>
          <table:table-cell office:value-type="string">
            <text:p>2025-06-20T00:00:00.000Z</text:p>
          </table:table-cell>
          <table:table-cell office:value-type="string">
            <text:p>2025-06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Rz.5VgtTQqTiCAvdEVsDA</text:p>
          </table:table-cell>
          <table:table-cell office:value-type="string">
            <text:p>XPx</text:p>
          </table:table-cell>
          <table:table-cell office:value-type="string">
            <text:p>2025-05-10T00:00:00.000Z</text:p>
          </table:table-cell>
          <table:table-cell office:value-type="string">
            <text:p>2025-05-1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Gh9ddnxSc-c46i12iIBYw</text:p>
          </table:table-cell>
          <table:table-cell office:value-type="string">
            <text:p>XQA</text:p>
          </table:table-cell>
          <table:table-cell office:value-type="string">
            <text:p>2025-06-15T00:00:00.000Z</text:p>
          </table:table-cell>
          <table:table-cell office:value-type="string">
            <text:p>2025-06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8WGgeTXSwuIiqUTrdhshg</text:p>
          </table:table-cell>
          <table:table-cell office:value-type="string">
            <text:p>XQE</text:p>
          </table:table-cell>
          <table:table-cell office:value-type="string">
            <text:p>2025-06-21T00:00:00.000Z</text:p>
          </table:table-cell>
          <table:table-cell office:value-type="string">
            <text:p>2025-06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YMJuK-NkQeWILgEOtBJFzA</text:p>
          </table:table-cell>
          <table:table-cell office:value-type="string">
            <text:p>XQ1</text:p>
          </table:table-cell>
          <table:table-cell office:value-type="string">
            <text:p>2025-05-18T00:00:00.000Z</text:p>
          </table:table-cell>
          <table:table-cell office:value-type="string">
            <text:p>2025-05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hxuDUEXSyOcLTi06dbjEA</text:p>
          </table:table-cell>
          <table:table-cell office:value-type="string">
            <text:p>XQ8</text:p>
          </table:table-cell>
          <table:table-cell office:value-type="string">
            <text:p>2025-06-10T00:00:00.000Z</text:p>
          </table:table-cell>
          <table:table-cell office:value-type="string">
            <text:p>2025-06-1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BDSd5TaSFyhTgeRSXA4Pw</text:p>
          </table:table-cell>
          <table:table-cell office:value-type="string">
            <text:p>XPt</text:p>
          </table:table-cell>
          <table:table-cell office:value-type="string">
            <text:p>2025-04-22T00:00:00.000Z</text:p>
          </table:table-cell>
          <table:table-cell office:value-type="string">
            <text:p>2025-04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tjoVILQqublnaS9nDkXw</text:p>
          </table:table-cell>
          <table:table-cell office:value-type="string">
            <text:p>XQB</text:p>
          </table:table-cell>
          <table:table-cell office:value-type="string">
            <text:p>2025-06-16T00:00:00.000Z</text:p>
          </table:table-cell>
          <table:table-cell office:value-type="string">
            <text:p>2025-06-1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jLvf6btQs-2j6.XgyE28Q</text:p>
          </table:table-cell>
          <table:table-cell office:value-type="string">
            <text:p>XQ7</text:p>
          </table:table-cell>
          <table:table-cell office:value-type="string">
            <text:p>2025-06-07T00:00:00.000Z</text:p>
          </table:table-cell>
          <table:table-cell office:value-type="string">
            <text:p>2025-06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J0a2TL4RiyFlH1Loj53Dw</text:p>
          </table:table-cell>
          <table:table-cell office:value-type="string">
            <text:p>XPy</text:p>
          </table:table-cell>
          <table:table-cell office:value-type="string">
            <text:p>2025-05-11T00:00:00.000Z</text:p>
          </table:table-cell>
          <table:table-cell office:value-type="string">
            <text:p>2025-05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1AhEVkWgTAuTwZzT7C3r5g</text:p>
          </table:table-cell>
          <table:table-cell office:value-type="string">
            <text:p>XQC</text:p>
          </table:table-cell>
          <table:table-cell office:value-type="string">
            <text:p>2025-06-18T00:00:00.000Z</text:p>
          </table:table-cell>
          <table:table-cell office:value-type="string">
            <text:p>2025-06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fNLGwP.TIe4DixdKEn8XA</text:p>
          </table:table-cell>
          <table:table-cell office:value-type="string">
            <text:p>XPw</text:p>
          </table:table-cell>
          <table:table-cell office:value-type="string">
            <text:p>2025-05-09T00:00:00.000Z</text:p>
          </table:table-cell>
          <table:table-cell office:value-type="string">
            <text:p>2025-05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3fyfLeX.TmmV00M1JmxHfQ</text:p>
          </table:table-cell>
          <table:table-cell office:value-type="string">
            <text:p>XQF</text:p>
          </table:table-cell>
          <table:table-cell office:value-type="string">
            <text:p>2025-06-21T00:00:00.000Z</text:p>
          </table:table-cell>
          <table:table-cell office:value-type="string">
            <text:p>2025-06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R6.EQSgSm6RTys2TAtBsQ</text:p>
          </table:table-cell>
          <table:table-cell office:value-type="string">
            <text:p>XPz</text:p>
          </table:table-cell>
          <table:table-cell office:value-type="string">
            <text:p>2025-05-13T00:00:00.000Z</text:p>
          </table:table-cell>
          <table:table-cell office:value-type="string">
            <text:p>2025-05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5lM5T4kS5-O3wzewWT2Lg</text:p>
          </table:table-cell>
          <table:table-cell office:value-type="string">
            <text:p>XQl</text:p>
          </table:table-cell>
          <table:table-cell office:value-type="string">
            <text:p>2025-09-16T00:00:00.000Z</text:p>
          </table:table-cell>
          <table:table-cell office:value-type="string">
            <text:p>2025-09-1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-m4NIxyQ2OtSoOm8IqD8A</text:p>
          </table:table-cell>
          <table:table-cell office:value-type="string">
            <text:p>XQa</text:p>
          </table:table-cell>
          <table:table-cell office:value-type="string">
            <text:p>2025-08-17T00:00:00.000Z</text:p>
          </table:table-cell>
          <table:table-cell office:value-type="string">
            <text:p>2025-08-1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vdUwCkccRYy66BdMS8-LvA</text:p>
          </table:table-cell>
          <table:table-cell office:value-type="string">
            <text:p>XQj</text:p>
          </table:table-cell>
          <table:table-cell office:value-type="string">
            <text:p>2025-09-11T00:00:00.000Z</text:p>
          </table:table-cell>
          <table:table-cell office:value-type="string">
            <text:p>2025-09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liIVEJWQKWUa6ZrK4a.hQ</text:p>
          </table:table-cell>
          <table:table-cell office:value-type="string">
            <text:p>XQQ</text:p>
          </table:table-cell>
          <table:table-cell office:value-type="string">
            <text:p>2025-07-12T00:00:00.000Z</text:p>
          </table:table-cell>
          <table:table-cell office:value-type="string">
            <text:p>2025-07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CjMmDDCQn2KN-D.T2qaqg</text:p>
          </table:table-cell>
          <table:table-cell office:value-type="string">
            <text:p>XQn</text:p>
          </table:table-cell>
          <table:table-cell office:value-type="string">
            <text:p>2025-09-18T00:00:00.000Z</text:p>
          </table:table-cell>
          <table:table-cell office:value-type="string">
            <text:p>2025-09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Z1D8SkiQpWWr9WShdzlDw</text:p>
          </table:table-cell>
          <table:table-cell office:value-type="string">
            <text:p>XQh</text:p>
          </table:table-cell>
          <table:table-cell office:value-type="string">
            <text:p>2025-09-06T00:00:00.000Z</text:p>
          </table:table-cell>
          <table:table-cell office:value-type="string">
            <text:p>2025-09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n79E0HkRESEjqAEziFTwQ</text:p>
          </table:table-cell>
          <table:table-cell office:value-type="string">
            <text:p>XQf</text:p>
          </table:table-cell>
          <table:table-cell office:value-type="string">
            <text:p>2025-08-31T00:00:00.000Z</text:p>
          </table:table-cell>
          <table:table-cell office:value-type="string">
            <text:p>2025-08-3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h0SbylpRc27yqOP-SM.Nw</text:p>
          </table:table-cell>
          <table:table-cell office:value-type="string">
            <text:p>XQU</text:p>
          </table:table-cell>
          <table:table-cell office:value-type="string">
            <text:p>2025-08-02T00:00:00.000Z</text:p>
          </table:table-cell>
          <table:table-cell office:value-type="string">
            <text:p>2025-08-0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3KgGOS1TMibFOPjEdPztA</text:p>
          </table:table-cell>
          <table:table-cell office:value-type="string">
            <text:p>XQS</text:p>
          </table:table-cell>
          <table:table-cell office:value-type="string">
            <text:p>2025-07-20T00:00:00.000Z</text:p>
          </table:table-cell>
          <table:table-cell office:value-type="string">
            <text:p>2025-07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o309SkV0TdWuNW80Tqk1DQ</text:p>
          </table:table-cell>
          <table:table-cell office:value-type="string">
            <text:p>XQM</text:p>
          </table:table-cell>
          <table:table-cell office:value-type="string">
            <text:p>2025-07-04T00:00:00.000Z</text:p>
          </table:table-cell>
          <table:table-cell office:value-type="string">
            <text:p>2025-07-0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5hGbSz-R0mLA4dBSQEh4w</text:p>
          </table:table-cell>
          <table:table-cell office:value-type="string">
            <text:p>XQW</text:p>
          </table:table-cell>
          <table:table-cell office:value-type="string">
            <text:p>2025-08-09T00:00:00.000Z</text:p>
          </table:table-cell>
          <table:table-cell office:value-type="string">
            <text:p>2025-08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9CcCgr4SCizhI3JNj7oag</text:p>
          </table:table-cell>
          <table:table-cell office:value-type="string">
            <text:p>XQg</text:p>
          </table:table-cell>
          <table:table-cell office:value-type="string">
            <text:p>2025-09-01T00:00:00.000Z</text:p>
          </table:table-cell>
          <table:table-cell office:value-type="string">
            <text:p>2025-09-0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43e9uHFRRCnhyIisyulqw</text:p>
          </table:table-cell>
          <table:table-cell office:value-type="string">
            <text:p>XQk</text:p>
          </table:table-cell>
          <table:table-cell office:value-type="string">
            <text:p>2025-09-13T00:00:00.000Z</text:p>
          </table:table-cell>
          <table:table-cell office:value-type="string">
            <text:p>2025-09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YWlUpMLQWO5yWaN-7IqNw</text:p>
          </table:table-cell>
          <table:table-cell office:value-type="string">
            <text:p>XQR</text:p>
          </table:table-cell>
          <table:table-cell office:value-type="string">
            <text:p>2025-07-19T00:00:00.000Z</text:p>
          </table:table-cell>
          <table:table-cell office:value-type="string">
            <text:p>2025-07-1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3LM.blASa2Bl6MR5yayyg</text:p>
          </table:table-cell>
          <table:table-cell office:value-type="string">
            <text:p>XQO</text:p>
          </table:table-cell>
          <table:table-cell office:value-type="string">
            <text:p>2025-07-06T00:00:00.000Z</text:p>
          </table:table-cell>
          <table:table-cell office:value-type="string">
            <text:p>2025-07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DK4Z5BuSpyU8bDNJXalTw</text:p>
          </table:table-cell>
          <table:table-cell office:value-type="string">
            <text:p>XQL</text:p>
          </table:table-cell>
          <table:table-cell office:value-type="string">
            <text:p>2025-06-29T00:00:00.000Z</text:p>
          </table:table-cell>
          <table:table-cell office:value-type="string">
            <text:p>2025-06-2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N1nRrB-TGeheIpaYqBkbg</text:p>
          </table:table-cell>
          <table:table-cell office:value-type="string">
            <text:p>XQe</text:p>
          </table:table-cell>
          <table:table-cell office:value-type="string">
            <text:p>2025-08-30T00:00:00.000Z</text:p>
          </table:table-cell>
          <table:table-cell office:value-type="string">
            <text:p>2025-08-3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e7zGmhlRq2uyEPre2JOeA</text:p>
          </table:table-cell>
          <table:table-cell office:value-type="string">
            <text:p>XQN</text:p>
          </table:table-cell>
          <table:table-cell office:value-type="string">
            <text:p>2025-07-05T00:00:00.000Z</text:p>
          </table:table-cell>
          <table:table-cell office:value-type="string">
            <text:p>2025-07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X61UFydSOqDvsxoEsA.EA</text:p>
          </table:table-cell>
          <table:table-cell office:value-type="string">
            <text:p>XQm</text:p>
          </table:table-cell>
          <table:table-cell office:value-type="string">
            <text:p>2025-09-17T00:00:00.000Z</text:p>
          </table:table-cell>
          <table:table-cell office:value-type="string">
            <text:p>2025-09-1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jaTzZZpPQcKMM0XOmzFU7w</text:p>
          </table:table-cell>
          <table:table-cell office:value-type="string">
            <text:p>XQV</text:p>
          </table:table-cell>
          <table:table-cell office:value-type="string">
            <text:p>2025-08-03T00:00:00.000Z</text:p>
          </table:table-cell>
          <table:table-cell office:value-type="string">
            <text:p>2025-08-0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j1k218SRjylWd29IZzlkQ</text:p>
          </table:table-cell>
          <table:table-cell office:value-type="string">
            <text:p>XQZ</text:p>
          </table:table-cell>
          <table:table-cell office:value-type="string">
            <text:p>2025-08-16T00:00:00.000Z</text:p>
          </table:table-cell>
          <table:table-cell office:value-type="string">
            <text:p>2025-08-1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6bTsGHKT7CboHxxeVwhpQ</text:p>
          </table:table-cell>
          <table:table-cell office:value-type="string">
            <text:p>XQP</text:p>
          </table:table-cell>
          <table:table-cell office:value-type="string">
            <text:p>2025-07-07T00:00:00.000Z</text:p>
          </table:table-cell>
          <table:table-cell office:value-type="string">
            <text:p>2025-07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5MUj1G.IRrKQjq0lTOD6-Q</text:p>
          </table:table-cell>
          <table:table-cell office:value-type="string">
            <text:p>XQX</text:p>
          </table:table-cell>
          <table:table-cell office:value-type="string">
            <text:p>2025-08-10T00:00:00.000Z</text:p>
          </table:table-cell>
          <table:table-cell office:value-type="string">
            <text:p>2025-08-1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FdDrf3fSeC2tm3pY19Jmw</text:p>
          </table:table-cell>
          <table:table-cell office:value-type="string">
            <text:p>XQc</text:p>
          </table:table-cell>
          <table:table-cell office:value-type="string">
            <text:p>2025-08-23T00:00:00.000Z</text:p>
          </table:table-cell>
          <table:table-cell office:value-type="string">
            <text:p>2025-08-2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3XA7EHCTiuAtT2ApfJa1w</text:p>
          </table:table-cell>
          <table:table-cell office:value-type="string">
            <text:p>XQb</text:p>
          </table:table-cell>
          <table:table-cell office:value-type="string">
            <text:p>2025-08-20T00:00:00.000Z</text:p>
          </table:table-cell>
          <table:table-cell office:value-type="string">
            <text:p>2025-08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Gzm-j84RT-yGWsnBTSOug</text:p>
          </table:table-cell>
          <table:table-cell office:value-type="string">
            <text:p>XQo</text:p>
          </table:table-cell>
          <table:table-cell office:value-type="string">
            <text:p>2025-09-28T00:00:00.000Z</text:p>
          </table:table-cell>
          <table:table-cell office:value-type="string">
            <text:p>2025-09-2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WfPhdk6QGG78OZC6Z55jg</text:p>
          </table:table-cell>
          <table:table-cell office:value-type="string">
            <text:p>XQT</text:p>
          </table:table-cell>
          <table:table-cell office:value-type="string">
            <text:p>2025-07-26T00:00:00.000Z</text:p>
          </table:table-cell>
          <table:table-cell office:value-type="string">
            <text:p>2025-07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txNBzyUT1WWx.XDz0C3lg</text:p>
          </table:table-cell>
          <table:table-cell office:value-type="string">
            <text:p>XQY</text:p>
          </table:table-cell>
          <table:table-cell office:value-type="string">
            <text:p>2025-08-16T00:00:00.000Z</text:p>
          </table:table-cell>
          <table:table-cell office:value-type="string">
            <text:p>2025-08-1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zD5jTKtSkag3aeJ1a9gBA</text:p>
          </table:table-cell>
          <table:table-cell office:value-type="string">
            <text:p>XQi</text:p>
          </table:table-cell>
          <table:table-cell office:value-type="string">
            <text:p>2025-09-07T00:00:00.000Z</text:p>
          </table:table-cell>
          <table:table-cell office:value-type="string">
            <text:p>2025-09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T4Ic1LQIQSKxPNYW7H9x0w</text:p>
          </table:table-cell>
          <table:table-cell office:value-type="string">
            <text:p>XQd</text:p>
          </table:table-cell>
          <table:table-cell office:value-type="string">
            <text:p>2025-08-24T00:00:00.000Z</text:p>
          </table:table-cell>
          <table:table-cell office:value-type="string">
            <text:p>2025-08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i-n0WhWTeuwovlfyyo1mA</text:p>
          </table:table-cell>
          <table:table-cell office:value-type="string">
            <text:p>XMU</text:p>
          </table:table-cell>
          <table:table-cell office:value-type="string">
            <text:p>2023-10-31T00:00:00.000Z</text:p>
          </table:table-cell>
          <table:table-cell office:value-type="string">
            <text:p>2023-10-3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NZpN5r8TgSH3yrrc.jvOQ</text:p>
          </table:table-cell>
          <table:table-cell office:value-type="string">
            <text:p>XLp</text:p>
          </table:table-cell>
          <table:table-cell office:value-type="string">
            <text:p>2023-06-13T00:00:00.000Z</text:p>
          </table:table-cell>
          <table:table-cell office:value-type="string">
            <text:p>2023-06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Kl8mTgDQ2maiHfk3DpygQ</text:p>
          </table:table-cell>
          <table:table-cell office:value-type="string">
            <text:p>XMW</text:p>
          </table:table-cell>
          <table:table-cell office:value-type="string">
            <text:p>2023-11-12T00:00:00.000Z</text:p>
          </table:table-cell>
          <table:table-cell office:value-type="string">
            <text:p>2023-11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IC5zlxwQ8K2Ht9ZL2ZgRg</text:p>
          </table:table-cell>
          <table:table-cell office:value-type="string">
            <text:p>XN</text:p>
          </table:table-cell>
          <table:table-cell office:value-type="string">
            <text:p>2024-01-19T00:00:00.000Z</text:p>
          </table:table-cell>
          <table:table-cell office:value-type="string">
            <text:p>2024-01-1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5nWfPOmRpiZIm0XPk2sXw</text:p>
          </table:table-cell>
          <table:table-cell office:value-type="string">
            <text:p>XMc</text:p>
          </table:table-cell>
          <table:table-cell office:value-type="string">
            <text:p>2023-11-20T00:00:00.000Z</text:p>
          </table:table-cell>
          <table:table-cell office:value-type="string">
            <text:p>2023-11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wnYTg5JRs6B76ZOzlV5-w</text:p>
          </table:table-cell>
          <table:table-cell office:value-type="string">
            <text:p>XMR</text:p>
          </table:table-cell>
          <table:table-cell office:value-type="string">
            <text:p>2023-10-16T00:00:00.000Z</text:p>
          </table:table-cell>
          <table:table-cell office:value-type="string">
            <text:p>2023-10-1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YhYuteZTLqqkEOUJflLWA</text:p>
          </table:table-cell>
          <table:table-cell office:value-type="string">
            <text:p>XLF</text:p>
          </table:table-cell>
          <table:table-cell office:value-type="string">
            <text:p>2023-02-26T00:00:00.000Z</text:p>
          </table:table-cell>
          <table:table-cell office:value-type="string">
            <text:p>2023-02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CLDIvqVRXGZqwnjp-TA2Q</text:p>
          </table:table-cell>
          <table:table-cell office:value-type="string">
            <text:p>XNI</text:p>
          </table:table-cell>
          <table:table-cell office:value-type="string">
            <text:p>2024-03-31T00:00:00.000Z</text:p>
          </table:table-cell>
          <table:table-cell office:value-type="string">
            <text:p>2024-03-3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xMJ2m9MSTSmFaOessixJRg</text:p>
          </table:table-cell>
          <table:table-cell office:value-type="string">
            <text:p>XLJ</text:p>
          </table:table-cell>
          <table:table-cell office:value-type="string">
            <text:p>2023-03-26T00:00:00.000Z</text:p>
          </table:table-cell>
          <table:table-cell office:value-type="string">
            <text:p>2023-03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0VAtO-rGSGSQ1bWT5cMEEg</text:p>
          </table:table-cell>
          <table:table-cell office:value-type="string">
            <text:p>XMo</text:p>
          </table:table-cell>
          <table:table-cell office:value-type="string">
            <text:p>2023-12-16T00:00:00.000Z</text:p>
          </table:table-cell>
          <table:table-cell office:value-type="string">
            <text:p>2023-12-1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O7Sy4rxSoCFS.IGwpxzOA</text:p>
          </table:table-cell>
          <table:table-cell office:value-type="string">
            <text:p>XLs</text:p>
          </table:table-cell>
          <table:table-cell office:value-type="string">
            <text:p>2023-06-21T00:00:00.000Z</text:p>
          </table:table-cell>
          <table:table-cell office:value-type="string">
            <text:p>2023-06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97ON6sf3Qhi3g1fQlK2ckw</text:p>
          </table:table-cell>
          <table:table-cell office:value-type="string">
            <text:p>XMv</text:p>
          </table:table-cell>
          <table:table-cell office:value-type="string">
            <text:p>2024-01-05T00:00:00.000Z</text:p>
          </table:table-cell>
          <table:table-cell office:value-type="string">
            <text:p>2024-01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bYLxj1iwQQusi6T6QdNjig</text:p>
          </table:table-cell>
          <table:table-cell office:value-type="string">
            <text:p>XL6</text:p>
          </table:table-cell>
          <table:table-cell office:value-type="string">
            <text:p>2023-02-17T00:00:00.000Z</text:p>
          </table:table-cell>
          <table:table-cell office:value-type="string">
            <text:p>2023-02-1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RE4nknkS4qYsNN1mYZMDQ</text:p>
          </table:table-cell>
          <table:table-cell office:value-type="string">
            <text:p>XN5</text:p>
          </table:table-cell>
          <table:table-cell office:value-type="string">
            <text:p>2024-02-17T00:00:00.000Z</text:p>
          </table:table-cell>
          <table:table-cell office:value-type="string">
            <text:p>2024-02-1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seDY9iZSJu-CesKJ4G1HQ</text:p>
          </table:table-cell>
          <table:table-cell office:value-type="string">
            <text:p>XLe</text:p>
          </table:table-cell>
          <table:table-cell office:value-type="string">
            <text:p>2023-05-23T00:00:00.000Z</text:p>
          </table:table-cell>
          <table:table-cell office:value-type="string">
            <text:p>2023-05-2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zLwUIItSF6BwHBAIBN1rg</text:p>
          </table:table-cell>
          <table:table-cell office:value-type="string">
            <text:p>XMx</text:p>
          </table:table-cell>
          <table:table-cell office:value-type="string">
            <text:p>2024-01-11T00:00:00.000Z</text:p>
          </table:table-cell>
          <table:table-cell office:value-type="string">
            <text:p>2024-01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qK5RuRETjKy79UxifhbNw</text:p>
          </table:table-cell>
          <table:table-cell office:value-type="string">
            <text:p>XNQ</text:p>
          </table:table-cell>
          <table:table-cell office:value-type="string">
            <text:p>2024-04-14T00:00:00.000Z</text:p>
          </table:table-cell>
          <table:table-cell office:value-type="string">
            <text:p>2024-04-1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1Jz9wZHnQ8G8G4SN0c5BzA</text:p>
          </table:table-cell>
          <table:table-cell office:value-type="string">
            <text:p>XM</text:p>
          </table:table-cell>
          <table:table-cell office:value-type="string">
            <text:p>2023-07-20T00:00:00.000Z</text:p>
          </table:table-cell>
          <table:table-cell office:value-type="string">
            <text:p>2023-07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lS-ZtTYRe2gzQWU78LvVQ</text:p>
          </table:table-cell>
          <table:table-cell office:value-type="string">
            <text:p>XLj</text:p>
          </table:table-cell>
          <table:table-cell office:value-type="string">
            <text:p>2023-06-04T00:00:00.000Z</text:p>
          </table:table-cell>
          <table:table-cell office:value-type="string">
            <text:p>2023-06-0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mq0tOa0S1aLW-grAxjD0A</text:p>
          </table:table-cell>
          <table:table-cell office:value-type="string">
            <text:p>XN6</text:p>
          </table:table-cell>
          <table:table-cell office:value-type="string">
            <text:p>2024-02-24T00:00:00.000Z</text:p>
          </table:table-cell>
          <table:table-cell office:value-type="string">
            <text:p>2024-02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e5Qm3AyT1GTvAJKOLWEDw</text:p>
          </table:table-cell>
          <table:table-cell office:value-type="string">
            <text:p>XMq</text:p>
          </table:table-cell>
          <table:table-cell office:value-type="string">
            <text:p>2023-12-22T00:00:00.000Z</text:p>
          </table:table-cell>
          <table:table-cell office:value-type="string">
            <text:p>2023-12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K-cdp-LQt-7ghA9dj2H2w</text:p>
          </table:table-cell>
          <table:table-cell office:value-type="string">
            <text:p>XM5</text:p>
          </table:table-cell>
          <table:table-cell office:value-type="string">
            <text:p>2023-08-07T00:00:00.000Z</text:p>
          </table:table-cell>
          <table:table-cell office:value-type="string">
            <text:p>2023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9ChuVQpR2GKaskGfdsytA</text:p>
          </table:table-cell>
          <table:table-cell office:value-type="string">
            <text:p>XLI</text:p>
          </table:table-cell>
          <table:table-cell office:value-type="string">
            <text:p>2023-03-25T00:00:00.000Z</text:p>
          </table:table-cell>
          <table:table-cell office:value-type="string">
            <text:p>2023-03-2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jrEAk6qjQpadErng5XLZ2Q</text:p>
          </table:table-cell>
          <table:table-cell office:value-type="string">
            <text:p>XM1</text:p>
          </table:table-cell>
          <table:table-cell office:value-type="string">
            <text:p>2023-07-24T00:00:00.000Z</text:p>
          </table:table-cell>
          <table:table-cell office:value-type="string">
            <text:p>2023-07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t8epwuiWSp6m016GFSOXZA</text:p>
          </table:table-cell>
          <table:table-cell office:value-type="string">
            <text:p>XLy</text:p>
          </table:table-cell>
          <table:table-cell office:value-type="string">
            <text:p>2023-07-07T00:00:00.000Z</text:p>
          </table:table-cell>
          <table:table-cell office:value-type="string">
            <text:p>2023-07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.kuogasMS2arRuwJEBNyQg</text:p>
          </table:table-cell>
          <table:table-cell office:value-type="string">
            <text:p>XMO</text:p>
          </table:table-cell>
          <table:table-cell office:value-type="string">
            <text:p>2023-10-15T00:00:00.000Z</text:p>
          </table:table-cell>
          <table:table-cell office:value-type="string">
            <text:p>2023-10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JjcGKnwYR8OsvxpvdUKb1g</text:p>
          </table:table-cell>
          <table:table-cell office:value-type="string">
            <text:p>XLG</text:p>
          </table:table-cell>
          <table:table-cell office:value-type="string">
            <text:p>2023-03-19T00:00:00.000Z</text:p>
          </table:table-cell>
          <table:table-cell office:value-type="string">
            <text:p>2023-03-1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26CY.MpRqCQ8fSY5xnimw</text:p>
          </table:table-cell>
          <table:table-cell office:value-type="string">
            <text:p>XLV</text:p>
          </table:table-cell>
          <table:table-cell office:value-type="string">
            <text:p>2023-05-07T00:00:00.000Z</text:p>
          </table:table-cell>
          <table:table-cell office:value-type="string">
            <text:p>2023-05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uo-Ohb7QGCFxQy5b.Kn.g</text:p>
          </table:table-cell>
          <table:table-cell office:value-type="string">
            <text:p>XMG</text:p>
          </table:table-cell>
          <table:table-cell office:value-type="string">
            <text:p>2023-09-14T00:00:00.000Z</text:p>
          </table:table-cell>
          <table:table-cell office:value-type="string">
            <text:p>2023-09-1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0uPFUYVpSfet4PBxmB7y2A</text:p>
          </table:table-cell>
          <table:table-cell office:value-type="string">
            <text:p>XKy</text:p>
          </table:table-cell>
          <table:table-cell office:value-type="string">
            <text:p>2022-12-26T00:00:00.000Z</text:p>
          </table:table-cell>
          <table:table-cell office:value-type="string">
            <text:p>2022-12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BqT1jy8QtKu1e.93.hktw</text:p>
          </table:table-cell>
          <table:table-cell office:value-type="string">
            <text:p>XLQ</text:p>
          </table:table-cell>
          <table:table-cell office:value-type="string">
            <text:p>2023-03-31T00:00:00.000Z</text:p>
          </table:table-cell>
          <table:table-cell office:value-type="string">
            <text:p>2023-03-3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y.ixpMGSiWWZRvMabvMqg</text:p>
          </table:table-cell>
          <table:table-cell office:value-type="string">
            <text:p>XLr</text:p>
          </table:table-cell>
          <table:table-cell office:value-type="string">
            <text:p>2023-06-20T00:00:00.000Z</text:p>
          </table:table-cell>
          <table:table-cell office:value-type="string">
            <text:p>2023-06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24zFgOYoRVaJR9XTaTcrKA</text:p>
          </table:table-cell>
          <table:table-cell office:value-type="string">
            <text:p>XLq</text:p>
          </table:table-cell>
          <table:table-cell office:value-type="string">
            <text:p>2023-06-14T00:00:00.000Z</text:p>
          </table:table-cell>
          <table:table-cell office:value-type="string">
            <text:p>2023-06-1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XIxa4jbST0COkYqRKkfKyA</text:p>
          </table:table-cell>
          <table:table-cell office:value-type="string">
            <text:p>XMK</text:p>
          </table:table-cell>
          <table:table-cell office:value-type="string">
            <text:p>2023-10-02T00:00:00.000Z</text:p>
          </table:table-cell>
          <table:table-cell office:value-type="string">
            <text:p>2023-10-0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PyKtV9dRs2hP1pE9w1sjQ</text:p>
          </table:table-cell>
          <table:table-cell office:value-type="string">
            <text:p>XMN</text:p>
          </table:table-cell>
          <table:table-cell office:value-type="string">
            <text:p>2023-10-12T00:00:00.000Z</text:p>
          </table:table-cell>
          <table:table-cell office:value-type="string">
            <text:p>2023-10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2MlO2hdTyy1.-I-P0ixbg</text:p>
          </table:table-cell>
          <table:table-cell office:value-type="string">
            <text:p>XN2</text:p>
          </table:table-cell>
          <table:table-cell office:value-type="string">
            <text:p>2024-01-27T00:00:00.000Z</text:p>
          </table:table-cell>
          <table:table-cell office:value-type="string">
            <text:p>2024-01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qnh4MbQRTqzJE9m0AXa4A</text:p>
          </table:table-cell>
          <table:table-cell office:value-type="string">
            <text:p>XLR</text:p>
          </table:table-cell>
          <table:table-cell office:value-type="string">
            <text:p>2023-04-01T00:00:00.000Z</text:p>
          </table:table-cell>
          <table:table-cell office:value-type="string">
            <text:p>2023-04-0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5pyWM-psQOug4mNAZmBC2Q</text:p>
          </table:table-cell>
          <table:table-cell office:value-type="string">
            <text:p>XMg</text:p>
          </table:table-cell>
          <table:table-cell office:value-type="string">
            <text:p>2023-11-30T00:00:00.000Z</text:p>
          </table:table-cell>
          <table:table-cell office:value-type="string">
            <text:p>2023-11-3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wCSU-5GRo-3lSkICZNdJw</text:p>
          </table:table-cell>
          <table:table-cell office:value-type="string">
            <text:p>XLw</text:p>
          </table:table-cell>
          <table:table-cell office:value-type="string">
            <text:p>2023-07-02T00:00:00.000Z</text:p>
          </table:table-cell>
          <table:table-cell office:value-type="string">
            <text:p>2023-07-0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vdLekseRSmn66w0D4721Q</text:p>
          </table:table-cell>
          <table:table-cell office:value-type="string">
            <text:p>XLH</text:p>
          </table:table-cell>
          <table:table-cell office:value-type="string">
            <text:p>2023-03-24T00:00:00.000Z</text:p>
          </table:table-cell>
          <table:table-cell office:value-type="string">
            <text:p>2023-03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T7yPfI3SSSnyQtjgyHrsA</text:p>
          </table:table-cell>
          <table:table-cell office:value-type="string">
            <text:p>XLD</text:p>
          </table:table-cell>
          <table:table-cell office:value-type="string">
            <text:p>2023-02-22T00:00:00.000Z</text:p>
          </table:table-cell>
          <table:table-cell office:value-type="string">
            <text:p>2023-02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WNl6vztQZiikpjaV61K8Q</text:p>
          </table:table-cell>
          <table:table-cell office:value-type="string">
            <text:p>XLm</text:p>
          </table:table-cell>
          <table:table-cell office:value-type="string">
            <text:p>2023-06-09T00:00:00.000Z</text:p>
          </table:table-cell>
          <table:table-cell office:value-type="string">
            <text:p>2023-06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1wlOvgCSOWCV1e.WMaIDQ</text:p>
          </table:table-cell>
          <table:table-cell office:value-type="string">
            <text:p>XL5</text:p>
          </table:table-cell>
          <table:table-cell office:value-type="string">
            <text:p>2023-02-11T00:00:00.000Z</text:p>
          </table:table-cell>
          <table:table-cell office:value-type="string">
            <text:p>2023-02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FF0bo-ARxq3uXbY3t6-ow</text:p>
          </table:table-cell>
          <table:table-cell office:value-type="string">
            <text:p>XLP</text:p>
          </table:table-cell>
          <table:table-cell office:value-type="string">
            <text:p>2023-03-27T00:00:00.000Z</text:p>
          </table:table-cell>
          <table:table-cell office:value-type="string">
            <text:p>2023-03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a4IkOzfTUij1rUbSkzaBw</text:p>
          </table:table-cell>
          <table:table-cell office:value-type="string">
            <text:p>XMD</text:p>
          </table:table-cell>
          <table:table-cell office:value-type="string">
            <text:p>2023-09-06T00:00:00.000Z</text:p>
          </table:table-cell>
          <table:table-cell office:value-type="string">
            <text:p>2023-09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A.ecay2ReqSUIOu0de7VQ</text:p>
          </table:table-cell>
          <table:table-cell office:value-type="string">
            <text:p>XLt</text:p>
          </table:table-cell>
          <table:table-cell office:value-type="string">
            <text:p>2023-06-21T00:00:00.000Z</text:p>
          </table:table-cell>
          <table:table-cell office:value-type="string">
            <text:p>2023-06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QwlgSEcTfivibUuaZaB-Q</text:p>
          </table:table-cell>
          <table:table-cell office:value-type="string">
            <text:p>XL</text:p>
          </table:table-cell>
          <table:table-cell office:value-type="string">
            <text:p>2023-01-09T00:00:00.000Z</text:p>
          </table:table-cell>
          <table:table-cell office:value-type="string">
            <text:p>2023-01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-Hq4bwHSnqLUmF6MPFyZg</text:p>
          </table:table-cell>
          <table:table-cell office:value-type="string">
            <text:p>XM6</text:p>
          </table:table-cell>
          <table:table-cell office:value-type="string">
            <text:p>2023-08-09T00:00:00.000Z</text:p>
          </table:table-cell>
          <table:table-cell office:value-type="string">
            <text:p>2023-08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3dnNKcWVSmSvzoX3PcWEcg</text:p>
          </table:table-cell>
          <table:table-cell office:value-type="string">
            <text:p>XMi</text:p>
          </table:table-cell>
          <table:table-cell office:value-type="string">
            <text:p>2023-11-30T00:00:00.000Z</text:p>
          </table:table-cell>
          <table:table-cell office:value-type="string">
            <text:p>2023-11-3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7cPYVWymQxaIYqWkviXixA</text:p>
          </table:table-cell>
          <table:table-cell office:value-type="string">
            <text:p>XMb</text:p>
          </table:table-cell>
          <table:table-cell office:value-type="string">
            <text:p>2023-11-15T00:00:00.000Z</text:p>
          </table:table-cell>
          <table:table-cell office:value-type="string">
            <text:p>2023-11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TSSK7EPQhGUBKdLln6XiQ</text:p>
          </table:table-cell>
          <table:table-cell office:value-type="string">
            <text:p>XLa</text:p>
          </table:table-cell>
          <table:table-cell office:value-type="string">
            <text:p>2023-05-16T00:00:00.000Z</text:p>
          </table:table-cell>
          <table:table-cell office:value-type="string">
            <text:p>2023-05-1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22e14amTvSzicW6GjnVXQ</text:p>
          </table:table-cell>
          <table:table-cell office:value-type="string">
            <text:p>XNP</text:p>
          </table:table-cell>
          <table:table-cell office:value-type="string">
            <text:p>2024-04-13T00:00:00.000Z</text:p>
          </table:table-cell>
          <table:table-cell office:value-type="string">
            <text:p>2024-04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e2ZOdHRTV-pa8qJ6bLs.g</text:p>
          </table:table-cell>
          <table:table-cell office:value-type="string">
            <text:p>XME</text:p>
          </table:table-cell>
          <table:table-cell office:value-type="string">
            <text:p>2023-09-08T00:00:00.000Z</text:p>
          </table:table-cell>
          <table:table-cell office:value-type="string">
            <text:p>2023-09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sLxIxuBRjSx2xZGU0-3ag</text:p>
          </table:table-cell>
          <table:table-cell office:value-type="string">
            <text:p>XLk</text:p>
          </table:table-cell>
          <table:table-cell office:value-type="string">
            <text:p>2023-06-07T00:00:00.000Z</text:p>
          </table:table-cell>
          <table:table-cell office:value-type="string">
            <text:p>2023-06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855xc2YASWSUPYpBBvReuQ</text:p>
          </table:table-cell>
          <table:table-cell office:value-type="string">
            <text:p>XNH</text:p>
          </table:table-cell>
          <table:table-cell office:value-type="string">
            <text:p>2024-03-26T00:00:00.000Z</text:p>
          </table:table-cell>
          <table:table-cell office:value-type="string">
            <text:p>2024-03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Gj.sqAEQsiHP1ugm0UyqQ</text:p>
          </table:table-cell>
          <table:table-cell office:value-type="string">
            <text:p>XLu</text:p>
          </table:table-cell>
          <table:table-cell office:value-type="string">
            <text:p>2023-06-22T00:00:00.000Z</text:p>
          </table:table-cell>
          <table:table-cell office:value-type="string">
            <text:p>2023-06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Tq5ZN40TLq4GfDYsh-NqQ</text:p>
          </table:table-cell>
          <table:table-cell office:value-type="string">
            <text:p>XMI</text:p>
          </table:table-cell>
          <table:table-cell office:value-type="string">
            <text:p>2023-09-17T00:00:00.000Z</text:p>
          </table:table-cell>
          <table:table-cell office:value-type="string">
            <text:p>2023-09-1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olrkb27QBqSA8doTR9rRA</text:p>
          </table:table-cell>
          <table:table-cell office:value-type="string">
            <text:p>XM4</text:p>
          </table:table-cell>
          <table:table-cell office:value-type="string">
            <text:p>2023-07-31T00:00:00.000Z</text:p>
          </table:table-cell>
          <table:table-cell office:value-type="string">
            <text:p>2023-07-3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7BppqY6vQ9CxIbCwSFInlA</text:p>
          </table:table-cell>
          <table:table-cell office:value-type="string">
            <text:p>XMw</text:p>
          </table:table-cell>
          <table:table-cell office:value-type="string">
            <text:p>2024-01-07T00:00:00.000Z</text:p>
          </table:table-cell>
          <table:table-cell office:value-type="string">
            <text:p>2024-01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75aN.XGSauY7LNrgp9cmQ</text:p>
          </table:table-cell>
          <table:table-cell office:value-type="string">
            <text:p>XLK</text:p>
          </table:table-cell>
          <table:table-cell office:value-type="string">
            <text:p>2023-03-26T00:00:00.000Z</text:p>
          </table:table-cell>
          <table:table-cell office:value-type="string">
            <text:p>2023-03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1FSVh5yQwaPMO7JB7j6yQ</text:p>
          </table:table-cell>
          <table:table-cell office:value-type="string">
            <text:p>XMB</text:p>
          </table:table-cell>
          <table:table-cell office:value-type="string">
            <text:p>2023-08-22T00:00:00.000Z</text:p>
          </table:table-cell>
          <table:table-cell office:value-type="string">
            <text:p>2023-08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dWgKgNsRbuCI-wC8ZsBVw</text:p>
          </table:table-cell>
          <table:table-cell office:value-type="string">
            <text:p>XM3</text:p>
          </table:table-cell>
          <table:table-cell office:value-type="string">
            <text:p>2023-07-29T00:00:00.000Z</text:p>
          </table:table-cell>
          <table:table-cell office:value-type="string">
            <text:p>2023-07-2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CyrItJcR5245fTKUCdfYw</text:p>
          </table:table-cell>
          <table:table-cell office:value-type="string">
            <text:p>XLc</text:p>
          </table:table-cell>
          <table:table-cell office:value-type="string">
            <text:p>2023-05-18T00:00:00.000Z</text:p>
          </table:table-cell>
          <table:table-cell office:value-type="string">
            <text:p>2023-05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v.Le35aQNq1mu8xh27lvw</text:p>
          </table:table-cell>
          <table:table-cell office:value-type="string">
            <text:p>XNB</text:p>
          </table:table-cell>
          <table:table-cell office:value-type="string">
            <text:p>2024-03-12T00:00:00.000Z</text:p>
          </table:table-cell>
          <table:table-cell office:value-type="string">
            <text:p>2024-03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zm-CRxnTpOs4ETfNFiLLQ</text:p>
          </table:table-cell>
          <table:table-cell office:value-type="string">
            <text:p>XMH</text:p>
          </table:table-cell>
          <table:table-cell office:value-type="string">
            <text:p>2023-09-16T00:00:00.000Z</text:p>
          </table:table-cell>
          <table:table-cell office:value-type="string">
            <text:p>2023-09-1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JWTtia9SEOzZshYhGsAAw</text:p>
          </table:table-cell>
          <table:table-cell office:value-type="string">
            <text:p>XL1</text:p>
          </table:table-cell>
          <table:table-cell office:value-type="string">
            <text:p>2023-01-20T00:00:00.000Z</text:p>
          </table:table-cell>
          <table:table-cell office:value-type="string">
            <text:p>2023-01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V5f0fp9RCqLea.rNJ1QGw</text:p>
          </table:table-cell>
          <table:table-cell office:value-type="string">
            <text:p>XLn</text:p>
          </table:table-cell>
          <table:table-cell office:value-type="string">
            <text:p>2023-06-10T00:00:00.000Z</text:p>
          </table:table-cell>
          <table:table-cell office:value-type="string">
            <text:p>2023-06-1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7klU-BwRHGXxshAWhs2yQ</text:p>
          </table:table-cell>
          <table:table-cell office:value-type="string">
            <text:p>XN7</text:p>
          </table:table-cell>
          <table:table-cell office:value-type="string">
            <text:p>2024-02-25T00:00:00.000Z</text:p>
          </table:table-cell>
          <table:table-cell office:value-type="string">
            <text:p>2024-02-2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ZCA0rr1Sr6rAYWXEMlhoQ</text:p>
          </table:table-cell>
          <table:table-cell office:value-type="string">
            <text:p>XLS</text:p>
          </table:table-cell>
          <table:table-cell office:value-type="string">
            <text:p>2023-04-06T00:00:00.000Z</text:p>
          </table:table-cell>
          <table:table-cell office:value-type="string">
            <text:p>2023-04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6Z.66wdS.qfCyW6sA.f6Q</text:p>
          </table:table-cell>
          <table:table-cell office:value-type="string">
            <text:p>XMT</text:p>
          </table:table-cell>
          <table:table-cell office:value-type="string">
            <text:p>2023-10-21T00:00:00.000Z</text:p>
          </table:table-cell>
          <table:table-cell office:value-type="string">
            <text:p>2023-10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g.SECfJRa-oHcDG17tRkA</text:p>
          </table:table-cell>
          <table:table-cell office:value-type="string">
            <text:p>XMV</text:p>
          </table:table-cell>
          <table:table-cell office:value-type="string">
            <text:p>2023-11-11T00:00:00.000Z</text:p>
          </table:table-cell>
          <table:table-cell office:value-type="string">
            <text:p>2023-11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Y4uhDRCeSHOOlA91stwa2w</text:p>
          </table:table-cell>
          <table:table-cell office:value-type="string">
            <text:p>XM8</text:p>
          </table:table-cell>
          <table:table-cell office:value-type="string">
            <text:p>2023-08-17T00:00:00.000Z</text:p>
          </table:table-cell>
          <table:table-cell office:value-type="string">
            <text:p>2023-08-1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xBlDU8hS5edZLELM-ag.g</text:p>
          </table:table-cell>
          <table:table-cell office:value-type="string">
            <text:p>XM9</text:p>
          </table:table-cell>
          <table:table-cell office:value-type="string">
            <text:p>2023-08-19T00:00:00.000Z</text:p>
          </table:table-cell>
          <table:table-cell office:value-type="string">
            <text:p>2023-08-1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dozmhOGSkmP9AK52uBnLg</text:p>
          </table:table-cell>
          <table:table-cell office:value-type="string">
            <text:p>XMZ</text:p>
          </table:table-cell>
          <table:table-cell office:value-type="string">
            <text:p>2023-11-12T00:00:00.000Z</text:p>
          </table:table-cell>
          <table:table-cell office:value-type="string">
            <text:p>2023-11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9-PSXJLR0KX3WZG0.UW7Q</text:p>
          </table:table-cell>
          <table:table-cell office:value-type="string">
            <text:p>XN4</text:p>
          </table:table-cell>
          <table:table-cell office:value-type="string">
            <text:p>2024-02-13T00:00:00.000Z</text:p>
          </table:table-cell>
          <table:table-cell office:value-type="string">
            <text:p>2024-02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.V9UPcDTn6.w1U53rYKmg</text:p>
          </table:table-cell>
          <table:table-cell office:value-type="string">
            <text:p>XKs</text:p>
          </table:table-cell>
          <table:table-cell office:value-type="string">
            <text:p>2022-12-09T00:00:00.000Z</text:p>
          </table:table-cell>
          <table:table-cell office:value-type="string">
            <text:p>2022-12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YfZ7ip2RK-hw1218BiF2w</text:p>
          </table:table-cell>
          <table:table-cell office:value-type="string">
            <text:p>XMC</text:p>
          </table:table-cell>
          <table:table-cell office:value-type="string">
            <text:p>2023-08-27T00:00:00.000Z</text:p>
          </table:table-cell>
          <table:table-cell office:value-type="string">
            <text:p>2023-08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xL2kzEoDRpyefE1o4fD1ZQ</text:p>
          </table:table-cell>
          <table:table-cell office:value-type="string">
            <text:p>XM2</text:p>
          </table:table-cell>
          <table:table-cell office:value-type="string">
            <text:p>2023-07-27T00:00:00.000Z</text:p>
          </table:table-cell>
          <table:table-cell office:value-type="string">
            <text:p>2023-07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-iiFfjRQCa0bm-Ebk34-g</text:p>
          </table:table-cell>
          <table:table-cell office:value-type="string">
            <text:p>XLE</text:p>
          </table:table-cell>
          <table:table-cell office:value-type="string">
            <text:p>2023-02-22T00:00:00.000Z</text:p>
          </table:table-cell>
          <table:table-cell office:value-type="string">
            <text:p>2023-02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yAGmPySYRQOz7OS.mnURDg</text:p>
          </table:table-cell>
          <table:table-cell office:value-type="string">
            <text:p>XLb</text:p>
          </table:table-cell>
          <table:table-cell office:value-type="string">
            <text:p>2023-05-17T00:00:00.000Z</text:p>
          </table:table-cell>
          <table:table-cell office:value-type="string">
            <text:p>2023-05-1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R2Du74GTIO361cw7VjhCA</text:p>
          </table:table-cell>
          <table:table-cell office:value-type="string">
            <text:p>XLg</text:p>
          </table:table-cell>
          <table:table-cell office:value-type="string">
            <text:p>2023-05-27T00:00:00.000Z</text:p>
          </table:table-cell>
          <table:table-cell office:value-type="string">
            <text:p>2023-05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H4FvgiNS7q3QreZsBiSzg</text:p>
          </table:table-cell>
          <table:table-cell office:value-type="string">
            <text:p>XMp</text:p>
          </table:table-cell>
          <table:table-cell office:value-type="string">
            <text:p>2023-12-21T00:00:00.000Z</text:p>
          </table:table-cell>
          <table:table-cell office:value-type="string">
            <text:p>2023-12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fxfn.j9Qjefd2zr.DlshA</text:p>
          </table:table-cell>
          <table:table-cell office:value-type="string">
            <text:p>XL7</text:p>
          </table:table-cell>
          <table:table-cell office:value-type="string">
            <text:p>2023-02-18T00:00:00.000Z</text:p>
          </table:table-cell>
          <table:table-cell office:value-type="string">
            <text:p>2023-02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XPFpHRNQeO-VNzPjyW-ew</text:p>
          </table:table-cell>
          <table:table-cell office:value-type="string">
            <text:p>XMl</text:p>
          </table:table-cell>
          <table:table-cell office:value-type="string">
            <text:p>2023-12-09T00:00:00.000Z</text:p>
          </table:table-cell>
          <table:table-cell office:value-type="string">
            <text:p>2023-12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V98kbhHQzC2oA06NIJGvw</text:p>
          </table:table-cell>
          <table:table-cell office:value-type="string">
            <text:p>XLA</text:p>
          </table:table-cell>
          <table:table-cell office:value-type="string">
            <text:p>2023-02-18T00:00:00.000Z</text:p>
          </table:table-cell>
          <table:table-cell office:value-type="string">
            <text:p>2023-02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86.mVS3RfKpINmmqRv7HA</text:p>
          </table:table-cell>
          <table:table-cell office:value-type="string">
            <text:p>XLN</text:p>
          </table:table-cell>
          <table:table-cell office:value-type="string">
            <text:p>2023-03-26T00:00:00.000Z</text:p>
          </table:table-cell>
          <table:table-cell office:value-type="string">
            <text:p>2023-03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lqHXBIdTJOvgLS1pTu9jg</text:p>
          </table:table-cell>
          <table:table-cell office:value-type="string">
            <text:p>XMY</text:p>
          </table:table-cell>
          <table:table-cell office:value-type="string">
            <text:p>2023-11-12T00:00:00.000Z</text:p>
          </table:table-cell>
          <table:table-cell office:value-type="string">
            <text:p>2023-11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nTWqDmNSaa0Zg6WFFF95A</text:p>
          </table:table-cell>
          <table:table-cell office:value-type="string">
            <text:p>XKr</text:p>
          </table:table-cell>
          <table:table-cell office:value-type="string">
            <text:p>2022-12-07T00:00:00.000Z</text:p>
          </table:table-cell>
          <table:table-cell office:value-type="string">
            <text:p>2022-12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O-vpbZ9pSYWsZuvi2Egl9w</text:p>
          </table:table-cell>
          <table:table-cell office:value-type="string">
            <text:p>XMt</text:p>
          </table:table-cell>
          <table:table-cell office:value-type="string">
            <text:p>2023-12-31T00:00:00.000Z</text:p>
          </table:table-cell>
          <table:table-cell office:value-type="string">
            <text:p>2023-12-3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bj-9hhLTrOr6oOWD7z8-w</text:p>
          </table:table-cell>
          <table:table-cell office:value-type="string">
            <text:p>XMj</text:p>
          </table:table-cell>
          <table:table-cell office:value-type="string">
            <text:p>2023-12-02T00:00:00.000Z</text:p>
          </table:table-cell>
          <table:table-cell office:value-type="string">
            <text:p>2023-12-0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oWAbASeqQ.6TqA.ydZ-QeQ</text:p>
          </table:table-cell>
          <table:table-cell office:value-type="string">
            <text:p>XL4</text:p>
          </table:table-cell>
          <table:table-cell office:value-type="string">
            <text:p>2023-02-10T00:00:00.000Z</text:p>
          </table:table-cell>
          <table:table-cell office:value-type="string">
            <text:p>2023-02-1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yeuTsUNNQHCOWqtN.xk3mg</text:p>
          </table:table-cell>
          <table:table-cell office:value-type="string">
            <text:p>XLW</text:p>
          </table:table-cell>
          <table:table-cell office:value-type="string">
            <text:p>2023-05-08T00:00:00.000Z</text:p>
          </table:table-cell>
          <table:table-cell office:value-type="string">
            <text:p>2023-05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7G1eAc3TfKx7xZpmssENw</text:p>
          </table:table-cell>
          <table:table-cell office:value-type="string">
            <text:p>XLC</text:p>
          </table:table-cell>
          <table:table-cell office:value-type="string">
            <text:p>2023-02-22T00:00:00.000Z</text:p>
          </table:table-cell>
          <table:table-cell office:value-type="string">
            <text:p>2023-02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pADXaNFRzmYt4ghjHif.g</text:p>
          </table:table-cell>
          <table:table-cell office:value-type="string">
            <text:p>XMh</text:p>
          </table:table-cell>
          <table:table-cell office:value-type="string">
            <text:p>2023-11-30T00:00:00.000Z</text:p>
          </table:table-cell>
          <table:table-cell office:value-type="string">
            <text:p>2023-11-3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zfLxU0WTlGZuU5NDpLc1A</text:p>
          </table:table-cell>
          <table:table-cell office:value-type="string">
            <text:p>XLx</text:p>
          </table:table-cell>
          <table:table-cell office:value-type="string">
            <text:p>2023-07-05T00:00:00.000Z</text:p>
          </table:table-cell>
          <table:table-cell office:value-type="string">
            <text:p>2023-07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YKuuQ03EQOWOfUGeUeDiaw</text:p>
          </table:table-cell>
          <table:table-cell office:value-type="string">
            <text:p>XKv</text:p>
          </table:table-cell>
          <table:table-cell office:value-type="string">
            <text:p>2022-12-22T00:00:00.000Z</text:p>
          </table:table-cell>
          <table:table-cell office:value-type="string">
            <text:p>2022-12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geABWyrT6mYHF.ZmQB74g</text:p>
          </table:table-cell>
          <table:table-cell office:value-type="string">
            <text:p>XKx</text:p>
          </table:table-cell>
          <table:table-cell office:value-type="string">
            <text:p>2022-12-26T00:00:00.000Z</text:p>
          </table:table-cell>
          <table:table-cell office:value-type="string">
            <text:p>2022-12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GRBEXaAR2aGej2dij6tKQ</text:p>
          </table:table-cell>
          <table:table-cell office:value-type="string">
            <text:p>XN8</text:p>
          </table:table-cell>
          <table:table-cell office:value-type="string">
            <text:p>2024-02-27T00:00:00.000Z</text:p>
          </table:table-cell>
          <table:table-cell office:value-type="string">
            <text:p>2024-02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2DomzeNTfisE3MTXpL1NQ</text:p>
          </table:table-cell>
          <table:table-cell office:value-type="string">
            <text:p>XKt</text:p>
          </table:table-cell>
          <table:table-cell office:value-type="string">
            <text:p>2022-12-11T00:00:00.000Z</text:p>
          </table:table-cell>
          <table:table-cell office:value-type="string">
            <text:p>2022-12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5XPEN5VQmaaHFD0DH1kSA</text:p>
          </table:table-cell>
          <table:table-cell office:value-type="string">
            <text:p>XLd</text:p>
          </table:table-cell>
          <table:table-cell office:value-type="string">
            <text:p>2023-05-20T00:00:00.000Z</text:p>
          </table:table-cell>
          <table:table-cell office:value-type="string">
            <text:p>2023-05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C.70AqWTn2oTR2sfdr1Fw</text:p>
          </table:table-cell>
          <table:table-cell office:value-type="string">
            <text:p>XMf</text:p>
          </table:table-cell>
          <table:table-cell office:value-type="string">
            <text:p>2023-11-26T00:00:00.000Z</text:p>
          </table:table-cell>
          <table:table-cell office:value-type="string">
            <text:p>2023-11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58qv43yS-mU0PfDro30uw</text:p>
          </table:table-cell>
          <table:table-cell office:value-type="string">
            <text:p>XLM</text:p>
          </table:table-cell>
          <table:table-cell office:value-type="string">
            <text:p>2023-03-26T00:00:00.000Z</text:p>
          </table:table-cell>
          <table:table-cell office:value-type="string">
            <text:p>2023-03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TJkAULTfQC6HX45wXrLhdw</text:p>
          </table:table-cell>
          <table:table-cell office:value-type="string">
            <text:p>XML</text:p>
          </table:table-cell>
          <table:table-cell office:value-type="string">
            <text:p>2023-10-02T00:00:00.000Z</text:p>
          </table:table-cell>
          <table:table-cell office:value-type="string">
            <text:p>2023-10-0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FLJijL7SPWp0bo9LUyqlA</text:p>
          </table:table-cell>
          <table:table-cell office:value-type="string">
            <text:p>XMX</text:p>
          </table:table-cell>
          <table:table-cell office:value-type="string">
            <text:p>2023-11-12T00:00:00.000Z</text:p>
          </table:table-cell>
          <table:table-cell office:value-type="string">
            <text:p>2023-11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sBPlGq-TvmmD7l9gA2Wgg</text:p>
          </table:table-cell>
          <table:table-cell office:value-type="string">
            <text:p>XMF</text:p>
          </table:table-cell>
          <table:table-cell office:value-type="string">
            <text:p>2023-09-10T00:00:00.000Z</text:p>
          </table:table-cell>
          <table:table-cell office:value-type="string">
            <text:p>2023-09-1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vvmCZaqRlmwAU0MallOHw</text:p>
          </table:table-cell>
          <table:table-cell office:value-type="string">
            <text:p>XLU</text:p>
          </table:table-cell>
          <table:table-cell office:value-type="string">
            <text:p>2023-04-15T00:00:00.000Z</text:p>
          </table:table-cell>
          <table:table-cell office:value-type="string">
            <text:p>2023-04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vJJSLt0ESAuugBD7L6NWGg</text:p>
          </table:table-cell>
          <table:table-cell office:value-type="string">
            <text:p>XKu</text:p>
          </table:table-cell>
          <table:table-cell office:value-type="string">
            <text:p>2022-12-19T00:00:00.000Z</text:p>
          </table:table-cell>
          <table:table-cell office:value-type="string">
            <text:p>2022-12-1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bs9WuqJARpuLlDg9TusmVg</text:p>
          </table:table-cell>
          <table:table-cell office:value-type="string">
            <text:p>XNK</text:p>
          </table:table-cell>
          <table:table-cell office:value-type="string">
            <text:p>2024-04-05T00:00:00.000Z</text:p>
          </table:table-cell>
          <table:table-cell office:value-type="string">
            <text:p>2024-04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B3tiHxqfTd2sGcqpOgkDkA</text:p>
          </table:table-cell>
          <table:table-cell office:value-type="string">
            <text:p>XNG</text:p>
          </table:table-cell>
          <table:table-cell office:value-type="string">
            <text:p>2024-03-25T00:00:00.000Z</text:p>
          </table:table-cell>
          <table:table-cell office:value-type="string">
            <text:p>2024-03-2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kuekWsGQL2xYfR.Sp7iww</text:p>
          </table:table-cell>
          <table:table-cell office:value-type="string">
            <text:p>XLo</text:p>
          </table:table-cell>
          <table:table-cell office:value-type="string">
            <text:p>2023-06-11T00:00:00.000Z</text:p>
          </table:table-cell>
          <table:table-cell office:value-type="string">
            <text:p>2023-06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aSSji8-SVSxPaMrZG16qQ</text:p>
          </table:table-cell>
          <table:table-cell office:value-type="string">
            <text:p>XLf</text:p>
          </table:table-cell>
          <table:table-cell office:value-type="string">
            <text:p>2023-05-25T00:00:00.000Z</text:p>
          </table:table-cell>
          <table:table-cell office:value-type="string">
            <text:p>2023-05-2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0S3.OJ3YSsO0N3vY5tsiSQ</text:p>
          </table:table-cell>
          <table:table-cell office:value-type="string">
            <text:p>XLY</text:p>
          </table:table-cell>
          <table:table-cell office:value-type="string">
            <text:p>2023-05-12T00:00:00.000Z</text:p>
          </table:table-cell>
          <table:table-cell office:value-type="string">
            <text:p>2023-05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o5QFT7OkSS-W7lcu8SEsow</text:p>
          </table:table-cell>
          <table:table-cell office:value-type="string">
            <text:p>XN9</text:p>
          </table:table-cell>
          <table:table-cell office:value-type="string">
            <text:p>2024-03-06T00:00:00.000Z</text:p>
          </table:table-cell>
          <table:table-cell office:value-type="string">
            <text:p>2024-03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975zBB7TpeGjHZAlzk-lA</text:p>
          </table:table-cell>
          <table:table-cell office:value-type="string">
            <text:p>XLz</text:p>
          </table:table-cell>
          <table:table-cell office:value-type="string">
            <text:p>2023-07-09T00:00:00.000Z</text:p>
          </table:table-cell>
          <table:table-cell office:value-type="string">
            <text:p>2023-07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f1ODybURNGWUvmyIsx3-A</text:p>
          </table:table-cell>
          <table:table-cell office:value-type="string">
            <text:p>XLB</text:p>
          </table:table-cell>
          <table:table-cell office:value-type="string">
            <text:p>2023-02-18T00:00:00.000Z</text:p>
          </table:table-cell>
          <table:table-cell office:value-type="string">
            <text:p>2023-02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PYCDZ-gRMWMzeiMKsxB2g</text:p>
          </table:table-cell>
          <table:table-cell office:value-type="string">
            <text:p>XMn</text:p>
          </table:table-cell>
          <table:table-cell office:value-type="string">
            <text:p>2023-12-14T00:00:00.000Z</text:p>
          </table:table-cell>
          <table:table-cell office:value-type="string">
            <text:p>2023-12-1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64-c9xLTa-c-vF-ebQxSA</text:p>
          </table:table-cell>
          <table:table-cell office:value-type="string">
            <text:p>XMP</text:p>
          </table:table-cell>
          <table:table-cell office:value-type="string">
            <text:p>2023-10-15T00:00:00.000Z</text:p>
          </table:table-cell>
          <table:table-cell office:value-type="string">
            <text:p>2023-10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50OkA5wS-qqOpr8sb-vXg</text:p>
          </table:table-cell>
          <table:table-cell office:value-type="string">
            <text:p>XNL</text:p>
          </table:table-cell>
          <table:table-cell office:value-type="string">
            <text:p>2024-04-06T00:00:00.000Z</text:p>
          </table:table-cell>
          <table:table-cell office:value-type="string">
            <text:p>2024-04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2tDjvfcKRhmoIf6NtdHFIg</text:p>
          </table:table-cell>
          <table:table-cell office:value-type="string">
            <text:p>XL8</text:p>
          </table:table-cell>
          <table:table-cell office:value-type="string">
            <text:p>2023-02-18T00:00:00.000Z</text:p>
          </table:table-cell>
          <table:table-cell office:value-type="string">
            <text:p>2023-02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5nrL363R.qslNFaODjJ.g</text:p>
          </table:table-cell>
          <table:table-cell office:value-type="string">
            <text:p>XL9</text:p>
          </table:table-cell>
          <table:table-cell office:value-type="string">
            <text:p>2023-02-18T00:00:00.000Z</text:p>
          </table:table-cell>
          <table:table-cell office:value-type="string">
            <text:p>2023-02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6QADjmurSsinJCs8t-MBWg</text:p>
          </table:table-cell>
          <table:table-cell office:value-type="string">
            <text:p>XMJ</text:p>
          </table:table-cell>
          <table:table-cell office:value-type="string">
            <text:p>2023-09-24T00:00:00.000Z</text:p>
          </table:table-cell>
          <table:table-cell office:value-type="string">
            <text:p>2023-09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4jNN1ASQqKrXHX3HLv.lA</text:p>
          </table:table-cell>
          <table:table-cell office:value-type="string">
            <text:p>XM7</text:p>
          </table:table-cell>
          <table:table-cell office:value-type="string">
            <text:p>2023-08-09T00:00:00.000Z</text:p>
          </table:table-cell>
          <table:table-cell office:value-type="string">
            <text:p>2023-08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NartJ7tRj2Z5Ur-KZMRag</text:p>
          </table:table-cell>
          <table:table-cell office:value-type="string">
            <text:p>XNM</text:p>
          </table:table-cell>
          <table:table-cell office:value-type="string">
            <text:p>2024-04-07T00:00:00.000Z</text:p>
          </table:table-cell>
          <table:table-cell office:value-type="string">
            <text:p>2024-04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2HtRstmQCqrxstKKRD..w</text:p>
          </table:table-cell>
          <table:table-cell office:value-type="string">
            <text:p>XLv</text:p>
          </table:table-cell>
          <table:table-cell office:value-type="string">
            <text:p>2023-06-24T00:00:00.000Z</text:p>
          </table:table-cell>
          <table:table-cell office:value-type="string">
            <text:p>2023-06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y9-hVpR9QT-YqcNDOweEaw</text:p>
          </table:table-cell>
          <table:table-cell office:value-type="string">
            <text:p>XMm</text:p>
          </table:table-cell>
          <table:table-cell office:value-type="string">
            <text:p>2023-12-10T00:00:00.000Z</text:p>
          </table:table-cell>
          <table:table-cell office:value-type="string">
            <text:p>2023-12-1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WR7TCagQpKjsA3L2cZd4g</text:p>
          </table:table-cell>
          <table:table-cell office:value-type="string">
            <text:p>XMa</text:p>
          </table:table-cell>
          <table:table-cell office:value-type="string">
            <text:p>2023-11-15T00:00:00.000Z</text:p>
          </table:table-cell>
          <table:table-cell office:value-type="string">
            <text:p>2023-11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56zirr77QXKSxHkO9wgd9Q</text:p>
          </table:table-cell>
          <table:table-cell office:value-type="string">
            <text:p>XND</text:p>
          </table:table-cell>
          <table:table-cell office:value-type="string">
            <text:p>2024-03-18T00:00:00.000Z</text:p>
          </table:table-cell>
          <table:table-cell office:value-type="string">
            <text:p>2024-03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08kFvnU-S--JLhsuzuawiQ</text:p>
          </table:table-cell>
          <table:table-cell office:value-type="string">
            <text:p>XMs</text:p>
          </table:table-cell>
          <table:table-cell office:value-type="string">
            <text:p>2023-12-30T00:00:00.000Z</text:p>
          </table:table-cell>
          <table:table-cell office:value-type="string">
            <text:p>2023-12-3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ZPrIpe8Qfal6QdyHCylXg</text:p>
          </table:table-cell>
          <table:table-cell office:value-type="string">
            <text:p>XN3</text:p>
          </table:table-cell>
          <table:table-cell office:value-type="string">
            <text:p>2024-01-28T00:00:00.000Z</text:p>
          </table:table-cell>
          <table:table-cell office:value-type="string">
            <text:p>2024-01-2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2uY3BWJTQehgJNrzw7Tiw</text:p>
          </table:table-cell>
          <table:table-cell office:value-type="string">
            <text:p>XMz</text:p>
          </table:table-cell>
          <table:table-cell office:value-type="string">
            <text:p>2024-01-15T00:00:00.000Z</text:p>
          </table:table-cell>
          <table:table-cell office:value-type="string">
            <text:p>2024-01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vH8P9IOqT7GT8GF3uA657Q</text:p>
          </table:table-cell>
          <table:table-cell office:value-type="string">
            <text:p>XMr</text:p>
          </table:table-cell>
          <table:table-cell office:value-type="string">
            <text:p>2023-12-23T00:00:00.000Z</text:p>
          </table:table-cell>
          <table:table-cell office:value-type="string">
            <text:p>2023-12-2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tudNHAPrTQWKGbbEG01MUQ</text:p>
          </table:table-cell>
          <table:table-cell office:value-type="string">
            <text:p>XN1</text:p>
          </table:table-cell>
          <table:table-cell office:value-type="string">
            <text:p>2024-01-25T00:00:00.000Z</text:p>
          </table:table-cell>
          <table:table-cell office:value-type="string">
            <text:p>2024-01-2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reW9E9vQaS7Ksi-qP8evw</text:p>
          </table:table-cell>
          <table:table-cell office:value-type="string">
            <text:p>XLl</text:p>
          </table:table-cell>
          <table:table-cell office:value-type="string">
            <text:p>2023-06-08T00:00:00.000Z</text:p>
          </table:table-cell>
          <table:table-cell office:value-type="string">
            <text:p>2023-06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eJr815CSYGjtJ9z-1NsiQ</text:p>
          </table:table-cell>
          <table:table-cell office:value-type="string">
            <text:p>XNN</text:p>
          </table:table-cell>
          <table:table-cell office:value-type="string">
            <text:p>2024-04-11T00:00:00.000Z</text:p>
          </table:table-cell>
          <table:table-cell office:value-type="string">
            <text:p>2024-04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vXZ0HsXVROytu3uulycKEA</text:p>
          </table:table-cell>
          <table:table-cell office:value-type="string">
            <text:p>XLZ</text:p>
          </table:table-cell>
          <table:table-cell office:value-type="string">
            <text:p>2023-05-15T00:00:00.000Z</text:p>
          </table:table-cell>
          <table:table-cell office:value-type="string">
            <text:p>2023-05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7Ut.0xhSRVmjQXoC58HfDw</text:p>
          </table:table-cell>
          <table:table-cell office:value-type="string">
            <text:p>XLO</text:p>
          </table:table-cell>
          <table:table-cell office:value-type="string">
            <text:p>2023-03-26T00:00:00.000Z</text:p>
          </table:table-cell>
          <table:table-cell office:value-type="string">
            <text:p>2023-03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GB5lqqJTNCXPkgfNiihOg</text:p>
          </table:table-cell>
          <table:table-cell office:value-type="string">
            <text:p>XMd</text:p>
          </table:table-cell>
          <table:table-cell office:value-type="string">
            <text:p>2023-11-21T00:00:00.000Z</text:p>
          </table:table-cell>
          <table:table-cell office:value-type="string">
            <text:p>2023-11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9vvtyPuRLSuxP5L.LeStA</text:p>
          </table:table-cell>
          <table:table-cell office:value-type="string">
            <text:p>XNE</text:p>
          </table:table-cell>
          <table:table-cell office:value-type="string">
            <text:p>2024-03-19T00:00:00.000Z</text:p>
          </table:table-cell>
          <table:table-cell office:value-type="string">
            <text:p>2024-03-1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Kyujb4sTRC2Qxo5MkSC2g</text:p>
          </table:table-cell>
          <table:table-cell office:value-type="string">
            <text:p>XLL</text:p>
          </table:table-cell>
          <table:table-cell office:value-type="string">
            <text:p>2023-03-26T00:00:00.000Z</text:p>
          </table:table-cell>
          <table:table-cell office:value-type="string">
            <text:p>2023-03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uJn.PXgSgG.PzlQWEYUxA</text:p>
          </table:table-cell>
          <table:table-cell office:value-type="string">
            <text:p>XMy</text:p>
          </table:table-cell>
          <table:table-cell office:value-type="string">
            <text:p>2024-01-12T00:00:00.000Z</text:p>
          </table:table-cell>
          <table:table-cell office:value-type="string">
            <text:p>2024-01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0UZ1pHfjTzu7QiRSqKFiTQ</text:p>
          </table:table-cell>
          <table:table-cell office:value-type="string">
            <text:p>XNF</text:p>
          </table:table-cell>
          <table:table-cell office:value-type="string">
            <text:p>2024-03-21T00:00:00.000Z</text:p>
          </table:table-cell>
          <table:table-cell office:value-type="string">
            <text:p>2024-03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vC-6v5mwTDuGl9LHdyMCtQ</text:p>
          </table:table-cell>
          <table:table-cell office:value-type="string">
            <text:p>XLT</text:p>
          </table:table-cell>
          <table:table-cell office:value-type="string">
            <text:p>2023-04-07T00:00:00.000Z</text:p>
          </table:table-cell>
          <table:table-cell office:value-type="string">
            <text:p>2023-04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MBUuBknR1-5spsy6dHEoA</text:p>
          </table:table-cell>
          <table:table-cell office:value-type="string">
            <text:p>XLi</text:p>
          </table:table-cell>
          <table:table-cell office:value-type="string">
            <text:p>2023-06-03T00:00:00.000Z</text:p>
          </table:table-cell>
          <table:table-cell office:value-type="string">
            <text:p>2023-06-0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7gnsAINKQHeHY1KQWC0.ng</text:p>
          </table:table-cell>
          <table:table-cell office:value-type="string">
            <text:p>XMe</text:p>
          </table:table-cell>
          <table:table-cell office:value-type="string">
            <text:p>2023-11-22T00:00:00.000Z</text:p>
          </table:table-cell>
          <table:table-cell office:value-type="string">
            <text:p>2023-11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r7bmLx3QB-tFxB68JFe2Q</text:p>
          </table:table-cell>
          <table:table-cell office:value-type="string">
            <text:p>XNJ</text:p>
          </table:table-cell>
          <table:table-cell office:value-type="string">
            <text:p>2024-04-03T00:00:00.000Z</text:p>
          </table:table-cell>
          <table:table-cell office:value-type="string">
            <text:p>2024-04-0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NRUjS5PQ7eOh5D1k5QiJw</text:p>
          </table:table-cell>
          <table:table-cell office:value-type="string">
            <text:p>XNC</text:p>
          </table:table-cell>
          <table:table-cell office:value-type="string">
            <text:p>2024-03-16T00:00:00.000Z</text:p>
          </table:table-cell>
          <table:table-cell office:value-type="string">
            <text:p>2024-03-1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88eSF3w1Ti-IG75cnjV12Q</text:p>
          </table:table-cell>
          <table:table-cell office:value-type="string">
            <text:p>XL2</text:p>
          </table:table-cell>
          <table:table-cell office:value-type="string">
            <text:p>2023-01-22T00:00:00.000Z</text:p>
          </table:table-cell>
          <table:table-cell office:value-type="string">
            <text:p>2023-01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6-YPEHMOQWKA-ZFK0pPz.g</text:p>
          </table:table-cell>
          <table:table-cell office:value-type="string">
            <text:p>XKz</text:p>
          </table:table-cell>
          <table:table-cell office:value-type="string">
            <text:p>2023-01-08T00:00:00.000Z</text:p>
          </table:table-cell>
          <table:table-cell office:value-type="string">
            <text:p>2023-01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3DgnIq.TICACJgTDmE0aA</text:p>
          </table:table-cell>
          <table:table-cell office:value-type="string">
            <text:p>XKw</text:p>
          </table:table-cell>
          <table:table-cell office:value-type="string">
            <text:p>2022-12-23T00:00:00.000Z</text:p>
          </table:table-cell>
          <table:table-cell office:value-type="string">
            <text:p>2022-12-2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rqEpIp7T5aQPU0MfRnMig</text:p>
          </table:table-cell>
          <table:table-cell office:value-type="string">
            <text:p>XNA</text:p>
          </table:table-cell>
          <table:table-cell office:value-type="string">
            <text:p>2024-03-09T00:00:00.000Z</text:p>
          </table:table-cell>
          <table:table-cell office:value-type="string">
            <text:p>2024-03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0JZIZhiMRFiKI6UoM5L3Hw</text:p>
          </table:table-cell>
          <table:table-cell office:value-type="string">
            <text:p>XL3</text:p>
          </table:table-cell>
          <table:table-cell office:value-type="string">
            <text:p>2023-01-25T00:00:00.000Z</text:p>
          </table:table-cell>
          <table:table-cell office:value-type="string">
            <text:p>2023-01-2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pY0v42mQziuMdiKkmOTvQ</text:p>
          </table:table-cell>
          <table:table-cell office:value-type="string">
            <text:p>XNO</text:p>
          </table:table-cell>
          <table:table-cell office:value-type="string">
            <text:p>2024-04-11T00:00:00.000Z</text:p>
          </table:table-cell>
          <table:table-cell office:value-type="string">
            <text:p>2024-04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huM2BIsSe2fnsenEk3HVw</text:p>
          </table:table-cell>
          <table:table-cell office:value-type="string">
            <text:p>XLh</text:p>
          </table:table-cell>
          <table:table-cell office:value-type="string">
            <text:p>2023-05-29T00:00:00.000Z</text:p>
          </table:table-cell>
          <table:table-cell office:value-type="string">
            <text:p>2023-05-2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1va1EbSQNG91PUaeBwRUw</text:p>
          </table:table-cell>
          <table:table-cell office:value-type="string">
            <text:p>XMA</text:p>
          </table:table-cell>
          <table:table-cell office:value-type="string">
            <text:p>2023-08-21T00:00:00.000Z</text:p>
          </table:table-cell>
          <table:table-cell office:value-type="string">
            <text:p>2023-08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36r66o-9QMiWA25oL.vVHQ</text:p>
          </table:table-cell>
          <table:table-cell office:value-type="string">
            <text:p>XMQ</text:p>
          </table:table-cell>
          <table:table-cell office:value-type="string">
            <text:p>2023-10-15T00:00:00.000Z</text:p>
          </table:table-cell>
          <table:table-cell office:value-type="string">
            <text:p>2023-10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THkby5gJRu258u969xLyXg</text:p>
          </table:table-cell>
          <table:table-cell office:value-type="string">
            <text:p>XMk</text:p>
          </table:table-cell>
          <table:table-cell office:value-type="string">
            <text:p>2023-12-09T00:00:00.000Z</text:p>
          </table:table-cell>
          <table:table-cell office:value-type="string">
            <text:p>2023-12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EqUv8X8SbOAoE01mM-E6Q</text:p>
          </table:table-cell>
          <table:table-cell office:value-type="string">
            <text:p>XMM</text:p>
          </table:table-cell>
          <table:table-cell office:value-type="string">
            <text:p>2023-10-03T00:00:00.000Z</text:p>
          </table:table-cell>
          <table:table-cell office:value-type="string">
            <text:p>2023-10-0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B0vqUPxqSNWDWl.DHuNECg</text:p>
          </table:table-cell>
          <table:table-cell office:value-type="string">
            <text:p>XLX</text:p>
          </table:table-cell>
          <table:table-cell office:value-type="string">
            <text:p>2023-05-11T00:00:00.000Z</text:p>
          </table:table-cell>
          <table:table-cell office:value-type="string">
            <text:p>2023-05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0rulFpFToyJbTtZnAZGNw</text:p>
          </table:table-cell>
          <table:table-cell office:value-type="string">
            <text:p>XMS</text:p>
          </table:table-cell>
          <table:table-cell office:value-type="string">
            <text:p>2023-10-20T00:00:00.000Z</text:p>
          </table:table-cell>
          <table:table-cell office:value-type="string">
            <text:p>2023-10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oAuZ93pcR6ODefO2a8x-SQ</text:p>
          </table:table-cell>
          <table:table-cell office:value-type="string">
            <text:p>XMu</text:p>
          </table:table-cell>
          <table:table-cell office:value-type="string">
            <text:p>2024-01-04T00:00:00.000Z</text:p>
          </table:table-cell>
          <table:table-cell office:value-type="string">
            <text:p>2024-01-0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</table:table>
      <table:table table:name="Scores" table:style-name="ta1">
        <table:table-row>
          <table:table-cell office:value-type="string">
            <text:p>🔒 Row ID</text:p>
          </table:table-cell>
          <table:table-cell office:value-type="string">
            <text:p>Round/ID</text:p>
          </table:table-cell>
          <table:table-cell office:value-type="string">
            <text:p>$rowIndex</text:p>
          </table:table-cell>
          <table:table-cell office:value-type="string">
            <text:p>Player/ID</text:p>
          </table:table-cell>
          <table:table-cell office:value-type="string">
            <text:p>Score/Value</text:p>
          </table:table-cell>
          <table:table-cell office:value-type="string">
            <text:p>Score/Score Override</text:p>
          </table:table-cell>
        </table:table-row>
        <table:table-row>
          <table:table-cell office:value-type="string">
            <text:p>UUzPZRSEpRdVcQyNMZ1R</text:p>
          </table:table-cell>
          <table:table-cell office:value-type="string">
            <text:p>i6sad1xwS46VHck1ODGwVQ</text:p>
          </table:table-cell>
          <table:table-cell office:value-type="string">
            <text:p>Y0CR</text:p>
          </table:table-cell>
          <table:table-cell office:value-type="string">
            <text:p>a4SKiEpE8tWxPptWvXNU</text:p>
          </table:table-cell>
          <table:table-cell office:value-type="float" office:value="0">
            <text:p>0</text:p>
          </table:table-cell>
          <table:table-cell/>
        </table:table-row>
        <table:table-row>
          <table:table-cell office:value-type="string">
            <text:p>yJU6x95wMZ7wPn9wQHWh</text:p>
          </table:table-cell>
          <table:table-cell office:value-type="string">
            <text:p>i6sad1xwS46VHck1ODGwVQ</text:p>
          </table:table-cell>
          <table:table-cell office:value-type="string">
            <text:p>Y0CQ</text:p>
          </table:table-cell>
          <table:table-cell office:value-type="string">
            <text:p>rkzvcxQz6y4cbEG9Ja88</text:p>
          </table:table-cell>
          <table:table-cell office:value-type="float" office:value="10">
            <text:p>10</text:p>
          </table:table-cell>
          <table:table-cell/>
        </table:table-row>
        <table:table-row>
          <table:table-cell office:value-type="string">
            <text:p>mI1Br5McI3ybf6XmldyM</text:p>
          </table:table-cell>
          <table:table-cell office:value-type="string">
            <text:p>TL0WFMVVTKuf9onjfvH7tQ</text:p>
          </table:table-cell>
          <table:table-cell office:value-type="string">
            <text:p>Y0CZ</text:p>
          </table:table-cell>
          <table:table-cell office:value-type="string">
            <text:p>cN9pXt-WQ6WskMHiNgFitg</text:p>
          </table:table-cell>
          <table:table-cell office:value-type="float" office:value="3">
            <text:p>3</text:p>
          </table:table-cell>
          <table:table-cell/>
        </table:table-row>
        <table:table-row>
          <table:table-cell office:value-type="string">
            <text:p>s8ebFWri7UxwmJBZ0OOJ</text:p>
          </table:table-cell>
          <table:table-cell office:value-type="string">
            <text:p>TL0WFMVVTKuf9onjfvH7tQ</text:p>
          </table:table-cell>
          <table:table-cell office:value-type="string">
            <text:p>Y0CX</text:p>
          </table:table-cell>
          <table:table-cell office:value-type="string">
            <text:p>dW-sv9W1Qn6l08SGSHoLNA</text:p>
          </table:table-cell>
          <table:table-cell office:value-type="float" office:value="5">
            <text:p>5</text:p>
          </table:table-cell>
          <table:table-cell/>
        </table:table-row>
        <table:table-row>
          <table:table-cell office:value-type="string">
            <text:p>kujcMv4zUYO7VlMEp0D7</text:p>
          </table:table-cell>
          <table:table-cell office:value-type="string">
            <text:p>TL0WFMVVTKuf9onjfvH7tQ</text:p>
          </table:table-cell>
          <table:table-cell office:value-type="string">
            <text:p>Y0CY</text:p>
          </table:table-cell>
          <table:table-cell office:value-type="string">
            <text:p>zx5n.qHBSTeZ9ISSp2S8Jg</text:p>
          </table:table-cell>
          <table:table-cell office:value-type="float" office:value="11">
            <text:p>11</text:p>
          </table:table-cell>
          <table:table-cell/>
        </table:table-row>
        <table:table-row>
          <table:table-cell office:value-type="string">
            <text:p>XcyQuleTixz3uFdY6owh</text:p>
          </table:table-cell>
          <table:table-cell office:value-type="string">
            <text:p>Dip5K-i4TTmdGqab.h0icg</text:p>
          </table:table-cell>
          <table:table-cell office:value-type="string">
            <text:p>Y0Cb</text:p>
          </table:table-cell>
          <table:table-cell office:value-type="string">
            <text:p>u-dfVDR4SDaJxw6dFiAubQ</text:p>
          </table:table-cell>
          <table:table-cell office:value-type="float" office:value="1">
            <text:p>1</text:p>
          </table:table-cell>
          <table:table-cell/>
        </table:table-row>
        <table:table-row>
          <table:table-cell office:value-type="string">
            <text:p>InkMZ8lrPxBEMyC5HtDX</text:p>
          </table:table-cell>
          <table:table-cell office:value-type="string">
            <text:p>Dip5K-i4TTmdGqab.h0icg</text:p>
          </table:table-cell>
          <table:table-cell office:value-type="string">
            <text:p>Y0Ca</text:p>
          </table:table-cell>
          <table:table-cell office:value-type="string">
            <text:p>m6gEZTQxTT6fq-PkN8g7jg</text:p>
          </table:table-cell>
          <table:table-cell office:value-type="float" office:value="2">
            <text:p>2</text:p>
          </table:table-cell>
          <table:table-cell/>
        </table:table-row>
        <table:table-row>
          <table:table-cell office:value-type="string">
            <text:p>Q9VuAb3ARWjbpx7YcBXA</text:p>
          </table:table-cell>
          <table:table-cell office:value-type="string">
            <text:p>ylzHgVw5SPiV3V-4hV.m4Q</text:p>
          </table:table-cell>
          <table:table-cell office:value-type="string">
            <text:p>Y0Cc</text:p>
          </table:table-cell>
          <table:table-cell office:value-type="string">
            <text:p>zx5n.qHBSTeZ9ISSp2S8Jg</text:p>
          </table:table-cell>
          <table:table-cell/>
          <table:table-cell/>
        </table:table-row>
        <table:table-row>
          <table:table-cell office:value-type="string">
            <text:p>KRS8hOqX25gkTbURTJTE</text:p>
          </table:table-cell>
          <table:table-cell office:value-type="string">
            <text:p>WpUNyyf6SyaC.jhloBi-YQ</text:p>
          </table:table-cell>
          <table:table-cell office:value-type="string">
            <text:p>Y0Ce</text:p>
          </table:table-cell>
          <table:table-cell office:value-type="string">
            <text:p>zx5n.qHBSTeZ9ISSp2S8Jg</text:p>
          </table:table-cell>
          <table:table-cell/>
          <table:table-cell/>
        </table:table-row>
        <table:table-row>
          <table:table-cell office:value-type="string">
            <text:p>B2AnJcnfWCofAAEFy3tX</text:p>
          </table:table-cell>
          <table:table-cell office:value-type="string">
            <text:p>WpUNyyf6SyaC.jhloBi-YQ</text:p>
          </table:table-cell>
          <table:table-cell office:value-type="string">
            <text:p>Y0Cd</text:p>
          </table:table-cell>
          <table:table-cell office:value-type="string">
            <text:p>ExljWEaDSrKk1UCFgB9vig</text:p>
          </table:table-cell>
          <table:table-cell/>
          <table:table-cell/>
        </table:table-row>
        <table:table-row>
          <table:table-cell office:value-type="string">
            <text:p>It8fGerHvzKM0RSqQwH0</text:p>
          </table:table-cell>
          <table:table-cell office:value-type="string">
            <text:p>S1thnl-iT8GUUMoJQ9Z6Bg</text:p>
          </table:table-cell>
          <table:table-cell office:value-type="string">
            <text:p>Y0Cg</text:p>
          </table:table-cell>
          <table:table-cell office:value-type="string">
            <text:p>ExljWEaDSrKk1UCFgB9vig</text:p>
          </table:table-cell>
          <table:table-cell office:value-type="float" office:value="5">
            <text:p>5</text:p>
          </table:table-cell>
          <table:table-cell/>
        </table:table-row>
        <table:table-row>
          <table:table-cell office:value-type="string">
            <text:p>tOVaHC0ABaacavwYIBSb</text:p>
          </table:table-cell>
          <table:table-cell office:value-type="string">
            <text:p>S1thnl-iT8GUUMoJQ9Z6Bg</text:p>
          </table:table-cell>
          <table:table-cell office:value-type="string">
            <text:p>Y0Cf</text:p>
          </table:table-cell>
          <table:table-cell office:value-type="string">
            <text:p>zx5n.qHBSTeZ9ISSp2S8Jg</text:p>
          </table:table-cell>
          <table:table-cell office:value-type="float" office:value="7">
            <text:p>7</text:p>
          </table:table-cell>
          <table:table-cell/>
        </table:table-row>
        <table:table-row>
          <table:table-cell office:value-type="string">
            <text:p>t3s6jSmNETXgbgJ9X6Z2</text:p>
          </table:table-cell>
          <table:table-cell office:value-type="string">
            <text:p>33gwllXGTKi1tAt5bEoWzQ</text:p>
          </table:table-cell>
          <table:table-cell office:value-type="string">
            <text:p>Y0Ci</text:p>
          </table:table-cell>
          <table:table-cell office:value-type="string">
            <text:p>ExljWEaDSrKk1UCFgB9vig</text:p>
          </table:table-cell>
          <table:table-cell office:value-type="float" office:value="20">
            <text:p>20</text:p>
          </table:table-cell>
          <table:table-cell/>
        </table:table-row>
        <table:table-row>
          <table:table-cell office:value-type="string">
            <text:p>rp1GRwuN6YQvmbK5BweV</text:p>
          </table:table-cell>
          <table:table-cell office:value-type="string">
            <text:p>33gwllXGTKi1tAt5bEoWzQ</text:p>
          </table:table-cell>
          <table:table-cell office:value-type="string">
            <text:p>Y0Ch</text:p>
          </table:table-cell>
          <table:table-cell office:value-type="string">
            <text:p>zx5n.qHBSTeZ9ISSp2S8Jg</text:p>
          </table:table-cell>
          <table:table-cell office:value-type="float" office:value="12">
            <text:p>12</text:p>
          </table:table-cell>
          <table:table-cell/>
        </table:table-row>
        <table:table-row>
          <table:table-cell office:value-type="string">
            <text:p>tChqcjgyhAdxu1WU7Mwl</text:p>
          </table:table-cell>
          <table:table-cell office:value-type="string">
            <text:p>bugxFZofRkC-wmB-uKKltw</text:p>
          </table:table-cell>
          <table:table-cell office:value-type="string">
            <text:p>Y0Cj</text:p>
          </table:table-cell>
          <table:table-cell office:value-type="string">
            <text:p>dW-sv9W1Qn6l08SGSHoLNA</text:p>
          </table:table-cell>
          <table:table-cell/>
          <table:table-cell/>
        </table:table-row>
        <table:table-row>
          <table:table-cell office:value-type="string">
            <text:p>gIOJAxg54PyoSv7oOCZf</text:p>
          </table:table-cell>
          <table:table-cell office:value-type="string">
            <text:p>bugxFZofRkC-wmB-uKKltw</text:p>
          </table:table-cell>
          <table:table-cell office:value-type="string">
            <text:p>Y0Ck</text:p>
          </table:table-cell>
          <table:table-cell office:value-type="string">
            <text:p>kw.ZdHMrRXW0lyn4QKzhYg</text:p>
          </table:table-cell>
          <table:table-cell/>
          <table:table-cell/>
        </table:table-row>
        <table:table-row>
          <table:table-cell office:value-type="string">
            <text:p>8wKMLFl2CEc3yO6XzIBz</text:p>
          </table:table-cell>
          <table:table-cell office:value-type="string">
            <text:p>ltkA85JhT-SCubwAIhK5Mw</text:p>
          </table:table-cell>
          <table:table-cell office:value-type="string">
            <text:p>Y0Co</text:p>
          </table:table-cell>
          <table:table-cell office:value-type="string">
            <text:p>BJfLY0J8TJaTtgnUhsF8QQ</text:p>
          </table:table-cell>
          <table:table-cell office:value-type="float" office:value="60">
            <text:p>60</text:p>
          </table:table-cell>
          <table:table-cell/>
        </table:table-row>
        <table:table-row>
          <table:table-cell office:value-type="string">
            <text:p>4CDIGwJgQcZpkNEksmIc</text:p>
          </table:table-cell>
          <table:table-cell office:value-type="string">
            <text:p>ltkA85JhT-SCubwAIhK5Mw</text:p>
          </table:table-cell>
          <table:table-cell office:value-type="string">
            <text:p>Y0Cm</text:p>
          </table:table-cell>
          <table:table-cell office:value-type="string">
            <text:p>u-dfVDR4SDaJxw6dFiAubQ</text:p>
          </table:table-cell>
          <table:table-cell office:value-type="float" office:value="22">
            <text:p>22</text:p>
          </table:table-cell>
          <table:table-cell/>
        </table:table-row>
        <table:table-row>
          <table:table-cell office:value-type="string">
            <text:p>eQrynPBvSBVtn44Cqis8</text:p>
          </table:table-cell>
          <table:table-cell office:value-type="string">
            <text:p>ltkA85JhT-SCubwAIhK5Mw</text:p>
          </table:table-cell>
          <table:table-cell office:value-type="string">
            <text:p>Y0Cn</text:p>
          </table:table-cell>
          <table:table-cell office:value-type="string">
            <text:p>RzFiKwOYQgC8zSyjvrQhrg</text:p>
          </table:table-cell>
          <table:table-cell office:value-type="float" office:value="29">
            <text:p>29</text:p>
          </table:table-cell>
          <table:table-cell/>
        </table:table-row>
        <table:table-row>
          <table:table-cell office:value-type="string">
            <text:p>QlkgpaT8gkFHq3aSEtYJ</text:p>
          </table:table-cell>
          <table:table-cell office:value-type="string">
            <text:p>eoWgoxoxRDC9Yaea.0Fa-g</text:p>
          </table:table-cell>
          <table:table-cell office:value-type="string">
            <text:p>Y0D4</text:p>
          </table:table-cell>
          <table:table-cell office:value-type="string">
            <text:p>Pmr6xExQRi60rsWLyqWJ7w</text:p>
          </table:table-cell>
          <table:table-cell office:value-type="float" office:value="45">
            <text:p>45</text:p>
          </table:table-cell>
          <table:table-cell/>
        </table:table-row>
        <table:table-row>
          <table:table-cell office:value-type="string">
            <text:p>HWqcS7RKZdn0qvp08zkK</text:p>
          </table:table-cell>
          <table:table-cell office:value-type="string">
            <text:p>eoWgoxoxRDC9Yaea.0Fa-g</text:p>
          </table:table-cell>
          <table:table-cell office:value-type="string">
            <text:p>Y0D2</text:p>
          </table:table-cell>
          <table:table-cell office:value-type="string">
            <text:p>u-dfVDR4SDaJxw6dFiAubQ</text:p>
          </table:table-cell>
          <table:table-cell office:value-type="float" office:value="12">
            <text:p>12</text:p>
          </table:table-cell>
          <table:table-cell/>
        </table:table-row>
        <table:table-row>
          <table:table-cell office:value-type="string">
            <text:p>V6WXFMhCbUuoQbaGjQXa</text:p>
          </table:table-cell>
          <table:table-cell office:value-type="string">
            <text:p>eoWgoxoxRDC9Yaea.0Fa-g</text:p>
          </table:table-cell>
          <table:table-cell office:value-type="string">
            <text:p>Y0D3</text:p>
          </table:table-cell>
          <table:table-cell office:value-type="string">
            <text:p>m6gEZTQxTT6fq-PkN8g7jg</text:p>
          </table:table-cell>
          <table:table-cell office:value-type="float" office:value="56">
            <text:p>56</text:p>
          </table:table-cell>
          <table:table-cell/>
        </table:table-row>
        <table:table-row>
          <table:table-cell office:value-type="string">
            <text:p>usRThH3oXc2ryTADtkCI</text:p>
          </table:table-cell>
          <table:table-cell office:value-type="string">
            <text:p>1lFiDC5kSXSy6LG54XqzRg</text:p>
          </table:table-cell>
          <table:table-cell office:value-type="string">
            <text:p>Y0CC</text:p>
          </table:table-cell>
          <table:table-cell office:value-type="string">
            <text:p>P7qlpYMYRBunUe0Qx6npzg</text:p>
          </table:table-cell>
          <table:table-cell office:value-type="float" office:value="45">
            <text:p>45</text:p>
          </table:table-cell>
          <table:table-cell/>
        </table:table-row>
        <table:table-row>
          <table:table-cell office:value-type="string">
            <text:p>EErxSjL8IEDn4NhKQTLj</text:p>
          </table:table-cell>
          <table:table-cell office:value-type="string">
            <text:p>1lFiDC5kSXSy6LG54XqzRg</text:p>
          </table:table-cell>
          <table:table-cell office:value-type="string">
            <text:p>Y0CB</text:p>
          </table:table-cell>
          <table:table-cell office:value-type="string">
            <text:p>HxkAa9H7SAKtghDjPjiO9Q</text:p>
          </table:table-cell>
          <table:table-cell office:value-type="float" office:value="70">
            <text:p>70</text:p>
          </table:table-cell>
          <table:table-cell/>
        </table:table-row>
        <table:table-row>
          <table:table-cell office:value-type="string">
            <text:p>6pCSgajg7yPrK25U7ob3</text:p>
          </table:table-cell>
          <table:table-cell office:value-type="string">
            <text:p>69-eBB11TLq73i111HZFKA</text:p>
          </table:table-cell>
          <table:table-cell office:value-type="string">
            <text:p>Y0DE</text:p>
          </table:table-cell>
          <table:table-cell office:value-type="string">
            <text:p>qMStshNBGyuEfGxDTzHD</text:p>
          </table:table-cell>
          <table:table-cell office:value-type="float" office:value="1">
            <text:p>1</text:p>
          </table:table-cell>
          <table:table-cell/>
        </table:table-row>
        <table:table-row>
          <table:table-cell office:value-type="string">
            <text:p>aCa4Kg6l1o28jPL1Nrfv</text:p>
          </table:table-cell>
          <table:table-cell office:value-type="string">
            <text:p>69-eBB11TLq73i111HZFKA</text:p>
          </table:table-cell>
          <table:table-cell office:value-type="string">
            <text:p>Y0DD</text:p>
          </table:table-cell>
          <table:table-cell office:value-type="string">
            <text:p>YytMRmEEFc5bFdo6vPMA</text:p>
          </table:table-cell>
          <table:table-cell office:value-type="float" office:value="13">
            <text:p>13</text:p>
          </table:table-cell>
          <table:table-cell/>
        </table:table-row>
        <table:table-row>
          <table:table-cell office:value-type="string">
            <text:p>zMJmpkcF9YXgzf2mmWfn</text:p>
          </table:table-cell>
          <table:table-cell office:value-type="string">
            <text:p>6Wiu7THbQl-wyec7iFIIog</text:p>
          </table:table-cell>
          <table:table-cell office:value-type="string">
            <text:p>Y0DG</text:p>
          </table:table-cell>
          <table:table-cell office:value-type="string">
            <text:p>a4SKiEpE8tWxPptWvXNU</text:p>
          </table:table-cell>
          <table:table-cell office:value-type="float" office:value="1">
            <text:p>1</text:p>
          </table:table-cell>
          <table:table-cell/>
        </table:table-row>
        <table:table-row>
          <table:table-cell office:value-type="string">
            <text:p>u6DpcSIS87Mz0Agd7xLV</text:p>
          </table:table-cell>
          <table:table-cell office:value-type="string">
            <text:p>6Wiu7THbQl-wyec7iFIIog</text:p>
          </table:table-cell>
          <table:table-cell office:value-type="string">
            <text:p>Y0DF</text:p>
          </table:table-cell>
          <table:table-cell office:value-type="string">
            <text:p>rkzvcxQz6y4cbEG9Ja88</text:p>
          </table:table-cell>
          <table:table-cell office:value-type="float" office:value="0">
            <text:p>0</text:p>
          </table:table-cell>
          <table:table-cell/>
        </table:table-row>
        <table:table-row>
          <table:table-cell office:value-type="string">
            <text:p>2WBWaS24kDNNZs3K6OkU</text:p>
          </table:table-cell>
          <table:table-cell office:value-type="string">
            <text:p>kyjbrhjHTm-GJIoUvPEByw</text:p>
          </table:table-cell>
          <table:table-cell office:value-type="string">
            <text:p>Y0DK</text:p>
          </table:table-cell>
          <table:table-cell office:value-type="string">
            <text:p>qMStshNBGyuEfGxDTzHD</text:p>
          </table:table-cell>
          <table:table-cell office:value-type="float" office:value="48">
            <text:p>48</text:p>
          </table:table-cell>
          <table:table-cell/>
        </table:table-row>
        <table:table-row>
          <table:table-cell office:value-type="string">
            <text:p>Vb7hx15EgpU80V2i2mBd</text:p>
          </table:table-cell>
          <table:table-cell office:value-type="string">
            <text:p>kyjbrhjHTm-GJIoUvPEByw</text:p>
          </table:table-cell>
          <table:table-cell office:value-type="string">
            <text:p>Y0DJ</text:p>
          </table:table-cell>
          <table:table-cell office:value-type="string">
            <text:p>YytMRmEEFc5bFdo6vPMA</text:p>
          </table:table-cell>
          <table:table-cell office:value-type="float" office:value="38">
            <text:p>38</text:p>
          </table:table-cell>
          <table:table-cell/>
        </table:table-row>
        <table:table-row>
          <table:table-cell office:value-type="string">
            <text:p>6i75cSpekcK2rsLnMnK4</text:p>
          </table:table-cell>
          <table:table-cell office:value-type="string">
            <text:p>kyjbrhjHTm-GJIoUvPEByw</text:p>
          </table:table-cell>
          <table:table-cell office:value-type="string">
            <text:p>Y0DI</text:p>
          </table:table-cell>
          <table:table-cell office:value-type="string">
            <text:p>rkzvcxQz6y4cbEG9Ja88</text:p>
          </table:table-cell>
          <table:table-cell office:value-type="float" office:value="50">
            <text:p>50</text:p>
          </table:table-cell>
          <table:table-cell/>
        </table:table-row>
        <table:table-row>
          <table:table-cell office:value-type="string">
            <text:p>ml1YQT2DUjKuTXuLytU6</text:p>
          </table:table-cell>
          <table:table-cell office:value-type="string">
            <text:p>kyjbrhjHTm-GJIoUvPEByw</text:p>
          </table:table-cell>
          <table:table-cell office:value-type="string">
            <text:p>Y0DH</text:p>
          </table:table-cell>
          <table:table-cell office:value-type="string">
            <text:p>tnaFbk6bp7z1qFHbcgBN</text:p>
          </table:table-cell>
          <table:table-cell office:value-type="float" office:value="57">
            <text:p>57</text:p>
          </table:table-cell>
          <table:table-cell/>
        </table:table-row>
        <table:table-row>
          <table:table-cell office:value-type="string">
            <text:p>lGJYjkg7qxhOBhYaZNfv</text:p>
          </table:table-cell>
          <table:table-cell office:value-type="string">
            <text:p>oxMTyBFDSiWbGA2xoe8STQ</text:p>
          </table:table-cell>
          <table:table-cell office:value-type="string">
            <text:p>Y0DQ</text:p>
          </table:table-cell>
          <table:table-cell office:value-type="string">
            <text:p>qMStshNBGyuEfGxDTzHD</text:p>
          </table:table-cell>
          <table:table-cell office:value-type="float" office:value="0">
            <text:p>0</text:p>
          </table:table-cell>
          <table:table-cell/>
        </table:table-row>
        <table:table-row>
          <table:table-cell office:value-type="string">
            <text:p>Bugp3bOywHINfVzEvVkl</text:p>
          </table:table-cell>
          <table:table-cell office:value-type="string">
            <text:p>oxMTyBFDSiWbGA2xoe8STQ</text:p>
          </table:table-cell>
          <table:table-cell office:value-type="string">
            <text:p>Y0DP</text:p>
          </table:table-cell>
          <table:table-cell office:value-type="string">
            <text:p>tnaFbk6bp7z1qFHbcgBN</text:p>
          </table:table-cell>
          <table:table-cell office:value-type="float" office:value="23">
            <text:p>23</text:p>
          </table:table-cell>
          <table:table-cell/>
        </table:table-row>
        <table:table-row>
          <table:table-cell office:value-type="string">
            <text:p>hFySlKmIUul6w80SlxBT</text:p>
          </table:table-cell>
          <table:table-cell office:value-type="string">
            <text:p>MRrbxJphQcCiKDh21QSuMw</text:p>
          </table:table-cell>
          <table:table-cell office:value-type="string">
            <text:p>Y0DW</text:p>
          </table:table-cell>
          <table:table-cell office:value-type="string">
            <text:p>qMStshNBGyuEfGxDTzHD</text:p>
          </table:table-cell>
          <table:table-cell office:value-type="float" office:value="62">
            <text:p>62</text:p>
          </table:table-cell>
          <table:table-cell/>
        </table:table-row>
        <table:table-row>
          <table:table-cell office:value-type="string">
            <text:p>JB2kGwfn3nH2RCR0EfEM</text:p>
          </table:table-cell>
          <table:table-cell office:value-type="string">
            <text:p>MRrbxJphQcCiKDh21QSuMw</text:p>
          </table:table-cell>
          <table:table-cell office:value-type="string">
            <text:p>Y0DV</text:p>
          </table:table-cell>
          <table:table-cell office:value-type="string">
            <text:p>rkzvcxQz6y4cbEG9Ja88</text:p>
          </table:table-cell>
          <table:table-cell office:value-type="float" office:value="68">
            <text:p>68</text:p>
          </table:table-cell>
          <table:table-cell/>
        </table:table-row>
        <table:table-row>
          <table:table-cell office:value-type="string">
            <text:p>eMGwKlIiutwGscbwBKhA</text:p>
          </table:table-cell>
          <table:table-cell office:value-type="string">
            <text:p>MRrbxJphQcCiKDh21QSuMw</text:p>
          </table:table-cell>
          <table:table-cell office:value-type="string">
            <text:p>Y0DU</text:p>
          </table:table-cell>
          <table:table-cell office:value-type="string">
            <text:p>tnaFbk6bp7z1qFHbcgBN</text:p>
          </table:table-cell>
          <table:table-cell office:value-type="float" office:value="45">
            <text:p>45</text:p>
          </table:table-cell>
          <table:table-cell/>
        </table:table-row>
        <table:table-row>
          <table:table-cell office:value-type="string">
            <text:p>SsLiE6aTArAwGwFcYPUm</text:p>
          </table:table-cell>
          <table:table-cell office:value-type="string">
            <text:p>MRrbxJphQcCiKDh21QSuMw</text:p>
          </table:table-cell>
          <table:table-cell office:value-type="string">
            <text:p>Y0DT</text:p>
          </table:table-cell>
          <table:table-cell office:value-type="string">
            <text:p>bqlxMT63OrpmLySa7nix</text:p>
          </table:table-cell>
          <table:table-cell office:value-type="float" office:value="57">
            <text:p>57</text:p>
          </table:table-cell>
          <table:table-cell/>
        </table:table-row>
        <table:table-row>
          <table:table-cell office:value-type="string">
            <text:p>k.CJ0QRbQ0yB3bxc2Hh5tQ</text:p>
          </table:table-cell>
          <table:table-cell office:value-type="string">
            <text:p>0JZIZhiMRFiKI6UoM5L3Hw</text:p>
          </table:table-cell>
          <table:table-cell office:value-type="string">
            <text:p>XrH</text:p>
          </table:table-cell>
          <table:table-cell office:value-type="string">
            <text:p>XWE9ZQ4F8xKPAxTgtrWX</text:p>
          </table:table-cell>
          <table:table-cell/>
          <table:table-cell office:value-type="float" office:value="18">
            <text:p>18</text:p>
          </table:table-cell>
        </table:table-row>
        <table:table-row>
          <table:table-cell office:value-type="string">
            <text:p>EBn5lR5bTnywCssyER05ng</text:p>
          </table:table-cell>
          <table:table-cell office:value-type="string">
            <text:p>IA.ecay2ReqSUIOu0de7VQ</text:p>
          </table:table-cell>
          <table:table-cell office:value-type="string">
            <text:p>XtJ</text:p>
          </table:table-cell>
          <table:table-cell office:value-type="string">
            <text:p>qMStshNBGyuEfGxDTzHD</text:p>
          </table:table-cell>
          <table:table-cell/>
          <table:table-cell office:value-type="float" office:value="60">
            <text:p>60</text:p>
          </table:table-cell>
        </table:table-row>
        <table:table-row>
          <table:table-cell office:value-type="string">
            <text:p>FRG0l-iNScKyATdKObXfSQ</text:p>
          </table:table-cell>
          <table:table-cell office:value-type="string">
            <text:p>K5XPEN5VQmaaHFD0DH1kSA</text:p>
          </table:table-cell>
          <table:table-cell office:value-type="string">
            <text:p>Xsg</text:p>
          </table:table-cell>
          <table:table-cell office:value-type="string">
            <text:p>a4SKiEpE8tWxPptWvXNU</text:p>
          </table:table-cell>
          <table:table-cell/>
          <table:table-cell office:value-type="float" office:value="0">
            <text:p>0</text:p>
          </table:table-cell>
        </table:table-row>
        <table:table-row>
          <table:table-cell office:value-type="string">
            <text:p>7AO0jmMvSwSnGZxOYzuKzQ</text:p>
          </table:table-cell>
          <table:table-cell office:value-type="string">
            <text:p>9Q2aoEz6RfKzzoK.Wl3qCQ</text:p>
          </table:table-cell>
          <table:table-cell office:value-type="string">
            <text:p>Y01C</text:p>
          </table:table-cell>
          <table:table-cell office:value-type="string">
            <text:p>TDyewdoZ6LIAsKTLfYUG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Ya7MRqpoTSO2qik1eMQ2Eg</text:p>
          </table:table-cell>
          <table:table-cell office:value-type="string">
            <text:p>4h0SbylpRc27yqOP-SM.Nw</text:p>
          </table:table-cell>
          <table:table-cell office:value-type="string">
            <text:p>Y04R</text:p>
          </table:table-cell>
          <table:table-cell office:value-type="string">
            <text:p>YytMRmEEFc5bFdo6vPMA</text:p>
          </table:table-cell>
          <table:table-cell/>
          <table:table-cell office:value-type="float" office:value="32">
            <text:p>32</text:p>
          </table:table-cell>
        </table:table-row>
        <table:table-row>
          <table:table-cell office:value-type="string">
            <text:p>JtAtjAQsRwixYdKxXKgayA</text:p>
          </table:table-cell>
          <table:table-cell office:value-type="string">
            <text:p>eIC5zlxwQ8K2Ht9ZL2ZgRg</text:p>
          </table:table-cell>
          <table:table-cell office:value-type="string">
            <text:p>Xw8</text:p>
          </table:table-cell>
          <table:table-cell office:value-type="string">
            <text:p>tnaFbk6bp7z1qFHbcgBN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JhsGCX1ThxhsV3vqbzGG</text:p>
          </table:table-cell>
          <table:table-cell office:value-type="string">
            <text:p>Jw7jdECZ34IAI4yyDamb</text:p>
          </table:table-cell>
          <table:table-cell office:value-type="string">
            <text:p>Y074</text:p>
          </table:table-cell>
          <table:table-cell office:value-type="string">
            <text:p>IQbIh7IOspmrmIHHDnfQ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UwUaBBEAr7WlfVDSZqFb</text:p>
          </table:table-cell>
          <table:table-cell office:value-type="string">
            <text:p>k25VhYNpQbCy.5956-3GGA</text:p>
          </table:table-cell>
          <table:table-cell office:value-type="string">
            <text:p>Y06K</text:p>
          </table:table-cell>
          <table:table-cell office:value-type="string">
            <text:p>qMStshNBGyuEfGxDTzHD</text:p>
          </table:table-cell>
          <table:table-cell/>
          <table:table-cell office:value-type="float" office:value="-200">
            <text:p>-200</text:p>
          </table:table-cell>
        </table:table-row>
        <table:table-row>
          <table:table-cell office:value-type="string">
            <text:p>rqDvWl9IkKEW4w5LdFrF</text:p>
          </table:table-cell>
          <table:table-cell office:value-type="string">
            <text:p>k25VhYNpQbCy.5956-3GGA</text:p>
          </table:table-cell>
          <table:table-cell office:value-type="string">
            <text:p>Y06N</text:p>
          </table:table-cell>
          <table:table-cell office:value-type="string">
            <text:p>a4SKiEpE8tWxPptWvXNU</text:p>
          </table:table-cell>
          <table:table-cell/>
          <table:table-cell office:value-type="float" office:value="-200">
            <text:p>-200</text:p>
          </table:table-cell>
        </table:table-row>
        <table:table-row>
          <table:table-cell office:value-type="string">
            <text:p>NKqvlknxgWjehs4xSiRl</text:p>
          </table:table-cell>
          <table:table-cell office:value-type="string">
            <text:p>CZqosMSsxJkAaG4dpC3X</text:p>
          </table:table-cell>
          <table:table-cell office:value-type="string">
            <text:p>Y06s</text:p>
          </table:table-cell>
          <table:table-cell office:value-type="string">
            <text:p>tnaFbk6bp7z1qFHbcgBN</text:p>
          </table:table-cell>
          <table:table-cell/>
          <table:table-cell office:value-type="float" office:value="-90">
            <text:p>-90</text:p>
          </table:table-cell>
        </table:table-row>
        <table:table-row>
          <table:table-cell office:value-type="string">
            <text:p>Cf2QLAKcSHCz07vbZe40</text:p>
          </table:table-cell>
          <table:table-cell office:value-type="string">
            <text:p>4WfBrQq6TFO2Ya4xIl38mQ</text:p>
          </table:table-cell>
          <table:table-cell office:value-type="string">
            <text:p>Y0Bn</text:p>
          </table:table-cell>
          <table:table-cell office:value-type="string">
            <text:p>YytMRmEEFc5bFdo6vPMA</text:p>
          </table:table-cell>
          <table:table-cell office:value-type="float" office:value="23">
            <text:p>23</text:p>
          </table:table-cell>
          <table:table-cell/>
        </table:table-row>
        <table:table-row>
          <table:table-cell office:value-type="string">
            <text:p>1TtJkEpSS9yok5WQQ4788w</text:p>
          </table:table-cell>
          <table:table-cell office:value-type="string">
            <text:p>f3DgnIq.TICACJgTDmE0aA</text:p>
          </table:table-cell>
          <table:table-cell office:value-type="string">
            <text:p>Xr</text:p>
          </table:table-cell>
          <table:table-cell office:value-type="string">
            <text:p>qMStshNBGyuEfGxDTzHD</text:p>
          </table:table-cell>
          <table:table-cell/>
          <table:table-cell office:value-type="float" office:value="73">
            <text:p>73</text:p>
          </table:table-cell>
        </table:table-row>
        <table:table-row>
          <table:table-cell office:value-type="string">
            <text:p>CI0S8Hw.Su-cS5XswqgjZg</text:p>
          </table:table-cell>
          <table:table-cell office:value-type="string">
            <text:p>pg-4OpxCQ4aJHrTND0mAuw</text:p>
          </table:table-cell>
          <table:table-cell office:value-type="string">
            <text:p>Xyd</text:p>
          </table:table-cell>
          <table:table-cell office:value-type="string">
            <text:p>YytMRmEEFc5bFdo6vPMA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Tpu-riHLRNy9u2-FlK3JMg</text:p>
          </table:table-cell>
          <table:table-cell office:value-type="string">
            <text:p>mg.SECfJRa-oHcDG17tRkA</text:p>
          </table:table-cell>
          <table:table-cell office:value-type="string">
            <text:p>Xul</text:p>
          </table:table-cell>
          <table:table-cell office:value-type="string">
            <text:p>bqlxMT63OrpmLySa7nix</text:p>
          </table:table-cell>
          <table:table-cell/>
          <table:table-cell office:value-type="float" office:value="-13">
            <text:p>-13</text:p>
          </table:table-cell>
        </table:table-row>
        <table:table-row>
          <table:table-cell office:value-type="string">
            <text:p>ENP1loXlScK98i0BXps9Sw</text:p>
          </table:table-cell>
          <table:table-cell office:value-type="string">
            <text:p>euW313zCQ5enKb5lhWj3YA</text:p>
          </table:table-cell>
          <table:table-cell office:value-type="string">
            <text:p>Y01n</text:p>
          </table:table-cell>
          <table:table-cell office:value-type="string">
            <text:p>YytMRmEEFc5bFdo6vPMA</text:p>
          </table:table-cell>
          <table:table-cell/>
          <table:table-cell office:value-type="float" office:value="-30">
            <text:p>-30</text:p>
          </table:table-cell>
        </table:table-row>
        <table:table-row>
          <table:table-cell office:value-type="string">
            <text:p>WqoTlo2ZQhK6DJMWGIWElA</text:p>
          </table:table-cell>
          <table:table-cell office:value-type="string">
            <text:p>MR6.EQSgSm6RTys2TAtBsQ</text:p>
          </table:table-cell>
          <table:table-cell office:value-type="string">
            <text:p>Y03C</text:p>
          </table:table-cell>
          <table:table-cell office:value-type="string">
            <text:p>rkzvcxQz6y4cbEG9Ja88</text:p>
          </table:table-cell>
          <table:table-cell/>
          <table:table-cell office:value-type="float" office:value="-36">
            <text:p>-36</text:p>
          </table:table-cell>
        </table:table-row>
        <table:table-row>
          <table:table-cell office:value-type="string">
            <text:p>6nSmipalT32qaBw6AvcpTQ</text:p>
          </table:table-cell>
          <table:table-cell office:value-type="string">
            <text:p>YJrVshu6Rv-BPBG3gcfOrw</text:p>
          </table:table-cell>
          <table:table-cell office:value-type="string">
            <text:p>Y02h</text:p>
          </table:table-cell>
          <table:table-cell office:value-type="string">
            <text:p>qMStshNBGyuEfGxDTzHD</text:p>
          </table:table-cell>
          <table:table-cell/>
          <table:table-cell office:value-type="float" office:value="-51">
            <text:p>-51</text:p>
          </table:table-cell>
        </table:table-row>
        <table:table-row>
          <table:table-cell office:value-type="string">
            <text:p>uv94dIYoQfSIT8IQAjha9w</text:p>
          </table:table-cell>
          <table:table-cell office:value-type="string">
            <text:p>oYQsx7OMS2KpLTZWh5PUUg</text:p>
          </table:table-cell>
          <table:table-cell office:value-type="string">
            <text:p>Y02c</text:p>
          </table:table-cell>
          <table:table-cell office:value-type="string">
            <text:p>YytMRmEEFc5bFdo6vPMA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e1EvVojWTn2lOc0CVylMSw</text:p>
          </table:table-cell>
          <table:table-cell office:value-type="string">
            <text:p>Pu7rZKPKQcaIfEayJ2A5Pw</text:p>
          </table:table-cell>
          <table:table-cell office:value-type="string">
            <text:p>Xyu</text:p>
          </table:table-cell>
          <table:table-cell office:value-type="string">
            <text:p>rkzvcxQz6y4cbEG9Ja88</text:p>
          </table:table-cell>
          <table:table-cell/>
          <table:table-cell office:value-type="float" office:value="-55">
            <text:p>-55</text:p>
          </table:table-cell>
        </table:table-row>
        <table:table-row>
          <table:table-cell office:value-type="string">
            <text:p>CepmBc0vT1azUKPu-LzzbQ</text:p>
          </table:table-cell>
          <table:table-cell office:value-type="string">
            <text:p>qPW4XKbeT5mIXoyTn0nXLg</text:p>
          </table:table-cell>
          <table:table-cell office:value-type="string">
            <text:p>Xxv</text:p>
          </table:table-cell>
          <table:table-cell office:value-type="string">
            <text:p>qMStshNBGyuEfGxDTzHD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uCPL6qojS067p-96V3RBaw</text:p>
          </table:table-cell>
          <table:table-cell office:value-type="string">
            <text:p>PH0szWUwR1W-6s22qEFxzw</text:p>
          </table:table-cell>
          <table:table-cell office:value-type="string">
            <text:p>Y05T</text:p>
          </table:table-cell>
          <table:table-cell office:value-type="string">
            <text:p>YytMRmEEFc5bFdo6vPMA</text:p>
          </table:table-cell>
          <table:table-cell/>
          <table:table-cell office:value-type="float" office:value="-12">
            <text:p>-12</text:p>
          </table:table-cell>
        </table:table-row>
        <table:table-row>
          <table:table-cell office:value-type="string">
            <text:p>4po8jFSLS72Jc.lKRMKDHQ</text:p>
          </table:table-cell>
          <table:table-cell office:value-type="string">
            <text:p>eUjymLIbQF2G.VG2oIc3bg</text:p>
          </table:table-cell>
          <table:table-cell office:value-type="string">
            <text:p>Xy3</text:p>
          </table:table-cell>
          <table:table-cell office:value-type="string">
            <text:p>rkzvcxQz6y4cbEG9Ja88</text:p>
          </table:table-cell>
          <table:table-cell/>
          <table:table-cell office:value-type="float" office:value="-45">
            <text:p>-45</text:p>
          </table:table-cell>
        </table:table-row>
        <table:table-row>
          <table:table-cell office:value-type="string">
            <text:p>5VF6YxswT7muIeytCXQnDw</text:p>
          </table:table-cell>
          <table:table-cell office:value-type="string">
            <text:p>K5lM5T4kS5-O3wzewWT2Lg</text:p>
          </table:table-cell>
          <table:table-cell office:value-type="string">
            <text:p>Y055</text:p>
          </table:table-cell>
          <table:table-cell office:value-type="string">
            <text:p>TDyewdoZ6LIAsKTLfYUG</text:p>
          </table:table-cell>
          <table:table-cell/>
          <table:table-cell office:value-type="float" office:value="-200">
            <text:p>-200</text:p>
          </table:table-cell>
        </table:table-row>
        <table:table-row>
          <table:table-cell office:value-type="string">
            <text:p>mcRumsDcQc2JrtEsJSGfQg</text:p>
          </table:table-cell>
          <table:table-cell office:value-type="string">
            <text:p>W9vvtyPuRLSuxP5L.LeStA</text:p>
          </table:table-cell>
          <table:table-cell office:value-type="string">
            <text:p>Xwi</text:p>
          </table:table-cell>
          <table:table-cell office:value-type="string">
            <text:p>qMStshNBGyuEfGxDTzHD</text:p>
          </table:table-cell>
          <table:table-cell/>
          <table:table-cell office:value-type="float" office:value="-150">
            <text:p>-150</text:p>
          </table:table-cell>
        </table:table-row>
        <table:table-row>
          <table:table-cell office:value-type="string">
            <text:p>eAuvFE.dQSS43ymq9u-S3g</text:p>
          </table:table-cell>
          <table:table-cell office:value-type="string">
            <text:p>o5QFT7OkSS-W7lcu8SEsow</text:p>
          </table:table-cell>
          <table:table-cell office:value-type="string">
            <text:p>XwW</text:p>
          </table:table-cell>
          <table:table-cell office:value-type="string">
            <text:p>YytMRmEEFc5bFdo6vPMA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CjhdI7o9R8qEqG2jLj9i0Q</text:p>
          </table:table-cell>
          <table:table-cell office:value-type="string">
            <text:p>a.XpeYfjvQBuFp-zA6pcFGw</text:p>
          </table:table-cell>
          <table:table-cell office:value-type="string">
            <text:p>XxM</text:p>
          </table:table-cell>
          <table:table-cell office:value-type="string">
            <text:p>qMStshNBGyuEfGxDTzHD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RFcHCC9TTCSqpl1.i35K4Q</text:p>
          </table:table-cell>
          <table:table-cell office:value-type="string">
            <text:p>waSSji8-SVSxPaMrZG16qQ</text:p>
          </table:table-cell>
          <table:table-cell office:value-type="string">
            <text:p>Xsn</text:p>
          </table:table-cell>
          <table:table-cell office:value-type="string">
            <text:p>qMStshNBGyuEfGxDTzHD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LuZqFH4ISHegMmIPGDLXRQ</text:p>
          </table:table-cell>
          <table:table-cell office:value-type="string">
            <text:p>U9-PSXJLR0KX3WZG0.UW7Q</text:p>
          </table:table-cell>
          <table:table-cell office:value-type="string">
            <text:p>XwM</text:p>
          </table:table-cell>
          <table:table-cell office:value-type="string">
            <text:p>YytMRmEEFc5bFdo6vPMA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f.CH9T-PR3md0gaU4dZMSA</text:p>
          </table:table-cell>
          <table:table-cell office:value-type="string">
            <text:p>Gj1Tz6CsQSeVI4Kwee.5Dg</text:p>
          </table:table-cell>
          <table:table-cell office:value-type="string">
            <text:p>Y02J</text:p>
          </table:table-cell>
          <table:table-cell office:value-type="string">
            <text:p>rkzvcxQz6y4cbEG9Ja88</text:p>
          </table:table-cell>
          <table:table-cell/>
          <table:table-cell office:value-type="float" office:value="-36">
            <text:p>-36</text:p>
          </table:table-cell>
        </table:table-row>
        <table:table-row>
          <table:table-cell office:value-type="string">
            <text:p>1fTI4c71QXijxtnbUJYxYg</text:p>
          </table:table-cell>
          <table:table-cell office:value-type="string">
            <text:p>97ON6sf3Qhi3g1fQlK2ckw</text:p>
          </table:table-cell>
          <table:table-cell office:value-type="string">
            <text:p>Xvv</text:p>
          </table:table-cell>
          <table:table-cell office:value-type="string">
            <text:p>qMStshNBGyuEfGxDTzHD</text:p>
          </table:table-cell>
          <table:table-cell/>
          <table:table-cell office:value-type="float" office:value="-50">
            <text:p>-50</text:p>
          </table:table-cell>
        </table:table-row>
        <table:table-row>
          <table:table-cell office:value-type="string">
            <text:p>1KrquceDTe6nwhtq50ieFw</text:p>
          </table:table-cell>
          <table:table-cell office:value-type="string">
            <text:p>k43e9uHFRRCnhyIisyulqw</text:p>
          </table:table-cell>
          <table:table-cell office:value-type="string">
            <text:p>Y052</text:p>
          </table:table-cell>
          <table:table-cell office:value-type="string">
            <text:p>YytMRmEEFc5bFdo6vPMA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geFRrcLoS5uysQ6VS9cSiA</text:p>
          </table:table-cell>
          <table:table-cell office:value-type="string">
            <text:p>5PdAtb-BQxWe0V8ro8DLOA</text:p>
          </table:table-cell>
          <table:table-cell office:value-type="string">
            <text:p>Y05K</text:p>
          </table:table-cell>
          <table:table-cell office:value-type="string">
            <text:p>qMStshNBGyuEfGxDTzHD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PxYTt73WQPuKe5EtUvod9g</text:p>
          </table:table-cell>
          <table:table-cell office:value-type="string">
            <text:p>YMJuK-NkQeWILgEOtBJFzA</text:p>
          </table:table-cell>
          <table:table-cell office:value-type="string">
            <text:p>Y03G</text:p>
          </table:table-cell>
          <table:table-cell office:value-type="string">
            <text:p>a4SKiEpE8tWxPptWvXNU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g8WSZIi2LKmLtkADxWwD</text:p>
          </table:table-cell>
          <table:table-cell office:value-type="string">
            <text:p>k25VhYNpQbCy.5956-3GGA</text:p>
          </table:table-cell>
          <table:table-cell office:value-type="string">
            <text:p>Y06O</text:p>
          </table:table-cell>
          <table:table-cell office:value-type="string">
            <text:p>bqlxMT63OrpmLySa7nix</text:p>
          </table:table-cell>
          <table:table-cell/>
          <table:table-cell office:value-type="float" office:value="-200">
            <text:p>-200</text:p>
          </table:table-cell>
        </table:table-row>
        <table:table-row>
          <table:table-cell office:value-type="string">
            <text:p>KBQJRKWXQtWqjnojLzfU1w</text:p>
          </table:table-cell>
          <table:table-cell office:value-type="string">
            <text:p>24zFgOYoRVaJR9XTaTcrKA</text:p>
          </table:table-cell>
          <table:table-cell office:value-type="string">
            <text:p>XtC</text:p>
          </table:table-cell>
          <table:table-cell office:value-type="string">
            <text:p>a4SKiEpE8tWxPptWvXNU</text:p>
          </table:table-cell>
          <table:table-cell/>
          <table:table-cell office:value-type="float" office:value="-60">
            <text:p>-60</text:p>
          </table:table-cell>
        </table:table-row>
        <table:table-row>
          <table:table-cell office:value-type="string">
            <text:p>C2h0GZBmRQW5zEqR2fNwwg</text:p>
          </table:table-cell>
          <table:table-cell office:value-type="string">
            <text:p>IA.ecay2ReqSUIOu0de7VQ</text:p>
          </table:table-cell>
          <table:table-cell office:value-type="string">
            <text:p>XtH</text:p>
          </table:table-cell>
          <table:table-cell office:value-type="string">
            <text:p>rkzvcxQz6y4cbEG9Ja88</text:p>
          </table:table-cell>
          <table:table-cell/>
          <table:table-cell office:value-type="float" office:value="-52">
            <text:p>-52</text:p>
          </table:table-cell>
        </table:table-row>
        <table:table-row>
          <table:table-cell office:value-type="string">
            <text:p>lmiNUNixQZ-5q6w8XrKZ5w</text:p>
          </table:table-cell>
          <table:table-cell office:value-type="string">
            <text:p>U64-c9xLTa-c-vF-ebQxSA</text:p>
          </table:table-cell>
          <table:table-cell office:value-type="string">
            <text:p>XuW</text:p>
          </table:table-cell>
          <table:table-cell office:value-type="string">
            <text:p>qMStshNBGyuEfGxDTzHD</text:p>
          </table:table-cell>
          <table:table-cell/>
          <table:table-cell office:value-type="float" office:value="23">
            <text:p>23</text:p>
          </table:table-cell>
        </table:table-row>
        <table:table-row>
          <table:table-cell office:value-type="string">
            <text:p>ZcgjPHj7RneuvG8VWUov-w</text:p>
          </table:table-cell>
          <table:table-cell office:value-type="string">
            <text:p>7Ut.0xhSRVmjQXoC58HfDw</text:p>
          </table:table-cell>
          <table:table-cell office:value-type="string">
            <text:p>Xs</text:p>
          </table:table-cell>
          <table:table-cell office:value-type="string">
            <text:p>a4SKiEpE8tWxPptWvXNU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43WaYrRgQsiwTlFdeXWOCw</text:p>
          </table:table-cell>
          <table:table-cell office:value-type="string">
            <text:p>z7nHg7Z5QuW6tWQnZj4Xeg</text:p>
          </table:table-cell>
          <table:table-cell office:value-type="string">
            <text:p>Y024</text:p>
          </table:table-cell>
          <table:table-cell office:value-type="string">
            <text:p>qMStshNBGyuEfGxDTzHD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DWlWj30ZQ6-pK0sMonb.WA</text:p>
          </table:table-cell>
          <table:table-cell office:value-type="string">
            <text:p>HdWgKgNsRbuCI-wC8ZsBVw</text:p>
          </table:table-cell>
          <table:table-cell office:value-type="string">
            <text:p>Xtg</text:p>
          </table:table-cell>
          <table:table-cell office:value-type="string">
            <text:p>qMStshNBGyuEfGxDTzHD</text:p>
          </table:table-cell>
          <table:table-cell/>
          <table:table-cell office:value-type="float" office:value="-50">
            <text:p>-50</text:p>
          </table:table-cell>
        </table:table-row>
        <table:table-row>
          <table:table-cell office:value-type="string">
            <text:p>oF-twKxwQjy8Lj39cT-eog</text:p>
          </table:table-cell>
          <table:table-cell office:value-type="string">
            <text:p>scAYewAaR--o9D405ruxfQ</text:p>
          </table:table-cell>
          <table:table-cell office:value-type="string">
            <text:p>Y05k</text:p>
          </table:table-cell>
          <table:table-cell office:value-type="string">
            <text:p>a4SKiEpE8tWxPptWvXNU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NeyMPrl9QSCEeXlQFpo1og</text:p>
          </table:table-cell>
          <table:table-cell office:value-type="string">
            <text:p>a-6bTsGHKT7CboHxxeVwhpQ</text:p>
          </table:table-cell>
          <table:table-cell office:value-type="string">
            <text:p>Y04E</text:p>
          </table:table-cell>
          <table:table-cell office:value-type="string">
            <text:p>YytMRmEEFc5bFdo6vPMA</text:p>
          </table:table-cell>
          <table:table-cell/>
          <table:table-cell office:value-type="float" office:value="-33">
            <text:p>-33</text:p>
          </table:table-cell>
        </table:table-row>
        <table:table-row>
          <table:table-cell office:value-type="string">
            <text:p>Jb5QHfCwS6yzZ2FGCGemBg</text:p>
          </table:table-cell>
          <table:table-cell office:value-type="string">
            <text:p>vXZ0HsXVROytu3uulycKEA</text:p>
          </table:table-cell>
          <table:table-cell office:value-type="string">
            <text:p>XsU</text:p>
          </table:table-cell>
          <table:table-cell office:value-type="string">
            <text:p>rkzvcxQz6y4cbEG9Ja88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d8oZ7GhiQ-ePK4B3fW3LdA</text:p>
          </table:table-cell>
          <table:table-cell office:value-type="string">
            <text:p>5pyWM-psQOug4mNAZmBC2Q</text:p>
          </table:table-cell>
          <table:table-cell office:value-type="string">
            <text:p>XvI</text:p>
          </table:table-cell>
          <table:table-cell office:value-type="string">
            <text:p>rkzvcxQz6y4cbEG9Ja88</text:p>
          </table:table-cell>
          <table:table-cell/>
          <table:table-cell office:value-type="float" office:value="84">
            <text:p>84</text:p>
          </table:table-cell>
        </table:table-row>
        <table:table-row>
          <table:table-cell office:value-type="string">
            <text:p>b25nkCenR2-ScQporwzc7g</text:p>
          </table:table-cell>
          <table:table-cell office:value-type="string">
            <text:p>LwnYTg5JRs6B76ZOzlV5-w</text:p>
          </table:table-cell>
          <table:table-cell office:value-type="string">
            <text:p>Xua</text:p>
          </table:table-cell>
          <table:table-cell office:value-type="string">
            <text:p>tnaFbk6bp7z1qFHbcgBN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ANLsf54kSLOxtLbr28kNjw</text:p>
          </table:table-cell>
          <table:table-cell office:value-type="string">
            <text:p>vdUwCkccRYy66BdMS8-LvA</text:p>
          </table:table-cell>
          <table:table-cell office:value-type="string">
            <text:p>Y04y</text:p>
          </table:table-cell>
          <table:table-cell office:value-type="string">
            <text:p>rkzvcxQz6y4cbEG9Ja88</text:p>
          </table:table-cell>
          <table:table-cell/>
          <table:table-cell office:value-type="float" office:value="16">
            <text:p>16</text:p>
          </table:table-cell>
        </table:table-row>
        <table:table-row>
          <table:table-cell office:value-type="string">
            <text:p>rh.0Kn1KQ0-GTo7CFBLJrw</text:p>
          </table:table-cell>
          <table:table-cell office:value-type="string">
            <text:p>THkby5gJRu258u969xLyXg</text:p>
          </table:table-cell>
          <table:table-cell office:value-type="string">
            <text:p>XvS</text:p>
          </table:table-cell>
          <table:table-cell office:value-type="string">
            <text:p>qMStshNBGyuEfGxDTzHD</text:p>
          </table:table-cell>
          <table:table-cell/>
          <table:table-cell office:value-type="float" office:value="9">
            <text:p>9</text:p>
          </table:table-cell>
        </table:table-row>
        <table:table-row>
          <table:table-cell office:value-type="string">
            <text:p>8-85LBKQS0udAWZ7e3ZQDw</text:p>
          </table:table-cell>
          <table:table-cell office:value-type="string">
            <text:p>eUjymLIbQF2G.VG2oIc3bg</text:p>
          </table:table-cell>
          <table:table-cell office:value-type="string">
            <text:p>Xy4</text:p>
          </table:table-cell>
          <table:table-cell office:value-type="string">
            <text:p>XWE9ZQ4F8xKPAxTgtrWX</text:p>
          </table:table-cell>
          <table:table-cell/>
          <table:table-cell office:value-type="float" office:value="45">
            <text:p>45</text:p>
          </table:table-cell>
        </table:table-row>
        <table:table-row>
          <table:table-cell office:value-type="string">
            <text:p>Yr7qidR2RyKCZ-i0Tvgy3g</text:p>
          </table:table-cell>
          <table:table-cell office:value-type="string">
            <text:p>a.XpeYfjvQBuFp-zA6pcFGw</text:p>
          </table:table-cell>
          <table:table-cell office:value-type="string">
            <text:p>XxO</text:p>
          </table:table-cell>
          <table:table-cell office:value-type="string">
            <text:p>XWE9ZQ4F8xKPAxTgtrWX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hHZZAXx7RIm64-1aBWVZww</text:p>
          </table:table-cell>
          <table:table-cell office:value-type="string">
            <text:p>a-7G1eAc3TfKx7xZpmssENw</text:p>
          </table:table-cell>
          <table:table-cell office:value-type="string">
            <text:p>Xrb</text:p>
          </table:table-cell>
          <table:table-cell office:value-type="string">
            <text:p>rkzvcxQz6y4cbEG9Ja88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Iatgdz2FRKCpVZeKh.gsvA</text:p>
          </table:table-cell>
          <table:table-cell office:value-type="string">
            <text:p>vdUwCkccRYy66BdMS8-LvA</text:p>
          </table:table-cell>
          <table:table-cell office:value-type="string">
            <text:p>Y05</text:p>
          </table:table-cell>
          <table:table-cell office:value-type="string">
            <text:p>TDyewdoZ6LIAsKTLfYUG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QjUvjfSmSvCgDZTsYfpA5Q</text:p>
          </table:table-cell>
          <table:table-cell office:value-type="string">
            <text:p>qmm.hxRASGy-rhZ5ltHM2w</text:p>
          </table:table-cell>
          <table:table-cell office:value-type="string">
            <text:p>Y05G</text:p>
          </table:table-cell>
          <table:table-cell office:value-type="string">
            <text:p>qMStshNBGyuEfGxDTzHD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mfCfCH7T9tU61NT7tBxI</text:p>
          </table:table-cell>
          <table:table-cell office:value-type="string">
            <text:p>kIvu8T58ib2ayHOUMYYb</text:p>
          </table:table-cell>
          <table:table-cell office:value-type="string">
            <text:p>Y07U</text:p>
          </table:table-cell>
          <table:table-cell office:value-type="string">
            <text:p>YytMRmEEFc5bFdo6vPMA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rRfSuqI.TnydH-tnkDx8ew</text:p>
          </table:table-cell>
          <table:table-cell office:value-type="string">
            <text:p>K1FSVh5yQwaPMO7JB7j6yQ</text:p>
          </table:table-cell>
          <table:table-cell office:value-type="string">
            <text:p>Xtw</text:p>
          </table:table-cell>
          <table:table-cell office:value-type="string">
            <text:p>rkzvcxQz6y4cbEG9Ja88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iLQ6fp01STSdjjDIyo.hrA</text:p>
          </table:table-cell>
          <table:table-cell office:value-type="string">
            <text:p>B2F-EDnwRLCbOn3qwPtulQ</text:p>
          </table:table-cell>
          <table:table-cell office:value-type="string">
            <text:p>Y03s</text:p>
          </table:table-cell>
          <table:table-cell office:value-type="string">
            <text:p>a4SKiEpE8tWxPptWvXNU</text:p>
          </table:table-cell>
          <table:table-cell/>
          <table:table-cell office:value-type="float" office:value="-30">
            <text:p>-30</text:p>
          </table:table-cell>
        </table:table-row>
        <table:table-row>
          <table:table-cell office:value-type="string">
            <text:p>a-jGS5-rbT9KDsPGSFGWUJQ</text:p>
          </table:table-cell>
          <table:table-cell office:value-type="string">
            <text:p>DKl8mTgDQ2maiHfk3DpygQ</text:p>
          </table:table-cell>
          <table:table-cell office:value-type="string">
            <text:p>Xuq</text:p>
          </table:table-cell>
          <table:table-cell office:value-type="string">
            <text:p>a4SKiEpE8tWxPptWvXNU</text:p>
          </table:table-cell>
          <table:table-cell/>
          <table:table-cell office:value-type="float" office:value="-50">
            <text:p>-50</text:p>
          </table:table-cell>
        </table:table-row>
        <table:table-row>
          <table:table-cell office:value-type="string">
            <text:p>uTL0sXkgRjirjynrUYa0hA</text:p>
          </table:table-cell>
          <table:table-cell office:value-type="string">
            <text:p>H6QS6s.FQYWYKOY0g8zeRQ</text:p>
          </table:table-cell>
          <table:table-cell office:value-type="string">
            <text:p>XxQ</text:p>
          </table:table-cell>
          <table:table-cell office:value-type="string">
            <text:p>qMStshNBGyuEfGxDTzHD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qcUjJOEYTjG0BgrDL.rT4Q</text:p>
          </table:table-cell>
          <table:table-cell office:value-type="string">
            <text:p>sNartJ7tRj2Z5Ur-KZMRag</text:p>
          </table:table-cell>
          <table:table-cell office:value-type="string">
            <text:p>Xx3</text:p>
          </table:table-cell>
          <table:table-cell office:value-type="string">
            <text:p>YytMRmEEFc5bFdo6vPMA</text:p>
          </table:table-cell>
          <table:table-cell/>
          <table:table-cell office:value-type="float" office:value="54">
            <text:p>54</text:p>
          </table:table-cell>
        </table:table-row>
        <table:table-row>
          <table:table-cell office:value-type="string">
            <text:p>ZiJO5DLXRiSimuzt8xGAyg</text:p>
          </table:table-cell>
          <table:table-cell office:value-type="string">
            <text:p>HN1nRrB-TGeheIpaYqBkbg</text:p>
          </table:table-cell>
          <table:table-cell office:value-type="string">
            <text:p>Y04p</text:p>
          </table:table-cell>
          <table:table-cell office:value-type="string">
            <text:p>qMStshNBGyuEfGxDTzHD</text:p>
          </table:table-cell>
          <table:table-cell/>
          <table:table-cell office:value-type="float" office:value="31">
            <text:p>31</text:p>
          </table:table-cell>
        </table:table-row>
        <table:table-row>
          <table:table-cell office:value-type="string">
            <text:p>0ZpWAwBnTaeC5aaEzz1RHw</text:p>
          </table:table-cell>
          <table:table-cell office:value-type="string">
            <text:p>aqbXTCIkQPGKF7W.iPQMzQ</text:p>
          </table:table-cell>
          <table:table-cell office:value-type="string">
            <text:p>Y01i</text:p>
          </table:table-cell>
          <table:table-cell office:value-type="string">
            <text:p>qMStshNBGyuEfGxDTzHD</text:p>
          </table:table-cell>
          <table:table-cell/>
          <table:table-cell office:value-type="float" office:value="28">
            <text:p>28</text:p>
          </table:table-cell>
        </table:table-row>
        <table:table-row>
          <table:table-cell office:value-type="string">
            <text:p>oEN0MbESt1dljd1yeWEk</text:p>
          </table:table-cell>
          <table:table-cell office:value-type="string">
            <text:p>AKfbWm2.TGGlsIGoPl8iqw</text:p>
          </table:table-cell>
          <table:table-cell office:value-type="string">
            <text:p>Y0C2</text:p>
          </table:table-cell>
          <table:table-cell office:value-type="string">
            <text:p>rkzvcxQz6y4cbEG9Ja88</text:p>
          </table:table-cell>
          <table:table-cell office:value-type="float" office:value="53">
            <text:p>53</text:p>
          </table:table-cell>
          <table:table-cell/>
        </table:table-row>
        <table:table-row>
          <table:table-cell office:value-type="string">
            <text:p>a-BJGQfu8SzW9bg3BW8Cf-g</text:p>
          </table:table-cell>
          <table:table-cell office:value-type="string">
            <text:p>FVZt3WBESima-FM7cDB42w</text:p>
          </table:table-cell>
          <table:table-cell office:value-type="string">
            <text:p>Xzv</text:p>
          </table:table-cell>
          <table:table-cell office:value-type="string">
            <text:p>XWE9ZQ4F8xKPAxTgtrWX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cPK0IhRcQtivYKkCaZl6Vw</text:p>
          </table:table-cell>
          <table:table-cell office:value-type="string">
            <text:p>3dnNKcWVSmSvzoX3PcWEcg</text:p>
          </table:table-cell>
          <table:table-cell office:value-type="string">
            <text:p>XvP</text:p>
          </table:table-cell>
          <table:table-cell office:value-type="string">
            <text:p>qMStshNBGyuEfGxDTzHD</text:p>
          </table:table-cell>
          <table:table-cell/>
          <table:table-cell office:value-type="float" office:value="101">
            <text:p>101</text:p>
          </table:table-cell>
        </table:table-row>
        <table:table-row>
          <table:table-cell office:value-type="string">
            <text:p>RFkckznjT2iaXwosQUl-NQ</text:p>
          </table:table-cell>
          <table:table-cell office:value-type="string">
            <text:p>xBuZrDbQRmyD9sCUiejTmA</text:p>
          </table:table-cell>
          <table:table-cell office:value-type="string">
            <text:p>Xyr</text:p>
          </table:table-cell>
          <table:table-cell office:value-type="string">
            <text:p>qMStshNBGyuEfGxDTzHD</text:p>
          </table:table-cell>
          <table:table-cell/>
          <table:table-cell office:value-type="float" office:value="67">
            <text:p>67</text:p>
          </table:table-cell>
        </table:table-row>
        <table:table-row>
          <table:table-cell office:value-type="string">
            <text:p>a-NYBz-AuTE2kPyKLD6z4Jg</text:p>
          </table:table-cell>
          <table:table-cell office:value-type="string">
            <text:p>pR2Du74GTIO361cw7VjhCA</text:p>
          </table:table-cell>
          <table:table-cell office:value-type="string">
            <text:p>Xsp</text:p>
          </table:table-cell>
          <table:table-cell office:value-type="string">
            <text:p>qMStshNBGyuEfGxDTzHD</text:p>
          </table:table-cell>
          <table:table-cell/>
          <table:table-cell office:value-type="float" office:value="-22">
            <text:p>-22</text:p>
          </table:table-cell>
        </table:table-row>
        <table:table-row>
          <table:table-cell office:value-type="string">
            <text:p>0IRF77iWweB7S9uD5rB9</text:p>
          </table:table-cell>
          <table:table-cell office:value-type="string">
            <text:p>MnufNmAuTcitlahpB4h7Kw</text:p>
          </table:table-cell>
          <table:table-cell office:value-type="string">
            <text:p>Y0BQ</text:p>
          </table:table-cell>
          <table:table-cell office:value-type="string">
            <text:p>rkzvcxQz6y4cbEG9Ja88</text:p>
          </table:table-cell>
          <table:table-cell office:value-type="float" office:value="67">
            <text:p>67</text:p>
          </table:table-cell>
          <table:table-cell/>
        </table:table-row>
        <table:table-row>
          <table:table-cell office:value-type="string">
            <text:p>4IRsMcEuTF-Y32agZMm.9A</text:p>
          </table:table-cell>
          <table:table-cell office:value-type="string">
            <text:p>MR6.EQSgSm6RTys2TAtBsQ</text:p>
          </table:table-cell>
          <table:table-cell office:value-type="string">
            <text:p>Y03B</text:p>
          </table:table-cell>
          <table:table-cell office:value-type="string">
            <text:p>bqlxMT63OrpmLySa7nix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UGMt4xZ9SaONDchtM0BuKA</text:p>
          </table:table-cell>
          <table:table-cell office:value-type="string">
            <text:p>I2DomzeNTfisE3MTXpL1NQ</text:p>
          </table:table-cell>
          <table:table-cell office:value-type="string">
            <text:p>Xqr</text:p>
          </table:table-cell>
          <table:table-cell office:value-type="string">
            <text:p>rkzvcxQz6y4cbEG9Ja88</text:p>
          </table:table-cell>
          <table:table-cell/>
          <table:table-cell office:value-type="float" office:value="-13.5">
            <text:p>-13.5</text:p>
          </table:table-cell>
        </table:table-row>
        <table:table-row>
          <table:table-cell office:value-type="string">
            <text:p>qm9ViXZYTE-OozN8X-Q9hA</text:p>
          </table:table-cell>
          <table:table-cell office:value-type="string">
            <text:p>ZZCA0rr1Sr6rAYWXEMlhoQ</text:p>
          </table:table-cell>
          <table:table-cell office:value-type="string">
            <text:p>Xs8</text:p>
          </table:table-cell>
          <table:table-cell office:value-type="string">
            <text:p>rkzvcxQz6y4cbEG9Ja88</text:p>
          </table:table-cell>
          <table:table-cell/>
          <table:table-cell office:value-type="float" office:value="-12">
            <text:p>-12</text:p>
          </table:table-cell>
        </table:table-row>
        <table:table-row>
          <table:table-cell office:value-type="string">
            <text:p>DeG-3WYFT7i4yQIVkGS.cw</text:p>
          </table:table-cell>
          <table:table-cell office:value-type="string">
            <text:p>S75aN.XGSauY7LNrgp9cmQ</text:p>
          </table:table-cell>
          <table:table-cell office:value-type="string">
            <text:p>Xrt</text:p>
          </table:table-cell>
          <table:table-cell office:value-type="string">
            <text:p>qMStshNBGyuEfGxDTzHD</text:p>
          </table:table-cell>
          <table:table-cell/>
          <table:table-cell office:value-type="float" office:value="9">
            <text:p>9</text:p>
          </table:table-cell>
        </table:table-row>
        <table:table-row>
          <table:table-cell office:value-type="string">
            <text:p>yOcB29waS1OGDqzwf9t4ng</text:p>
          </table:table-cell>
          <table:table-cell office:value-type="string">
            <text:p>Kfxfn.j9Qjefd2zr.DlshA</text:p>
          </table:table-cell>
          <table:table-cell office:value-type="string">
            <text:p>XrR</text:p>
          </table:table-cell>
          <table:table-cell office:value-type="string">
            <text:p>qMStshNBGyuEfGxDTzHD</text:p>
          </table:table-cell>
          <table:table-cell/>
          <table:table-cell office:value-type="float" office:value="47">
            <text:p>47</text:p>
          </table:table-cell>
        </table:table-row>
        <table:table-row>
          <table:table-cell office:value-type="string">
            <text:p>D0O3zigORv-9bwHTm1DgHA</text:p>
          </table:table-cell>
          <table:table-cell office:value-type="string">
            <text:p>93l86t5nSdSiiuVDWTeX2g</text:p>
          </table:table-cell>
          <table:table-cell office:value-type="string">
            <text:p>Y01x</text:p>
          </table:table-cell>
          <table:table-cell office:value-type="string">
            <text:p>qMStshNBGyuEfGxDTzHD</text:p>
          </table:table-cell>
          <table:table-cell/>
          <table:table-cell office:value-type="float" office:value="-51">
            <text:p>-51</text:p>
          </table:table-cell>
        </table:table-row>
        <table:table-row>
          <table:table-cell office:value-type="string">
            <text:p>mayHXDuFT.qsmsKlvlSmEg</text:p>
          </table:table-cell>
          <table:table-cell office:value-type="string">
            <text:p>ElqHXBIdTJOvgLS1pTu9jg</text:p>
          </table:table-cell>
          <table:table-cell office:value-type="string">
            <text:p>Xuw</text:p>
          </table:table-cell>
          <table:table-cell office:value-type="string">
            <text:p>tnaFbk6bp7z1qFHbcgBN</text:p>
          </table:table-cell>
          <table:table-cell/>
          <table:table-cell office:value-type="float" office:value="-22">
            <text:p>-22</text:p>
          </table:table-cell>
        </table:table-row>
        <table:table-row>
          <table:table-cell office:value-type="string">
            <text:p>PUWMS4p.TpGCeY-L30bmuA</text:p>
          </table:table-cell>
          <table:table-cell office:value-type="string">
            <text:p>LfNLGwP.TIe4DixdKEn8XA</text:p>
          </table:table-cell>
          <table:table-cell office:value-type="string">
            <text:p>Y033</text:p>
          </table:table-cell>
          <table:table-cell office:value-type="string">
            <text:p>rkzvcxQz6y4cbEG9Ja88</text:p>
          </table:table-cell>
          <table:table-cell/>
          <table:table-cell office:value-type="float" office:value="-12">
            <text:p>-12</text:p>
          </table:table-cell>
        </table:table-row>
        <table:table-row>
          <table:table-cell office:value-type="string">
            <text:p>pDpV8YesQK-Wz2KkBe61kQ</text:p>
          </table:table-cell>
          <table:table-cell office:value-type="string">
            <text:p>bd7VPDtLTt-np98LofGsXA</text:p>
          </table:table-cell>
          <table:table-cell office:value-type="string">
            <text:p>Y05J</text:p>
          </table:table-cell>
          <table:table-cell office:value-type="string">
            <text:p>tnaFbk6bp7z1qFHbcgBN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O9kQqolmQZKnkslSSezgsQ</text:p>
          </table:table-cell>
          <table:table-cell office:value-type="string">
            <text:p>Aa4IkOzfTUij1rUbSkzaBw</text:p>
          </table:table-cell>
          <table:table-cell office:value-type="string">
            <text:p>Xu</text:p>
          </table:table-cell>
          <table:table-cell office:value-type="string">
            <text:p>rkzvcxQz6y4cbEG9Ja88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IxHWsjC7TZeRIVe4UKNkFQ</text:p>
          </table:table-cell>
          <table:table-cell office:value-type="string">
            <text:p>aYWlUpMLQWO5yWaN-7IqNw</text:p>
          </table:table-cell>
          <table:table-cell office:value-type="string">
            <text:p>Y04I</text:p>
          </table:table-cell>
          <table:table-cell office:value-type="string">
            <text:p>qMStshNBGyuEfGxDTzHD</text:p>
          </table:table-cell>
          <table:table-cell/>
          <table:table-cell office:value-type="float" office:value="9">
            <text:p>9</text:p>
          </table:table-cell>
        </table:table-row>
        <table:table-row>
          <table:table-cell office:value-type="string">
            <text:p>RrupTgbOR2KU.SoXGockBA</text:p>
          </table:table-cell>
          <table:table-cell office:value-type="string">
            <text:p>W2T8KbclSZynPpASfRjI3w</text:p>
          </table:table-cell>
          <table:table-cell office:value-type="string">
            <text:p>Xzw</text:p>
          </table:table-cell>
          <table:table-cell office:value-type="string">
            <text:p>rkzvcxQz6y4cbEG9Ja88</text:p>
          </table:table-cell>
          <table:table-cell/>
          <table:table-cell office:value-type="float" office:value="27">
            <text:p>27</text:p>
          </table:table-cell>
        </table:table-row>
        <table:table-row>
          <table:table-cell office:value-type="string">
            <text:p>AWNAMk0CT1izcXrBrJrxxA</text:p>
          </table:table-cell>
          <table:table-cell office:value-type="string">
            <text:p>K6WqoKmlQt6PzEVoO4deQQ</text:p>
          </table:table-cell>
          <table:table-cell office:value-type="string">
            <text:p>Xxq</text:p>
          </table:table-cell>
          <table:table-cell office:value-type="string">
            <text:p>YytMRmEEFc5bFdo6vPMA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AuODbDdhSSaMDQuqvL.dVw</text:p>
          </table:table-cell>
          <table:table-cell office:value-type="string">
            <text:p>IypnqP6gTperrgEbdWGNaA</text:p>
          </table:table-cell>
          <table:table-cell office:value-type="string">
            <text:p>Y02f</text:p>
          </table:table-cell>
          <table:table-cell office:value-type="string">
            <text:p>qMStshNBGyuEfGxDTzHD</text:p>
          </table:table-cell>
          <table:table-cell/>
          <table:table-cell office:value-type="float" office:value="-32">
            <text:p>-32</text:p>
          </table:table-cell>
        </table:table-row>
        <table:table-row>
          <table:table-cell office:value-type="string">
            <text:p>cQGvY4tnTs2m7bieBzhVag</text:p>
          </table:table-cell>
          <table:table-cell office:value-type="string">
            <text:p>4fZeYke6SvqPozSKFQN0VQ</text:p>
          </table:table-cell>
          <table:table-cell office:value-type="string">
            <text:p>Y00Y</text:p>
          </table:table-cell>
          <table:table-cell office:value-type="string">
            <text:p>YytMRmEEFc5bFdo6vPMA</text:p>
          </table:table-cell>
          <table:table-cell/>
          <table:table-cell office:value-type="float" office:value="-8">
            <text:p>-8</text:p>
          </table:table-cell>
        </table:table-row>
        <table:table-row>
          <table:table-cell office:value-type="string">
            <text:p>fe.KkGGoTxGOeD7CHGlDQg</text:p>
          </table:table-cell>
          <table:table-cell office:value-type="string">
            <text:p>K5XPEN5VQmaaHFD0DH1kSA</text:p>
          </table:table-cell>
          <table:table-cell office:value-type="string">
            <text:p>Xsf</text:p>
          </table:table-cell>
          <table:table-cell office:value-type="string">
            <text:p>tnaFbk6bp7z1qFHbcgBN</text:p>
          </table:table-cell>
          <table:table-cell/>
          <table:table-cell office:value-type="float" office:value="45">
            <text:p>45</text:p>
          </table:table-cell>
        </table:table-row>
        <table:table-row>
          <table:table-cell office:value-type="string">
            <text:p>dMJdAQgRT.yhZbMQwLJ4Jg</text:p>
          </table:table-cell>
          <table:table-cell office:value-type="string">
            <text:p>a-7G1eAc3TfKx7xZpmssENw</text:p>
          </table:table-cell>
          <table:table-cell office:value-type="string">
            <text:p>Xrd</text:p>
          </table:table-cell>
          <table:table-cell office:value-type="string">
            <text:p>XWE9ZQ4F8xKPAxTgtrWX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VhOmnthxR.-qsIL2Xb1YgQ</text:p>
          </table:table-cell>
          <table:table-cell office:value-type="string">
            <text:p>U9-PSXJLR0KX3WZG0.UW7Q</text:p>
          </table:table-cell>
          <table:table-cell office:value-type="string">
            <text:p>XwL</text:p>
          </table:table-cell>
          <table:table-cell office:value-type="string">
            <text:p>qMStshNBGyuEfGxDTzHD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UIoV80anRo-nL.Onh-pWqQ</text:p>
          </table:table-cell>
          <table:table-cell office:value-type="string">
            <text:p>HgZCOK1yTyinbUioAWa.mw</text:p>
          </table:table-cell>
          <table:table-cell office:value-type="string">
            <text:p>Y00C</text:p>
          </table:table-cell>
          <table:table-cell office:value-type="string">
            <text:p>qMStshNBGyuEfGxDTzHD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jMPOB6epThSRFZlTZS-fAw</text:p>
          </table:table-cell>
          <table:table-cell office:value-type="string">
            <text:p>a-J-tGw3mT26CBD0wyNkRpw</text:p>
          </table:table-cell>
          <table:table-cell office:value-type="string">
            <text:p>XzX</text:p>
          </table:table-cell>
          <table:table-cell office:value-type="string">
            <text:p>qMStshNBGyuEfGxDTzHD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NLgiyBubQHOo4NlkKKx9hQ</text:p>
          </table:table-cell>
          <table:table-cell office:value-type="string">
            <text:p>R9956LXOQOydkNQZ3EU7Uw</text:p>
          </table:table-cell>
          <table:table-cell office:value-type="string">
            <text:p>Y03N</text:p>
          </table:table-cell>
          <table:table-cell office:value-type="string">
            <text:p>qMStshNBGyuEfGxDTzHD</text:p>
          </table:table-cell>
          <table:table-cell/>
          <table:table-cell office:value-type="float" office:value="35">
            <text:p>35</text:p>
          </table:table-cell>
        </table:table-row>
        <table:table-row>
          <table:table-cell office:value-type="string">
            <text:p>GE0aT6cFTmORxrFkJDFLfQ</text:p>
          </table:table-cell>
          <table:table-cell office:value-type="string">
            <text:p>JnhActnUSnqA7zVNJTpwvw</text:p>
          </table:table-cell>
          <table:table-cell office:value-type="string">
            <text:p>Y01v</text:p>
          </table:table-cell>
          <table:table-cell office:value-type="string">
            <text:p>bqlxMT63OrpmLySa7nix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ScHvllcQQfOK.xlIt29EVw</text:p>
          </table:table-cell>
          <table:table-cell office:value-type="string">
            <text:p>eu1F2yCSTl6LFENdZ3v6gw</text:p>
          </table:table-cell>
          <table:table-cell office:value-type="string">
            <text:p>Xyf</text:p>
          </table:table-cell>
          <table:table-cell office:value-type="string">
            <text:p>YytMRmEEFc5bFdo6vPMA</text:p>
          </table:table-cell>
          <table:table-cell/>
          <table:table-cell office:value-type="float" office:value="-29">
            <text:p>-29</text:p>
          </table:table-cell>
        </table:table-row>
        <table:table-row>
          <table:table-cell office:value-type="string">
            <text:p>5zIFsgxNT9KYkcpgMBPeLA</text:p>
          </table:table-cell>
          <table:table-cell office:value-type="string">
            <text:p>tudNHAPrTQWKGbbEG01MUQ</text:p>
          </table:table-cell>
          <table:table-cell office:value-type="string">
            <text:p>XwC</text:p>
          </table:table-cell>
          <table:table-cell office:value-type="string">
            <text:p>XWE9ZQ4F8xKPAxTgtrWX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toAWyN-ITBK1v6oTEVuBVA</text:p>
          </table:table-cell>
          <table:table-cell office:value-type="string">
            <text:p>inTWqDmNSaa0Zg6WFFF95A</text:p>
          </table:table-cell>
          <table:table-cell office:value-type="string">
            <text:p>Xqm</text:p>
          </table:table-cell>
          <table:table-cell office:value-type="string">
            <text:p>qMStshNBGyuEfGxDTzHD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M13wL-rjRCWb08m6VRri6Q</text:p>
          </table:table-cell>
          <table:table-cell office:value-type="string">
            <text:p>h1wlOvgCSOWCV1e.WMaIDQ</text:p>
          </table:table-cell>
          <table:table-cell office:value-type="string">
            <text:p>XrK</text:p>
          </table:table-cell>
          <table:table-cell office:value-type="string">
            <text:p>rkzvcxQz6y4cbEG9Ja88</text:p>
          </table:table-cell>
          <table:table-cell/>
          <table:table-cell office:value-type="float" office:value="23">
            <text:p>23</text:p>
          </table:table-cell>
        </table:table-row>
        <table:table-row>
          <table:table-cell office:value-type="string">
            <text:p>A2ny9kEOT-yoJEHlSs2BXw</text:p>
          </table:table-cell>
          <table:table-cell office:value-type="string">
            <text:p>1AhEVkWgTAuTwZzT7C3r5g</text:p>
          </table:table-cell>
          <table:table-cell office:value-type="string">
            <text:p>Y03h</text:p>
          </table:table-cell>
          <table:table-cell office:value-type="string">
            <text:p>TDyewdoZ6LIAsKTLfYUG</text:p>
          </table:table-cell>
          <table:table-cell/>
          <table:table-cell office:value-type="float" office:value="-44">
            <text:p>-44</text:p>
          </table:table-cell>
        </table:table-row>
        <table:table-row>
          <table:table-cell office:value-type="string">
            <text:p>sJPDy7MvREmfL3eCA1Q1xg</text:p>
          </table:table-cell>
          <table:table-cell office:value-type="string">
            <text:p>iliIVEJWQKWUa6ZrK4a.hQ</text:p>
          </table:table-cell>
          <table:table-cell office:value-type="string">
            <text:p>Y04F</text:p>
          </table:table-cell>
          <table:table-cell office:value-type="string">
            <text:p>bqlxMT63OrpmLySa7nix</text:p>
          </table:table-cell>
          <table:table-cell/>
          <table:table-cell office:value-type="float" office:value="-60">
            <text:p>-60</text:p>
          </table:table-cell>
        </table:table-row>
        <table:table-row>
          <table:table-cell office:value-type="string">
            <text:p>cHT2ZLeYSpecTJhrzWLkEQ</text:p>
          </table:table-cell>
          <table:table-cell office:value-type="string">
            <text:p>XIxa4jbST0COkYqRKkfKyA</text:p>
          </table:table-cell>
          <table:table-cell office:value-type="string">
            <text:p>XuI</text:p>
          </table:table-cell>
          <table:table-cell office:value-type="string">
            <text:p>a4SKiEpE8tWxPptWvXNU</text:p>
          </table:table-cell>
          <table:table-cell/>
          <table:table-cell office:value-type="float" office:value="24">
            <text:p>24</text:p>
          </table:table-cell>
        </table:table-row>
        <table:table-row>
          <table:table-cell office:value-type="string">
            <text:p>I9PRJQeAT86zlGCRhE9Heg</text:p>
          </table:table-cell>
          <table:table-cell office:value-type="string">
            <text:p>hYhYuteZTLqqkEOUJflLWA</text:p>
          </table:table-cell>
          <table:table-cell office:value-type="string">
            <text:p>Xri</text:p>
          </table:table-cell>
          <table:table-cell office:value-type="string">
            <text:p>bqlxMT63OrpmLySa7nix</text:p>
          </table:table-cell>
          <table:table-cell/>
          <table:table-cell office:value-type="float" office:value="-8">
            <text:p>-8</text:p>
          </table:table-cell>
        </table:table-row>
        <table:table-row>
          <table:table-cell office:value-type="string">
            <text:p>R6UXwmqNRk6zS2YCtjaEtA</text:p>
          </table:table-cell>
          <table:table-cell office:value-type="string">
            <text:p>24zFgOYoRVaJR9XTaTcrKA</text:p>
          </table:table-cell>
          <table:table-cell office:value-type="string">
            <text:p>XtB</text:p>
          </table:table-cell>
          <table:table-cell office:value-type="string">
            <text:p>rkzvcxQz6y4cbEG9Ja88</text:p>
          </table:table-cell>
          <table:table-cell/>
          <table:table-cell office:value-type="float" office:value="60">
            <text:p>60</text:p>
          </table:table-cell>
        </table:table-row>
        <table:table-row>
          <table:table-cell office:value-type="string">
            <text:p>Y-4cJR.1T5CwFWiujinNBQ</text:p>
          </table:table-cell>
          <table:table-cell office:value-type="string">
            <text:p>mKz4Wxx6STadofO4nLco.g</text:p>
          </table:table-cell>
          <table:table-cell office:value-type="string">
            <text:p>Y01E</text:p>
          </table:table-cell>
          <table:table-cell office:value-type="string">
            <text:p>TDyewdoZ6LIAsKTLfYUG</text:p>
          </table:table-cell>
          <table:table-cell/>
          <table:table-cell office:value-type="float" office:value="19">
            <text:p>19</text:p>
          </table:table-cell>
        </table:table-row>
        <table:table-row>
          <table:table-cell office:value-type="string">
            <text:p>4g-6gTUBSueyjHvl7WOPZA</text:p>
          </table:table-cell>
          <table:table-cell office:value-type="string">
            <text:p>WPCIpLbFTGG99EEg6Ud5XA</text:p>
          </table:table-cell>
          <table:table-cell office:value-type="string">
            <text:p>XyY</text:p>
          </table:table-cell>
          <table:table-cell office:value-type="string">
            <text:p>TDyewdoZ6LIAsKTLfYUG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Ub5.5F1nRc-1OascVm8HRQ</text:p>
          </table:table-cell>
          <table:table-cell office:value-type="string">
            <text:p>rEEyOu3WSGKLjFo.w5h7wQ</text:p>
          </table:table-cell>
          <table:table-cell office:value-type="string">
            <text:p>Y05N</text:p>
          </table:table-cell>
          <table:table-cell office:value-type="string">
            <text:p>qMStshNBGyuEfGxDTzHD</text:p>
          </table:table-cell>
          <table:table-cell/>
          <table:table-cell office:value-type="float" office:value="-97">
            <text:p>-97</text:p>
          </table:table-cell>
        </table:table-row>
        <table:table-row>
          <table:table-cell office:value-type="string">
            <text:p>H23A5a1VRbqqKQpXu1g6UQ</text:p>
          </table:table-cell>
          <table:table-cell office:value-type="string">
            <text:p>aolrkb27QBqSA8doTR9rRA</text:p>
          </table:table-cell>
          <table:table-cell office:value-type="string">
            <text:p>Xti</text:p>
          </table:table-cell>
          <table:table-cell office:value-type="string">
            <text:p>XWE9ZQ4F8xKPAxTgtrWX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ssXX0b-QRz6Qq5rhQ2omng</text:p>
          </table:table-cell>
          <table:table-cell office:value-type="string">
            <text:p>vXZ0HsXVROytu3uulycKEA</text:p>
          </table:table-cell>
          <table:table-cell office:value-type="string">
            <text:p>XsW</text:p>
          </table:table-cell>
          <table:table-cell office:value-type="string">
            <text:p>a4SKiEpE8tWxPptWvXNU</text:p>
          </table:table-cell>
          <table:table-cell/>
          <table:table-cell office:value-type="float" office:value="18">
            <text:p>18</text:p>
          </table:table-cell>
        </table:table-row>
        <table:table-row>
          <table:table-cell office:value-type="string">
            <text:p>RYwEVulxSYK4vzvkNDlnuA</text:p>
          </table:table-cell>
          <table:table-cell office:value-type="string">
            <text:p>uRE4nknkS4qYsNN1mYZMDQ</text:p>
          </table:table-cell>
          <table:table-cell office:value-type="string">
            <text:p>XwO</text:p>
          </table:table-cell>
          <table:table-cell office:value-type="string">
            <text:p>YytMRmEEFc5bFdo6vPMA</text:p>
          </table:table-cell>
          <table:table-cell/>
          <table:table-cell office:value-type="float" office:value="31">
            <text:p>31</text:p>
          </table:table-cell>
        </table:table-row>
        <table:table-row>
          <table:table-cell office:value-type="string">
            <text:p>f4WsTZH5SpSwr-ClaRO1-A</text:p>
          </table:table-cell>
          <table:table-cell office:value-type="string">
            <text:p>H5nWfPOmRpiZIm0XPk2sXw</text:p>
          </table:table-cell>
          <table:table-cell office:value-type="string">
            <text:p>Xv7</text:p>
          </table:table-cell>
          <table:table-cell office:value-type="string">
            <text:p>a4SKiEpE8tWxPptWvXNU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v0LlMRYMQEuZhCfiIM1YyA</text:p>
          </table:table-cell>
          <table:table-cell office:value-type="string">
            <text:p>tns9NRCOSOOKWu1rt7BFxA</text:p>
          </table:table-cell>
          <table:table-cell office:value-type="string">
            <text:p>Y06B</text:p>
          </table:table-cell>
          <table:table-cell office:value-type="string">
            <text:p>qMStshNBGyuEfGxDTzHD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RjIK3d2tSs-4gudKstPaOw</text:p>
          </table:table-cell>
          <table:table-cell office:value-type="string">
            <text:p>m0rulFpFToyJbTtZnAZGNw</text:p>
          </table:table-cell>
          <table:table-cell office:value-type="string">
            <text:p>Xud</text:p>
          </table:table-cell>
          <table:table-cell office:value-type="string">
            <text:p>qMStshNBGyuEfGxDTzHD</text:p>
          </table:table-cell>
          <table:table-cell/>
          <table:table-cell office:value-type="float" office:value="-30">
            <text:p>-30</text:p>
          </table:table-cell>
        </table:table-row>
        <table:table-row>
          <table:table-cell office:value-type="string">
            <text:p>5jb.-piZT1-Ot8sk205k8g</text:p>
          </table:table-cell>
          <table:table-cell office:value-type="string">
            <text:p>CR7kPDKNQEi.kcgLpYKKvw</text:p>
          </table:table-cell>
          <table:table-cell office:value-type="string">
            <text:p>Xya</text:p>
          </table:table-cell>
          <table:table-cell office:value-type="string">
            <text:p>qMStshNBGyuEfGxDTzHD</text:p>
          </table:table-cell>
          <table:table-cell/>
          <table:table-cell office:value-type="float" office:value="28">
            <text:p>28</text:p>
          </table:table-cell>
        </table:table-row>
        <table:table-row>
          <table:table-cell office:value-type="string">
            <text:p>a-uzT0C8gQRSWr5uiNsJPIA</text:p>
          </table:table-cell>
          <table:table-cell office:value-type="string">
            <text:p>gkuekWsGQL2xYfR.Sp7iww</text:p>
          </table:table-cell>
          <table:table-cell office:value-type="string">
            <text:p>Xt7</text:p>
          </table:table-cell>
          <table:table-cell office:value-type="string">
            <text:p>rkzvcxQz6y4cbEG9Ja88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r0n1aQNeTKObsjCnLy6O8A</text:p>
          </table:table-cell>
          <table:table-cell office:value-type="string">
            <text:p>o309SkV0TdWuNW80Tqk1DQ</text:p>
          </table:table-cell>
          <table:table-cell office:value-type="string">
            <text:p>Y048</text:p>
          </table:table-cell>
          <table:table-cell office:value-type="string">
            <text:p>YytMRmEEFc5bFdo6vPMA</text:p>
          </table:table-cell>
          <table:table-cell/>
          <table:table-cell office:value-type="float" office:value="-8">
            <text:p>-8</text:p>
          </table:table-cell>
        </table:table-row>
        <table:table-row>
          <table:table-cell office:value-type="string">
            <text:p>afjYhliaTYKmBzVcOx8B7g</text:p>
          </table:table-cell>
          <table:table-cell office:value-type="string">
            <text:p>PlS-ZtTYRe2gzQWU78LvVQ</text:p>
          </table:table-cell>
          <table:table-cell office:value-type="string">
            <text:p>Xsy</text:p>
          </table:table-cell>
          <table:table-cell office:value-type="string">
            <text:p>qMStshNBGyuEfGxDTzHD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nmf3JMMmTZ298rLt5B3BHw</text:p>
          </table:table-cell>
          <table:table-cell office:value-type="string">
            <text:p>JwcLfhzuSE-XwKPIFAUqxg</text:p>
          </table:table-cell>
          <table:table-cell office:value-type="string">
            <text:p>Y032</text:p>
          </table:table-cell>
          <table:table-cell office:value-type="string">
            <text:p>YytMRmEEFc5bFdo6vPMA</text:p>
          </table:table-cell>
          <table:table-cell/>
          <table:table-cell office:value-type="float" office:value="-17">
            <text:p>-17</text:p>
          </table:table-cell>
        </table:table-row>
        <table:table-row>
          <table:table-cell office:value-type="string">
            <text:p>T4IFUoGBTvG7OgoSlUbIsg</text:p>
          </table:table-cell>
          <table:table-cell office:value-type="string">
            <text:p>VIIQVj4IQbaEhiUifamiBg</text:p>
          </table:table-cell>
          <table:table-cell office:value-type="string">
            <text:p>Xy8</text:p>
          </table:table-cell>
          <table:table-cell office:value-type="string">
            <text:p>a4SKiEpE8tWxPptWvXNU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Ha4GQutLQzewyI0v..kqFw</text:p>
          </table:table-cell>
          <table:table-cell office:value-type="string">
            <text:p>4V5f0fp9RCqLea.rNJ1QGw</text:p>
          </table:table-cell>
          <table:table-cell office:value-type="string">
            <text:p>Xt6</text:p>
          </table:table-cell>
          <table:table-cell office:value-type="string">
            <text:p>mGOrrykGEwNu44EBsj0z</text:p>
          </table:table-cell>
          <table:table-cell/>
          <table:table-cell office:value-type="float" office:value="-40">
            <text:p>-40</text:p>
          </table:table-cell>
        </table:table-row>
        <table:table-row>
          <table:table-cell office:value-type="string">
            <text:p>zkIlEI-lSyqqtf3TyRh4Lw</text:p>
          </table:table-cell>
          <table:table-cell office:value-type="string">
            <text:p>m467-xnhTT6GG3wICDsatw</text:p>
          </table:table-cell>
          <table:table-cell office:value-type="string">
            <text:p>XzV</text:p>
          </table:table-cell>
          <table:table-cell office:value-type="string">
            <text:p>qMStshNBGyuEfGxDTzHD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duQ536mMRwaUKNzULDeupg</text:p>
          </table:table-cell>
          <table:table-cell office:value-type="string">
            <text:p>a-tjoVILQqublnaS9nDkXw</text:p>
          </table:table-cell>
          <table:table-cell office:value-type="string">
            <text:p>Y03f</text:p>
          </table:table-cell>
          <table:table-cell office:value-type="string">
            <text:p>a4SKiEpE8tWxPptWvXNU</text:p>
          </table:table-cell>
          <table:table-cell/>
          <table:table-cell office:value-type="float" office:value="-14">
            <text:p>-14</text:p>
          </table:table-cell>
        </table:table-row>
        <table:table-row>
          <table:table-cell office:value-type="string">
            <text:p>1q1B8hH5TkmUFBN-zJzjxQ</text:p>
          </table:table-cell>
          <table:table-cell office:value-type="string">
            <text:p>iliIVEJWQKWUa6ZrK4a.hQ</text:p>
          </table:table-cell>
          <table:table-cell office:value-type="string">
            <text:p>Y04G</text:p>
          </table:table-cell>
          <table:table-cell office:value-type="string">
            <text:p>qMStshNBGyuEfGxDTzHD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VuS5krbjS-ylVOWHrNwgrA</text:p>
          </table:table-cell>
          <table:table-cell office:value-type="string">
            <text:p>Lbj-9hhLTrOr6oOWD7z8-w</text:p>
          </table:table-cell>
          <table:table-cell office:value-type="string">
            <text:p>XvR</text:p>
          </table:table-cell>
          <table:table-cell office:value-type="string">
            <text:p>qMStshNBGyuEfGxDTzHD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8jW9-xwISyyoUbzG5zlAzQ</text:p>
          </table:table-cell>
          <table:table-cell office:value-type="string">
            <text:p>2flLpnVjQ-6SnotJTBCZrw</text:p>
          </table:table-cell>
          <table:table-cell office:value-type="string">
            <text:p>Xxc</text:p>
          </table:table-cell>
          <table:table-cell office:value-type="string">
            <text:p>TDyewdoZ6LIAsKTLfYUG</text:p>
          </table:table-cell>
          <table:table-cell/>
          <table:table-cell office:value-type="float" office:value="70">
            <text:p>70</text:p>
          </table:table-cell>
        </table:table-row>
        <table:table-row>
          <table:table-cell office:value-type="string">
            <text:p>EHExbjHAR0OvjLBhNRLI4A</text:p>
          </table:table-cell>
          <table:table-cell office:value-type="string">
            <text:p>gsBPlGq-TvmmD7l9gA2Wgg</text:p>
          </table:table-cell>
          <table:table-cell office:value-type="string">
            <text:p>Xu4</text:p>
          </table:table-cell>
          <table:table-cell office:value-type="string">
            <text:p>a4SKiEpE8tWxPptWvXNU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n9X9leiJ2TBRVV23n85E</text:p>
          </table:table-cell>
          <table:table-cell office:value-type="string">
            <text:p>RrCesItkfmPAHpXlIovh</text:p>
          </table:table-cell>
          <table:table-cell office:value-type="string">
            <text:p>Y06X</text:p>
          </table:table-cell>
          <table:table-cell office:value-type="string">
            <text:p>XWE9ZQ4F8xKPAxTgtrWX</text:p>
          </table:table-cell>
          <table:table-cell/>
          <table:table-cell office:value-type="float" office:value="300">
            <text:p>300</text:p>
          </table:table-cell>
        </table:table-row>
        <table:table-row>
          <table:table-cell office:value-type="string">
            <text:p>YzLkmzqiSjCMYjXFPrMPuQ</text:p>
          </table:table-cell>
          <table:table-cell office:value-type="string">
            <text:p>a-7G1eAc3TfKx7xZpmssENw</text:p>
          </table:table-cell>
          <table:table-cell office:value-type="string">
            <text:p>Xrc</text:p>
          </table:table-cell>
          <table:table-cell office:value-type="string">
            <text:p>qMStshNBGyuEfGxDTzHD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KawKDcdPSeOOKiGmr2bksw</text:p>
          </table:table-cell>
          <table:table-cell office:value-type="string">
            <text:p>cHR41NXlSyK0i.d5Ua1how</text:p>
          </table:table-cell>
          <table:table-cell office:value-type="string">
            <text:p>Y02O</text:p>
          </table:table-cell>
          <table:table-cell office:value-type="string">
            <text:p>YytMRmEEFc5bFdo6vPMA</text:p>
          </table:table-cell>
          <table:table-cell/>
          <table:table-cell office:value-type="float" office:value="24">
            <text:p>24</text:p>
          </table:table-cell>
        </table:table-row>
        <table:table-row>
          <table:table-cell office:value-type="string">
            <text:p>KKT1bzgkTDeDEqiQltxS4A</text:p>
          </table:table-cell>
          <table:table-cell office:value-type="string">
            <text:p>gp4uWHY2Rpa6lkN3REDR7g</text:p>
          </table:table-cell>
          <table:table-cell office:value-type="string">
            <text:p>Y005</text:p>
          </table:table-cell>
          <table:table-cell office:value-type="string">
            <text:p>YytMRmEEFc5bFdo6vPMA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z385I2FRQkyefvYSWDAt5g</text:p>
          </table:table-cell>
          <table:table-cell office:value-type="string">
            <text:p>8Xtf6y-iQie16O7lqNiOOQ</text:p>
          </table:table-cell>
          <table:table-cell office:value-type="string">
            <text:p>Y00c</text:p>
          </table:table-cell>
          <table:table-cell office:value-type="string">
            <text:p>qMStshNBGyuEfGxDTzHD</text:p>
          </table:table-cell>
          <table:table-cell/>
          <table:table-cell office:value-type="float" office:value="21">
            <text:p>21</text:p>
          </table:table-cell>
        </table:table-row>
        <table:table-row>
          <table:table-cell office:value-type="string">
            <text:p>JqxdMhGHQBWUXmIqxEx3mg</text:p>
          </table:table-cell>
          <table:table-cell office:value-type="string">
            <text:p>6zAMvnNiTrGYx4p.KedMWw</text:p>
          </table:table-cell>
          <table:table-cell office:value-type="string">
            <text:p>XzA</text:p>
          </table:table-cell>
          <table:table-cell office:value-type="string">
            <text:p>rkzvcxQz6y4cbEG9Ja88</text:p>
          </table:table-cell>
          <table:table-cell/>
          <table:table-cell office:value-type="float" office:value="-30">
            <text:p>-30</text:p>
          </table:table-cell>
        </table:table-row>
        <table:table-row>
          <table:table-cell office:value-type="string">
            <text:p>kM90NiMaS-ut13ZCLx9Djw</text:p>
          </table:table-cell>
          <table:table-cell office:value-type="string">
            <text:p>xMJ2m9MSTSmFaOessixJRg</text:p>
          </table:table-cell>
          <table:table-cell office:value-type="string">
            <text:p>Xrq</text:p>
          </table:table-cell>
          <table:table-cell office:value-type="string">
            <text:p>bqlxMT63OrpmLySa7nix</text:p>
          </table:table-cell>
          <table:table-cell/>
          <table:table-cell office:value-type="float" office:value="-19">
            <text:p>-19</text:p>
          </table:table-cell>
        </table:table-row>
        <table:table-row>
          <table:table-cell office:value-type="string">
            <text:p>95.kkQOkRiS0QsS.OHZl-A</text:p>
          </table:table-cell>
          <table:table-cell office:value-type="string">
            <text:p>mX61UFydSOqDvsxoEsA.EA</text:p>
          </table:table-cell>
          <table:table-cell office:value-type="string">
            <text:p>Y056</text:p>
          </table:table-cell>
          <table:table-cell office:value-type="string">
            <text:p>rkzvcxQz6y4cbEG9Ja88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V5U0FNqfQDGhwiJPl8CLpw</text:p>
          </table:table-cell>
          <table:table-cell office:value-type="string">
            <text:p>8g9OjoJORMWnLt.86TVGzg</text:p>
          </table:table-cell>
          <table:table-cell office:value-type="string">
            <text:p>Y06A</text:p>
          </table:table-cell>
          <table:table-cell office:value-type="string">
            <text:p>qMStshNBGyuEfGxDTzHD</text:p>
          </table:table-cell>
          <table:table-cell/>
          <table:table-cell office:value-type="float" office:value="-21">
            <text:p>-21</text:p>
          </table:table-cell>
        </table:table-row>
        <table:table-row>
          <table:table-cell office:value-type="string">
            <text:p>SMjubNlVQBG3LYk-j0CdEw</text:p>
          </table:table-cell>
          <table:table-cell office:value-type="string">
            <text:p>K5lM5T4kS5-O3wzewWT2Lg</text:p>
          </table:table-cell>
          <table:table-cell office:value-type="string">
            <text:p>Y053</text:p>
          </table:table-cell>
          <table:table-cell office:value-type="string">
            <text:p>rkzvcxQz6y4cbEG9Ja88</text:p>
          </table:table-cell>
          <table:table-cell/>
          <table:table-cell office:value-type="float" office:value="103">
            <text:p>103</text:p>
          </table:table-cell>
        </table:table-row>
        <table:table-row>
          <table:table-cell office:value-type="string">
            <text:p>2IAOlm-OR0apHmdUfYfluw</text:p>
          </table:table-cell>
          <table:table-cell office:value-type="string">
            <text:p>a.kuogasMS2arRuwJEBNyQg</text:p>
          </table:table-cell>
          <table:table-cell office:value-type="string">
            <text:p>XuR</text:p>
          </table:table-cell>
          <table:table-cell office:value-type="string">
            <text:p>tnaFbk6bp7z1qFHbcgBN</text:p>
          </table:table-cell>
          <table:table-cell/>
          <table:table-cell office:value-type="float" office:value="-145">
            <text:p>-145</text:p>
          </table:table-cell>
        </table:table-row>
        <table:table-row>
          <table:table-cell office:value-type="string">
            <text:p>gzhOVTJDQ.O1Sm8BeC8-4w</text:p>
          </table:table-cell>
          <table:table-cell office:value-type="string">
            <text:p>EGh9ddnxSc-c46i12iIBYw</text:p>
          </table:table-cell>
          <table:table-cell office:value-type="string">
            <text:p>Y03b</text:p>
          </table:table-cell>
          <table:table-cell office:value-type="string">
            <text:p>rkzvcxQz6y4cbEG9Ja88</text:p>
          </table:table-cell>
          <table:table-cell/>
          <table:table-cell office:value-type="float" office:value="-48">
            <text:p>-48</text:p>
          </table:table-cell>
        </table:table-row>
        <table:table-row>
          <table:table-cell office:value-type="string">
            <text:p>NXdQV5E3R4uQm5Grp2qXLA</text:p>
          </table:table-cell>
          <table:table-cell office:value-type="string">
            <text:p>vXZ0HsXVROytu3uulycKEA</text:p>
          </table:table-cell>
          <table:table-cell office:value-type="string">
            <text:p>XsT</text:p>
          </table:table-cell>
          <table:table-cell office:value-type="string">
            <text:p>tnaFbk6bp7z1qFHbcgBN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rKI3wgdVQFmM78wA9JkZAw</text:p>
          </table:table-cell>
          <table:table-cell office:value-type="string">
            <text:p>T4Ic1LQIQSKxPNYW7H9x0w</text:p>
          </table:table-cell>
          <table:table-cell office:value-type="string">
            <text:p>Y04m</text:p>
          </table:table-cell>
          <table:table-cell office:value-type="string">
            <text:p>qMStshNBGyuEfGxDTzHD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wT6M4cROQ7e5rXRMwlsiWQ</text:p>
          </table:table-cell>
          <table:table-cell office:value-type="string">
            <text:p>suJn.PXgSgG.PzlQWEYUxA</text:p>
          </table:table-cell>
          <table:table-cell office:value-type="string">
            <text:p>Xw2</text:p>
          </table:table-cell>
          <table:table-cell office:value-type="string">
            <text:p>a4SKiEpE8tWxPptWvXNU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kYkrWQk7T2u7GFIlj.io1Q</text:p>
          </table:table-cell>
          <table:table-cell office:value-type="string">
            <text:p>QemlciGOSW2X.lNNTPQdeQ</text:p>
          </table:table-cell>
          <table:table-cell office:value-type="string">
            <text:p>Y02v</text:p>
          </table:table-cell>
          <table:table-cell office:value-type="string">
            <text:p>XWE9ZQ4F8xKPAxTgtrWX</text:p>
          </table:table-cell>
          <table:table-cell/>
          <table:table-cell office:value-type="float" office:value="-27">
            <text:p>-27</text:p>
          </table:table-cell>
        </table:table-row>
        <table:table-row>
          <table:table-cell office:value-type="string">
            <text:p>VRTT53giQfibjWQVw-pG1g</text:p>
          </table:table-cell>
          <table:table-cell office:value-type="string">
            <text:p>Amq0tOa0S1aLW-grAxjD0A</text:p>
          </table:table-cell>
          <table:table-cell office:value-type="string">
            <text:p>XwP</text:p>
          </table:table-cell>
          <table:table-cell office:value-type="string">
            <text:p>qMStshNBGyuEfGxDTzHD</text:p>
          </table:table-cell>
          <table:table-cell/>
          <table:table-cell office:value-type="float" office:value="29">
            <text:p>29</text:p>
          </table:table-cell>
        </table:table-row>
        <table:table-row>
          <table:table-cell office:value-type="string">
            <text:p>MNhshLYLSSK0..qpWukVkA</text:p>
          </table:table-cell>
          <table:table-cell office:value-type="string">
            <text:p>a.W6DUllIRYeCbBPe.OfoQQ</text:p>
          </table:table-cell>
          <table:table-cell office:value-type="string">
            <text:p>XyG</text:p>
          </table:table-cell>
          <table:table-cell office:value-type="string">
            <text:p>YytMRmEEFc5bFdo6vPMA</text:p>
          </table:table-cell>
          <table:table-cell/>
          <table:table-cell office:value-type="float" office:value="-74">
            <text:p>-74</text:p>
          </table:table-cell>
        </table:table-row>
        <table:table-row>
          <table:table-cell office:value-type="string">
            <text:p>VzLtOhQ3QSy8ol23h7zVxA</text:p>
          </table:table-cell>
          <table:table-cell office:value-type="string">
            <text:p>tJVVVnJVTkWLdX-19g1d9Q</text:p>
          </table:table-cell>
          <table:table-cell office:value-type="string">
            <text:p>Xy</text:p>
          </table:table-cell>
          <table:table-cell office:value-type="string">
            <text:p>tnaFbk6bp7z1qFHbcgBN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gf11lmmZRvmQVk5-1WyQqQ</text:p>
          </table:table-cell>
          <table:table-cell office:value-type="string">
            <text:p>fCyrItJcR5245fTKUCdfYw</text:p>
          </table:table-cell>
          <table:table-cell office:value-type="string">
            <text:p>Xsd</text:p>
          </table:table-cell>
          <table:table-cell office:value-type="string">
            <text:p>bqlxMT63OrpmLySa7nix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W23rZhFjScW5CsB04wkUIw</text:p>
          </table:table-cell>
          <table:table-cell office:value-type="string">
            <text:p>C86.mVS3RfKpINmmqRv7HA</text:p>
          </table:table-cell>
          <table:table-cell office:value-type="string">
            <text:p>Xry</text:p>
          </table:table-cell>
          <table:table-cell office:value-type="string">
            <text:p>tnaFbk6bp7z1qFHbcgBN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wVWY7V71RlWP1REUlk6MhQ</text:p>
          </table:table-cell>
          <table:table-cell office:value-type="string">
            <text:p>4xI.IfmCRFaW46BJdvY-vg</text:p>
          </table:table-cell>
          <table:table-cell office:value-type="string">
            <text:p>Y02B</text:p>
          </table:table-cell>
          <table:table-cell office:value-type="string">
            <text:p>a4SKiEpE8tWxPptWvXNU</text:p>
          </table:table-cell>
          <table:table-cell/>
          <table:table-cell office:value-type="float" office:value="-9">
            <text:p>-9</text:p>
          </table:table-cell>
        </table:table-row>
        <table:table-row>
          <table:table-cell office:value-type="string">
            <text:p>bvK9m1.oTRm6kT3SxOkfOA</text:p>
          </table:table-cell>
          <table:table-cell office:value-type="string">
            <text:p>yAGmPySYRQOz7OS.mnURDg</text:p>
          </table:table-cell>
          <table:table-cell office:value-type="string">
            <text:p>Xsb</text:p>
          </table:table-cell>
          <table:table-cell office:value-type="string">
            <text:p>qMStshNBGyuEfGxDTzHD</text:p>
          </table:table-cell>
          <table:table-cell/>
          <table:table-cell office:value-type="float" office:value="17">
            <text:p>17</text:p>
          </table:table-cell>
        </table:table-row>
        <table:table-row>
          <table:table-cell office:value-type="string">
            <text:p>QdwzOQt1Qu6o.55vjO7nXg</text:p>
          </table:table-cell>
          <table:table-cell office:value-type="string">
            <text:p>kr4Xm9zERh-7qRxjcZQ-pQ</text:p>
          </table:table-cell>
          <table:table-cell office:value-type="string">
            <text:p>Y02p</text:p>
          </table:table-cell>
          <table:table-cell office:value-type="string">
            <text:p>YytMRmEEFc5bFdo6vPMA</text:p>
          </table:table-cell>
          <table:table-cell/>
          <table:table-cell office:value-type="float" office:value="-17">
            <text:p>-17</text:p>
          </table:table-cell>
        </table:table-row>
        <table:table-row>
          <table:table-cell office:value-type="string">
            <text:p>niG.cA6ORUqBcwmvdD.rUQ</text:p>
          </table:table-cell>
          <table:table-cell office:value-type="string">
            <text:p>ZGzm-j84RT-yGWsnBTSOug</text:p>
          </table:table-cell>
          <table:table-cell office:value-type="string">
            <text:p>Y05D</text:p>
          </table:table-cell>
          <table:table-cell office:value-type="string">
            <text:p>YytMRmEEFc5bFdo6vPMA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rh2QbFso4eEIafqQy7n4</text:p>
          </table:table-cell>
          <table:table-cell office:value-type="string">
            <text:p>wYCi0SjuQ-eN2AycJhk3aQ</text:p>
          </table:table-cell>
          <table:table-cell office:value-type="string">
            <text:p>Y08a</text:p>
          </table:table-cell>
          <table:table-cell office:value-type="string">
            <text:p>qMStshNBGyuEfGxDTzHD</text:p>
          </table:table-cell>
          <table:table-cell office:value-type="float" office:value="28">
            <text:p>28</text:p>
          </table:table-cell>
          <table:table-cell/>
        </table:table-row>
        <table:table-row>
          <table:table-cell office:value-type="string">
            <text:p>XTHQopttTciflghHDDXqUA</text:p>
          </table:table-cell>
          <table:table-cell office:value-type="string">
            <text:p>Y4uhDRCeSHOOlA91stwa2w</text:p>
          </table:table-cell>
          <table:table-cell office:value-type="string">
            <text:p>Xtp</text:p>
          </table:table-cell>
          <table:table-cell office:value-type="string">
            <text:p>rkzvcxQz6y4cbEG9Ja88</text:p>
          </table:table-cell>
          <table:table-cell/>
          <table:table-cell office:value-type="float" office:value="-14">
            <text:p>-14</text:p>
          </table:table-cell>
        </table:table-row>
        <table:table-row>
          <table:table-cell office:value-type="string">
            <text:p>XvfGEOm4euCD5qmVvY4n</text:p>
          </table:table-cell>
          <table:table-cell office:value-type="string">
            <text:p>5reP4PEQ1uzJS7FcFQ5L</text:p>
          </table:table-cell>
          <table:table-cell office:value-type="string">
            <text:p>Y06f</text:p>
          </table:table-cell>
          <table:table-cell office:value-type="string">
            <text:p>XWE9ZQ4F8xKPAxTgtrWX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HvJihni1TYG7G6ssCRSHdw</text:p>
          </table:table-cell>
          <table:table-cell office:value-type="string">
            <text:p>7cPYVWymQxaIYqWkviXixA</text:p>
          </table:table-cell>
          <table:table-cell office:value-type="string">
            <text:p>Xv4</text:p>
          </table:table-cell>
          <table:table-cell office:value-type="string">
            <text:p>tnaFbk6bp7z1qFHbcgBN</text:p>
          </table:table-cell>
          <table:table-cell/>
          <table:table-cell office:value-type="float" office:value="12">
            <text:p>12</text:p>
          </table:table-cell>
        </table:table-row>
        <table:table-row>
          <table:table-cell office:value-type="string">
            <text:p>o-VTkf3NQveM1DZxmoEEUA</text:p>
          </table:table-cell>
          <table:table-cell office:value-type="string">
            <text:p>0S3.OJ3YSsO0N3vY5tsiSQ</text:p>
          </table:table-cell>
          <table:table-cell office:value-type="string">
            <text:p>XsR</text:p>
          </table:table-cell>
          <table:table-cell office:value-type="string">
            <text:p>qMStshNBGyuEfGxDTzHD</text:p>
          </table:table-cell>
          <table:table-cell/>
          <table:table-cell office:value-type="float" office:value="-165">
            <text:p>-165</text:p>
          </table:table-cell>
        </table:table-row>
        <table:table-row>
          <table:table-cell office:value-type="string">
            <text:p>HRiMsfFRTn-Z2c.N6vlZLA</text:p>
          </table:table-cell>
          <table:table-cell office:value-type="string">
            <text:p>W9vvtyPuRLSuxP5L.LeStA</text:p>
          </table:table-cell>
          <table:table-cell office:value-type="string">
            <text:p>Xwf</text:p>
          </table:table-cell>
          <table:table-cell office:value-type="string">
            <text:p>bqlxMT63OrpmLySa7nix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HSI321HHQgyejdfaUSPiig</text:p>
          </table:table-cell>
          <table:table-cell office:value-type="string">
            <text:p>VRshNSUKRpu2XcxyHENooQ</text:p>
          </table:table-cell>
          <table:table-cell office:value-type="string">
            <text:p>Xyg</text:p>
          </table:table-cell>
          <table:table-cell office:value-type="string">
            <text:p>qMStshNBGyuEfGxDTzHD</text:p>
          </table:table-cell>
          <table:table-cell/>
          <table:table-cell office:value-type="float" office:value="-33">
            <text:p>-33</text:p>
          </table:table-cell>
        </table:table-row>
        <table:table-row>
          <table:table-cell office:value-type="string">
            <text:p>bb-NRC9nRty8RvSEN5M5Sw</text:p>
          </table:table-cell>
          <table:table-cell office:value-type="string">
            <text:p>Wj8uo8wyQkCXXNjZ6kTtEQ</text:p>
          </table:table-cell>
          <table:table-cell office:value-type="string">
            <text:p>Y03F</text:p>
          </table:table-cell>
          <table:table-cell office:value-type="string">
            <text:p>qMStshNBGyuEfGxDTzHD</text:p>
          </table:table-cell>
          <table:table-cell/>
          <table:table-cell office:value-type="float" office:value="-34">
            <text:p>-34</text:p>
          </table:table-cell>
        </table:table-row>
        <table:table-row>
          <table:table-cell office:value-type="string">
            <text:p>zQ1sPCE3RjS3kC13LpauBQ</text:p>
          </table:table-cell>
          <table:table-cell office:value-type="string">
            <text:p>jqGqa8tyR9uNollU2ra3WQ</text:p>
          </table:table-cell>
          <table:table-cell office:value-type="string">
            <text:p>Y008</text:p>
          </table:table-cell>
          <table:table-cell office:value-type="string">
            <text:p>qMStshNBGyuEfGxDTzHD</text:p>
          </table:table-cell>
          <table:table-cell/>
          <table:table-cell office:value-type="float" office:value="12">
            <text:p>12</text:p>
          </table:table-cell>
        </table:table-row>
        <table:table-row>
          <table:table-cell office:value-type="string">
            <text:p>GxrPa9KDRnmxGJvjruZGag</text:p>
          </table:table-cell>
          <table:table-cell office:value-type="string">
            <text:p>B0vqUPxqSNWDWl.DHuNECg</text:p>
          </table:table-cell>
          <table:table-cell office:value-type="string">
            <text:p>XsP</text:p>
          </table:table-cell>
          <table:table-cell office:value-type="string">
            <text:p>XWE9ZQ4F8xKPAxTgtrWX</text:p>
          </table:table-cell>
          <table:table-cell/>
          <table:table-cell office:value-type="float" office:value="144">
            <text:p>144</text:p>
          </table:table-cell>
        </table:table-row>
        <table:table-row>
          <table:table-cell office:value-type="string">
            <text:p>VGHg8KsNSM6x-oOzCikBdg</text:p>
          </table:table-cell>
          <table:table-cell office:value-type="string">
            <text:p>bVh8R.RdRoyOqxhH0ja3Sg</text:p>
          </table:table-cell>
          <table:table-cell office:value-type="string">
            <text:p>Y01e</text:p>
          </table:table-cell>
          <table:table-cell office:value-type="string">
            <text:p>a4SKiEpE8tWxPptWvXNU</text:p>
          </table:table-cell>
          <table:table-cell/>
          <table:table-cell office:value-type="float" office:value="-78">
            <text:p>-78</text:p>
          </table:table-cell>
        </table:table-row>
        <table:table-row>
          <table:table-cell office:value-type="string">
            <text:p>o6s.TKrySJuGRImyIGAfKQ</text:p>
          </table:table-cell>
          <table:table-cell office:value-type="string">
            <text:p>dtA2Xe4JSDyVPeQr9kH3qA</text:p>
          </table:table-cell>
          <table:table-cell office:value-type="string">
            <text:p>Y01U</text:p>
          </table:table-cell>
          <table:table-cell office:value-type="string">
            <text:p>rkzvcxQz6y4cbEG9Ja88</text:p>
          </table:table-cell>
          <table:table-cell/>
          <table:table-cell office:value-type="float" office:value="-28">
            <text:p>-28</text:p>
          </table:table-cell>
        </table:table-row>
        <table:table-row>
          <table:table-cell office:value-type="string">
            <text:p>e2xtMpxQSN2GOVOzlszqhw</text:p>
          </table:table-cell>
          <table:table-cell office:value-type="string">
            <text:p>H5nWfPOmRpiZIm0XPk2sXw</text:p>
          </table:table-cell>
          <table:table-cell office:value-type="string">
            <text:p>Xv8</text:p>
          </table:table-cell>
          <table:table-cell office:value-type="string">
            <text:p>qMStshNBGyuEfGxDTzHD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moX91cniEKjjyM82V78t</text:p>
          </table:table-cell>
          <table:table-cell office:value-type="string">
            <text:p>rynDBfxHRlunqlMPTijwHg</text:p>
          </table:table-cell>
          <table:table-cell office:value-type="string">
            <text:p>Y0BX</text:p>
          </table:table-cell>
          <table:table-cell office:value-type="string">
            <text:p>a4SKiEpE8tWxPptWvXNU</text:p>
          </table:table-cell>
          <table:table-cell office:value-type="float" office:value="39">
            <text:p>39</text:p>
          </table:table-cell>
          <table:table-cell/>
        </table:table-row>
        <table:table-row>
          <table:table-cell office:value-type="string">
            <text:p>XTpGmxnSQ5-KoluX8N3bvg</text:p>
          </table:table-cell>
          <table:table-cell office:value-type="string">
            <text:p>MBqT1jy8QtKu1e.93.hktw</text:p>
          </table:table-cell>
          <table:table-cell office:value-type="string">
            <text:p>Xs5</text:p>
          </table:table-cell>
          <table:table-cell office:value-type="string">
            <text:p>XWE9ZQ4F8xKPAxTgtrWX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73Yn.uRWTtGS-pGgB29obQ</text:p>
          </table:table-cell>
          <table:table-cell office:value-type="string">
            <text:p>2flLpnVjQ-6SnotJTBCZrw</text:p>
          </table:table-cell>
          <table:table-cell office:value-type="string">
            <text:p>Xxd</text:p>
          </table:table-cell>
          <table:table-cell office:value-type="string">
            <text:p>XWE9ZQ4F8xKPAxTgtrWX</text:p>
          </table:table-cell>
          <table:table-cell/>
          <table:table-cell office:value-type="float" office:value="-70">
            <text:p>-70</text:p>
          </table:table-cell>
        </table:table-row>
        <table:table-row>
          <table:table-cell office:value-type="string">
            <text:p>iDApXzAZSAyvIQh3QzEvyQ</text:p>
          </table:table-cell>
          <table:table-cell office:value-type="string">
            <text:p>JnhActnUSnqA7zVNJTpwvw</text:p>
          </table:table-cell>
          <table:table-cell office:value-type="string">
            <text:p>Y01w</text:p>
          </table:table-cell>
          <table:table-cell office:value-type="string">
            <text:p>qMStshNBGyuEfGxDTzHD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OGake8kAGNtEVAgnooOI</text:p>
          </table:table-cell>
          <table:table-cell office:value-type="string">
            <text:p>RrCesItkfmPAHpXlIovh</text:p>
          </table:table-cell>
          <table:table-cell office:value-type="string">
            <text:p>Y06S</text:p>
          </table:table-cell>
          <table:table-cell office:value-type="string">
            <text:p>rkzvcxQz6y4cbEG9Ja88</text:p>
          </table:table-cell>
          <table:table-cell/>
          <table:table-cell office:value-type="float" office:value="100">
            <text:p>100</text:p>
          </table:table-cell>
        </table:table-row>
        <table:table-row>
          <table:table-cell office:value-type="string">
            <text:p>Z-YDNLQ3QPSeMdG3DmD3Xw</text:p>
          </table:table-cell>
          <table:table-cell office:value-type="string">
            <text:p>R2HtRstmQCqrxstKKRD..w</text:p>
          </table:table-cell>
          <table:table-cell office:value-type="string">
            <text:p>XtN</text:p>
          </table:table-cell>
          <table:table-cell office:value-type="string">
            <text:p>bqlxMT63OrpmLySa7nix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0qnIRuuPTFKos3rNaXQqNg</text:p>
          </table:table-cell>
          <table:table-cell office:value-type="string">
            <text:p>bs9WuqJARpuLlDg9TusmVg</text:p>
          </table:table-cell>
          <table:table-cell office:value-type="string">
            <text:p>Xww</text:p>
          </table:table-cell>
          <table:table-cell office:value-type="string">
            <text:p>qMStshNBGyuEfGxDTzHD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1-ZlToU-Szyxi0gLtlOUDA</text:p>
          </table:table-cell>
          <table:table-cell office:value-type="string">
            <text:p>a.1qZluChTQiBD9yqqu7xmg</text:p>
          </table:table-cell>
          <table:table-cell office:value-type="string">
            <text:p>Xxi</text:p>
          </table:table-cell>
          <table:table-cell office:value-type="string">
            <text:p>YytMRmEEFc5bFdo6vPMA</text:p>
          </table:table-cell>
          <table:table-cell/>
          <table:table-cell office:value-type="float" office:value="-60">
            <text:p>-60</text:p>
          </table:table-cell>
        </table:table-row>
        <table:table-row>
          <table:table-cell office:value-type="string">
            <text:p>MMud8yISgi0WpxJRpEfQ</text:p>
          </table:table-cell>
          <table:table-cell office:value-type="string">
            <text:p>OQ6BU0DKRiWml1VaseLfug</text:p>
          </table:table-cell>
          <table:table-cell office:value-type="string">
            <text:p>Y0BH</text:p>
          </table:table-cell>
          <table:table-cell office:value-type="string">
            <text:p>rkzvcxQz6y4cbEG9Ja88</text:p>
          </table:table-cell>
          <table:table-cell/>
          <table:table-cell office:value-type="float" office:value="-335">
            <text:p>-335</text:p>
          </table:table-cell>
        </table:table-row>
        <table:table-row>
          <table:table-cell office:value-type="string">
            <text:p>xTp.ss1NQ5KUw.a4E4zd3Q</text:p>
          </table:table-cell>
          <table:table-cell office:value-type="string">
            <text:p>o309SkV0TdWuNW80Tqk1DQ</text:p>
          </table:table-cell>
          <table:table-cell office:value-type="string">
            <text:p>Y047</text:p>
          </table:table-cell>
          <table:table-cell office:value-type="string">
            <text:p>qMStshNBGyuEfGxDTzHD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l0cmXNt6TxusC-yFpPusiQ</text:p>
          </table:table-cell>
          <table:table-cell office:value-type="string">
            <text:p>a.FUpj74EQiG3Z8piCuJ5AA</text:p>
          </table:table-cell>
          <table:table-cell office:value-type="string">
            <text:p>Y02m</text:p>
          </table:table-cell>
          <table:table-cell office:value-type="string">
            <text:p>qMStshNBGyuEfGxDTzHD</text:p>
          </table:table-cell>
          <table:table-cell/>
          <table:table-cell office:value-type="float" office:value="56">
            <text:p>56</text:p>
          </table:table-cell>
        </table:table-row>
        <table:table-row>
          <table:table-cell office:value-type="string">
            <text:p>3-Avudg2S-CZZa2B8szRSg</text:p>
          </table:table-cell>
          <table:table-cell office:value-type="string">
            <text:p>RreW9E9vQaS7Ksi-qP8evw</text:p>
          </table:table-cell>
          <table:table-cell office:value-type="string">
            <text:p>Xt1</text:p>
          </table:table-cell>
          <table:table-cell office:value-type="string">
            <text:p>rkzvcxQz6y4cbEG9Ja88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qFNpjqcDS32AkmM3SqYp5Q</text:p>
          </table:table-cell>
          <table:table-cell office:value-type="string">
            <text:p>rvvmCZaqRlmwAU0MallOHw</text:p>
          </table:table-cell>
          <table:table-cell office:value-type="string">
            <text:p>XsD</text:p>
          </table:table-cell>
          <table:table-cell office:value-type="string">
            <text:p>qMStshNBGyuEfGxDTzHD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4XNpyV8TZ2WJAhGMAyl8</text:p>
          </table:table-cell>
          <table:table-cell office:value-type="string">
            <text:p>rpjTsRFRNbrtS6EbYh5O</text:p>
          </table:table-cell>
          <table:table-cell office:value-type="string">
            <text:p>Y079</text:p>
          </table:table-cell>
          <table:table-cell office:value-type="string">
            <text:p>a4SKiEpE8tWxPptWvXNU</text:p>
          </table:table-cell>
          <table:table-cell/>
          <table:table-cell office:value-type="float" office:value="-100">
            <text:p>-100</text:p>
          </table:table-cell>
        </table:table-row>
        <table:table-row>
          <table:table-cell office:value-type="string">
            <text:p>UfgkHOkuQQu8iYtwKVsjiQ</text:p>
          </table:table-cell>
          <table:table-cell office:value-type="string">
            <text:p>XIxa4jbST0COkYqRKkfKyA</text:p>
          </table:table-cell>
          <table:table-cell office:value-type="string">
            <text:p>XuJ</text:p>
          </table:table-cell>
          <table:table-cell office:value-type="string">
            <text:p>mGOrrykGEwNu44EBsj0z</text:p>
          </table:table-cell>
          <table:table-cell/>
          <table:table-cell office:value-type="float" office:value="24">
            <text:p>24</text:p>
          </table:table-cell>
        </table:table-row>
        <table:table-row>
          <table:table-cell office:value-type="string">
            <text:p>6KMdunOuSGOslpUabMImsg</text:p>
          </table:table-cell>
          <table:table-cell office:value-type="string">
            <text:p>s1wYYzXrQTWNFbLGUP5pjQ</text:p>
          </table:table-cell>
          <table:table-cell office:value-type="string">
            <text:p>XzZ</text:p>
          </table:table-cell>
          <table:table-cell office:value-type="string">
            <text:p>qMStshNBGyuEfGxDTzHD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fmYPUYNk9YXRWtEDoSth</text:p>
          </table:table-cell>
          <table:table-cell office:value-type="string">
            <text:p>Ni2IaViqTlIIyZEDgQpY</text:p>
          </table:table-cell>
          <table:table-cell office:value-type="string">
            <text:p>Y07E</text:p>
          </table:table-cell>
          <table:table-cell office:value-type="string">
            <text:p>rkzvcxQz6y4cbEG9Ja88</text:p>
          </table:table-cell>
          <table:table-cell/>
          <table:table-cell office:value-type="float" office:value="75">
            <text:p>75</text:p>
          </table:table-cell>
        </table:table-row>
        <table:table-row>
          <table:table-cell office:value-type="string">
            <text:p>XeGZPbgcTqKwVP2jblNgEg</text:p>
          </table:table-cell>
          <table:table-cell office:value-type="string">
            <text:p>NZ1D8SkiQpWWr9WShdzlDw</text:p>
          </table:table-cell>
          <table:table-cell office:value-type="string">
            <text:p>Y04v</text:p>
          </table:table-cell>
          <table:table-cell office:value-type="string">
            <text:p>mGOrrykGEwNu44EBsj0z</text:p>
          </table:table-cell>
          <table:table-cell/>
          <table:table-cell office:value-type="float" office:value="-30">
            <text:p>-30</text:p>
          </table:table-cell>
        </table:table-row>
        <table:table-row>
          <table:table-cell office:value-type="string">
            <text:p>0v3abWsKSz2GPfZ0fjhdfQ</text:p>
          </table:table-cell>
          <table:table-cell office:value-type="string">
            <text:p>pX5590OOQzSqCecC7eyH2g</text:p>
          </table:table-cell>
          <table:table-cell office:value-type="string">
            <text:p>Xyk</text:p>
          </table:table-cell>
          <table:table-cell office:value-type="string">
            <text:p>qMStshNBGyuEfGxDTzHD</text:p>
          </table:table-cell>
          <table:table-cell/>
          <table:table-cell office:value-type="float" office:value="-19">
            <text:p>-19</text:p>
          </table:table-cell>
        </table:table-row>
        <table:table-row>
          <table:table-cell office:value-type="string">
            <text:p>p3kUyPETRKKVOLoFk-u8Rw</text:p>
          </table:table-cell>
          <table:table-cell office:value-type="string">
            <text:p>jrEAk6qjQpadErng5XLZ2Q</text:p>
          </table:table-cell>
          <table:table-cell office:value-type="string">
            <text:p>XtZ</text:p>
          </table:table-cell>
          <table:table-cell office:value-type="string">
            <text:p>bqlxMT63OrpmLySa7nix</text:p>
          </table:table-cell>
          <table:table-cell/>
          <table:table-cell office:value-type="float" office:value="-40">
            <text:p>-40</text:p>
          </table:table-cell>
        </table:table-row>
        <table:table-row>
          <table:table-cell office:value-type="string">
            <text:p>8MrtyBCZTTisrfPymCKwug</text:p>
          </table:table-cell>
          <table:table-cell office:value-type="string">
            <text:p>LTq5ZN40TLq4GfDYsh-NqQ</text:p>
          </table:table-cell>
          <table:table-cell office:value-type="string">
            <text:p>XuB</text:p>
          </table:table-cell>
          <table:table-cell office:value-type="string">
            <text:p>bqlxMT63OrpmLySa7nix</text:p>
          </table:table-cell>
          <table:table-cell/>
          <table:table-cell office:value-type="float" office:value="-25">
            <text:p>-25</text:p>
          </table:table-cell>
        </table:table-row>
        <table:table-row>
          <table:table-cell office:value-type="string">
            <text:p>2TY4U2cwQLOSu4BHaRLv.w</text:p>
          </table:table-cell>
          <table:table-cell office:value-type="string">
            <text:p>855xc2YASWSUPYpBBvReuQ</text:p>
          </table:table-cell>
          <table:table-cell office:value-type="string">
            <text:p>Xwp</text:p>
          </table:table-cell>
          <table:table-cell office:value-type="string">
            <text:p>a4SKiEpE8tWxPptWvXNU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M7OMluDxSTOBFVuMBvRqEg</text:p>
          </table:table-cell>
          <table:table-cell office:value-type="string">
            <text:p>a-sBdzQ8UToOvqJQ2z54bJA</text:p>
          </table:table-cell>
          <table:table-cell office:value-type="string">
            <text:p>Y00n</text:p>
          </table:table-cell>
          <table:table-cell office:value-type="string">
            <text:p>bqlxMT63OrpmLySa7nix</text:p>
          </table:table-cell>
          <table:table-cell/>
          <table:table-cell office:value-type="float" office:value="169">
            <text:p>169</text:p>
          </table:table-cell>
        </table:table-row>
        <table:table-row>
          <table:table-cell office:value-type="string">
            <text:p>S05t9g5NRFSMc-cGGXDDyQ</text:p>
          </table:table-cell>
          <table:table-cell office:value-type="string">
            <text:p>F.XkxxPORXGpSzQbgieZOg</text:p>
          </table:table-cell>
          <table:table-cell office:value-type="string">
            <text:p>XzG</text:p>
          </table:table-cell>
          <table:table-cell office:value-type="string">
            <text:p>rkzvcxQz6y4cbEG9Ja88</text:p>
          </table:table-cell>
          <table:table-cell/>
          <table:table-cell office:value-type="float" office:value="-55">
            <text:p>-55</text:p>
          </table:table-cell>
        </table:table-row>
        <table:table-row>
          <table:table-cell office:value-type="string">
            <text:p>GUwn3Qd7TFC625YUA1H53g</text:p>
          </table:table-cell>
          <table:table-cell office:value-type="string">
            <text:p>XfDc6cAtS2KY8ZfgX.A-Ww</text:p>
          </table:table-cell>
          <table:table-cell office:value-type="string">
            <text:p>Y05z</text:p>
          </table:table-cell>
          <table:table-cell office:value-type="string">
            <text:p>rkzvcxQz6y4cbEG9Ja88</text:p>
          </table:table-cell>
          <table:table-cell/>
          <table:table-cell office:value-type="float" office:value="-50">
            <text:p>-50</text:p>
          </table:table-cell>
        </table:table-row>
        <table:table-row>
          <table:table-cell office:value-type="string">
            <text:p>YH2b3OW9THO5kDbCAd3SoA</text:p>
          </table:table-cell>
          <table:table-cell office:value-type="string">
            <text:p>euW313zCQ5enKb5lhWj3YA</text:p>
          </table:table-cell>
          <table:table-cell office:value-type="string">
            <text:p>Y01m</text:p>
          </table:table-cell>
          <table:table-cell office:value-type="string">
            <text:p>qMStshNBGyuEfGxDTzHD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NKRaHBoCR0CuG9ybYFtiRw</text:p>
          </table:table-cell>
          <table:table-cell office:value-type="string">
            <text:p>Wj8uo8wyQkCXXNjZ6kTtEQ</text:p>
          </table:table-cell>
          <table:table-cell office:value-type="string">
            <text:p>Y03E</text:p>
          </table:table-cell>
          <table:table-cell office:value-type="string">
            <text:p>rkzvcxQz6y4cbEG9Ja88</text:p>
          </table:table-cell>
          <table:table-cell/>
          <table:table-cell office:value-type="float" office:value="34">
            <text:p>34</text:p>
          </table:table-cell>
        </table:table-row>
        <table:table-row>
          <table:table-cell office:value-type="string">
            <text:p>zvXQM67ZRLCs1PdEy1E92A</text:p>
          </table:table-cell>
          <table:table-cell office:value-type="string">
            <text:p>6QAuVWXZTG-FqaMzaoR6.A</text:p>
          </table:table-cell>
          <table:table-cell office:value-type="string">
            <text:p>Y03k</text:p>
          </table:table-cell>
          <table:table-cell office:value-type="string">
            <text:p>TDyewdoZ6LIAsKTLfYUG</text:p>
          </table:table-cell>
          <table:table-cell/>
          <table:table-cell office:value-type="float" office:value="26">
            <text:p>26</text:p>
          </table:table-cell>
        </table:table-row>
        <table:table-row>
          <table:table-cell office:value-type="string">
            <text:p>8PYwAz1ARjSPa9rVuIs26A</text:p>
          </table:table-cell>
          <table:table-cell office:value-type="string">
            <text:p>WxBlDU8hS5edZLELM-ag.g</text:p>
          </table:table-cell>
          <table:table-cell office:value-type="string">
            <text:p>Xtr</text:p>
          </table:table-cell>
          <table:table-cell office:value-type="string">
            <text:p>bqlxMT63OrpmLySa7nix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v-JcQU4YTMSAPjN4fS.I-w</text:p>
          </table:table-cell>
          <table:table-cell office:value-type="string">
            <text:p>L7klU-BwRHGXxshAWhs2yQ</text:p>
          </table:table-cell>
          <table:table-cell office:value-type="string">
            <text:p>XwR</text:p>
          </table:table-cell>
          <table:table-cell office:value-type="string">
            <text:p>qMStshNBGyuEfGxDTzHD</text:p>
          </table:table-cell>
          <table:table-cell/>
          <table:table-cell office:value-type="float" office:value="-1">
            <text:p>-1</text:p>
          </table:table-cell>
        </table:table-row>
        <table:table-row>
          <table:table-cell office:value-type="string">
            <text:p>3HbKF9jMQwylE5gqJUHQ3w</text:p>
          </table:table-cell>
          <table:table-cell office:value-type="string">
            <text:p>vJJSLt0ESAuugBD7L6NWGg</text:p>
          </table:table-cell>
          <table:table-cell office:value-type="string">
            <text:p>Xqt</text:p>
          </table:table-cell>
          <table:table-cell office:value-type="string">
            <text:p>a4SKiEpE8tWxPptWvXNU</text:p>
          </table:table-cell>
          <table:table-cell/>
          <table:table-cell office:value-type="float" office:value="17">
            <text:p>17</text:p>
          </table:table-cell>
        </table:table-row>
        <table:table-row>
          <table:table-cell office:value-type="string">
            <text:p>8irk5byFwMf2PL4c2vPa</text:p>
          </table:table-cell>
          <table:table-cell office:value-type="string">
            <text:p>PSvCElB9STeP9VUMUiGKeg</text:p>
          </table:table-cell>
          <table:table-cell office:value-type="string">
            <text:p>Y0C1</text:p>
          </table:table-cell>
          <table:table-cell office:value-type="string">
            <text:p>bqlxMT63OrpmLySa7nix</text:p>
          </table:table-cell>
          <table:table-cell office:value-type="float" office:value="0">
            <text:p>0</text:p>
          </table:table-cell>
          <table:table-cell/>
        </table:table-row>
        <table:table-row>
          <table:table-cell office:value-type="string">
            <text:p>xffytD0kQsiTcHTsGUem4Q</text:p>
          </table:table-cell>
          <table:table-cell office:value-type="string">
            <text:p>Ue5Qm3AyT1GTvAJKOLWEDw</text:p>
          </table:table-cell>
          <table:table-cell office:value-type="string">
            <text:p>Xvi</text:p>
          </table:table-cell>
          <table:table-cell office:value-type="string">
            <text:p>YytMRmEEFc5bFdo6vPMA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gOvXD7vwTqaN6oB9c8vQvw</text:p>
          </table:table-cell>
          <table:table-cell office:value-type="string">
            <text:p>a-J0a2TL4RiyFlH1Loj53Dw</text:p>
          </table:table-cell>
          <table:table-cell office:value-type="string">
            <text:p>Y03A</text:p>
          </table:table-cell>
          <table:table-cell office:value-type="string">
            <text:p>YytMRmEEFc5bFdo6vPMA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xPxFpRQQR.-nnDFe1dN7LQ</text:p>
          </table:table-cell>
          <table:table-cell office:value-type="string">
            <text:p>FVZt3WBESima-FM7cDB42w</text:p>
          </table:table-cell>
          <table:table-cell office:value-type="string">
            <text:p>Xzu</text:p>
          </table:table-cell>
          <table:table-cell office:value-type="string">
            <text:p>qMStshNBGyuEfGxDTzHD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Dhb-3vrKTGqbMNG8tLJoiQ</text:p>
          </table:table-cell>
          <table:table-cell office:value-type="string">
            <text:p>47BHuV2iSiGDNPsMz34hyQ</text:p>
          </table:table-cell>
          <table:table-cell office:value-type="string">
            <text:p>XxH</text:p>
          </table:table-cell>
          <table:table-cell office:value-type="string">
            <text:p>a4SKiEpE8tWxPptWvXNU</text:p>
          </table:table-cell>
          <table:table-cell/>
          <table:table-cell office:value-type="float" office:value="-65">
            <text:p>-65</text:p>
          </table:table-cell>
        </table:table-row>
        <table:table-row>
          <table:table-cell office:value-type="string">
            <text:p>JSDSvTmMRwSaUK02U3rxYA</text:p>
          </table:table-cell>
          <table:table-cell office:value-type="string">
            <text:p>K1FSVh5yQwaPMO7JB7j6yQ</text:p>
          </table:table-cell>
          <table:table-cell office:value-type="string">
            <text:p>Xtv</text:p>
          </table:table-cell>
          <table:table-cell office:value-type="string">
            <text:p>bqlxMT63OrpmLySa7nix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NEgk9lYCSKeQ2N5lEzWPfQ</text:p>
          </table:table-cell>
          <table:table-cell office:value-type="string">
            <text:p>B3tiHxqfTd2sGcqpOgkDkA</text:p>
          </table:table-cell>
          <table:table-cell office:value-type="string">
            <text:p>Xwn</text:p>
          </table:table-cell>
          <table:table-cell office:value-type="string">
            <text:p>a4SKiEpE8tWxPptWvXNU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WMj-vNJgQXSkoNIk6OLRkA</text:p>
          </table:table-cell>
          <table:table-cell office:value-type="string">
            <text:p>EMae46MSTRiHr1KMdM27SA</text:p>
          </table:table-cell>
          <table:table-cell office:value-type="string">
            <text:p>Y05v</text:p>
          </table:table-cell>
          <table:table-cell office:value-type="string">
            <text:p>rkzvcxQz6y4cbEG9Ja88</text:p>
          </table:table-cell>
          <table:table-cell/>
          <table:table-cell office:value-type="float" office:value="32">
            <text:p>32</text:p>
          </table:table-cell>
        </table:table-row>
        <table:table-row>
          <table:table-cell office:value-type="string">
            <text:p>RCH92-bpRDiTfYeBN50Ujw</text:p>
          </table:table-cell>
          <table:table-cell office:value-type="string">
            <text:p>nzbJyB5XRU6VNY7m7EmHUg</text:p>
          </table:table-cell>
          <table:table-cell office:value-type="string">
            <text:p>Xym</text:p>
          </table:table-cell>
          <table:table-cell office:value-type="string">
            <text:p>qMStshNBGyuEfGxDTzHD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L8uW2qAhTVucodS2Fh37dQ</text:p>
          </table:table-cell>
          <table:table-cell office:value-type="string">
            <text:p>7gnsAINKQHeHY1KQWC0.ng</text:p>
          </table:table-cell>
          <table:table-cell office:value-type="string">
            <text:p>XvB</text:p>
          </table:table-cell>
          <table:table-cell office:value-type="string">
            <text:p>tnaFbk6bp7z1qFHbcgBN</text:p>
          </table:table-cell>
          <table:table-cell/>
          <table:table-cell office:value-type="float" office:value="-12">
            <text:p>-12</text:p>
          </table:table-cell>
        </table:table-row>
        <table:table-row>
          <table:table-cell office:value-type="string">
            <text:p>Gluqt5jFOooQisNP2d0P</text:p>
          </table:table-cell>
          <table:table-cell office:value-type="string">
            <text:p>X6T.JiPNSqiRTyxHRNmEHA</text:p>
          </table:table-cell>
          <table:table-cell office:value-type="string">
            <text:p>Y0Az</text:p>
          </table:table-cell>
          <table:table-cell office:value-type="string">
            <text:p>tnaFbk6bp7z1qFHbcgBN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klZTXtLcSweTWFXEJsvfcQ</text:p>
          </table:table-cell>
          <table:table-cell office:value-type="string">
            <text:p>36r66o-9QMiWA25oL.vVHQ</text:p>
          </table:table-cell>
          <table:table-cell office:value-type="string">
            <text:p>XuY</text:p>
          </table:table-cell>
          <table:table-cell office:value-type="string">
            <text:p>rkzvcxQz6y4cbEG9Ja88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pOYqDN2oRlCc.-omsQ6ehQ</text:p>
          </table:table-cell>
          <table:table-cell office:value-type="string">
            <text:p>a.1qZluChTQiBD9yqqu7xmg</text:p>
          </table:table-cell>
          <table:table-cell office:value-type="string">
            <text:p>Xxj</text:p>
          </table:table-cell>
          <table:table-cell office:value-type="string">
            <text:p>XWE9ZQ4F8xKPAxTgtrWX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pvukelVkSHKnUOBsnfgkdw</text:p>
          </table:table-cell>
          <table:table-cell office:value-type="string">
            <text:p>Lbj-9hhLTrOr6oOWD7z8-w</text:p>
          </table:table-cell>
          <table:table-cell office:value-type="string">
            <text:p>XvQ</text:p>
          </table:table-cell>
          <table:table-cell office:value-type="string">
            <text:p>bqlxMT63OrpmLySa7nix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a-zIJLW3iR96F8.UrzkqsMg</text:p>
          </table:table-cell>
          <table:table-cell office:value-type="string">
            <text:p>IkLxsY9pTyiXmTWktn3FIw</text:p>
          </table:table-cell>
          <table:table-cell office:value-type="string">
            <text:p>Xxz</text:p>
          </table:table-cell>
          <table:table-cell office:value-type="string">
            <text:p>YytMRmEEFc5bFdo6vPMA</text:p>
          </table:table-cell>
          <table:table-cell/>
          <table:table-cell office:value-type="float" office:value="-22">
            <text:p>-22</text:p>
          </table:table-cell>
        </table:table-row>
        <table:table-row>
          <table:table-cell office:value-type="string">
            <text:p>jq.iDIfTTgWAGfT6s0iIvA</text:p>
          </table:table-cell>
          <table:table-cell office:value-type="string">
            <text:p>DWfPhdk6QGG78OZC6Z55jg</text:p>
          </table:table-cell>
          <table:table-cell office:value-type="string">
            <text:p>Y04N</text:p>
          </table:table-cell>
          <table:table-cell office:value-type="string">
            <text:p>qMStshNBGyuEfGxDTzHD</text:p>
          </table:table-cell>
          <table:table-cell/>
          <table:table-cell office:value-type="float" office:value="3">
            <text:p>3</text:p>
          </table:table-cell>
        </table:table-row>
        <table:table-row>
          <table:table-cell office:value-type="string">
            <text:p>a.kX9C0BxRWSKyabMAOMQNw</text:p>
          </table:table-cell>
          <table:table-cell office:value-type="string">
            <text:p>a-.zixBD.TGmmtFIfJiVD1A</text:p>
          </table:table-cell>
          <table:table-cell office:value-type="string">
            <text:p>Y03v</text:p>
          </table:table-cell>
          <table:table-cell office:value-type="string">
            <text:p>a4SKiEpE8tWxPptWvXNU</text:p>
          </table:table-cell>
          <table:table-cell/>
          <table:table-cell office:value-type="float" office:value="-114">
            <text:p>-114</text:p>
          </table:table-cell>
        </table:table-row>
        <table:table-row>
          <table:table-cell office:value-type="string">
            <text:p>snRcDTaIR0C7ZQN2jOyZQg</text:p>
          </table:table-cell>
          <table:table-cell office:value-type="string">
            <text:p>a.W6DUllIRYeCbBPe.OfoQQ</text:p>
          </table:table-cell>
          <table:table-cell office:value-type="string">
            <text:p>XyD</text:p>
          </table:table-cell>
          <table:table-cell office:value-type="string">
            <text:p>bqlxMT63OrpmLySa7nix</text:p>
          </table:table-cell>
          <table:table-cell/>
          <table:table-cell office:value-type="float" office:value="166">
            <text:p>166</text:p>
          </table:table-cell>
        </table:table-row>
        <table:table-row>
          <table:table-cell office:value-type="string">
            <text:p>Raw7CkEORuis31sO4K7qdA</text:p>
          </table:table-cell>
          <table:table-cell office:value-type="string">
            <text:p>k4arstFvT.G5L3U02jd8.A</text:p>
          </table:table-cell>
          <table:table-cell office:value-type="string">
            <text:p>Y00R</text:p>
          </table:table-cell>
          <table:table-cell office:value-type="string">
            <text:p>qMStshNBGyuEfGxDTzHD</text:p>
          </table:table-cell>
          <table:table-cell/>
          <table:table-cell office:value-type="float" office:value="-31">
            <text:p>-31</text:p>
          </table:table-cell>
        </table:table-row>
        <table:table-row>
          <table:table-cell office:value-type="string">
            <text:p>WEWNxuzvTkarhD7h5flWSw</text:p>
          </table:table-cell>
          <table:table-cell office:value-type="string">
            <text:p>oEHCNwsJTMGMdZIBRWRJbg</text:p>
          </table:table-cell>
          <table:table-cell office:value-type="string">
            <text:p>Y02Y</text:p>
          </table:table-cell>
          <table:table-cell office:value-type="string">
            <text:p>a4SKiEpE8tWxPptWvXNU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MqPkJj16Q1WwUfwfS8vNVQ</text:p>
          </table:table-cell>
          <table:table-cell office:value-type="string">
            <text:p>Jv0RWXwLSAuW0WQhdNqutg</text:p>
          </table:table-cell>
          <table:table-cell office:value-type="string">
            <text:p>Y026</text:p>
          </table:table-cell>
          <table:table-cell office:value-type="string">
            <text:p>qMStshNBGyuEfGxDTzHD</text:p>
          </table:table-cell>
          <table:table-cell/>
          <table:table-cell office:value-type="float" office:value="22">
            <text:p>22</text:p>
          </table:table-cell>
        </table:table-row>
        <table:table-row>
          <table:table-cell office:value-type="string">
            <text:p>WXZgcsKATGW.nytVUAN08Q</text:p>
          </table:table-cell>
          <table:table-cell office:value-type="string">
            <text:p>4-SA2jarRGOIvA3TiQf47g</text:p>
          </table:table-cell>
          <table:table-cell office:value-type="string">
            <text:p>Y00i</text:p>
          </table:table-cell>
          <table:table-cell office:value-type="string">
            <text:p>rkzvcxQz6y4cbEG9Ja88</text:p>
          </table:table-cell>
          <table:table-cell/>
          <table:table-cell office:value-type="float" office:value="3">
            <text:p>3</text:p>
          </table:table-cell>
        </table:table-row>
        <table:table-row>
          <table:table-cell office:value-type="string">
            <text:p>5.5h40p8SsSGiCRgg6xULA</text:p>
          </table:table-cell>
          <table:table-cell office:value-type="string">
            <text:p>a-J-tGw3mT26CBD0wyNkRpw</text:p>
          </table:table-cell>
          <table:table-cell office:value-type="string">
            <text:p>XzW</text:p>
          </table:table-cell>
          <table:table-cell office:value-type="string">
            <text:p>rkzvcxQz6y4cbEG9Ja88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jeuh-ijCQWixq.qOwgdiYA</text:p>
          </table:table-cell>
          <table:table-cell office:value-type="string">
            <text:p>lhuM2BIsSe2fnsenEk3HVw</text:p>
          </table:table-cell>
          <table:table-cell office:value-type="string">
            <text:p>Xsq</text:p>
          </table:table-cell>
          <table:table-cell office:value-type="string">
            <text:p>bqlxMT63OrpmLySa7nix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20xXv6twUlG4J4uciqjK</text:p>
          </table:table-cell>
          <table:table-cell office:value-type="string">
            <text:p>si72lVrwTfiJLZlUcKpErQ</text:p>
          </table:table-cell>
          <table:table-cell office:value-type="string">
            <text:p>Y0BA</text:p>
          </table:table-cell>
          <table:table-cell office:value-type="string">
            <text:p>tnaFbk6bp7z1qFHbcgBN</text:p>
          </table:table-cell>
          <table:table-cell/>
          <table:table-cell office:value-type="float" office:value="-465.5">
            <text:p>-465.5</text:p>
          </table:table-cell>
        </table:table-row>
        <table:table-row>
          <table:table-cell office:value-type="string">
            <text:p>aUN-qp.sSFux-Uv2fYJQQQ</text:p>
          </table:table-cell>
          <table:table-cell office:value-type="string">
            <text:p>ZZCA0rr1Sr6rAYWXEMlhoQ</text:p>
          </table:table-cell>
          <table:table-cell office:value-type="string">
            <text:p>Xs9</text:p>
          </table:table-cell>
          <table:table-cell office:value-type="string">
            <text:p>qMStshNBGyuEfGxDTzHD</text:p>
          </table:table-cell>
          <table:table-cell/>
          <table:table-cell office:value-type="float" office:value="12">
            <text:p>12</text:p>
          </table:table-cell>
        </table:table-row>
        <table:table-row>
          <table:table-cell office:value-type="string">
            <text:p>0XcuC57tRyC36y7vdzPO1Q</text:p>
          </table:table-cell>
          <table:table-cell office:value-type="string">
            <text:p>lO7Sy4rxSoCFS.IGwpxzOA</text:p>
          </table:table-cell>
          <table:table-cell office:value-type="string">
            <text:p>XtF</text:p>
          </table:table-cell>
          <table:table-cell office:value-type="string">
            <text:p>a4SKiEpE8tWxPptWvXNU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IFCPZ6EHSdKoreSAhNYUBw</text:p>
          </table:table-cell>
          <table:table-cell office:value-type="string">
            <text:p>qGRBEXaAR2aGej2dij6tKQ</text:p>
          </table:table-cell>
          <table:table-cell office:value-type="string">
            <text:p>XwT</text:p>
          </table:table-cell>
          <table:table-cell office:value-type="string">
            <text:p>bqlxMT63OrpmLySa7nix</text:p>
          </table:table-cell>
          <table:table-cell/>
          <table:table-cell office:value-type="float" office:value="-17">
            <text:p>-17</text:p>
          </table:table-cell>
        </table:table-row>
        <table:table-row>
          <table:table-cell office:value-type="string">
            <text:p>wD-rPz09R9efTIHRlNP.0w</text:p>
          </table:table-cell>
          <table:table-cell office:value-type="string">
            <text:p>2tDjvfcKRhmoIf6NtdHFIg</text:p>
          </table:table-cell>
          <table:table-cell office:value-type="string">
            <text:p>XrT</text:p>
          </table:table-cell>
          <table:table-cell office:value-type="string">
            <text:p>XWE9ZQ4F8xKPAxTgtrWX</text:p>
          </table:table-cell>
          <table:table-cell/>
          <table:table-cell office:value-type="float" office:value="42">
            <text:p>42</text:p>
          </table:table-cell>
        </table:table-row>
        <table:table-row>
          <table:table-cell office:value-type="string">
            <text:p>24hfaOnETa21p8lS.ttLWQ</text:p>
          </table:table-cell>
          <table:table-cell office:value-type="string">
            <text:p>9Q2aoEz6RfKzzoK.Wl3qCQ</text:p>
          </table:table-cell>
          <table:table-cell office:value-type="string">
            <text:p>Y01B</text:p>
          </table:table-cell>
          <table:table-cell office:value-type="string">
            <text:p>rkzvcxQz6y4cbEG9Ja88</text:p>
          </table:table-cell>
          <table:table-cell/>
          <table:table-cell office:value-type="float" office:value="-30">
            <text:p>-30</text:p>
          </table:table-cell>
        </table:table-row>
        <table:table-row>
          <table:table-cell office:value-type="string">
            <text:p>a.uwaUGXtRV-zlasgBT5Lfw</text:p>
          </table:table-cell>
          <table:table-cell office:value-type="string">
            <text:p>a.kuogasMS2arRuwJEBNyQg</text:p>
          </table:table-cell>
          <table:table-cell office:value-type="string">
            <text:p>XuT</text:p>
          </table:table-cell>
          <table:table-cell office:value-type="string">
            <text:p>qMStshNBGyuEfGxDTzHD</text:p>
          </table:table-cell>
          <table:table-cell/>
          <table:table-cell office:value-type="float" office:value="54">
            <text:p>54</text:p>
          </table:table-cell>
        </table:table-row>
        <table:table-row>
          <table:table-cell office:value-type="string">
            <text:p>0YYHw2yNQr28SpmmvIjVeA</text:p>
          </table:table-cell>
          <table:table-cell office:value-type="string">
            <text:p>Q1va1EbSQNG91PUaeBwRUw</text:p>
          </table:table-cell>
          <table:table-cell office:value-type="string">
            <text:p>Xtt</text:p>
          </table:table-cell>
          <table:table-cell office:value-type="string">
            <text:p>tnaFbk6bp7z1qFHbcgBN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SbGYKw6wTiCqOGAwMqRVpw</text:p>
          </table:table-cell>
          <table:table-cell office:value-type="string">
            <text:p>LWE.66feSu2iNSVwznPhWg</text:p>
          </table:table-cell>
          <table:table-cell office:value-type="string">
            <text:p>Xyz</text:p>
          </table:table-cell>
          <table:table-cell office:value-type="string">
            <text:p>XWE9ZQ4F8xKPAxTgtrWX</text:p>
          </table:table-cell>
          <table:table-cell/>
          <table:table-cell office:value-type="float" office:value="44">
            <text:p>44</text:p>
          </table:table-cell>
        </table:table-row>
        <table:table-row>
          <table:table-cell office:value-type="string">
            <text:p>a-WrIMh7NRqSxQLIsFYQtXw</text:p>
          </table:table-cell>
          <table:table-cell office:value-type="string">
            <text:p>sH4FvgiNS7q3QreZsBiSzg</text:p>
          </table:table-cell>
          <table:table-cell office:value-type="string">
            <text:p>Xve</text:p>
          </table:table-cell>
          <table:table-cell office:value-type="string">
            <text:p>tnaFbk6bp7z1qFHbcgBN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cuUN7DZLSraoz8DN5Y-GCA</text:p>
          </table:table-cell>
          <table:table-cell office:value-type="string">
            <text:p>uRE4nknkS4qYsNN1mYZMDQ</text:p>
          </table:table-cell>
          <table:table-cell office:value-type="string">
            <text:p>XwN</text:p>
          </table:table-cell>
          <table:table-cell office:value-type="string">
            <text:p>qMStshNBGyuEfGxDTzHD</text:p>
          </table:table-cell>
          <table:table-cell/>
          <table:table-cell office:value-type="float" office:value="-31">
            <text:p>-31</text:p>
          </table:table-cell>
        </table:table-row>
        <table:table-row>
          <table:table-cell office:value-type="string">
            <text:p>lCW6z26SSUGCbuJtul5Y.A</text:p>
          </table:table-cell>
          <table:table-cell office:value-type="string">
            <text:p>47BHuV2iSiGDNPsMz34hyQ</text:p>
          </table:table-cell>
          <table:table-cell office:value-type="string">
            <text:p>XxG</text:p>
          </table:table-cell>
          <table:table-cell office:value-type="string">
            <text:p>rkzvcxQz6y4cbEG9Ja88</text:p>
          </table:table-cell>
          <table:table-cell/>
          <table:table-cell office:value-type="float" office:value="-23">
            <text:p>-23</text:p>
          </table:table-cell>
        </table:table-row>
        <table:table-row>
          <table:table-cell office:value-type="string">
            <text:p>O6KxoEi5Sqy-YE5e.StEfQ</text:p>
          </table:table-cell>
          <table:table-cell office:value-type="string">
            <text:p>TFgfDlBLTxG--002S.-ySQ</text:p>
          </table:table-cell>
          <table:table-cell office:value-type="string">
            <text:p>Y02V</text:p>
          </table:table-cell>
          <table:table-cell office:value-type="string">
            <text:p>a4SKiEpE8tWxPptWvXNU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Q02g1ctzNoeQ5lYeApIi</text:p>
          </table:table-cell>
          <table:table-cell office:value-type="string">
            <text:p>si72lVrwTfiJLZlUcKpErQ</text:p>
          </table:table-cell>
          <table:table-cell office:value-type="string">
            <text:p>Y0BG</text:p>
          </table:table-cell>
          <table:table-cell office:value-type="string">
            <text:p>IQbIh7IOspmrmIHHDnfQ</text:p>
          </table:table-cell>
          <table:table-cell/>
          <table:table-cell office:value-type="float" office:value="-38">
            <text:p>-38</text:p>
          </table:table-cell>
        </table:table-row>
        <table:table-row>
          <table:table-cell office:value-type="string">
            <text:p>KW5PIoGtSPCELXnLwfdoaw</text:p>
          </table:table-cell>
          <table:table-cell office:value-type="string">
            <text:p>waSSji8-SVSxPaMrZG16qQ</text:p>
          </table:table-cell>
          <table:table-cell office:value-type="string">
            <text:p>Xsm</text:p>
          </table:table-cell>
          <table:table-cell office:value-type="string">
            <text:p>a4SKiEpE8tWxPptWvXNU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0tMjNamIG1sbINNvJfQR</text:p>
          </table:table-cell>
          <table:table-cell office:value-type="string">
            <text:p>lwBWfYVlQTGionOGHXnssA</text:p>
          </table:table-cell>
          <table:table-cell office:value-type="string">
            <text:p>Y08x</text:p>
          </table:table-cell>
          <table:table-cell office:value-type="string">
            <text:p>TnwDQXFsv0Pz0DMyG4GH</text:p>
          </table:table-cell>
          <table:table-cell office:value-type="float" office:value="24">
            <text:p>24</text:p>
          </table:table-cell>
          <table:table-cell/>
        </table:table-row>
        <table:table-row>
          <table:table-cell office:value-type="string">
            <text:p>sAJtHvVaOiFmrYUBP6PA</text:p>
          </table:table-cell>
          <table:table-cell office:value-type="string">
            <text:p>Jw7jdECZ34IAI4yyDamb</text:p>
          </table:table-cell>
          <table:table-cell office:value-type="string">
            <text:p>Y07</text:p>
          </table:table-cell>
          <table:table-cell office:value-type="string">
            <text:p>tnaFbk6bp7z1qFHbcgBN</text:p>
          </table:table-cell>
          <table:table-cell/>
          <table:table-cell office:value-type="float" office:value="160">
            <text:p>160</text:p>
          </table:table-cell>
        </table:table-row>
        <table:table-row>
          <table:table-cell office:value-type="string">
            <text:p>slr2DjnySZSxhQdymOfcxA</text:p>
          </table:table-cell>
          <table:table-cell office:value-type="string">
            <text:p>4h0SbylpRc27yqOP-SM.Nw</text:p>
          </table:table-cell>
          <table:table-cell office:value-type="string">
            <text:p>Y04Q</text:p>
          </table:table-cell>
          <table:table-cell office:value-type="string">
            <text:p>qMStshNBGyuEfGxDTzHD</text:p>
          </table:table-cell>
          <table:table-cell/>
          <table:table-cell office:value-type="float" office:value="-34">
            <text:p>-34</text:p>
          </table:table-cell>
        </table:table-row>
        <table:table-row>
          <table:table-cell office:value-type="string">
            <text:p>nS8hXrGdS6Gw8iVCdwT0OQ</text:p>
          </table:table-cell>
          <table:table-cell office:value-type="string">
            <text:p>w26CY.MpRqCQ8fSY5xnimw</text:p>
          </table:table-cell>
          <table:table-cell office:value-type="string">
            <text:p>XsG</text:p>
          </table:table-cell>
          <table:table-cell office:value-type="string">
            <text:p>bqlxMT63OrpmLySa7nix</text:p>
          </table:table-cell>
          <table:table-cell/>
          <table:table-cell office:value-type="float" office:value="-29">
            <text:p>-29</text:p>
          </table:table-cell>
        </table:table-row>
        <table:table-row>
          <table:table-cell office:value-type="string">
            <text:p>rmiBY90krNa7zZW7Ba5x</text:p>
          </table:table-cell>
          <table:table-cell office:value-type="string">
            <text:p>PSvCElB9STeP9VUMUiGKeg</text:p>
          </table:table-cell>
          <table:table-cell office:value-type="string">
            <text:p>Y0C</text:p>
          </table:table-cell>
          <table:table-cell office:value-type="string">
            <text:p>rkzvcxQz6y4cbEG9Ja88</text:p>
          </table:table-cell>
          <table:table-cell office:value-type="float" office:value="30">
            <text:p>30</text:p>
          </table:table-cell>
          <table:table-cell/>
        </table:table-row>
        <table:table-row>
          <table:table-cell office:value-type="string">
            <text:p>uTG0ANZtSYeKNP5zHj78yA</text:p>
          </table:table-cell>
          <table:table-cell office:value-type="string">
            <text:p>a-.zixBD.TGmmtFIfJiVD1A</text:p>
          </table:table-cell>
          <table:table-cell office:value-type="string">
            <text:p>Y03x</text:p>
          </table:table-cell>
          <table:table-cell office:value-type="string">
            <text:p>TDyewdoZ6LIAsKTLfYUG</text:p>
          </table:table-cell>
          <table:table-cell/>
          <table:table-cell office:value-type="float" office:value="57">
            <text:p>57</text:p>
          </table:table-cell>
        </table:table-row>
        <table:table-row>
          <table:table-cell office:value-type="string">
            <text:p>4o3NiV3VTjq8YWo7TJaSjg</text:p>
          </table:table-cell>
          <table:table-cell office:value-type="string">
            <text:p>tJVVVnJVTkWLdX-19g1d9Q</text:p>
          </table:table-cell>
          <table:table-cell office:value-type="string">
            <text:p>Xy2</text:p>
          </table:table-cell>
          <table:table-cell office:value-type="string">
            <text:p>a4SKiEpE8tWxPptWvXNU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IiuCrMqBTQC729FroyK6Bg</text:p>
          </table:table-cell>
          <table:table-cell office:value-type="string">
            <text:p>JncEPfo1TQGMUVK3fkK.2w</text:p>
          </table:table-cell>
          <table:table-cell office:value-type="string">
            <text:p>XxR</text:p>
          </table:table-cell>
          <table:table-cell office:value-type="string">
            <text:p>mGOrrykGEwNu44EBsj0z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FJzbCDEQS5GV-v7QX37aTQ</text:p>
          </table:table-cell>
          <table:table-cell office:value-type="string">
            <text:p>NQAWmm5RS1a68A.b5fbAOQ</text:p>
          </table:table-cell>
          <table:table-cell office:value-type="string">
            <text:p>Y00w</text:p>
          </table:table-cell>
          <table:table-cell office:value-type="string">
            <text:p>qMStshNBGyuEfGxDTzHD</text:p>
          </table:table-cell>
          <table:table-cell/>
          <table:table-cell office:value-type="float" office:value="23">
            <text:p>23</text:p>
          </table:table-cell>
        </table:table-row>
        <table:table-row>
          <table:table-cell office:value-type="string">
            <text:p>cqgagvrJYlCOyL1FT2uN</text:p>
          </table:table-cell>
          <table:table-cell office:value-type="string">
            <text:p>OQ6BU0DKRiWml1VaseLfug</text:p>
          </table:table-cell>
          <table:table-cell office:value-type="string">
            <text:p>Y0BJ</text:p>
          </table:table-cell>
          <table:table-cell office:value-type="string">
            <text:p>tnaFbk6bp7z1qFHbcgBN</text:p>
          </table:table-cell>
          <table:table-cell/>
          <table:table-cell office:value-type="float" office:value="159">
            <text:p>159</text:p>
          </table:table-cell>
        </table:table-row>
        <table:table-row>
          <table:table-cell office:value-type="string">
            <text:p>0jKRY-VmQcqRAffkwMVCqQ</text:p>
          </table:table-cell>
          <table:table-cell office:value-type="string">
            <text:p>C86.mVS3RfKpINmmqRv7HA</text:p>
          </table:table-cell>
          <table:table-cell office:value-type="string">
            <text:p>Xrz</text:p>
          </table:table-cell>
          <table:table-cell office:value-type="string">
            <text:p>qMStshNBGyuEfGxDTzHD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8m38vToqRi66nbgQgPbpNg</text:p>
          </table:table-cell>
          <table:table-cell office:value-type="string">
            <text:p>a-TSSK7EPQhGUBKdLln6XiQ</text:p>
          </table:table-cell>
          <table:table-cell office:value-type="string">
            <text:p>XsY</text:p>
          </table:table-cell>
          <table:table-cell office:value-type="string">
            <text:p>rkzvcxQz6y4cbEG9Ja88</text:p>
          </table:table-cell>
          <table:table-cell/>
          <table:table-cell office:value-type="float" office:value="-16">
            <text:p>-16</text:p>
          </table:table-cell>
        </table:table-row>
        <table:table-row>
          <table:table-cell office:value-type="string">
            <text:p>BfA5GTJgSHii9U-o3RNH-Q</text:p>
          </table:table-cell>
          <table:table-cell office:value-type="string">
            <text:p>FHa.GxeeR4a9iV92qKey7A</text:p>
          </table:table-cell>
          <table:table-cell office:value-type="string">
            <text:p>Y01I</text:p>
          </table:table-cell>
          <table:table-cell office:value-type="string">
            <text:p>YytMRmEEFc5bFdo6vPMA</text:p>
          </table:table-cell>
          <table:table-cell/>
          <table:table-cell office:value-type="float" office:value="34">
            <text:p>34</text:p>
          </table:table-cell>
        </table:table-row>
        <table:table-row>
          <table:table-cell office:value-type="string">
            <text:p>9Kz0NwGFRW66lukyIG9iSg</text:p>
          </table:table-cell>
          <table:table-cell office:value-type="string">
            <text:p>AxzYn8kzQCSIEi.3ET.Hdw</text:p>
          </table:table-cell>
          <table:table-cell office:value-type="string">
            <text:p>Y01Z</text:p>
          </table:table-cell>
          <table:table-cell office:value-type="string">
            <text:p>tnaFbk6bp7z1qFHbcgBN</text:p>
          </table:table-cell>
          <table:table-cell/>
          <table:table-cell office:value-type="float" office:value="13">
            <text:p>13</text:p>
          </table:table-cell>
        </table:table-row>
        <table:table-row>
          <table:table-cell office:value-type="string">
            <text:p>oZxNQg-qTB2wYfVC.R6vYg</text:p>
          </table:table-cell>
          <table:table-cell office:value-type="string">
            <text:p>zj1k218SRjylWd29IZzlkQ</text:p>
          </table:table-cell>
          <table:table-cell office:value-type="string">
            <text:p>Y04e</text:p>
          </table:table-cell>
          <table:table-cell office:value-type="string">
            <text:p>YytMRmEEFc5bFdo6vPMA</text:p>
          </table:table-cell>
          <table:table-cell/>
          <table:table-cell office:value-type="float" office:value="-14">
            <text:p>-14</text:p>
          </table:table-cell>
        </table:table-row>
        <table:table-row>
          <table:table-cell office:value-type="string">
            <text:p>EIHMDP5yREe7GUyw.J4GxQ</text:p>
          </table:table-cell>
          <table:table-cell office:value-type="string">
            <text:p>Q2uY3BWJTQehgJNrzw7Tiw</text:p>
          </table:table-cell>
          <table:table-cell office:value-type="string">
            <text:p>Xw5</text:p>
          </table:table-cell>
          <table:table-cell office:value-type="string">
            <text:p>a4SKiEpE8tWxPptWvXNU</text:p>
          </table:table-cell>
          <table:table-cell/>
          <table:table-cell office:value-type="float" office:value="60">
            <text:p>60</text:p>
          </table:table-cell>
        </table:table-row>
        <table:table-row>
          <table:table-cell office:value-type="string">
            <text:p>dxOW7MSozFKi8vHCmbPH</text:p>
          </table:table-cell>
          <table:table-cell office:value-type="string">
            <text:p>RrCesItkfmPAHpXlIovh</text:p>
          </table:table-cell>
          <table:table-cell office:value-type="string">
            <text:p>Y06T</text:p>
          </table:table-cell>
          <table:table-cell office:value-type="string">
            <text:p>YytMRmEEFc5bFdo6vPMA</text:p>
          </table:table-cell>
          <table:table-cell/>
          <table:table-cell office:value-type="float" office:value="850">
            <text:p>850</text:p>
          </table:table-cell>
        </table:table-row>
        <table:table-row>
          <table:table-cell office:value-type="string">
            <text:p>AjvwB0i4Qb6ck8bMAqj3GA</text:p>
          </table:table-cell>
          <table:table-cell office:value-type="string">
            <text:p>Hn396ydKSoON.0L5KdJcyg</text:p>
          </table:table-cell>
          <table:table-cell office:value-type="string">
            <text:p>XyB</text:p>
          </table:table-cell>
          <table:table-cell office:value-type="string">
            <text:p>qMStshNBGyuEfGxDTzHD</text:p>
          </table:table-cell>
          <table:table-cell/>
          <table:table-cell office:value-type="float" office:value="-28">
            <text:p>-28</text:p>
          </table:table-cell>
        </table:table-row>
        <table:table-row>
          <table:table-cell office:value-type="string">
            <text:p>PZxWLlQIRYilpZ3FGNEQtQ</text:p>
          </table:table-cell>
          <table:table-cell office:value-type="string">
            <text:p>E7RawQI1QFWZxctk2liYVg</text:p>
          </table:table-cell>
          <table:table-cell office:value-type="string">
            <text:p>Xxn</text:p>
          </table:table-cell>
          <table:table-cell office:value-type="string">
            <text:p>rkzvcxQz6y4cbEG9Ja88</text:p>
          </table:table-cell>
          <table:table-cell/>
          <table:table-cell office:value-type="float" office:value="19">
            <text:p>19</text:p>
          </table:table-cell>
        </table:table-row>
        <table:table-row>
          <table:table-cell office:value-type="string">
            <text:p>b5kwnuNeSDS8AQLT2YPpKQ</text:p>
          </table:table-cell>
          <table:table-cell office:value-type="string">
            <text:p>1Ml-8iA5QvKnSQyn0n6xiQ</text:p>
          </table:table-cell>
          <table:table-cell office:value-type="string">
            <text:p>Y064</text:p>
          </table:table-cell>
          <table:table-cell office:value-type="string">
            <text:p>rkzvcxQz6y4cbEG9Ja88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jHvAFbQlSHaiFWkfAF2eXQ</text:p>
          </table:table-cell>
          <table:table-cell office:value-type="string">
            <text:p>gXj3vWE6R4iYmmuq8cAVqQ</text:p>
          </table:table-cell>
          <table:table-cell office:value-type="string">
            <text:p>XxK</text:p>
          </table:table-cell>
          <table:table-cell office:value-type="string">
            <text:p>YytMRmEEFc5bFdo6vPMA</text:p>
          </table:table-cell>
          <table:table-cell/>
          <table:table-cell office:value-type="float" office:value="39">
            <text:p>39</text:p>
          </table:table-cell>
        </table:table-row>
        <table:table-row>
          <table:table-cell office:value-type="string">
            <text:p>H5Yp93RDTvK7rw1Ma6Wr7g</text:p>
          </table:table-cell>
          <table:table-cell office:value-type="string">
            <text:p>mGfumcqiQN-SvbcSGiiLfQ</text:p>
          </table:table-cell>
          <table:table-cell office:value-type="string">
            <text:p>Y03Z</text:p>
          </table:table-cell>
          <table:table-cell office:value-type="string">
            <text:p>rkzvcxQz6y4cbEG9Ja88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cAg3PDg3SkShiPaRtV0I-Q</text:p>
          </table:table-cell>
          <table:table-cell office:value-type="string">
            <text:p>wMBUuBknR1-5spsy6dHEoA</text:p>
          </table:table-cell>
          <table:table-cell office:value-type="string">
            <text:p>Xsu</text:p>
          </table:table-cell>
          <table:table-cell office:value-type="string">
            <text:p>bqlxMT63OrpmLySa7nix</text:p>
          </table:table-cell>
          <table:table-cell/>
          <table:table-cell office:value-type="float" office:value="-34">
            <text:p>-34</text:p>
          </table:table-cell>
        </table:table-row>
        <table:table-row>
          <table:table-cell office:value-type="string">
            <text:p>hach33o2SJuMqE4mUEcikA</text:p>
          </table:table-cell>
          <table:table-cell office:value-type="string">
            <text:p>a.W6DUllIRYeCbBPe.OfoQQ</text:p>
          </table:table-cell>
          <table:table-cell office:value-type="string">
            <text:p>XyF</text:p>
          </table:table-cell>
          <table:table-cell office:value-type="string">
            <text:p>qMStshNBGyuEfGxDTzHD</text:p>
          </table:table-cell>
          <table:table-cell/>
          <table:table-cell office:value-type="float" office:value="-166">
            <text:p>-166</text:p>
          </table:table-cell>
        </table:table-row>
        <table:table-row>
          <table:table-cell office:value-type="string">
            <text:p>PB1UwZcCRQ2OGVpGjAL9</text:p>
          </table:table-cell>
          <table:table-cell office:value-type="string">
            <text:p>A5WhkhRhnxtHq5i07ndv</text:p>
          </table:table-cell>
          <table:table-cell office:value-type="string">
            <text:p>Y06n</text:p>
          </table:table-cell>
          <table:table-cell office:value-type="string">
            <text:p>bqlxMT63OrpmLySa7nix</text:p>
          </table:table-cell>
          <table:table-cell/>
          <table:table-cell office:value-type="float" office:value="-40">
            <text:p>-40</text:p>
          </table:table-cell>
        </table:table-row>
        <table:table-row>
          <table:table-cell office:value-type="string">
            <text:p>Wwpqnid9SPWgzp-6prTSFA</text:p>
          </table:table-cell>
          <table:table-cell office:value-type="string">
            <text:p>QCKIKMFtTrWfGy6cAnvP8A</text:p>
          </table:table-cell>
          <table:table-cell office:value-type="string">
            <text:p>Y02y</text:p>
          </table:table-cell>
          <table:table-cell office:value-type="string">
            <text:p>rkzvcxQz6y4cbEG9Ja88</text:p>
          </table:table-cell>
          <table:table-cell/>
          <table:table-cell office:value-type="float" office:value="12">
            <text:p>12</text:p>
          </table:table-cell>
        </table:table-row>
        <table:table-row>
          <table:table-cell office:value-type="string">
            <text:p>Pk6bY5I3SBueTxWOcyEqxg</text:p>
          </table:table-cell>
          <table:table-cell office:value-type="string">
            <text:p>qjLvf6btQs-2j6.XgyE28Q</text:p>
          </table:table-cell>
          <table:table-cell office:value-type="string">
            <text:p>Y03W</text:p>
          </table:table-cell>
          <table:table-cell office:value-type="string">
            <text:p>YytMRmEEFc5bFdo6vPMA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2tpBsY38ZTRBrojskWmL</text:p>
          </table:table-cell>
          <table:table-cell office:value-type="string">
            <text:p>Ni2IaViqTlIIyZEDgQpY</text:p>
          </table:table-cell>
          <table:table-cell office:value-type="string">
            <text:p>Y07F</text:p>
          </table:table-cell>
          <table:table-cell office:value-type="string">
            <text:p>tnaFbk6bp7z1qFHbcgBN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zea3hY8aSGKuo61SFPXzBg</text:p>
          </table:table-cell>
          <table:table-cell office:value-type="string">
            <text:p>msvnDDO8REe4b5GnpMtMcQ</text:p>
          </table:table-cell>
          <table:table-cell office:value-type="string">
            <text:p>XzF</text:p>
          </table:table-cell>
          <table:table-cell office:value-type="string">
            <text:p>a4SKiEpE8tWxPptWvXNU</text:p>
          </table:table-cell>
          <table:table-cell/>
          <table:table-cell office:value-type="float" office:value="57">
            <text:p>57</text:p>
          </table:table-cell>
        </table:table-row>
        <table:table-row>
          <table:table-cell office:value-type="string">
            <text:p>LR18BZNUT26rB2ifLou6pg</text:p>
          </table:table-cell>
          <table:table-cell office:value-type="string">
            <text:p>XGiJSuQxQ-qlw-crsaPUqg</text:p>
          </table:table-cell>
          <table:table-cell office:value-type="string">
            <text:p>Y00q</text:p>
          </table:table-cell>
          <table:table-cell office:value-type="string">
            <text:p>qMStshNBGyuEfGxDTzHD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hVhOV2GzQWaFhNZQFhHEtg</text:p>
          </table:table-cell>
          <table:table-cell office:value-type="string">
            <text:p>4xI.IfmCRFaW46BJdvY-vg</text:p>
          </table:table-cell>
          <table:table-cell office:value-type="string">
            <text:p>Y02D</text:p>
          </table:table-cell>
          <table:table-cell office:value-type="string">
            <text:p>YytMRmEEFc5bFdo6vPMA</text:p>
          </table:table-cell>
          <table:table-cell/>
          <table:table-cell office:value-type="float" office:value="-33">
            <text:p>-33</text:p>
          </table:table-cell>
        </table:table-row>
        <table:table-row>
          <table:table-cell office:value-type="string">
            <text:p>BoP3XsgXS.20m7Gn3HC7DQ</text:p>
          </table:table-cell>
          <table:table-cell office:value-type="string">
            <text:p>fDK4Z5BuSpyU8bDNJXalTw</text:p>
          </table:table-cell>
          <table:table-cell office:value-type="string">
            <text:p>Y044</text:p>
          </table:table-cell>
          <table:table-cell office:value-type="string">
            <text:p>a4SKiEpE8tWxPptWvXNU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gmZVteF.TG6X6uWPpW8IuQ</text:p>
          </table:table-cell>
          <table:table-cell office:value-type="string">
            <text:p>Db9dmys8Sk2.liH7yNBbBQ</text:p>
          </table:table-cell>
          <table:table-cell office:value-type="string">
            <text:p>Xza</text:p>
          </table:table-cell>
          <table:table-cell office:value-type="string">
            <text:p>rkzvcxQz6y4cbEG9Ja88</text:p>
          </table:table-cell>
          <table:table-cell/>
          <table:table-cell office:value-type="float" office:value="94">
            <text:p>94</text:p>
          </table:table-cell>
        </table:table-row>
        <table:table-row>
          <table:table-cell office:value-type="string">
            <text:p>SicchlHdSN2zRJByWwKkzg</text:p>
          </table:table-cell>
          <table:table-cell office:value-type="string">
            <text:p>K22e14amTvSzicW6GjnVXQ</text:p>
          </table:table-cell>
          <table:table-cell office:value-type="string">
            <text:p>XxB</text:p>
          </table:table-cell>
          <table:table-cell office:value-type="string">
            <text:p>YytMRmEEFc5bFdo6vPMA</text:p>
          </table:table-cell>
          <table:table-cell/>
          <table:table-cell office:value-type="float" office:value="59">
            <text:p>59</text:p>
          </table:table-cell>
        </table:table-row>
        <table:table-row>
          <table:table-cell office:value-type="string">
            <text:p>4KJpBAYoisQQjnzWoQ0L</text:p>
          </table:table-cell>
          <table:table-cell office:value-type="string">
            <text:p>lIsDkr4XQkiph1tYlEsxhQ</text:p>
          </table:table-cell>
          <table:table-cell office:value-type="string">
            <text:p>Y08i</text:p>
          </table:table-cell>
          <table:table-cell office:value-type="string">
            <text:p>qMStshNBGyuEfGxDTzHD</text:p>
          </table:table-cell>
          <table:table-cell office:value-type="float" office:value="2">
            <text:p>2</text:p>
          </table:table-cell>
          <table:table-cell/>
        </table:table-row>
        <table:table-row>
          <table:table-cell office:value-type="string">
            <text:p>fv0QR26cpUItQEXTRVEp</text:p>
          </table:table-cell>
          <table:table-cell office:value-type="string">
            <text:p>rpjTsRFRNbrtS6EbYh5O</text:p>
          </table:table-cell>
          <table:table-cell office:value-type="string">
            <text:p>Y076</text:p>
          </table:table-cell>
          <table:table-cell office:value-type="string">
            <text:p>rkzvcxQz6y4cbEG9Ja88</text:p>
          </table:table-cell>
          <table:table-cell/>
          <table:table-cell office:value-type="float" office:value="-100">
            <text:p>-100</text:p>
          </table:table-cell>
        </table:table-row>
        <table:table-row>
          <table:table-cell office:value-type="string">
            <text:p>dmPJeeldtB1nbx3yDRHh</text:p>
          </table:table-cell>
          <table:table-cell office:value-type="string">
            <text:p>CZqosMSsxJkAaG4dpC3X</text:p>
          </table:table-cell>
          <table:table-cell office:value-type="string">
            <text:p>Y06w</text:p>
          </table:table-cell>
          <table:table-cell office:value-type="string">
            <text:p>IQbIh7IOspmrmIHHDnfQ</text:p>
          </table:table-cell>
          <table:table-cell/>
          <table:table-cell office:value-type="float" office:value="-90">
            <text:p>-90</text:p>
          </table:table-cell>
        </table:table-row>
        <table:table-row>
          <table:table-cell office:value-type="string">
            <text:p>MdqyjWSRSBKvpbv111tDCw</text:p>
          </table:table-cell>
          <table:table-cell office:value-type="string">
            <text:p>6QADjmurSsinJCs8t-MBWg</text:p>
          </table:table-cell>
          <table:table-cell office:value-type="string">
            <text:p>XuD</text:p>
          </table:table-cell>
          <table:table-cell office:value-type="string">
            <text:p>a4SKiEpE8tWxPptWvXNU</text:p>
          </table:table-cell>
          <table:table-cell/>
          <table:table-cell office:value-type="float" office:value="13">
            <text:p>13</text:p>
          </table:table-cell>
        </table:table-row>
        <table:table-row>
          <table:table-cell office:value-type="string">
            <text:p>u.G9mSODS-SuGC0oGgoFOg</text:p>
          </table:table-cell>
          <table:table-cell office:value-type="string">
            <text:p>sf1ODybURNGWUvmyIsx3-A</text:p>
          </table:table-cell>
          <table:table-cell office:value-type="string">
            <text:p>XrZ</text:p>
          </table:table-cell>
          <table:table-cell office:value-type="string">
            <text:p>XWE9ZQ4F8xKPAxTgtrWX</text:p>
          </table:table-cell>
          <table:table-cell/>
          <table:table-cell office:value-type="float" office:value="27">
            <text:p>27</text:p>
          </table:table-cell>
        </table:table-row>
        <table:table-row>
          <table:table-cell office:value-type="string">
            <text:p>qd1wwsjTQIWUrdyBworPAg</text:p>
          </table:table-cell>
          <table:table-cell office:value-type="string">
            <text:p>IO72ZKp1TBqOWKcpQdor3w</text:p>
          </table:table-cell>
          <table:table-cell office:value-type="string">
            <text:p>Y00l</text:p>
          </table:table-cell>
          <table:table-cell office:value-type="string">
            <text:p>qMStshNBGyuEfGxDTzHD</text:p>
          </table:table-cell>
          <table:table-cell/>
          <table:table-cell office:value-type="float" office:value="-34">
            <text:p>-34</text:p>
          </table:table-cell>
        </table:table-row>
        <table:table-row>
          <table:table-cell office:value-type="string">
            <text:p>npuQ65tMS1yl8fVubsZI0A</text:p>
          </table:table-cell>
          <table:table-cell office:value-type="string">
            <text:p>qr7bmLx3QB-tFxB68JFe2Q</text:p>
          </table:table-cell>
          <table:table-cell office:value-type="string">
            <text:p>Xwt</text:p>
          </table:table-cell>
          <table:table-cell office:value-type="string">
            <text:p>YytMRmEEFc5bFdo6vPMA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ghr.EL3pQamb6KD2yKKvgw</text:p>
          </table:table-cell>
          <table:table-cell office:value-type="string">
            <text:p>WPCIpLbFTGG99EEg6Ud5XA</text:p>
          </table:table-cell>
          <table:table-cell office:value-type="string">
            <text:p>XyX</text:p>
          </table:table-cell>
          <table:table-cell office:value-type="string">
            <text:p>rkzvcxQz6y4cbEG9Ja88</text:p>
          </table:table-cell>
          <table:table-cell/>
          <table:table-cell office:value-type="float" office:value="3">
            <text:p>3</text:p>
          </table:table-cell>
        </table:table-row>
        <table:table-row>
          <table:table-cell office:value-type="string">
            <text:p>GFzSpfm0SruxMMZSfaKvEA</text:p>
          </table:table-cell>
          <table:table-cell office:value-type="string">
            <text:p>42rWwL-vT5KzkDBb7pNBNQ</text:p>
          </table:table-cell>
          <table:table-cell office:value-type="string">
            <text:p>Y05s</text:p>
          </table:table-cell>
          <table:table-cell office:value-type="string">
            <text:p>XWE9ZQ4F8xKPAxTgtrWX</text:p>
          </table:table-cell>
          <table:table-cell/>
          <table:table-cell office:value-type="float" office:value="27">
            <text:p>27</text:p>
          </table:table-cell>
        </table:table-row>
        <table:table-row>
          <table:table-cell office:value-type="string">
            <text:p>MU66Hq0mk5Eh74c2eOsO</text:p>
          </table:table-cell>
          <table:table-cell office:value-type="string">
            <text:p>rpjTsRFRNbrtS6EbYh5O</text:p>
          </table:table-cell>
          <table:table-cell office:value-type="string">
            <text:p>Y07A</text:p>
          </table:table-cell>
          <table:table-cell office:value-type="string">
            <text:p>bqlxMT63OrpmLySa7nix</text:p>
          </table:table-cell>
          <table:table-cell/>
          <table:table-cell office:value-type="float" office:value="-100">
            <text:p>-100</text:p>
          </table:table-cell>
        </table:table-row>
        <table:table-row>
          <table:table-cell office:value-type="string">
            <text:p>hgxPuetqzxUIKPxHhww3</text:p>
          </table:table-cell>
          <table:table-cell office:value-type="string">
            <text:p>9skz7N71sy8RrexkKTWH</text:p>
          </table:table-cell>
          <table:table-cell office:value-type="string">
            <text:p>Y07O</text:p>
          </table:table-cell>
          <table:table-cell office:value-type="string">
            <text:p>YytMRmEEFc5bFdo6vPMA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Mx90cGruSYiV7juiwf4HQw</text:p>
          </table:table-cell>
          <table:table-cell office:value-type="string">
            <text:p>O-vpbZ9pSYWsZuvi2Egl9w</text:p>
          </table:table-cell>
          <table:table-cell office:value-type="string">
            <text:p>Xvp</text:p>
          </table:table-cell>
          <table:table-cell office:value-type="string">
            <text:p>YytMRmEEFc5bFdo6vPMA</text:p>
          </table:table-cell>
          <table:table-cell/>
          <table:table-cell office:value-type="float" office:value="24">
            <text:p>24</text:p>
          </table:table-cell>
        </table:table-row>
        <table:table-row>
          <table:table-cell office:value-type="string">
            <text:p>dBXmFftqQIGL0l5bgpSRzg</text:p>
          </table:table-cell>
          <table:table-cell office:value-type="string">
            <text:p>88eSF3w1Ti-IG75cnjV12Q</text:p>
          </table:table-cell>
          <table:table-cell office:value-type="string">
            <text:p>XrF</text:p>
          </table:table-cell>
          <table:table-cell office:value-type="string">
            <text:p>qMStshNBGyuEfGxDTzHD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I1D1GNm2Q-KxSIV5JMYehg</text:p>
          </table:table-cell>
          <table:table-cell office:value-type="string">
            <text:p>5pyWM-psQOug4mNAZmBC2Q</text:p>
          </table:table-cell>
          <table:table-cell office:value-type="string">
            <text:p>XvK</text:p>
          </table:table-cell>
          <table:table-cell office:value-type="string">
            <text:p>YytMRmEEFc5bFdo6vPMA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0BvltqJpTTm8B8bYOUaeSQ</text:p>
          </table:table-cell>
          <table:table-cell office:value-type="string">
            <text:p>A2kwYs0XQI6UMgGL4w6DMQ</text:p>
          </table:table-cell>
          <table:table-cell office:value-type="string">
            <text:p>XyP</text:p>
          </table:table-cell>
          <table:table-cell office:value-type="string">
            <text:p>TDyewdoZ6LIAsKTLfYUG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ac1bkA1bRX6RLpjUeL5dbQ</text:p>
          </table:table-cell>
          <table:table-cell office:value-type="string">
            <text:p>uuoiPe1iTi6OGOJ3nXaQYQ</text:p>
          </table:table-cell>
          <table:table-cell office:value-type="string">
            <text:p>Xzp</text:p>
          </table:table-cell>
          <table:table-cell office:value-type="string">
            <text:p>qMStshNBGyuEfGxDTzHD</text:p>
          </table:table-cell>
          <table:table-cell/>
          <table:table-cell office:value-type="float" office:value="-8">
            <text:p>-8</text:p>
          </table:table-cell>
        </table:table-row>
        <table:table-row>
          <table:table-cell office:value-type="string">
            <text:p>lQJ3mVhBQd6XsdGZhl6Cag</text:p>
          </table:table-cell>
          <table:table-cell office:value-type="string">
            <text:p>RpY0v42mQziuMdiKkmOTvQ</text:p>
          </table:table-cell>
          <table:table-cell office:value-type="string">
            <text:p>Xx8</text:p>
          </table:table-cell>
          <table:table-cell office:value-type="string">
            <text:p>qMStshNBGyuEfGxDTzHD</text:p>
          </table:table-cell>
          <table:table-cell/>
          <table:table-cell office:value-type="float" office:value="-66">
            <text:p>-66</text:p>
          </table:table-cell>
        </table:table-row>
        <table:table-row>
          <table:table-cell office:value-type="string">
            <text:p>tKYowGyyTNqJ5UaAvoh4cA</text:p>
          </table:table-cell>
          <table:table-cell office:value-type="string">
            <text:p>iKyujb4sTRC2Qxo5MkSC2g</text:p>
          </table:table-cell>
          <table:table-cell office:value-type="string">
            <text:p>Xrv</text:p>
          </table:table-cell>
          <table:table-cell office:value-type="string">
            <text:p>tnaFbk6bp7z1qFHbcgBN</text:p>
          </table:table-cell>
          <table:table-cell/>
          <table:table-cell office:value-type="float" office:value="3">
            <text:p>3</text:p>
          </table:table-cell>
        </table:table-row>
        <table:table-row>
          <table:table-cell office:value-type="string">
            <text:p>gbLQboUAS46GphXhDBg1.A</text:p>
          </table:table-cell>
          <table:table-cell office:value-type="string">
            <text:p>THkby5gJRu258u969xLyXg</text:p>
          </table:table-cell>
          <table:table-cell office:value-type="string">
            <text:p>XvT</text:p>
          </table:table-cell>
          <table:table-cell office:value-type="string">
            <text:p>YytMRmEEFc5bFdo6vPMA</text:p>
          </table:table-cell>
          <table:table-cell/>
          <table:table-cell office:value-type="float" office:value="-9">
            <text:p>-9</text:p>
          </table:table-cell>
        </table:table-row>
        <table:table-row>
          <table:table-cell office:value-type="string">
            <text:p>cXzMXGMkTAGHC6rlJtkmpg</text:p>
          </table:table-cell>
          <table:table-cell office:value-type="string">
            <text:p>cHR41NXlSyK0i.d5Ua1how</text:p>
          </table:table-cell>
          <table:table-cell office:value-type="string">
            <text:p>Y02L</text:p>
          </table:table-cell>
          <table:table-cell office:value-type="string">
            <text:p>rkzvcxQz6y4cbEG9Ja88</text:p>
          </table:table-cell>
          <table:table-cell/>
          <table:table-cell office:value-type="float" office:value="-64">
            <text:p>-64</text:p>
          </table:table-cell>
        </table:table-row>
        <table:table-row>
          <table:table-cell office:value-type="string">
            <text:p>h1H3v8S8SN2vlIQ-9CR9Fg</text:p>
          </table:table-cell>
          <table:table-cell office:value-type="string">
            <text:p>DWfPhdk6QGG78OZC6Z55jg</text:p>
          </table:table-cell>
          <table:table-cell office:value-type="string">
            <text:p>Y04M</text:p>
          </table:table-cell>
          <table:table-cell office:value-type="string">
            <text:p>a4SKiEpE8tWxPptWvXNU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aoBd61nqTI-Z7QocfhnYbQ</text:p>
          </table:table-cell>
          <table:table-cell office:value-type="string">
            <text:p>IkLxsY9pTyiXmTWktn3FIw</text:p>
          </table:table-cell>
          <table:table-cell office:value-type="string">
            <text:p>Xxy</text:p>
          </table:table-cell>
          <table:table-cell office:value-type="string">
            <text:p>a4SKiEpE8tWxPptWvXNU</text:p>
          </table:table-cell>
          <table:table-cell/>
          <table:table-cell office:value-type="float" office:value="29">
            <text:p>29</text:p>
          </table:table-cell>
        </table:table-row>
        <table:table-row>
          <table:table-cell office:value-type="string">
            <text:p>aLvohdxiSqKD-D-jFyYCDw</text:p>
          </table:table-cell>
          <table:table-cell office:value-type="string">
            <text:p>QtQ1rBlmQt-LJq4CBYybfg</text:p>
          </table:table-cell>
          <table:table-cell office:value-type="string">
            <text:p>Y02I</text:p>
          </table:table-cell>
          <table:table-cell office:value-type="string">
            <text:p>qMStshNBGyuEfGxDTzHD</text:p>
          </table:table-cell>
          <table:table-cell/>
          <table:table-cell office:value-type="float" office:value="-22">
            <text:p>-22</text:p>
          </table:table-cell>
        </table:table-row>
        <table:table-row>
          <table:table-cell office:value-type="string">
            <text:p>UO-SnycORN22z8iV1jbG-w</text:p>
          </table:table-cell>
          <table:table-cell office:value-type="string">
            <text:p>dWNl6vztQZiikpjaV61K8Q</text:p>
          </table:table-cell>
          <table:table-cell office:value-type="string">
            <text:p>Xt4</text:p>
          </table:table-cell>
          <table:table-cell office:value-type="string">
            <text:p>a4SKiEpE8tWxPptWvXNU</text:p>
          </table:table-cell>
          <table:table-cell/>
          <table:table-cell office:value-type="float" office:value="1">
            <text:p>1</text:p>
          </table:table-cell>
        </table:table-row>
        <table:table-row>
          <table:table-cell office:value-type="string">
            <text:p>2YSXIqESQgunTih68Amk5w</text:p>
          </table:table-cell>
          <table:table-cell office:value-type="string">
            <text:p>UFdDrf3fSeC2tm3pY19Jmw</text:p>
          </table:table-cell>
          <table:table-cell office:value-type="string">
            <text:p>Y04k</text:p>
          </table:table-cell>
          <table:table-cell office:value-type="string">
            <text:p>YytMRmEEFc5bFdo6vPMA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pGrTI-GpSyWqllIJ4IoyyA</text:p>
          </table:table-cell>
          <table:table-cell office:value-type="string">
            <text:p>gOy.XyM4TOaqySzuE0jJDg</text:p>
          </table:table-cell>
          <table:table-cell office:value-type="string">
            <text:p>Y001</text:p>
          </table:table-cell>
          <table:table-cell office:value-type="string">
            <text:p>a4SKiEpE8tWxPptWvXNU</text:p>
          </table:table-cell>
          <table:table-cell/>
          <table:table-cell office:value-type="float" office:value="-12">
            <text:p>-12</text:p>
          </table:table-cell>
        </table:table-row>
        <table:table-row>
          <table:table-cell office:value-type="string">
            <text:p>BqTbSTd0TRKs-gWHW5gFuQ</text:p>
          </table:table-cell>
          <table:table-cell office:value-type="string">
            <text:p>a-tjoVILQqublnaS9nDkXw</text:p>
          </table:table-cell>
          <table:table-cell office:value-type="string">
            <text:p>Y03e</text:p>
          </table:table-cell>
          <table:table-cell office:value-type="string">
            <text:p>rkzvcxQz6y4cbEG9Ja88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avWap235TfOCSX-GDBJo6Q</text:p>
          </table:table-cell>
          <table:table-cell office:value-type="string">
            <text:p>gXj3vWE6R4iYmmuq8cAVqQ</text:p>
          </table:table-cell>
          <table:table-cell office:value-type="string">
            <text:p>XxL</text:p>
          </table:table-cell>
          <table:table-cell office:value-type="string">
            <text:p>XWE9ZQ4F8xKPAxTgtrWX</text:p>
          </table:table-cell>
          <table:table-cell/>
          <table:table-cell office:value-type="float" office:value="-96">
            <text:p>-96</text:p>
          </table:table-cell>
        </table:table-row>
        <table:table-row>
          <table:table-cell office:value-type="string">
            <text:p>gvchTo71QzS0G24-qpVZ2g</text:p>
          </table:table-cell>
          <table:table-cell office:value-type="string">
            <text:p>Ht7NVkfkQQSIw9DyV6pqHw</text:p>
          </table:table-cell>
          <table:table-cell office:value-type="string">
            <text:p>Y00z</text:p>
          </table:table-cell>
          <table:table-cell office:value-type="string">
            <text:p>a4SKiEpE8tWxPptWvXNU</text:p>
          </table:table-cell>
          <table:table-cell/>
          <table:table-cell office:value-type="float" office:value="-63">
            <text:p>-63</text:p>
          </table:table-cell>
        </table:table-row>
        <table:table-row>
          <table:table-cell office:value-type="string">
            <text:p>FA6b7r6pTD2cOxwt-5MmmA</text:p>
          </table:table-cell>
          <table:table-cell office:value-type="string">
            <text:p>oAuZ93pcR6ODefO2a8x-SQ</text:p>
          </table:table-cell>
          <table:table-cell office:value-type="string">
            <text:p>Xvs</text:p>
          </table:table-cell>
          <table:table-cell office:value-type="string">
            <text:p>TDyewdoZ6LIAsKTLfYUG</text:p>
          </table:table-cell>
          <table:table-cell/>
          <table:table-cell office:value-type="float" office:value="19">
            <text:p>19</text:p>
          </table:table-cell>
        </table:table-row>
        <table:table-row>
          <table:table-cell office:value-type="string">
            <text:p>sYXNsTk.S5KKN2UemwfoTA</text:p>
          </table:table-cell>
          <table:table-cell office:value-type="string">
            <text:p>1Ml-8iA5QvKnSQyn0n6xiQ</text:p>
          </table:table-cell>
          <table:table-cell office:value-type="string">
            <text:p>Y065</text:p>
          </table:table-cell>
          <table:table-cell office:value-type="string">
            <text:p>a4SKiEpE8tWxPptWvXNU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IvQc7G26Tqi0PRxlVB5c6Q</text:p>
          </table:table-cell>
          <table:table-cell office:value-type="string">
            <text:p>s-iiFfjRQCa0bm-Ebk34-g</text:p>
          </table:table-cell>
          <table:table-cell office:value-type="string">
            <text:p>Xrg</text:p>
          </table:table-cell>
          <table:table-cell office:value-type="string">
            <text:p>rkzvcxQz6y4cbEG9Ja88</text:p>
          </table:table-cell>
          <table:table-cell/>
          <table:table-cell office:value-type="float" office:value="9">
            <text:p>9</text:p>
          </table:table-cell>
        </table:table-row>
        <table:table-row>
          <table:table-cell office:value-type="string">
            <text:p>6DSBlyrNsTMCjMGF1zTr</text:p>
          </table:table-cell>
          <table:table-cell office:value-type="string">
            <text:p>A5WhkhRhnxtHq5i07ndv</text:p>
          </table:table-cell>
          <table:table-cell office:value-type="string">
            <text:p>Y06o</text:p>
          </table:table-cell>
          <table:table-cell office:value-type="string">
            <text:p>IQbIh7IOspmrmIHHDnfQ</text:p>
          </table:table-cell>
          <table:table-cell/>
          <table:table-cell office:value-type="float" office:value="-60">
            <text:p>-60</text:p>
          </table:table-cell>
        </table:table-row>
        <table:table-row>
          <table:table-cell office:value-type="string">
            <text:p>YywP7F7GSxW4ruA3Kou8mQ</text:p>
          </table:table-cell>
          <table:table-cell office:value-type="string">
            <text:p>y9-hVpR9QT-YqcNDOweEaw</text:p>
          </table:table-cell>
          <table:table-cell office:value-type="string">
            <text:p>XvX</text:p>
          </table:table-cell>
          <table:table-cell office:value-type="string">
            <text:p>IQbIh7IOspmrmIHHDnfQ</text:p>
          </table:table-cell>
          <table:table-cell/>
          <table:table-cell office:value-type="float" office:value="19">
            <text:p>19</text:p>
          </table:table-cell>
        </table:table-row>
        <table:table-row>
          <table:table-cell office:value-type="string">
            <text:p>Jm25hSTPRQ2Kn0bbjPqHgw</text:p>
          </table:table-cell>
          <table:table-cell office:value-type="string">
            <text:p>7Ut.0xhSRVmjQXoC58HfDw</text:p>
          </table:table-cell>
          <table:table-cell office:value-type="string">
            <text:p>Xs1</text:p>
          </table:table-cell>
          <table:table-cell office:value-type="string">
            <text:p>qMStshNBGyuEfGxDTzHD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e1Q4AvZOR6eMYCZhkxLkxg</text:p>
          </table:table-cell>
          <table:table-cell office:value-type="string">
            <text:p>a-sBdzQ8UToOvqJQ2z54bJA</text:p>
          </table:table-cell>
          <table:table-cell office:value-type="string">
            <text:p>Y00p</text:p>
          </table:table-cell>
          <table:table-cell office:value-type="string">
            <text:p>YytMRmEEFc5bFdo6vPMA</text:p>
          </table:table-cell>
          <table:table-cell/>
          <table:table-cell office:value-type="float" office:value="-74">
            <text:p>-74</text:p>
          </table:table-cell>
        </table:table-row>
        <table:table-row>
          <table:table-cell office:value-type="string">
            <text:p>bow6-qWmS.OMAqmUH.3XWQ</text:p>
          </table:table-cell>
          <table:table-cell office:value-type="string">
            <text:p>Q2uY3BWJTQehgJNrzw7Tiw</text:p>
          </table:table-cell>
          <table:table-cell office:value-type="string">
            <text:p>Xw6</text:p>
          </table:table-cell>
          <table:table-cell office:value-type="string">
            <text:p>qMStshNBGyuEfGxDTzHD</text:p>
          </table:table-cell>
          <table:table-cell/>
          <table:table-cell office:value-type="float" office:value="-25">
            <text:p>-25</text:p>
          </table:table-cell>
        </table:table-row>
        <table:table-row>
          <table:table-cell office:value-type="string">
            <text:p>a-6dtb83KSNSqRIUos8fU-A</text:p>
          </table:table-cell>
          <table:table-cell office:value-type="string">
            <text:p>8g9OjoJORMWnLt.86TVGzg</text:p>
          </table:table-cell>
          <table:table-cell office:value-type="string">
            <text:p>Y069</text:p>
          </table:table-cell>
          <table:table-cell office:value-type="string">
            <text:p>rkzvcxQz6y4cbEG9Ja88</text:p>
          </table:table-cell>
          <table:table-cell/>
          <table:table-cell office:value-type="float" office:value="-21">
            <text:p>-21</text:p>
          </table:table-cell>
        </table:table-row>
        <table:table-row>
          <table:table-cell office:value-type="string">
            <text:p>qScQDiBMQcydBAPBigaLvw</text:p>
          </table:table-cell>
          <table:table-cell office:value-type="string">
            <text:p>5MUj1G.IRrKQjq0lTOD6-Q</text:p>
          </table:table-cell>
          <table:table-cell office:value-type="string">
            <text:p>Y04Y</text:p>
          </table:table-cell>
          <table:table-cell office:value-type="string">
            <text:p>rkzvcxQz6y4cbEG9Ja88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VUDTzWXBAUkITkQ4z9qA</text:p>
          </table:table-cell>
          <table:table-cell office:value-type="string">
            <text:p>CZqosMSsxJkAaG4dpC3X</text:p>
          </table:table-cell>
          <table:table-cell office:value-type="string">
            <text:p>Y06v</text:p>
          </table:table-cell>
          <table:table-cell office:value-type="string">
            <text:p>bqlxMT63OrpmLySa7nix</text:p>
          </table:table-cell>
          <table:table-cell/>
          <table:table-cell office:value-type="float" office:value="-90">
            <text:p>-90</text:p>
          </table:table-cell>
        </table:table-row>
        <table:table-row>
          <table:table-cell office:value-type="string">
            <text:p>YEJofJJa8V7AVWwg1rWU</text:p>
          </table:table-cell>
          <table:table-cell office:value-type="string">
            <text:p>Ni2IaViqTlIIyZEDgQpY</text:p>
          </table:table-cell>
          <table:table-cell office:value-type="string">
            <text:p>Y07D</text:p>
          </table:table-cell>
          <table:table-cell office:value-type="string">
            <text:p>qMStshNBGyuEfGxDTzHD</text:p>
          </table:table-cell>
          <table:table-cell/>
          <table:table-cell office:value-type="float" office:value="75">
            <text:p>75</text:p>
          </table:table-cell>
        </table:table-row>
        <table:table-row>
          <table:table-cell office:value-type="string">
            <text:p>axYDAW66ROK4Luiws44K1w</text:p>
          </table:table-cell>
          <table:table-cell office:value-type="string">
            <text:p>0ITYq3qlSnioBJL7SF0m2A</text:p>
          </table:table-cell>
          <table:table-cell office:value-type="string">
            <text:p>Y03L</text:p>
          </table:table-cell>
          <table:table-cell office:value-type="string">
            <text:p>qMStshNBGyuEfGxDTzHD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sCeDeAYZTcimSZTrCA5URQ</text:p>
          </table:table-cell>
          <table:table-cell office:value-type="string">
            <text:p>yeuTsUNNQHCOWqtN.xk3mg</text:p>
          </table:table-cell>
          <table:table-cell office:value-type="string">
            <text:p>XsK</text:p>
          </table:table-cell>
          <table:table-cell office:value-type="string">
            <text:p>qMStshNBGyuEfGxDTzHD</text:p>
          </table:table-cell>
          <table:table-cell/>
          <table:table-cell office:value-type="float" office:value="333">
            <text:p>333</text:p>
          </table:table-cell>
        </table:table-row>
        <table:table-row>
          <table:table-cell office:value-type="string">
            <text:p>o4ODx9d-ROGyAJHZ6X1tpA</text:p>
          </table:table-cell>
          <table:table-cell office:value-type="string">
            <text:p>6y3yV7qaQCOz7yTL2-PyQA</text:p>
          </table:table-cell>
          <table:table-cell office:value-type="string">
            <text:p>Xzz</text:p>
          </table:table-cell>
          <table:table-cell office:value-type="string">
            <text:p>XWE9ZQ4F8xKPAxTgtrWX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G6NQlvAfTzaEcug8KfQ0tw</text:p>
          </table:table-cell>
          <table:table-cell office:value-type="string">
            <text:p>fDK4Z5BuSpyU8bDNJXalTw</text:p>
          </table:table-cell>
          <table:table-cell office:value-type="string">
            <text:p>Y045</text:p>
          </table:table-cell>
          <table:table-cell office:value-type="string">
            <text:p>qMStshNBGyuEfGxDTzHD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e-nyTN08TXCM59KY6gJ2Fg</text:p>
          </table:table-cell>
          <table:table-cell office:value-type="string">
            <text:p>A2MlO2hdTyy1.-I-P0ixbg</text:p>
          </table:table-cell>
          <table:table-cell office:value-type="string">
            <text:p>XwE</text:p>
          </table:table-cell>
          <table:table-cell office:value-type="string">
            <text:p>YytMRmEEFc5bFdo6vPMA</text:p>
          </table:table-cell>
          <table:table-cell/>
          <table:table-cell office:value-type="float" office:value="39">
            <text:p>39</text:p>
          </table:table-cell>
        </table:table-row>
        <table:table-row>
          <table:table-cell office:value-type="string">
            <text:p>qlx30HWPRxys66UQQNg.UA</text:p>
          </table:table-cell>
          <table:table-cell office:value-type="string">
            <text:p>Hn396ydKSoON.0L5KdJcyg</text:p>
          </table:table-cell>
          <table:table-cell office:value-type="string">
            <text:p>XyC</text:p>
          </table:table-cell>
          <table:table-cell office:value-type="string">
            <text:p>YytMRmEEFc5bFdo6vPMA</text:p>
          </table:table-cell>
          <table:table-cell/>
          <table:table-cell office:value-type="float" office:value="35">
            <text:p>35</text:p>
          </table:table-cell>
        </table:table-row>
        <table:table-row>
          <table:table-cell office:value-type="string">
            <text:p>p7BvsckSSxylqszKTsfu-Q</text:p>
          </table:table-cell>
          <table:table-cell office:value-type="string">
            <text:p>iIy8MdaUSBGaASG6QOKHAg</text:p>
          </table:table-cell>
          <table:table-cell office:value-type="string">
            <text:p>Y00P</text:p>
          </table:table-cell>
          <table:table-cell office:value-type="string">
            <text:p>qMStshNBGyuEfGxDTzHD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Ahrylc8AT-mU4sml76Jy9w</text:p>
          </table:table-cell>
          <table:table-cell office:value-type="string">
            <text:p>Ab.C8XYMQuux29JW40WvWw</text:p>
          </table:table-cell>
          <table:table-cell office:value-type="string">
            <text:p>XyH</text:p>
          </table:table-cell>
          <table:table-cell office:value-type="string">
            <text:p>qMStshNBGyuEfGxDTzHD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HGymoY7PSEKvoHh7Ke84fw</text:p>
          </table:table-cell>
          <table:table-cell office:value-type="string">
            <text:p>fCyrItJcR5245fTKUCdfYw</text:p>
          </table:table-cell>
          <table:table-cell office:value-type="string">
            <text:p>Xse</text:p>
          </table:table-cell>
          <table:table-cell office:value-type="string">
            <text:p>qMStshNBGyuEfGxDTzHD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CMjupQjAQASehvwn3SyPcg</text:p>
          </table:table-cell>
          <table:table-cell office:value-type="string">
            <text:p>Q1Lbi8t5Qr-zVNx0C7bWew</text:p>
          </table:table-cell>
          <table:table-cell office:value-type="string">
            <text:p>Xyp</text:p>
          </table:table-cell>
          <table:table-cell office:value-type="string">
            <text:p>XWE9ZQ4F8xKPAxTgtrWX</text:p>
          </table:table-cell>
          <table:table-cell/>
          <table:table-cell office:value-type="float" office:value="-23">
            <text:p>-23</text:p>
          </table:table-cell>
        </table:table-row>
        <table:table-row>
          <table:table-cell office:value-type="string">
            <text:p>Qmg-IgluSAetUnfkiZZzWQ</text:p>
          </table:table-cell>
          <table:table-cell office:value-type="string">
            <text:p>D5hGbSz-R0mLA4dBSQEh4w</text:p>
          </table:table-cell>
          <table:table-cell office:value-type="string">
            <text:p>Y04V</text:p>
          </table:table-cell>
          <table:table-cell office:value-type="string">
            <text:p>qMStshNBGyuEfGxDTzHD</text:p>
          </table:table-cell>
          <table:table-cell/>
          <table:table-cell office:value-type="float" office:value="-26">
            <text:p>-26</text:p>
          </table:table-cell>
        </table:table-row>
        <table:table-row>
          <table:table-cell office:value-type="string">
            <text:p>LARyaV5gSPOyUGotPOr0GQ</text:p>
          </table:table-cell>
          <table:table-cell office:value-type="string">
            <text:p>8g9OjoJORMWnLt.86TVGzg</text:p>
          </table:table-cell>
          <table:table-cell office:value-type="string">
            <text:p>Y068</text:p>
          </table:table-cell>
          <table:table-cell office:value-type="string">
            <text:p>bqlxMT63OrpmLySa7nix</text:p>
          </table:table-cell>
          <table:table-cell/>
          <table:table-cell office:value-type="float" office:value="42">
            <text:p>42</text:p>
          </table:table-cell>
        </table:table-row>
        <table:table-row>
          <table:table-cell office:value-type="string">
            <text:p>vb4Zkwx9uaVziYMK4b1e</text:p>
          </table:table-cell>
          <table:table-cell office:value-type="string">
            <text:p>sp-KRUWSQLmkxnTqRMxXBg</text:p>
          </table:table-cell>
          <table:table-cell office:value-type="string">
            <text:p>Y08G</text:p>
          </table:table-cell>
          <table:table-cell office:value-type="string">
            <text:p>rkzvcxQz6y4cbEG9Ja88</text:p>
          </table:table-cell>
          <table:table-cell office:value-type="float" office:value="61">
            <text:p>61</text:p>
          </table:table-cell>
          <table:table-cell/>
        </table:table-row>
        <table:table-row>
          <table:table-cell office:value-type="string">
            <text:p>th5lrWOESnazc.CsA4H7Lg</text:p>
          </table:table-cell>
          <table:table-cell office:value-type="string">
            <text:p>AxzYn8kzQCSIEi.3ET.Hdw</text:p>
          </table:table-cell>
          <table:table-cell office:value-type="string">
            <text:p>Y01a</text:p>
          </table:table-cell>
          <table:table-cell office:value-type="string">
            <text:p>rkzvcxQz6y4cbEG9Ja88</text:p>
          </table:table-cell>
          <table:table-cell/>
          <table:table-cell office:value-type="float" office:value="21">
            <text:p>21</text:p>
          </table:table-cell>
        </table:table-row>
        <table:table-row>
          <table:table-cell office:value-type="string">
            <text:p>90vCd-VIQ9OVpflx9pFo.w</text:p>
          </table:table-cell>
          <table:table-cell office:value-type="string">
            <text:p>8Xtf6y-iQie16O7lqNiOOQ</text:p>
          </table:table-cell>
          <table:table-cell office:value-type="string">
            <text:p>Y00b</text:p>
          </table:table-cell>
          <table:table-cell office:value-type="string">
            <text:p>rkzvcxQz6y4cbEG9Ja88</text:p>
          </table:table-cell>
          <table:table-cell/>
          <table:table-cell office:value-type="float" office:value="60">
            <text:p>60</text:p>
          </table:table-cell>
        </table:table-row>
        <table:table-row>
          <table:table-cell office:value-type="string">
            <text:p>6rHppjs5S9Ou8xmDmr3OGQ</text:p>
          </table:table-cell>
          <table:table-cell office:value-type="string">
            <text:p>sNartJ7tRj2Z5Ur-KZMRag</text:p>
          </table:table-cell>
          <table:table-cell office:value-type="string">
            <text:p>Xx1</text:p>
          </table:table-cell>
          <table:table-cell office:value-type="string">
            <text:p>tnaFbk6bp7z1qFHbcgBN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hasnfjNoQeOLWnQbpXP4kA</text:p>
          </table:table-cell>
          <table:table-cell office:value-type="string">
            <text:p>qvghp24aTiSVj1CY2tabKA</text:p>
          </table:table-cell>
          <table:table-cell office:value-type="string">
            <text:p>Y00J</text:p>
          </table:table-cell>
          <table:table-cell office:value-type="string">
            <text:p>YytMRmEEFc5bFdo6vPMA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QFQ3QbGfSzOYg8C0SuyR5g</text:p>
          </table:table-cell>
          <table:table-cell office:value-type="string">
            <text:p>jaTzZZpPQcKMM0XOmzFU7w</text:p>
          </table:table-cell>
          <table:table-cell office:value-type="string">
            <text:p>Y04T</text:p>
          </table:table-cell>
          <table:table-cell office:value-type="string">
            <text:p>YytMRmEEFc5bFdo6vPMA</text:p>
          </table:table-cell>
          <table:table-cell/>
          <table:table-cell office:value-type="float" office:value="1">
            <text:p>1</text:p>
          </table:table-cell>
        </table:table-row>
        <table:table-row>
          <table:table-cell office:value-type="string">
            <text:p>6-9aE1bUQEGmYG8IcocxKQ</text:p>
          </table:table-cell>
          <table:table-cell office:value-type="string">
            <text:p>kZPrIpe8Qfal6QdyHCylXg</text:p>
          </table:table-cell>
          <table:table-cell office:value-type="string">
            <text:p>XwI</text:p>
          </table:table-cell>
          <table:table-cell office:value-type="string">
            <text:p>YytMRmEEFc5bFdo6vPMA</text:p>
          </table:table-cell>
          <table:table-cell/>
          <table:table-cell office:value-type="float" office:value="26">
            <text:p>26</text:p>
          </table:table-cell>
        </table:table-row>
        <table:table-row>
          <table:table-cell office:value-type="string">
            <text:p>KEV5M82iQu-mVWnYDaYEFg</text:p>
          </table:table-cell>
          <table:table-cell office:value-type="string">
            <text:p>AxzYn8kzQCSIEi.3ET.Hdw</text:p>
          </table:table-cell>
          <table:table-cell office:value-type="string">
            <text:p>Y01c</text:p>
          </table:table-cell>
          <table:table-cell office:value-type="string">
            <text:p>YytMRmEEFc5bFdo6vPMA</text:p>
          </table:table-cell>
          <table:table-cell/>
          <table:table-cell office:value-type="float" office:value="-35">
            <text:p>-35</text:p>
          </table:table-cell>
        </table:table-row>
        <table:table-row>
          <table:table-cell office:value-type="string">
            <text:p>ffZZ2SuASeujoJwhm5BXuA</text:p>
          </table:table-cell>
          <table:table-cell office:value-type="string">
            <text:p>Ck.vIyE1QgSZyM3y.53kdQ</text:p>
          </table:table-cell>
          <table:table-cell office:value-type="string">
            <text:p>XzS</text:p>
          </table:table-cell>
          <table:table-cell office:value-type="string">
            <text:p>qMStshNBGyuEfGxDTzHD</text:p>
          </table:table-cell>
          <table:table-cell/>
          <table:table-cell office:value-type="float" office:value="-14">
            <text:p>-14</text:p>
          </table:table-cell>
        </table:table-row>
        <table:table-row>
          <table:table-cell office:value-type="string">
            <text:p>y7HnWLXMSuWvvFrAwsvrow</text:p>
          </table:table-cell>
          <table:table-cell office:value-type="string">
            <text:p>vH8P9IOqT7GT8GF3uA657Q</text:p>
          </table:table-cell>
          <table:table-cell office:value-type="string">
            <text:p>Xvj</text:p>
          </table:table-cell>
          <table:table-cell office:value-type="string">
            <text:p>bqlxMT63OrpmLySa7nix</text:p>
          </table:table-cell>
          <table:table-cell/>
          <table:table-cell office:value-type="float" office:value="51">
            <text:p>51</text:p>
          </table:table-cell>
        </table:table-row>
        <table:table-row>
          <table:table-cell office:value-type="string">
            <text:p>2ypv.GURTJOONYqb77jIXg</text:p>
          </table:table-cell>
          <table:table-cell office:value-type="string">
            <text:p>56zirr77QXKSxHkO9wgd9Q</text:p>
          </table:table-cell>
          <table:table-cell office:value-type="string">
            <text:p>Xwd</text:p>
          </table:table-cell>
          <table:table-cell office:value-type="string">
            <text:p>rkzvcxQz6y4cbEG9Ja88</text:p>
          </table:table-cell>
          <table:table-cell/>
          <table:table-cell office:value-type="float" office:value="26">
            <text:p>26</text:p>
          </table:table-cell>
        </table:table-row>
        <table:table-row>
          <table:table-cell office:value-type="string">
            <text:p>CS3HU553TMm-sue7H13Kdg</text:p>
          </table:table-cell>
          <table:table-cell office:value-type="string">
            <text:p>IA.ecay2ReqSUIOu0de7VQ</text:p>
          </table:table-cell>
          <table:table-cell office:value-type="string">
            <text:p>XtI</text:p>
          </table:table-cell>
          <table:table-cell office:value-type="string">
            <text:p>a4SKiEpE8tWxPptWvXNU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1b3Wm2guQZCeWOu3QLhoDw</text:p>
          </table:table-cell>
          <table:table-cell office:value-type="string">
            <text:p>tns9NRCOSOOKWu1rt7BFxA</text:p>
          </table:table-cell>
          <table:table-cell office:value-type="string">
            <text:p>Y06C</text:p>
          </table:table-cell>
          <table:table-cell office:value-type="string">
            <text:p>YytMRmEEFc5bFdo6vPMA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fI7v20pdSZ2leJW06L2dQg</text:p>
          </table:table-cell>
          <table:table-cell office:value-type="string">
            <text:p>6zAMvnNiTrGYx4p.KedMWw</text:p>
          </table:table-cell>
          <table:table-cell office:value-type="string">
            <text:p>XzB</text:p>
          </table:table-cell>
          <table:table-cell office:value-type="string">
            <text:p>qMStshNBGyuEfGxDTzHD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ovYxEEmgTNiCHHagVYbTHA</text:p>
          </table:table-cell>
          <table:table-cell office:value-type="string">
            <text:p>O-vpbZ9pSYWsZuvi2Egl9w</text:p>
          </table:table-cell>
          <table:table-cell office:value-type="string">
            <text:p>Xvo</text:p>
          </table:table-cell>
          <table:table-cell office:value-type="string">
            <text:p>qMStshNBGyuEfGxDTzHD</text:p>
          </table:table-cell>
          <table:table-cell/>
          <table:table-cell office:value-type="float" office:value="-18">
            <text:p>-18</text:p>
          </table:table-cell>
        </table:table-row>
        <table:table-row>
          <table:table-cell office:value-type="string">
            <text:p>XDwfpacAQFiZywLlwhGjlA</text:p>
          </table:table-cell>
          <table:table-cell office:value-type="string">
            <text:p>sf1ODybURNGWUvmyIsx3-A</text:p>
          </table:table-cell>
          <table:table-cell office:value-type="string">
            <text:p>XrY</text:p>
          </table:table-cell>
          <table:table-cell office:value-type="string">
            <text:p>bqlxMT63OrpmLySa7nix</text:p>
          </table:table-cell>
          <table:table-cell/>
          <table:table-cell office:value-type="float" office:value="-27">
            <text:p>-27</text:p>
          </table:table-cell>
        </table:table-row>
        <table:table-row>
          <table:table-cell office:value-type="string">
            <text:p>cw.MAfcZQU-3zKcMl5R4OA</text:p>
          </table:table-cell>
          <table:table-cell office:value-type="string">
            <text:p>93l86t5nSdSiiuVDWTeX2g</text:p>
          </table:table-cell>
          <table:table-cell office:value-type="string">
            <text:p>Y01y</text:p>
          </table:table-cell>
          <table:table-cell office:value-type="string">
            <text:p>YytMRmEEFc5bFdo6vPMA</text:p>
          </table:table-cell>
          <table:table-cell/>
          <table:table-cell office:value-type="float" office:value="51">
            <text:p>51</text:p>
          </table:table-cell>
        </table:table-row>
        <table:table-row>
          <table:table-cell office:value-type="string">
            <text:p>RLYrzNQcSn-UaPnZtRsjlQ</text:p>
          </table:table-cell>
          <table:table-cell office:value-type="string">
            <text:p>h1wlOvgCSOWCV1e.WMaIDQ</text:p>
          </table:table-cell>
          <table:table-cell office:value-type="string">
            <text:p>XrL</text:p>
          </table:table-cell>
          <table:table-cell office:value-type="string">
            <text:p>a4SKiEpE8tWxPptWvXNU</text:p>
          </table:table-cell>
          <table:table-cell/>
          <table:table-cell office:value-type="float" office:value="-23">
            <text:p>-23</text:p>
          </table:table-cell>
        </table:table-row>
        <table:table-row>
          <table:table-cell office:value-type="string">
            <text:p>NG7lTF2xSUCT7VIUmQ7iQA</text:p>
          </table:table-cell>
          <table:table-cell office:value-type="string">
            <text:p>QemlciGOSW2X.lNNTPQdeQ</text:p>
          </table:table-cell>
          <table:table-cell office:value-type="string">
            <text:p>Y02u</text:p>
          </table:table-cell>
          <table:table-cell office:value-type="string">
            <text:p>YytMRmEEFc5bFdo6vPMA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6UGYulVWQLWvDOAoI68Ocw</text:p>
          </table:table-cell>
          <table:table-cell office:value-type="string">
            <text:p>NFLJijL7SPWp0bo9LUyqlA</text:p>
          </table:table-cell>
          <table:table-cell office:value-type="string">
            <text:p>Xuu</text:p>
          </table:table-cell>
          <table:table-cell office:value-type="string">
            <text:p>qMStshNBGyuEfGxDTzHD</text:p>
          </table:table-cell>
          <table:table-cell/>
          <table:table-cell office:value-type="float" office:value="29">
            <text:p>29</text:p>
          </table:table-cell>
        </table:table-row>
        <table:table-row>
          <table:table-cell office:value-type="string">
            <text:p>oV8jAHruQIi-.BtcQYx5zQ</text:p>
          </table:table-cell>
          <table:table-cell office:value-type="string">
            <text:p>a-QwlgSEcTfivibUuaZaB-Q</text:p>
          </table:table-cell>
          <table:table-cell office:value-type="string">
            <text:p>Xr8</text:p>
          </table:table-cell>
          <table:table-cell office:value-type="string">
            <text:p>rkzvcxQz6y4cbEG9Ja88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DopoHgHaSXyHC8lFgEmSiA</text:p>
          </table:table-cell>
          <table:table-cell office:value-type="string">
            <text:p>dPYCDZ-gRMWMzeiMKsxB2g</text:p>
          </table:table-cell>
          <table:table-cell office:value-type="string">
            <text:p>XvZ</text:p>
          </table:table-cell>
          <table:table-cell office:value-type="string">
            <text:p>rkzvcxQz6y4cbEG9Ja88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a2swufnZSW6oiYIWTRJfHw</text:p>
          </table:table-cell>
          <table:table-cell office:value-type="string">
            <text:p>LfNLGwP.TIe4DixdKEn8XA</text:p>
          </table:table-cell>
          <table:table-cell office:value-type="string">
            <text:p>Y034</text:p>
          </table:table-cell>
          <table:table-cell office:value-type="string">
            <text:p>IQbIh7IOspmrmIHHDnfQ</text:p>
          </table:table-cell>
          <table:table-cell/>
          <table:table-cell office:value-type="float" office:value="12">
            <text:p>12</text:p>
          </table:table-cell>
        </table:table-row>
        <table:table-row>
          <table:table-cell office:value-type="string">
            <text:p>yHMipkacTUWHnhwSOiMP2Q</text:p>
          </table:table-cell>
          <table:table-cell office:value-type="string">
            <text:p>U9-PSXJLR0KX3WZG0.UW7Q</text:p>
          </table:table-cell>
          <table:table-cell office:value-type="string">
            <text:p>XwK</text:p>
          </table:table-cell>
          <table:table-cell office:value-type="string">
            <text:p>rkzvcxQz6y4cbEG9Ja88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jE7npIrvTkuRUtglDLjN8Q</text:p>
          </table:table-cell>
          <table:table-cell office:value-type="string">
            <text:p>Q1Lbi8t5Qr-zVNx0C7bWew</text:p>
          </table:table-cell>
          <table:table-cell office:value-type="string">
            <text:p>Xyo</text:p>
          </table:table-cell>
          <table:table-cell office:value-type="string">
            <text:p>qMStshNBGyuEfGxDTzHD</text:p>
          </table:table-cell>
          <table:table-cell/>
          <table:table-cell office:value-type="float" office:value="23">
            <text:p>23</text:p>
          </table:table-cell>
        </table:table-row>
        <table:table-row>
          <table:table-cell office:value-type="string">
            <text:p>zFa.j4UbRL-DQq4lhrJ7eQ</text:p>
          </table:table-cell>
          <table:table-cell office:value-type="string">
            <text:p>ltFUIkvvSpa.XfVp9bxT1g</text:p>
          </table:table-cell>
          <table:table-cell office:value-type="string">
            <text:p>XzQ</text:p>
          </table:table-cell>
          <table:table-cell office:value-type="string">
            <text:p>qMStshNBGyuEfGxDTzHD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nFCcgL66QSWXhhOny2X5Ew</text:p>
          </table:table-cell>
          <table:table-cell office:value-type="string">
            <text:p>a.1qZluChTQiBD9yqqu7xmg</text:p>
          </table:table-cell>
          <table:table-cell office:value-type="string">
            <text:p>Xxh</text:p>
          </table:table-cell>
          <table:table-cell office:value-type="string">
            <text:p>a4SKiEpE8tWxPptWvXNU</text:p>
          </table:table-cell>
          <table:table-cell/>
          <table:table-cell office:value-type="float" office:value="60">
            <text:p>60</text:p>
          </table:table-cell>
        </table:table-row>
        <table:table-row>
          <table:table-cell office:value-type="string">
            <text:p>zMnNnx5MS9W7G6NxWJr5Yg</text:p>
          </table:table-cell>
          <table:table-cell office:value-type="string">
            <text:p>MBqT1jy8QtKu1e.93.hktw</text:p>
          </table:table-cell>
          <table:table-cell office:value-type="string">
            <text:p>Xs4</text:p>
          </table:table-cell>
          <table:table-cell office:value-type="string">
            <text:p>qMStshNBGyuEfGxDTzHD</text:p>
          </table:table-cell>
          <table:table-cell/>
          <table:table-cell office:value-type="float" office:value="-14">
            <text:p>-14</text:p>
          </table:table-cell>
        </table:table-row>
        <table:table-row>
          <table:table-cell office:value-type="string">
            <text:p>agA2YatBTrSMbmnz9uo7xA</text:p>
          </table:table-cell>
          <table:table-cell office:value-type="string">
            <text:p>uagB-LljRiCi6HEGAyiLxg</text:p>
          </table:table-cell>
          <table:table-cell office:value-type="string">
            <text:p>Y017</text:p>
          </table:table-cell>
          <table:table-cell office:value-type="string">
            <text:p>qMStshNBGyuEfGxDTzHD</text:p>
          </table:table-cell>
          <table:table-cell/>
          <table:table-cell office:value-type="float" office:value="22">
            <text:p>22</text:p>
          </table:table-cell>
        </table:table-row>
        <table:table-row>
          <table:table-cell office:value-type="string">
            <text:p>SBGPduTHSbe5FSXxOkZTag</text:p>
          </table:table-cell>
          <table:table-cell office:value-type="string">
            <text:p>LVpw6d0GTOaTjb9MkrjQGg</text:p>
          </table:table-cell>
          <table:table-cell office:value-type="string">
            <text:p>XzM</text:p>
          </table:table-cell>
          <table:table-cell office:value-type="string">
            <text:p>rkzvcxQz6y4cbEG9Ja88</text:p>
          </table:table-cell>
          <table:table-cell/>
          <table:table-cell office:value-type="float" office:value="48">
            <text:p>48</text:p>
          </table:table-cell>
        </table:table-row>
        <table:table-row>
          <table:table-cell office:value-type="string">
            <text:p>XDEmraPKQHmC2qgbRV9DeQ</text:p>
          </table:table-cell>
          <table:table-cell office:value-type="string">
            <text:p>yUJ4GK2nRQOuNZGdU9qmQw</text:p>
          </table:table-cell>
          <table:table-cell office:value-type="string">
            <text:p>Xzg</text:p>
          </table:table-cell>
          <table:table-cell office:value-type="string">
            <text:p>rkzvcxQz6y4cbEG9Ja88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9O-T9qwIQ1qaXhX2SXK4sA</text:p>
          </table:table-cell>
          <table:table-cell office:value-type="string">
            <text:p>Y4uhDRCeSHOOlA91stwa2w</text:p>
          </table:table-cell>
          <table:table-cell office:value-type="string">
            <text:p>Xtq</text:p>
          </table:table-cell>
          <table:table-cell office:value-type="string">
            <text:p>qMStshNBGyuEfGxDTzHD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6b3rn1PmSHOV00ummy.NIA</text:p>
          </table:table-cell>
          <table:table-cell office:value-type="string">
            <text:p>ak8q3yOTRGGJtSSD33Nfag</text:p>
          </table:table-cell>
          <table:table-cell office:value-type="string">
            <text:p>Y01s</text:p>
          </table:table-cell>
          <table:table-cell office:value-type="string">
            <text:p>TDyewdoZ6LIAsKTLfYUG</text:p>
          </table:table-cell>
          <table:table-cell/>
          <table:table-cell office:value-type="float" office:value="35">
            <text:p>35</text:p>
          </table:table-cell>
        </table:table-row>
        <table:table-row>
          <table:table-cell office:value-type="string">
            <text:p>jM2RQ-PZRfKKlIxpeCHkgQ</text:p>
          </table:table-cell>
          <table:table-cell office:value-type="string">
            <text:p>a-GB5lqqJTNCXPkgfNiihOg</text:p>
          </table:table-cell>
          <table:table-cell office:value-type="string">
            <text:p>Xv9</text:p>
          </table:table-cell>
          <table:table-cell office:value-type="string">
            <text:p>rkzvcxQz6y4cbEG9Ja88</text:p>
          </table:table-cell>
          <table:table-cell/>
          <table:table-cell office:value-type="float" office:value="35">
            <text:p>35</text:p>
          </table:table-cell>
        </table:table-row>
        <table:table-row>
          <table:table-cell office:value-type="string">
            <text:p>9EN1kUfMQ56cWKwS.idR1g</text:p>
          </table:table-cell>
          <table:table-cell office:value-type="string">
            <text:p>dPYCDZ-gRMWMzeiMKsxB2g</text:p>
          </table:table-cell>
          <table:table-cell office:value-type="string">
            <text:p>Xva</text:p>
          </table:table-cell>
          <table:table-cell office:value-type="string">
            <text:p>qMStshNBGyuEfGxDTzHD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KFRMC.vdQpadswQU--yoGQ</text:p>
          </table:table-cell>
          <table:table-cell office:value-type="string">
            <text:p>TJkAULTfQC6HX45wXrLhdw</text:p>
          </table:table-cell>
          <table:table-cell office:value-type="string">
            <text:p>XuL</text:p>
          </table:table-cell>
          <table:table-cell office:value-type="string">
            <text:p>rkzvcxQz6y4cbEG9Ja88</text:p>
          </table:table-cell>
          <table:table-cell/>
          <table:table-cell office:value-type="float" office:value="31">
            <text:p>31</text:p>
          </table:table-cell>
        </table:table-row>
        <table:table-row>
          <table:table-cell office:value-type="string">
            <text:p>KBod5fabQciuOHqJDHZQqA</text:p>
          </table:table-cell>
          <table:table-cell office:value-type="string">
            <text:p>XfDc6cAtS2KY8ZfgX.A-Ww</text:p>
          </table:table-cell>
          <table:table-cell office:value-type="string">
            <text:p>Y06</text:p>
          </table:table-cell>
          <table:table-cell office:value-type="string">
            <text:p>TDyewdoZ6LIAsKTLfYUG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6ucQe-K8TJCtNHnxJEsPmg</text:p>
          </table:table-cell>
          <table:table-cell office:value-type="string">
            <text:p>IO72ZKp1TBqOWKcpQdor3w</text:p>
          </table:table-cell>
          <table:table-cell office:value-type="string">
            <text:p>Y00m</text:p>
          </table:table-cell>
          <table:table-cell office:value-type="string">
            <text:p>YytMRmEEFc5bFdo6vPMA</text:p>
          </table:table-cell>
          <table:table-cell/>
          <table:table-cell office:value-type="float" office:value="23">
            <text:p>23</text:p>
          </table:table-cell>
        </table:table-row>
        <table:table-row>
          <table:table-cell office:value-type="string">
            <text:p>xBV2L1TeRjWeR0MNuCqtQA</text:p>
          </table:table-cell>
          <table:table-cell office:value-type="string">
            <text:p>hYhYuteZTLqqkEOUJflLWA</text:p>
          </table:table-cell>
          <table:table-cell office:value-type="string">
            <text:p>Xrj</text:p>
          </table:table-cell>
          <table:table-cell office:value-type="string">
            <text:p>qMStshNBGyuEfGxDTzHD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mRcExLvXT5mQpwLGsTWrxA</text:p>
          </table:table-cell>
          <table:table-cell office:value-type="string">
            <text:p>CWR7TCagQpKjsA3L2cZd4g</text:p>
          </table:table-cell>
          <table:table-cell office:value-type="string">
            <text:p>Xv2</text:p>
          </table:table-cell>
          <table:table-cell office:value-type="string">
            <text:p>YytMRmEEFc5bFdo6vPMA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ay1sTG7DTaaZJuZQ-WoOnA</text:p>
          </table:table-cell>
          <table:table-cell office:value-type="string">
            <text:p>oWAbASeqQ.6TqA.ydZ-QeQ</text:p>
          </table:table-cell>
          <table:table-cell office:value-type="string">
            <text:p>XrI</text:p>
          </table:table-cell>
          <table:table-cell office:value-type="string">
            <text:p>tnaFbk6bp7z1qFHbcgBN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xnShE-gBSsmVYXaaX5g4.g</text:p>
          </table:table-cell>
          <table:table-cell office:value-type="string">
            <text:p>qPW4XKbeT5mIXoyTn0nXLg</text:p>
          </table:table-cell>
          <table:table-cell office:value-type="string">
            <text:p>Xxw</text:p>
          </table:table-cell>
          <table:table-cell office:value-type="string">
            <text:p>YytMRmEEFc5bFdo6vPMA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ffatZinRSrGCzRzexMBC2w</text:p>
          </table:table-cell>
          <table:table-cell office:value-type="string">
            <text:p>5MUj1G.IRrKQjq0lTOD6-Q</text:p>
          </table:table-cell>
          <table:table-cell office:value-type="string">
            <text:p>Y04X</text:p>
          </table:table-cell>
          <table:table-cell office:value-type="string">
            <text:p>tnaFbk6bp7z1qFHbcgBN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lArcDZooTrac0VVe7KNOrA</text:p>
          </table:table-cell>
          <table:table-cell office:value-type="string">
            <text:p>RpY0v42mQziuMdiKkmOTvQ</text:p>
          </table:table-cell>
          <table:table-cell office:value-type="string">
            <text:p>Xx7</text:p>
          </table:table-cell>
          <table:table-cell office:value-type="string">
            <text:p>rkzvcxQz6y4cbEG9Ja88</text:p>
          </table:table-cell>
          <table:table-cell/>
          <table:table-cell office:value-type="float" office:value="66">
            <text:p>66</text:p>
          </table:table-cell>
        </table:table-row>
        <table:table-row>
          <table:table-cell office:value-type="string">
            <text:p>JpYVFRXT9yV9mIWI1PzJ</text:p>
          </table:table-cell>
          <table:table-cell office:value-type="string">
            <text:p>4WfBrQq6TFO2Ya4xIl38mQ</text:p>
          </table:table-cell>
          <table:table-cell office:value-type="string">
            <text:p>Y0Bm</text:p>
          </table:table-cell>
          <table:table-cell office:value-type="string">
            <text:p>qMStshNBGyuEfGxDTzHD</text:p>
          </table:table-cell>
          <table:table-cell office:value-type="float" office:value="1">
            <text:p>1</text:p>
          </table:table-cell>
          <table:table-cell/>
        </table:table-row>
        <table:table-row>
          <table:table-cell office:value-type="string">
            <text:p>MywbVw8pQN-8c0-v.n3u0A</text:p>
          </table:table-cell>
          <table:table-cell office:value-type="string">
            <text:p>E7RawQI1QFWZxctk2liYVg</text:p>
          </table:table-cell>
          <table:table-cell office:value-type="string">
            <text:p>Xxo</text:p>
          </table:table-cell>
          <table:table-cell office:value-type="string">
            <text:p>a4SKiEpE8tWxPptWvXNU</text:p>
          </table:table-cell>
          <table:table-cell/>
          <table:table-cell office:value-type="float" office:value="-19">
            <text:p>-19</text:p>
          </table:table-cell>
        </table:table-row>
        <table:table-row>
          <table:table-cell office:value-type="string">
            <text:p>a-6IKVVSTSUaqjtHK-cV3PQ</text:p>
          </table:table-cell>
          <table:table-cell office:value-type="string">
            <text:p>Ue5Qm3AyT1GTvAJKOLWEDw</text:p>
          </table:table-cell>
          <table:table-cell office:value-type="string">
            <text:p>Xvg</text:p>
          </table:table-cell>
          <table:table-cell office:value-type="string">
            <text:p>a4SKiEpE8tWxPptWvXNU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a.119MUITQs-JC97rhbSyfQ</text:p>
          </table:table-cell>
          <table:table-cell office:value-type="string">
            <text:p>r9YY5C5aTVSWeeDAkMXgAQ</text:p>
          </table:table-cell>
          <table:table-cell office:value-type="string">
            <text:p>Y01t</text:p>
          </table:table-cell>
          <table:table-cell office:value-type="string">
            <text:p>bqlxMT63OrpmLySa7nix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x.RThBwlQOaQdw7gMnF1Mw</text:p>
          </table:table-cell>
          <table:table-cell office:value-type="string">
            <text:p>7BppqY6vQ9CxIbCwSFInlA</text:p>
          </table:table-cell>
          <table:table-cell office:value-type="string">
            <text:p>Xvw</text:p>
          </table:table-cell>
          <table:table-cell office:value-type="string">
            <text:p>qMStshNBGyuEfGxDTzHD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gA8nxgKJRYq4J-VaIhDMdQ</text:p>
          </table:table-cell>
          <table:table-cell office:value-type="string">
            <text:p>TmC8FSA7RRqkrRHpvDM7cw</text:p>
          </table:table-cell>
          <table:table-cell office:value-type="string">
            <text:p>Y01O</text:p>
          </table:table-cell>
          <table:table-cell office:value-type="string">
            <text:p>qMStshNBGyuEfGxDTzHD</text:p>
          </table:table-cell>
          <table:table-cell/>
          <table:table-cell office:value-type="float" office:value="22">
            <text:p>22</text:p>
          </table:table-cell>
        </table:table-row>
        <table:table-row>
          <table:table-cell office:value-type="string">
            <text:p>JnwRH3Y8QhC2bBb-VaGeRQ</text:p>
          </table:table-cell>
          <table:table-cell office:value-type="string">
            <text:p>yG9ol.o9Sf-2dS-uoImUJA</text:p>
          </table:table-cell>
          <table:table-cell office:value-type="string">
            <text:p>XzI</text:p>
          </table:table-cell>
          <table:table-cell office:value-type="string">
            <text:p>a4SKiEpE8tWxPptWvXNU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AkyhpnqHQ12sX.ZjtPSqwA</text:p>
          </table:table-cell>
          <table:table-cell office:value-type="string">
            <text:p>DRbrEfggTHSA6KNE8jmFZw</text:p>
          </table:table-cell>
          <table:table-cell office:value-type="string">
            <text:p>Xzc</text:p>
          </table:table-cell>
          <table:table-cell office:value-type="string">
            <text:p>a4SKiEpE8tWxPptWvXNU</text:p>
          </table:table-cell>
          <table:table-cell/>
          <table:table-cell office:value-type="float" office:value="-29">
            <text:p>-29</text:p>
          </table:table-cell>
        </table:table-row>
        <table:table-row>
          <table:table-cell office:value-type="string">
            <text:p>g5jpVcBQe3ClX5fV7I8C</text:p>
          </table:table-cell>
          <table:table-cell office:value-type="string">
            <text:p>RrCesItkfmPAHpXlIovh</text:p>
          </table:table-cell>
          <table:table-cell office:value-type="string">
            <text:p>Y06U</text:p>
          </table:table-cell>
          <table:table-cell office:value-type="string">
            <text:p>tnaFbk6bp7z1qFHbcgBN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SgWBgs05ScawNYh0XZXOUA</text:p>
          </table:table-cell>
          <table:table-cell office:value-type="string">
            <text:p>5TYh2-94QkKG8ekfZ.zp7Q</text:p>
          </table:table-cell>
          <table:table-cell office:value-type="string">
            <text:p>Y05e</text:p>
          </table:table-cell>
          <table:table-cell office:value-type="string">
            <text:p>rkzvcxQz6y4cbEG9Ja88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ggVd-KIpSE25jacNOtMhEA</text:p>
          </table:table-cell>
          <table:table-cell office:value-type="string">
            <text:p>ltFUIkvvSpa.XfVp9bxT1g</text:p>
          </table:table-cell>
          <table:table-cell office:value-type="string">
            <text:p>XzR</text:p>
          </table:table-cell>
          <table:table-cell office:value-type="string">
            <text:p>XWE9ZQ4F8xKPAxTgtrWX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dLysoBvmSTq0jO8u0vQp9A</text:p>
          </table:table-cell>
          <table:table-cell office:value-type="string">
            <text:p>OR9iRlxYQxOo6CREAjzNKQ</text:p>
          </table:table-cell>
          <table:table-cell office:value-type="string">
            <text:p>XyW</text:p>
          </table:table-cell>
          <table:table-cell office:value-type="string">
            <text:p>YytMRmEEFc5bFdo6vPMA</text:p>
          </table:table-cell>
          <table:table-cell/>
          <table:table-cell office:value-type="float" office:value="48">
            <text:p>48</text:p>
          </table:table-cell>
        </table:table-row>
        <table:table-row>
          <table:table-cell office:value-type="string">
            <text:p>h7GOBnoNTfmKGwCuRXLDJg</text:p>
          </table:table-cell>
          <table:table-cell office:value-type="string">
            <text:p>a-7G1eAc3TfKx7xZpmssENw</text:p>
          </table:table-cell>
          <table:table-cell office:value-type="string">
            <text:p>Xra</text:p>
          </table:table-cell>
          <table:table-cell office:value-type="string">
            <text:p>tnaFbk6bp7z1qFHbcgBN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dCjobV3eT.qjx3ZUn9AlAA</text:p>
          </table:table-cell>
          <table:table-cell office:value-type="string">
            <text:p>pX5590OOQzSqCecC7eyH2g</text:p>
          </table:table-cell>
          <table:table-cell office:value-type="string">
            <text:p>Xyl</text:p>
          </table:table-cell>
          <table:table-cell office:value-type="string">
            <text:p>YytMRmEEFc5bFdo6vPMA</text:p>
          </table:table-cell>
          <table:table-cell/>
          <table:table-cell office:value-type="float" office:value="19">
            <text:p>19</text:p>
          </table:table-cell>
        </table:table-row>
        <table:table-row>
          <table:table-cell office:value-type="string">
            <text:p>BBM2ou3vQ92UJG8FqWy61A</text:p>
          </table:table-cell>
          <table:table-cell office:value-type="string">
            <text:p>ZSkxHbNsS52WcxFmZM.nxw</text:p>
          </table:table-cell>
          <table:table-cell office:value-type="string">
            <text:p>Xzs</text:p>
          </table:table-cell>
          <table:table-cell office:value-type="string">
            <text:p>qMStshNBGyuEfGxDTzHD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UWXCVIqaTkKhm9euBkKtAQ</text:p>
          </table:table-cell>
          <table:table-cell office:value-type="string">
            <text:p>a-dozmhOGSkmP9AK52uBnLg</text:p>
          </table:table-cell>
          <table:table-cell office:value-type="string">
            <text:p>Xuz</text:p>
          </table:table-cell>
          <table:table-cell office:value-type="string">
            <text:p>qMStshNBGyuEfGxDTzHD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KB0MpAjTTEma8uUEF7rKwA</text:p>
          </table:table-cell>
          <table:table-cell office:value-type="string">
            <text:p>6-YPEHMOQWKA-ZFK0pPz.g</text:p>
          </table:table-cell>
          <table:table-cell office:value-type="string">
            <text:p>Xr5</text:p>
          </table:table-cell>
          <table:table-cell office:value-type="string">
            <text:p>tnaFbk6bp7z1qFHbcgBN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aBcJGpN2SSid2YhJ7BeUGg</text:p>
          </table:table-cell>
          <table:table-cell office:value-type="string">
            <text:p>Ue5Qm3AyT1GTvAJKOLWEDw</text:p>
          </table:table-cell>
          <table:table-cell office:value-type="string">
            <text:p>Xvh</text:p>
          </table:table-cell>
          <table:table-cell office:value-type="string">
            <text:p>qMStshNBGyuEfGxDTzHD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LOF-I8XlStaDNSlDRBCqYw</text:p>
          </table:table-cell>
          <table:table-cell office:value-type="string">
            <text:p>Ck.vIyE1QgSZyM3y.53kdQ</text:p>
          </table:table-cell>
          <table:table-cell office:value-type="string">
            <text:p>XzT</text:p>
          </table:table-cell>
          <table:table-cell office:value-type="string">
            <text:p>XWE9ZQ4F8xKPAxTgtrWX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jsu9z2-dREKde35mQiU38g</text:p>
          </table:table-cell>
          <table:table-cell office:value-type="string">
            <text:p>MPyKtV9dRs2hP1pE9w1sjQ</text:p>
          </table:table-cell>
          <table:table-cell office:value-type="string">
            <text:p>XuQ</text:p>
          </table:table-cell>
          <table:table-cell office:value-type="string">
            <text:p>YytMRmEEFc5bFdo6vPMA</text:p>
          </table:table-cell>
          <table:table-cell/>
          <table:table-cell office:value-type="float" office:value="-33">
            <text:p>-33</text:p>
          </table:table-cell>
        </table:table-row>
        <table:table-row>
          <table:table-cell office:value-type="string">
            <text:p>a.D-TS1FaQHC.V88emyOLLQ</text:p>
          </table:table-cell>
          <table:table-cell office:value-type="string">
            <text:p>y9-hVpR9QT-YqcNDOweEaw</text:p>
          </table:table-cell>
          <table:table-cell office:value-type="string">
            <text:p>XvW</text:p>
          </table:table-cell>
          <table:table-cell office:value-type="string">
            <text:p>rkzvcxQz6y4cbEG9Ja88</text:p>
          </table:table-cell>
          <table:table-cell/>
          <table:table-cell office:value-type="float" office:value="43">
            <text:p>43</text:p>
          </table:table-cell>
        </table:table-row>
        <table:table-row>
          <table:table-cell office:value-type="string">
            <text:p>Mn8a7njcSdqjHXlJ3axT8A</text:p>
          </table:table-cell>
          <table:table-cell office:value-type="string">
            <text:p>q50OkA5wS-qqOpr8sb-vXg</text:p>
          </table:table-cell>
          <table:table-cell office:value-type="string">
            <text:p>Xwx</text:p>
          </table:table-cell>
          <table:table-cell office:value-type="string">
            <text:p>bqlxMT63OrpmLySa7nix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vWwj4-UYTNOTOH.VEVOInA</text:p>
          </table:table-cell>
          <table:table-cell office:value-type="string">
            <text:p>dWNl6vztQZiikpjaV61K8Q</text:p>
          </table:table-cell>
          <table:table-cell office:value-type="string">
            <text:p>Xt3</text:p>
          </table:table-cell>
          <table:table-cell office:value-type="string">
            <text:p>rkzvcxQz6y4cbEG9Ja88</text:p>
          </table:table-cell>
          <table:table-cell/>
          <table:table-cell office:value-type="float" office:value="-1">
            <text:p>-1</text:p>
          </table:table-cell>
        </table:table-row>
        <table:table-row>
          <table:table-cell office:value-type="string">
            <text:p>kr01QkMdRn-pzpbdxhuthg</text:p>
          </table:table-cell>
          <table:table-cell office:value-type="string">
            <text:p>kr4Xm9zERh-7qRxjcZQ-pQ</text:p>
          </table:table-cell>
          <table:table-cell office:value-type="string">
            <text:p>Y02o</text:p>
          </table:table-cell>
          <table:table-cell office:value-type="string">
            <text:p>qMStshNBGyuEfGxDTzHD</text:p>
          </table:table-cell>
          <table:table-cell/>
          <table:table-cell office:value-type="float" office:value="17">
            <text:p>17</text:p>
          </table:table-cell>
        </table:table-row>
        <table:table-row>
          <table:table-cell office:value-type="string">
            <text:p>vE9eVwuVSrSLP0f7APRqqg</text:p>
          </table:table-cell>
          <table:table-cell office:value-type="string">
            <text:p>aolrkb27QBqSA8doTR9rRA</text:p>
          </table:table-cell>
          <table:table-cell office:value-type="string">
            <text:p>Xth</text:p>
          </table:table-cell>
          <table:table-cell office:value-type="string">
            <text:p>qMStshNBGyuEfGxDTzHD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8O2rz5uAXjMw3Z11FNdb</text:p>
          </table:table-cell>
          <table:table-cell office:value-type="string">
            <text:p>m3aJt3qZQuCvOlktkV3ZSg</text:p>
          </table:table-cell>
          <table:table-cell office:value-type="string">
            <text:p>Y0CI</text:p>
          </table:table-cell>
          <table:table-cell office:value-type="string">
            <text:p>rkzvcxQz6y4cbEG9Ja88</text:p>
          </table:table-cell>
          <table:table-cell office:value-type="float" office:value="78">
            <text:p>78</text:p>
          </table:table-cell>
          <table:table-cell/>
        </table:table-row>
        <table:table-row>
          <table:table-cell office:value-type="string">
            <text:p>93uPxaN3S8uIMt8UBpvk6g</text:p>
          </table:table-cell>
          <table:table-cell office:value-type="string">
            <text:p>UvdLekseRSmn66w0D4721Q</text:p>
          </table:table-cell>
          <table:table-cell office:value-type="string">
            <text:p>Xrm</text:p>
          </table:table-cell>
          <table:table-cell office:value-type="string">
            <text:p>tnaFbk6bp7z1qFHbcgBN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WSu0pLkgd4bfHPzcqekl</text:p>
          </table:table-cell>
          <table:table-cell office:value-type="string">
            <text:p>CZqosMSsxJkAaG4dpC3X</text:p>
          </table:table-cell>
          <table:table-cell office:value-type="string">
            <text:p>Y06r</text:p>
          </table:table-cell>
          <table:table-cell office:value-type="string">
            <text:p>YytMRmEEFc5bFdo6vPMA</text:p>
          </table:table-cell>
          <table:table-cell/>
          <table:table-cell office:value-type="float" office:value="-90">
            <text:p>-90</text:p>
          </table:table-cell>
        </table:table-row>
        <table:table-row>
          <table:table-cell office:value-type="string">
            <text:p>G0gqF4ssTbe5az6cbxz3aQ</text:p>
          </table:table-cell>
          <table:table-cell office:value-type="string">
            <text:p>bYLxj1iwQQusi6T6QdNjig</text:p>
          </table:table-cell>
          <table:table-cell office:value-type="string">
            <text:p>XrP</text:p>
          </table:table-cell>
          <table:table-cell office:value-type="string">
            <text:p>qMStshNBGyuEfGxDTzHD</text:p>
          </table:table-cell>
          <table:table-cell/>
          <table:table-cell office:value-type="float" office:value="19">
            <text:p>19</text:p>
          </table:table-cell>
        </table:table-row>
        <table:table-row>
          <table:table-cell office:value-type="string">
            <text:p>MbpOH.h-RzC5haZkXw8idQ</text:p>
          </table:table-cell>
          <table:table-cell office:value-type="string">
            <text:p>08kFvnU-S--JLhsuzuawiQ</text:p>
          </table:table-cell>
          <table:table-cell office:value-type="string">
            <text:p>Xvl</text:p>
          </table:table-cell>
          <table:table-cell office:value-type="string">
            <text:p>bqlxMT63OrpmLySa7nix</text:p>
          </table:table-cell>
          <table:table-cell/>
          <table:table-cell office:value-type="float" office:value="12">
            <text:p>12</text:p>
          </table:table-cell>
        </table:table-row>
        <table:table-row>
          <table:table-cell office:value-type="string">
            <text:p>GJVmK.hiQzWwdo6ubEkLoA</text:p>
          </table:table-cell>
          <table:table-cell office:value-type="string">
            <text:p>JPXTOge-RN6CAs5ffc1XMg</text:p>
          </table:table-cell>
          <table:table-cell office:value-type="string">
            <text:p>Y015</text:p>
          </table:table-cell>
          <table:table-cell office:value-type="string">
            <text:p>qMStshNBGyuEfGxDTzHD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zLARvczGQQKTXaqfV93UJA</text:p>
          </table:table-cell>
          <table:table-cell office:value-type="string">
            <text:p>z7nHg7Z5QuW6tWQnZj4Xeg</text:p>
          </table:table-cell>
          <table:table-cell office:value-type="string">
            <text:p>Y025</text:p>
          </table:table-cell>
          <table:table-cell office:value-type="string">
            <text:p>YytMRmEEFc5bFdo6vPMA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a-qlZu5OFSLWFU7g444YYfA</text:p>
          </table:table-cell>
          <table:table-cell office:value-type="string">
            <text:p>3dnNKcWVSmSvzoX3PcWEcg</text:p>
          </table:table-cell>
          <table:table-cell office:value-type="string">
            <text:p>XvO</text:p>
          </table:table-cell>
          <table:table-cell office:value-type="string">
            <text:p>rkzvcxQz6y4cbEG9Ja88</text:p>
          </table:table-cell>
          <table:table-cell/>
          <table:table-cell office:value-type="float" office:value="-101">
            <text:p>-101</text:p>
          </table:table-cell>
        </table:table-row>
        <table:table-row>
          <table:table-cell office:value-type="string">
            <text:p>fvv0bHq0RmuYcxP0XmqDtw</text:p>
          </table:table-cell>
          <table:table-cell office:value-type="string">
            <text:p>NQAWmm5RS1a68A.b5fbAOQ</text:p>
          </table:table-cell>
          <table:table-cell office:value-type="string">
            <text:p>Y00u</text:p>
          </table:table-cell>
          <table:table-cell office:value-type="string">
            <text:p>rkzvcxQz6y4cbEG9Ja88</text:p>
          </table:table-cell>
          <table:table-cell/>
          <table:table-cell office:value-type="float" office:value="-94">
            <text:p>-94</text:p>
          </table:table-cell>
        </table:table-row>
        <table:table-row>
          <table:table-cell office:value-type="string">
            <text:p>sgc87jj5QaWuCGMA6sr86A</text:p>
          </table:table-cell>
          <table:table-cell office:value-type="string">
            <text:p>RqK5RuRETjKy79UxifhbNw</text:p>
          </table:table-cell>
          <table:table-cell office:value-type="string">
            <text:p>XxE</text:p>
          </table:table-cell>
          <table:table-cell office:value-type="string">
            <text:p>YytMRmEEFc5bFdo6vPMA</text:p>
          </table:table-cell>
          <table:table-cell/>
          <table:table-cell office:value-type="float" office:value="-50">
            <text:p>-50</text:p>
          </table:table-cell>
        </table:table-row>
        <table:table-row>
          <table:table-cell office:value-type="string">
            <text:p>PbwzRHKfQkKEhu01m0Thuw</text:p>
          </table:table-cell>
          <table:table-cell office:value-type="string">
            <text:p>6QAuVWXZTG-FqaMzaoR6.A</text:p>
          </table:table-cell>
          <table:table-cell office:value-type="string">
            <text:p>Y03i</text:p>
          </table:table-cell>
          <table:table-cell office:value-type="string">
            <text:p>rkzvcxQz6y4cbEG9Ja88</text:p>
          </table:table-cell>
          <table:table-cell/>
          <table:table-cell office:value-type="float" office:value="49">
            <text:p>49</text:p>
          </table:table-cell>
        </table:table-row>
        <table:table-row>
          <table:table-cell office:value-type="string">
            <text:p>vno1funFQS-33KT6hV-7KA</text:p>
          </table:table-cell>
          <table:table-cell office:value-type="string">
            <text:p>bVh8R.RdRoyOqxhH0ja3Sg</text:p>
          </table:table-cell>
          <table:table-cell office:value-type="string">
            <text:p>Y01d</text:p>
          </table:table-cell>
          <table:table-cell office:value-type="string">
            <text:p>rkzvcxQz6y4cbEG9Ja88</text:p>
          </table:table-cell>
          <table:table-cell/>
          <table:table-cell office:value-type="float" office:value="150">
            <text:p>150</text:p>
          </table:table-cell>
        </table:table-row>
        <table:table-row>
          <table:table-cell office:value-type="string">
            <text:p>vNd4tRUsRcmU7fJR1FJfCA</text:p>
          </table:table-cell>
          <table:table-cell office:value-type="string">
            <text:p>MPyKtV9dRs2hP1pE9w1sjQ</text:p>
          </table:table-cell>
          <table:table-cell office:value-type="string">
            <text:p>XuP</text:p>
          </table:table-cell>
          <table:table-cell office:value-type="string">
            <text:p>qMStshNBGyuEfGxDTzHD</text:p>
          </table:table-cell>
          <table:table-cell/>
          <table:table-cell office:value-type="float" office:value="33">
            <text:p>33</text:p>
          </table:table-cell>
        </table:table-row>
        <table:table-row>
          <table:table-cell office:value-type="string">
            <text:p>XvdHF8NXQD2zvktL3gYThg</text:p>
          </table:table-cell>
          <table:table-cell office:value-type="string">
            <text:p>g9yb7XiDQ9C6tkWeZW7wWA</text:p>
          </table:table-cell>
          <table:table-cell office:value-type="string">
            <text:p>Y002</text:p>
          </table:table-cell>
          <table:table-cell office:value-type="string">
            <text:p>qMStshNBGyuEfGxDTzHD</text:p>
          </table:table-cell>
          <table:table-cell/>
          <table:table-cell office:value-type="float" office:value="24">
            <text:p>24</text:p>
          </table:table-cell>
        </table:table-row>
        <table:table-row>
          <table:table-cell office:value-type="string">
            <text:p>a-gR9dk7ZQDeot1ZpphxFOA</text:p>
          </table:table-cell>
          <table:table-cell office:value-type="string">
            <text:p>S75aN.XGSauY7LNrgp9cmQ</text:p>
          </table:table-cell>
          <table:table-cell office:value-type="string">
            <text:p>Xrs</text:p>
          </table:table-cell>
          <table:table-cell office:value-type="string">
            <text:p>bqlxMT63OrpmLySa7nix</text:p>
          </table:table-cell>
          <table:table-cell/>
          <table:table-cell office:value-type="float" office:value="-9">
            <text:p>-9</text:p>
          </table:table-cell>
        </table:table-row>
        <table:table-row>
          <table:table-cell office:value-type="string">
            <text:p>TFUNJJul9iy49aMi189q</text:p>
          </table:table-cell>
          <table:table-cell office:value-type="string">
            <text:p>si72lVrwTfiJLZlUcKpErQ</text:p>
          </table:table-cell>
          <table:table-cell office:value-type="string">
            <text:p>Y0BE</text:p>
          </table:table-cell>
          <table:table-cell office:value-type="string">
            <text:p>bqlxMT63OrpmLySa7nix</text:p>
          </table:table-cell>
          <table:table-cell/>
          <table:table-cell office:value-type="float" office:value="-84">
            <text:p>-84</text:p>
          </table:table-cell>
        </table:table-row>
        <table:table-row>
          <table:table-cell office:value-type="string">
            <text:p>pJ8pvGN-Rdm8DG-fBSIQ7g</text:p>
          </table:table-cell>
          <table:table-cell office:value-type="string">
            <text:p>oAuZ93pcR6ODefO2a8x-SQ</text:p>
          </table:table-cell>
          <table:table-cell office:value-type="string">
            <text:p>Xvq</text:p>
          </table:table-cell>
          <table:table-cell office:value-type="string">
            <text:p>tnaFbk6bp7z1qFHbcgBN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qDn-PpkLRj6dBxA5-YkBHQ</text:p>
          </table:table-cell>
          <table:table-cell office:value-type="string">
            <text:p>qvghp24aTiSVj1CY2tabKA</text:p>
          </table:table-cell>
          <table:table-cell office:value-type="string">
            <text:p>Y00H</text:p>
          </table:table-cell>
          <table:table-cell office:value-type="string">
            <text:p>bqlxMT63OrpmLySa7nix</text:p>
          </table:table-cell>
          <table:table-cell/>
          <table:table-cell office:value-type="float" office:value="-16">
            <text:p>-16</text:p>
          </table:table-cell>
        </table:table-row>
        <table:table-row>
          <table:table-cell office:value-type="string">
            <text:p>4cVdY3nzQCQImen06KjK</text:p>
          </table:table-cell>
          <table:table-cell office:value-type="string">
            <text:p>2kW1MSZeQq-OuMAWahnxMA</text:p>
          </table:table-cell>
          <table:table-cell office:value-type="string">
            <text:p>Y0Ba</text:p>
          </table:table-cell>
          <table:table-cell office:value-type="string">
            <text:p>YytMRmEEFc5bFdo6vPMA</text:p>
          </table:table-cell>
          <table:table-cell office:value-type="float" office:value="68">
            <text:p>68</text:p>
          </table:table-cell>
          <table:table-cell/>
        </table:table-row>
        <table:table-row>
          <table:table-cell office:value-type="string">
            <text:p>dAXc3lnjRvaIjbGuu10Q2A</text:p>
          </table:table-cell>
          <table:table-cell office:value-type="string">
            <text:p>tudNHAPrTQWKGbbEG01MUQ</text:p>
          </table:table-cell>
          <table:table-cell office:value-type="string">
            <text:p>XwA</text:p>
          </table:table-cell>
          <table:table-cell office:value-type="string">
            <text:p>rkzvcxQz6y4cbEG9Ja88</text:p>
          </table:table-cell>
          <table:table-cell/>
          <table:table-cell office:value-type="float" office:value="-49">
            <text:p>-49</text:p>
          </table:table-cell>
        </table:table-row>
        <table:table-row>
          <table:table-cell office:value-type="string">
            <text:p>Ss0INeYdQIeYCBwYZz6KaA</text:p>
          </table:table-cell>
          <table:table-cell office:value-type="string">
            <text:p>6y3yV7qaQCOz7yTL2-PyQA</text:p>
          </table:table-cell>
          <table:table-cell office:value-type="string">
            <text:p>Xzy</text:p>
          </table:table-cell>
          <table:table-cell office:value-type="string">
            <text:p>a4SKiEpE8tWxPptWvXNU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F0QdXcDPN3NaEgJdlwLJ</text:p>
          </table:table-cell>
          <table:table-cell office:value-type="string">
            <text:p>4bMBmqzFQKqyX5.I4OD07Q</text:p>
          </table:table-cell>
          <table:table-cell office:value-type="string">
            <text:p>Y0Bf</text:p>
          </table:table-cell>
          <table:table-cell office:value-type="string">
            <text:p>qMStshNBGyuEfGxDTzHD</text:p>
          </table:table-cell>
          <table:table-cell office:value-type="float" office:value="1">
            <text:p>1</text:p>
          </table:table-cell>
          <table:table-cell/>
        </table:table-row>
        <table:table-row>
          <table:table-cell office:value-type="string">
            <text:p>a-rJE-QM7Sr-byIJx9YbHiA</text:p>
          </table:table-cell>
          <table:table-cell office:value-type="string">
            <text:p>7gnsAINKQHeHY1KQWC0.ng</text:p>
          </table:table-cell>
          <table:table-cell office:value-type="string">
            <text:p>XvC</text:p>
          </table:table-cell>
          <table:table-cell office:value-type="string">
            <text:p>qMStshNBGyuEfGxDTzHD</text:p>
          </table:table-cell>
          <table:table-cell/>
          <table:table-cell office:value-type="float" office:value="48">
            <text:p>48</text:p>
          </table:table-cell>
        </table:table-row>
        <table:table-row>
          <table:table-cell office:value-type="string">
            <text:p>X3e6v3vrQWmmaK8--EpbHQ</text:p>
          </table:table-cell>
          <table:table-cell office:value-type="string">
            <text:p>97ON6sf3Qhi3g1fQlK2ckw</text:p>
          </table:table-cell>
          <table:table-cell office:value-type="string">
            <text:p>Xvu</text:p>
          </table:table-cell>
          <table:table-cell office:value-type="string">
            <text:p>a4SKiEpE8tWxPptWvXNU</text:p>
          </table:table-cell>
          <table:table-cell/>
          <table:table-cell office:value-type="float" office:value="33">
            <text:p>33</text:p>
          </table:table-cell>
        </table:table-row>
        <table:table-row>
          <table:table-cell office:value-type="string">
            <text:p>fSfrc1U3TcyTiuR0kgulsg</text:p>
          </table:table-cell>
          <table:table-cell office:value-type="string">
            <text:p>jaTzZZpPQcKMM0XOmzFU7w</text:p>
          </table:table-cell>
          <table:table-cell office:value-type="string">
            <text:p>Y04S</text:p>
          </table:table-cell>
          <table:table-cell office:value-type="string">
            <text:p>qMStshNBGyuEfGxDTzHD</text:p>
          </table:table-cell>
          <table:table-cell/>
          <table:table-cell office:value-type="float" office:value="-1">
            <text:p>-1</text:p>
          </table:table-cell>
        </table:table-row>
        <table:table-row>
          <table:table-cell office:value-type="string">
            <text:p>m3R73SKbR7WF265utNomBw</text:p>
          </table:table-cell>
          <table:table-cell office:value-type="string">
            <text:p>6-YPEHMOQWKA-ZFK0pPz.g</text:p>
          </table:table-cell>
          <table:table-cell office:value-type="string">
            <text:p>Xr7</text:p>
          </table:table-cell>
          <table:table-cell office:value-type="string">
            <text:p>qMStshNBGyuEfGxDTzHD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tPZKfJTbSBK7ZeXxgaAxFQ</text:p>
          </table:table-cell>
          <table:table-cell office:value-type="string">
            <text:p>uuoiPe1iTi6OGOJ3nXaQYQ</text:p>
          </table:table-cell>
          <table:table-cell office:value-type="string">
            <text:p>Xzo</text:p>
          </table:table-cell>
          <table:table-cell office:value-type="string">
            <text:p>a4SKiEpE8tWxPptWvXNU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5c6PCdBbQwG8-A2WqeJx2w</text:p>
          </table:table-cell>
          <table:table-cell office:value-type="string">
            <text:p>47BHuV2iSiGDNPsMz34hyQ</text:p>
          </table:table-cell>
          <table:table-cell office:value-type="string">
            <text:p>XxI</text:p>
          </table:table-cell>
          <table:table-cell office:value-type="string">
            <text:p>XWE9ZQ4F8xKPAxTgtrWX</text:p>
          </table:table-cell>
          <table:table-cell/>
          <table:table-cell office:value-type="float" office:value="61">
            <text:p>61</text:p>
          </table:table-cell>
        </table:table-row>
        <table:table-row>
          <table:table-cell office:value-type="string">
            <text:p>yhbZ2mAXlVw6dwgOVjYV</text:p>
          </table:table-cell>
          <table:table-cell office:value-type="string">
            <text:p>k25VhYNpQbCy.5956-3GGA</text:p>
          </table:table-cell>
          <table:table-cell office:value-type="string">
            <text:p>Y06P</text:p>
          </table:table-cell>
          <table:table-cell office:value-type="string">
            <text:p>XWE9ZQ4F8xKPAxTgtrWX</text:p>
          </table:table-cell>
          <table:table-cell/>
          <table:table-cell office:value-type="float" office:value="-200">
            <text:p>-200</text:p>
          </table:table-cell>
        </table:table-row>
        <table:table-row>
          <table:table-cell office:value-type="string">
            <text:p>spoqIEywRnWVme-qx0pneA</text:p>
          </table:table-cell>
          <table:table-cell office:value-type="string">
            <text:p>0VAtO-rGSGSQ1bWT5cMEEg</text:p>
          </table:table-cell>
          <table:table-cell office:value-type="string">
            <text:p>Xvc</text:p>
          </table:table-cell>
          <table:table-cell office:value-type="string">
            <text:p>YytMRmEEFc5bFdo6vPMA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8BwdQIlSQrSh-gEdPi6oGw</text:p>
          </table:table-cell>
          <table:table-cell office:value-type="string">
            <text:p>SJWTtia9SEOzZshYhGsAAw</text:p>
          </table:table-cell>
          <table:table-cell office:value-type="string">
            <text:p>XrA</text:p>
          </table:table-cell>
          <table:table-cell office:value-type="string">
            <text:p>rkzvcxQz6y4cbEG9Ja88</text:p>
          </table:table-cell>
          <table:table-cell/>
          <table:table-cell office:value-type="float" office:value="-13">
            <text:p>-13</text:p>
          </table:table-cell>
        </table:table-row>
        <table:table-row>
          <table:table-cell office:value-type="string">
            <text:p>6N3hf6KLYwHYy0CLZwiJ</text:p>
          </table:table-cell>
          <table:table-cell office:value-type="string">
            <text:p>aveP4dr2ROGRHOWCnwXE8Q</text:p>
          </table:table-cell>
          <table:table-cell office:value-type="string">
            <text:p>Y0Av</text:p>
          </table:table-cell>
          <table:table-cell office:value-type="string">
            <text:p>YytMRmEEFc5bFdo6vPMA</text:p>
          </table:table-cell>
          <table:table-cell office:value-type="float" office:value="62">
            <text:p>62</text:p>
          </table:table-cell>
          <table:table-cell/>
        </table:table-row>
        <table:table-row>
          <table:table-cell office:value-type="string">
            <text:p>fbJFAFe1S9G8T28RfprtUg</text:p>
          </table:table-cell>
          <table:table-cell office:value-type="string">
            <text:p>HdWgKgNsRbuCI-wC8ZsBVw</text:p>
          </table:table-cell>
          <table:table-cell office:value-type="string">
            <text:p>Xte</text:p>
          </table:table-cell>
          <table:table-cell office:value-type="string">
            <text:p>bqlxMT63OrpmLySa7nix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CqphQy2YR2agDIlqXgbzeg</text:p>
          </table:table-cell>
          <table:table-cell office:value-type="string">
            <text:p>46Z.66wdS.qfCyW6sA.f6Q</text:p>
          </table:table-cell>
          <table:table-cell office:value-type="string">
            <text:p>Xug</text:p>
          </table:table-cell>
          <table:table-cell office:value-type="string">
            <text:p>qMStshNBGyuEfGxDTzHD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7jTm2c-XQzqw5oTgAYs19A</text:p>
          </table:table-cell>
          <table:table-cell office:value-type="string">
            <text:p>Ab.C8XYMQuux29JW40WvWw</text:p>
          </table:table-cell>
          <table:table-cell office:value-type="string">
            <text:p>XyI</text:p>
          </table:table-cell>
          <table:table-cell office:value-type="string">
            <text:p>YytMRmEEFc5bFdo6vPMA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7-YpgJieRy2ajdxM3lXifw</text:p>
          </table:table-cell>
          <table:table-cell office:value-type="string">
            <text:p>0yqskTsDRnKIbUVS5ewQBQ</text:p>
          </table:table-cell>
          <table:table-cell office:value-type="string">
            <text:p>Y00V</text:p>
          </table:table-cell>
          <table:table-cell office:value-type="string">
            <text:p>YytMRmEEFc5bFdo6vPMA</text:p>
          </table:table-cell>
          <table:table-cell/>
          <table:table-cell office:value-type="float" office:value="-26">
            <text:p>-26</text:p>
          </table:table-cell>
        </table:table-row>
        <table:table-row>
          <table:table-cell office:value-type="string">
            <text:p>A5ETZkKTTEin2wSKV2OQlw</text:p>
          </table:table-cell>
          <table:table-cell office:value-type="string">
            <text:p>mGfumcqiQN-SvbcSGiiLfQ</text:p>
          </table:table-cell>
          <table:table-cell office:value-type="string">
            <text:p>Y03a</text:p>
          </table:table-cell>
          <table:table-cell office:value-type="string">
            <text:p>qMStshNBGyuEfGxDTzHD</text:p>
          </table:table-cell>
          <table:table-cell/>
          <table:table-cell office:value-type="float" office:value="24">
            <text:p>24</text:p>
          </table:table-cell>
        </table:table-row>
        <table:table-row>
          <table:table-cell office:value-type="string">
            <text:p>gdVXTpJnRWWZ0RVO.srTyQ</text:p>
          </table:table-cell>
          <table:table-cell office:value-type="string">
            <text:p>kZPrIpe8Qfal6QdyHCylXg</text:p>
          </table:table-cell>
          <table:table-cell office:value-type="string">
            <text:p>XwH</text:p>
          </table:table-cell>
          <table:table-cell office:value-type="string">
            <text:p>qMStshNBGyuEfGxDTzHD</text:p>
          </table:table-cell>
          <table:table-cell/>
          <table:table-cell office:value-type="float" office:value="-63">
            <text:p>-63</text:p>
          </table:table-cell>
        </table:table-row>
        <table:table-row>
          <table:table-cell office:value-type="string">
            <text:p>2HdV5cWDSkCligbKT606Gg</text:p>
          </table:table-cell>
          <table:table-cell office:value-type="string">
            <text:p>tJ1QD4s2QB-bcRMQ.QXD-Q</text:p>
          </table:table-cell>
          <table:table-cell office:value-type="string">
            <text:p>Xyi</text:p>
          </table:table-cell>
          <table:table-cell office:value-type="string">
            <text:p>qMStshNBGyuEfGxDTzHD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GFVvc9OvauZ3EoMWFYMn</text:p>
          </table:table-cell>
          <table:table-cell office:value-type="string">
            <text:p>aveP4dr2ROGRHOWCnwXE8Q</text:p>
          </table:table-cell>
          <table:table-cell office:value-type="string">
            <text:p>Y0Au</text:p>
          </table:table-cell>
          <table:table-cell office:value-type="string">
            <text:p>qMStshNBGyuEfGxDTzHD</text:p>
          </table:table-cell>
          <table:table-cell office:value-type="float" office:value="58">
            <text:p>58</text:p>
          </table:table-cell>
          <table:table-cell/>
        </table:table-row>
        <table:table-row>
          <table:table-cell office:value-type="string">
            <text:p>xIT6soLUTViW6yzkHUf.Ng</text:p>
          </table:table-cell>
          <table:table-cell office:value-type="string">
            <text:p>6QAuVWXZTG-FqaMzaoR6.A</text:p>
          </table:table-cell>
          <table:table-cell office:value-type="string">
            <text:p>Y03j</text:p>
          </table:table-cell>
          <table:table-cell office:value-type="string">
            <text:p>mGOrrykGEwNu44EBsj0z</text:p>
          </table:table-cell>
          <table:table-cell/>
          <table:table-cell office:value-type="float" office:value="-75">
            <text:p>-75</text:p>
          </table:table-cell>
        </table:table-row>
        <table:table-row>
          <table:table-cell office:value-type="string">
            <text:p>E.TiYMoTSTaQr-8iBhTCGA</text:p>
          </table:table-cell>
          <table:table-cell office:value-type="string">
            <text:p>LwnYTg5JRs6B76ZOzlV5-w</text:p>
          </table:table-cell>
          <table:table-cell office:value-type="string">
            <text:p>Xub</text:p>
          </table:table-cell>
          <table:table-cell office:value-type="string">
            <text:p>a4SKiEpE8tWxPptWvXNU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jr3XAO9I4ZyiNzUByKjV</text:p>
          </table:table-cell>
          <table:table-cell office:value-type="string">
            <text:p>X6T.JiPNSqiRTyxHRNmEHA</text:p>
          </table:table-cell>
          <table:table-cell office:value-type="string">
            <text:p>Y0B</text:p>
          </table:table-cell>
          <table:table-cell office:value-type="string">
            <text:p>mGOrrykGEwNu44EBsj0z</text:p>
          </table:table-cell>
          <table:table-cell/>
          <table:table-cell office:value-type="float" office:value="-68">
            <text:p>-68</text:p>
          </table:table-cell>
        </table:table-row>
        <table:table-row>
          <table:table-cell office:value-type="string">
            <text:p>a-dLD25V-TFa.uzzyAC5nWQ</text:p>
          </table:table-cell>
          <table:table-cell office:value-type="string">
            <text:p>k4arstFvT.G5L3U02jd8.A</text:p>
          </table:table-cell>
          <table:table-cell office:value-type="string">
            <text:p>Y00T</text:p>
          </table:table-cell>
          <table:table-cell office:value-type="string">
            <text:p>XWE9ZQ4F8xKPAxTgtrWX</text:p>
          </table:table-cell>
          <table:table-cell/>
          <table:table-cell office:value-type="float" office:value="62">
            <text:p>62</text:p>
          </table:table-cell>
        </table:table-row>
        <table:table-row>
          <table:table-cell office:value-type="string">
            <text:p>atQi0UNEPLI3FnUAIjlb</text:p>
          </table:table-cell>
          <table:table-cell office:value-type="string">
            <text:p>MfHjgZrtR5idDgX02y5WMw</text:p>
          </table:table-cell>
          <table:table-cell office:value-type="string">
            <text:p>Y0AY</text:p>
          </table:table-cell>
          <table:table-cell office:value-type="string">
            <text:p>qMStshNBGyuEfGxDTzHD</text:p>
          </table:table-cell>
          <table:table-cell office:value-type="float" office:value="39">
            <text:p>39</text:p>
          </table:table-cell>
          <table:table-cell/>
        </table:table-row>
        <table:table-row>
          <table:table-cell office:value-type="string">
            <text:p>il1XQG4-T8KIchKVNQjxjg</text:p>
          </table:table-cell>
          <table:table-cell office:value-type="string">
            <text:p>xa2zf6T3SG2Pz1NSX7fWqg</text:p>
          </table:table-cell>
          <table:table-cell office:value-type="string">
            <text:p>Y02R</text:p>
          </table:table-cell>
          <table:table-cell office:value-type="string">
            <text:p>qMStshNBGyuEfGxDTzHD</text:p>
          </table:table-cell>
          <table:table-cell/>
          <table:table-cell office:value-type="float" office:value="21">
            <text:p>21</text:p>
          </table:table-cell>
        </table:table-row>
        <table:table-row>
          <table:table-cell office:value-type="string">
            <text:p>uE2Nuhv2RX2upAKzZqFGSQ</text:p>
          </table:table-cell>
          <table:table-cell office:value-type="string">
            <text:p>HgZCOK1yTyinbUioAWa.mw</text:p>
          </table:table-cell>
          <table:table-cell office:value-type="string">
            <text:p>Y00D</text:p>
          </table:table-cell>
          <table:table-cell office:value-type="string">
            <text:p>YytMRmEEFc5bFdo6vPMA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QxKXOo82Qcax3XBPzANtrg</text:p>
          </table:table-cell>
          <table:table-cell office:value-type="string">
            <text:p>aYWlUpMLQWO5yWaN-7IqNw</text:p>
          </table:table-cell>
          <table:table-cell office:value-type="string">
            <text:p>Y04J</text:p>
          </table:table-cell>
          <table:table-cell office:value-type="string">
            <text:p>YytMRmEEFc5bFdo6vPMA</text:p>
          </table:table-cell>
          <table:table-cell/>
          <table:table-cell office:value-type="float" office:value="-9">
            <text:p>-9</text:p>
          </table:table-cell>
        </table:table-row>
        <table:table-row>
          <table:table-cell office:value-type="string">
            <text:p>Q4VoSikqJ6hTLWrGF7zl</text:p>
          </table:table-cell>
          <table:table-cell office:value-type="string">
            <text:p>X6T.JiPNSqiRTyxHRNmEHA</text:p>
          </table:table-cell>
          <table:table-cell office:value-type="string">
            <text:p>Y0Ay</text:p>
          </table:table-cell>
          <table:table-cell office:value-type="string">
            <text:p>qMStshNBGyuEfGxDTzHD</text:p>
          </table:table-cell>
          <table:table-cell/>
          <table:table-cell office:value-type="float" office:value="186">
            <text:p>186</text:p>
          </table:table-cell>
        </table:table-row>
        <table:table-row>
          <table:table-cell office:value-type="string">
            <text:p>oG7X4UmaRiOYyPVwqpoCLw</text:p>
          </table:table-cell>
          <table:table-cell office:value-type="string">
            <text:p>Fi-n0WhWTeuwovlfyyo1mA</text:p>
          </table:table-cell>
          <table:table-cell office:value-type="string">
            <text:p>Xuk</text:p>
          </table:table-cell>
          <table:table-cell office:value-type="string">
            <text:p>XWE9ZQ4F8xKPAxTgtrWX</text:p>
          </table:table-cell>
          <table:table-cell/>
          <table:table-cell office:value-type="float" office:value="-13">
            <text:p>-13</text:p>
          </table:table-cell>
        </table:table-row>
        <table:table-row>
          <table:table-cell office:value-type="string">
            <text:p>jRCtydkCQU-6hUE-lxDShg</text:p>
          </table:table-cell>
          <table:table-cell office:value-type="string">
            <text:p>56zirr77QXKSxHkO9wgd9Q</text:p>
          </table:table-cell>
          <table:table-cell office:value-type="string">
            <text:p>Xwe</text:p>
          </table:table-cell>
          <table:table-cell office:value-type="string">
            <text:p>qMStshNBGyuEfGxDTzHD</text:p>
          </table:table-cell>
          <table:table-cell/>
          <table:table-cell office:value-type="float" office:value="-26">
            <text:p>-26</text:p>
          </table:table-cell>
        </table:table-row>
        <table:table-row>
          <table:table-cell office:value-type="string">
            <text:p>ZMA2ZV80Q5Gr-hjc5Sc2Wg</text:p>
          </table:table-cell>
          <table:table-cell office:value-type="string">
            <text:p>uWgjTI43QlOzebHI7g2pkQ</text:p>
          </table:table-cell>
          <table:table-cell office:value-type="string">
            <text:p>Y01q</text:p>
          </table:table-cell>
          <table:table-cell office:value-type="string">
            <text:p>YytMRmEEFc5bFdo6vPMA</text:p>
          </table:table-cell>
          <table:table-cell/>
          <table:table-cell office:value-type="float" office:value="-16">
            <text:p>-16</text:p>
          </table:table-cell>
        </table:table-row>
        <table:table-row>
          <table:table-cell office:value-type="string">
            <text:p>a.aPCoNlQI-whroerRQNRw</text:p>
          </table:table-cell>
          <table:table-cell office:value-type="string">
            <text:p>uRz.5VgtTQqTiCAvdEVsDA</text:p>
          </table:table-cell>
          <table:table-cell office:value-type="string">
            <text:p>Y036</text:p>
          </table:table-cell>
          <table:table-cell office:value-type="string">
            <text:p>a4SKiEpE8tWxPptWvXNU</text:p>
          </table:table-cell>
          <table:table-cell/>
          <table:table-cell office:value-type="float" office:value="72">
            <text:p>72</text:p>
          </table:table-cell>
        </table:table-row>
        <table:table-row>
          <table:table-cell office:value-type="string">
            <text:p>2.a-SyRISEyV9YfxK1mLEQ</text:p>
          </table:table-cell>
          <table:table-cell office:value-type="string">
            <text:p>z3pfxROzSPC9dMdYCM1dWg</text:p>
          </table:table-cell>
          <table:table-cell office:value-type="string">
            <text:p>Y02T</text:p>
          </table:table-cell>
          <table:table-cell office:value-type="string">
            <text:p>rkzvcxQz6y4cbEG9Ja88</text:p>
          </table:table-cell>
          <table:table-cell/>
          <table:table-cell office:value-type="float" office:value="3">
            <text:p>3</text:p>
          </table:table-cell>
        </table:table-row>
        <table:table-row>
          <table:table-cell office:value-type="string">
            <text:p>9FdfoHeITXGbEmsDO3V1Sw</text:p>
          </table:table-cell>
          <table:table-cell office:value-type="string">
            <text:p>XIxa4jbST0COkYqRKkfKyA</text:p>
          </table:table-cell>
          <table:table-cell office:value-type="string">
            <text:p>XuH</text:p>
          </table:table-cell>
          <table:table-cell office:value-type="string">
            <text:p>rkzvcxQz6y4cbEG9Ja88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Qf3YDMxjTJeC3ssS801JRA</text:p>
          </table:table-cell>
          <table:table-cell office:value-type="string">
            <text:p>uRz.5VgtTQqTiCAvdEVsDA</text:p>
          </table:table-cell>
          <table:table-cell office:value-type="string">
            <text:p>Y038</text:p>
          </table:table-cell>
          <table:table-cell office:value-type="string">
            <text:p>YytMRmEEFc5bFdo6vPMA</text:p>
          </table:table-cell>
          <table:table-cell/>
          <table:table-cell office:value-type="float" office:value="0">
            <text:p>0</text:p>
          </table:table-cell>
        </table:table-row>
        <table:table-row>
          <table:table-cell office:value-type="string">
            <text:p>S-39X4z9QHiyHaIBT6WdyA</text:p>
          </table:table-cell>
          <table:table-cell office:value-type="string">
            <text:p>aqbXTCIkQPGKF7W.iPQMzQ</text:p>
          </table:table-cell>
          <table:table-cell office:value-type="string">
            <text:p>Y01j</text:p>
          </table:table-cell>
          <table:table-cell office:value-type="string">
            <text:p>YytMRmEEFc5bFdo6vPMA</text:p>
          </table:table-cell>
          <table:table-cell/>
          <table:table-cell office:value-type="float" office:value="-26">
            <text:p>-26</text:p>
          </table:table-cell>
        </table:table-row>
        <table:table-row>
          <table:table-cell office:value-type="string">
            <text:p>mA.9yqcXT8mrx8olVyWTbg</text:p>
          </table:table-cell>
          <table:table-cell office:value-type="string">
            <text:p>iIy8MdaUSBGaASG6QOKHAg</text:p>
          </table:table-cell>
          <table:table-cell office:value-type="string">
            <text:p>Y00Q</text:p>
          </table:table-cell>
          <table:table-cell office:value-type="string">
            <text:p>YytMRmEEFc5bFdo6vPMA</text:p>
          </table:table-cell>
          <table:table-cell/>
          <table:table-cell office:value-type="float" office:value="3">
            <text:p>3</text:p>
          </table:table-cell>
        </table:table-row>
        <table:table-row>
          <table:table-cell office:value-type="string">
            <text:p>PDMByhTGR-SU8pyyQNZFlg</text:p>
          </table:table-cell>
          <table:table-cell office:value-type="string">
            <text:p>IcELVaRISf-KB1YgbvKLjw</text:p>
          </table:table-cell>
          <table:table-cell office:value-type="string">
            <text:p>Xy5</text:p>
          </table:table-cell>
          <table:table-cell office:value-type="string">
            <text:p>rkzvcxQz6y4cbEG9Ja88</text:p>
          </table:table-cell>
          <table:table-cell/>
          <table:table-cell office:value-type="float" office:value="-21">
            <text:p>-21</text:p>
          </table:table-cell>
        </table:table-row>
        <table:table-row>
          <table:table-cell office:value-type="string">
            <text:p>DwAfvfIO8hBwoBD2TSxc</text:p>
          </table:table-cell>
          <table:table-cell office:value-type="string">
            <text:p>Ni2IaViqTlIIyZEDgQpY</text:p>
          </table:table-cell>
          <table:table-cell office:value-type="string">
            <text:p>Y07G</text:p>
          </table:table-cell>
          <table:table-cell office:value-type="string">
            <text:p>YytMRmEEFc5bFdo6vPMA</text:p>
          </table:table-cell>
          <table:table-cell/>
          <table:table-cell office:value-type="float" office:value="-64">
            <text:p>-64</text:p>
          </table:table-cell>
        </table:table-row>
        <table:table-row>
          <table:table-cell office:value-type="string">
            <text:p>cZCBIxg2QEWS9mzwtHVO2g</text:p>
          </table:table-cell>
          <table:table-cell office:value-type="string">
            <text:p>DNfUAZg5SeimA1UqDdbCEA</text:p>
          </table:table-cell>
          <table:table-cell office:value-type="string">
            <text:p>Y03U</text:p>
          </table:table-cell>
          <table:table-cell office:value-type="string">
            <text:p>YytMRmEEFc5bFdo6vPMA</text:p>
          </table:table-cell>
          <table:table-cell/>
          <table:table-cell office:value-type="float" office:value="-77">
            <text:p>-77</text:p>
          </table:table-cell>
        </table:table-row>
        <table:table-row>
          <table:table-cell office:value-type="string">
            <text:p>c3IilfT1T3KAU-bZscPejg</text:p>
          </table:table-cell>
          <table:table-cell office:value-type="string">
            <text:p>kZPrIpe8Qfal6QdyHCylXg</text:p>
          </table:table-cell>
          <table:table-cell office:value-type="string">
            <text:p>XwF</text:p>
          </table:table-cell>
          <table:table-cell office:value-type="string">
            <text:p>rkzvcxQz6y4cbEG9Ja88</text:p>
          </table:table-cell>
          <table:table-cell/>
          <table:table-cell office:value-type="float" office:value="9">
            <text:p>9</text:p>
          </table:table-cell>
        </table:table-row>
        <table:table-row>
          <table:table-cell office:value-type="string">
            <text:p>yceoTnGrRdS3PlhmwOUHSg</text:p>
          </table:table-cell>
          <table:table-cell office:value-type="string">
            <text:p>CWR7TCagQpKjsA3L2cZd4g</text:p>
          </table:table-cell>
          <table:table-cell office:value-type="string">
            <text:p>Xv3</text:p>
          </table:table-cell>
          <table:table-cell office:value-type="string">
            <text:p>XWE9ZQ4F8xKPAxTgtrWX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TfHXDSTlSuyr36VfyZToaA</text:p>
          </table:table-cell>
          <table:table-cell office:value-type="string">
            <text:p>cHR41NXlSyK0i.d5Ua1how</text:p>
          </table:table-cell>
          <table:table-cell office:value-type="string">
            <text:p>Y02M</text:p>
          </table:table-cell>
          <table:table-cell office:value-type="string">
            <text:p>a4SKiEpE8tWxPptWvXNU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mbtvxwtxQ1eTTot-4-Qi4g</text:p>
          </table:table-cell>
          <table:table-cell office:value-type="string">
            <text:p>Z7DVkVHYRail03gM-Mzklw</text:p>
          </table:table-cell>
          <table:table-cell office:value-type="string">
            <text:p>Y01J</text:p>
          </table:table-cell>
          <table:table-cell office:value-type="string">
            <text:p>qMStshNBGyuEfGxDTzHD</text:p>
          </table:table-cell>
          <table:table-cell/>
          <table:table-cell office:value-type="float" office:value="32">
            <text:p>32</text:p>
          </table:table-cell>
        </table:table-row>
        <table:table-row>
          <table:table-cell office:value-type="string">
            <text:p>ZmodgLUzQ1KWsa9KFhI67w</text:p>
          </table:table-cell>
          <table:table-cell office:value-type="string">
            <text:p>OR9iRlxYQxOo6CREAjzNKQ</text:p>
          </table:table-cell>
          <table:table-cell office:value-type="string">
            <text:p>XyV</text:p>
          </table:table-cell>
          <table:table-cell office:value-type="string">
            <text:p>qMStshNBGyuEfGxDTzHD</text:p>
          </table:table-cell>
          <table:table-cell/>
          <table:table-cell office:value-type="float" office:value="-69">
            <text:p>-69</text:p>
          </table:table-cell>
        </table:table-row>
        <table:table-row>
          <table:table-cell office:value-type="string">
            <text:p>Bdz5w9i7QeeIzvCb3hayyw</text:p>
          </table:table-cell>
          <table:table-cell office:value-type="string">
            <text:p>9IJjaDehSY-dOk0GRwW0yw</text:p>
          </table:table-cell>
          <table:table-cell office:value-type="string">
            <text:p>Xxr</text:p>
          </table:table-cell>
          <table:table-cell office:value-type="string">
            <text:p>qMStshNBGyuEfGxDTzHD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3slmwJBWTPG6.M7Fr.h74g</text:p>
          </table:table-cell>
          <table:table-cell office:value-type="string">
            <text:p>Db9dmys8Sk2.liH7yNBbBQ</text:p>
          </table:table-cell>
          <table:table-cell office:value-type="string">
            <text:p>Xzb</text:p>
          </table:table-cell>
          <table:table-cell office:value-type="string">
            <text:p>a4SKiEpE8tWxPptWvXNU</text:p>
          </table:table-cell>
          <table:table-cell/>
          <table:table-cell office:value-type="float" office:value="-94">
            <text:p>-94</text:p>
          </table:table-cell>
        </table:table-row>
        <table:table-row>
          <table:table-cell office:value-type="string">
            <text:p>Vj44XRe2QT6iuIaUdB310g</text:p>
          </table:table-cell>
          <table:table-cell office:value-type="string">
            <text:p>lGj.sqAEQsiHP1ugm0UyqQ</text:p>
          </table:table-cell>
          <table:table-cell office:value-type="string">
            <text:p>XtM</text:p>
          </table:table-cell>
          <table:table-cell office:value-type="string">
            <text:p>qMStshNBGyuEfGxDTzHD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XiK8OQV3aESU6KZEQWQd</text:p>
          </table:table-cell>
          <table:table-cell office:value-type="string">
            <text:p>sp-KRUWSQLmkxnTqRMxXBg</text:p>
          </table:table-cell>
          <table:table-cell office:value-type="string">
            <text:p>Y08F</text:p>
          </table:table-cell>
          <table:table-cell office:value-type="string">
            <text:p>qMStshNBGyuEfGxDTzHD</text:p>
          </table:table-cell>
          <table:table-cell office:value-type="float" office:value="100">
            <text:p>100</text:p>
          </table:table-cell>
          <table:table-cell/>
        </table:table-row>
        <table:table-row>
          <table:table-cell office:value-type="string">
            <text:p>NikleYd2R3-Ke00Rkiej6w</text:p>
          </table:table-cell>
          <table:table-cell office:value-type="string">
            <text:p>L7klU-BwRHGXxshAWhs2yQ</text:p>
          </table:table-cell>
          <table:table-cell office:value-type="string">
            <text:p>XwS</text:p>
          </table:table-cell>
          <table:table-cell office:value-type="string">
            <text:p>YytMRmEEFc5bFdo6vPMA</text:p>
          </table:table-cell>
          <table:table-cell/>
          <table:table-cell office:value-type="float" office:value="1">
            <text:p>1</text:p>
          </table:table-cell>
        </table:table-row>
        <table:table-row>
          <table:table-cell office:value-type="string">
            <text:p>XpeP1cGLT8er3wLmI-amRg</text:p>
          </table:table-cell>
          <table:table-cell office:value-type="string">
            <text:p>TJkAULTfQC6HX45wXrLhdw</text:p>
          </table:table-cell>
          <table:table-cell office:value-type="string">
            <text:p>XuK</text:p>
          </table:table-cell>
          <table:table-cell office:value-type="string">
            <text:p>bqlxMT63OrpmLySa7nix</text:p>
          </table:table-cell>
          <table:table-cell/>
          <table:table-cell office:value-type="float" office:value="-31">
            <text:p>-31</text:p>
          </table:table-cell>
        </table:table-row>
        <table:table-row>
          <table:table-cell office:value-type="string">
            <text:p>j8.rPowUSRyngfYFKBu3ng</text:p>
          </table:table-cell>
          <table:table-cell office:value-type="string">
            <text:p>wRVdMdRNQbSYsQU4uulrZQ</text:p>
          </table:table-cell>
          <table:table-cell office:value-type="string">
            <text:p>Y01R</text:p>
          </table:table-cell>
          <table:table-cell office:value-type="string">
            <text:p>qMStshNBGyuEfGxDTzHD</text:p>
          </table:table-cell>
          <table:table-cell/>
          <table:table-cell office:value-type="float" office:value="29">
            <text:p>29</text:p>
          </table:table-cell>
        </table:table-row>
        <table:table-row>
          <table:table-cell office:value-type="string">
            <text:p>ZmDL61HIRR6baHD9YLhmxg</text:p>
          </table:table-cell>
          <table:table-cell office:value-type="string">
            <text:p>1DhqG3hFSGK5qwDStnLlTg</text:p>
          </table:table-cell>
          <table:table-cell office:value-type="string">
            <text:p>Y02r</text:p>
          </table:table-cell>
          <table:table-cell office:value-type="string">
            <text:p>qMStshNBGyuEfGxDTzHD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P7gaGttjRJSUybSSgOhvRQ</text:p>
          </table:table-cell>
          <table:table-cell office:value-type="string">
            <text:p>fSIcUeWJQvOrNFRs2kXtkA</text:p>
          </table:table-cell>
          <table:table-cell office:value-type="string">
            <text:p>Y03K</text:p>
          </table:table-cell>
          <table:table-cell office:value-type="string">
            <text:p>YytMRmEEFc5bFdo6vPMA</text:p>
          </table:table-cell>
          <table:table-cell/>
          <table:table-cell office:value-type="float" office:value="-12">
            <text:p>-12</text:p>
          </table:table-cell>
        </table:table-row>
        <table:table-row>
          <table:table-cell office:value-type="string">
            <text:p>p0GUddN3RnCbHDnDYrbY3A</text:p>
          </table:table-cell>
          <table:table-cell office:value-type="string">
            <text:p>m0rulFpFToyJbTtZnAZGNw</text:p>
          </table:table-cell>
          <table:table-cell office:value-type="string">
            <text:p>Xue</text:p>
          </table:table-cell>
          <table:table-cell office:value-type="string">
            <text:p>YytMRmEEFc5bFdo6vPMA</text:p>
          </table:table-cell>
          <table:table-cell/>
          <table:table-cell office:value-type="float" office:value="12">
            <text:p>12</text:p>
          </table:table-cell>
        </table:table-row>
        <table:table-row>
          <table:table-cell office:value-type="string">
            <text:p>QsVC4.ZvSlKnQ7Z.VzbA5w</text:p>
          </table:table-cell>
          <table:table-cell office:value-type="string">
            <text:p>QCKIKMFtTrWfGy6cAnvP8A</text:p>
          </table:table-cell>
          <table:table-cell office:value-type="string">
            <text:p>Y02z</text:p>
          </table:table-cell>
          <table:table-cell office:value-type="string">
            <text:p>a4SKiEpE8tWxPptWvXNU</text:p>
          </table:table-cell>
          <table:table-cell/>
          <table:table-cell office:value-type="float" office:value="-12">
            <text:p>-12</text:p>
          </table:table-cell>
        </table:table-row>
        <table:table-row>
          <table:table-cell office:value-type="string">
            <text:p>amwBfXLiSemEWyPnsVJ.Xg</text:p>
          </table:table-cell>
          <table:table-cell office:value-type="string">
            <text:p>izfLxU0WTlGZuU5NDpLc1A</text:p>
          </table:table-cell>
          <table:table-cell office:value-type="string">
            <text:p>XtS</text:p>
          </table:table-cell>
          <table:table-cell office:value-type="string">
            <text:p>qMStshNBGyuEfGxDTzHD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wwPW0JCJT0CyKuUtRmpO4A</text:p>
          </table:table-cell>
          <table:table-cell office:value-type="string">
            <text:p>IkLxsY9pTyiXmTWktn3FIw</text:p>
          </table:table-cell>
          <table:table-cell office:value-type="string">
            <text:p>Xxx</text:p>
          </table:table-cell>
          <table:table-cell office:value-type="string">
            <text:p>rkzvcxQz6y4cbEG9Ja88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8uMKG1kzewOG0f2EXy6j</text:p>
          </table:table-cell>
          <table:table-cell office:value-type="string">
            <text:p>X6T.JiPNSqiRTyxHRNmEHA</text:p>
          </table:table-cell>
          <table:table-cell office:value-type="string">
            <text:p>Y0B4</text:p>
          </table:table-cell>
          <table:table-cell office:value-type="string">
            <text:p>rKhO7RujSGeWGOsxLOiolg</text:p>
          </table:table-cell>
          <table:table-cell/>
          <table:table-cell office:value-type="float" office:value="123">
            <text:p>123</text:p>
          </table:table-cell>
        </table:table-row>
        <table:table-row>
          <table:table-cell office:value-type="string">
            <text:p>HSirCU3cRvKl0puB3UG-aA</text:p>
          </table:table-cell>
          <table:table-cell office:value-type="string">
            <text:p>rEEyOu3WSGKLjFo.w5h7wQ</text:p>
          </table:table-cell>
          <table:table-cell office:value-type="string">
            <text:p>Y05M</text:p>
          </table:table-cell>
          <table:table-cell office:value-type="string">
            <text:p>rkzvcxQz6y4cbEG9Ja88</text:p>
          </table:table-cell>
          <table:table-cell/>
          <table:table-cell office:value-type="float" office:value="91">
            <text:p>91</text:p>
          </table:table-cell>
        </table:table-row>
        <table:table-row>
          <table:table-cell office:value-type="string">
            <text:p>VHlmS4h0Swu2vOB2.Exfag</text:p>
          </table:table-cell>
          <table:table-cell office:value-type="string">
            <text:p>QtQ1rBlmQt-LJq4CBYybfg</text:p>
          </table:table-cell>
          <table:table-cell office:value-type="string">
            <text:p>Y02H</text:p>
          </table:table-cell>
          <table:table-cell office:value-type="string">
            <text:p>a4SKiEpE8tWxPptWvXNU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QJ-SFqr-TMeuwj6fVz8yxg</text:p>
          </table:table-cell>
          <table:table-cell office:value-type="string">
            <text:p>R47vUvfrSNKdfs.gXICEXA</text:p>
          </table:table-cell>
          <table:table-cell office:value-type="string">
            <text:p>Y03P</text:p>
          </table:table-cell>
          <table:table-cell office:value-type="string">
            <text:p>qMStshNBGyuEfGxDTzHD</text:p>
          </table:table-cell>
          <table:table-cell/>
          <table:table-cell office:value-type="float" office:value="-27">
            <text:p>-27</text:p>
          </table:table-cell>
        </table:table-row>
        <table:table-row>
          <table:table-cell office:value-type="string">
            <text:p>UfpcGFp6SdCizY-y2VdHBQ</text:p>
          </table:table-cell>
          <table:table-cell office:value-type="string">
            <text:p>5pyWM-psQOug4mNAZmBC2Q</text:p>
          </table:table-cell>
          <table:table-cell office:value-type="string">
            <text:p>XvH</text:p>
          </table:table-cell>
          <table:table-cell office:value-type="string">
            <text:p>tnaFbk6bp7z1qFHbcgBN</text:p>
          </table:table-cell>
          <table:table-cell/>
          <table:table-cell office:value-type="float" office:value="-289">
            <text:p>-289</text:p>
          </table:table-cell>
        </table:table-row>
        <table:table-row>
          <table:table-cell office:value-type="string">
            <text:p>bLdntoHbTQyHbSzBs38ucA</text:p>
          </table:table-cell>
          <table:table-cell office:value-type="string">
            <text:p>a.W6DUllIRYeCbBPe.OfoQQ</text:p>
          </table:table-cell>
          <table:table-cell office:value-type="string">
            <text:p>XyE</text:p>
          </table:table-cell>
          <table:table-cell office:value-type="string">
            <text:p>rkzvcxQz6y4cbEG9Ja88</text:p>
          </table:table-cell>
          <table:table-cell/>
          <table:table-cell office:value-type="float" office:value="74">
            <text:p>74</text:p>
          </table:table-cell>
        </table:table-row>
        <table:table-row>
          <table:table-cell office:value-type="string">
            <text:p>EhD14oRemg1y8wGSO1lL</text:p>
          </table:table-cell>
          <table:table-cell office:value-type="string">
            <text:p>rynDBfxHRlunqlMPTijwHg</text:p>
          </table:table-cell>
          <table:table-cell office:value-type="string">
            <text:p>Y0BW</text:p>
          </table:table-cell>
          <table:table-cell office:value-type="string">
            <text:p>qMStshNBGyuEfGxDTzHD</text:p>
          </table:table-cell>
          <table:table-cell office:value-type="float" office:value="54">
            <text:p>54</text:p>
          </table:table-cell>
          <table:table-cell/>
        </table:table-row>
        <table:table-row>
          <table:table-cell office:value-type="string">
            <text:p>tU8IXHEgTZed6gBmD.56sA</text:p>
          </table:table-cell>
          <table:table-cell office:value-type="string">
            <text:p>B3tiHxqfTd2sGcqpOgkDkA</text:p>
          </table:table-cell>
          <table:table-cell office:value-type="string">
            <text:p>Xwm</text:p>
          </table:table-cell>
          <table:table-cell office:value-type="string">
            <text:p>bqlxMT63OrpmLySa7nix</text:p>
          </table:table-cell>
          <table:table-cell/>
          <table:table-cell office:value-type="float" office:value="-25">
            <text:p>-25</text:p>
          </table:table-cell>
        </table:table-row>
        <table:table-row>
          <table:table-cell office:value-type="string">
            <text:p>95M.Nqr8QnWv7MEiMlxMow</text:p>
          </table:table-cell>
          <table:table-cell office:value-type="string">
            <text:p>a-HAARibCRbSN6QhzWwKPYg</text:p>
          </table:table-cell>
          <table:table-cell office:value-type="string">
            <text:p>Y02j</text:p>
          </table:table-cell>
          <table:table-cell office:value-type="string">
            <text:p>rkzvcxQz6y4cbEG9Ja88</text:p>
          </table:table-cell>
          <table:table-cell/>
          <table:table-cell office:value-type="float" office:value="-48">
            <text:p>-48</text:p>
          </table:table-cell>
        </table:table-row>
        <table:table-row>
          <table:table-cell office:value-type="string">
            <text:p>DtdKLDsfTv6B82Tawx8V7Q</text:p>
          </table:table-cell>
          <table:table-cell office:value-type="string">
            <text:p>hwsbz6HYT9-GIqOmqnK2UA</text:p>
          </table:table-cell>
          <table:table-cell office:value-type="string">
            <text:p>XxW</text:p>
          </table:table-cell>
          <table:table-cell office:value-type="string">
            <text:p>mGOrrykGEwNu44EBsj0z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dtR9pBNMRO2dxJ14JPztrA</text:p>
          </table:table-cell>
          <table:table-cell office:value-type="string">
            <text:p>u9CcCgr4SCizhI3JNj7oag</text:p>
          </table:table-cell>
          <table:table-cell office:value-type="string">
            <text:p>Y04s</text:p>
          </table:table-cell>
          <table:table-cell office:value-type="string">
            <text:p>qMStshNBGyuEfGxDTzHD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HvfVwe.OQSaeb.83ml3d-w</text:p>
          </table:table-cell>
          <table:table-cell office:value-type="string">
            <text:p>qvghp24aTiSVj1CY2tabKA</text:p>
          </table:table-cell>
          <table:table-cell office:value-type="string">
            <text:p>Y00I</text:p>
          </table:table-cell>
          <table:table-cell office:value-type="string">
            <text:p>qMStshNBGyuEfGxDTzHD</text:p>
          </table:table-cell>
          <table:table-cell/>
          <table:table-cell office:value-type="float" office:value="26">
            <text:p>26</text:p>
          </table:table-cell>
        </table:table-row>
        <table:table-row>
          <table:table-cell office:value-type="string">
            <text:p>64.zKAhTSIWgPkbsH-2nuA</text:p>
          </table:table-cell>
          <table:table-cell office:value-type="string">
            <text:p>G.V9UPcDTn6.w1U53rYKmg</text:p>
          </table:table-cell>
          <table:table-cell office:value-type="string">
            <text:p>Xqo</text:p>
          </table:table-cell>
          <table:table-cell office:value-type="string">
            <text:p>qMStshNBGyuEfGxDTzHD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ewkILryBTI2OtMq671z.wg</text:p>
          </table:table-cell>
          <table:table-cell office:value-type="string">
            <text:p>t8epwuiWSp6m016GFSOXZA</text:p>
          </table:table-cell>
          <table:table-cell office:value-type="string">
            <text:p>XtT</text:p>
          </table:table-cell>
          <table:table-cell office:value-type="string">
            <text:p>rkzvcxQz6y4cbEG9Ja88</text:p>
          </table:table-cell>
          <table:table-cell/>
          <table:table-cell office:value-type="float" office:value="16">
            <text:p>16</text:p>
          </table:table-cell>
        </table:table-row>
        <table:table-row>
          <table:table-cell office:value-type="string">
            <text:p>vvVRXBMGSXygSuBH2XFY0Q</text:p>
          </table:table-cell>
          <table:table-cell office:value-type="string">
            <text:p>xL2kzEoDRpyefE1o4fD1ZQ</text:p>
          </table:table-cell>
          <table:table-cell office:value-type="string">
            <text:p>Xtc</text:p>
          </table:table-cell>
          <table:table-cell office:value-type="string">
            <text:p>rkzvcxQz6y4cbEG9Ja88</text:p>
          </table:table-cell>
          <table:table-cell/>
          <table:table-cell office:value-type="float" office:value="-13">
            <text:p>-13</text:p>
          </table:table-cell>
        </table:table-row>
        <table:table-row>
          <table:table-cell office:value-type="string">
            <text:p>vLuaYcjJSh6FRoM9l33XTg</text:p>
          </table:table-cell>
          <table:table-cell office:value-type="string">
            <text:p>q50OkA5wS-qqOpr8sb-vXg</text:p>
          </table:table-cell>
          <table:table-cell office:value-type="string">
            <text:p>Xwy</text:p>
          </table:table-cell>
          <table:table-cell office:value-type="string">
            <text:p>qMStshNBGyuEfGxDTzHD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2cJN79l8RZ2uGLw3ae0cgQ</text:p>
          </table:table-cell>
          <table:table-cell office:value-type="string">
            <text:p>Cb7KWg5ESf-mNtV7Z.z5aA</text:p>
          </table:table-cell>
          <table:table-cell office:value-type="string">
            <text:p>Xz2</text:p>
          </table:table-cell>
          <table:table-cell office:value-type="string">
            <text:p>a4SKiEpE8tWxPptWvXNU</text:p>
          </table:table-cell>
          <table:table-cell/>
          <table:table-cell office:value-type="float" office:value="28">
            <text:p>28</text:p>
          </table:table-cell>
        </table:table-row>
        <table:table-row>
          <table:table-cell office:value-type="string">
            <text:p>FbGysrYkmsLm3VfQnrCe</text:p>
          </table:table-cell>
          <table:table-cell office:value-type="string">
            <text:p>RrCesItkfmPAHpXlIovh</text:p>
          </table:table-cell>
          <table:table-cell office:value-type="string">
            <text:p>Y06R</text:p>
          </table:table-cell>
          <table:table-cell office:value-type="string">
            <text:p>qMStshNBGyuEfGxDTzHD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sUOd2PSWTsa8CMJ4gTogaA</text:p>
          </table:table-cell>
          <table:table-cell office:value-type="string">
            <text:p>uRz.5VgtTQqTiCAvdEVsDA</text:p>
          </table:table-cell>
          <table:table-cell office:value-type="string">
            <text:p>Y037</text:p>
          </table:table-cell>
          <table:table-cell office:value-type="string">
            <text:p>qMStshNBGyuEfGxDTzHD</text:p>
          </table:table-cell>
          <table:table-cell/>
          <table:table-cell office:value-type="float" office:value="3">
            <text:p>3</text:p>
          </table:table-cell>
        </table:table-row>
        <table:table-row>
          <table:table-cell office:value-type="string">
            <text:p>yFkiG9nXTuiOhu8-nypHTQ</text:p>
          </table:table-cell>
          <table:table-cell office:value-type="string">
            <text:p>6c2bZ06MSQqIHCbBSNUANg</text:p>
          </table:table-cell>
          <table:table-cell office:value-type="string">
            <text:p>Y00E</text:p>
          </table:table-cell>
          <table:table-cell office:value-type="string">
            <text:p>bqlxMT63OrpmLySa7nix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eABwPKSQTGOIYmUQQkozow</text:p>
          </table:table-cell>
          <table:table-cell office:value-type="string">
            <text:p>7BppqY6vQ9CxIbCwSFInlA</text:p>
          </table:table-cell>
          <table:table-cell office:value-type="string">
            <text:p>Xvx</text:p>
          </table:table-cell>
          <table:table-cell office:value-type="string">
            <text:p>YytMRmEEFc5bFdo6vPMA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T21bTo4xRH-BPYGy5BDs9Q</text:p>
          </table:table-cell>
          <table:table-cell office:value-type="string">
            <text:p>a-y.ixpMGSiWWZRvMabvMqg</text:p>
          </table:table-cell>
          <table:table-cell office:value-type="string">
            <text:p>XtE</text:p>
          </table:table-cell>
          <table:table-cell office:value-type="string">
            <text:p>rkzvcxQz6y4cbEG9Ja88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s-o559obQZCS-q5t8ToEfQ</text:p>
          </table:table-cell>
          <table:table-cell office:value-type="string">
            <text:p>oEHCNwsJTMGMdZIBRWRJbg</text:p>
          </table:table-cell>
          <table:table-cell office:value-type="string">
            <text:p>Y02X</text:p>
          </table:table-cell>
          <table:table-cell office:value-type="string">
            <text:p>rkzvcxQz6y4cbEG9Ja88</text:p>
          </table:table-cell>
          <table:table-cell/>
          <table:table-cell office:value-type="float" office:value="-25">
            <text:p>-25</text:p>
          </table:table-cell>
        </table:table-row>
        <table:table-row>
          <table:table-cell office:value-type="string">
            <text:p>NbWfspNcXW4s99L8rPRm</text:p>
          </table:table-cell>
          <table:table-cell office:value-type="string">
            <text:p>si72lVrwTfiJLZlUcKpErQ</text:p>
          </table:table-cell>
          <table:table-cell office:value-type="string">
            <text:p>Y0BC</text:p>
          </table:table-cell>
          <table:table-cell office:value-type="string">
            <text:p>mGOrrykGEwNu44EBsj0z</text:p>
          </table:table-cell>
          <table:table-cell/>
          <table:table-cell office:value-type="float" office:value="76">
            <text:p>76</text:p>
          </table:table-cell>
        </table:table-row>
        <table:table-row>
          <table:table-cell office:value-type="string">
            <text:p>0rbhtN1VEeZuCqiEKjW0</text:p>
          </table:table-cell>
          <table:table-cell office:value-type="string">
            <text:p>X6T.JiPNSqiRTyxHRNmEHA</text:p>
          </table:table-cell>
          <table:table-cell office:value-type="string">
            <text:p>Y0B2</text:p>
          </table:table-cell>
          <table:table-cell office:value-type="string">
            <text:p>bqlxMT63OrpmLySa7nix</text:p>
          </table:table-cell>
          <table:table-cell/>
          <table:table-cell office:value-type="float" office:value="86">
            <text:p>86</text:p>
          </table:table-cell>
        </table:table-row>
        <table:table-row>
          <table:table-cell office:value-type="string">
            <text:p>yOVh7T5DQnSxDOtJjmOzaQ</text:p>
          </table:table-cell>
          <table:table-cell office:value-type="string">
            <text:p>NtxNBzyUT1WWx.XDz0C3lg</text:p>
          </table:table-cell>
          <table:table-cell office:value-type="string">
            <text:p>Y04c</text:p>
          </table:table-cell>
          <table:table-cell office:value-type="string">
            <text:p>TDyewdoZ6LIAsKTLfYUG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Chv0UIR.THCcmcNOLFm0cg</text:p>
          </table:table-cell>
          <table:table-cell office:value-type="string">
            <text:p>vC-6v5mwTDuGl9LHdyMCtQ</text:p>
          </table:table-cell>
          <table:table-cell office:value-type="string">
            <text:p>XsA</text:p>
          </table:table-cell>
          <table:table-cell office:value-type="string">
            <text:p>rkzvcxQz6y4cbEG9Ja88</text:p>
          </table:table-cell>
          <table:table-cell/>
          <table:table-cell office:value-type="float" office:value="-31">
            <text:p>-31</text:p>
          </table:table-cell>
        </table:table-row>
        <table:table-row>
          <table:table-cell office:value-type="string">
            <text:p>ttojOUefTnag8K-coeFNPw</text:p>
          </table:table-cell>
          <table:table-cell office:value-type="string">
            <text:p>E0E1G-X6RY6sWlQ.m1KGwQ</text:p>
          </table:table-cell>
          <table:table-cell office:value-type="string">
            <text:p>Xzl</text:p>
          </table:table-cell>
          <table:table-cell office:value-type="string">
            <text:p>XWE9ZQ4F8xKPAxTgtrWX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Tu7ciz.mR8C4yj-h5eUnUA</text:p>
          </table:table-cell>
          <table:table-cell office:value-type="string">
            <text:p>oWAbASeqQ.6TqA.ydZ-QeQ</text:p>
          </table:table-cell>
          <table:table-cell office:value-type="string">
            <text:p>XrJ</text:p>
          </table:table-cell>
          <table:table-cell office:value-type="string">
            <text:p>rkzvcxQz6y4cbEG9Ja88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dtZb4jaCRR2Tf.KD1KDglQ</text:p>
          </table:table-cell>
          <table:table-cell office:value-type="string">
            <text:p>z58qv43yS-mU0PfDro30uw</text:p>
          </table:table-cell>
          <table:table-cell office:value-type="string">
            <text:p>Xrw</text:p>
          </table:table-cell>
          <table:table-cell office:value-type="string">
            <text:p>tnaFbk6bp7z1qFHbcgBN</text:p>
          </table:table-cell>
          <table:table-cell/>
          <table:table-cell office:value-type="float" office:value="-16">
            <text:p>-16</text:p>
          </table:table-cell>
        </table:table-row>
        <table:table-row>
          <table:table-cell office:value-type="string">
            <text:p>wnLruNAPRX6-KMRdYOcpCA</text:p>
          </table:table-cell>
          <table:table-cell office:value-type="string">
            <text:p>bVh8R.RdRoyOqxhH0ja3Sg</text:p>
          </table:table-cell>
          <table:table-cell office:value-type="string">
            <text:p>Y01f</text:p>
          </table:table-cell>
          <table:table-cell office:value-type="string">
            <text:p>qMStshNBGyuEfGxDTzHD</text:p>
          </table:table-cell>
          <table:table-cell/>
          <table:table-cell office:value-type="float" office:value="-42">
            <text:p>-42</text:p>
          </table:table-cell>
        </table:table-row>
        <table:table-row>
          <table:table-cell office:value-type="string">
            <text:p>cVUP5zrmTo6bMWPhw.pdYg</text:p>
          </table:table-cell>
          <table:table-cell office:value-type="string">
            <text:p>uvkvNKsVQYmoMa7AsEypTg</text:p>
          </table:table-cell>
          <table:table-cell office:value-type="string">
            <text:p>Y05a</text:p>
          </table:table-cell>
          <table:table-cell office:value-type="string">
            <text:p>qMStshNBGyuEfGxDTzHD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m.EY4lZtRZ2H2DE-DRPsfA</text:p>
          </table:table-cell>
          <table:table-cell office:value-type="string">
            <text:p>CG5R4hMzQQKlidKvXCweGw</text:p>
          </table:table-cell>
          <table:table-cell office:value-type="string">
            <text:p>Y00N</text:p>
          </table:table-cell>
          <table:table-cell office:value-type="string">
            <text:p>bqlxMT63OrpmLySa7nix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z.08Hde7TlepFVpv4Gtlug</text:p>
          </table:table-cell>
          <table:table-cell office:value-type="string">
            <text:p>dwCSU-5GRo-3lSkICZNdJw</text:p>
          </table:table-cell>
          <table:table-cell office:value-type="string">
            <text:p>XtQ</text:p>
          </table:table-cell>
          <table:table-cell office:value-type="string">
            <text:p>mGOrrykGEwNu44EBsj0z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mw7zYHv2eANaz3Dv6UaU</text:p>
          </table:table-cell>
          <table:table-cell office:value-type="string">
            <text:p>wYCi0SjuQ-eN2AycJhk3aQ</text:p>
          </table:table-cell>
          <table:table-cell office:value-type="string">
            <text:p>Y08b</text:p>
          </table:table-cell>
          <table:table-cell office:value-type="string">
            <text:p>YytMRmEEFc5bFdo6vPMA</text:p>
          </table:table-cell>
          <table:table-cell office:value-type="float" office:value="1">
            <text:p>1</text:p>
          </table:table-cell>
          <table:table-cell/>
        </table:table-row>
        <table:table-row>
          <table:table-cell office:value-type="string">
            <text:p>8qxSIzpDRpStOEC2ss..2g</text:p>
          </table:table-cell>
          <table:table-cell office:value-type="string">
            <text:p>yG9ol.o9Sf-2dS-uoImUJA</text:p>
          </table:table-cell>
          <table:table-cell office:value-type="string">
            <text:p>XzJ</text:p>
          </table:table-cell>
          <table:table-cell office:value-type="string">
            <text:p>XWE9ZQ4F8xKPAxTgtrWX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53Ln4afOSxC4kNGqWnjLtA</text:p>
          </table:table-cell>
          <table:table-cell office:value-type="string">
            <text:p>LTq5ZN40TLq4GfDYsh-NqQ</text:p>
          </table:table-cell>
          <table:table-cell office:value-type="string">
            <text:p>XuC</text:p>
          </table:table-cell>
          <table:table-cell office:value-type="string">
            <text:p>YytMRmEEFc5bFdo6vPMA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EGtGHU0oQBew-cmshIw08g</text:p>
          </table:table-cell>
          <table:table-cell office:value-type="string">
            <text:p>scAYewAaR--o9D405ruxfQ</text:p>
          </table:table-cell>
          <table:table-cell office:value-type="string">
            <text:p>Y05j</text:p>
          </table:table-cell>
          <table:table-cell office:value-type="string">
            <text:p>rkzvcxQz6y4cbEG9Ja88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lvCLUjbmTTuNePGCZikGIg</text:p>
          </table:table-cell>
          <table:table-cell office:value-type="string">
            <text:p>bYLxj1iwQQusi6T6QdNjig</text:p>
          </table:table-cell>
          <table:table-cell office:value-type="string">
            <text:p>XrO</text:p>
          </table:table-cell>
          <table:table-cell office:value-type="string">
            <text:p>y4gWEVBrS5uEdhL97TIxTg</text:p>
          </table:table-cell>
          <table:table-cell/>
          <table:table-cell office:value-type="float" office:value="-9">
            <text:p>-9</text:p>
          </table:table-cell>
        </table:table-row>
        <table:table-row>
          <table:table-cell office:value-type="string">
            <text:p>ODwvaTM1TFu7pY1OjkBQNw</text:p>
          </table:table-cell>
          <table:table-cell office:value-type="string">
            <text:p>MRWfatCTRvyKDu3eNPQVGA</text:p>
          </table:table-cell>
          <table:table-cell office:value-type="string">
            <text:p>Xz6</text:p>
          </table:table-cell>
          <table:table-cell office:value-type="string">
            <text:p>rkzvcxQz6y4cbEG9Ja88</text:p>
          </table:table-cell>
          <table:table-cell/>
          <table:table-cell office:value-type="float" office:value="18">
            <text:p>18</text:p>
          </table:table-cell>
        </table:table-row>
        <table:table-row>
          <table:table-cell office:value-type="string">
            <text:p>ZilkAvYzR8K1TW7N-GP.FQ</text:p>
          </table:table-cell>
          <table:table-cell office:value-type="string">
            <text:p>zuyc-gO4TmSWTUoMcY8x-w</text:p>
          </table:table-cell>
          <table:table-cell office:value-type="string">
            <text:p>Y006</text:p>
          </table:table-cell>
          <table:table-cell office:value-type="string">
            <text:p>qMStshNBGyuEfGxDTzHD</text:p>
          </table:table-cell>
          <table:table-cell/>
          <table:table-cell office:value-type="float" office:value="-16">
            <text:p>-16</text:p>
          </table:table-cell>
        </table:table-row>
        <table:table-row>
          <table:table-cell office:value-type="string">
            <text:p>Fv7DfZF9QdyLG-MRvhqc8Q</text:p>
          </table:table-cell>
          <table:table-cell office:value-type="string">
            <text:p>HUrjepg7Qxmmcx1RPVtXJA</text:p>
          </table:table-cell>
          <table:table-cell office:value-type="string">
            <text:p>Xxa</text:p>
          </table:table-cell>
          <table:table-cell office:value-type="string">
            <text:p>TDyewdoZ6LIAsKTLfYUG</text:p>
          </table:table-cell>
          <table:table-cell/>
          <table:table-cell office:value-type="float" office:value="148">
            <text:p>148</text:p>
          </table:table-cell>
        </table:table-row>
        <table:table-row>
          <table:table-cell office:value-type="string">
            <text:p>8g70VL.QRhisdrQOQ1olcQ</text:p>
          </table:table-cell>
          <table:table-cell office:value-type="string">
            <text:p>MiAF-zYvTCGQW3QdoSErbg</text:p>
          </table:table-cell>
          <table:table-cell office:value-type="string">
            <text:p>Xzf</text:p>
          </table:table-cell>
          <table:table-cell office:value-type="string">
            <text:p>XWE9ZQ4F8xKPAxTgtrWX</text:p>
          </table:table-cell>
          <table:table-cell/>
          <table:table-cell office:value-type="float" office:value="-65">
            <text:p>-65</text:p>
          </table:table-cell>
        </table:table-row>
        <table:table-row>
          <table:table-cell office:value-type="string">
            <text:p>10c4S-CXQlOMjytj1UvaXQ</text:p>
          </table:table-cell>
          <table:table-cell office:value-type="string">
            <text:p>Z7DVkVHYRail03gM-Mzklw</text:p>
          </table:table-cell>
          <table:table-cell office:value-type="string">
            <text:p>Y01K</text:p>
          </table:table-cell>
          <table:table-cell office:value-type="string">
            <text:p>YytMRmEEFc5bFdo6vPMA</text:p>
          </table:table-cell>
          <table:table-cell/>
          <table:table-cell office:value-type="float" office:value="-32">
            <text:p>-32</text:p>
          </table:table-cell>
        </table:table-row>
        <table:table-row>
          <table:table-cell office:value-type="string">
            <text:p>JJCzJafESIKZXFFGOvs0eg</text:p>
          </table:table-cell>
          <table:table-cell office:value-type="string">
            <text:p>2tDjvfcKRhmoIf6NtdHFIg</text:p>
          </table:table-cell>
          <table:table-cell office:value-type="string">
            <text:p>XrS</text:p>
          </table:table-cell>
          <table:table-cell office:value-type="string">
            <text:p>tnaFbk6bp7z1qFHbcgBN</text:p>
          </table:table-cell>
          <table:table-cell/>
          <table:table-cell office:value-type="float" office:value="-42">
            <text:p>-42</text:p>
          </table:table-cell>
        </table:table-row>
        <table:table-row>
          <table:table-cell office:value-type="string">
            <text:p>upImvLm9TxCPsWmtm327Sw</text:p>
          </table:table-cell>
          <table:table-cell office:value-type="string">
            <text:p>vXZ0HsXVROytu3uulycKEA</text:p>
          </table:table-cell>
          <table:table-cell office:value-type="string">
            <text:p>XsV</text:p>
          </table:table-cell>
          <table:table-cell office:value-type="string">
            <text:p>IQbIh7IOspmrmIHHDnfQ</text:p>
          </table:table-cell>
          <table:table-cell/>
          <table:table-cell office:value-type="float" office:value="-37">
            <text:p>-37</text:p>
          </table:table-cell>
        </table:table-row>
        <table:table-row>
          <table:table-cell office:value-type="string">
            <text:p>ZInpTZAsRHC1-qlQmASuEw</text:p>
          </table:table-cell>
          <table:table-cell office:value-type="string">
            <text:p>ElqHXBIdTJOvgLS1pTu9jg</text:p>
          </table:table-cell>
          <table:table-cell office:value-type="string">
            <text:p>Xux</text:p>
          </table:table-cell>
          <table:table-cell office:value-type="string">
            <text:p>qMStshNBGyuEfGxDTzHD</text:p>
          </table:table-cell>
          <table:table-cell/>
          <table:table-cell office:value-type="float" office:value="22">
            <text:p>22</text:p>
          </table:table-cell>
        </table:table-row>
        <table:table-row>
          <table:table-cell office:value-type="string">
            <text:p>nB1DDbgESpyZfdamA3Xd7Q</text:p>
          </table:table-cell>
          <table:table-cell office:value-type="string">
            <text:p>L-Hq4bwHSnqLUmF6MPFyZg</text:p>
          </table:table-cell>
          <table:table-cell office:value-type="string">
            <text:p>Xtm</text:p>
          </table:table-cell>
          <table:table-cell office:value-type="string">
            <text:p>a4SKiEpE8tWxPptWvXNU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1Mevqm6yR9K0NWBi.EzJPw</text:p>
          </table:table-cell>
          <table:table-cell office:value-type="string">
            <text:p>mSZVesrVT0y3tlhNkT38eg</text:p>
          </table:table-cell>
          <table:table-cell office:value-type="string">
            <text:p>Y00f</text:p>
          </table:table-cell>
          <table:table-cell office:value-type="string">
            <text:p>rkzvcxQz6y4cbEG9Ja88</text:p>
          </table:table-cell>
          <table:table-cell/>
          <table:table-cell office:value-type="float" office:value="44">
            <text:p>44</text:p>
          </table:table-cell>
        </table:table-row>
        <table:table-row>
          <table:table-cell office:value-type="string">
            <text:p>bbZjYWOxRnuqIVKQQZEMYA</text:p>
          </table:table-cell>
          <table:table-cell office:value-type="string">
            <text:p>suJn.PXgSgG.PzlQWEYUxA</text:p>
          </table:table-cell>
          <table:table-cell office:value-type="string">
            <text:p>Xw</text:p>
          </table:table-cell>
          <table:table-cell office:value-type="string">
            <text:p>tnaFbk6bp7z1qFHbcgBN</text:p>
          </table:table-cell>
          <table:table-cell/>
          <table:table-cell office:value-type="float" office:value="-46">
            <text:p>-46</text:p>
          </table:table-cell>
        </table:table-row>
        <table:table-row>
          <table:table-cell office:value-type="string">
            <text:p>B2EL0y0HO8Iu9uFosPld</text:p>
          </table:table-cell>
          <table:table-cell office:value-type="string">
            <text:p>si72lVrwTfiJLZlUcKpErQ</text:p>
          </table:table-cell>
          <table:table-cell office:value-type="string">
            <text:p>Y0B8</text:p>
          </table:table-cell>
          <table:table-cell office:value-type="string">
            <text:p>rkzvcxQz6y4cbEG9Ja88</text:p>
          </table:table-cell>
          <table:table-cell/>
          <table:table-cell office:value-type="float" office:value="-570.5">
            <text:p>-570.5</text:p>
          </table:table-cell>
        </table:table-row>
        <table:table-row>
          <table:table-cell office:value-type="string">
            <text:p>omiaCP4jQRK7n3W-t1WMxw</text:p>
          </table:table-cell>
          <table:table-cell office:value-type="string">
            <text:p>6549UO9aRNSSPsLtXrbMZA</text:p>
          </table:table-cell>
          <table:table-cell office:value-type="string">
            <text:p>Y00M</text:p>
          </table:table-cell>
          <table:table-cell office:value-type="string">
            <text:p>YytMRmEEFc5bFdo6vPMA</text:p>
          </table:table-cell>
          <table:table-cell/>
          <table:table-cell office:value-type="float" office:value="-18">
            <text:p>-18</text:p>
          </table:table-cell>
        </table:table-row>
        <table:table-row>
          <table:table-cell office:value-type="string">
            <text:p>m.Z10Yh-Tx6SbxC23kOdag</text:p>
          </table:table-cell>
          <table:table-cell office:value-type="string">
            <text:p>H6QS6s.FQYWYKOY0g8zeRQ</text:p>
          </table:table-cell>
          <table:table-cell office:value-type="string">
            <text:p>XxP</text:p>
          </table:table-cell>
          <table:table-cell office:value-type="string">
            <text:p>rkzvcxQz6y4cbEG9Ja88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GXpTSQf3SiO4QP3ZR1-V2g</text:p>
          </table:table-cell>
          <table:table-cell office:value-type="string">
            <text:p>wMBUuBknR1-5spsy6dHEoA</text:p>
          </table:table-cell>
          <table:table-cell office:value-type="string">
            <text:p>Xsv</text:p>
          </table:table-cell>
          <table:table-cell office:value-type="string">
            <text:p>qMStshNBGyuEfGxDTzHD</text:p>
          </table:table-cell>
          <table:table-cell/>
          <table:table-cell office:value-type="float" office:value="26">
            <text:p>26</text:p>
          </table:table-cell>
        </table:table-row>
        <table:table-row>
          <table:table-cell office:value-type="string">
            <text:p>nwKXlJBdRYa8f7Dm2oztTQ</text:p>
          </table:table-cell>
          <table:table-cell office:value-type="string">
            <text:p>mX61UFydSOqDvsxoEsA.EA</text:p>
          </table:table-cell>
          <table:table-cell office:value-type="string">
            <text:p>Y058</text:p>
          </table:table-cell>
          <table:table-cell office:value-type="string">
            <text:p>TDyewdoZ6LIAsKTLfYUG</text:p>
          </table:table-cell>
          <table:table-cell/>
          <table:table-cell office:value-type="float" office:value="-34">
            <text:p>-34</text:p>
          </table:table-cell>
        </table:table-row>
        <table:table-row>
          <table:table-cell office:value-type="string">
            <text:p>gNE06VwgRFuB7iPUfWYi8A</text:p>
          </table:table-cell>
          <table:table-cell office:value-type="string">
            <text:p>MRWfatCTRvyKDu3eNPQVGA</text:p>
          </table:table-cell>
          <table:table-cell office:value-type="string">
            <text:p>Xz7</text:p>
          </table:table-cell>
          <table:table-cell office:value-type="string">
            <text:p>qMStshNBGyuEfGxDTzHD</text:p>
          </table:table-cell>
          <table:table-cell/>
          <table:table-cell office:value-type="float" office:value="-18">
            <text:p>-18</text:p>
          </table:table-cell>
        </table:table-row>
        <table:table-row>
          <table:table-cell office:value-type="string">
            <text:p>ZAEuqAHnUTifDQ92lI2z</text:p>
          </table:table-cell>
          <table:table-cell office:value-type="string">
            <text:p>3eHDzyfwTMeYMLgl8vW.rA</text:p>
          </table:table-cell>
          <table:table-cell office:value-type="string">
            <text:p>Y0BY</text:p>
          </table:table-cell>
          <table:table-cell office:value-type="string">
            <text:p>rkzvcxQz6y4cbEG9Ja88</text:p>
          </table:table-cell>
          <table:table-cell office:value-type="float" office:value="1">
            <text:p>1</text:p>
          </table:table-cell>
          <table:table-cell/>
        </table:table-row>
        <table:table-row>
          <table:table-cell office:value-type="string">
            <text:p>Wa1.PLt2QvGfmrljcFD-cg</text:p>
          </table:table-cell>
          <table:table-cell office:value-type="string">
            <text:p>xBuZrDbQRmyD9sCUiejTmA</text:p>
          </table:table-cell>
          <table:table-cell office:value-type="string">
            <text:p>Xyq</text:p>
          </table:table-cell>
          <table:table-cell office:value-type="string">
            <text:p>a4SKiEpE8tWxPptWvXNU</text:p>
          </table:table-cell>
          <table:table-cell/>
          <table:table-cell office:value-type="float" office:value="-67">
            <text:p>-67</text:p>
          </table:table-cell>
        </table:table-row>
        <table:table-row>
          <table:table-cell office:value-type="string">
            <text:p>PKRVXcIdRnua6sYNNTj-EQ</text:p>
          </table:table-cell>
          <table:table-cell office:value-type="string">
            <text:p>LCjMmDDCQn2KN-D.T2qaqg</text:p>
          </table:table-cell>
          <table:table-cell office:value-type="string">
            <text:p>Y059</text:p>
          </table:table-cell>
          <table:table-cell office:value-type="string">
            <text:p>rkzvcxQz6y4cbEG9Ja88</text:p>
          </table:table-cell>
          <table:table-cell/>
          <table:table-cell office:value-type="float" office:value="-58">
            <text:p>-58</text:p>
          </table:table-cell>
        </table:table-row>
        <table:table-row>
          <table:table-cell office:value-type="string">
            <text:p>SKx26t8vR8Gtb4Jvf.komQ</text:p>
          </table:table-cell>
          <table:table-cell office:value-type="string">
            <text:p>adjJq-KkRBO4PvsKwBT1zA</text:p>
          </table:table-cell>
          <table:table-cell office:value-type="string">
            <text:p>Y05E</text:p>
          </table:table-cell>
          <table:table-cell office:value-type="string">
            <text:p>rkzvcxQz6y4cbEG9Ja88</text:p>
          </table:table-cell>
          <table:table-cell/>
          <table:table-cell office:value-type="float" office:value="-103">
            <text:p>-103</text:p>
          </table:table-cell>
        </table:table-row>
        <table:table-row>
          <table:table-cell office:value-type="string">
            <text:p>fWTAPjHUR9SCg-NzRkT8pQ</text:p>
          </table:table-cell>
          <table:table-cell office:value-type="string">
            <text:p>lhuM2BIsSe2fnsenEk3HVw</text:p>
          </table:table-cell>
          <table:table-cell office:value-type="string">
            <text:p>Xsr</text:p>
          </table:table-cell>
          <table:table-cell office:value-type="string">
            <text:p>rkzvcxQz6y4cbEG9Ja88</text:p>
          </table:table-cell>
          <table:table-cell/>
          <table:table-cell office:value-type="float" office:value="-38">
            <text:p>-38</text:p>
          </table:table-cell>
        </table:table-row>
        <table:table-row>
          <table:table-cell office:value-type="string">
            <text:p>a.fTpduDpTTiYyoE-M7UANQ</text:p>
          </table:table-cell>
          <table:table-cell office:value-type="string">
            <text:p>8X7gcmPrRlGYxqEkIuiknw</text:p>
          </table:table-cell>
          <table:table-cell office:value-type="string">
            <text:p>Y01F</text:p>
          </table:table-cell>
          <table:table-cell office:value-type="string">
            <text:p>rkzvcxQz6y4cbEG9Ja88</text:p>
          </table:table-cell>
          <table:table-cell/>
          <table:table-cell office:value-type="float" office:value="-32">
            <text:p>-32</text:p>
          </table:table-cell>
        </table:table-row>
        <table:table-row>
          <table:table-cell office:value-type="string">
            <text:p>DUMrTULATEuIb.emV0O1mA</text:p>
          </table:table-cell>
          <table:table-cell office:value-type="string">
            <text:p>5pyWM-psQOug4mNAZmBC2Q</text:p>
          </table:table-cell>
          <table:table-cell office:value-type="string">
            <text:p>XvJ</text:p>
          </table:table-cell>
          <table:table-cell office:value-type="string">
            <text:p>qMStshNBGyuEfGxDTzHD</text:p>
          </table:table-cell>
          <table:table-cell/>
          <table:table-cell office:value-type="float" office:value="185">
            <text:p>185</text:p>
          </table:table-cell>
        </table:table-row>
        <table:table-row>
          <table:table-cell office:value-type="string">
            <text:p>AXDjfO4a1BiwoyENVLNf</text:p>
          </table:table-cell>
          <table:table-cell office:value-type="string">
            <text:p>si72lVrwTfiJLZlUcKpErQ</text:p>
          </table:table-cell>
          <table:table-cell office:value-type="string">
            <text:p>Y0B9</text:p>
          </table:table-cell>
          <table:table-cell office:value-type="string">
            <text:p>qMStshNBGyuEfGxDTzHD</text:p>
          </table:table-cell>
          <table:table-cell/>
          <table:table-cell office:value-type="float" office:value="127">
            <text:p>127</text:p>
          </table:table-cell>
        </table:table-row>
        <table:table-row>
          <table:table-cell office:value-type="string">
            <text:p>87LDZMYkT5SPs.QAWN9lSQ</text:p>
          </table:table-cell>
          <table:table-cell office:value-type="string">
            <text:p>g9yb7XiDQ9C6tkWeZW7wWA</text:p>
          </table:table-cell>
          <table:table-cell office:value-type="string">
            <text:p>Y003</text:p>
          </table:table-cell>
          <table:table-cell office:value-type="string">
            <text:p>YytMRmEEFc5bFdo6vPMA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a.pdTwFf-Qc2F.u-O3SRsjg</text:p>
          </table:table-cell>
          <table:table-cell office:value-type="string">
            <text:p>oYQsx7OMS2KpLTZWh5PUUg</text:p>
          </table:table-cell>
          <table:table-cell office:value-type="string">
            <text:p>Y02b</text:p>
          </table:table-cell>
          <table:table-cell office:value-type="string">
            <text:p>a4SKiEpE8tWxPptWvXNU</text:p>
          </table:table-cell>
          <table:table-cell/>
          <table:table-cell office:value-type="float" office:value="24">
            <text:p>24</text:p>
          </table:table-cell>
        </table:table-row>
        <table:table-row>
          <table:table-cell office:value-type="string">
            <text:p>a-W7bWeE-QcmNSXm2ct6.Zw</text:p>
          </table:table-cell>
          <table:table-cell office:value-type="string">
            <text:p>LmtZcpcqQ.WuBbnZGVGXsA</text:p>
          </table:table-cell>
          <table:table-cell office:value-type="string">
            <text:p>Xz</text:p>
          </table:table-cell>
          <table:table-cell office:value-type="string">
            <text:p>qMStshNBGyuEfGxDTzHD</text:p>
          </table:table-cell>
          <table:table-cell/>
          <table:table-cell office:value-type="float" office:value="-44">
            <text:p>-44</text:p>
          </table:table-cell>
        </table:table-row>
        <table:table-row>
          <table:table-cell office:value-type="string">
            <text:p>5ocbeyVxQiCGXTg.ANx2Ug</text:p>
          </table:table-cell>
          <table:table-cell office:value-type="string">
            <text:p>AzD5jTKtSkag3aeJ1a9gBA</text:p>
          </table:table-cell>
          <table:table-cell office:value-type="string">
            <text:p>Y04w</text:p>
          </table:table-cell>
          <table:table-cell office:value-type="string">
            <text:p>qMStshNBGyuEfGxDTzHD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bopCsNiVQya-bGoS2p8Iug</text:p>
          </table:table-cell>
          <table:table-cell office:value-type="string">
            <text:p>TmC8FSA7RRqkrRHpvDM7cw</text:p>
          </table:table-cell>
          <table:table-cell office:value-type="string">
            <text:p>Y01N</text:p>
          </table:table-cell>
          <table:table-cell office:value-type="string">
            <text:p>bqlxMT63OrpmLySa7nix</text:p>
          </table:table-cell>
          <table:table-cell/>
          <table:table-cell office:value-type="float" office:value="-14">
            <text:p>-14</text:p>
          </table:table-cell>
        </table:table-row>
        <table:table-row>
          <table:table-cell office:value-type="string">
            <text:p>FmarmDdfTdy.Ab9ihfmF4g</text:p>
          </table:table-cell>
          <table:table-cell office:value-type="string">
            <text:p>LexkbxtHRRSHB2J386dNMA</text:p>
          </table:table-cell>
          <table:table-cell office:value-type="string">
            <text:p>Y02E</text:p>
          </table:table-cell>
          <table:table-cell office:value-type="string">
            <text:p>qMStshNBGyuEfGxDTzHD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Hb9XRypPTxGzeNQ.19h0Xw</text:p>
          </table:table-cell>
          <table:table-cell office:value-type="string">
            <text:p>88eSF3w1Ti-IG75cnjV12Q</text:p>
          </table:table-cell>
          <table:table-cell office:value-type="string">
            <text:p>XrE</text:p>
          </table:table-cell>
          <table:table-cell office:value-type="string">
            <text:p>rkzvcxQz6y4cbEG9Ja88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IAtyeHptQem8UpxUdmCX-Q</text:p>
          </table:table-cell>
          <table:table-cell office:value-type="string">
            <text:p>HXPFpHRNQeO-VNzPjyW-ew</text:p>
          </table:table-cell>
          <table:table-cell office:value-type="string">
            <text:p>XvV</text:p>
          </table:table-cell>
          <table:table-cell office:value-type="string">
            <text:p>rkzvcxQz6y4cbEG9Ja88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7iUMZE127V5MqBBiRHr6</text:p>
          </table:table-cell>
          <table:table-cell office:value-type="string">
            <text:p>Jw7jdECZ34IAI4yyDamb</text:p>
          </table:table-cell>
          <table:table-cell office:value-type="string">
            <text:p>Y06x</text:p>
          </table:table-cell>
          <table:table-cell office:value-type="string">
            <text:p>qMStshNBGyuEfGxDTzHD</text:p>
          </table:table-cell>
          <table:table-cell/>
          <table:table-cell office:value-type="float" office:value="160">
            <text:p>160</text:p>
          </table:table-cell>
        </table:table-row>
        <table:table-row>
          <table:table-cell office:value-type="string">
            <text:p>HreCgOpUTPiMIaZvGhgyfQ</text:p>
          </table:table-cell>
          <table:table-cell office:value-type="string">
            <text:p>qjLvf6btQs-2j6.XgyE28Q</text:p>
          </table:table-cell>
          <table:table-cell office:value-type="string">
            <text:p>Y03V</text:p>
          </table:table-cell>
          <table:table-cell office:value-type="string">
            <text:p>qMStshNBGyuEfGxDTzHD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7gcE1VVGRTuN2v3JrYHgGA</text:p>
          </table:table-cell>
          <table:table-cell office:value-type="string">
            <text:p>42rWwL-vT5KzkDBb7pNBNQ</text:p>
          </table:table-cell>
          <table:table-cell office:value-type="string">
            <text:p>Y05q</text:p>
          </table:table-cell>
          <table:table-cell office:value-type="string">
            <text:p>TDyewdoZ6LIAsKTLfYUG</text:p>
          </table:table-cell>
          <table:table-cell/>
          <table:table-cell office:value-type="float" office:value="13">
            <text:p>13</text:p>
          </table:table-cell>
        </table:table-row>
        <table:table-row>
          <table:table-cell office:value-type="string">
            <text:p>TUpyqrziQ3GFBZR3oJg3ng</text:p>
          </table:table-cell>
          <table:table-cell office:value-type="string">
            <text:p>a.kuogasMS2arRuwJEBNyQg</text:p>
          </table:table-cell>
          <table:table-cell office:value-type="string">
            <text:p>XuU</text:p>
          </table:table-cell>
          <table:table-cell office:value-type="string">
            <text:p>YytMRmEEFc5bFdo6vPMA</text:p>
          </table:table-cell>
          <table:table-cell/>
          <table:table-cell office:value-type="float" office:value="31">
            <text:p>31</text:p>
          </table:table-cell>
        </table:table-row>
        <table:table-row>
          <table:table-cell office:value-type="string">
            <text:p>Mu0r8q7OTri9bKIAYlyhCg</text:p>
          </table:table-cell>
          <table:table-cell office:value-type="string">
            <text:p>piUC8fmnR2iP6ZzBUAiRjQ</text:p>
          </table:table-cell>
          <table:table-cell office:value-type="string">
            <text:p>Y04</text:p>
          </table:table-cell>
          <table:table-cell office:value-type="string">
            <text:p>rkzvcxQz6y4cbEG9Ja88</text:p>
          </table:table-cell>
          <table:table-cell/>
          <table:table-cell office:value-type="float" office:value="-415">
            <text:p>-415</text:p>
          </table:table-cell>
        </table:table-row>
        <table:table-row>
          <table:table-cell office:value-type="string">
            <text:p>kuYLd2W4Q4WoMqyXwQ2Ysw</text:p>
          </table:table-cell>
          <table:table-cell office:value-type="string">
            <text:p>YLw30UOXROuoSy8ACO-n3g</text:p>
          </table:table-cell>
          <table:table-cell office:value-type="string">
            <text:p>Y02e</text:p>
          </table:table-cell>
          <table:table-cell office:value-type="string">
            <text:p>YytMRmEEFc5bFdo6vPMA</text:p>
          </table:table-cell>
          <table:table-cell/>
          <table:table-cell office:value-type="float" office:value="33">
            <text:p>33</text:p>
          </table:table-cell>
        </table:table-row>
        <table:table-row>
          <table:table-cell office:value-type="string">
            <text:p>kHPPC3jhTgKB26vy7LyUww</text:p>
          </table:table-cell>
          <table:table-cell office:value-type="string">
            <text:p>97ON6sf3Qhi3g1fQlK2ckw</text:p>
          </table:table-cell>
          <table:table-cell office:value-type="string">
            <text:p>Xvt</text:p>
          </table:table-cell>
          <table:table-cell office:value-type="string">
            <text:p>rkzvcxQz6y4cbEG9Ja88</text:p>
          </table:table-cell>
          <table:table-cell/>
          <table:table-cell office:value-type="float" office:value="17">
            <text:p>17</text:p>
          </table:table-cell>
        </table:table-row>
        <table:table-row>
          <table:table-cell office:value-type="string">
            <text:p>EjSFGtMiTvuQvnevo5m3eA</text:p>
          </table:table-cell>
          <table:table-cell office:value-type="string">
            <text:p>5XGr63cqQkGmrfvMXnpfiQ</text:p>
          </table:table-cell>
          <table:table-cell office:value-type="string">
            <text:p>Y05t</text:p>
          </table:table-cell>
          <table:table-cell office:value-type="string">
            <text:p>qMStshNBGyuEfGxDTzHD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9jSYdoP5SI9byIYvjmQa</text:p>
          </table:table-cell>
          <table:table-cell office:value-type="string">
            <text:p>QLpgtecoRB2EckxdMO5pGw</text:p>
          </table:table-cell>
          <table:table-cell office:value-type="string">
            <text:p>Y09y</text:p>
          </table:table-cell>
          <table:table-cell office:value-type="string">
            <text:p>xHaogjo0SibeROMZBr5g</text:p>
          </table:table-cell>
          <table:table-cell office:value-type="float" office:value="39">
            <text:p>39</text:p>
          </table:table-cell>
          <table:table-cell/>
        </table:table-row>
        <table:table-row>
          <table:table-cell office:value-type="string">
            <text:p>lGXO6avGQy67wMGEk9QQlw</text:p>
          </table:table-cell>
          <table:table-cell office:value-type="string">
            <text:p>GuVjPvY7SD67jSCac5hJew</text:p>
          </table:table-cell>
          <table:table-cell office:value-type="string">
            <text:p>Y022</text:p>
          </table:table-cell>
          <table:table-cell office:value-type="string">
            <text:p>qMStshNBGyuEfGxDTzHD</text:p>
          </table:table-cell>
          <table:table-cell/>
          <table:table-cell office:value-type="float" office:value="22">
            <text:p>22</text:p>
          </table:table-cell>
        </table:table-row>
        <table:table-row>
          <table:table-cell office:value-type="string">
            <text:p>7LPh1BHJSpqkpdIsiLqqVg</text:p>
          </table:table-cell>
          <table:table-cell office:value-type="string">
            <text:p>a.XpeYfjvQBuFp-zA6pcFGw</text:p>
          </table:table-cell>
          <table:table-cell office:value-type="string">
            <text:p>XxN</text:p>
          </table:table-cell>
          <table:table-cell office:value-type="string">
            <text:p>TDyewdoZ6LIAsKTLfYUG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S41CuFb8QJutIJO.uhcX2g</text:p>
          </table:table-cell>
          <table:table-cell office:value-type="string">
            <text:p>npADXaNFRzmYt4ghjHif.g</text:p>
          </table:table-cell>
          <table:table-cell office:value-type="string">
            <text:p>XvM</text:p>
          </table:table-cell>
          <table:table-cell office:value-type="string">
            <text:p>qMStshNBGyuEfGxDTzHD</text:p>
          </table:table-cell>
          <table:table-cell/>
          <table:table-cell office:value-type="float" office:value="165">
            <text:p>165</text:p>
          </table:table-cell>
        </table:table-row>
        <table:table-row>
          <table:table-cell office:value-type="string">
            <text:p>eRB.MxlQSv2tdZv4tm6g4w</text:p>
          </table:table-cell>
          <table:table-cell office:value-type="string">
            <text:p>ak8q3yOTRGGJtSSD33Nfag</text:p>
          </table:table-cell>
          <table:table-cell office:value-type="string">
            <text:p>Y01r</text:p>
          </table:table-cell>
          <table:table-cell office:value-type="string">
            <text:p>rkzvcxQz6y4cbEG9Ja88</text:p>
          </table:table-cell>
          <table:table-cell/>
          <table:table-cell office:value-type="float" office:value="-35">
            <text:p>-35</text:p>
          </table:table-cell>
        </table:table-row>
        <table:table-row>
          <table:table-cell office:value-type="string">
            <text:p>a-5N1vm18R3uTworWpAmKrg</text:p>
          </table:table-cell>
          <table:table-cell office:value-type="string">
            <text:p>5MUj1G.IRrKQjq0lTOD6-Q</text:p>
          </table:table-cell>
          <table:table-cell office:value-type="string">
            <text:p>Y04Z</text:p>
          </table:table-cell>
          <table:table-cell office:value-type="string">
            <text:p>qMStshNBGyuEfGxDTzHD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9o3YOEa4npQZWEjT40u5</text:p>
          </table:table-cell>
          <table:table-cell office:value-type="string">
            <text:p>kIvu8T58ib2ayHOUMYYb</text:p>
          </table:table-cell>
          <table:table-cell office:value-type="string">
            <text:p>Y07T</text:p>
          </table:table-cell>
          <table:table-cell office:value-type="string">
            <text:p>a4SKiEpE8tWxPptWvXNU</text:p>
          </table:table-cell>
          <table:table-cell/>
          <table:table-cell office:value-type="float" office:value="-40">
            <text:p>-40</text:p>
          </table:table-cell>
        </table:table-row>
        <table:table-row>
          <table:table-cell office:value-type="string">
            <text:p>CY5zpuQpSuulBjM.lm0SRA</text:p>
          </table:table-cell>
          <table:table-cell office:value-type="string">
            <text:p>HBelWZuZSqO1l8MaazUQhQ</text:p>
          </table:table-cell>
          <table:table-cell office:value-type="string">
            <text:p>XzO</text:p>
          </table:table-cell>
          <table:table-cell office:value-type="string">
            <text:p>rkzvcxQz6y4cbEG9Ja88</text:p>
          </table:table-cell>
          <table:table-cell/>
          <table:table-cell office:value-type="float" office:value="79">
            <text:p>79</text:p>
          </table:table-cell>
        </table:table-row>
        <table:table-row>
          <table:table-cell office:value-type="string">
            <text:p>eKHPxpqiAruGsRqHqVxQ</text:p>
          </table:table-cell>
          <table:table-cell office:value-type="string">
            <text:p>5reP4PEQ1uzJS7FcFQ5L</text:p>
          </table:table-cell>
          <table:table-cell office:value-type="string">
            <text:p>Y06e</text:p>
          </table:table-cell>
          <table:table-cell office:value-type="string">
            <text:p>bqlxMT63OrpmLySa7nix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YJpEWfVmSIS6XggkUe4MNA</text:p>
          </table:table-cell>
          <table:table-cell office:value-type="string">
            <text:p>PtVe4KWhQWqPeB3QwklKhA</text:p>
          </table:table-cell>
          <table:table-cell office:value-type="string">
            <text:p>Xzj</text:p>
          </table:table-cell>
          <table:table-cell office:value-type="string">
            <text:p>a4SKiEpE8tWxPptWvXNU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stpQAcrnA5nSR5sqVx88</text:p>
          </table:table-cell>
          <table:table-cell office:value-type="string">
            <text:p>OQ6BU0DKRiWml1VaseLfug</text:p>
          </table:table-cell>
          <table:table-cell office:value-type="string">
            <text:p>Y0BI</text:p>
          </table:table-cell>
          <table:table-cell office:value-type="string">
            <text:p>qMStshNBGyuEfGxDTzHD</text:p>
          </table:table-cell>
          <table:table-cell/>
          <table:table-cell office:value-type="float" office:value="607">
            <text:p>607</text:p>
          </table:table-cell>
        </table:table-row>
        <table:table-row>
          <table:table-cell office:value-type="string">
            <text:p>Qla8ObfcTzGdSvIRzsDAmQ</text:p>
          </table:table-cell>
          <table:table-cell office:value-type="string">
            <text:p>JwcLfhzuSE-XwKPIFAUqxg</text:p>
          </table:table-cell>
          <table:table-cell office:value-type="string">
            <text:p>Y03</text:p>
          </table:table-cell>
          <table:table-cell office:value-type="string">
            <text:p>a4SKiEpE8tWxPptWvXNU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V.tmx.nKSQqB080q3G6V2g</text:p>
          </table:table-cell>
          <table:table-cell office:value-type="string">
            <text:p>iKyujb4sTRC2Qxo5MkSC2g</text:p>
          </table:table-cell>
          <table:table-cell office:value-type="string">
            <text:p>Xru</text:p>
          </table:table-cell>
          <table:table-cell office:value-type="string">
            <text:p>bqlxMT63OrpmLySa7nix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Rl9OA3fqSaWGFgpu52fbrg</text:p>
          </table:table-cell>
          <table:table-cell office:value-type="string">
            <text:p>TmC8FSA7RRqkrRHpvDM7cw</text:p>
          </table:table-cell>
          <table:table-cell office:value-type="string">
            <text:p>Y01P</text:p>
          </table:table-cell>
          <table:table-cell office:value-type="string">
            <text:p>YytMRmEEFc5bFdo6vPMA</text:p>
          </table:table-cell>
          <table:table-cell/>
          <table:table-cell office:value-type="float" office:value="-8">
            <text:p>-8</text:p>
          </table:table-cell>
        </table:table-row>
        <table:table-row>
          <table:table-cell office:value-type="string">
            <text:p>Ag-D035HS2SXhdZSVwInBw</text:p>
          </table:table-cell>
          <table:table-cell office:value-type="string">
            <text:p>npADXaNFRzmYt4ghjHif.g</text:p>
          </table:table-cell>
          <table:table-cell office:value-type="string">
            <text:p>XvL</text:p>
          </table:table-cell>
          <table:table-cell office:value-type="string">
            <text:p>rkzvcxQz6y4cbEG9Ja88</text:p>
          </table:table-cell>
          <table:table-cell/>
          <table:table-cell office:value-type="float" office:value="64">
            <text:p>64</text:p>
          </table:table-cell>
        </table:table-row>
        <table:table-row>
          <table:table-cell office:value-type="string">
            <text:p>ytz4NfIaQHStxg0GQu9g2Q</text:p>
          </table:table-cell>
          <table:table-cell office:value-type="string">
            <text:p>1Jz9wZHnQ8G8G4SN0c5BzA</text:p>
          </table:table-cell>
          <table:table-cell office:value-type="string">
            <text:p>XtY</text:p>
          </table:table-cell>
          <table:table-cell office:value-type="string">
            <text:p>a4SKiEpE8tWxPptWvXNU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1ya8NN3oRKOOIm7cjkJ7JA</text:p>
          </table:table-cell>
          <table:table-cell office:value-type="string">
            <text:p>CBDSd5TaSFyhTgeRSXA4Pw</text:p>
          </table:table-cell>
          <table:table-cell office:value-type="string">
            <text:p>Y02x</text:p>
          </table:table-cell>
          <table:table-cell office:value-type="string">
            <text:p>XWE9ZQ4F8xKPAxTgtrWX</text:p>
          </table:table-cell>
          <table:table-cell/>
          <table:table-cell office:value-type="float" office:value="-46">
            <text:p>-46</text:p>
          </table:table-cell>
        </table:table-row>
        <table:table-row>
          <table:table-cell office:value-type="string">
            <text:p>c-9lK3BYS7-EXIghybedoA</text:p>
          </table:table-cell>
          <table:table-cell office:value-type="string">
            <text:p>6QADjmurSsinJCs8t-MBWg</text:p>
          </table:table-cell>
          <table:table-cell office:value-type="string">
            <text:p>XuE</text:p>
          </table:table-cell>
          <table:table-cell office:value-type="string">
            <text:p>qMStshNBGyuEfGxDTzHD</text:p>
          </table:table-cell>
          <table:table-cell/>
          <table:table-cell office:value-type="float" office:value="22">
            <text:p>22</text:p>
          </table:table-cell>
        </table:table-row>
        <table:table-row>
          <table:table-cell office:value-type="string">
            <text:p>jWokylPA0A18MMxujYXg</text:p>
          </table:table-cell>
          <table:table-cell office:value-type="string">
            <text:p>5reP4PEQ1uzJS7FcFQ5L</text:p>
          </table:table-cell>
          <table:table-cell office:value-type="string">
            <text:p>Y06d</text:p>
          </table:table-cell>
          <table:table-cell office:value-type="string">
            <text:p>a4SKiEpE8tWxPptWvXNU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2MxZqfm6S4-lUwT95VmuoA</text:p>
          </table:table-cell>
          <table:table-cell office:value-type="string">
            <text:p>we7zGmhlRq2uyEPre2JOeA</text:p>
          </table:table-cell>
          <table:table-cell office:value-type="string">
            <text:p>Y049</text:p>
          </table:table-cell>
          <table:table-cell office:value-type="string">
            <text:p>qMStshNBGyuEfGxDTzHD</text:p>
          </table:table-cell>
          <table:table-cell/>
          <table:table-cell office:value-type="float" office:value="19">
            <text:p>19</text:p>
          </table:table-cell>
        </table:table-row>
        <table:table-row>
          <table:table-cell office:value-type="string">
            <text:p>Rp39cXKwSf-cAStMowoP0Q</text:p>
          </table:table-cell>
          <table:table-cell office:value-type="string">
            <text:p>EMae46MSTRiHr1KMdM27SA</text:p>
          </table:table-cell>
          <table:table-cell office:value-type="string">
            <text:p>Y05w</text:p>
          </table:table-cell>
          <table:table-cell office:value-type="string">
            <text:p>qMStshNBGyuEfGxDTzHD</text:p>
          </table:table-cell>
          <table:table-cell/>
          <table:table-cell office:value-type="float" office:value="0">
            <text:p>0</text:p>
          </table:table-cell>
        </table:table-row>
        <table:table-row>
          <table:table-cell office:value-type="string">
            <text:p>zBqPmrCjSVy9zVXssM-MjQ</text:p>
          </table:table-cell>
          <table:table-cell office:value-type="string">
            <text:p>b4AgRTNAS1u7FTlUltU.QA</text:p>
          </table:table-cell>
          <table:table-cell office:value-type="string">
            <text:p>Y061</text:p>
          </table:table-cell>
          <table:table-cell office:value-type="string">
            <text:p>a4SKiEpE8tWxPptWvXNU</text:p>
          </table:table-cell>
          <table:table-cell/>
          <table:table-cell office:value-type="float" office:value="-63">
            <text:p>-63</text:p>
          </table:table-cell>
        </table:table-row>
        <table:table-row>
          <table:table-cell office:value-type="string">
            <text:p>iIMICJKAQ6-3WXpYUSe6bA</text:p>
          </table:table-cell>
          <table:table-cell office:value-type="string">
            <text:p>YMJuK-NkQeWILgEOtBJFzA</text:p>
          </table:table-cell>
          <table:table-cell office:value-type="string">
            <text:p>Y03H</text:p>
          </table:table-cell>
          <table:table-cell office:value-type="string">
            <text:p>YytMRmEEFc5bFdo6vPMA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66AxLA8WsoXzXSqWC3ve</text:p>
          </table:table-cell>
          <table:table-cell office:value-type="string">
            <text:p>RrCesItkfmPAHpXlIovh</text:p>
          </table:table-cell>
          <table:table-cell office:value-type="string">
            <text:p>Y06W</text:p>
          </table:table-cell>
          <table:table-cell office:value-type="string">
            <text:p>bqlxMT63OrpmLySa7nix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3-zbdUNQRn2Y6TLjVJTo6w</text:p>
          </table:table-cell>
          <table:table-cell office:value-type="string">
            <text:p>adjJq-KkRBO4PvsKwBT1zA</text:p>
          </table:table-cell>
          <table:table-cell office:value-type="string">
            <text:p>Y05F</text:p>
          </table:table-cell>
          <table:table-cell office:value-type="string">
            <text:p>XWE9ZQ4F8xKPAxTgtrWX</text:p>
          </table:table-cell>
          <table:table-cell/>
          <table:table-cell office:value-type="float" office:value="103">
            <text:p>103</text:p>
          </table:table-cell>
        </table:table-row>
        <table:table-row>
          <table:table-cell office:value-type="string">
            <text:p>wT8GXbDUT625Kuu98JopOw</text:p>
          </table:table-cell>
          <table:table-cell office:value-type="string">
            <text:p>HN1nRrB-TGeheIpaYqBkbg</text:p>
          </table:table-cell>
          <table:table-cell office:value-type="string">
            <text:p>Y04o</text:p>
          </table:table-cell>
          <table:table-cell office:value-type="string">
            <text:p>a4SKiEpE8tWxPptWvXNU</text:p>
          </table:table-cell>
          <table:table-cell/>
          <table:table-cell office:value-type="float" office:value="-31">
            <text:p>-31</text:p>
          </table:table-cell>
        </table:table-row>
        <table:table-row>
          <table:table-cell office:value-type="string">
            <text:p>39a7vWq2Rw-MqUr8Lu8rZQ</text:p>
          </table:table-cell>
          <table:table-cell office:value-type="string">
            <text:p>3fyfLeX.TmmV00M1JmxHfQ</text:p>
          </table:table-cell>
          <table:table-cell office:value-type="string">
            <text:p>Y03n</text:p>
          </table:table-cell>
          <table:table-cell office:value-type="string">
            <text:p>rkzvcxQz6y4cbEG9Ja88</text:p>
          </table:table-cell>
          <table:table-cell/>
          <table:table-cell office:value-type="float" office:value="29">
            <text:p>29</text:p>
          </table:table-cell>
        </table:table-row>
        <table:table-row>
          <table:table-cell office:value-type="string">
            <text:p>4iNcpeobTLCp2ElaJ008yw</text:p>
          </table:table-cell>
          <table:table-cell office:value-type="string">
            <text:p>7cPYVWymQxaIYqWkviXixA</text:p>
          </table:table-cell>
          <table:table-cell office:value-type="string">
            <text:p>Xv6</text:p>
          </table:table-cell>
          <table:table-cell office:value-type="string">
            <text:p>XWE9ZQ4F8xKPAxTgtrWX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K96e0xiUTAiFitBfTmyV3Q</text:p>
          </table:table-cell>
          <table:table-cell office:value-type="string">
            <text:p>K22e14amTvSzicW6GjnVXQ</text:p>
          </table:table-cell>
          <table:table-cell office:value-type="string">
            <text:p>XxA</text:p>
          </table:table-cell>
          <table:table-cell office:value-type="string">
            <text:p>qMStshNBGyuEfGxDTzHD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zU5YEgo7Q1a5GqcXlQOSBw</text:p>
          </table:table-cell>
          <table:table-cell office:value-type="string">
            <text:p>a-RAPUCMrQv64TTaF6eInMw</text:p>
          </table:table-cell>
          <table:table-cell office:value-type="string">
            <text:p>Y00B</text:p>
          </table:table-cell>
          <table:table-cell office:value-type="string">
            <text:p>YytMRmEEFc5bFdo6vPMA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kSZN8kvDQQqghR2ceu0tIg</text:p>
          </table:table-cell>
          <table:table-cell office:value-type="string">
            <text:p>bYLxj1iwQQusi6T6QdNjig</text:p>
          </table:table-cell>
          <table:table-cell office:value-type="string">
            <text:p>XrN</text:p>
          </table:table-cell>
          <table:table-cell office:value-type="string">
            <text:p>IQbIh7IOspmrmIHHDnfQ</text:p>
          </table:table-cell>
          <table:table-cell/>
          <table:table-cell office:value-type="float" office:value="-9">
            <text:p>-9</text:p>
          </table:table-cell>
        </table:table-row>
        <table:table-row>
          <table:table-cell office:value-type="string">
            <text:p>LAqXAlM1RWujelU-87sWqQ</text:p>
          </table:table-cell>
          <table:table-cell office:value-type="string">
            <text:p>DNfUAZg5SeimA1UqDdbCEA</text:p>
          </table:table-cell>
          <table:table-cell office:value-type="string">
            <text:p>Y03R</text:p>
          </table:table-cell>
          <table:table-cell office:value-type="string">
            <text:p>rkzvcxQz6y4cbEG9Ja88</text:p>
          </table:table-cell>
          <table:table-cell/>
          <table:table-cell office:value-type="float" office:value="-17">
            <text:p>-17</text:p>
          </table:table-cell>
        </table:table-row>
        <table:table-row>
          <table:table-cell office:value-type="string">
            <text:p>hY1IiAJ-SsKJZvD1PgO0dQ</text:p>
          </table:table-cell>
          <table:table-cell office:value-type="string">
            <text:p>Jv0RWXwLSAuW0WQhdNqutg</text:p>
          </table:table-cell>
          <table:table-cell office:value-type="string">
            <text:p>Y027</text:p>
          </table:table-cell>
          <table:table-cell office:value-type="string">
            <text:p>YytMRmEEFc5bFdo6vPMA</text:p>
          </table:table-cell>
          <table:table-cell/>
          <table:table-cell office:value-type="float" office:value="-22">
            <text:p>-22</text:p>
          </table:table-cell>
        </table:table-row>
        <table:table-row>
          <table:table-cell office:value-type="string">
            <text:p>WXj4IiJ4RleKjGfDlM4cGA</text:p>
          </table:table-cell>
          <table:table-cell office:value-type="string">
            <text:p>4n79E0HkRESEjqAEziFTwQ</text:p>
          </table:table-cell>
          <table:table-cell office:value-type="string">
            <text:p>Y04q</text:p>
          </table:table-cell>
          <table:table-cell office:value-type="string">
            <text:p>qMStshNBGyuEfGxDTzHD</text:p>
          </table:table-cell>
          <table:table-cell/>
          <table:table-cell office:value-type="float" office:value="3">
            <text:p>3</text:p>
          </table:table-cell>
        </table:table-row>
        <table:table-row>
          <table:table-cell office:value-type="string">
            <text:p>G.sfr9HfRfKwbBssvYjyzw</text:p>
          </table:table-cell>
          <table:table-cell office:value-type="string">
            <text:p>aV98kbhHQzC2oA06NIJGvw</text:p>
          </table:table-cell>
          <table:table-cell office:value-type="string">
            <text:p>XrW</text:p>
          </table:table-cell>
          <table:table-cell office:value-type="string">
            <text:p>bqlxMT63OrpmLySa7nix</text:p>
          </table:table-cell>
          <table:table-cell/>
          <table:table-cell office:value-type="float" office:value="-32">
            <text:p>-32</text:p>
          </table:table-cell>
        </table:table-row>
        <table:table-row>
          <table:table-cell office:value-type="string">
            <text:p>V28uZoziFNEn5oeHUfpV</text:p>
          </table:table-cell>
          <table:table-cell office:value-type="string">
            <text:p>A5WhkhRhnxtHq5i07ndv</text:p>
          </table:table-cell>
          <table:table-cell office:value-type="string">
            <text:p>Y06j</text:p>
          </table:table-cell>
          <table:table-cell office:value-type="string">
            <text:p>YytMRmEEFc5bFdo6vPMA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0bQ5HL2IQqKxoqV2NW1wXg</text:p>
          </table:table-cell>
          <table:table-cell office:value-type="string">
            <text:p>Ue5Qm3AyT1GTvAJKOLWEDw</text:p>
          </table:table-cell>
          <table:table-cell office:value-type="string">
            <text:p>Xvf</text:p>
          </table:table-cell>
          <table:table-cell office:value-type="string">
            <text:p>tnaFbk6bp7z1qFHbcgBN</text:p>
          </table:table-cell>
          <table:table-cell/>
          <table:table-cell office:value-type="float" office:value="-21">
            <text:p>-21</text:p>
          </table:table-cell>
        </table:table-row>
        <table:table-row>
          <table:table-cell office:value-type="string">
            <text:p>9Evar3yAQcO5mqyontAxtg</text:p>
          </table:table-cell>
          <table:table-cell office:value-type="string">
            <text:p>6c2bZ06MSQqIHCbBSNUANg</text:p>
          </table:table-cell>
          <table:table-cell office:value-type="string">
            <text:p>Y00G</text:p>
          </table:table-cell>
          <table:table-cell office:value-type="string">
            <text:p>YytMRmEEFc5bFdo6vPMA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r.PbLc3hTrWfDGz4pgMtqw</text:p>
          </table:table-cell>
          <table:table-cell office:value-type="string">
            <text:p>xL2kzEoDRpyefE1o4fD1ZQ</text:p>
          </table:table-cell>
          <table:table-cell office:value-type="string">
            <text:p>Xtd</text:p>
          </table:table-cell>
          <table:table-cell office:value-type="string">
            <text:p>XWE9ZQ4F8xKPAxTgtrWX</text:p>
          </table:table-cell>
          <table:table-cell/>
          <table:table-cell office:value-type="float" office:value="13">
            <text:p>13</text:p>
          </table:table-cell>
        </table:table-row>
        <table:table-row>
          <table:table-cell office:value-type="string">
            <text:p>ep5Xryk2TMG8wViJXhDqZw</text:p>
          </table:table-cell>
          <table:table-cell office:value-type="string">
            <text:p>a.5sfgTbQLmCAkKgpcwrfw</text:p>
          </table:table-cell>
          <table:table-cell office:value-type="string">
            <text:p>Xxk</text:p>
          </table:table-cell>
          <table:table-cell office:value-type="string">
            <text:p>a4SKiEpE8tWxPptWvXNU</text:p>
          </table:table-cell>
          <table:table-cell/>
          <table:table-cell office:value-type="float" office:value="-25">
            <text:p>-25</text:p>
          </table:table-cell>
        </table:table-row>
        <table:table-row>
          <table:table-cell office:value-type="string">
            <text:p>SzQT3GbWhSbsUkCZRjoV</text:p>
          </table:table-cell>
          <table:table-cell office:value-type="string">
            <text:p>fMU-nk1vT8yReV7cWEYnwA</text:p>
          </table:table-cell>
          <table:table-cell office:value-type="string">
            <text:p>Y088</text:p>
          </table:table-cell>
          <table:table-cell office:value-type="string">
            <text:p>rkzvcxQz6y4cbEG9Ja88</text:p>
          </table:table-cell>
          <table:table-cell office:value-type="float" office:value="18">
            <text:p>18</text:p>
          </table:table-cell>
          <table:table-cell/>
        </table:table-row>
        <table:table-row>
          <table:table-cell office:value-type="string">
            <text:p>YuDDAuKkT.ij8g18o19OFQ</text:p>
          </table:table-cell>
          <table:table-cell office:value-type="string">
            <text:p>XIxa4jbST0COkYqRKkfKyA</text:p>
          </table:table-cell>
          <table:table-cell office:value-type="string">
            <text:p>XuG</text:p>
          </table:table-cell>
          <table:table-cell office:value-type="string">
            <text:p>bqlxMT63OrpmLySa7nix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iN9ca.ReQdCAUYUEzfKvjA</text:p>
          </table:table-cell>
          <table:table-cell office:value-type="string">
            <text:p>F9bBYXV3RJCM9C1yipqkHw</text:p>
          </table:table-cell>
          <table:table-cell office:value-type="string">
            <text:p>Y05Z</text:p>
          </table:table-cell>
          <table:table-cell office:value-type="string">
            <text:p>YytMRmEEFc5bFdo6vPMA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F0JzAU6QfLleyspk7iw3</text:p>
          </table:table-cell>
          <table:table-cell office:value-type="string">
            <text:p>MfHjgZrtR5idDgX02y5WMw</text:p>
          </table:table-cell>
          <table:table-cell office:value-type="string">
            <text:p>Y0AZ</text:p>
          </table:table-cell>
          <table:table-cell office:value-type="string">
            <text:p>YytMRmEEFc5bFdo6vPMA</text:p>
          </table:table-cell>
          <table:table-cell office:value-type="float" office:value="6">
            <text:p>6</text:p>
          </table:table-cell>
          <table:table-cell/>
        </table:table-row>
        <table:table-row>
          <table:table-cell office:value-type="string">
            <text:p>zVbyVBAZTBOWnQH8o.Jlbg</text:p>
          </table:table-cell>
          <table:table-cell office:value-type="string">
            <text:p>T4Ic1LQIQSKxPNYW7H9x0w</text:p>
          </table:table-cell>
          <table:table-cell office:value-type="string">
            <text:p>Y04n</text:p>
          </table:table-cell>
          <table:table-cell office:value-type="string">
            <text:p>YytMRmEEFc5bFdo6vPMA</text:p>
          </table:table-cell>
          <table:table-cell/>
          <table:table-cell office:value-type="float" office:value="9">
            <text:p>9</text:p>
          </table:table-cell>
        </table:table-row>
        <table:table-row>
          <table:table-cell office:value-type="string">
            <text:p>5NthkNuzRXy0JkuscKKpKA</text:p>
          </table:table-cell>
          <table:table-cell office:value-type="string">
            <text:p>LmtZcpcqQ.WuBbnZGVGXsA</text:p>
          </table:table-cell>
          <table:table-cell office:value-type="string">
            <text:p>Xz1</text:p>
          </table:table-cell>
          <table:table-cell office:value-type="string">
            <text:p>XWE9ZQ4F8xKPAxTgtrWX</text:p>
          </table:table-cell>
          <table:table-cell/>
          <table:table-cell office:value-type="float" office:value="44">
            <text:p>44</text:p>
          </table:table-cell>
        </table:table-row>
        <table:table-row>
          <table:table-cell office:value-type="string">
            <text:p>CoePPYD0QeSJ2gikbKC9KQ</text:p>
          </table:table-cell>
          <table:table-cell office:value-type="string">
            <text:p>a-y.ixpMGSiWWZRvMabvMqg</text:p>
          </table:table-cell>
          <table:table-cell office:value-type="string">
            <text:p>XtD</text:p>
          </table:table-cell>
          <table:table-cell office:value-type="string">
            <text:p>bqlxMT63OrpmLySa7nix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EAa62Wa6TGiNoagumfqT</text:p>
          </table:table-cell>
          <table:table-cell office:value-type="string">
            <text:p>31nnkmJIQmundaKsc5i5vQ</text:p>
          </table:table-cell>
          <table:table-cell office:value-type="string">
            <text:p>Y09X</text:p>
          </table:table-cell>
          <table:table-cell office:value-type="string">
            <text:p>xHaogjo0SibeROMZBr5g</text:p>
          </table:table-cell>
          <table:table-cell office:value-type="float" office:value="36">
            <text:p>36</text:p>
          </table:table-cell>
          <table:table-cell/>
        </table:table-row>
        <table:table-row>
          <table:table-cell office:value-type="string">
            <text:p>dKEyOExFQn-kuH0xS9f7kA</text:p>
          </table:table-cell>
          <table:table-cell office:value-type="string">
            <text:p>B0vqUPxqSNWDWl.DHuNECg</text:p>
          </table:table-cell>
          <table:table-cell office:value-type="string">
            <text:p>XsO</text:p>
          </table:table-cell>
          <table:table-cell office:value-type="string">
            <text:p>qMStshNBGyuEfGxDTzHD</text:p>
          </table:table-cell>
          <table:table-cell/>
          <table:table-cell office:value-type="float" office:value="-88">
            <text:p>-88</text:p>
          </table:table-cell>
        </table:table-row>
        <table:table-row>
          <table:table-cell office:value-type="string">
            <text:p>lmYGJcogShWN05cy5.6wXA</text:p>
          </table:table-cell>
          <table:table-cell office:value-type="string">
            <text:p>T4Ic1LQIQSKxPNYW7H9x0w</text:p>
          </table:table-cell>
          <table:table-cell office:value-type="string">
            <text:p>Y04l</text:p>
          </table:table-cell>
          <table:table-cell office:value-type="string">
            <text:p>bqlxMT63OrpmLySa7nix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pI7.8b8uTOOJeZPlm21WBg</text:p>
          </table:table-cell>
          <table:table-cell office:value-type="string">
            <text:p>hwsbz6HYT9-GIqOmqnK2UA</text:p>
          </table:table-cell>
          <table:table-cell office:value-type="string">
            <text:p>XxX</text:p>
          </table:table-cell>
          <table:table-cell office:value-type="string">
            <text:p>XWE9ZQ4F8xKPAxTgtrWX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STYlO0YdQeCZDbX.ww06iQ</text:p>
          </table:table-cell>
          <table:table-cell office:value-type="string">
            <text:p>FHa.GxeeR4a9iV92qKey7A</text:p>
          </table:table-cell>
          <table:table-cell office:value-type="string">
            <text:p>Y01H</text:p>
          </table:table-cell>
          <table:table-cell office:value-type="string">
            <text:p>qMStshNBGyuEfGxDTzHD</text:p>
          </table:table-cell>
          <table:table-cell/>
          <table:table-cell office:value-type="float" office:value="-34">
            <text:p>-34</text:p>
          </table:table-cell>
        </table:table-row>
        <table:table-row>
          <table:table-cell office:value-type="string">
            <text:p>DM5VkrSHQ6iE190pUWNb8g</text:p>
          </table:table-cell>
          <table:table-cell office:value-type="string">
            <text:p>DKl8mTgDQ2maiHfk3DpygQ</text:p>
          </table:table-cell>
          <table:table-cell office:value-type="string">
            <text:p>Xur</text:p>
          </table:table-cell>
          <table:table-cell office:value-type="string">
            <text:p>qMStshNBGyuEfGxDTzHD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tJF6QZS4S0-B19A3gAZgkw</text:p>
          </table:table-cell>
          <table:table-cell office:value-type="string">
            <text:p>DpdENSnxRSeCYRrLfzqyiw</text:p>
          </table:table-cell>
          <table:table-cell office:value-type="string">
            <text:p>XyJ</text:p>
          </table:table-cell>
          <table:table-cell office:value-type="string">
            <text:p>a4SKiEpE8tWxPptWvXNU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tnYqBgv8RTm1wsJ5pcwbsA</text:p>
          </table:table-cell>
          <table:table-cell office:value-type="string">
            <text:p>rhxuDUEXSyOcLTi06dbjEA</text:p>
          </table:table-cell>
          <table:table-cell office:value-type="string">
            <text:p>Y03Y</text:p>
          </table:table-cell>
          <table:table-cell office:value-type="string">
            <text:p>qMStshNBGyuEfGxDTzHD</text:p>
          </table:table-cell>
          <table:table-cell/>
          <table:table-cell office:value-type="float" office:value="38">
            <text:p>38</text:p>
          </table:table-cell>
        </table:table-row>
        <table:table-row>
          <table:table-cell office:value-type="string">
            <text:p>jTKkzsI3TYyyaUb0JJ1M1w</text:p>
          </table:table-cell>
          <table:table-cell office:value-type="string">
            <text:p>a-sBdzQ8UToOvqJQ2z54bJA</text:p>
          </table:table-cell>
          <table:table-cell office:value-type="string">
            <text:p>Y00o</text:p>
          </table:table-cell>
          <table:table-cell office:value-type="string">
            <text:p>qMStshNBGyuEfGxDTzHD</text:p>
          </table:table-cell>
          <table:table-cell/>
          <table:table-cell office:value-type="float" office:value="-95">
            <text:p>-95</text:p>
          </table:table-cell>
        </table:table-row>
        <table:table-row>
          <table:table-cell office:value-type="string">
            <text:p>5hXReb38TsChHeSaqOkqQA</text:p>
          </table:table-cell>
          <table:table-cell office:value-type="string">
            <text:p>LCjMmDDCQn2KN-D.T2qaqg</text:p>
          </table:table-cell>
          <table:table-cell office:value-type="string">
            <text:p>Y05A</text:p>
          </table:table-cell>
          <table:table-cell office:value-type="string">
            <text:p>TDyewdoZ6LIAsKTLfYUG</text:p>
          </table:table-cell>
          <table:table-cell/>
          <table:table-cell office:value-type="float" office:value="58">
            <text:p>58</text:p>
          </table:table-cell>
        </table:table-row>
        <table:table-row>
          <table:table-cell office:value-type="string">
            <text:p>KLl0W4ZqR6GAXIGDV.CjeA</text:p>
          </table:table-cell>
          <table:table-cell office:value-type="string">
            <text:p>HXPFpHRNQeO-VNzPjyW-ew</text:p>
          </table:table-cell>
          <table:table-cell office:value-type="string">
            <text:p>XvU</text:p>
          </table:table-cell>
          <table:table-cell office:value-type="string">
            <text:p>bqlxMT63OrpmLySa7nix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pUx-btypST2uDC2qoE0MQA</text:p>
          </table:table-cell>
          <table:table-cell office:value-type="string">
            <text:p>0UZ1pHfjTzu7QiRSqKFiTQ</text:p>
          </table:table-cell>
          <table:table-cell office:value-type="string">
            <text:p>Xwk</text:p>
          </table:table-cell>
          <table:table-cell office:value-type="string">
            <text:p>tnaFbk6bp7z1qFHbcgBN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oOMVEN7xQlyKvjDn-ibiIw</text:p>
          </table:table-cell>
          <table:table-cell office:value-type="string">
            <text:p>sNartJ7tRj2Z5Ur-KZMRag</text:p>
          </table:table-cell>
          <table:table-cell office:value-type="string">
            <text:p>Xx2</text:p>
          </table:table-cell>
          <table:table-cell office:value-type="string">
            <text:p>qMStshNBGyuEfGxDTzHD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TNRyd1W2SM67aTs-bJ1Dxg</text:p>
          </table:table-cell>
          <table:table-cell office:value-type="string">
            <text:p>a.FUpj74EQiG3Z8piCuJ5AA</text:p>
          </table:table-cell>
          <table:table-cell office:value-type="string">
            <text:p>Y02l</text:p>
          </table:table-cell>
          <table:table-cell office:value-type="string">
            <text:p>rkzvcxQz6y4cbEG9Ja88</text:p>
          </table:table-cell>
          <table:table-cell/>
          <table:table-cell office:value-type="float" office:value="-91">
            <text:p>-91</text:p>
          </table:table-cell>
        </table:table-row>
        <table:table-row>
          <table:table-cell office:value-type="string">
            <text:p>Nc0t-53gSB2ozphggIeaWw</text:p>
          </table:table-cell>
          <table:table-cell office:value-type="string">
            <text:p>m467-xnhTT6GG3wICDsatw</text:p>
          </table:table-cell>
          <table:table-cell office:value-type="string">
            <text:p>XzU</text:p>
          </table:table-cell>
          <table:table-cell office:value-type="string">
            <text:p>a4SKiEpE8tWxPptWvXNU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xzlM-T8PR6qQjdi8UtHt6A</text:p>
          </table:table-cell>
          <table:table-cell office:value-type="string">
            <text:p>XdROVq8AQDmKf-6E-GrImA</text:p>
          </table:table-cell>
          <table:table-cell office:value-type="string">
            <text:p>Y05U</text:p>
          </table:table-cell>
          <table:table-cell office:value-type="string">
            <text:p>rkzvcxQz6y4cbEG9Ja88</text:p>
          </table:table-cell>
          <table:table-cell/>
          <table:table-cell office:value-type="float" office:value="-26">
            <text:p>-26</text:p>
          </table:table-cell>
        </table:table-row>
        <table:table-row>
          <table:table-cell office:value-type="string">
            <text:p>dtSgAN7eTGWySKUkAV3LHg</text:p>
          </table:table-cell>
          <table:table-cell office:value-type="string">
            <text:p>E-m4NIxyQ2OtSoOm8IqD8A</text:p>
          </table:table-cell>
          <table:table-cell office:value-type="string">
            <text:p>Y04f</text:p>
          </table:table-cell>
          <table:table-cell office:value-type="string">
            <text:p>qMStshNBGyuEfGxDTzHD</text:p>
          </table:table-cell>
          <table:table-cell/>
          <table:table-cell office:value-type="float" office:value="-30">
            <text:p>-30</text:p>
          </table:table-cell>
        </table:table-row>
        <table:table-row>
          <table:table-cell office:value-type="string">
            <text:p>G1OObWuCSGqylEqMBF4xwg</text:p>
          </table:table-cell>
          <table:table-cell office:value-type="string">
            <text:p>K5lM5T4kS5-O3wzewWT2Lg</text:p>
          </table:table-cell>
          <table:table-cell office:value-type="string">
            <text:p>Y054</text:p>
          </table:table-cell>
          <table:table-cell office:value-type="string">
            <text:p>qMStshNBGyuEfGxDTzHD</text:p>
          </table:table-cell>
          <table:table-cell/>
          <table:table-cell office:value-type="float" office:value="97">
            <text:p>97</text:p>
          </table:table-cell>
        </table:table-row>
        <table:table-row>
          <table:table-cell office:value-type="string">
            <text:p>8H0WVfaTR1O6C1zjfWwm-Q</text:p>
          </table:table-cell>
          <table:table-cell office:value-type="string">
            <text:p>6c2bZ06MSQqIHCbBSNUANg</text:p>
          </table:table-cell>
          <table:table-cell office:value-type="string">
            <text:p>Y00F</text:p>
          </table:table-cell>
          <table:table-cell office:value-type="string">
            <text:p>qMStshNBGyuEfGxDTzHD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TpMLKppJRvmL1bKbHCPbTw</text:p>
          </table:table-cell>
          <table:table-cell office:value-type="string">
            <text:p>Pu7rZKPKQcaIfEayJ2A5Pw</text:p>
          </table:table-cell>
          <table:table-cell office:value-type="string">
            <text:p>Xyv</text:p>
          </table:table-cell>
          <table:table-cell office:value-type="string">
            <text:p>XWE9ZQ4F8xKPAxTgtrWX</text:p>
          </table:table-cell>
          <table:table-cell/>
          <table:table-cell office:value-type="float" office:value="55">
            <text:p>55</text:p>
          </table:table-cell>
        </table:table-row>
        <table:table-row>
          <table:table-cell office:value-type="string">
            <text:p>E9DeTWiQTfyYhdGNVZCu9Q</text:p>
          </table:table-cell>
          <table:table-cell office:value-type="string">
            <text:p>Izm-CRxnTpOs4ETfNFiLLQ</text:p>
          </table:table-cell>
          <table:table-cell office:value-type="string">
            <text:p>Xu8</text:p>
          </table:table-cell>
          <table:table-cell office:value-type="string">
            <text:p>bqlxMT63OrpmLySa7nix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QKaUkajtR4GgCpZfwQmq6Q</text:p>
          </table:table-cell>
          <table:table-cell office:value-type="string">
            <text:p>vdUwCkccRYy66BdMS8-LvA</text:p>
          </table:table-cell>
          <table:table-cell office:value-type="string">
            <text:p>Y04z</text:p>
          </table:table-cell>
          <table:table-cell office:value-type="string">
            <text:p>qMStshNBGyuEfGxDTzHD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OryRkKSNTD2JB9.EVi7fxg</text:p>
          </table:table-cell>
          <table:table-cell office:value-type="string">
            <text:p>Q2uY3BWJTQehgJNrzw7Tiw</text:p>
          </table:table-cell>
          <table:table-cell office:value-type="string">
            <text:p>Xw7</text:p>
          </table:table-cell>
          <table:table-cell office:value-type="string">
            <text:p>YytMRmEEFc5bFdo6vPMA</text:p>
          </table:table-cell>
          <table:table-cell/>
          <table:table-cell office:value-type="float" office:value="-75">
            <text:p>-75</text:p>
          </table:table-cell>
        </table:table-row>
        <table:table-row>
          <table:table-cell office:value-type="string">
            <text:p>X6zO2CO1QpOvZxm99eGs4Q</text:p>
          </table:table-cell>
          <table:table-cell office:value-type="string">
            <text:p>rEEyOu3WSGKLjFo.w5h7wQ</text:p>
          </table:table-cell>
          <table:table-cell office:value-type="string">
            <text:p>Y05O</text:p>
          </table:table-cell>
          <table:table-cell office:value-type="string">
            <text:p>YytMRmEEFc5bFdo6vPMA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TngkKxRYQRqjAouhtZmOoQ</text:p>
          </table:table-cell>
          <table:table-cell office:value-type="string">
            <text:p>4h0SbylpRc27yqOP-SM.Nw</text:p>
          </table:table-cell>
          <table:table-cell office:value-type="string">
            <text:p>Y04P</text:p>
          </table:table-cell>
          <table:table-cell office:value-type="string">
            <text:p>a4SKiEpE8tWxPptWvXNU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sN8dZo.yRp6cKleHzZ8Myg</text:p>
          </table:table-cell>
          <table:table-cell office:value-type="string">
            <text:p>35JlxlbARwaVQwRFRUlt2A</text:p>
          </table:table-cell>
          <table:table-cell office:value-type="string">
            <text:p>Y02</text:p>
          </table:table-cell>
          <table:table-cell office:value-type="string">
            <text:p>qMStshNBGyuEfGxDTzHD</text:p>
          </table:table-cell>
          <table:table-cell/>
          <table:table-cell office:value-type="float" office:value="0">
            <text:p>0</text:p>
          </table:table-cell>
        </table:table-row>
        <table:table-row>
          <table:table-cell office:value-type="string">
            <text:p>x8PHt--cQqSKTGgVutAiEA</text:p>
          </table:table-cell>
          <table:table-cell office:value-type="string">
            <text:p>SseDY9iZSJu-CesKJ4G1HQ</text:p>
          </table:table-cell>
          <table:table-cell office:value-type="string">
            <text:p>Xsj</text:p>
          </table:table-cell>
          <table:table-cell office:value-type="string">
            <text:p>XWE9ZQ4F8xKPAxTgtrWX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AM0T1QYAQLmvtdMVBgQnMA</text:p>
          </table:table-cell>
          <table:table-cell office:value-type="string">
            <text:p>tJVVVnJVTkWLdX-19g1d9Q</text:p>
          </table:table-cell>
          <table:table-cell office:value-type="string">
            <text:p>Xy1</text:p>
          </table:table-cell>
          <table:table-cell office:value-type="string">
            <text:p>rkzvcxQz6y4cbEG9Ja88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duSjPgdDQcKE5CwJpfNP</text:p>
          </table:table-cell>
          <table:table-cell office:value-type="string">
            <text:p>lwBWfYVlQTGionOGHXnssA</text:p>
          </table:table-cell>
          <table:table-cell office:value-type="string">
            <text:p>Y08y</text:p>
          </table:table-cell>
          <table:table-cell office:value-type="string">
            <text:p>TDyewdoZ6LIAsKTLfYUG</text:p>
          </table:table-cell>
          <table:table-cell office:value-type="float" office:value="1">
            <text:p>1</text:p>
          </table:table-cell>
          <table:table-cell/>
        </table:table-row>
        <table:table-row>
          <table:table-cell office:value-type="string">
            <text:p>zr.-kA2bSk6ulDVwp4DMVg</text:p>
          </table:table-cell>
          <table:table-cell office:value-type="string">
            <text:p>I2DomzeNTfisE3MTXpL1NQ</text:p>
          </table:table-cell>
          <table:table-cell office:value-type="string">
            <text:p>Xqq</text:p>
          </table:table-cell>
          <table:table-cell office:value-type="string">
            <text:p>tnaFbk6bp7z1qFHbcgBN</text:p>
          </table:table-cell>
          <table:table-cell/>
          <table:table-cell office:value-type="float" office:value="15.5">
            <text:p>15.5</text:p>
          </table:table-cell>
        </table:table-row>
        <table:table-row>
          <table:table-cell office:value-type="string">
            <text:p>a-W3yxLJ.Srqxju-Frz25.Q</text:p>
          </table:table-cell>
          <table:table-cell office:value-type="string">
            <text:p>m8WGgeTXSwuIiqUTrdhshg</text:p>
          </table:table-cell>
          <table:table-cell office:value-type="string">
            <text:p>Y03l</text:p>
          </table:table-cell>
          <table:table-cell office:value-type="string">
            <text:p>qMStshNBGyuEfGxDTzHD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pmLpeGQ2QS-vc.FQSJDQzg</text:p>
          </table:table-cell>
          <table:table-cell office:value-type="string">
            <text:p>N3KgGOS1TMibFOPjEdPztA</text:p>
          </table:table-cell>
          <table:table-cell office:value-type="string">
            <text:p>Y04K</text:p>
          </table:table-cell>
          <table:table-cell office:value-type="string">
            <text:p>qMStshNBGyuEfGxDTzHD</text:p>
          </table:table-cell>
          <table:table-cell/>
          <table:table-cell office:value-type="float" office:value="13">
            <text:p>13</text:p>
          </table:table-cell>
        </table:table-row>
        <table:table-row>
          <table:table-cell office:value-type="string">
            <text:p>tWMsZiExTfyJQKlqyQlGjQ</text:p>
          </table:table-cell>
          <table:table-cell office:value-type="string">
            <text:p>0yqskTsDRnKIbUVS5ewQBQ</text:p>
          </table:table-cell>
          <table:table-cell office:value-type="string">
            <text:p>Y00U</text:p>
          </table:table-cell>
          <table:table-cell office:value-type="string">
            <text:p>qMStshNBGyuEfGxDTzHD</text:p>
          </table:table-cell>
          <table:table-cell/>
          <table:table-cell office:value-type="float" office:value="-8">
            <text:p>-8</text:p>
          </table:table-cell>
        </table:table-row>
        <table:table-row>
          <table:table-cell office:value-type="string">
            <text:p>st16KgnHSI2Iphn4Uto09g</text:p>
          </table:table-cell>
          <table:table-cell office:value-type="string">
            <text:p>izfLxU0WTlGZuU5NDpLc1A</text:p>
          </table:table-cell>
          <table:table-cell office:value-type="string">
            <text:p>XtR</text:p>
          </table:table-cell>
          <table:table-cell office:value-type="string">
            <text:p>rkzvcxQz6y4cbEG9Ja88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lZVEPwVVTvSRfwKF.6o5wA</text:p>
          </table:table-cell>
          <table:table-cell office:value-type="string">
            <text:p>cHR41NXlSyK0i.d5Ua1how</text:p>
          </table:table-cell>
          <table:table-cell office:value-type="string">
            <text:p>Y02N</text:p>
          </table:table-cell>
          <table:table-cell office:value-type="string">
            <text:p>qMStshNBGyuEfGxDTzHD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mhbvq7oex7dV3I48RjDf</text:p>
          </table:table-cell>
          <table:table-cell office:value-type="string">
            <text:p>rpjTsRFRNbrtS6EbYh5O</text:p>
          </table:table-cell>
          <table:table-cell office:value-type="string">
            <text:p>Y077</text:p>
          </table:table-cell>
          <table:table-cell office:value-type="string">
            <text:p>YytMRmEEFc5bFdo6vPMA</text:p>
          </table:table-cell>
          <table:table-cell/>
          <table:table-cell office:value-type="float" office:value="-100">
            <text:p>-100</text:p>
          </table:table-cell>
        </table:table-row>
        <table:table-row>
          <table:table-cell office:value-type="string">
            <text:p>XZYjdWhWQ32z-nM0jV9TsQ</text:p>
          </table:table-cell>
          <table:table-cell office:value-type="string">
            <text:p>855xc2YASWSUPYpBBvReuQ</text:p>
          </table:table-cell>
          <table:table-cell office:value-type="string">
            <text:p>Xwo</text:p>
          </table:table-cell>
          <table:table-cell office:value-type="string">
            <text:p>bqlxMT63OrpmLySa7nix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ufGGjPUxT5OMIWwx12VHyA</text:p>
          </table:table-cell>
          <table:table-cell office:value-type="string">
            <text:p>0uPFUYVpSfet4PBxmB7y2A</text:p>
          </table:table-cell>
          <table:table-cell office:value-type="string">
            <text:p>Xr4</text:p>
          </table:table-cell>
          <table:table-cell office:value-type="string">
            <text:p>qMStshNBGyuEfGxDTzHD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xbw6rt9N7zUYvoamKlEI</text:p>
          </table:table-cell>
          <table:table-cell office:value-type="string">
            <text:p>X6T.JiPNSqiRTyxHRNmEHA</text:p>
          </table:table-cell>
          <table:table-cell office:value-type="string">
            <text:p>Y0B1</text:p>
          </table:table-cell>
          <table:table-cell office:value-type="string">
            <text:p>a4SKiEpE8tWxPptWvXNU</text:p>
          </table:table-cell>
          <table:table-cell/>
          <table:table-cell office:value-type="float" office:value="-297">
            <text:p>-297</text:p>
          </table:table-cell>
        </table:table-row>
        <table:table-row>
          <table:table-cell office:value-type="string">
            <text:p>mIOz1F-QRLWRIQE3Rm6btQ</text:p>
          </table:table-cell>
          <table:table-cell office:value-type="string">
            <text:p>yUJ4GK2nRQOuNZGdU9qmQw</text:p>
          </table:table-cell>
          <table:table-cell office:value-type="string">
            <text:p>Xzh</text:p>
          </table:table-cell>
          <table:table-cell office:value-type="string">
            <text:p>XWE9ZQ4F8xKPAxTgtrWX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Eu9iaQxhSwutZnXtjWdeaQ</text:p>
          </table:table-cell>
          <table:table-cell office:value-type="string">
            <text:p>MEqUv8X8SbOAoE01mM-E6Q</text:p>
          </table:table-cell>
          <table:table-cell office:value-type="string">
            <text:p>XuN</text:p>
          </table:table-cell>
          <table:table-cell office:value-type="string">
            <text:p>a4SKiEpE8tWxPptWvXNU</text:p>
          </table:table-cell>
          <table:table-cell/>
          <table:table-cell office:value-type="float" office:value="22">
            <text:p>22</text:p>
          </table:table-cell>
        </table:table-row>
        <table:table-row>
          <table:table-cell office:value-type="string">
            <text:p>JAqa6NSQSrCcFcE2Qu-epw</text:p>
          </table:table-cell>
          <table:table-cell office:value-type="string">
            <text:p>aV98kbhHQzC2oA06NIJGvw</text:p>
          </table:table-cell>
          <table:table-cell office:value-type="string">
            <text:p>XrX</text:p>
          </table:table-cell>
          <table:table-cell office:value-type="string">
            <text:p>qMStshNBGyuEfGxDTzHD</text:p>
          </table:table-cell>
          <table:table-cell/>
          <table:table-cell office:value-type="float" office:value="32">
            <text:p>32</text:p>
          </table:table-cell>
        </table:table-row>
        <table:table-row>
          <table:table-cell office:value-type="string">
            <text:p>Gke.utTUSqysk.BBNBgzcQ</text:p>
          </table:table-cell>
          <table:table-cell office:value-type="string">
            <text:p>A2kwYs0XQI6UMgGL4w6DMQ</text:p>
          </table:table-cell>
          <table:table-cell office:value-type="string">
            <text:p>XyO</text:p>
          </table:table-cell>
          <table:table-cell office:value-type="string">
            <text:p>rkzvcxQz6y4cbEG9Ja88</text:p>
          </table:table-cell>
          <table:table-cell/>
          <table:table-cell office:value-type="float" office:value="-25">
            <text:p>-25</text:p>
          </table:table-cell>
        </table:table-row>
        <table:table-row>
          <table:table-cell office:value-type="string">
            <text:p>MA69lBWBcdSxLBMVRXdt</text:p>
          </table:table-cell>
          <table:table-cell office:value-type="string">
            <text:p>QLpgtecoRB2EckxdMO5pGw</text:p>
          </table:table-cell>
          <table:table-cell office:value-type="string">
            <text:p>Y09x</text:p>
          </table:table-cell>
          <table:table-cell office:value-type="string">
            <text:p>YytMRmEEFc5bFdo6vPMA</text:p>
          </table:table-cell>
          <table:table-cell office:value-type="float" office:value="36">
            <text:p>36</text:p>
          </table:table-cell>
          <table:table-cell/>
        </table:table-row>
        <table:table-row>
          <table:table-cell office:value-type="string">
            <text:p>3W5OaETfTvux7N940LHLsg</text:p>
          </table:table-cell>
          <table:table-cell office:value-type="string">
            <text:p>YKuuQ03EQOWOfUGeUeDiaw</text:p>
          </table:table-cell>
          <table:table-cell office:value-type="string">
            <text:p>Xqv</text:p>
          </table:table-cell>
          <table:table-cell office:value-type="string">
            <text:p>rkzvcxQz6y4cbEG9Ja88</text:p>
          </table:table-cell>
          <table:table-cell/>
          <table:table-cell office:value-type="float" office:value="-66">
            <text:p>-66</text:p>
          </table:table-cell>
        </table:table-row>
        <table:table-row>
          <table:table-cell office:value-type="string">
            <text:p>WlYuR5bsRI6YFTHg4nIOUg</text:p>
          </table:table-cell>
          <table:table-cell office:value-type="string">
            <text:p>r9YY5C5aTVSWeeDAkMXgAQ</text:p>
          </table:table-cell>
          <table:table-cell office:value-type="string">
            <text:p>Y01u</text:p>
          </table:table-cell>
          <table:table-cell office:value-type="string">
            <text:p>qMStshNBGyuEfGxDTzHD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Jdm3JiZbRRObDLxiRrqqpA</text:p>
          </table:table-cell>
          <table:table-cell office:value-type="string">
            <text:p>waSSji8-SVSxPaMrZG16qQ</text:p>
          </table:table-cell>
          <table:table-cell office:value-type="string">
            <text:p>Xsl</text:p>
          </table:table-cell>
          <table:table-cell office:value-type="string">
            <text:p>rkzvcxQz6y4cbEG9Ja88</text:p>
          </table:table-cell>
          <table:table-cell/>
          <table:table-cell office:value-type="float" office:value="60">
            <text:p>60</text:p>
          </table:table-cell>
        </table:table-row>
        <table:table-row>
          <table:table-cell office:value-type="string">
            <text:p>b2ZGTOFSSMWgX16Q4uZ7lw</text:p>
          </table:table-cell>
          <table:table-cell office:value-type="string">
            <text:p>IEu2OeVpRxi5O15.RVXkHA</text:p>
          </table:table-cell>
          <table:table-cell office:value-type="string">
            <text:p>Y067</text:p>
          </table:table-cell>
          <table:table-cell office:value-type="string">
            <text:p>xHaogjo0SibeROMZBr5g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QwW9NPXcRliLz-6dUxgf9w</text:p>
          </table:table-cell>
          <table:table-cell office:value-type="string">
            <text:p>2JHS03dIQ.i3Awd.9Lzaig</text:p>
          </table:table-cell>
          <table:table-cell office:value-type="string">
            <text:p>Xyw</text:p>
          </table:table-cell>
          <table:table-cell office:value-type="string">
            <text:p>rkzvcxQz6y4cbEG9Ja88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Q-Ypy2wiRpKe7IV502YBWA</text:p>
          </table:table-cell>
          <table:table-cell office:value-type="string">
            <text:p>yAGmPySYRQOz7OS.mnURDg</text:p>
          </table:table-cell>
          <table:table-cell office:value-type="string">
            <text:p>Xsa</text:p>
          </table:table-cell>
          <table:table-cell office:value-type="string">
            <text:p>rkzvcxQz6y4cbEG9Ja88</text:p>
          </table:table-cell>
          <table:table-cell/>
          <table:table-cell office:value-type="float" office:value="-55">
            <text:p>-55</text:p>
          </table:table-cell>
        </table:table-row>
        <table:table-row>
          <table:table-cell office:value-type="string">
            <text:p>07tUnbe8Qv66dZVg3IusGA</text:p>
          </table:table-cell>
          <table:table-cell office:value-type="string">
            <text:p>CBDSd5TaSFyhTgeRSXA4Pw</text:p>
          </table:table-cell>
          <table:table-cell office:value-type="string">
            <text:p>Y02w</text:p>
          </table:table-cell>
          <table:table-cell office:value-type="string">
            <text:p>TDyewdoZ6LIAsKTLfYUG</text:p>
          </table:table-cell>
          <table:table-cell/>
          <table:table-cell office:value-type="float" office:value="46">
            <text:p>46</text:p>
          </table:table-cell>
        </table:table-row>
        <table:table-row>
          <table:table-cell office:value-type="string">
            <text:p>Ogs5N756RRigc7ktY2STPQ</text:p>
          </table:table-cell>
          <table:table-cell office:value-type="string">
            <text:p>nzbJyB5XRU6VNY7m7EmHUg</text:p>
          </table:table-cell>
          <table:table-cell office:value-type="string">
            <text:p>Xyn</text:p>
          </table:table-cell>
          <table:table-cell office:value-type="string">
            <text:p>YytMRmEEFc5bFdo6vPMA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z2jlJ5hQRcOCxMM3pS0VaQ</text:p>
          </table:table-cell>
          <table:table-cell office:value-type="string">
            <text:p>bVh8R.RdRoyOqxhH0ja3Sg</text:p>
          </table:table-cell>
          <table:table-cell office:value-type="string">
            <text:p>Y01g</text:p>
          </table:table-cell>
          <table:table-cell office:value-type="string">
            <text:p>YytMRmEEFc5bFdo6vPMA</text:p>
          </table:table-cell>
          <table:table-cell/>
          <table:table-cell office:value-type="float" office:value="-30">
            <text:p>-30</text:p>
          </table:table-cell>
        </table:table-row>
        <table:table-row>
          <table:table-cell office:value-type="string">
            <text:p>e0o62sU3RjGcbOXgqP8OyA</text:p>
          </table:table-cell>
          <table:table-cell office:value-type="string">
            <text:p>HUrjepg7Qxmmcx1RPVtXJA</text:p>
          </table:table-cell>
          <table:table-cell office:value-type="string">
            <text:p>XxZ</text:p>
          </table:table-cell>
          <table:table-cell office:value-type="string">
            <text:p>qMStshNBGyuEfGxDTzHD</text:p>
          </table:table-cell>
          <table:table-cell/>
          <table:table-cell office:value-type="float" office:value="80">
            <text:p>80</text:p>
          </table:table-cell>
        </table:table-row>
        <table:table-row>
          <table:table-cell office:value-type="string">
            <text:p>gWBJE6P4QzWuA3QFnQrRqQ</text:p>
          </table:table-cell>
          <table:table-cell office:value-type="string">
            <text:p>K5XPEN5VQmaaHFD0DH1kSA</text:p>
          </table:table-cell>
          <table:table-cell office:value-type="string">
            <text:p>Xsh</text:p>
          </table:table-cell>
          <table:table-cell office:value-type="string">
            <text:p>qMStshNBGyuEfGxDTzHD</text:p>
          </table:table-cell>
          <table:table-cell/>
          <table:table-cell office:value-type="float" office:value="-45">
            <text:p>-45</text:p>
          </table:table-cell>
        </table:table-row>
        <table:table-row>
          <table:table-cell office:value-type="string">
            <text:p>beYx0UeoT5CwlmWL15g7XA</text:p>
          </table:table-cell>
          <table:table-cell office:value-type="string">
            <text:p>42rWwL-vT5KzkDBb7pNBNQ</text:p>
          </table:table-cell>
          <table:table-cell office:value-type="string">
            <text:p>Y05r</text:p>
          </table:table-cell>
          <table:table-cell office:value-type="string">
            <text:p>TnwDQXFsv0Pz0DMyG4GH</text:p>
          </table:table-cell>
          <table:table-cell/>
          <table:table-cell office:value-type="float" office:value="-40">
            <text:p>-40</text:p>
          </table:table-cell>
        </table:table-row>
        <table:table-row>
          <table:table-cell office:value-type="string">
            <text:p>7dTkezbVQRmfY2wjps09qw</text:p>
          </table:table-cell>
          <table:table-cell office:value-type="string">
            <text:p>eMloXaY8RWieqSqd8qlsQw</text:p>
          </table:table-cell>
          <table:table-cell office:value-type="string">
            <text:p>Xz8</text:p>
          </table:table-cell>
          <table:table-cell office:value-type="string">
            <text:p>rkzvcxQz6y4cbEG9Ja88</text:p>
          </table:table-cell>
          <table:table-cell/>
          <table:table-cell office:value-type="float" office:value="-26">
            <text:p>-26</text:p>
          </table:table-cell>
        </table:table-row>
        <table:table-row>
          <table:table-cell office:value-type="string">
            <text:p>NFx-nuQiRcKPqLulsa0ohw</text:p>
          </table:table-cell>
          <table:table-cell office:value-type="string">
            <text:p>5MUj1G.IRrKQjq0lTOD6-Q</text:p>
          </table:table-cell>
          <table:table-cell office:value-type="string">
            <text:p>Y04a</text:p>
          </table:table-cell>
          <table:table-cell office:value-type="string">
            <text:p>YytMRmEEFc5bFdo6vPMA</text:p>
          </table:table-cell>
          <table:table-cell/>
          <table:table-cell office:value-type="float" office:value="-34">
            <text:p>-34</text:p>
          </table:table-cell>
        </table:table-row>
        <table:table-row>
          <table:table-cell office:value-type="string">
            <text:p>JjBfOlnOTYmPZcRvNPesKA</text:p>
          </table:table-cell>
          <table:table-cell office:value-type="string">
            <text:p>oc9ZylnnSIquWluFQoNdFQ</text:p>
          </table:table-cell>
          <table:table-cell office:value-type="string">
            <text:p>Y05h</text:p>
          </table:table-cell>
          <table:table-cell office:value-type="string">
            <text:p>a4SKiEpE8tWxPptWvXNU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gySuS2nmTw-7K8AKmkNoYw</text:p>
          </table:table-cell>
          <table:table-cell office:value-type="string">
            <text:p>D5hGbSz-R0mLA4dBSQEh4w</text:p>
          </table:table-cell>
          <table:table-cell office:value-type="string">
            <text:p>Y04U</text:p>
          </table:table-cell>
          <table:table-cell office:value-type="string">
            <text:p>tnaFbk6bp7z1qFHbcgBN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m2-.y6iOSemI-TBguIoF0w</text:p>
          </table:table-cell>
          <table:table-cell office:value-type="string">
            <text:p>msvnDDO8REe4b5GnpMtMcQ</text:p>
          </table:table-cell>
          <table:table-cell office:value-type="string">
            <text:p>XzE</text:p>
          </table:table-cell>
          <table:table-cell office:value-type="string">
            <text:p>rkzvcxQz6y4cbEG9Ja88</text:p>
          </table:table-cell>
          <table:table-cell/>
          <table:table-cell office:value-type="float" office:value="-57">
            <text:p>-57</text:p>
          </table:table-cell>
        </table:table-row>
        <table:table-row>
          <table:table-cell office:value-type="string">
            <text:p>k83hM.nWS1qcwj5sSlcWPA</text:p>
          </table:table-cell>
          <table:table-cell office:value-type="string">
            <text:p>XoFzBsZHRv6vr7STr-zH0g</text:p>
          </table:table-cell>
          <table:table-cell office:value-type="string">
            <text:p>Y01M</text:p>
          </table:table-cell>
          <table:table-cell office:value-type="string">
            <text:p>YytMRmEEFc5bFdo6vPMA</text:p>
          </table:table-cell>
          <table:table-cell/>
          <table:table-cell office:value-type="float" office:value="36">
            <text:p>36</text:p>
          </table:table-cell>
        </table:table-row>
        <table:table-row>
          <table:table-cell office:value-type="string">
            <text:p>a-kjQdUOBSYWkihWw8eEZSw</text:p>
          </table:table-cell>
          <table:table-cell office:value-type="string">
            <text:p>VIIQVj4IQbaEhiUifamiBg</text:p>
          </table:table-cell>
          <table:table-cell office:value-type="string">
            <text:p>Xy7</text:p>
          </table:table-cell>
          <table:table-cell office:value-type="string">
            <text:p>rkzvcxQz6y4cbEG9Ja88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4kB1bTOvbwBkEvu5x2kL</text:p>
          </table:table-cell>
          <table:table-cell office:value-type="string">
            <text:p>9skz7N71sy8RrexkKTWH</text:p>
          </table:table-cell>
          <table:table-cell office:value-type="string">
            <text:p>Y07M</text:p>
          </table:table-cell>
          <table:table-cell office:value-type="string">
            <text:p>rkzvcxQz6y4cbEG9Ja88</text:p>
          </table:table-cell>
          <table:table-cell/>
          <table:table-cell office:value-type="float" office:value="-40">
            <text:p>-40</text:p>
          </table:table-cell>
        </table:table-row>
        <table:table-row>
          <table:table-cell office:value-type="string">
            <text:p>Gb41RST4QaOpE6tjB-QTkw</text:p>
          </table:table-cell>
          <table:table-cell office:value-type="string">
            <text:p>DpdENSnxRSeCYRrLfzqyiw</text:p>
          </table:table-cell>
          <table:table-cell office:value-type="string">
            <text:p>XyL</text:p>
          </table:table-cell>
          <table:table-cell office:value-type="string">
            <text:p>YytMRmEEFc5bFdo6vPMA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R2CxjdCCT1GU11juQFyHSw</text:p>
          </table:table-cell>
          <table:table-cell office:value-type="string">
            <text:p>fv.Le35aQNq1mu8xh27lvw</text:p>
          </table:table-cell>
          <table:table-cell office:value-type="string">
            <text:p>Xwa</text:p>
          </table:table-cell>
          <table:table-cell office:value-type="string">
            <text:p>rkzvcxQz6y4cbEG9Ja88</text:p>
          </table:table-cell>
          <table:table-cell/>
          <table:table-cell office:value-type="float" office:value="-12">
            <text:p>-12</text:p>
          </table:table-cell>
        </table:table-row>
        <table:table-row>
          <table:table-cell office:value-type="string">
            <text:p>od4xQoQhT12lsuTEGtNOVA</text:p>
          </table:table-cell>
          <table:table-cell office:value-type="string">
            <text:p>UFX36a92T323rfNHBMu25g</text:p>
          </table:table-cell>
          <table:table-cell office:value-type="string">
            <text:p>XzK</text:p>
          </table:table-cell>
          <table:table-cell office:value-type="string">
            <text:p>a4SKiEpE8tWxPptWvXNU</text:p>
          </table:table-cell>
          <table:table-cell/>
          <table:table-cell office:value-type="float" office:value="-74">
            <text:p>-74</text:p>
          </table:table-cell>
        </table:table-row>
        <table:table-row>
          <table:table-cell office:value-type="string">
            <text:p>uQ5B4e4YTSSTV2.YsTTYiA</text:p>
          </table:table-cell>
          <table:table-cell office:value-type="string">
            <text:p>a-TSSK7EPQhGUBKdLln6XiQ</text:p>
          </table:table-cell>
          <table:table-cell office:value-type="string">
            <text:p>XsZ</text:p>
          </table:table-cell>
          <table:table-cell office:value-type="string">
            <text:p>a4SKiEpE8tWxPptWvXNU</text:p>
          </table:table-cell>
          <table:table-cell/>
          <table:table-cell office:value-type="float" office:value="16">
            <text:p>16</text:p>
          </table:table-cell>
        </table:table-row>
        <table:table-row>
          <table:table-cell office:value-type="string">
            <text:p>5sBh6cPATVaJJ528iNxSkg</text:p>
          </table:table-cell>
          <table:table-cell office:value-type="string">
            <text:p>RreW9E9vQaS7Ksi-qP8evw</text:p>
          </table:table-cell>
          <table:table-cell office:value-type="string">
            <text:p>Xt2</text:p>
          </table:table-cell>
          <table:table-cell office:value-type="string">
            <text:p>qMStshNBGyuEfGxDTzHD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HaRmNFfmQu2oLHKKY5F7xg</text:p>
          </table:table-cell>
          <table:table-cell office:value-type="string">
            <text:p>EMae46MSTRiHr1KMdM27SA</text:p>
          </table:table-cell>
          <table:table-cell office:value-type="string">
            <text:p>Y05y</text:p>
          </table:table-cell>
          <table:table-cell office:value-type="string">
            <text:p>TnwDQXFsv0Pz0DMyG4GH</text:p>
          </table:table-cell>
          <table:table-cell/>
          <table:table-cell office:value-type="float" office:value="16">
            <text:p>16</text:p>
          </table:table-cell>
        </table:table-row>
        <table:table-row>
          <table:table-cell office:value-type="string">
            <text:p>CiLdZNDPT7u1bYvujnU9bg</text:p>
          </table:table-cell>
          <table:table-cell office:value-type="string">
            <text:p>B2F-EDnwRLCbOn3qwPtulQ</text:p>
          </table:table-cell>
          <table:table-cell office:value-type="string">
            <text:p>Y03u</text:p>
          </table:table-cell>
          <table:table-cell office:value-type="string">
            <text:p>mGOrrykGEwNu44EBsj0z</text:p>
          </table:table-cell>
          <table:table-cell/>
          <table:table-cell office:value-type="float" office:value="33">
            <text:p>33</text:p>
          </table:table-cell>
        </table:table-row>
        <table:table-row>
          <table:table-cell office:value-type="string">
            <text:p>6XAYTToSSiqgp0j.TkKbPw</text:p>
          </table:table-cell>
          <table:table-cell office:value-type="string">
            <text:p>R9956LXOQOydkNQZ3EU7Uw</text:p>
          </table:table-cell>
          <table:table-cell office:value-type="string">
            <text:p>Y03O</text:p>
          </table:table-cell>
          <table:table-cell office:value-type="string">
            <text:p>YytMRmEEFc5bFdo6vPMA</text:p>
          </table:table-cell>
          <table:table-cell/>
          <table:table-cell office:value-type="float" office:value="-35">
            <text:p>-35</text:p>
          </table:table-cell>
        </table:table-row>
        <table:table-row>
          <table:table-cell office:value-type="string">
            <text:p>LHJOam12SuuzMyJGSnjkkg</text:p>
          </table:table-cell>
          <table:table-cell office:value-type="string">
            <text:p>cawrDnvdRgub8qqJQq7kLQ</text:p>
          </table:table-cell>
          <table:table-cell office:value-type="string">
            <text:p>Xzq</text:p>
          </table:table-cell>
          <table:table-cell office:value-type="string">
            <text:p>rkzvcxQz6y4cbEG9Ja88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V-tL.3uMTRWHbmiHK4PDXA</text:p>
          </table:table-cell>
          <table:table-cell office:value-type="string">
            <text:p>gkuekWsGQL2xYfR.Sp7iww</text:p>
          </table:table-cell>
          <table:table-cell office:value-type="string">
            <text:p>Xt8</text:p>
          </table:table-cell>
          <table:table-cell office:value-type="string">
            <text:p>TDyewdoZ6LIAsKTLfYUG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eKIUUPkDgNk6d1KAh9XS</text:p>
          </table:table-cell>
          <table:table-cell office:value-type="string">
            <text:p>QLpgtecoRB2EckxdMO5pGw</text:p>
          </table:table-cell>
          <table:table-cell office:value-type="string">
            <text:p>Y09w</text:p>
          </table:table-cell>
          <table:table-cell office:value-type="string">
            <text:p>qMStshNBGyuEfGxDTzHD</text:p>
          </table:table-cell>
          <table:table-cell office:value-type="float" office:value="44">
            <text:p>44</text:p>
          </table:table-cell>
          <table:table-cell/>
        </table:table-row>
        <table:table-row>
          <table:table-cell office:value-type="string">
            <text:p>pu2FlPO7QcOvMROqtxH2oQ</text:p>
          </table:table-cell>
          <table:table-cell office:value-type="string">
            <text:p>Cb7KWg5ESf-mNtV7Z.z5aA</text:p>
          </table:table-cell>
          <table:table-cell office:value-type="string">
            <text:p>Xz3</text:p>
          </table:table-cell>
          <table:table-cell office:value-type="string">
            <text:p>qMStshNBGyuEfGxDTzHD</text:p>
          </table:table-cell>
          <table:table-cell/>
          <table:table-cell office:value-type="float" office:value="-28">
            <text:p>-28</text:p>
          </table:table-cell>
        </table:table-row>
        <table:table-row>
          <table:table-cell office:value-type="string">
            <text:p>C5Z1zyGwIkdL6xpKy1jW</text:p>
          </table:table-cell>
          <table:table-cell office:value-type="string">
            <text:p>AKfbWm2.TGGlsIGoPl8iqw</text:p>
          </table:table-cell>
          <table:table-cell office:value-type="string">
            <text:p>Y0C4</text:p>
          </table:table-cell>
          <table:table-cell office:value-type="string">
            <text:p>tnaFbk6bp7z1qFHbcgBN</text:p>
          </table:table-cell>
          <table:table-cell office:value-type="float" office:value="48">
            <text:p>48</text:p>
          </table:table-cell>
          <table:table-cell/>
        </table:table-row>
        <table:table-row>
          <table:table-cell office:value-type="string">
            <text:p>CX4ReOjbSXaU-kxjQVH7NQ</text:p>
          </table:table-cell>
          <table:table-cell office:value-type="string">
            <text:p>LWE.66feSu2iNSVwznPhWg</text:p>
          </table:table-cell>
          <table:table-cell office:value-type="string">
            <text:p>Xyy</text:p>
          </table:table-cell>
          <table:table-cell office:value-type="string">
            <text:p>a4SKiEpE8tWxPptWvXNU</text:p>
          </table:table-cell>
          <table:table-cell/>
          <table:table-cell office:value-type="float" office:value="-44">
            <text:p>-44</text:p>
          </table:table-cell>
        </table:table-row>
        <table:table-row>
          <table:table-cell office:value-type="string">
            <text:p>eUJjHkoxQLKdccdL9.hivQ</text:p>
          </table:table-cell>
          <table:table-cell office:value-type="string">
            <text:p>sH4FvgiNS7q3QreZsBiSzg</text:p>
          </table:table-cell>
          <table:table-cell office:value-type="string">
            <text:p>Xvd</text:p>
          </table:table-cell>
          <table:table-cell office:value-type="string">
            <text:p>bqlxMT63OrpmLySa7nix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gfLjR-7cQF-Uv97DD8nmAw</text:p>
          </table:table-cell>
          <table:table-cell office:value-type="string">
            <text:p>suJn.PXgSgG.PzlQWEYUxA</text:p>
          </table:table-cell>
          <table:table-cell office:value-type="string">
            <text:p>Xw1</text:p>
          </table:table-cell>
          <table:table-cell office:value-type="string">
            <text:p>rkzvcxQz6y4cbEG9Ja88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7rCX8YHbTc-D1MnV7GtpVQ</text:p>
          </table:table-cell>
          <table:table-cell office:value-type="string">
            <text:p>wRVdMdRNQbSYsQU4uulrZQ</text:p>
          </table:table-cell>
          <table:table-cell office:value-type="string">
            <text:p>Y01S</text:p>
          </table:table-cell>
          <table:table-cell office:value-type="string">
            <text:p>YytMRmEEFc5bFdo6vPMA</text:p>
          </table:table-cell>
          <table:table-cell/>
          <table:table-cell office:value-type="float" office:value="-40">
            <text:p>-40</text:p>
          </table:table-cell>
        </table:table-row>
        <table:table-row>
          <table:table-cell office:value-type="string">
            <text:p>2bTc8QnHRaS1RXMYm8DVQg</text:p>
          </table:table-cell>
          <table:table-cell office:value-type="string">
            <text:p>pg-4OpxCQ4aJHrTND0mAuw</text:p>
          </table:table-cell>
          <table:table-cell office:value-type="string">
            <text:p>Xyc</text:p>
          </table:table-cell>
          <table:table-cell office:value-type="string">
            <text:p>qMStshNBGyuEfGxDTzHD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RrqFj96xSb2ylsrxFpZdOA</text:p>
          </table:table-cell>
          <table:table-cell office:value-type="string">
            <text:p>inTWqDmNSaa0Zg6WFFF95A</text:p>
          </table:table-cell>
          <table:table-cell office:value-type="string">
            <text:p>Xql</text:p>
          </table:table-cell>
          <table:table-cell office:value-type="string">
            <text:p>rkzvcxQz6y4cbEG9Ja88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a8fpHcRVRo6i8YoVAAifug</text:p>
          </table:table-cell>
          <table:table-cell office:value-type="string">
            <text:p>IO72ZKp1TBqOWKcpQdor3w</text:p>
          </table:table-cell>
          <table:table-cell office:value-type="string">
            <text:p>Y00k</text:p>
          </table:table-cell>
          <table:table-cell office:value-type="string">
            <text:p>bqlxMT63OrpmLySa7nix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R6l0VQlctURSlCRML37H</text:p>
          </table:table-cell>
          <table:table-cell office:value-type="string">
            <text:p>u0W--bPAQOuwmUPJauqN1A</text:p>
          </table:table-cell>
          <table:table-cell office:value-type="string">
            <text:p>Y0CG</text:p>
          </table:table-cell>
          <table:table-cell office:value-type="string">
            <text:p>bqlxMT63OrpmLySa7nix</text:p>
          </table:table-cell>
          <table:table-cell office:value-type="float" office:value="52">
            <text:p>52</text:p>
          </table:table-cell>
          <table:table-cell/>
        </table:table-row>
        <table:table-row>
          <table:table-cell office:value-type="string">
            <text:p>xAzy2.F1Qwe2FqBEFscYjA</text:p>
          </table:table-cell>
          <table:table-cell office:value-type="string">
            <text:p>3fyfLeX.TmmV00M1JmxHfQ</text:p>
          </table:table-cell>
          <table:table-cell office:value-type="string">
            <text:p>Y03o</text:p>
          </table:table-cell>
          <table:table-cell office:value-type="string">
            <text:p>qMStshNBGyuEfGxDTzHD</text:p>
          </table:table-cell>
          <table:table-cell/>
          <table:table-cell office:value-type="float" office:value="-29">
            <text:p>-29</text:p>
          </table:table-cell>
        </table:table-row>
        <table:table-row>
          <table:table-cell office:value-type="string">
            <text:p>CJFN8s8nQN-A6IhILaggNw</text:p>
          </table:table-cell>
          <table:table-cell office:value-type="string">
            <text:p>8H4BAvR7RkOm1uBLDsyc.g</text:p>
          </table:table-cell>
          <table:table-cell office:value-type="string">
            <text:p>Xzm</text:p>
          </table:table-cell>
          <table:table-cell office:value-type="string">
            <text:p>rkzvcxQz6y4cbEG9Ja88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NtEx9uwmQJ6rI1SC6x3ZKw</text:p>
          </table:table-cell>
          <table:table-cell office:value-type="string">
            <text:p>5cca.hMJSq-nGZaBb5p5jg</text:p>
          </table:table-cell>
          <table:table-cell office:value-type="string">
            <text:p>Y05n</text:p>
          </table:table-cell>
          <table:table-cell office:value-type="string">
            <text:p>a4SKiEpE8tWxPptWvXNU</text:p>
          </table:table-cell>
          <table:table-cell/>
          <table:table-cell office:value-type="float" office:value="-19">
            <text:p>-19</text:p>
          </table:table-cell>
        </table:table-row>
        <table:table-row>
          <table:table-cell office:value-type="string">
            <text:p>4oR39L3901Eac4Zvv1Of</text:p>
          </table:table-cell>
          <table:table-cell office:value-type="string">
            <text:p>rpjTsRFRNbrtS6EbYh5O</text:p>
          </table:table-cell>
          <table:table-cell office:value-type="string">
            <text:p>Y07C</text:p>
          </table:table-cell>
          <table:table-cell office:value-type="string">
            <text:p>IQbIh7IOspmrmIHHDnfQ</text:p>
          </table:table-cell>
          <table:table-cell/>
          <table:table-cell office:value-type="float" office:value="-100">
            <text:p>-100</text:p>
          </table:table-cell>
        </table:table-row>
        <table:table-row>
          <table:table-cell office:value-type="string">
            <text:p>hMAx14FyTYW.ShMqkOB69w</text:p>
          </table:table-cell>
          <table:table-cell office:value-type="string">
            <text:p>mg.SECfJRa-oHcDG17tRkA</text:p>
          </table:table-cell>
          <table:table-cell office:value-type="string">
            <text:p>Xum</text:p>
          </table:table-cell>
          <table:table-cell office:value-type="string">
            <text:p>rkzvcxQz6y4cbEG9Ja88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JCXw8kFoRs68ac6F5eafvQ</text:p>
          </table:table-cell>
          <table:table-cell office:value-type="string">
            <text:p>ZGzm-j84RT-yGWsnBTSOug</text:p>
          </table:table-cell>
          <table:table-cell office:value-type="string">
            <text:p>Y05B</text:p>
          </table:table-cell>
          <table:table-cell office:value-type="string">
            <text:p>bqlxMT63OrpmLySa7nix</text:p>
          </table:table-cell>
          <table:table-cell/>
          <table:table-cell office:value-type="float" office:value="-13">
            <text:p>-13</text:p>
          </table:table-cell>
        </table:table-row>
        <table:table-row>
          <table:table-cell office:value-type="string">
            <text:p>UGaq-MuRQZm6PRBemEhc2Q</text:p>
          </table:table-cell>
          <table:table-cell office:value-type="string">
            <text:p>bs9WuqJARpuLlDg9TusmVg</text:p>
          </table:table-cell>
          <table:table-cell office:value-type="string">
            <text:p>Xwv</text:p>
          </table:table-cell>
          <table:table-cell office:value-type="string">
            <text:p>a4SKiEpE8tWxPptWvXNU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rSsWXf5YyLLPmocHl3ds</text:p>
          </table:table-cell>
          <table:table-cell office:value-type="string">
            <text:p>rynDBfxHRlunqlMPTijwHg</text:p>
          </table:table-cell>
          <table:table-cell office:value-type="string">
            <text:p>Y0BV</text:p>
          </table:table-cell>
          <table:table-cell office:value-type="string">
            <text:p>YytMRmEEFc5bFdo6vPMA</text:p>
          </table:table-cell>
          <table:table-cell office:value-type="float" office:value="64">
            <text:p>64</text:p>
          </table:table-cell>
          <table:table-cell/>
        </table:table-row>
        <table:table-row>
          <table:table-cell office:value-type="string">
            <text:p>jfq6S.NBTdigrTAGjXMZ.A</text:p>
          </table:table-cell>
          <table:table-cell office:value-type="string">
            <text:p>Hn396ydKSoON.0L5KdJcyg</text:p>
          </table:table-cell>
          <table:table-cell office:value-type="string">
            <text:p>XyA</text:p>
          </table:table-cell>
          <table:table-cell office:value-type="string">
            <text:p>rkzvcxQz6y4cbEG9Ja88</text:p>
          </table:table-cell>
          <table:table-cell/>
          <table:table-cell office:value-type="float" office:value="35">
            <text:p>35</text:p>
          </table:table-cell>
        </table:table-row>
        <table:table-row>
          <table:table-cell office:value-type="string">
            <text:p>7CdiGKmuSp6kxsz5HZQiHw</text:p>
          </table:table-cell>
          <table:table-cell office:value-type="string">
            <text:p>46Z.66wdS.qfCyW6sA.f6Q</text:p>
          </table:table-cell>
          <table:table-cell office:value-type="string">
            <text:p>Xuh</text:p>
          </table:table-cell>
          <table:table-cell office:value-type="string">
            <text:p>YytMRmEEFc5bFdo6vPMA</text:p>
          </table:table-cell>
          <table:table-cell/>
          <table:table-cell office:value-type="float" office:value="0">
            <text:p>0</text:p>
          </table:table-cell>
        </table:table-row>
        <table:table-row>
          <table:table-cell office:value-type="string">
            <text:p>s98WOdl9pHcp7N15r3Xw</text:p>
          </table:table-cell>
          <table:table-cell office:value-type="string">
            <text:p>MnufNmAuTcitlahpB4h7Kw</text:p>
          </table:table-cell>
          <table:table-cell office:value-type="string">
            <text:p>Y0BR</text:p>
          </table:table-cell>
          <table:table-cell office:value-type="string">
            <text:p>qMStshNBGyuEfGxDTzHD</text:p>
          </table:table-cell>
          <table:table-cell office:value-type="float" office:value="65">
            <text:p>65</text:p>
          </table:table-cell>
          <table:table-cell/>
        </table:table-row>
        <table:table-row>
          <table:table-cell office:value-type="string">
            <text:p>M4GCuMg0RNaBmoARhHwIBw</text:p>
          </table:table-cell>
          <table:table-cell office:value-type="string">
            <text:p>lhuM2BIsSe2fnsenEk3HVw</text:p>
          </table:table-cell>
          <table:table-cell office:value-type="string">
            <text:p>Xss</text:p>
          </table:table-cell>
          <table:table-cell office:value-type="string">
            <text:p>a4SKiEpE8tWxPptWvXNU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30aZLKcdQ12JUAlE9fX2.Q</text:p>
          </table:table-cell>
          <table:table-cell office:value-type="string">
            <text:p>K22e14amTvSzicW6GjnVXQ</text:p>
          </table:table-cell>
          <table:table-cell office:value-type="string">
            <text:p>Xx9</text:p>
          </table:table-cell>
          <table:table-cell office:value-type="string">
            <text:p>rkzvcxQz6y4cbEG9Ja88</text:p>
          </table:table-cell>
          <table:table-cell/>
          <table:table-cell office:value-type="float" office:value="-52">
            <text:p>-52</text:p>
          </table:table-cell>
        </table:table-row>
        <table:table-row>
          <table:table-cell office:value-type="string">
            <text:p>uYersUMARWmt-cowlCvZNg</text:p>
          </table:table-cell>
          <table:table-cell office:value-type="string">
            <text:p>a-RAPUCMrQv64TTaF6eInMw</text:p>
          </table:table-cell>
          <table:table-cell office:value-type="string">
            <text:p>Y00A</text:p>
          </table:table-cell>
          <table:table-cell office:value-type="string">
            <text:p>qMStshNBGyuEfGxDTzHD</text:p>
          </table:table-cell>
          <table:table-cell/>
          <table:table-cell office:value-type="float" office:value="3">
            <text:p>3</text:p>
          </table:table-cell>
        </table:table-row>
        <table:table-row>
          <table:table-cell office:value-type="string">
            <text:p>hp6f59HPRP-LQQr9mj0-eQ</text:p>
          </table:table-cell>
          <table:table-cell office:value-type="string">
            <text:p>36r66o-9QMiWA25oL.vVHQ</text:p>
          </table:table-cell>
          <table:table-cell office:value-type="string">
            <text:p>XuZ</text:p>
          </table:table-cell>
          <table:table-cell office:value-type="string">
            <text:p>qMStshNBGyuEfGxDTzHD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iRpi4g2MS9KM4SD9iMthPA</text:p>
          </table:table-cell>
          <table:table-cell office:value-type="string">
            <text:p>eu1F2yCSTl6LFENdZ3v6gw</text:p>
          </table:table-cell>
          <table:table-cell office:value-type="string">
            <text:p>Xye</text:p>
          </table:table-cell>
          <table:table-cell office:value-type="string">
            <text:p>qMStshNBGyuEfGxDTzHD</text:p>
          </table:table-cell>
          <table:table-cell/>
          <table:table-cell office:value-type="float" office:value="29">
            <text:p>29</text:p>
          </table:table-cell>
        </table:table-row>
        <table:table-row>
          <table:table-cell office:value-type="string">
            <text:p>BtLX.BqbSZCzWR0qqdqq0g</text:p>
          </table:table-cell>
          <table:table-cell office:value-type="string">
            <text:p>K4d39-3WTqO30G9EQpUkEQ</text:p>
          </table:table-cell>
          <table:table-cell office:value-type="string">
            <text:p>Y03z</text:p>
          </table:table-cell>
          <table:table-cell office:value-type="string">
            <text:p>mGOrrykGEwNu44EBsj0z</text:p>
          </table:table-cell>
          <table:table-cell/>
          <table:table-cell office:value-type="float" office:value="-23">
            <text:p>-23</text:p>
          </table:table-cell>
        </table:table-row>
        <table:table-row>
          <table:table-cell office:value-type="string">
            <text:p>bsNCyDkJRBWrrsHDIbwIGw</text:p>
          </table:table-cell>
          <table:table-cell office:value-type="string">
            <text:p>agUtASACQCezLIUad3Cj2g</text:p>
          </table:table-cell>
          <table:table-cell office:value-type="string">
            <text:p>Y06H</text:p>
          </table:table-cell>
          <table:table-cell office:value-type="string">
            <text:p>YytMRmEEFc5bFdo6vPMA</text:p>
          </table:table-cell>
          <table:table-cell/>
          <table:table-cell office:value-type="float" office:value="-1">
            <text:p>-1</text:p>
          </table:table-cell>
        </table:table-row>
        <table:table-row>
          <table:table-cell office:value-type="string">
            <text:p>jqWh1NEKSyas.h7q-qVEGQ</text:p>
          </table:table-cell>
          <table:table-cell office:value-type="string">
            <text:p>WpQxfxewQEWLkidY3meNlQ</text:p>
          </table:table-cell>
          <table:table-cell office:value-type="string">
            <text:p>Y01X</text:p>
          </table:table-cell>
          <table:table-cell office:value-type="string">
            <text:p>rkzvcxQz6y4cbEG9Ja88</text:p>
          </table:table-cell>
          <table:table-cell/>
          <table:table-cell office:value-type="float" office:value="-18">
            <text:p>-18</text:p>
          </table:table-cell>
        </table:table-row>
        <table:table-row>
          <table:table-cell office:value-type="string">
            <text:p>jz0hZzsMrJF8HlrYnMhb</text:p>
          </table:table-cell>
          <table:table-cell office:value-type="string">
            <text:p>CZqosMSsxJkAaG4dpC3X</text:p>
          </table:table-cell>
          <table:table-cell office:value-type="string">
            <text:p>Y06p</text:p>
          </table:table-cell>
          <table:table-cell office:value-type="string">
            <text:p>qMStshNBGyuEfGxDTzHD</text:p>
          </table:table-cell>
          <table:table-cell/>
          <table:table-cell office:value-type="float" office:value="-90">
            <text:p>-90</text:p>
          </table:table-cell>
        </table:table-row>
        <table:table-row>
          <table:table-cell office:value-type="string">
            <text:p>fDZ.H0vZRuKdayXqyuiZaQ</text:p>
          </table:table-cell>
          <table:table-cell office:value-type="string">
            <text:p>aU03dUdlQOa5xFu6-NUVVw</text:p>
          </table:table-cell>
          <table:table-cell office:value-type="string">
            <text:p>Y05Q</text:p>
          </table:table-cell>
          <table:table-cell office:value-type="string">
            <text:p>qMStshNBGyuEfGxDTzHD</text:p>
          </table:table-cell>
          <table:table-cell/>
          <table:table-cell office:value-type="float" office:value="315">
            <text:p>315</text:p>
          </table:table-cell>
        </table:table-row>
        <table:table-row>
          <table:table-cell office:value-type="string">
            <text:p>YSQ4GGtLR6maJKlQWLwQqA</text:p>
          </table:table-cell>
          <table:table-cell office:value-type="string">
            <text:p>Kfxfn.j9Qjefd2zr.DlshA</text:p>
          </table:table-cell>
          <table:table-cell office:value-type="string">
            <text:p>XrQ</text:p>
          </table:table-cell>
          <table:table-cell office:value-type="string">
            <text:p>tnaFbk6bp7z1qFHbcgBN</text:p>
          </table:table-cell>
          <table:table-cell/>
          <table:table-cell office:value-type="float" office:value="-47">
            <text:p>-47</text:p>
          </table:table-cell>
        </table:table-row>
        <table:table-row>
          <table:table-cell office:value-type="string">
            <text:p>iz1LAkDfstxCzmOUX1Ct</text:p>
          </table:table-cell>
          <table:table-cell office:value-type="string">
            <text:p>AKfbWm2.TGGlsIGoPl8iqw</text:p>
          </table:table-cell>
          <table:table-cell office:value-type="string">
            <text:p>Y0C3</text:p>
          </table:table-cell>
          <table:table-cell office:value-type="string">
            <text:p>TDyewdoZ6LIAsKTLfYUG</text:p>
          </table:table-cell>
          <table:table-cell office:value-type="float" office:value="40">
            <text:p>40</text:p>
          </table:table-cell>
          <table:table-cell/>
        </table:table-row>
        <table:table-row>
          <table:table-cell office:value-type="string">
            <text:p>v1eh0dScS9m2Cf7r9W67Jw</text:p>
          </table:table-cell>
          <table:table-cell office:value-type="string">
            <text:p>U64-c9xLTa-c-vF-ebQxSA</text:p>
          </table:table-cell>
          <table:table-cell office:value-type="string">
            <text:p>XuX</text:p>
          </table:table-cell>
          <table:table-cell office:value-type="string">
            <text:p>YytMRmEEFc5bFdo6vPMA</text:p>
          </table:table-cell>
          <table:table-cell/>
          <table:table-cell office:value-type="float" office:value="-52">
            <text:p>-52</text:p>
          </table:table-cell>
        </table:table-row>
        <table:table-row>
          <table:table-cell office:value-type="string">
            <text:p>a.K8d1IkfQR-ZkftXXvIaTg</text:p>
          </table:table-cell>
          <table:table-cell office:value-type="string">
            <text:p>B0vqUPxqSNWDWl.DHuNECg</text:p>
          </table:table-cell>
          <table:table-cell office:value-type="string">
            <text:p>XsM</text:p>
          </table:table-cell>
          <table:table-cell office:value-type="string">
            <text:p>rkzvcxQz6y4cbEG9Ja88</text:p>
          </table:table-cell>
          <table:table-cell/>
          <table:table-cell office:value-type="float" office:value="-144">
            <text:p>-144</text:p>
          </table:table-cell>
        </table:table-row>
        <table:table-row>
          <table:table-cell office:value-type="string">
            <text:p>SAkkkyNMSyaqJwDWP.klQA</text:p>
          </table:table-cell>
          <table:table-cell office:value-type="string">
            <text:p>4fZeYke6SvqPozSKFQN0VQ</text:p>
          </table:table-cell>
          <table:table-cell office:value-type="string">
            <text:p>Y00X</text:p>
          </table:table-cell>
          <table:table-cell office:value-type="string">
            <text:p>qMStshNBGyuEfGxDTzHD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55aMx0KNQlKGib5F.Jnekw</text:p>
          </table:table-cell>
          <table:table-cell office:value-type="string">
            <text:p>cNRUjS5PQ7eOh5D1k5QiJw</text:p>
          </table:table-cell>
          <table:table-cell office:value-type="string">
            <text:p>Xwc</text:p>
          </table:table-cell>
          <table:table-cell office:value-type="string">
            <text:p>qMStshNBGyuEfGxDTzHD</text:p>
          </table:table-cell>
          <table:table-cell/>
          <table:table-cell office:value-type="float" office:value="52">
            <text:p>52</text:p>
          </table:table-cell>
        </table:table-row>
        <table:table-row>
          <table:table-cell office:value-type="string">
            <text:p>57l-VSjVQSGA9p9ytY7jCQ</text:p>
          </table:table-cell>
          <table:table-cell office:value-type="string">
            <text:p>zoN.C33PRTSgpn4lUa11JA</text:p>
          </table:table-cell>
          <table:table-cell office:value-type="string">
            <text:p>Y01A</text:p>
          </table:table-cell>
          <table:table-cell office:value-type="string">
            <text:p>YytMRmEEFc5bFdo6vPMA</text:p>
          </table:table-cell>
          <table:table-cell/>
          <table:table-cell office:value-type="float" office:value="-47">
            <text:p>-47</text:p>
          </table:table-cell>
        </table:table-row>
        <table:table-row>
          <table:table-cell office:value-type="string">
            <text:p>nz0Hz2H0R8KX1E7hNbiDcQ</text:p>
          </table:table-cell>
          <table:table-cell office:value-type="string">
            <text:p>nqnh4MbQRTqzJE9m0AXa4A</text:p>
          </table:table-cell>
          <table:table-cell office:value-type="string">
            <text:p>Xs7</text:p>
          </table:table-cell>
          <table:table-cell office:value-type="string">
            <text:p>XWE9ZQ4F8xKPAxTgtrWX</text:p>
          </table:table-cell>
          <table:table-cell/>
          <table:table-cell office:value-type="float" office:value="29">
            <text:p>29</text:p>
          </table:table-cell>
        </table:table-row>
        <table:table-row>
          <table:table-cell office:value-type="string">
            <text:p>p4E51NA4Rkm5RaITB49xog</text:p>
          </table:table-cell>
          <table:table-cell office:value-type="string">
            <text:p>5TYh2-94QkKG8ekfZ.zp7Q</text:p>
          </table:table-cell>
          <table:table-cell office:value-type="string">
            <text:p>Y05c</text:p>
          </table:table-cell>
          <table:table-cell office:value-type="string">
            <text:p>bqlxMT63OrpmLySa7nix</text:p>
          </table:table-cell>
          <table:table-cell/>
          <table:table-cell office:value-type="float" office:value="32">
            <text:p>32</text:p>
          </table:table-cell>
        </table:table-row>
        <table:table-row>
          <table:table-cell office:value-type="string">
            <text:p>6o5GYQ8BQx2EhPn9z1nUxQ</text:p>
          </table:table-cell>
          <table:table-cell office:value-type="string">
            <text:p>YJrVshu6Rv-BPBG3gcfOrw</text:p>
          </table:table-cell>
          <table:table-cell office:value-type="string">
            <text:p>Y02i</text:p>
          </table:table-cell>
          <table:table-cell office:value-type="string">
            <text:p>YytMRmEEFc5bFdo6vPMA</text:p>
          </table:table-cell>
          <table:table-cell/>
          <table:table-cell office:value-type="float" office:value="51">
            <text:p>51</text:p>
          </table:table-cell>
        </table:table-row>
        <table:table-row>
          <table:table-cell office:value-type="string">
            <text:p>0ReIajrgTYS4P.iWNpM8Yg</text:p>
          </table:table-cell>
          <table:table-cell office:value-type="string">
            <text:p>piUC8fmnR2iP6ZzBUAiRjQ</text:p>
          </table:table-cell>
          <table:table-cell office:value-type="string">
            <text:p>Y043</text:p>
          </table:table-cell>
          <table:table-cell office:value-type="string">
            <text:p>YytMRmEEFc5bFdo6vPMA</text:p>
          </table:table-cell>
          <table:table-cell/>
          <table:table-cell office:value-type="float" office:value="373">
            <text:p>373</text:p>
          </table:table-cell>
        </table:table-row>
        <table:table-row>
          <table:table-cell office:value-type="string">
            <text:p>tTNbgXeHQzGwW6hCVt5Lcg</text:p>
          </table:table-cell>
          <table:table-cell office:value-type="string">
            <text:p>4a5f4stOR0yWA82ksi67Yw</text:p>
          </table:table-cell>
          <table:table-cell office:value-type="string">
            <text:p>XxT</text:p>
          </table:table-cell>
          <table:table-cell office:value-type="string">
            <text:p>qMStshNBGyuEfGxDTzHD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VnDQeE8AQyGr5YZ4nzdTzA</text:p>
          </table:table-cell>
          <table:table-cell office:value-type="string">
            <text:p>ZSkxHbNsS52WcxFmZM.nxw</text:p>
          </table:table-cell>
          <table:table-cell office:value-type="string">
            <text:p>Xzt</text:p>
          </table:table-cell>
          <table:table-cell office:value-type="string">
            <text:p>XWE9ZQ4F8xKPAxTgtrWX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fUc-4J24SAqpoA4x2IBbzw</text:p>
          </table:table-cell>
          <table:table-cell office:value-type="string">
            <text:p>Vzxw9yMmQPKXvONQ-JWwLw</text:p>
          </table:table-cell>
          <table:table-cell office:value-type="string">
            <text:p>Y01k</text:p>
          </table:table-cell>
          <table:table-cell office:value-type="string">
            <text:p>qMStshNBGyuEfGxDTzHD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qmjrbf4rTQ23VCKhOT8PEw</text:p>
          </table:table-cell>
          <table:table-cell office:value-type="string">
            <text:p>JncEPfo1TQGMUVK3fkK.2w</text:p>
          </table:table-cell>
          <table:table-cell office:value-type="string">
            <text:p>XxS</text:p>
          </table:table-cell>
          <table:table-cell office:value-type="string">
            <text:p>YytMRmEEFc5bFdo6vPMA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5lIN6lmmQJ6nqfiZUMb9Jw</text:p>
          </table:table-cell>
          <table:table-cell office:value-type="string">
            <text:p>4FUwl010R5Cd5V4N0B6RwA</text:p>
          </table:table-cell>
          <table:table-cell office:value-type="string">
            <text:p>Xxt</text:p>
          </table:table-cell>
          <table:table-cell office:value-type="string">
            <text:p>rkzvcxQz6y4cbEG9Ja88</text:p>
          </table:table-cell>
          <table:table-cell/>
          <table:table-cell office:value-type="float" office:value="-28">
            <text:p>-28</text:p>
          </table:table-cell>
        </table:table-row>
        <table:table-row>
          <table:table-cell office:value-type="string">
            <text:p>M2QhF8a6RCOFDUHT-Ia6YQ</text:p>
          </table:table-cell>
          <table:table-cell office:value-type="string">
            <text:p>qr7bmLx3QB-tFxB68JFe2Q</text:p>
          </table:table-cell>
          <table:table-cell office:value-type="string">
            <text:p>Xwu</text:p>
          </table:table-cell>
          <table:table-cell office:value-type="string">
            <text:p>XWE9ZQ4F8xKPAxTgtrWX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a53TzDf6RhWARnI7Dw6t.w</text:p>
          </table:table-cell>
          <table:table-cell office:value-type="string">
            <text:p>I3XA7EHCTiuAtT2ApfJa1w</text:p>
          </table:table-cell>
          <table:table-cell office:value-type="string">
            <text:p>Y04i</text:p>
          </table:table-cell>
          <table:table-cell office:value-type="string">
            <text:p>rkzvcxQz6y4cbEG9Ja88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6ZHwTRMzSnmE.4hwXzGHfQ</text:p>
          </table:table-cell>
          <table:table-cell office:value-type="string">
            <text:p>dtA2Xe4JSDyVPeQr9kH3qA</text:p>
          </table:table-cell>
          <table:table-cell office:value-type="string">
            <text:p>Y01V</text:p>
          </table:table-cell>
          <table:table-cell office:value-type="string">
            <text:p>qMStshNBGyuEfGxDTzHD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nAOaKdjwIEKfbBWcbj9W</text:p>
          </table:table-cell>
          <table:table-cell office:value-type="string">
            <text:p>RrCesItkfmPAHpXlIovh</text:p>
          </table:table-cell>
          <table:table-cell office:value-type="string">
            <text:p>Y06V</text:p>
          </table:table-cell>
          <table:table-cell office:value-type="string">
            <text:p>a4SKiEpE8tWxPptWvXNU</text:p>
          </table:table-cell>
          <table:table-cell/>
          <table:table-cell office:value-type="float" office:value="150">
            <text:p>150</text:p>
          </table:table-cell>
        </table:table-row>
        <table:table-row>
          <table:table-cell office:value-type="string">
            <text:p>IK6meSDETsKR8-BWqTxvzg</text:p>
          </table:table-cell>
          <table:table-cell office:value-type="string">
            <text:p>JjcGKnwYR8OsvxpvdUKb1g</text:p>
          </table:table-cell>
          <table:table-cell office:value-type="string">
            <text:p>Xrl</text:p>
          </table:table-cell>
          <table:table-cell office:value-type="string">
            <text:p>qMStshNBGyuEfGxDTzHD</text:p>
          </table:table-cell>
          <table:table-cell/>
          <table:table-cell office:value-type="float" office:value="31">
            <text:p>31</text:p>
          </table:table-cell>
        </table:table-row>
        <table:table-row>
          <table:table-cell office:value-type="string">
            <text:p>0hEigMcCIbjMJ6YdeV37</text:p>
          </table:table-cell>
          <table:table-cell office:value-type="string">
            <text:p>RrCesItkfmPAHpXlIovh</text:p>
          </table:table-cell>
          <table:table-cell office:value-type="string">
            <text:p>Y06Y</text:p>
          </table:table-cell>
          <table:table-cell office:value-type="string">
            <text:p>IQbIh7IOspmrmIHHDnfQ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iYBmecQ6SKWUTslAERVWhw</text:p>
          </table:table-cell>
          <table:table-cell office:value-type="string">
            <text:p>aU03dUdlQOa5xFu6-NUVVw</text:p>
          </table:table-cell>
          <table:table-cell office:value-type="string">
            <text:p>Y05R</text:p>
          </table:table-cell>
          <table:table-cell office:value-type="string">
            <text:p>YytMRmEEFc5bFdo6vPMA</text:p>
          </table:table-cell>
          <table:table-cell/>
          <table:table-cell office:value-type="float" office:value="-138">
            <text:p>-138</text:p>
          </table:table-cell>
        </table:table-row>
        <table:table-row>
          <table:table-cell office:value-type="string">
            <text:p>EIeycOomqJetwdPWELTB</text:p>
          </table:table-cell>
          <table:table-cell office:value-type="string">
            <text:p>OQ6BU0DKRiWml1VaseLfug</text:p>
          </table:table-cell>
          <table:table-cell office:value-type="string">
            <text:p>Y0BP</text:p>
          </table:table-cell>
          <table:table-cell office:value-type="string">
            <text:p>IQbIh7IOspmrmIHHDnfQ</text:p>
          </table:table-cell>
          <table:table-cell/>
          <table:table-cell office:value-type="float" office:value="-84">
            <text:p>-84</text:p>
          </table:table-cell>
        </table:table-row>
        <table:table-row>
          <table:table-cell office:value-type="string">
            <text:p>vr03r6U0Sde.I8G5t3UXug</text:p>
          </table:table-cell>
          <table:table-cell office:value-type="string">
            <text:p>YKuuQ03EQOWOfUGeUeDiaw</text:p>
          </table:table-cell>
          <table:table-cell office:value-type="string">
            <text:p>Xqw</text:p>
          </table:table-cell>
          <table:table-cell office:value-type="string">
            <text:p>a4SKiEpE8tWxPptWvXNU</text:p>
          </table:table-cell>
          <table:table-cell/>
          <table:table-cell office:value-type="float" office:value="-9">
            <text:p>-9</text:p>
          </table:table-cell>
        </table:table-row>
        <table:table-row>
          <table:table-cell office:value-type="string">
            <text:p>nz-Hv43WSh-58XTA1HpMug</text:p>
          </table:table-cell>
          <table:table-cell office:value-type="string">
            <text:p>W9vvtyPuRLSuxP5L.LeStA</text:p>
          </table:table-cell>
          <table:table-cell office:value-type="string">
            <text:p>Xwj</text:p>
          </table:table-cell>
          <table:table-cell office:value-type="string">
            <text:p>XWE9ZQ4F8xKPAxTgtrWX</text:p>
          </table:table-cell>
          <table:table-cell/>
          <table:table-cell office:value-type="float" office:value="85">
            <text:p>85</text:p>
          </table:table-cell>
        </table:table-row>
        <table:table-row>
          <table:table-cell office:value-type="string">
            <text:p>RV.THef2Ss2BLFt4lTGaFg</text:p>
          </table:table-cell>
          <table:table-cell office:value-type="string">
            <text:p>E-m4NIxyQ2OtSoOm8IqD8A</text:p>
          </table:table-cell>
          <table:table-cell office:value-type="string">
            <text:p>Y04g</text:p>
          </table:table-cell>
          <table:table-cell office:value-type="string">
            <text:p>YytMRmEEFc5bFdo6vPMA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devClyuyXe6d3e9rWOfR</text:p>
          </table:table-cell>
          <table:table-cell office:value-type="string">
            <text:p>OQ6BU0DKRiWml1VaseLfug</text:p>
          </table:table-cell>
          <table:table-cell office:value-type="string">
            <text:p>Y0BK</text:p>
          </table:table-cell>
          <table:table-cell office:value-type="string">
            <text:p>mGOrrykGEwNu44EBsj0z</text:p>
          </table:table-cell>
          <table:table-cell/>
          <table:table-cell office:value-type="float" office:value="-70">
            <text:p>-70</text:p>
          </table:table-cell>
        </table:table-row>
        <table:table-row>
          <table:table-cell office:value-type="string">
            <text:p>e42UvBghh87oQsDrfc6y</text:p>
          </table:table-cell>
          <table:table-cell office:value-type="string">
            <text:p>9skz7N71sy8RrexkKTWH</text:p>
          </table:table-cell>
          <table:table-cell office:value-type="string">
            <text:p>Y07P</text:p>
          </table:table-cell>
          <table:table-cell office:value-type="string">
            <text:p>bqlxMT63OrpmLySa7nix</text:p>
          </table:table-cell>
          <table:table-cell/>
          <table:table-cell office:value-type="float" office:value="-40">
            <text:p>-40</text:p>
          </table:table-cell>
        </table:table-row>
        <table:table-row>
          <table:table-cell office:value-type="string">
            <text:p>hjTFryrxRTGLb8mm-e5BMQ</text:p>
          </table:table-cell>
          <table:table-cell office:value-type="string">
            <text:p>mNZpN5r8TgSH3yrrc.jvOQ</text:p>
          </table:table-cell>
          <table:table-cell office:value-type="string">
            <text:p>XtA</text:p>
          </table:table-cell>
          <table:table-cell office:value-type="string">
            <text:p>rkzvcxQz6y4cbEG9Ja88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j0mijI6hRFO79Ueobz1Hwg</text:p>
          </table:table-cell>
          <table:table-cell office:value-type="string">
            <text:p>mSZVesrVT0y3tlhNkT38eg</text:p>
          </table:table-cell>
          <table:table-cell office:value-type="string">
            <text:p>Y00e</text:p>
          </table:table-cell>
          <table:table-cell office:value-type="string">
            <text:p>bqlxMT63OrpmLySa7nix</text:p>
          </table:table-cell>
          <table:table-cell/>
          <table:table-cell office:value-type="float" office:value="-138">
            <text:p>-138</text:p>
          </table:table-cell>
        </table:table-row>
        <table:table-row>
          <table:table-cell office:value-type="string">
            <text:p>a17mJmN1bySmjWI5puMB</text:p>
          </table:table-cell>
          <table:table-cell office:value-type="string">
            <text:p>CZqosMSsxJkAaG4dpC3X</text:p>
          </table:table-cell>
          <table:table-cell office:value-type="string">
            <text:p>Y06t</text:p>
          </table:table-cell>
          <table:table-cell office:value-type="string">
            <text:p>a4SKiEpE8tWxPptWvXNU</text:p>
          </table:table-cell>
          <table:table-cell/>
          <table:table-cell office:value-type="float" office:value="-90">
            <text:p>-90</text:p>
          </table:table-cell>
        </table:table-row>
        <table:table-row>
          <table:table-cell office:value-type="string">
            <text:p>NYa3Ml8NRSC1KclOPV7jYw</text:p>
          </table:table-cell>
          <table:table-cell office:value-type="string">
            <text:p>Pheotee1TYK9kwDTJEUiFQ</text:p>
          </table:table-cell>
          <table:table-cell office:value-type="string">
            <text:p>Xxe</text:p>
          </table:table-cell>
          <table:table-cell office:value-type="string">
            <text:p>rkzvcxQz6y4cbEG9Ja88</text:p>
          </table:table-cell>
          <table:table-cell/>
          <table:table-cell office:value-type="float" office:value="-93">
            <text:p>-93</text:p>
          </table:table-cell>
        </table:table-row>
        <table:table-row>
          <table:table-cell office:value-type="string">
            <text:p>RddMCMluTjW.o95HAAZ3lw</text:p>
          </table:table-cell>
          <table:table-cell office:value-type="string">
            <text:p>uRz.5VgtTQqTiCAvdEVsDA</text:p>
          </table:table-cell>
          <table:table-cell office:value-type="string">
            <text:p>Y035</text:p>
          </table:table-cell>
          <table:table-cell office:value-type="string">
            <text:p>rkzvcxQz6y4cbEG9Ja88</text:p>
          </table:table-cell>
          <table:table-cell/>
          <table:table-cell office:value-type="float" office:value="-75">
            <text:p>-75</text:p>
          </table:table-cell>
        </table:table-row>
        <table:table-row>
          <table:table-cell office:value-type="string">
            <text:p>a-y8Kz5uIT9y9GUVTb0MwxA</text:p>
          </table:table-cell>
          <table:table-cell office:value-type="string">
            <text:p>NQAWmm5RS1a68A.b5fbAOQ</text:p>
          </table:table-cell>
          <table:table-cell office:value-type="string">
            <text:p>Y00v</text:p>
          </table:table-cell>
          <table:table-cell office:value-type="string">
            <text:p>a4SKiEpE8tWxPptWvXNU</text:p>
          </table:table-cell>
          <table:table-cell/>
          <table:table-cell office:value-type="float" office:value="71">
            <text:p>71</text:p>
          </table:table-cell>
        </table:table-row>
        <table:table-row>
          <table:table-cell office:value-type="string">
            <text:p>UdwHEJZDRYOirRjTSFqAiQ</text:p>
          </table:table-cell>
          <table:table-cell office:value-type="string">
            <text:p>QtQ1rBlmQt-LJq4CBYybfg</text:p>
          </table:table-cell>
          <table:table-cell office:value-type="string">
            <text:p>Y02G</text:p>
          </table:table-cell>
          <table:table-cell office:value-type="string">
            <text:p>rkzvcxQz6y4cbEG9Ja88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AEj8ilHCKDOS2Yt0M6og</text:p>
          </table:table-cell>
          <table:table-cell office:value-type="string">
            <text:p>Ni2IaViqTlIIyZEDgQpY</text:p>
          </table:table-cell>
          <table:table-cell office:value-type="string">
            <text:p>Y07H</text:p>
          </table:table-cell>
          <table:table-cell office:value-type="string">
            <text:p>bqlxMT63OrpmLySa7nix</text:p>
          </table:table-cell>
          <table:table-cell/>
          <table:table-cell office:value-type="float" office:value="-65">
            <text:p>-65</text:p>
          </table:table-cell>
        </table:table-row>
        <table:table-row>
          <table:table-cell office:value-type="string">
            <text:p>gr.g03ELSmO8NRPSEXlwmg</text:p>
          </table:table-cell>
          <table:table-cell office:value-type="string">
            <text:p>IeJr815CSYGjtJ9z-1NsiQ</text:p>
          </table:table-cell>
          <table:table-cell office:value-type="string">
            <text:p>Xx4</text:p>
          </table:table-cell>
          <table:table-cell office:value-type="string">
            <text:p>rkzvcxQz6y4cbEG9Ja88</text:p>
          </table:table-cell>
          <table:table-cell/>
          <table:table-cell office:value-type="float" office:value="-26">
            <text:p>-26</text:p>
          </table:table-cell>
        </table:table-row>
        <table:table-row>
          <table:table-cell office:value-type="string">
            <text:p>bGVbIa4NS8unV-5tMc-htg</text:p>
          </table:table-cell>
          <table:table-cell office:value-type="string">
            <text:p>I2DomzeNTfisE3MTXpL1NQ</text:p>
          </table:table-cell>
          <table:table-cell office:value-type="string">
            <text:p>Xqp</text:p>
          </table:table-cell>
          <table:table-cell office:value-type="string">
            <text:p>bqlxMT63OrpmLySa7nix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ZA6Moi1nSUGhv3HKWS6QhQ</text:p>
          </table:table-cell>
          <table:table-cell office:value-type="string">
            <text:p>OR9iRlxYQxOo6CREAjzNKQ</text:p>
          </table:table-cell>
          <table:table-cell office:value-type="string">
            <text:p>XyU</text:p>
          </table:table-cell>
          <table:table-cell office:value-type="string">
            <text:p>a4SKiEpE8tWxPptWvXNU</text:p>
          </table:table-cell>
          <table:table-cell/>
          <table:table-cell office:value-type="float" office:value="21">
            <text:p>21</text:p>
          </table:table-cell>
        </table:table-row>
        <table:table-row>
          <table:table-cell office:value-type="string">
            <text:p>sjTMwehETvazSEsk0kbtKg</text:p>
          </table:table-cell>
          <table:table-cell office:value-type="string">
            <text:p>0JZIZhiMRFiKI6UoM5L3Hw</text:p>
          </table:table-cell>
          <table:table-cell office:value-type="string">
            <text:p>XrG</text:p>
          </table:table-cell>
          <table:table-cell office:value-type="string">
            <text:p>rkzvcxQz6y4cbEG9Ja88</text:p>
          </table:table-cell>
          <table:table-cell/>
          <table:table-cell office:value-type="float" office:value="-18">
            <text:p>-18</text:p>
          </table:table-cell>
        </table:table-row>
        <table:table-row>
          <table:table-cell office:value-type="string">
            <text:p>tTZ66FGYT7uICgsKgT7mUQ</text:p>
          </table:table-cell>
          <table:table-cell office:value-type="string">
            <text:p>K1FSVh5yQwaPMO7JB7j6yQ</text:p>
          </table:table-cell>
          <table:table-cell office:value-type="string">
            <text:p>Xtx</text:p>
          </table:table-cell>
          <table:table-cell office:value-type="string">
            <text:p>qMStshNBGyuEfGxDTzHD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lAXge7tzTdC.pCoiuzuqKQ</text:p>
          </table:table-cell>
          <table:table-cell office:value-type="string">
            <text:p>ZGzm-j84RT-yGWsnBTSOug</text:p>
          </table:table-cell>
          <table:table-cell office:value-type="string">
            <text:p>Y05C</text:p>
          </table:table-cell>
          <table:table-cell office:value-type="string">
            <text:p>qMStshNBGyuEfGxDTzHD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Dm-q4to6Q223eoLoZKPQ4Q</text:p>
          </table:table-cell>
          <table:table-cell office:value-type="string">
            <text:p>U9-PSXJLR0KX3WZG0.UW7Q</text:p>
          </table:table-cell>
          <table:table-cell office:value-type="string">
            <text:p>XwJ</text:p>
          </table:table-cell>
          <table:table-cell office:value-type="string">
            <text:p>bqlxMT63OrpmLySa7nix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0errntGHTZyYyQ5Wk1JDWA</text:p>
          </table:table-cell>
          <table:table-cell office:value-type="string">
            <text:p>drqEpIp7T5aQPU0MfRnMig</text:p>
          </table:table-cell>
          <table:table-cell office:value-type="string">
            <text:p>XwY</text:p>
          </table:table-cell>
          <table:table-cell office:value-type="string">
            <text:p>qMStshNBGyuEfGxDTzHD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efj4CUWsSRO3MCj.R8c0Dw</text:p>
          </table:table-cell>
          <table:table-cell office:value-type="string">
            <text:p>Ln8gyiV6TOeqMU0-PSltSQ</text:p>
          </table:table-cell>
          <table:table-cell office:value-type="string">
            <text:p>Y03p</text:p>
          </table:table-cell>
          <table:table-cell office:value-type="string">
            <text:p>mGOrrykGEwNu44EBsj0z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a-Hp5NdjuTVqkE4VmY357gg</text:p>
          </table:table-cell>
          <table:table-cell office:value-type="string">
            <text:p>drqEpIp7T5aQPU0MfRnMig</text:p>
          </table:table-cell>
          <table:table-cell office:value-type="string">
            <text:p>XwX</text:p>
          </table:table-cell>
          <table:table-cell office:value-type="string">
            <text:p>bqlxMT63OrpmLySa7nix</text:p>
          </table:table-cell>
          <table:table-cell/>
          <table:table-cell office:value-type="float" office:value="-14">
            <text:p>-14</text:p>
          </table:table-cell>
        </table:table-row>
        <table:table-row>
          <table:table-cell office:value-type="string">
            <text:p>xJlPJH7I5ismJN0Airgy</text:p>
          </table:table-cell>
          <table:table-cell office:value-type="string">
            <text:p>lIsDkr4XQkiph1tYlEsxhQ</text:p>
          </table:table-cell>
          <table:table-cell office:value-type="string">
            <text:p>Y08j</text:p>
          </table:table-cell>
          <table:table-cell office:value-type="string">
            <text:p>YytMRmEEFc5bFdo6vPMA</text:p>
          </table:table-cell>
          <table:table-cell office:value-type="float" office:value="1">
            <text:p>1</text:p>
          </table:table-cell>
          <table:table-cell/>
        </table:table-row>
        <table:table-row>
          <table:table-cell office:value-type="string">
            <text:p>Fc556qlNRGqLU1kSCD8FNw</text:p>
          </table:table-cell>
          <table:table-cell office:value-type="string">
            <text:p>46Z.66wdS.qfCyW6sA.f6Q</text:p>
          </table:table-cell>
          <table:table-cell office:value-type="string">
            <text:p>Xuf</text:p>
          </table:table-cell>
          <table:table-cell office:value-type="string">
            <text:p>tnaFbk6bp7z1qFHbcgBN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92mbL5GEW1Or7mAw9Seh</text:p>
          </table:table-cell>
          <table:table-cell office:value-type="string">
            <text:p>Jw7jdECZ34IAI4yyDamb</text:p>
          </table:table-cell>
          <table:table-cell office:value-type="string">
            <text:p>Y073</text:p>
          </table:table-cell>
          <table:table-cell office:value-type="string">
            <text:p>bqlxMT63OrpmLySa7nix</text:p>
          </table:table-cell>
          <table:table-cell/>
          <table:table-cell office:value-type="float" office:value="160">
            <text:p>160</text:p>
          </table:table-cell>
        </table:table-row>
        <table:table-row>
          <table:table-cell office:value-type="string">
            <text:p>eNMSXQvBQjy6sm1tXxNsvA</text:p>
          </table:table-cell>
          <table:table-cell office:value-type="string">
            <text:p>GFF0bo-ARxq3uXbY3t6-ow</text:p>
          </table:table-cell>
          <table:table-cell office:value-type="string">
            <text:p>Xs3</text:p>
          </table:table-cell>
          <table:table-cell office:value-type="string">
            <text:p>IQbIh7IOspmrmIHHDnfQ</text:p>
          </table:table-cell>
          <table:table-cell/>
          <table:table-cell office:value-type="float" office:value="-13">
            <text:p>-13</text:p>
          </table:table-cell>
        </table:table-row>
        <table:table-row>
          <table:table-cell office:value-type="string">
            <text:p>qQ4qxnOnTSqznh2F4fx2rw</text:p>
          </table:table-cell>
          <table:table-cell office:value-type="string">
            <text:p>UFdDrf3fSeC2tm3pY19Jmw</text:p>
          </table:table-cell>
          <table:table-cell office:value-type="string">
            <text:p>Y04j</text:p>
          </table:table-cell>
          <table:table-cell office:value-type="string">
            <text:p>qMStshNBGyuEfGxDTzHD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KpcMl5UXNdd12saUTgka</text:p>
          </table:table-cell>
          <table:table-cell office:value-type="string">
            <text:p>A5WhkhRhnxtHq5i07ndv</text:p>
          </table:table-cell>
          <table:table-cell office:value-type="string">
            <text:p>Y06k</text:p>
          </table:table-cell>
          <table:table-cell office:value-type="string">
            <text:p>tnaFbk6bp7z1qFHbcgBN</text:p>
          </table:table-cell>
          <table:table-cell/>
          <table:table-cell office:value-type="float" office:value="60">
            <text:p>60</text:p>
          </table:table-cell>
        </table:table-row>
        <table:table-row>
          <table:table-cell office:value-type="string">
            <text:p>yW0VEwaNQm-m3xGCyFYXFw</text:p>
          </table:table-cell>
          <table:table-cell office:value-type="string">
            <text:p>88eSF3w1Ti-IG75cnjV12Q</text:p>
          </table:table-cell>
          <table:table-cell office:value-type="string">
            <text:p>XrC</text:p>
          </table:table-cell>
          <table:table-cell office:value-type="string">
            <text:p>bqlxMT63OrpmLySa7nix</text:p>
          </table:table-cell>
          <table:table-cell/>
          <table:table-cell office:value-type="float" office:value="-18">
            <text:p>-18</text:p>
          </table:table-cell>
        </table:table-row>
        <table:table-row>
          <table:table-cell office:value-type="string">
            <text:p>HIfwZEPRT6iRIhyD1bUqaw</text:p>
          </table:table-cell>
          <table:table-cell office:value-type="string">
            <text:p>5XGr63cqQkGmrfvMXnpfiQ</text:p>
          </table:table-cell>
          <table:table-cell office:value-type="string">
            <text:p>Y05u</text:p>
          </table:table-cell>
          <table:table-cell office:value-type="string">
            <text:p>YytMRmEEFc5bFdo6vPMA</text:p>
          </table:table-cell>
          <table:table-cell/>
          <table:table-cell office:value-type="float" office:value="-8">
            <text:p>-8</text:p>
          </table:table-cell>
        </table:table-row>
        <table:table-row>
          <table:table-cell office:value-type="string">
            <text:p>RozVuBC1rXHWeBbRPyO3</text:p>
          </table:table-cell>
          <table:table-cell office:value-type="string">
            <text:p>Jw7jdECZ34IAI4yyDamb</text:p>
          </table:table-cell>
          <table:table-cell office:value-type="string">
            <text:p>Y071</text:p>
          </table:table-cell>
          <table:table-cell office:value-type="string">
            <text:p>a4SKiEpE8tWxPptWvXNU</text:p>
          </table:table-cell>
          <table:table-cell/>
          <table:table-cell office:value-type="float" office:value="160">
            <text:p>160</text:p>
          </table:table-cell>
        </table:table-row>
        <table:table-row>
          <table:table-cell office:value-type="string">
            <text:p>sI2VFqh9SZeFeEwOCZazZQ</text:p>
          </table:table-cell>
          <table:table-cell office:value-type="string">
            <text:p>9nrkxhZyQveB3rVKeRyCUg</text:p>
          </table:table-cell>
          <table:table-cell office:value-type="string">
            <text:p>Xys</text:p>
          </table:table-cell>
          <table:table-cell office:value-type="string">
            <text:p>rkzvcxQz6y4cbEG9Ja88</text:p>
          </table:table-cell>
          <table:table-cell/>
          <table:table-cell office:value-type="float" office:value="-78">
            <text:p>-78</text:p>
          </table:table-cell>
        </table:table-row>
        <table:table-row>
          <table:table-cell office:value-type="string">
            <text:p>AYlTN5QaRoisXPPdP7P-Dg</text:p>
          </table:table-cell>
          <table:table-cell office:value-type="string">
            <text:p>aqbXTCIkQPGKF7W.iPQMzQ</text:p>
          </table:table-cell>
          <table:table-cell office:value-type="string">
            <text:p>Y01h</text:p>
          </table:table-cell>
          <table:table-cell office:value-type="string">
            <text:p>rkzvcxQz6y4cbEG9Ja88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vB7FzOtqQAWbq3HOqI9a8Q</text:p>
          </table:table-cell>
          <table:table-cell office:value-type="string">
            <text:p>QemlciGOSW2X.lNNTPQdeQ</text:p>
          </table:table-cell>
          <table:table-cell office:value-type="string">
            <text:p>Y02t</text:p>
          </table:table-cell>
          <table:table-cell office:value-type="string">
            <text:p>qMStshNBGyuEfGxDTzHD</text:p>
          </table:table-cell>
          <table:table-cell/>
          <table:table-cell office:value-type="float" office:value="33">
            <text:p>33</text:p>
          </table:table-cell>
        </table:table-row>
        <table:table-row>
          <table:table-cell office:value-type="string">
            <text:p>i3stjlE5Rxez-4n44KHY.Q</text:p>
          </table:table-cell>
          <table:table-cell office:value-type="string">
            <text:p>4FUwl010R5Cd5V4N0B6RwA</text:p>
          </table:table-cell>
          <table:table-cell office:value-type="string">
            <text:p>Xxu</text:p>
          </table:table-cell>
          <table:table-cell office:value-type="string">
            <text:p>qMStshNBGyuEfGxDTzHD</text:p>
          </table:table-cell>
          <table:table-cell/>
          <table:table-cell office:value-type="float" office:value="28">
            <text:p>28</text:p>
          </table:table-cell>
        </table:table-row>
        <table:table-row>
          <table:table-cell office:value-type="string">
            <text:p>Oyo3UARxSoWtAquN7zCEUQ</text:p>
          </table:table-cell>
          <table:table-cell office:value-type="string">
            <text:p>YKuuQ03EQOWOfUGeUeDiaw</text:p>
          </table:table-cell>
          <table:table-cell office:value-type="string">
            <text:p>Xqx</text:p>
          </table:table-cell>
          <table:table-cell office:value-type="string">
            <text:p>qMStshNBGyuEfGxDTzHD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YdxRC5qIRBuoSkXhtONuVA</text:p>
          </table:table-cell>
          <table:table-cell office:value-type="string">
            <text:p>4V5f0fp9RCqLea.rNJ1QGw</text:p>
          </table:table-cell>
          <table:table-cell office:value-type="string">
            <text:p>Xt5</text:p>
          </table:table-cell>
          <table:table-cell office:value-type="string">
            <text:p>rkzvcxQz6y4cbEG9Ja88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3SQC8y8tRLeDIbpH54Rf5Q</text:p>
          </table:table-cell>
          <table:table-cell office:value-type="string">
            <text:p>Fi-n0WhWTeuwovlfyyo1mA</text:p>
          </table:table-cell>
          <table:table-cell office:value-type="string">
            <text:p>Xui</text:p>
          </table:table-cell>
          <table:table-cell office:value-type="string">
            <text:p>rkzvcxQz6y4cbEG9Ja88</text:p>
          </table:table-cell>
          <table:table-cell/>
          <table:table-cell office:value-type="float" office:value="26">
            <text:p>26</text:p>
          </table:table-cell>
        </table:table-row>
        <table:table-row>
          <table:table-cell office:value-type="string">
            <text:p>SyPfxQGgR5uRfwjw9SOAqQ</text:p>
          </table:table-cell>
          <table:table-cell office:value-type="string">
            <text:p>6QADjmurSsinJCs8t-MBWg</text:p>
          </table:table-cell>
          <table:table-cell office:value-type="string">
            <text:p>XuF</text:p>
          </table:table-cell>
          <table:table-cell office:value-type="string">
            <text:p>YytMRmEEFc5bFdo6vPMA</text:p>
          </table:table-cell>
          <table:table-cell/>
          <table:table-cell office:value-type="float" office:value="-35">
            <text:p>-35</text:p>
          </table:table-cell>
        </table:table-row>
        <table:table-row>
          <table:table-cell office:value-type="string">
            <text:p>a-YMr4hhzQiKLqpbFwelHpg</text:p>
          </table:table-cell>
          <table:table-cell office:value-type="string">
            <text:p>88eSF3w1Ti-IG75cnjV12Q</text:p>
          </table:table-cell>
          <table:table-cell office:value-type="string">
            <text:p>XrD</text:p>
          </table:table-cell>
          <table:table-cell office:value-type="string">
            <text:p>tnaFbk6bp7z1qFHbcgBN</text:p>
          </table:table-cell>
          <table:table-cell/>
          <table:table-cell office:value-type="float" office:value="-42">
            <text:p>-42</text:p>
          </table:table-cell>
        </table:table-row>
        <table:table-row>
          <table:table-cell office:value-type="string">
            <text:p>7ZBhKn801QJXtKJguzUX</text:p>
          </table:table-cell>
          <table:table-cell office:value-type="string">
            <text:p>31nnkmJIQmundaKsc5i5vQ</text:p>
          </table:table-cell>
          <table:table-cell office:value-type="string">
            <text:p>Y09V</text:p>
          </table:table-cell>
          <table:table-cell office:value-type="string">
            <text:p>qMStshNBGyuEfGxDTzHD</text:p>
          </table:table-cell>
          <table:table-cell office:value-type="float" office:value="53">
            <text:p>53</text:p>
          </table:table-cell>
          <table:table-cell/>
        </table:table-row>
        <table:table-row>
          <table:table-cell office:value-type="string">
            <text:p>lZCgARB.SGea.giowDSVCw</text:p>
          </table:table-cell>
          <table:table-cell office:value-type="string">
            <text:p>s1wYYzXrQTWNFbLGUP5pjQ</text:p>
          </table:table-cell>
          <table:table-cell office:value-type="string">
            <text:p>XzY</text:p>
          </table:table-cell>
          <table:table-cell office:value-type="string">
            <text:p>a4SKiEpE8tWxPptWvXNU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8YC8KzPKT1WztTi8zPL1Kw</text:p>
          </table:table-cell>
          <table:table-cell office:value-type="string">
            <text:p>a-GB5lqqJTNCXPkgfNiihOg</text:p>
          </table:table-cell>
          <table:table-cell office:value-type="string">
            <text:p>XvA</text:p>
          </table:table-cell>
          <table:table-cell office:value-type="string">
            <text:p>qMStshNBGyuEfGxDTzHD</text:p>
          </table:table-cell>
          <table:table-cell/>
          <table:table-cell office:value-type="float" office:value="-35">
            <text:p>-35</text:p>
          </table:table-cell>
        </table:table-row>
        <table:table-row>
          <table:table-cell office:value-type="string">
            <text:p>LOmZb4fhRq2kOYUn3zstdw</text:p>
          </table:table-cell>
          <table:table-cell office:value-type="string">
            <text:p>fSIcUeWJQvOrNFRs2kXtkA</text:p>
          </table:table-cell>
          <table:table-cell office:value-type="string">
            <text:p>Y03I</text:p>
          </table:table-cell>
          <table:table-cell office:value-type="string">
            <text:p>a4SKiEpE8tWxPptWvXNU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iWY5FY1AShCDzQWV8dSQzQ</text:p>
          </table:table-cell>
          <table:table-cell office:value-type="string">
            <text:p>Vzxw9yMmQPKXvONQ-JWwLw</text:p>
          </table:table-cell>
          <table:table-cell office:value-type="string">
            <text:p>Y01l</text:p>
          </table:table-cell>
          <table:table-cell office:value-type="string">
            <text:p>YytMRmEEFc5bFdo6vPMA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IKWfxUCUQhW3hsXUcjubYA</text:p>
          </table:table-cell>
          <table:table-cell office:value-type="string">
            <text:p>L3LM.blASa2Bl6MR5yayyg</text:p>
          </table:table-cell>
          <table:table-cell office:value-type="string">
            <text:p>Y04B</text:p>
          </table:table-cell>
          <table:table-cell office:value-type="string">
            <text:p>qMStshNBGyuEfGxDTzHD</text:p>
          </table:table-cell>
          <table:table-cell/>
          <table:table-cell office:value-type="float" office:value="1">
            <text:p>1</text:p>
          </table:table-cell>
        </table:table-row>
        <table:table-row>
          <table:table-cell office:value-type="string">
            <text:p>fQ6r9UPESMmyUmo7FlBJzQ</text:p>
          </table:table-cell>
          <table:table-cell office:value-type="string">
            <text:p>GFF0bo-ARxq3uXbY3t6-ow</text:p>
          </table:table-cell>
          <table:table-cell office:value-type="string">
            <text:p>Xs2</text:p>
          </table:table-cell>
          <table:table-cell office:value-type="string">
            <text:p>rkzvcxQz6y4cbEG9Ja88</text:p>
          </table:table-cell>
          <table:table-cell/>
          <table:table-cell office:value-type="float" office:value="13">
            <text:p>13</text:p>
          </table:table-cell>
        </table:table-row>
        <table:table-row>
          <table:table-cell office:value-type="string">
            <text:p>Lu0N0otFqxy5MDUIfsx1</text:p>
          </table:table-cell>
          <table:table-cell office:value-type="string">
            <text:p>31nnkmJIQmundaKsc5i5vQ</text:p>
          </table:table-cell>
          <table:table-cell office:value-type="string">
            <text:p>Y09W</text:p>
          </table:table-cell>
          <table:table-cell office:value-type="string">
            <text:p>YytMRmEEFc5bFdo6vPMA</text:p>
          </table:table-cell>
          <table:table-cell office:value-type="float" office:value="31">
            <text:p>31</text:p>
          </table:table-cell>
          <table:table-cell/>
        </table:table-row>
        <table:table-row>
          <table:table-cell office:value-type="string">
            <text:p>vQXkxwDWTs2xptj6qhuvpA</text:p>
          </table:table-cell>
          <table:table-cell office:value-type="string">
            <text:p>9IJjaDehSY-dOk0GRwW0yw</text:p>
          </table:table-cell>
          <table:table-cell office:value-type="string">
            <text:p>Xxs</text:p>
          </table:table-cell>
          <table:table-cell office:value-type="string">
            <text:p>YytMRmEEFc5bFdo6vPMA</text:p>
          </table:table-cell>
          <table:table-cell/>
          <table:table-cell office:value-type="float" office:value="-40">
            <text:p>-40</text:p>
          </table:table-cell>
        </table:table-row>
        <table:table-row>
          <table:table-cell office:value-type="string">
            <text:p>9wqyRPxxT0mM9eKxaNoveg</text:p>
          </table:table-cell>
          <table:table-cell office:value-type="string">
            <text:p>njKat5vrQ2qto675w4ILyQ</text:p>
          </table:table-cell>
          <table:table-cell office:value-type="string">
            <text:p>Y00x</text:p>
          </table:table-cell>
          <table:table-cell office:value-type="string">
            <text:p>qMStshNBGyuEfGxDTzHD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2zfAycXqTjKleiaRAtX2uA</text:p>
          </table:table-cell>
          <table:table-cell office:value-type="string">
            <text:p>7gnsAINKQHeHY1KQWC0.ng</text:p>
          </table:table-cell>
          <table:table-cell office:value-type="string">
            <text:p>XvD</text:p>
          </table:table-cell>
          <table:table-cell office:value-type="string">
            <text:p>YytMRmEEFc5bFdo6vPMA</text:p>
          </table:table-cell>
          <table:table-cell/>
          <table:table-cell office:value-type="float" office:value="-36">
            <text:p>-36</text:p>
          </table:table-cell>
        </table:table-row>
        <table:table-row>
          <table:table-cell office:value-type="string">
            <text:p>JcfVuv0bu8J0KHA8rwBh</text:p>
          </table:table-cell>
          <table:table-cell office:value-type="string">
            <text:p>A5WhkhRhnxtHq5i07ndv</text:p>
          </table:table-cell>
          <table:table-cell office:value-type="string">
            <text:p>Y06i</text:p>
          </table:table-cell>
          <table:table-cell office:value-type="string">
            <text:p>rkzvcxQz6y4cbEG9Ja88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SjDJfUaUQoi1MlqnvY1jXQ</text:p>
          </table:table-cell>
          <table:table-cell office:value-type="string">
            <text:p>ne2ZOdHRTV-pa8qJ6bLs.g</text:p>
          </table:table-cell>
          <table:table-cell office:value-type="string">
            <text:p>Xu2</text:p>
          </table:table-cell>
          <table:table-cell office:value-type="string">
            <text:p>rkzvcxQz6y4cbEG9Ja88</text:p>
          </table:table-cell>
          <table:table-cell/>
          <table:table-cell office:value-type="float" office:value="99">
            <text:p>99</text:p>
          </table:table-cell>
        </table:table-row>
        <table:table-row>
          <table:table-cell office:value-type="string">
            <text:p>SuethB2DQcCx9met3dyf2w</text:p>
          </table:table-cell>
          <table:table-cell office:value-type="string">
            <text:p>NFLJijL7SPWp0bo9LUyqlA</text:p>
          </table:table-cell>
          <table:table-cell office:value-type="string">
            <text:p>Xut</text:p>
          </table:table-cell>
          <table:table-cell office:value-type="string">
            <text:p>tnaFbk6bp7z1qFHbcgBN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hAj8K8v9SA-dctkkOvhp.Q</text:p>
          </table:table-cell>
          <table:table-cell office:value-type="string">
            <text:p>npADXaNFRzmYt4ghjHif.g</text:p>
          </table:table-cell>
          <table:table-cell office:value-type="string">
            <text:p>XvN</text:p>
          </table:table-cell>
          <table:table-cell office:value-type="string">
            <text:p>YytMRmEEFc5bFdo6vPMA</text:p>
          </table:table-cell>
          <table:table-cell/>
          <table:table-cell office:value-type="float" office:value="-229">
            <text:p>-229</text:p>
          </table:table-cell>
        </table:table-row>
        <table:table-row>
          <table:table-cell office:value-type="string">
            <text:p>H.fgD29nSni9BJdyuAw6Fw</text:p>
          </table:table-cell>
          <table:table-cell office:value-type="string">
            <text:p>4K-cdp-LQt-7ghA9dj2H2w</text:p>
          </table:table-cell>
          <table:table-cell office:value-type="string">
            <text:p>Xtk</text:p>
          </table:table-cell>
          <table:table-cell office:value-type="string">
            <text:p>qMStshNBGyuEfGxDTzHD</text:p>
          </table:table-cell>
          <table:table-cell/>
          <table:table-cell office:value-type="float" office:value="32">
            <text:p>32</text:p>
          </table:table-cell>
        </table:table-row>
        <table:table-row>
          <table:table-cell office:value-type="string">
            <text:p>lGTKUoQUTmO4a3l.HM6B5A</text:p>
          </table:table-cell>
          <table:table-cell office:value-type="string">
            <text:p>0VAtO-rGSGSQ1bWT5cMEEg</text:p>
          </table:table-cell>
          <table:table-cell office:value-type="string">
            <text:p>Xvb</text:p>
          </table:table-cell>
          <table:table-cell office:value-type="string">
            <text:p>qMStshNBGyuEfGxDTzHD</text:p>
          </table:table-cell>
          <table:table-cell/>
          <table:table-cell office:value-type="float" office:value="-40">
            <text:p>-40</text:p>
          </table:table-cell>
        </table:table-row>
        <table:table-row>
          <table:table-cell office:value-type="string">
            <text:p>Pbne2E9jRPmAZ3JIbnM2xQ</text:p>
          </table:table-cell>
          <table:table-cell office:value-type="string">
            <text:p>HT7yPfI3SSSnyQtjgyHrsA</text:p>
          </table:table-cell>
          <table:table-cell office:value-type="string">
            <text:p>Xrf</text:p>
          </table:table-cell>
          <table:table-cell office:value-type="string">
            <text:p>qMStshNBGyuEfGxDTzHD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gv7CupdhSUuqaPNV-awT-A</text:p>
          </table:table-cell>
          <table:table-cell office:value-type="string">
            <text:p>HBelWZuZSqO1l8MaazUQhQ</text:p>
          </table:table-cell>
          <table:table-cell office:value-type="string">
            <text:p>XzP</text:p>
          </table:table-cell>
          <table:table-cell office:value-type="string">
            <text:p>qMStshNBGyuEfGxDTzHD</text:p>
          </table:table-cell>
          <table:table-cell/>
          <table:table-cell office:value-type="float" office:value="-79">
            <text:p>-79</text:p>
          </table:table-cell>
        </table:table-row>
        <table:table-row>
          <table:table-cell office:value-type="string">
            <text:p>6ZNWon1DReeNKIQ.glJNuA</text:p>
          </table:table-cell>
          <table:table-cell office:value-type="string">
            <text:p>4K-cdp-LQt-7ghA9dj2H2w</text:p>
          </table:table-cell>
          <table:table-cell office:value-type="string">
            <text:p>Xtj</text:p>
          </table:table-cell>
          <table:table-cell office:value-type="string">
            <text:p>rkzvcxQz6y4cbEG9Ja88</text:p>
          </table:table-cell>
          <table:table-cell/>
          <table:table-cell office:value-type="float" office:value="-32">
            <text:p>-32</text:p>
          </table:table-cell>
        </table:table-row>
        <table:table-row>
          <table:table-cell office:value-type="string">
            <text:p>a.uaKV50dQ9qPEXdXoHaSGw</text:p>
          </table:table-cell>
          <table:table-cell office:value-type="string">
            <text:p>mX61UFydSOqDvsxoEsA.EA</text:p>
          </table:table-cell>
          <table:table-cell office:value-type="string">
            <text:p>Y057</text:p>
          </table:table-cell>
          <table:table-cell office:value-type="string">
            <text:p>qMStshNBGyuEfGxDTzHD</text:p>
          </table:table-cell>
          <table:table-cell/>
          <table:table-cell office:value-type="float" office:value="26">
            <text:p>26</text:p>
          </table:table-cell>
        </table:table-row>
        <table:table-row>
          <table:table-cell office:value-type="string">
            <text:p>C6HHAy4-RyiU8qRMKB4eBA</text:p>
          </table:table-cell>
          <table:table-cell office:value-type="string">
            <text:p>Ht7NVkfkQQSIw9DyV6pqHw</text:p>
          </table:table-cell>
          <table:table-cell office:value-type="string">
            <text:p>Y011</text:p>
          </table:table-cell>
          <table:table-cell office:value-type="string">
            <text:p>XWE9ZQ4F8xKPAxTgtrWX</text:p>
          </table:table-cell>
          <table:table-cell/>
          <table:table-cell office:value-type="float" office:value="59">
            <text:p>59</text:p>
          </table:table-cell>
        </table:table-row>
        <table:table-row>
          <table:table-cell office:value-type="string">
            <text:p>6IRNFNtcvoQpdegR5zim</text:p>
          </table:table-cell>
          <table:table-cell office:value-type="string">
            <text:p>3eHDzyfwTMeYMLgl8vW.rA</text:p>
          </table:table-cell>
          <table:table-cell office:value-type="string">
            <text:p>Y0BZ</text:p>
          </table:table-cell>
          <table:table-cell office:value-type="string">
            <text:p>qMStshNBGyuEfGxDTzHD</text:p>
          </table:table-cell>
          <table:table-cell office:value-type="float" office:value="26">
            <text:p>26</text:p>
          </table:table-cell>
          <table:table-cell/>
        </table:table-row>
        <table:table-row>
          <table:table-cell office:value-type="string">
            <text:p>4RTdg841Rr27Cd4U7BtcAA</text:p>
          </table:table-cell>
          <table:table-cell office:value-type="string">
            <text:p>hwsbz6HYT9-GIqOmqnK2UA</text:p>
          </table:table-cell>
          <table:table-cell office:value-type="string">
            <text:p>XxV</text:p>
          </table:table-cell>
          <table:table-cell office:value-type="string">
            <text:p>rkzvcxQz6y4cbEG9Ja88</text:p>
          </table:table-cell>
          <table:table-cell/>
          <table:table-cell office:value-type="float" office:value="1">
            <text:p>1</text:p>
          </table:table-cell>
        </table:table-row>
        <table:table-row>
          <table:table-cell office:value-type="string">
            <text:p>kF0SQkIpSeeq07BJEztaTw</text:p>
          </table:table-cell>
          <table:table-cell office:value-type="string">
            <text:p>O-vpbZ9pSYWsZuvi2Egl9w</text:p>
          </table:table-cell>
          <table:table-cell office:value-type="string">
            <text:p>Xvn</text:p>
          </table:table-cell>
          <table:table-cell office:value-type="string">
            <text:p>bqlxMT63OrpmLySa7nix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ciaAlsDDJJJ7OBauWK4q</text:p>
          </table:table-cell>
          <table:table-cell office:value-type="string">
            <text:p>fMU-nk1vT8yReV7cWEYnwA</text:p>
          </table:table-cell>
          <table:table-cell office:value-type="string">
            <text:p>Y089</text:p>
          </table:table-cell>
          <table:table-cell office:value-type="string">
            <text:p>TDyewdoZ6LIAsKTLfYUG</text:p>
          </table:table-cell>
          <table:table-cell office:value-type="float" office:value="41">
            <text:p>41</text:p>
          </table:table-cell>
          <table:table-cell/>
        </table:table-row>
        <table:table-row>
          <table:table-cell office:value-type="string">
            <text:p>2wl0C2n8T4mdojbAPSY8nQ</text:p>
          </table:table-cell>
          <table:table-cell office:value-type="string">
            <text:p>yeuTsUNNQHCOWqtN.xk3mg</text:p>
          </table:table-cell>
          <table:table-cell office:value-type="string">
            <text:p>XsJ</text:p>
          </table:table-cell>
          <table:table-cell office:value-type="string">
            <text:p>bqlxMT63OrpmLySa7nix</text:p>
          </table:table-cell>
          <table:table-cell/>
          <table:table-cell office:value-type="float" office:value="-684">
            <text:p>-684</text:p>
          </table:table-cell>
        </table:table-row>
        <table:table-row>
          <table:table-cell office:value-type="string">
            <text:p>Zl6W4EisRH6ZZzsT5hHndw</text:p>
          </table:table-cell>
          <table:table-cell office:value-type="string">
            <text:p>1AhEVkWgTAuTwZzT7C3r5g</text:p>
          </table:table-cell>
          <table:table-cell office:value-type="string">
            <text:p>Y03g</text:p>
          </table:table-cell>
          <table:table-cell office:value-type="string">
            <text:p>rkzvcxQz6y4cbEG9Ja88</text:p>
          </table:table-cell>
          <table:table-cell/>
          <table:table-cell office:value-type="float" office:value="44">
            <text:p>44</text:p>
          </table:table-cell>
        </table:table-row>
        <table:table-row>
          <table:table-cell office:value-type="string">
            <text:p>KEJ7goezSgWyaitJHL1HmA</text:p>
          </table:table-cell>
          <table:table-cell office:value-type="string">
            <text:p>vXZ0HsXVROytu3uulycKEA</text:p>
          </table:table-cell>
          <table:table-cell office:value-type="string">
            <text:p>XsX</text:p>
          </table:table-cell>
          <table:table-cell office:value-type="string">
            <text:p>qMStshNBGyuEfGxDTzHD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2S1wNXJuQ9GeldVALNpShg</text:p>
          </table:table-cell>
          <table:table-cell office:value-type="string">
            <text:p>x6wwS80CSW-UigxraW2CYQ</text:p>
          </table:table-cell>
          <table:table-cell office:value-type="string">
            <text:p>Y02Q</text:p>
          </table:table-cell>
          <table:table-cell office:value-type="string">
            <text:p>YytMRmEEFc5bFdo6vPMA</text:p>
          </table:table-cell>
          <table:table-cell/>
          <table:table-cell office:value-type="float" office:value="-35">
            <text:p>-35</text:p>
          </table:table-cell>
        </table:table-row>
        <table:table-row>
          <table:table-cell office:value-type="string">
            <text:p>J8PZ4et4TjK4OMNBY.9ZiQ</text:p>
          </table:table-cell>
          <table:table-cell office:value-type="string">
            <text:p>AxzYn8kzQCSIEi.3ET.Hdw</text:p>
          </table:table-cell>
          <table:table-cell office:value-type="string">
            <text:p>Y01b</text:p>
          </table:table-cell>
          <table:table-cell office:value-type="string">
            <text:p>qMStshNBGyuEfGxDTzHD</text:p>
          </table:table-cell>
          <table:table-cell/>
          <table:table-cell office:value-type="float" office:value="1">
            <text:p>1</text:p>
          </table:table-cell>
        </table:table-row>
        <table:table-row>
          <table:table-cell office:value-type="string">
            <text:p>qoiQKG4FS6Gpi0iuXjG8bA</text:p>
          </table:table-cell>
          <table:table-cell office:value-type="string">
            <text:p>uWgjTI43QlOzebHI7g2pkQ</text:p>
          </table:table-cell>
          <table:table-cell office:value-type="string">
            <text:p>Y01o</text:p>
          </table:table-cell>
          <table:table-cell office:value-type="string">
            <text:p>a4SKiEpE8tWxPptWvXNU</text:p>
          </table:table-cell>
          <table:table-cell/>
          <table:table-cell office:value-type="float" office:value="-16">
            <text:p>-16</text:p>
          </table:table-cell>
        </table:table-row>
        <table:table-row>
          <table:table-cell office:value-type="string">
            <text:p>Q-xVZIh8Toqzqm01OlbOUQ</text:p>
          </table:table-cell>
          <table:table-cell office:value-type="string">
            <text:p>UFX36a92T323rfNHBMu25g</text:p>
          </table:table-cell>
          <table:table-cell office:value-type="string">
            <text:p>XzL</text:p>
          </table:table-cell>
          <table:table-cell office:value-type="string">
            <text:p>XWE9ZQ4F8xKPAxTgtrWX</text:p>
          </table:table-cell>
          <table:table-cell/>
          <table:table-cell office:value-type="float" office:value="74">
            <text:p>74</text:p>
          </table:table-cell>
        </table:table-row>
        <table:table-row>
          <table:table-cell office:value-type="string">
            <text:p>mu.VO-iiTp2TOAE2YkgR4w</text:p>
          </table:table-cell>
          <table:table-cell office:value-type="string">
            <text:p>0uPFUYVpSfet4PBxmB7y2A</text:p>
          </table:table-cell>
          <table:table-cell office:value-type="string">
            <text:p>Xr3</text:p>
          </table:table-cell>
          <table:table-cell office:value-type="string">
            <text:p>tnaFbk6bp7z1qFHbcgBN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pC9cZWbeShCYMf8b17rheg</text:p>
          </table:table-cell>
          <table:table-cell office:value-type="string">
            <text:p>vJJSLt0ESAuugBD7L6NWGg</text:p>
          </table:table-cell>
          <table:table-cell office:value-type="string">
            <text:p>Xqs</text:p>
          </table:table-cell>
          <table:table-cell office:value-type="string">
            <text:p>rkzvcxQz6y4cbEG9Ja88</text:p>
          </table:table-cell>
          <table:table-cell/>
          <table:table-cell office:value-type="float" office:value="-17">
            <text:p>-17</text:p>
          </table:table-cell>
        </table:table-row>
        <table:table-row>
          <table:table-cell office:value-type="string">
            <text:p>YvnGWJzKTRaQNMiXeynBwA</text:p>
          </table:table-cell>
          <table:table-cell office:value-type="string">
            <text:p>Aa4IkOzfTUij1rUbSkzaBw</text:p>
          </table:table-cell>
          <table:table-cell office:value-type="string">
            <text:p>Xu1</text:p>
          </table:table-cell>
          <table:table-cell office:value-type="string">
            <text:p>mGOrrykGEwNu44EBsj0z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ViSTGA3hTzSkA.6vWmkHRQ</text:p>
          </table:table-cell>
          <table:table-cell office:value-type="string">
            <text:p>a-.zixBD.TGmmtFIfJiVD1A</text:p>
          </table:table-cell>
          <table:table-cell office:value-type="string">
            <text:p>Y03w</text:p>
          </table:table-cell>
          <table:table-cell office:value-type="string">
            <text:p>mGOrrykGEwNu44EBsj0z</text:p>
          </table:table-cell>
          <table:table-cell/>
          <table:table-cell office:value-type="float" office:value="57">
            <text:p>57</text:p>
          </table:table-cell>
        </table:table-row>
        <table:table-row>
          <table:table-cell office:value-type="string">
            <text:p>za6oMTnIRMKuHfSW0T-dfw</text:p>
          </table:table-cell>
          <table:table-cell office:value-type="string">
            <text:p>eYfZ7ip2RK-hw1218BiF2w</text:p>
          </table:table-cell>
          <table:table-cell office:value-type="string">
            <text:p>Xty</text:p>
          </table:table-cell>
          <table:table-cell office:value-type="string">
            <text:p>rkzvcxQz6y4cbEG9Ja88</text:p>
          </table:table-cell>
          <table:table-cell/>
          <table:table-cell office:value-type="float" office:value="-1">
            <text:p>-1</text:p>
          </table:table-cell>
        </table:table-row>
        <table:table-row>
          <table:table-cell office:value-type="string">
            <text:p>eRPs2jHoRpKOnGZRyemm</text:p>
          </table:table-cell>
          <table:table-cell office:value-type="string">
            <text:p>OQ6BU0DKRiWml1VaseLfug</text:p>
          </table:table-cell>
          <table:table-cell office:value-type="string">
            <text:p>Y0BN</text:p>
          </table:table-cell>
          <table:table-cell office:value-type="string">
            <text:p>bqlxMT63OrpmLySa7nix</text:p>
          </table:table-cell>
          <table:table-cell/>
          <table:table-cell office:value-type="float" office:value="-344">
            <text:p>-344</text:p>
          </table:table-cell>
        </table:table-row>
        <table:table-row>
          <table:table-cell office:value-type="string">
            <text:p>zHix5sK-Roe8GQ3nFPCDPA</text:p>
          </table:table-cell>
          <table:table-cell office:value-type="string">
            <text:p>HvA-yYAaSzeWwtJwwWMe0g</text:p>
          </table:table-cell>
          <table:table-cell office:value-type="string">
            <text:p>Y06E</text:p>
          </table:table-cell>
          <table:table-cell office:value-type="string">
            <text:p>qMStshNBGyuEfGxDTzHD</text:p>
          </table:table-cell>
          <table:table-cell/>
          <table:table-cell office:value-type="float" office:value="23">
            <text:p>23</text:p>
          </table:table-cell>
        </table:table-row>
        <table:table-row>
          <table:table-cell office:value-type="string">
            <text:p>M4nHzz0mQcG7imReR3BEAA</text:p>
          </table:table-cell>
          <table:table-cell office:value-type="string">
            <text:p>4a5f4stOR0yWA82ksi67Yw</text:p>
          </table:table-cell>
          <table:table-cell office:value-type="string">
            <text:p>XxU</text:p>
          </table:table-cell>
          <table:table-cell office:value-type="string">
            <text:p>YytMRmEEFc5bFdo6vPMA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sbb2EKF2Q92C15lCFOMdYA</text:p>
          </table:table-cell>
          <table:table-cell office:value-type="string">
            <text:p>B2F-EDnwRLCbOn3qwPtulQ</text:p>
          </table:table-cell>
          <table:table-cell office:value-type="string">
            <text:p>Y03r</text:p>
          </table:table-cell>
          <table:table-cell office:value-type="string">
            <text:p>rkzvcxQz6y4cbEG9Ja88</text:p>
          </table:table-cell>
          <table:table-cell/>
          <table:table-cell office:value-type="float" office:value="0">
            <text:p>0</text:p>
          </table:table-cell>
        </table:table-row>
        <table:table-row>
          <table:table-cell office:value-type="string">
            <text:p>bVMJ7ekkRumpfLsDgz34dg</text:p>
          </table:table-cell>
          <table:table-cell office:value-type="string">
            <text:p>x6wwS80CSW-UigxraW2CYQ</text:p>
          </table:table-cell>
          <table:table-cell office:value-type="string">
            <text:p>Y02P</text:p>
          </table:table-cell>
          <table:table-cell office:value-type="string">
            <text:p>qMStshNBGyuEfGxDTzHD</text:p>
          </table:table-cell>
          <table:table-cell/>
          <table:table-cell office:value-type="float" office:value="35">
            <text:p>35</text:p>
          </table:table-cell>
        </table:table-row>
        <table:table-row>
          <table:table-cell office:value-type="string">
            <text:p>oqyEcrpyTiS3sVTNMycVxA</text:p>
          </table:table-cell>
          <table:table-cell office:value-type="string">
            <text:p>Fi-n0WhWTeuwovlfyyo1mA</text:p>
          </table:table-cell>
          <table:table-cell office:value-type="string">
            <text:p>Xuj</text:p>
          </table:table-cell>
          <table:table-cell office:value-type="string">
            <text:p>qMStshNBGyuEfGxDTzHD</text:p>
          </table:table-cell>
          <table:table-cell/>
          <table:table-cell office:value-type="float" office:value="-13">
            <text:p>-13</text:p>
          </table:table-cell>
        </table:table-row>
        <table:table-row>
          <table:table-cell office:value-type="string">
            <text:p>FXAEYBrGRymjuQS6bQ5vPQ</text:p>
          </table:table-cell>
          <table:table-cell office:value-type="string">
            <text:p>Q1va1EbSQNG91PUaeBwRUw</text:p>
          </table:table-cell>
          <table:table-cell office:value-type="string">
            <text:p>Xtu</text:p>
          </table:table-cell>
          <table:table-cell office:value-type="string">
            <text:p>a4SKiEpE8tWxPptWvXNU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8wJM55k7fd9Fsf5CQt7P</text:p>
          </table:table-cell>
          <table:table-cell office:value-type="string">
            <text:p>sp-KRUWSQLmkxnTqRMxXBg</text:p>
          </table:table-cell>
          <table:table-cell office:value-type="string">
            <text:p>Y08H</text:p>
          </table:table-cell>
          <table:table-cell office:value-type="string">
            <text:p>TDyewdoZ6LIAsKTLfYUG</text:p>
          </table:table-cell>
          <table:table-cell office:value-type="float" office:value="70">
            <text:p>70</text:p>
          </table:table-cell>
          <table:table-cell/>
        </table:table-row>
        <table:table-row>
          <table:table-cell office:value-type="string">
            <text:p>sNW1G8TxTkOmVTH4dj87rg</text:p>
          </table:table-cell>
          <table:table-cell office:value-type="string">
            <text:p>DKl8mTgDQ2maiHfk3DpygQ</text:p>
          </table:table-cell>
          <table:table-cell office:value-type="string">
            <text:p>Xup</text:p>
          </table:table-cell>
          <table:table-cell office:value-type="string">
            <text:p>tnaFbk6bp7z1qFHbcgBN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yUGZFzxWSbu.Ri9QtAcKkA</text:p>
          </table:table-cell>
          <table:table-cell office:value-type="string">
            <text:p>copIJ1XbQBmvo2HCPY8agg</text:p>
          </table:table-cell>
          <table:table-cell office:value-type="string">
            <text:p>Xz4</text:p>
          </table:table-cell>
          <table:table-cell office:value-type="string">
            <text:p>qMStshNBGyuEfGxDTzHD</text:p>
          </table:table-cell>
          <table:table-cell/>
          <table:table-cell office:value-type="float" office:value="-26">
            <text:p>-26</text:p>
          </table:table-cell>
        </table:table-row>
        <table:table-row>
          <table:table-cell office:value-type="string">
            <text:p>nSLqr1nx45P1Hm1XMcdG</text:p>
          </table:table-cell>
          <table:table-cell office:value-type="string">
            <text:p>rynDBfxHRlunqlMPTijwHg</text:p>
          </table:table-cell>
          <table:table-cell office:value-type="string">
            <text:p>Y0BU</text:p>
          </table:table-cell>
          <table:table-cell office:value-type="string">
            <text:p>rkzvcxQz6y4cbEG9Ja88</text:p>
          </table:table-cell>
          <table:table-cell office:value-type="float" office:value="49">
            <text:p>49</text:p>
          </table:table-cell>
          <table:table-cell/>
        </table:table-row>
        <table:table-row>
          <table:table-cell office:value-type="string">
            <text:p>UVi2Q7o7Q3-Z5Zc1OS6shg</text:p>
          </table:table-cell>
          <table:table-cell office:value-type="string">
            <text:p>yeuTsUNNQHCOWqtN.xk3mg</text:p>
          </table:table-cell>
          <table:table-cell office:value-type="string">
            <text:p>XsL</text:p>
          </table:table-cell>
          <table:table-cell office:value-type="string">
            <text:p>XWE9ZQ4F8xKPAxTgtrWX</text:p>
          </table:table-cell>
          <table:table-cell/>
          <table:table-cell office:value-type="float" office:value="351">
            <text:p>351</text:p>
          </table:table-cell>
        </table:table-row>
        <table:table-row>
          <table:table-cell office:value-type="string">
            <text:p>pmcnthmPT5uzndNg-bP2GA</text:p>
          </table:table-cell>
          <table:table-cell office:value-type="string">
            <text:p>l4jNN1ASQqKrXHX3HLv.lA</text:p>
          </table:table-cell>
          <table:table-cell office:value-type="string">
            <text:p>Xto</text:p>
          </table:table-cell>
          <table:table-cell office:value-type="string">
            <text:p>qMStshNBGyuEfGxDTzHD</text:p>
          </table:table-cell>
          <table:table-cell/>
          <table:table-cell office:value-type="float" office:value="24">
            <text:p>24</text:p>
          </table:table-cell>
        </table:table-row>
        <table:table-row>
          <table:table-cell office:value-type="string">
            <text:p>YxBAbX0MTDSPCdMqYIMX1A</text:p>
          </table:table-cell>
          <table:table-cell office:value-type="string">
            <text:p>rvvmCZaqRlmwAU0MallOHw</text:p>
          </table:table-cell>
          <table:table-cell office:value-type="string">
            <text:p>XsF</text:p>
          </table:table-cell>
          <table:table-cell office:value-type="string">
            <text:p>XWE9ZQ4F8xKPAxTgtrWX</text:p>
          </table:table-cell>
          <table:table-cell/>
          <table:table-cell office:value-type="float" office:value="13">
            <text:p>13</text:p>
          </table:table-cell>
        </table:table-row>
        <table:table-row>
          <table:table-cell office:value-type="string">
            <text:p>tG9qEIuOT26Q385qnMcuUg</text:p>
          </table:table-cell>
          <table:table-cell office:value-type="string">
            <text:p>D5hGbSz-R0mLA4dBSQEh4w</text:p>
          </table:table-cell>
          <table:table-cell office:value-type="string">
            <text:p>Y04W</text:p>
          </table:table-cell>
          <table:table-cell office:value-type="string">
            <text:p>YytMRmEEFc5bFdo6vPMA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6nbTo6G1TEus-fWvqSBPrg</text:p>
          </table:table-cell>
          <table:table-cell office:value-type="string">
            <text:p>08kFvnU-S--JLhsuzuawiQ</text:p>
          </table:table-cell>
          <table:table-cell office:value-type="string">
            <text:p>Xvm</text:p>
          </table:table-cell>
          <table:table-cell office:value-type="string">
            <text:p>YytMRmEEFc5bFdo6vPMA</text:p>
          </table:table-cell>
          <table:table-cell/>
          <table:table-cell office:value-type="float" office:value="-12">
            <text:p>-12</text:p>
          </table:table-cell>
        </table:table-row>
        <table:table-row>
          <table:table-cell office:value-type="string">
            <text:p>akqmqtiQTWaKif09hZa7pg</text:p>
          </table:table-cell>
          <table:table-cell office:value-type="string">
            <text:p>5PdAtb-BQxWe0V8ro8DLOA</text:p>
          </table:table-cell>
          <table:table-cell office:value-type="string">
            <text:p>Y05L</text:p>
          </table:table-cell>
          <table:table-cell office:value-type="string">
            <text:p>YytMRmEEFc5bFdo6vPMA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XivAJ31ISaWIY63YmKLVsA</text:p>
          </table:table-cell>
          <table:table-cell office:value-type="string">
            <text:p>sNartJ7tRj2Z5Ur-KZMRag</text:p>
          </table:table-cell>
          <table:table-cell office:value-type="string">
            <text:p>Xx</text:p>
          </table:table-cell>
          <table:table-cell office:value-type="string">
            <text:p>bqlxMT63OrpmLySa7nix</text:p>
          </table:table-cell>
          <table:table-cell/>
          <table:table-cell office:value-type="float" office:value="-34">
            <text:p>-34</text:p>
          </table:table-cell>
        </table:table-row>
        <table:table-row>
          <table:table-cell office:value-type="string">
            <text:p>H6o1nWIwCbFyKszmASnq</text:p>
          </table:table-cell>
          <table:table-cell office:value-type="string">
            <text:p>X6T.JiPNSqiRTyxHRNmEHA</text:p>
          </table:table-cell>
          <table:table-cell office:value-type="string">
            <text:p>Y0Ax</text:p>
          </table:table-cell>
          <table:table-cell office:value-type="string">
            <text:p>rkzvcxQz6y4cbEG9Ja88</text:p>
          </table:table-cell>
          <table:table-cell/>
          <table:table-cell office:value-type="float" office:value="-160">
            <text:p>-160</text:p>
          </table:table-cell>
        </table:table-row>
        <table:table-row>
          <table:table-cell office:value-type="string">
            <text:p>BwOFavdaTGqzOj1CRtHYAA</text:p>
          </table:table-cell>
          <table:table-cell office:value-type="string">
            <text:p>L-Hq4bwHSnqLUmF6MPFyZg</text:p>
          </table:table-cell>
          <table:table-cell office:value-type="string">
            <text:p>Xtl</text:p>
          </table:table-cell>
          <table:table-cell office:value-type="string">
            <text:p>tnaFbk6bp7z1qFHbcgBN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EzwupGeRTmCRUAw9Te1G-g</text:p>
          </table:table-cell>
          <table:table-cell office:value-type="string">
            <text:p>6549UO9aRNSSPsLtXrbMZA</text:p>
          </table:table-cell>
          <table:table-cell office:value-type="string">
            <text:p>Y00L</text:p>
          </table:table-cell>
          <table:table-cell office:value-type="string">
            <text:p>qMStshNBGyuEfGxDTzHD</text:p>
          </table:table-cell>
          <table:table-cell/>
          <table:table-cell office:value-type="float" office:value="-18">
            <text:p>-18</text:p>
          </table:table-cell>
        </table:table-row>
        <table:table-row>
          <table:table-cell office:value-type="string">
            <text:p>DrwG-2hbTr-XVuz1AcTymw</text:p>
          </table:table-cell>
          <table:table-cell office:value-type="string">
            <text:p>AzD5jTKtSkag3aeJ1a9gBA</text:p>
          </table:table-cell>
          <table:table-cell office:value-type="string">
            <text:p>Y04x</text:p>
          </table:table-cell>
          <table:table-cell office:value-type="string">
            <text:p>YytMRmEEFc5bFdo6vPMA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fRs7WMh0R2-FGLEreRT96Q</text:p>
          </table:table-cell>
          <table:table-cell office:value-type="string">
            <text:p>AmgipJzMShWxrTgFfOgIwg</text:p>
          </table:table-cell>
          <table:table-cell office:value-type="string">
            <text:p>XyS</text:p>
          </table:table-cell>
          <table:table-cell office:value-type="string">
            <text:p>rkzvcxQz6y4cbEG9Ja88</text:p>
          </table:table-cell>
          <table:table-cell/>
          <table:table-cell office:value-type="float" office:value="-50">
            <text:p>-50</text:p>
          </table:table-cell>
        </table:table-row>
        <table:table-row>
          <table:table-cell office:value-type="string">
            <text:p>a-afpJPBFTcyF-Be6WbSB7A</text:p>
          </table:table-cell>
          <table:table-cell office:value-type="string">
            <text:p>U64-c9xLTa-c-vF-ebQxSA</text:p>
          </table:table-cell>
          <table:table-cell office:value-type="string">
            <text:p>XuV</text:p>
          </table:table-cell>
          <table:table-cell office:value-type="string">
            <text:p>rkzvcxQz6y4cbEG9Ja88</text:p>
          </table:table-cell>
          <table:table-cell/>
          <table:table-cell office:value-type="float" office:value="29">
            <text:p>29</text:p>
          </table:table-cell>
        </table:table-row>
        <table:table-row>
          <table:table-cell office:value-type="string">
            <text:p>ZZSXHfrvT5-FglMfkInSxg</text:p>
          </table:table-cell>
          <table:table-cell office:value-type="string">
            <text:p>oc9ZylnnSIquWluFQoNdFQ</text:p>
          </table:table-cell>
          <table:table-cell office:value-type="string">
            <text:p>Y05g</text:p>
          </table:table-cell>
          <table:table-cell office:value-type="string">
            <text:p>rkzvcxQz6y4cbEG9Ja88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X3igzdiPdqTkp8iiBdCy</text:p>
          </table:table-cell>
          <table:table-cell office:value-type="string">
            <text:p>OQ6BU0DKRiWml1VaseLfug</text:p>
          </table:table-cell>
          <table:table-cell office:value-type="string">
            <text:p>Y0BL</text:p>
          </table:table-cell>
          <table:table-cell office:value-type="string">
            <text:p>a4SKiEpE8tWxPptWvXNU</text:p>
          </table:table-cell>
          <table:table-cell/>
          <table:table-cell office:value-type="float" office:value="-216">
            <text:p>-216</text:p>
          </table:table-cell>
        </table:table-row>
        <table:table-row>
          <table:table-cell office:value-type="string">
            <text:p>qUDuy8WIS0adJyxwIIlYDg</text:p>
          </table:table-cell>
          <table:table-cell office:value-type="string">
            <text:p>w26CY.MpRqCQ8fSY5xnimw</text:p>
          </table:table-cell>
          <table:table-cell office:value-type="string">
            <text:p>XsH</text:p>
          </table:table-cell>
          <table:table-cell office:value-type="string">
            <text:p>rkzvcxQz6y4cbEG9Ja88</text:p>
          </table:table-cell>
          <table:table-cell/>
          <table:table-cell office:value-type="float" office:value="1">
            <text:p>1</text:p>
          </table:table-cell>
        </table:table-row>
        <table:table-row>
          <table:table-cell office:value-type="string">
            <text:p>QxJl9.HWQReAjJoJbbLaYg</text:p>
          </table:table-cell>
          <table:table-cell office:value-type="string">
            <text:p>a-J0a2TL4RiyFlH1Loj53Dw</text:p>
          </table:table-cell>
          <table:table-cell office:value-type="string">
            <text:p>Y039</text:p>
          </table:table-cell>
          <table:table-cell office:value-type="string">
            <text:p>qMStshNBGyuEfGxDTzHD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OW-aCsiITbWbTY2XDg3ugA</text:p>
          </table:table-cell>
          <table:table-cell office:value-type="string">
            <text:p>iliIVEJWQKWUa6ZrK4a.hQ</text:p>
          </table:table-cell>
          <table:table-cell office:value-type="string">
            <text:p>Y04H</text:p>
          </table:table-cell>
          <table:table-cell office:value-type="string">
            <text:p>YytMRmEEFc5bFdo6vPMA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a9CbZMfRR3yJloHqEiqXOg</text:p>
          </table:table-cell>
          <table:table-cell office:value-type="string">
            <text:p>uagB-LljRiCi6HEGAyiLxg</text:p>
          </table:table-cell>
          <table:table-cell office:value-type="string">
            <text:p>Y018</text:p>
          </table:table-cell>
          <table:table-cell office:value-type="string">
            <text:p>YytMRmEEFc5bFdo6vPMA</text:p>
          </table:table-cell>
          <table:table-cell/>
          <table:table-cell office:value-type="float" office:value="-22">
            <text:p>-22</text:p>
          </table:table-cell>
        </table:table-row>
        <table:table-row>
          <table:table-cell office:value-type="string">
            <text:p>dvaqcYTUSteRDB08FE4ouQ</text:p>
          </table:table-cell>
          <table:table-cell office:value-type="string">
            <text:p>Amq0tOa0S1aLW-grAxjD0A</text:p>
          </table:table-cell>
          <table:table-cell office:value-type="string">
            <text:p>XwQ</text:p>
          </table:table-cell>
          <table:table-cell office:value-type="string">
            <text:p>YytMRmEEFc5bFdo6vPMA</text:p>
          </table:table-cell>
          <table:table-cell/>
          <table:table-cell office:value-type="float" office:value="-29">
            <text:p>-29</text:p>
          </table:table-cell>
        </table:table-row>
        <table:table-row>
          <table:table-cell office:value-type="string">
            <text:p>Y5lr0lgoSkes25I7fxCQcw</text:p>
          </table:table-cell>
          <table:table-cell office:value-type="string">
            <text:p>IeJr815CSYGjtJ9z-1NsiQ</text:p>
          </table:table-cell>
          <table:table-cell office:value-type="string">
            <text:p>Xx5</text:p>
          </table:table-cell>
          <table:table-cell office:value-type="string">
            <text:p>a4SKiEpE8tWxPptWvXNU</text:p>
          </table:table-cell>
          <table:table-cell/>
          <table:table-cell office:value-type="float" office:value="19">
            <text:p>19</text:p>
          </table:table-cell>
        </table:table-row>
        <table:table-row>
          <table:table-cell office:value-type="string">
            <text:p>uHpUndoxTpK8rO7202RXHQ</text:p>
          </table:table-cell>
          <table:table-cell office:value-type="string">
            <text:p>gsBPlGq-TvmmD7l9gA2Wgg</text:p>
          </table:table-cell>
          <table:table-cell office:value-type="string">
            <text:p>Xu5</text:p>
          </table:table-cell>
          <table:table-cell office:value-type="string">
            <text:p>qMStshNBGyuEfGxDTzHD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H0Ct0LteRVq8vPdB1eRgDw</text:p>
          </table:table-cell>
          <table:table-cell office:value-type="string">
            <text:p>jqGqa8tyR9uNollU2ra3WQ</text:p>
          </table:table-cell>
          <table:table-cell office:value-type="string">
            <text:p>Y009</text:p>
          </table:table-cell>
          <table:table-cell office:value-type="string">
            <text:p>YytMRmEEFc5bFdo6vPMA</text:p>
          </table:table-cell>
          <table:table-cell/>
          <table:table-cell office:value-type="float" office:value="-12">
            <text:p>-12</text:p>
          </table:table-cell>
        </table:table-row>
        <table:table-row>
          <table:table-cell office:value-type="string">
            <text:p>bP0wvEVoSl2d.CM.aBx-Lw</text:p>
          </table:table-cell>
          <table:table-cell office:value-type="string">
            <text:p>cHgxYpN5QgSUfwwjYR3etw</text:p>
          </table:table-cell>
          <table:table-cell office:value-type="string">
            <text:p>Y014</text:p>
          </table:table-cell>
          <table:table-cell office:value-type="string">
            <text:p>YytMRmEEFc5bFdo6vPMA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H3lQtK1QQX-1AY-joKPBXg</text:p>
          </table:table-cell>
          <table:table-cell office:value-type="string">
            <text:p>CR7kPDKNQEi.kcgLpYKKvw</text:p>
          </table:table-cell>
          <table:table-cell office:value-type="string">
            <text:p>Xyb</text:p>
          </table:table-cell>
          <table:table-cell office:value-type="string">
            <text:p>YytMRmEEFc5bFdo6vPMA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ZIFz0UuQQNidqpEDTa5T2Q</text:p>
          </table:table-cell>
          <table:table-cell office:value-type="string">
            <text:p>GC.70AqWTn2oTR2sfdr1Fw</text:p>
          </table:table-cell>
          <table:table-cell office:value-type="string">
            <text:p>XvE</text:p>
          </table:table-cell>
          <table:table-cell office:value-type="string">
            <text:p>bqlxMT63OrpmLySa7nix</text:p>
          </table:table-cell>
          <table:table-cell/>
          <table:table-cell office:value-type="float" office:value="-12">
            <text:p>-12</text:p>
          </table:table-cell>
        </table:table-row>
        <table:table-row>
          <table:table-cell office:value-type="string">
            <text:p>0Cmj0CvZRbqdlvvCsR0f6Q</text:p>
          </table:table-cell>
          <table:table-cell office:value-type="string">
            <text:p>piUC8fmnR2iP6ZzBUAiRjQ</text:p>
          </table:table-cell>
          <table:table-cell office:value-type="string">
            <text:p>Y041</text:p>
          </table:table-cell>
          <table:table-cell office:value-type="string">
            <text:p>a4SKiEpE8tWxPptWvXNU</text:p>
          </table:table-cell>
          <table:table-cell/>
          <table:table-cell office:value-type="float" office:value="489">
            <text:p>489</text:p>
          </table:table-cell>
        </table:table-row>
        <table:table-row>
          <table:table-cell office:value-type="string">
            <text:p>Mw4cFD7GQKOG19pM3vLXcg</text:p>
          </table:table-cell>
          <table:table-cell office:value-type="string">
            <text:p>zuyc-gO4TmSWTUoMcY8x-w</text:p>
          </table:table-cell>
          <table:table-cell office:value-type="string">
            <text:p>Y007</text:p>
          </table:table-cell>
          <table:table-cell office:value-type="string">
            <text:p>YytMRmEEFc5bFdo6vPMA</text:p>
          </table:table-cell>
          <table:table-cell/>
          <table:table-cell office:value-type="float" office:value="16">
            <text:p>16</text:p>
          </table:table-cell>
        </table:table-row>
        <table:table-row>
          <table:table-cell office:value-type="string">
            <text:p>zIb4.k.TQpuMjaOkAhlxUg</text:p>
          </table:table-cell>
          <table:table-cell office:value-type="string">
            <text:p>DpdENSnxRSeCYRrLfzqyiw</text:p>
          </table:table-cell>
          <table:table-cell office:value-type="string">
            <text:p>XyK</text:p>
          </table:table-cell>
          <table:table-cell office:value-type="string">
            <text:p>qMStshNBGyuEfGxDTzHD</text:p>
          </table:table-cell>
          <table:table-cell/>
          <table:table-cell office:value-type="float" office:value="13">
            <text:p>13</text:p>
          </table:table-cell>
        </table:table-row>
        <table:table-row>
          <table:table-cell office:value-type="string">
            <text:p>jHUfz90tTiMPcZCi0zB0</text:p>
          </table:table-cell>
          <table:table-cell office:value-type="string">
            <text:p>pAwOpKcfRiOHmlVziKISDA</text:p>
          </table:table-cell>
          <table:table-cell office:value-type="string">
            <text:p>Y08f</text:p>
          </table:table-cell>
          <table:table-cell office:value-type="string">
            <text:p>qMStshNBGyuEfGxDTzHD</text:p>
          </table:table-cell>
          <table:table-cell office:value-type="float" office:value="1">
            <text:p>1</text:p>
          </table:table-cell>
          <table:table-cell/>
        </table:table-row>
        <table:table-row>
          <table:table-cell office:value-type="string">
            <text:p>TJM43AESST2dPpGcQmtWig</text:p>
          </table:table-cell>
          <table:table-cell office:value-type="string">
            <text:p>JPXTOge-RN6CAs5ffc1XMg</text:p>
          </table:table-cell>
          <table:table-cell office:value-type="string">
            <text:p>Y016</text:p>
          </table:table-cell>
          <table:table-cell office:value-type="string">
            <text:p>YytMRmEEFc5bFdo6vPMA</text:p>
          </table:table-cell>
          <table:table-cell/>
          <table:table-cell office:value-type="float" office:value="-8">
            <text:p>-8</text:p>
          </table:table-cell>
        </table:table-row>
        <table:table-row>
          <table:table-cell office:value-type="string">
            <text:p>xLa9ZdaVVnfZzhJExPXi</text:p>
          </table:table-cell>
          <table:table-cell office:value-type="string">
            <text:p>aveP4dr2ROGRHOWCnwXE8Q</text:p>
          </table:table-cell>
          <table:table-cell office:value-type="string">
            <text:p>Y0Aw</text:p>
          </table:table-cell>
          <table:table-cell office:value-type="string">
            <text:p>tnaFbk6bp7z1qFHbcgBN</text:p>
          </table:table-cell>
          <table:table-cell office:value-type="float" office:value="18">
            <text:p>18</text:p>
          </table:table-cell>
          <table:table-cell/>
        </table:table-row>
        <table:table-row>
          <table:table-cell office:value-type="string">
            <text:p>tBSPgiyIShaiWg-TPOQheg</text:p>
          </table:table-cell>
          <table:table-cell office:value-type="string">
            <text:p>HvA-yYAaSzeWwtJwwWMe0g</text:p>
          </table:table-cell>
          <table:table-cell office:value-type="string">
            <text:p>Y06F</text:p>
          </table:table-cell>
          <table:table-cell office:value-type="string">
            <text:p>YytMRmEEFc5bFdo6vPMA</text:p>
          </table:table-cell>
          <table:table-cell/>
          <table:table-cell office:value-type="float" office:value="-31">
            <text:p>-31</text:p>
          </table:table-cell>
        </table:table-row>
        <table:table-row>
          <table:table-cell office:value-type="string">
            <text:p>DHuG7cFjR8SfrG0OiMGRNw</text:p>
          </table:table-cell>
          <table:table-cell office:value-type="string">
            <text:p>nzLwUIItSF6BwHBAIBN1rg</text:p>
          </table:table-cell>
          <table:table-cell office:value-type="string">
            <text:p>Xvz</text:p>
          </table:table-cell>
          <table:table-cell office:value-type="string">
            <text:p>YytMRmEEFc5bFdo6vPMA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bdNerLz.R-WGeKbZ8zB5iA</text:p>
          </table:table-cell>
          <table:table-cell office:value-type="string">
            <text:p>5cca.hMJSq-nGZaBb5p5jg</text:p>
          </table:table-cell>
          <table:table-cell office:value-type="string">
            <text:p>Y05o</text:p>
          </table:table-cell>
          <table:table-cell office:value-type="string">
            <text:p>qMStshNBGyuEfGxDTzHD</text:p>
          </table:table-cell>
          <table:table-cell/>
          <table:table-cell office:value-type="float" office:value="32">
            <text:p>32</text:p>
          </table:table-cell>
        </table:table-row>
        <table:table-row>
          <table:table-cell office:value-type="string">
            <text:p>pe5BIXNeT.Okf7mcWEZvMA</text:p>
          </table:table-cell>
          <table:table-cell office:value-type="string">
            <text:p>4n79E0HkRESEjqAEziFTwQ</text:p>
          </table:table-cell>
          <table:table-cell office:value-type="string">
            <text:p>Y04r</text:p>
          </table:table-cell>
          <table:table-cell office:value-type="string">
            <text:p>YytMRmEEFc5bFdo6vPMA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s5osX2nlTLqWWnB6vsHNCA</text:p>
          </table:table-cell>
          <table:table-cell office:value-type="string">
            <text:p>E0E1G-X6RY6sWlQ.m1KGwQ</text:p>
          </table:table-cell>
          <table:table-cell office:value-type="string">
            <text:p>Xzk</text:p>
          </table:table-cell>
          <table:table-cell office:value-type="string">
            <text:p>rkzvcxQz6y4cbEG9Ja88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myJJpqx6Lw5XrVxmUy24</text:p>
          </table:table-cell>
          <table:table-cell office:value-type="string">
            <text:p>k25VhYNpQbCy.5956-3GGA</text:p>
          </table:table-cell>
          <table:table-cell office:value-type="string">
            <text:p>Y06Q</text:p>
          </table:table-cell>
          <table:table-cell office:value-type="string">
            <text:p>IQbIh7IOspmrmIHHDnfQ</text:p>
          </table:table-cell>
          <table:table-cell/>
          <table:table-cell office:value-type="float" office:value="-200">
            <text:p>-200</text:p>
          </table:table-cell>
        </table:table-row>
        <table:table-row>
          <table:table-cell office:value-type="string">
            <text:p>6aOYsR3eRbevOsYSR.7MTA</text:p>
          </table:table-cell>
          <table:table-cell office:value-type="string">
            <text:p>HUrjepg7Qxmmcx1RPVtXJA</text:p>
          </table:table-cell>
          <table:table-cell office:value-type="string">
            <text:p>XxY</text:p>
          </table:table-cell>
          <table:table-cell office:value-type="string">
            <text:p>rkzvcxQz6y4cbEG9Ja88</text:p>
          </table:table-cell>
          <table:table-cell/>
          <table:table-cell office:value-type="float" office:value="-132">
            <text:p>-132</text:p>
          </table:table-cell>
        </table:table-row>
        <table:table-row>
          <table:table-cell office:value-type="string">
            <text:p>ohCuAUUcQTWjlXT9zkO8lA</text:p>
          </table:table-cell>
          <table:table-cell office:value-type="string">
            <text:p>7cPYVWymQxaIYqWkviXixA</text:p>
          </table:table-cell>
          <table:table-cell office:value-type="string">
            <text:p>Xv5</text:p>
          </table:table-cell>
          <table:table-cell office:value-type="string">
            <text:p>qMStshNBGyuEfGxDTzHD</text:p>
          </table:table-cell>
          <table:table-cell/>
          <table:table-cell office:value-type="float" office:value="-16">
            <text:p>-16</text:p>
          </table:table-cell>
        </table:table-row>
        <table:table-row>
          <table:table-cell office:value-type="string">
            <text:p>EOIBkRFzQIKILV.K3iKAeQ</text:p>
          </table:table-cell>
          <table:table-cell office:value-type="string">
            <text:p>l4jNN1ASQqKrXHX3HLv.lA</text:p>
          </table:table-cell>
          <table:table-cell office:value-type="string">
            <text:p>Xtn</text:p>
          </table:table-cell>
          <table:table-cell office:value-type="string">
            <text:p>bqlxMT63OrpmLySa7nix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6NertCN7QEWMBZtKKPdogA</text:p>
          </table:table-cell>
          <table:table-cell office:value-type="string">
            <text:p>Q5nrL363R.qslNFaODjJ.g</text:p>
          </table:table-cell>
          <table:table-cell office:value-type="string">
            <text:p>XrV</text:p>
          </table:table-cell>
          <table:table-cell office:value-type="string">
            <text:p>tnaFbk6bp7z1qFHbcgBN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6sWRHqv.S7ix2YPp2FitNg</text:p>
          </table:table-cell>
          <table:table-cell office:value-type="string">
            <text:p>4-SA2jarRGOIvA3TiQf47g</text:p>
          </table:table-cell>
          <table:table-cell office:value-type="string">
            <text:p>Y00j</text:p>
          </table:table-cell>
          <table:table-cell office:value-type="string">
            <text:p>a4SKiEpE8tWxPptWvXNU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PJyvIbGEQXq0QTZuw4XgmA</text:p>
          </table:table-cell>
          <table:table-cell office:value-type="string">
            <text:p>F2awtW1WTdivlzusACwzkQ</text:p>
          </table:table-cell>
          <table:table-cell office:value-type="string">
            <text:p>Y02A</text:p>
          </table:table-cell>
          <table:table-cell office:value-type="string">
            <text:p>YytMRmEEFc5bFdo6vPMA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WuY5j9t3QdeeeechS3y8sg</text:p>
          </table:table-cell>
          <table:table-cell office:value-type="string">
            <text:p>0S3.OJ3YSsO0N3vY5tsiSQ</text:p>
          </table:table-cell>
          <table:table-cell office:value-type="string">
            <text:p>XsS</text:p>
          </table:table-cell>
          <table:table-cell office:value-type="string">
            <text:p>XWE9ZQ4F8xKPAxTgtrWX</text:p>
          </table:table-cell>
          <table:table-cell/>
          <table:table-cell office:value-type="float" office:value="111">
            <text:p>111</text:p>
          </table:table-cell>
        </table:table-row>
        <table:table-row>
          <table:table-cell office:value-type="string">
            <text:p>3aGAOsJ7RzGwe2Isaf6tzg</text:p>
          </table:table-cell>
          <table:table-cell office:value-type="string">
            <text:p>gUs8P9bfQr21QFFnqkNqTQ</text:p>
          </table:table-cell>
          <table:table-cell office:value-type="string">
            <text:p>Y00s</text:p>
          </table:table-cell>
          <table:table-cell office:value-type="string">
            <text:p>qMStshNBGyuEfGxDTzHD</text:p>
          </table:table-cell>
          <table:table-cell/>
          <table:table-cell office:value-type="float" office:value="-47">
            <text:p>-47</text:p>
          </table:table-cell>
        </table:table-row>
        <table:table-row>
          <table:table-cell office:value-type="string">
            <text:p>Xq2XGAiPSyeXWSJH3JmWLA</text:p>
          </table:table-cell>
          <table:table-cell office:value-type="string">
            <text:p>k43e9uHFRRCnhyIisyulqw</text:p>
          </table:table-cell>
          <table:table-cell office:value-type="string">
            <text:p>Y051</text:p>
          </table:table-cell>
          <table:table-cell office:value-type="string">
            <text:p>qMStshNBGyuEfGxDTzHD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kJ5RHM6UCb3rD5xOq37f</text:p>
          </table:table-cell>
          <table:table-cell office:value-type="string">
            <text:p>2kW1MSZeQq-OuMAWahnxMA</text:p>
          </table:table-cell>
          <table:table-cell office:value-type="string">
            <text:p>Y0Bb</text:p>
          </table:table-cell>
          <table:table-cell office:value-type="string">
            <text:p>xHaogjo0SibeROMZBr5g</text:p>
          </table:table-cell>
          <table:table-cell office:value-type="float" office:value="57">
            <text:p>57</text:p>
          </table:table-cell>
          <table:table-cell/>
        </table:table-row>
        <table:table-row>
          <table:table-cell office:value-type="string">
            <text:p>hG7l7CWOSGKcEDvdMKxdSA</text:p>
          </table:table-cell>
          <table:table-cell office:value-type="string">
            <text:p>zj1k218SRjylWd29IZzlkQ</text:p>
          </table:table-cell>
          <table:table-cell office:value-type="string">
            <text:p>Y04d</text:p>
          </table:table-cell>
          <table:table-cell office:value-type="string">
            <text:p>qMStshNBGyuEfGxDTzHD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D.qv.p3oRkWAcC-gWSMZWw</text:p>
          </table:table-cell>
          <table:table-cell office:value-type="string">
            <text:p>zR2.cqgLSJu2PHlqglqq5Q</text:p>
          </table:table-cell>
          <table:table-cell office:value-type="string">
            <text:p>Y02a</text:p>
          </table:table-cell>
          <table:table-cell office:value-type="string">
            <text:p>a4SKiEpE8tWxPptWvXNU</text:p>
          </table:table-cell>
          <table:table-cell/>
          <table:table-cell office:value-type="float" office:value="18">
            <text:p>18</text:p>
          </table:table-cell>
        </table:table-row>
        <table:table-row>
          <table:table-cell office:value-type="string">
            <text:p>8iplk31kR6SZIVQBi07ruA</text:p>
          </table:table-cell>
          <table:table-cell office:value-type="string">
            <text:p>gp4uWHY2Rpa6lkN3REDR7g</text:p>
          </table:table-cell>
          <table:table-cell office:value-type="string">
            <text:p>Y004</text:p>
          </table:table-cell>
          <table:table-cell office:value-type="string">
            <text:p>qMStshNBGyuEfGxDTzHD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Ua3i4gAjQSmhA4zdGm1C2g</text:p>
          </table:table-cell>
          <table:table-cell office:value-type="string">
            <text:p>5cca.hMJSq-nGZaBb5p5jg</text:p>
          </table:table-cell>
          <table:table-cell office:value-type="string">
            <text:p>Y05p</text:p>
          </table:table-cell>
          <table:table-cell office:value-type="string">
            <text:p>YytMRmEEFc5bFdo6vPMA</text:p>
          </table:table-cell>
          <table:table-cell/>
          <table:table-cell office:value-type="float" office:value="-13">
            <text:p>-13</text:p>
          </table:table-cell>
        </table:table-row>
        <table:table-row>
          <table:table-cell office:value-type="string">
            <text:p>a-m4W5lbGSY6kpCT96SSouw</text:p>
          </table:table-cell>
          <table:table-cell office:value-type="string">
            <text:p>Zuo-Ohb7QGCFxQy5b.Kn.g</text:p>
          </table:table-cell>
          <table:table-cell office:value-type="string">
            <text:p>Xu7</text:p>
          </table:table-cell>
          <table:table-cell office:value-type="string">
            <text:p>YytMRmEEFc5bFdo6vPMA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gIgkhu7CTfNwj46WRQwx</text:p>
          </table:table-cell>
          <table:table-cell office:value-type="string">
            <text:p>A5WhkhRhnxtHq5i07ndv</text:p>
          </table:table-cell>
          <table:table-cell office:value-type="string">
            <text:p>Y06m</text:p>
          </table:table-cell>
          <table:table-cell office:value-type="string">
            <text:p>XWE9ZQ4F8xKPAxTgtrWX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UgoAB8nxRPqQQXiCqf6bHg</text:p>
          </table:table-cell>
          <table:table-cell office:value-type="string">
            <text:p>ZsLxIxuBRjSx2xZGU0-3ag</text:p>
          </table:table-cell>
          <table:table-cell office:value-type="string">
            <text:p>Xsz</text:p>
          </table:table-cell>
          <table:table-cell office:value-type="string">
            <text:p>rkzvcxQz6y4cbEG9Ja88</text:p>
          </table:table-cell>
          <table:table-cell/>
          <table:table-cell office:value-type="float" office:value="1">
            <text:p>1</text:p>
          </table:table-cell>
        </table:table-row>
        <table:table-row>
          <table:table-cell office:value-type="string">
            <text:p>qW-fNJTCQDmPJuituuciOA</text:p>
          </table:table-cell>
          <table:table-cell office:value-type="string">
            <text:p>G.V9UPcDTn6.w1U53rYKmg</text:p>
          </table:table-cell>
          <table:table-cell office:value-type="string">
            <text:p>Xqn</text:p>
          </table:table-cell>
          <table:table-cell office:value-type="string">
            <text:p>tnaFbk6bp7z1qFHbcgBN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ApY8TnfMQZ6ImHo7G9DdEA</text:p>
          </table:table-cell>
          <table:table-cell office:value-type="string">
            <text:p>GC.70AqWTn2oTR2sfdr1Fw</text:p>
          </table:table-cell>
          <table:table-cell office:value-type="string">
            <text:p>XvG</text:p>
          </table:table-cell>
          <table:table-cell office:value-type="string">
            <text:p>YytMRmEEFc5bFdo6vPMA</text:p>
          </table:table-cell>
          <table:table-cell/>
          <table:table-cell office:value-type="float" office:value="0">
            <text:p>0</text:p>
          </table:table-cell>
        </table:table-row>
        <table:table-row>
          <table:table-cell office:value-type="string">
            <text:p>fqIxPRmjToO3k3SOn5mSVQ</text:p>
          </table:table-cell>
          <table:table-cell office:value-type="string">
            <text:p>q50OkA5wS-qqOpr8sb-vXg</text:p>
          </table:table-cell>
          <table:table-cell office:value-type="string">
            <text:p>Xwz</text:p>
          </table:table-cell>
          <table:table-cell office:value-type="string">
            <text:p>YytMRmEEFc5bFdo6vPMA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wrnuV97JSviPB-DgweymBg</text:p>
          </table:table-cell>
          <table:table-cell office:value-type="string">
            <text:p>mSZVesrVT0y3tlhNkT38eg</text:p>
          </table:table-cell>
          <table:table-cell office:value-type="string">
            <text:p>Y00h</text:p>
          </table:table-cell>
          <table:table-cell office:value-type="string">
            <text:p>YytMRmEEFc5bFdo6vPMA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VxFe5E1jQxiAzBUOS0Im7A</text:p>
          </table:table-cell>
          <table:table-cell office:value-type="string">
            <text:p>DNfUAZg5SeimA1UqDdbCEA</text:p>
          </table:table-cell>
          <table:table-cell office:value-type="string">
            <text:p>Y03T</text:p>
          </table:table-cell>
          <table:table-cell office:value-type="string">
            <text:p>qMStshNBGyuEfGxDTzHD</text:p>
          </table:table-cell>
          <table:table-cell/>
          <table:table-cell office:value-type="float" office:value="-45">
            <text:p>-45</text:p>
          </table:table-cell>
        </table:table-row>
        <table:table-row>
          <table:table-cell office:value-type="string">
            <text:p>A9Q2xlubTLOmIBTYTGZavg</text:p>
          </table:table-cell>
          <table:table-cell office:value-type="string">
            <text:p>CR7kPDKNQEi.kcgLpYKKvw</text:p>
          </table:table-cell>
          <table:table-cell office:value-type="string">
            <text:p>XyZ</text:p>
          </table:table-cell>
          <table:table-cell office:value-type="string">
            <text:p>a4SKiEpE8tWxPptWvXNU</text:p>
          </table:table-cell>
          <table:table-cell/>
          <table:table-cell office:value-type="float" office:value="-38">
            <text:p>-38</text:p>
          </table:table-cell>
        </table:table-row>
        <table:table-row>
          <table:table-cell office:value-type="string">
            <text:p>2B2rY0tmQWSx239SWFETqg</text:p>
          </table:table-cell>
          <table:table-cell office:value-type="string">
            <text:p>6-YPEHMOQWKA-ZFK0pPz.g</text:p>
          </table:table-cell>
          <table:table-cell office:value-type="string">
            <text:p>Xr6</text:p>
          </table:table-cell>
          <table:table-cell office:value-type="string">
            <text:p>rkzvcxQz6y4cbEG9Ja88</text:p>
          </table:table-cell>
          <table:table-cell/>
          <table:table-cell office:value-type="float" office:value="9">
            <text:p>9</text:p>
          </table:table-cell>
        </table:table-row>
        <table:table-row>
          <table:table-cell office:value-type="string">
            <text:p>QlvQJKtnvUch9nMLXGre</text:p>
          </table:table-cell>
          <table:table-cell office:value-type="string">
            <text:p>si72lVrwTfiJLZlUcKpErQ</text:p>
          </table:table-cell>
          <table:table-cell office:value-type="string">
            <text:p>Y0BB</text:p>
          </table:table-cell>
          <table:table-cell office:value-type="string">
            <text:p>a4SKiEpE8tWxPptWvXNU</text:p>
          </table:table-cell>
          <table:table-cell/>
          <table:table-cell office:value-type="float" office:value="108.5">
            <text:p>108.5</text:p>
          </table:table-cell>
        </table:table-row>
        <table:table-row>
          <table:table-cell office:value-type="string">
            <text:p>T3oRABk2Tra75ekyaDLo1Q</text:p>
          </table:table-cell>
          <table:table-cell office:value-type="string">
            <text:p>p975zBB7TpeGjHZAlzk-lA</text:p>
          </table:table-cell>
          <table:table-cell office:value-type="string">
            <text:p>XtV</text:p>
          </table:table-cell>
          <table:table-cell office:value-type="string">
            <text:p>bqlxMT63OrpmLySa7nix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DXXsu4mKQpKbrPxbxJpYnA</text:p>
          </table:table-cell>
          <table:table-cell office:value-type="string">
            <text:p>tJ1QD4s2QB-bcRMQ.QXD-Q</text:p>
          </table:table-cell>
          <table:table-cell office:value-type="string">
            <text:p>Xyj</text:p>
          </table:table-cell>
          <table:table-cell office:value-type="string">
            <text:p>YytMRmEEFc5bFdo6vPMA</text:p>
          </table:table-cell>
          <table:table-cell/>
          <table:table-cell office:value-type="float" office:value="24">
            <text:p>24</text:p>
          </table:table-cell>
        </table:table-row>
        <table:table-row>
          <table:table-cell office:value-type="string">
            <text:p>sSjazAdlS7mzBJEnpxB9Mg</text:p>
          </table:table-cell>
          <table:table-cell office:value-type="string">
            <text:p>k4arstFvT.G5L3U02jd8.A</text:p>
          </table:table-cell>
          <table:table-cell office:value-type="string">
            <text:p>Y00S</text:p>
          </table:table-cell>
          <table:table-cell office:value-type="string">
            <text:p>YytMRmEEFc5bFdo6vPMA</text:p>
          </table:table-cell>
          <table:table-cell/>
          <table:table-cell office:value-type="float" office:value="-31">
            <text:p>-31</text:p>
          </table:table-cell>
        </table:table-row>
        <table:table-row>
          <table:table-cell office:value-type="string">
            <text:p>FU3TEWHuT4uMLBEA2Y2HHA</text:p>
          </table:table-cell>
          <table:table-cell office:value-type="string">
            <text:p>bYLxj1iwQQusi6T6QdNjig</text:p>
          </table:table-cell>
          <table:table-cell office:value-type="string">
            <text:p>XrM</text:p>
          </table:table-cell>
          <table:table-cell office:value-type="string">
            <text:p>tnaFbk6bp7z1qFHbcgBN</text:p>
          </table:table-cell>
          <table:table-cell/>
          <table:table-cell office:value-type="float" office:value="-1">
            <text:p>-1</text:p>
          </table:table-cell>
        </table:table-row>
        <table:table-row>
          <table:table-cell office:value-type="string">
            <text:p>6Lh3keunRrmSLUriwvrnvQ</text:p>
          </table:table-cell>
          <table:table-cell office:value-type="string">
            <text:p>IeJr815CSYGjtJ9z-1NsiQ</text:p>
          </table:table-cell>
          <table:table-cell office:value-type="string">
            <text:p>Xx6</text:p>
          </table:table-cell>
          <table:table-cell office:value-type="string">
            <text:p>YytMRmEEFc5bFdo6vPMA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45iXWb0JTO2anThSF.4f-w</text:p>
          </table:table-cell>
          <table:table-cell office:value-type="string">
            <text:p>dwCSU-5GRo-3lSkICZNdJw</text:p>
          </table:table-cell>
          <table:table-cell office:value-type="string">
            <text:p>XtP</text:p>
          </table:table-cell>
          <table:table-cell office:value-type="string">
            <text:p>a4SKiEpE8tWxPptWvXNU</text:p>
          </table:table-cell>
          <table:table-cell/>
          <table:table-cell office:value-type="float" office:value="-40">
            <text:p>-40</text:p>
          </table:table-cell>
        </table:table-row>
        <table:table-row>
          <table:table-cell office:value-type="string">
            <text:p>t2v2cF1vTECyOoTzZ8FoeQ</text:p>
          </table:table-cell>
          <table:table-cell office:value-type="string">
            <text:p>0S3.OJ3YSsO0N3vY5tsiSQ</text:p>
          </table:table-cell>
          <table:table-cell office:value-type="string">
            <text:p>XsQ</text:p>
          </table:table-cell>
          <table:table-cell office:value-type="string">
            <text:p>rkzvcxQz6y4cbEG9Ja88</text:p>
          </table:table-cell>
          <table:table-cell/>
          <table:table-cell office:value-type="float" office:value="54">
            <text:p>54</text:p>
          </table:table-cell>
        </table:table-row>
        <table:table-row>
          <table:table-cell office:value-type="string">
            <text:p>7vpzKRUwRsGFBYKH1g9osw</text:p>
          </table:table-cell>
          <table:table-cell office:value-type="string">
            <text:p>qGRBEXaAR2aGej2dij6tKQ</text:p>
          </table:table-cell>
          <table:table-cell office:value-type="string">
            <text:p>XwU</text:p>
          </table:table-cell>
          <table:table-cell office:value-type="string">
            <text:p>YytMRmEEFc5bFdo6vPMA</text:p>
          </table:table-cell>
          <table:table-cell/>
          <table:table-cell office:value-type="float" office:value="17">
            <text:p>17</text:p>
          </table:table-cell>
        </table:table-row>
        <table:table-row>
          <table:table-cell office:value-type="string">
            <text:p>6nILw4kjRzaflnYUBzBqbg</text:p>
          </table:table-cell>
          <table:table-cell office:value-type="string">
            <text:p>1DhqG3hFSGK5qwDStnLlTg</text:p>
          </table:table-cell>
          <table:table-cell office:value-type="string">
            <text:p>Y02q</text:p>
          </table:table-cell>
          <table:table-cell office:value-type="string">
            <text:p>bqlxMT63OrpmLySa7nix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K.nvLhrBToCPjacM9b9UZA</text:p>
          </table:table-cell>
          <table:table-cell office:value-type="string">
            <text:p>dtA2Xe4JSDyVPeQr9kH3qA</text:p>
          </table:table-cell>
          <table:table-cell office:value-type="string">
            <text:p>Y01W</text:p>
          </table:table-cell>
          <table:table-cell office:value-type="string">
            <text:p>YytMRmEEFc5bFdo6vPMA</text:p>
          </table:table-cell>
          <table:table-cell/>
          <table:table-cell office:value-type="float" office:value="0">
            <text:p>0</text:p>
          </table:table-cell>
        </table:table-row>
        <table:table-row>
          <table:table-cell office:value-type="string">
            <text:p>N8jzqSEaRz-Q3f9C7jFLEQ</text:p>
          </table:table-cell>
          <table:table-cell office:value-type="string">
            <text:p>a.1qZluChTQiBD9yqqu7xmg</text:p>
          </table:table-cell>
          <table:table-cell office:value-type="string">
            <text:p>Xxg</text:p>
          </table:table-cell>
          <table:table-cell office:value-type="string">
            <text:p>bqlxMT63OrpmLySa7nix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SGwFs.LRQfaqBVQN5YTt5A</text:p>
          </table:table-cell>
          <table:table-cell office:value-type="string">
            <text:p>mKz4Wxx6STadofO4nLco.g</text:p>
          </table:table-cell>
          <table:table-cell office:value-type="string">
            <text:p>Y01D</text:p>
          </table:table-cell>
          <table:table-cell office:value-type="string">
            <text:p>rkzvcxQz6y4cbEG9Ja88</text:p>
          </table:table-cell>
          <table:table-cell/>
          <table:table-cell office:value-type="float" office:value="-19">
            <text:p>-19</text:p>
          </table:table-cell>
        </table:table-row>
        <table:table-row>
          <table:table-cell office:value-type="string">
            <text:p>a5RfNSiqSESenWpd0AdLyA</text:p>
          </table:table-cell>
          <table:table-cell office:value-type="string">
            <text:p>z3pfxROzSPC9dMdYCM1dWg</text:p>
          </table:table-cell>
          <table:table-cell office:value-type="string">
            <text:p>Y02U</text:p>
          </table:table-cell>
          <table:table-cell office:value-type="string">
            <text:p>mGOrrykGEwNu44EBsj0z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ErigdxTKSZuyRvKrt.rOgA</text:p>
          </table:table-cell>
          <table:table-cell office:value-type="string">
            <text:p>Gj1Tz6CsQSeVI4Kwee.5Dg</text:p>
          </table:table-cell>
          <table:table-cell office:value-type="string">
            <text:p>Y02K</text:p>
          </table:table-cell>
          <table:table-cell office:value-type="string">
            <text:p>a4SKiEpE8tWxPptWvXNU</text:p>
          </table:table-cell>
          <table:table-cell/>
          <table:table-cell office:value-type="float" office:value="36">
            <text:p>36</text:p>
          </table:table-cell>
        </table:table-row>
        <table:table-row>
          <table:table-cell office:value-type="string">
            <text:p>mB14hmawRfOjLPTF6pgGsg</text:p>
          </table:table-cell>
          <table:table-cell office:value-type="string">
            <text:p>w26CY.MpRqCQ8fSY5xnimw</text:p>
          </table:table-cell>
          <table:table-cell office:value-type="string">
            <text:p>XsI</text:p>
          </table:table-cell>
          <table:table-cell office:value-type="string">
            <text:p>qMStshNBGyuEfGxDTzHD</text:p>
          </table:table-cell>
          <table:table-cell/>
          <table:table-cell office:value-type="float" office:value="28">
            <text:p>28</text:p>
          </table:table-cell>
        </table:table-row>
        <table:table-row>
          <table:table-cell office:value-type="string">
            <text:p>RuX.RbxMQzimTNaZypRffQ</text:p>
          </table:table-cell>
          <table:table-cell office:value-type="string">
            <text:p>CG5R4hMzQQKlidKvXCweGw</text:p>
          </table:table-cell>
          <table:table-cell office:value-type="string">
            <text:p>Y00O</text:p>
          </table:table-cell>
          <table:table-cell office:value-type="string">
            <text:p>YytMRmEEFc5bFdo6vPMA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X8-eM8YBTLKeThqsoTwH9Q</text:p>
          </table:table-cell>
          <table:table-cell office:value-type="string">
            <text:p>W2T8KbclSZynPpASfRjI3w</text:p>
          </table:table-cell>
          <table:table-cell office:value-type="string">
            <text:p>Xzx</text:p>
          </table:table-cell>
          <table:table-cell office:value-type="string">
            <text:p>XWE9ZQ4F8xKPAxTgtrWX</text:p>
          </table:table-cell>
          <table:table-cell/>
          <table:table-cell office:value-type="float" office:value="-27">
            <text:p>-27</text:p>
          </table:table-cell>
        </table:table-row>
        <table:table-row>
          <table:table-cell office:value-type="string">
            <text:p>a-Sh1GF6kTWC9ETaWKYw2eQ</text:p>
          </table:table-cell>
          <table:table-cell office:value-type="string">
            <text:p>y9-hVpR9QT-YqcNDOweEaw</text:p>
          </table:table-cell>
          <table:table-cell office:value-type="string">
            <text:p>XvY</text:p>
          </table:table-cell>
          <table:table-cell office:value-type="string">
            <text:p>TDyewdoZ6LIAsKTLfYUG</text:p>
          </table:table-cell>
          <table:table-cell/>
          <table:table-cell office:value-type="float" office:value="-62">
            <text:p>-62</text:p>
          </table:table-cell>
        </table:table-row>
        <table:table-row>
          <table:table-cell office:value-type="string">
            <text:p>lWNjfdNtI09SHqtXQYU9</text:p>
          </table:table-cell>
          <table:table-cell office:value-type="string">
            <text:p>MnufNmAuTcitlahpB4h7Kw</text:p>
          </table:table-cell>
          <table:table-cell office:value-type="string">
            <text:p>Y0BS</text:p>
          </table:table-cell>
          <table:table-cell office:value-type="string">
            <text:p>YytMRmEEFc5bFdo6vPMA</text:p>
          </table:table-cell>
          <table:table-cell office:value-type="float" office:value="64">
            <text:p>64</text:p>
          </table:table-cell>
          <table:table-cell/>
        </table:table-row>
        <table:table-row>
          <table:table-cell office:value-type="string">
            <text:p>x-iZOIzWRKKM.-s1W8fmDA</text:p>
          </table:table-cell>
          <table:table-cell office:value-type="string">
            <text:p>PsASPsKARauX1-V4al1Nxg</text:p>
          </table:table-cell>
          <table:table-cell office:value-type="string">
            <text:p>XyN</text:p>
          </table:table-cell>
          <table:table-cell office:value-type="string">
            <text:p>YytMRmEEFc5bFdo6vPMA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x5uAk6pFSu26cJrbphU6.Q</text:p>
          </table:table-cell>
          <table:table-cell office:value-type="string">
            <text:p>f3DgnIq.TICACJgTDmE0aA</text:p>
          </table:table-cell>
          <table:table-cell office:value-type="string">
            <text:p>Xqy</text:p>
          </table:table-cell>
          <table:table-cell office:value-type="string">
            <text:p>tnaFbk6bp7z1qFHbcgBN</text:p>
          </table:table-cell>
          <table:table-cell/>
          <table:table-cell office:value-type="float" office:value="-41">
            <text:p>-41</text:p>
          </table:table-cell>
        </table:table-row>
        <table:table-row>
          <table:table-cell office:value-type="string">
            <text:p>ozPTiNztSUuXuCr8nRGgUQ</text:p>
          </table:table-cell>
          <table:table-cell office:value-type="string">
            <text:p>R47vUvfrSNKdfs.gXICEXA</text:p>
          </table:table-cell>
          <table:table-cell office:value-type="string">
            <text:p>Y03Q</text:p>
          </table:table-cell>
          <table:table-cell office:value-type="string">
            <text:p>YytMRmEEFc5bFdo6vPMA</text:p>
          </table:table-cell>
          <table:table-cell/>
          <table:table-cell office:value-type="float" office:value="27">
            <text:p>27</text:p>
          </table:table-cell>
        </table:table-row>
        <table:table-row>
          <table:table-cell office:value-type="string">
            <text:p>tY40oUMYQM6zPIzj6HJRWg</text:p>
          </table:table-cell>
          <table:table-cell office:value-type="string">
            <text:p>qr7bmLx3QB-tFxB68JFe2Q</text:p>
          </table:table-cell>
          <table:table-cell office:value-type="string">
            <text:p>Xws</text:p>
          </table:table-cell>
          <table:table-cell office:value-type="string">
            <text:p>qMStshNBGyuEfGxDTzHD</text:p>
          </table:table-cell>
          <table:table-cell/>
          <table:table-cell office:value-type="float" office:value="-13">
            <text:p>-13</text:p>
          </table:table-cell>
        </table:table-row>
        <table:table-row>
          <table:table-cell office:value-type="string">
            <text:p>nw-iOeqDTKyR3MLMp8CCsg</text:p>
          </table:table-cell>
          <table:table-cell office:value-type="string">
            <text:p>b4AgRTNAS1u7FTlUltU.QA</text:p>
          </table:table-cell>
          <table:table-cell office:value-type="string">
            <text:p>Y062</text:p>
          </table:table-cell>
          <table:table-cell office:value-type="string">
            <text:p>TDyewdoZ6LIAsKTLfYUG</text:p>
          </table:table-cell>
          <table:table-cell/>
          <table:table-cell office:value-type="float" office:value="-25">
            <text:p>-25</text:p>
          </table:table-cell>
        </table:table-row>
        <table:table-row>
          <table:table-cell office:value-type="string">
            <text:p>Pf1KbIODTFmqnFT5gqJvFQ</text:p>
          </table:table-cell>
          <table:table-cell office:value-type="string">
            <text:p>rvvmCZaqRlmwAU0MallOHw</text:p>
          </table:table-cell>
          <table:table-cell office:value-type="string">
            <text:p>XsE</text:p>
          </table:table-cell>
          <table:table-cell office:value-type="string">
            <text:p>TDyewdoZ6LIAsKTLfYUG</text:p>
          </table:table-cell>
          <table:table-cell/>
          <table:table-cell office:value-type="float" office:value="-9">
            <text:p>-9</text:p>
          </table:table-cell>
        </table:table-row>
        <table:table-row>
          <table:table-cell office:value-type="string">
            <text:p>ukB9qxirR1S3TEvFCBvVjg</text:p>
          </table:table-cell>
          <table:table-cell office:value-type="string">
            <text:p>2JHS03dIQ.i3Awd.9Lzaig</text:p>
          </table:table-cell>
          <table:table-cell office:value-type="string">
            <text:p>Xyx</text:p>
          </table:table-cell>
          <table:table-cell office:value-type="string">
            <text:p>a4SKiEpE8tWxPptWvXNU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kYnWKAH8SWmUoCzplWAE</text:p>
          </table:table-cell>
          <table:table-cell office:value-type="string">
            <text:p>si72lVrwTfiJLZlUcKpErQ</text:p>
          </table:table-cell>
          <table:table-cell office:value-type="string">
            <text:p>Y0BF</text:p>
          </table:table-cell>
          <table:table-cell office:value-type="string">
            <text:p>XWE9ZQ4F8xKPAxTgtrWX</text:p>
          </table:table-cell>
          <table:table-cell/>
          <table:table-cell office:value-type="float" office:value="883.5">
            <text:p>883.5</text:p>
          </table:table-cell>
        </table:table-row>
        <table:table-row>
          <table:table-cell office:value-type="string">
            <text:p>M1VGTp72h7kd4ozFnvUo</text:p>
          </table:table-cell>
          <table:table-cell office:value-type="string">
            <text:p>pAwOpKcfRiOHmlVziKISDA</text:p>
          </table:table-cell>
          <table:table-cell office:value-type="string">
            <text:p>Y08h</text:p>
          </table:table-cell>
          <table:table-cell office:value-type="string">
            <text:p>xHaogjo0SibeROMZBr5g</text:p>
          </table:table-cell>
          <table:table-cell office:value-type="float" office:value="13">
            <text:p>13</text:p>
          </table:table-cell>
          <table:table-cell/>
        </table:table-row>
        <table:table-row>
          <table:table-cell office:value-type="string">
            <text:p>kx0MlwSrRbCzKkUVK752EQ</text:p>
          </table:table-cell>
          <table:table-cell office:value-type="string">
            <text:p>EMae46MSTRiHr1KMdM27SA</text:p>
          </table:table-cell>
          <table:table-cell office:value-type="string">
            <text:p>Y05x</text:p>
          </table:table-cell>
          <table:table-cell office:value-type="string">
            <text:p>YytMRmEEFc5bFdo6vPMA</text:p>
          </table:table-cell>
          <table:table-cell/>
          <table:table-cell office:value-type="float" office:value="-48">
            <text:p>-48</text:p>
          </table:table-cell>
        </table:table-row>
        <table:table-row>
          <table:table-cell office:value-type="string">
            <text:p>zSXLrG0LRUSvH5UBztPoBA</text:p>
          </table:table-cell>
          <table:table-cell office:value-type="string">
            <text:p>gUs8P9bfQr21QFFnqkNqTQ</text:p>
          </table:table-cell>
          <table:table-cell office:value-type="string">
            <text:p>Y00t</text:p>
          </table:table-cell>
          <table:table-cell office:value-type="string">
            <text:p>YytMRmEEFc5bFdo6vPMA</text:p>
          </table:table-cell>
          <table:table-cell/>
          <table:table-cell office:value-type="float" office:value="47">
            <text:p>47</text:p>
          </table:table-cell>
        </table:table-row>
        <table:table-row>
          <table:table-cell office:value-type="string">
            <text:p>vtJStOvpRo2psfvgbSfB8Q</text:p>
          </table:table-cell>
          <table:table-cell office:value-type="string">
            <text:p>LVpw6d0GTOaTjb9MkrjQGg</text:p>
          </table:table-cell>
          <table:table-cell office:value-type="string">
            <text:p>XzN</text:p>
          </table:table-cell>
          <table:table-cell office:value-type="string">
            <text:p>a4SKiEpE8tWxPptWvXNU</text:p>
          </table:table-cell>
          <table:table-cell/>
          <table:table-cell office:value-type="float" office:value="-48">
            <text:p>-48</text:p>
          </table:table-cell>
        </table:table-row>
        <table:table-row>
          <table:table-cell office:value-type="string">
            <text:p>AQj2cZ0JTIeOEc.0ZYnSpw</text:p>
          </table:table-cell>
          <table:table-cell office:value-type="string">
            <text:p>njKat5vrQ2qto675w4ILyQ</text:p>
          </table:table-cell>
          <table:table-cell office:value-type="string">
            <text:p>Y00y</text:p>
          </table:table-cell>
          <table:table-cell office:value-type="string">
            <text:p>YytMRmEEFc5bFdo6vPMA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aZGXXeXFTI-vxIqckiJfUQ</text:p>
          </table:table-cell>
          <table:table-cell office:value-type="string">
            <text:p>scAYewAaR--o9D405ruxfQ</text:p>
          </table:table-cell>
          <table:table-cell office:value-type="string">
            <text:p>Y05i</text:p>
          </table:table-cell>
          <table:table-cell office:value-type="string">
            <text:p>tnaFbk6bp7z1qFHbcgBN</text:p>
          </table:table-cell>
          <table:table-cell/>
          <table:table-cell office:value-type="float" office:value="9">
            <text:p>9</text:p>
          </table:table-cell>
        </table:table-row>
        <table:table-row>
          <table:table-cell office:value-type="string">
            <text:p>sPYwRaajTzWKzTb1n39YYA</text:p>
          </table:table-cell>
          <table:table-cell office:value-type="string">
            <text:p>WpQxfxewQEWLkidY3meNlQ</text:p>
          </table:table-cell>
          <table:table-cell office:value-type="string">
            <text:p>Y01Y</text:p>
          </table:table-cell>
          <table:table-cell office:value-type="string">
            <text:p>a4SKiEpE8tWxPptWvXNU</text:p>
          </table:table-cell>
          <table:table-cell/>
          <table:table-cell office:value-type="float" office:value="18">
            <text:p>18</text:p>
          </table:table-cell>
        </table:table-row>
        <table:table-row>
          <table:table-cell office:value-type="string">
            <text:p>ETztB5tgSzivgepmGzq1oA</text:p>
          </table:table-cell>
          <table:table-cell office:value-type="string">
            <text:p>CWR7TCagQpKjsA3L2cZd4g</text:p>
          </table:table-cell>
          <table:table-cell office:value-type="string">
            <text:p>Xv1</text:p>
          </table:table-cell>
          <table:table-cell office:value-type="string">
            <text:p>qMStshNBGyuEfGxDTzHD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vid9-GvARMejth4zpo6dHQ</text:p>
          </table:table-cell>
          <table:table-cell office:value-type="string">
            <text:p>DNfUAZg5SeimA1UqDdbCEA</text:p>
          </table:table-cell>
          <table:table-cell office:value-type="string">
            <text:p>Y03S</text:p>
          </table:table-cell>
          <table:table-cell office:value-type="string">
            <text:p>a4SKiEpE8tWxPptWvXNU</text:p>
          </table:table-cell>
          <table:table-cell/>
          <table:table-cell office:value-type="float" office:value="139">
            <text:p>139</text:p>
          </table:table-cell>
        </table:table-row>
        <table:table-row>
          <table:table-cell office:value-type="string">
            <text:p>Du1UIuwGTo6NqTIa3W243A</text:p>
          </table:table-cell>
          <table:table-cell office:value-type="string">
            <text:p>ne2ZOdHRTV-pa8qJ6bLs.g</text:p>
          </table:table-cell>
          <table:table-cell office:value-type="string">
            <text:p>Xu3</text:p>
          </table:table-cell>
          <table:table-cell office:value-type="string">
            <text:p>mGOrrykGEwNu44EBsj0z</text:p>
          </table:table-cell>
          <table:table-cell/>
          <table:table-cell office:value-type="float" office:value="-99">
            <text:p>-99</text:p>
          </table:table-cell>
        </table:table-row>
        <table:table-row>
          <table:table-cell office:value-type="string">
            <text:p>LshO87gPQNGHtZVdy2bP-A</text:p>
          </table:table-cell>
          <table:table-cell office:value-type="string">
            <text:p>aMIGVwTjSg2vBhvL0yuziQ</text:p>
          </table:table-cell>
          <table:table-cell office:value-type="string">
            <text:p>XyQ</text:p>
          </table:table-cell>
          <table:table-cell office:value-type="string">
            <text:p>rkzvcxQz6y4cbEG9Ja88</text:p>
          </table:table-cell>
          <table:table-cell/>
          <table:table-cell office:value-type="float" office:value="-37">
            <text:p>-37</text:p>
          </table:table-cell>
        </table:table-row>
        <table:table-row>
          <table:table-cell office:value-type="string">
            <text:p>a.8kT-nIYR7-fq0Qn0lGYKw</text:p>
          </table:table-cell>
          <table:table-cell office:value-type="string">
            <text:p>0yqskTsDRnKIbUVS5ewQBQ</text:p>
          </table:table-cell>
          <table:table-cell office:value-type="string">
            <text:p>Y00W</text:p>
          </table:table-cell>
          <table:table-cell office:value-type="string">
            <text:p>XWE9ZQ4F8xKPAxTgtrWX</text:p>
          </table:table-cell>
          <table:table-cell/>
          <table:table-cell office:value-type="float" office:value="34">
            <text:p>34</text:p>
          </table:table-cell>
        </table:table-row>
        <table:table-row>
          <table:table-cell office:value-type="string">
            <text:p>4Aaz1twTQ3O0Mm9R.zI6NQ</text:p>
          </table:table-cell>
          <table:table-cell office:value-type="string">
            <text:p>HT7yPfI3SSSnyQtjgyHrsA</text:p>
          </table:table-cell>
          <table:table-cell office:value-type="string">
            <text:p>Xre</text:p>
          </table:table-cell>
          <table:table-cell office:value-type="string">
            <text:p>tnaFbk6bp7z1qFHbcgBN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SpnSEZYlRGGt44n0OySSWg</text:p>
          </table:table-cell>
          <table:table-cell office:value-type="string">
            <text:p>t8epwuiWSp6m016GFSOXZA</text:p>
          </table:table-cell>
          <table:table-cell office:value-type="string">
            <text:p>XtU</text:p>
          </table:table-cell>
          <table:table-cell office:value-type="string">
            <text:p>qMStshNBGyuEfGxDTzHD</text:p>
          </table:table-cell>
          <table:table-cell/>
          <table:table-cell office:value-type="float" office:value="-16">
            <text:p>-16</text:p>
          </table:table-cell>
        </table:table-row>
        <table:table-row>
          <table:table-cell office:value-type="string">
            <text:p>bwNJ-UZ3QDCbSJra6YS-Ig</text:p>
          </table:table-cell>
          <table:table-cell office:value-type="string">
            <text:p>vC-6v5mwTDuGl9LHdyMCtQ</text:p>
          </table:table-cell>
          <table:table-cell office:value-type="string">
            <text:p>XsB</text:p>
          </table:table-cell>
          <table:table-cell office:value-type="string">
            <text:p>a4SKiEpE8tWxPptWvXNU</text:p>
          </table:table-cell>
          <table:table-cell/>
          <table:table-cell office:value-type="float" office:value="23">
            <text:p>23</text:p>
          </table:table-cell>
        </table:table-row>
        <table:table-row>
          <table:table-cell office:value-type="string">
            <text:p>7bH5b1TXTeWDjky9qShsew</text:p>
          </table:table-cell>
          <table:table-cell office:value-type="string">
            <text:p>suJn.PXgSgG.PzlQWEYUxA</text:p>
          </table:table-cell>
          <table:table-cell office:value-type="string">
            <text:p>Xw3</text:p>
          </table:table-cell>
          <table:table-cell office:value-type="string">
            <text:p>qMStshNBGyuEfGxDTzHD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grxgnqKBSS-kDVRjDNR4tw</text:p>
          </table:table-cell>
          <table:table-cell office:value-type="string">
            <text:p>cawrDnvdRgub8qqJQq7kLQ</text:p>
          </table:table-cell>
          <table:table-cell office:value-type="string">
            <text:p>Xzr</text:p>
          </table:table-cell>
          <table:table-cell office:value-type="string">
            <text:p>qMStshNBGyuEfGxDTzHD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5mk9AD6EDUR9G87LWCB5</text:p>
          </table:table-cell>
          <table:table-cell office:value-type="string">
            <text:p>A5WhkhRhnxtHq5i07ndv</text:p>
          </table:table-cell>
          <table:table-cell office:value-type="string">
            <text:p>Y06l</text:p>
          </table:table-cell>
          <table:table-cell office:value-type="string">
            <text:p>a4SKiEpE8tWxPptWvXNU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J3B.wuGDTlKFwH3YqdWu5w</text:p>
          </table:table-cell>
          <table:table-cell office:value-type="string">
            <text:p>eMloXaY8RWieqSqd8qlsQw</text:p>
          </table:table-cell>
          <table:table-cell office:value-type="string">
            <text:p>Xz9</text:p>
          </table:table-cell>
          <table:table-cell office:value-type="string">
            <text:p>qMStshNBGyuEfGxDTzHD</text:p>
          </table:table-cell>
          <table:table-cell/>
          <table:table-cell office:value-type="float" office:value="26">
            <text:p>26</text:p>
          </table:table-cell>
        </table:table-row>
        <table:table-row>
          <table:table-cell office:value-type="string">
            <text:p>QnHsTfYWS.moEE46kXg9Og</text:p>
          </table:table-cell>
          <table:table-cell office:value-type="string">
            <text:p>we7zGmhlRq2uyEPre2JOeA</text:p>
          </table:table-cell>
          <table:table-cell office:value-type="string">
            <text:p>Y04A</text:p>
          </table:table-cell>
          <table:table-cell office:value-type="string">
            <text:p>YytMRmEEFc5bFdo6vPMA</text:p>
          </table:table-cell>
          <table:table-cell/>
          <table:table-cell office:value-type="float" office:value="-19">
            <text:p>-19</text:p>
          </table:table-cell>
        </table:table-row>
        <table:table-row>
          <table:table-cell office:value-type="string">
            <text:p>DunHaebGRMGT0RRAmaKTTQ</text:p>
          </table:table-cell>
          <table:table-cell office:value-type="string">
            <text:p>qmm.hxRASGy-rhZ5ltHM2w</text:p>
          </table:table-cell>
          <table:table-cell office:value-type="string">
            <text:p>Y05H</text:p>
          </table:table-cell>
          <table:table-cell office:value-type="string">
            <text:p>YytMRmEEFc5bFdo6vPMA</text:p>
          </table:table-cell>
          <table:table-cell/>
          <table:table-cell office:value-type="float" office:value="-30">
            <text:p>-30</text:p>
          </table:table-cell>
        </table:table-row>
        <table:table-row>
          <table:table-cell office:value-type="string">
            <text:p>ArbS7wjuRIC3O8dZkU6l-w</text:p>
          </table:table-cell>
          <table:table-cell office:value-type="string">
            <text:p>1DhqG3hFSGK5qwDStnLlTg</text:p>
          </table:table-cell>
          <table:table-cell office:value-type="string">
            <text:p>Y02s</text:p>
          </table:table-cell>
          <table:table-cell office:value-type="string">
            <text:p>YytMRmEEFc5bFdo6vPMA</text:p>
          </table:table-cell>
          <table:table-cell/>
          <table:table-cell office:value-type="float" office:value="-22">
            <text:p>-22</text:p>
          </table:table-cell>
        </table:table-row>
        <table:table-row>
          <table:table-cell office:value-type="string">
            <text:p>Ds-mAPAQT.i.HglGlcv-cQ</text:p>
          </table:table-cell>
          <table:table-cell office:value-type="string">
            <text:p>K4d39-3WTqO30G9EQpUkEQ</text:p>
          </table:table-cell>
          <table:table-cell office:value-type="string">
            <text:p>Y03y</text:p>
          </table:table-cell>
          <table:table-cell office:value-type="string">
            <text:p>rkzvcxQz6y4cbEG9Ja88</text:p>
          </table:table-cell>
          <table:table-cell/>
          <table:table-cell office:value-type="float" office:value="23">
            <text:p>23</text:p>
          </table:table-cell>
        </table:table-row>
        <table:table-row>
          <table:table-cell office:value-type="string">
            <text:p>M3dj1WLWTsyTB7jXjgLmDA</text:p>
          </table:table-cell>
          <table:table-cell office:value-type="string">
            <text:p>5TYh2-94QkKG8ekfZ.zp7Q</text:p>
          </table:table-cell>
          <table:table-cell office:value-type="string">
            <text:p>Y05f</text:p>
          </table:table-cell>
          <table:table-cell office:value-type="string">
            <text:p>a4SKiEpE8tWxPptWvXNU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C-AREGVqQtqqKNo8zrI98g</text:p>
          </table:table-cell>
          <table:table-cell office:value-type="string">
            <text:p>a-6bTsGHKT7CboHxxeVwhpQ</text:p>
          </table:table-cell>
          <table:table-cell office:value-type="string">
            <text:p>Y04D</text:p>
          </table:table-cell>
          <table:table-cell office:value-type="string">
            <text:p>qMStshNBGyuEfGxDTzHD</text:p>
          </table:table-cell>
          <table:table-cell/>
          <table:table-cell office:value-type="float" office:value="33">
            <text:p>33</text:p>
          </table:table-cell>
        </table:table-row>
        <table:table-row>
          <table:table-cell office:value-type="string">
            <text:p>PdK8Ujh0Q6aTBe2Wy-n8dw</text:p>
          </table:table-cell>
          <table:table-cell office:value-type="string">
            <text:p>Ht7NVkfkQQSIw9DyV6pqHw</text:p>
          </table:table-cell>
          <table:table-cell office:value-type="string">
            <text:p>Y01</text:p>
          </table:table-cell>
          <table:table-cell office:value-type="string">
            <text:p>qMStshNBGyuEfGxDTzHD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qc17rgClRsKvg6o1b8dJNg</text:p>
          </table:table-cell>
          <table:table-cell office:value-type="string">
            <text:p>a.5sfgTbQLmCAkKgpcwrfw</text:p>
          </table:table-cell>
          <table:table-cell office:value-type="string">
            <text:p>Xxl</text:p>
          </table:table-cell>
          <table:table-cell office:value-type="string">
            <text:p>qMStshNBGyuEfGxDTzHD</text:p>
          </table:table-cell>
          <table:table-cell/>
          <table:table-cell office:value-type="float" office:value="0">
            <text:p>0</text:p>
          </table:table-cell>
        </table:table-row>
        <table:table-row>
          <table:table-cell office:value-type="string">
            <text:p>TIWkqMxPSf6ZgJ6z8gNkJg</text:p>
          </table:table-cell>
          <table:table-cell office:value-type="string">
            <text:p>kZPrIpe8Qfal6QdyHCylXg</text:p>
          </table:table-cell>
          <table:table-cell office:value-type="string">
            <text:p>XwG</text:p>
          </table:table-cell>
          <table:table-cell office:value-type="string">
            <text:p>a4SKiEpE8tWxPptWvXNU</text:p>
          </table:table-cell>
          <table:table-cell/>
          <table:table-cell office:value-type="float" office:value="28">
            <text:p>28</text:p>
          </table:table-cell>
        </table:table-row>
        <table:table-row>
          <table:table-cell office:value-type="string">
            <text:p>x.zkU3WxQXKNk7-tf3T3qw</text:p>
          </table:table-cell>
          <table:table-cell office:value-type="string">
            <text:p>NZ1D8SkiQpWWr9WShdzlDw</text:p>
          </table:table-cell>
          <table:table-cell office:value-type="string">
            <text:p>Y04u</text:p>
          </table:table-cell>
          <table:table-cell office:value-type="string">
            <text:p>rkzvcxQz6y4cbEG9Ja88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UerbZySeYKlyvoQrkSzj</text:p>
          </table:table-cell>
          <table:table-cell office:value-type="string">
            <text:p>aveP4dr2ROGRHOWCnwXE8Q</text:p>
          </table:table-cell>
          <table:table-cell office:value-type="string">
            <text:p>Y0At</text:p>
          </table:table-cell>
          <table:table-cell office:value-type="string">
            <text:p>rkzvcxQz6y4cbEG9Ja88</text:p>
          </table:table-cell>
          <table:table-cell office:value-type="float" office:value="26">
            <text:p>26</text:p>
          </table:table-cell>
          <table:table-cell/>
        </table:table-row>
        <table:table-row>
          <table:table-cell office:value-type="string">
            <text:p>RYfZ9UMURWu8fD.EyowzFg</text:p>
          </table:table-cell>
          <table:table-cell office:value-type="string">
            <text:p>1Jz9wZHnQ8G8G4SN0c5BzA</text:p>
          </table:table-cell>
          <table:table-cell office:value-type="string">
            <text:p>XtX</text:p>
          </table:table-cell>
          <table:table-cell office:value-type="string">
            <text:p>bqlxMT63OrpmLySa7nix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Q5sslEdCSQKb8FOuSTMD.g</text:p>
          </table:table-cell>
          <table:table-cell office:value-type="string">
            <text:p>B0vqUPxqSNWDWl.DHuNECg</text:p>
          </table:table-cell>
          <table:table-cell office:value-type="string">
            <text:p>XsN</text:p>
          </table:table-cell>
          <table:table-cell office:value-type="string">
            <text:p>a4SKiEpE8tWxPptWvXNU</text:p>
          </table:table-cell>
          <table:table-cell/>
          <table:table-cell office:value-type="float" office:value="88">
            <text:p>88</text:p>
          </table:table-cell>
        </table:table-row>
        <table:table-row>
          <table:table-cell office:value-type="string">
            <text:p>k7FbePnFTkykVGdSALX.Yg</text:p>
          </table:table-cell>
          <table:table-cell office:value-type="string">
            <text:p>m8WGgeTXSwuIiqUTrdhshg</text:p>
          </table:table-cell>
          <table:table-cell office:value-type="string">
            <text:p>Y03m</text:p>
          </table:table-cell>
          <table:table-cell office:value-type="string">
            <text:p>TDyewdoZ6LIAsKTLfYUG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Q2KOoOkPQtaxk.yjVIotbw</text:p>
          </table:table-cell>
          <table:table-cell office:value-type="string">
            <text:p>EGh9ddnxSc-c46i12iIBYw</text:p>
          </table:table-cell>
          <table:table-cell office:value-type="string">
            <text:p>Y03d</text:p>
          </table:table-cell>
          <table:table-cell office:value-type="string">
            <text:p>YytMRmEEFc5bFdo6vPMA</text:p>
          </table:table-cell>
          <table:table-cell/>
          <table:table-cell office:value-type="float" office:value="-48">
            <text:p>-48</text:p>
          </table:table-cell>
        </table:table-row>
        <table:table-row>
          <table:table-cell office:value-type="string">
            <text:p>m21M.VRrT2O7I0UOlpAYvA</text:p>
          </table:table-cell>
          <table:table-cell office:value-type="string">
            <text:p>YLw30UOXROuoSy8ACO-n3g</text:p>
          </table:table-cell>
          <table:table-cell office:value-type="string">
            <text:p>Y02d</text:p>
          </table:table-cell>
          <table:table-cell office:value-type="string">
            <text:p>qMStshNBGyuEfGxDTzHD</text:p>
          </table:table-cell>
          <table:table-cell/>
          <table:table-cell office:value-type="float" office:value="-33">
            <text:p>-33</text:p>
          </table:table-cell>
        </table:table-row>
        <table:table-row>
          <table:table-cell office:value-type="string">
            <text:p>hINhly.QTTOwBGP8ZIjFXQ</text:p>
          </table:table-cell>
          <table:table-cell office:value-type="string">
            <text:p>bd7VPDtLTt-np98LofGsXA</text:p>
          </table:table-cell>
          <table:table-cell office:value-type="string">
            <text:p>Y05I</text:p>
          </table:table-cell>
          <table:table-cell office:value-type="string">
            <text:p>bqlxMT63OrpmLySa7nix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oro.COjFS.abydDf7hzl9g</text:p>
          </table:table-cell>
          <table:table-cell office:value-type="string">
            <text:p>a-QwlgSEcTfivibUuaZaB-Q</text:p>
          </table:table-cell>
          <table:table-cell office:value-type="string">
            <text:p>Xr9</text:p>
          </table:table-cell>
          <table:table-cell office:value-type="string">
            <text:p>qMStshNBGyuEfGxDTzHD</text:p>
          </table:table-cell>
          <table:table-cell/>
          <table:table-cell office:value-type="float" office:value="-14">
            <text:p>-14</text:p>
          </table:table-cell>
        </table:table-row>
        <table:table-row>
          <table:table-cell office:value-type="string">
            <text:p>epQUbh3z3UvmtY3gZ6m5</text:p>
          </table:table-cell>
          <table:table-cell office:value-type="string">
            <text:p>rpjTsRFRNbrtS6EbYh5O</text:p>
          </table:table-cell>
          <table:table-cell office:value-type="string">
            <text:p>Y075</text:p>
          </table:table-cell>
          <table:table-cell office:value-type="string">
            <text:p>qMStshNBGyuEfGxDTzHD</text:p>
          </table:table-cell>
          <table:table-cell/>
          <table:table-cell office:value-type="float" office:value="700">
            <text:p>700</text:p>
          </table:table-cell>
        </table:table-row>
        <table:table-row>
          <table:table-cell office:value-type="string">
            <text:p>z5emAkiNTB6TO99ts2Pl0w</text:p>
          </table:table-cell>
          <table:table-cell office:value-type="string">
            <text:p>RqK5RuRETjKy79UxifhbNw</text:p>
          </table:table-cell>
          <table:table-cell office:value-type="string">
            <text:p>XxC</text:p>
          </table:table-cell>
          <table:table-cell office:value-type="string">
            <text:p>rkzvcxQz6y4cbEG9Ja88</text:p>
          </table:table-cell>
          <table:table-cell/>
          <table:table-cell office:value-type="float" office:value="0">
            <text:p>0</text:p>
          </table:table-cell>
        </table:table-row>
        <table:table-row>
          <table:table-cell office:value-type="string">
            <text:p>QGNuN.riSBm3EodNvlQdJg</text:p>
          </table:table-cell>
          <table:table-cell office:value-type="string">
            <text:p>gXj3vWE6R4iYmmuq8cAVqQ</text:p>
          </table:table-cell>
          <table:table-cell office:value-type="string">
            <text:p>XxJ</text:p>
          </table:table-cell>
          <table:table-cell office:value-type="string">
            <text:p>rkzvcxQz6y4cbEG9Ja88</text:p>
          </table:table-cell>
          <table:table-cell/>
          <table:table-cell office:value-type="float" office:value="57">
            <text:p>57</text:p>
          </table:table-cell>
        </table:table-row>
        <table:table-row>
          <table:table-cell office:value-type="string">
            <text:p>wJLxfAdXSIq4YgFTLlJsdA</text:p>
          </table:table-cell>
          <table:table-cell office:value-type="string">
            <text:p>s-iiFfjRQCa0bm-Ebk34-g</text:p>
          </table:table-cell>
          <table:table-cell office:value-type="string">
            <text:p>Xrh</text:p>
          </table:table-cell>
          <table:table-cell office:value-type="string">
            <text:p>qMStshNBGyuEfGxDTzHD</text:p>
          </table:table-cell>
          <table:table-cell/>
          <table:table-cell office:value-type="float" office:value="-9">
            <text:p>-9</text:p>
          </table:table-cell>
        </table:table-row>
        <table:table-row>
          <table:table-cell office:value-type="string">
            <text:p>fb2BQYoQQhyNvpoYBDi73g</text:p>
          </table:table-cell>
          <table:table-cell office:value-type="string">
            <text:p>JjcGKnwYR8OsvxpvdUKb1g</text:p>
          </table:table-cell>
          <table:table-cell office:value-type="string">
            <text:p>Xrk</text:p>
          </table:table-cell>
          <table:table-cell office:value-type="string">
            <text:p>bqlxMT63OrpmLySa7nix</text:p>
          </table:table-cell>
          <table:table-cell/>
          <table:table-cell office:value-type="float" office:value="-31">
            <text:p>-31</text:p>
          </table:table-cell>
        </table:table-row>
        <table:table-row>
          <table:table-cell office:value-type="string">
            <text:p>V23MXahsQaGzN9fE3Mp0-w</text:p>
          </table:table-cell>
          <table:table-cell office:value-type="string">
            <text:p>F2awtW1WTdivlzusACwzkQ</text:p>
          </table:table-cell>
          <table:table-cell office:value-type="string">
            <text:p>Y029</text:p>
          </table:table-cell>
          <table:table-cell office:value-type="string">
            <text:p>qMStshNBGyuEfGxDTzHD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xdTDDvEISRCRpGUo20ZrnA</text:p>
          </table:table-cell>
          <table:table-cell office:value-type="string">
            <text:p>waSSji8-SVSxPaMrZG16qQ</text:p>
          </table:table-cell>
          <table:table-cell office:value-type="string">
            <text:p>Xsk</text:p>
          </table:table-cell>
          <table:table-cell office:value-type="string">
            <text:p>tnaFbk6bp7z1qFHbcgBN</text:p>
          </table:table-cell>
          <table:table-cell/>
          <table:table-cell office:value-type="float" office:value="-51">
            <text:p>-51</text:p>
          </table:table-cell>
        </table:table-row>
        <table:table-row>
          <table:table-cell office:value-type="string">
            <text:p>2-I.CFnwTv6Qb8vZ0NEeAA</text:p>
          </table:table-cell>
          <table:table-cell office:value-type="string">
            <text:p>piUC8fmnR2iP6ZzBUAiRjQ</text:p>
          </table:table-cell>
          <table:table-cell office:value-type="string">
            <text:p>Y042</text:p>
          </table:table-cell>
          <table:table-cell office:value-type="string">
            <text:p>qMStshNBGyuEfGxDTzHD</text:p>
          </table:table-cell>
          <table:table-cell/>
          <table:table-cell office:value-type="float" office:value="-447">
            <text:p>-447</text:p>
          </table:table-cell>
        </table:table-row>
        <table:table-row>
          <table:table-cell office:value-type="string">
            <text:p>PFD1GEaDQ6yozV-0tR2dIw</text:p>
          </table:table-cell>
          <table:table-cell office:value-type="string">
            <text:p>ZsLxIxuBRjSx2xZGU0-3ag</text:p>
          </table:table-cell>
          <table:table-cell office:value-type="string">
            <text:p>Xt</text:p>
          </table:table-cell>
          <table:table-cell office:value-type="string">
            <text:p>qMStshNBGyuEfGxDTzHD</text:p>
          </table:table-cell>
          <table:table-cell/>
          <table:table-cell office:value-type="float" office:value="-1">
            <text:p>-1</text:p>
          </table:table-cell>
        </table:table-row>
        <table:table-row>
          <table:table-cell office:value-type="string">
            <text:p>irwspsOpTc-kIV.MesQJYw</text:p>
          </table:table-cell>
          <table:table-cell office:value-type="string">
            <text:p>cNRUjS5PQ7eOh5D1k5QiJw</text:p>
          </table:table-cell>
          <table:table-cell office:value-type="string">
            <text:p>Xwb</text:p>
          </table:table-cell>
          <table:table-cell office:value-type="string">
            <text:p>bqlxMT63OrpmLySa7nix</text:p>
          </table:table-cell>
          <table:table-cell/>
          <table:table-cell office:value-type="float" office:value="-52">
            <text:p>-52</text:p>
          </table:table-cell>
        </table:table-row>
        <table:table-row>
          <table:table-cell office:value-type="string">
            <text:p>kHIpIXr4SPWYzA7NJmgegA</text:p>
          </table:table-cell>
          <table:table-cell office:value-type="string">
            <text:p>yAGmPySYRQOz7OS.mnURDg</text:p>
          </table:table-cell>
          <table:table-cell office:value-type="string">
            <text:p>Xsc</text:p>
          </table:table-cell>
          <table:table-cell office:value-type="string">
            <text:p>XWE9ZQ4F8xKPAxTgtrWX</text:p>
          </table:table-cell>
          <table:table-cell/>
          <table:table-cell office:value-type="float" office:value="38">
            <text:p>38</text:p>
          </table:table-cell>
        </table:table-row>
        <table:table-row>
          <table:table-cell office:value-type="string">
            <text:p>GNgHaiwSS9CAdvfbDcZUnQ</text:p>
          </table:table-cell>
          <table:table-cell office:value-type="string">
            <text:p>6549UO9aRNSSPsLtXrbMZA</text:p>
          </table:table-cell>
          <table:table-cell office:value-type="string">
            <text:p>Y00K</text:p>
          </table:table-cell>
          <table:table-cell office:value-type="string">
            <text:p>bqlxMT63OrpmLySa7nix</text:p>
          </table:table-cell>
          <table:table-cell/>
          <table:table-cell office:value-type="float" office:value="36">
            <text:p>36</text:p>
          </table:table-cell>
        </table:table-row>
        <table:table-row>
          <table:table-cell office:value-type="string">
            <text:p>hHDUzHeuSS2PhckWSG9FJA</text:p>
          </table:table-cell>
          <table:table-cell office:value-type="string">
            <text:p>SeYs5pqVQbeLvs69iqwt7w</text:p>
          </table:table-cell>
          <table:table-cell office:value-type="string">
            <text:p>Y05l</text:p>
          </table:table-cell>
          <table:table-cell office:value-type="string">
            <text:p>qMStshNBGyuEfGxDTzHD</text:p>
          </table:table-cell>
          <table:table-cell/>
          <table:table-cell office:value-type="float" office:value="26">
            <text:p>26</text:p>
          </table:table-cell>
        </table:table-row>
        <table:table-row>
          <table:table-cell office:value-type="string">
            <text:p>VXeKwgaSQviB2P8U1KdmpA</text:p>
          </table:table-cell>
          <table:table-cell office:value-type="string">
            <text:p>35JlxlbARwaVQwRFRUlt2A</text:p>
          </table:table-cell>
          <table:table-cell office:value-type="string">
            <text:p>Y021</text:p>
          </table:table-cell>
          <table:table-cell office:value-type="string">
            <text:p>YytMRmEEFc5bFdo6vPMA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2orc1vDGS8Wtpp0j3dnj-A</text:p>
          </table:table-cell>
          <table:table-cell office:value-type="string">
            <text:p>a.FUpj74EQiG3Z8piCuJ5AA</text:p>
          </table:table-cell>
          <table:table-cell office:value-type="string">
            <text:p>Y02n</text:p>
          </table:table-cell>
          <table:table-cell office:value-type="string">
            <text:p>YytMRmEEFc5bFdo6vPMA</text:p>
          </table:table-cell>
          <table:table-cell/>
          <table:table-cell office:value-type="float" office:value="35">
            <text:p>35</text:p>
          </table:table-cell>
        </table:table-row>
        <table:table-row>
          <table:table-cell office:value-type="string">
            <text:p>JPy6x0n7QMaOhRw65E2jwA</text:p>
          </table:table-cell>
          <table:table-cell office:value-type="string">
            <text:p>BSbAjGTYTsi2uMsY5SDfmQ</text:p>
          </table:table-cell>
          <table:table-cell office:value-type="string">
            <text:p>Y00Z</text:p>
          </table:table-cell>
          <table:table-cell office:value-type="string">
            <text:p>qMStshNBGyuEfGxDTzHD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nXALfT4TTpq4Eqbz5a1-GA</text:p>
          </table:table-cell>
          <table:table-cell office:value-type="string">
            <text:p>VRshNSUKRpu2XcxyHENooQ</text:p>
          </table:table-cell>
          <table:table-cell office:value-type="string">
            <text:p>Xyh</text:p>
          </table:table-cell>
          <table:table-cell office:value-type="string">
            <text:p>YytMRmEEFc5bFdo6vPMA</text:p>
          </table:table-cell>
          <table:table-cell/>
          <table:table-cell office:value-type="float" office:value="33">
            <text:p>33</text:p>
          </table:table-cell>
        </table:table-row>
        <table:table-row>
          <table:table-cell office:value-type="string">
            <text:p>BhIwxFOrbwenwISAVY1y</text:p>
          </table:table-cell>
          <table:table-cell office:value-type="string">
            <text:p>Ni2IaViqTlIIyZEDgQpY</text:p>
          </table:table-cell>
          <table:table-cell office:value-type="string">
            <text:p>Y07J</text:p>
          </table:table-cell>
          <table:table-cell office:value-type="string">
            <text:p>XWE9ZQ4F8xKPAxTgtrWX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acpeku8JS0m.tQyj572Cwg</text:p>
          </table:table-cell>
          <table:table-cell office:value-type="string">
            <text:p>fDK4Z5BuSpyU8bDNJXalTw</text:p>
          </table:table-cell>
          <table:table-cell office:value-type="string">
            <text:p>Y046</text:p>
          </table:table-cell>
          <table:table-cell office:value-type="string">
            <text:p>YytMRmEEFc5bFdo6vPMA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FwqGYXe9SGeDlCkL0VKKpA</text:p>
          </table:table-cell>
          <table:table-cell office:value-type="string">
            <text:p>cHgxYpN5QgSUfwwjYR3etw</text:p>
          </table:table-cell>
          <table:table-cell office:value-type="string">
            <text:p>Y012</text:p>
          </table:table-cell>
          <table:table-cell office:value-type="string">
            <text:p>bqlxMT63OrpmLySa7nix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TwRsJ-hzShmgIJ9PjLGd-w</text:p>
          </table:table-cell>
          <table:table-cell office:value-type="string">
            <text:p>aMIGVwTjSg2vBhvL0yuziQ</text:p>
          </table:table-cell>
          <table:table-cell office:value-type="string">
            <text:p>XyR</text:p>
          </table:table-cell>
          <table:table-cell office:value-type="string">
            <text:p>TDyewdoZ6LIAsKTLfYUG</text:p>
          </table:table-cell>
          <table:table-cell/>
          <table:table-cell office:value-type="float" office:value="37">
            <text:p>37</text:p>
          </table:table-cell>
        </table:table-row>
        <table:table-row>
          <table:table-cell office:value-type="string">
            <text:p>hSSi4P5NSI2k3P2aaoa1tA</text:p>
          </table:table-cell>
          <table:table-cell office:value-type="string">
            <text:p>jrEAk6qjQpadErng5XLZ2Q</text:p>
          </table:table-cell>
          <table:table-cell office:value-type="string">
            <text:p>Xtb</text:p>
          </table:table-cell>
          <table:table-cell office:value-type="string">
            <text:p>qMStshNBGyuEfGxDTzHD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9W6BaixKQpeFbNdnQd1Mzw</text:p>
          </table:table-cell>
          <table:table-cell office:value-type="string">
            <text:p>QgeABWyrT6mYHF.ZmQB74g</text:p>
          </table:table-cell>
          <table:table-cell office:value-type="string">
            <text:p>Xr1</text:p>
          </table:table-cell>
          <table:table-cell office:value-type="string">
            <text:p>rkzvcxQz6y4cbEG9Ja88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oBHuziY.TUaUuV4wQlJyBg</text:p>
          </table:table-cell>
          <table:table-cell office:value-type="string">
            <text:p>AmgipJzMShWxrTgFfOgIwg</text:p>
          </table:table-cell>
          <table:table-cell office:value-type="string">
            <text:p>XyT</text:p>
          </table:table-cell>
          <table:table-cell office:value-type="string">
            <text:p>TDyewdoZ6LIAsKTLfYUG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pRS-POGFQ16fIJAOA54RvA</text:p>
          </table:table-cell>
          <table:table-cell office:value-type="string">
            <text:p>XdROVq8AQDmKf-6E-GrImA</text:p>
          </table:table-cell>
          <table:table-cell office:value-type="string">
            <text:p>Y05V</text:p>
          </table:table-cell>
          <table:table-cell office:value-type="string">
            <text:p>TDyewdoZ6LIAsKTLfYUG</text:p>
          </table:table-cell>
          <table:table-cell/>
          <table:table-cell office:value-type="float" office:value="26">
            <text:p>26</text:p>
          </table:table-cell>
        </table:table-row>
        <table:table-row>
          <table:table-cell office:value-type="string">
            <text:p>YMQMHPOTSeWCFO4zhbP1fQ</text:p>
          </table:table-cell>
          <table:table-cell office:value-type="string">
            <text:p>F9bBYXV3RJCM9C1yipqkHw</text:p>
          </table:table-cell>
          <table:table-cell office:value-type="string">
            <text:p>Y05Y</text:p>
          </table:table-cell>
          <table:table-cell office:value-type="string">
            <text:p>qMStshNBGyuEfGxDTzHD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gpVlEhX0RCOj4SVuYpiY4Q</text:p>
          </table:table-cell>
          <table:table-cell office:value-type="string">
            <text:p>NtxNBzyUT1WWx.XDz0C3lg</text:p>
          </table:table-cell>
          <table:table-cell office:value-type="string">
            <text:p>Y04b</text:p>
          </table:table-cell>
          <table:table-cell office:value-type="string">
            <text:p>a4SKiEpE8tWxPptWvXNU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T5pgkraFQtWhc1wqu3ks6A</text:p>
          </table:table-cell>
          <table:table-cell office:value-type="string">
            <text:p>Pheotee1TYK9kwDTJEUiFQ</text:p>
          </table:table-cell>
          <table:table-cell office:value-type="string">
            <text:p>Xxf</text:p>
          </table:table-cell>
          <table:table-cell office:value-type="string">
            <text:p>TDyewdoZ6LIAsKTLfYUG</text:p>
          </table:table-cell>
          <table:table-cell/>
          <table:table-cell office:value-type="float" office:value="93">
            <text:p>93</text:p>
          </table:table-cell>
        </table:table-row>
        <table:table-row>
          <table:table-cell office:value-type="string">
            <text:p>3G7TgHWLkqqgXMR4Jksi</text:p>
          </table:table-cell>
          <table:table-cell office:value-type="string">
            <text:p>X6T.JiPNSqiRTyxHRNmEHA</text:p>
          </table:table-cell>
          <table:table-cell office:value-type="string">
            <text:p>Y0B3</text:p>
          </table:table-cell>
          <table:table-cell office:value-type="string">
            <text:p>XWE9ZQ4F8xKPAxTgtrWX</text:p>
          </table:table-cell>
          <table:table-cell/>
          <table:table-cell office:value-type="float" office:value="136">
            <text:p>136</text:p>
          </table:table-cell>
        </table:table-row>
        <table:table-row>
          <table:table-cell office:value-type="string">
            <text:p>kK9Zetf3RHO5Us7vXYM0Lg</text:p>
          </table:table-cell>
          <table:table-cell office:value-type="string">
            <text:p>NFLJijL7SPWp0bo9LUyqlA</text:p>
          </table:table-cell>
          <table:table-cell office:value-type="string">
            <text:p>Xuv</text:p>
          </table:table-cell>
          <table:table-cell office:value-type="string">
            <text:p>YytMRmEEFc5bFdo6vPMA</text:p>
          </table:table-cell>
          <table:table-cell/>
          <table:table-cell office:value-type="float" office:value="-34">
            <text:p>-34</text:p>
          </table:table-cell>
        </table:table-row>
        <table:table-row>
          <table:table-cell office:value-type="string">
            <text:p>ZW8bMOl7SVOi.pozlMeEbA</text:p>
          </table:table-cell>
          <table:table-cell office:value-type="string">
            <text:p>ICQzMR0kRbe5YalZA9GXqg</text:p>
          </table:table-cell>
          <table:table-cell office:value-type="string">
            <text:p>XzD</text:p>
          </table:table-cell>
          <table:table-cell office:value-type="string">
            <text:p>qMStshNBGyuEfGxDTzHD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QfjDofSGSzGYzehJfezDmQ</text:p>
          </table:table-cell>
          <table:table-cell office:value-type="string">
            <text:p>QgeABWyrT6mYHF.ZmQB74g</text:p>
          </table:table-cell>
          <table:table-cell office:value-type="string">
            <text:p>Xr2</text:p>
          </table:table-cell>
          <table:table-cell office:value-type="string">
            <text:p>a4SKiEpE8tWxPptWvXNU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c6z6KAxuPfzpyCF4Y2RN</text:p>
          </table:table-cell>
          <table:table-cell office:value-type="string">
            <text:p>m3aJt3qZQuCvOlktkV3ZSg</text:p>
          </table:table-cell>
          <table:table-cell office:value-type="string">
            <text:p>Y0CJ</text:p>
          </table:table-cell>
          <table:table-cell office:value-type="string">
            <text:p>YytMRmEEFc5bFdo6vPMA</text:p>
          </table:table-cell>
          <table:table-cell office:value-type="float" office:value="60">
            <text:p>60</text:p>
          </table:table-cell>
          <table:table-cell/>
        </table:table-row>
        <table:table-row>
          <table:table-cell office:value-type="string">
            <text:p>6d0NlbaBmq6kkL6fjGIz</text:p>
          </table:table-cell>
          <table:table-cell office:value-type="string">
            <text:p>si72lVrwTfiJLZlUcKpErQ</text:p>
          </table:table-cell>
          <table:table-cell office:value-type="string">
            <text:p>Y0BD</text:p>
          </table:table-cell>
          <table:table-cell office:value-type="string">
            <text:p>TDyewdoZ6LIAsKTLfYUG</text:p>
          </table:table-cell>
          <table:table-cell/>
          <table:table-cell office:value-type="float" office:value="-37">
            <text:p>-37</text:p>
          </table:table-cell>
        </table:table-row>
        <table:table-row>
          <table:table-cell office:value-type="string">
            <text:p>HQu0x4LDTEyDwDWRlbd-iw</text:p>
          </table:table-cell>
          <table:table-cell office:value-type="string">
            <text:p>o5QFT7OkSS-W7lcu8SEsow</text:p>
          </table:table-cell>
          <table:table-cell office:value-type="string">
            <text:p>XwV</text:p>
          </table:table-cell>
          <table:table-cell office:value-type="string">
            <text:p>bqlxMT63OrpmLySa7nix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lJYLs8bbTQuVJa69CyquFw</text:p>
          </table:table-cell>
          <table:table-cell office:value-type="string">
            <text:p>mg.SECfJRa-oHcDG17tRkA</text:p>
          </table:table-cell>
          <table:table-cell office:value-type="string">
            <text:p>Xuo</text:p>
          </table:table-cell>
          <table:table-cell office:value-type="string">
            <text:p>YytMRmEEFc5bFdo6vPMA</text:p>
          </table:table-cell>
          <table:table-cell/>
          <table:table-cell office:value-type="float" office:value="-1">
            <text:p>-1</text:p>
          </table:table-cell>
        </table:table-row>
        <table:table-row>
          <table:table-cell office:value-type="string">
            <text:p>hET.M7VXS6CxhSrEsAl39w</text:p>
          </table:table-cell>
          <table:table-cell office:value-type="string">
            <text:p>UvdLekseRSmn66w0D4721Q</text:p>
          </table:table-cell>
          <table:table-cell office:value-type="string">
            <text:p>Xrn</text:p>
          </table:table-cell>
          <table:table-cell office:value-type="string">
            <text:p>qMStshNBGyuEfGxDTzHD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PwqqgyX.TMeEgT9Y-7hZ0Q</text:p>
          </table:table-cell>
          <table:table-cell office:value-type="string">
            <text:p>N3KgGOS1TMibFOPjEdPztA</text:p>
          </table:table-cell>
          <table:table-cell office:value-type="string">
            <text:p>Y04L</text:p>
          </table:table-cell>
          <table:table-cell office:value-type="string">
            <text:p>YytMRmEEFc5bFdo6vPMA</text:p>
          </table:table-cell>
          <table:table-cell/>
          <table:table-cell office:value-type="float" office:value="-13">
            <text:p>-13</text:p>
          </table:table-cell>
        </table:table-row>
        <table:table-row>
          <table:table-cell office:value-type="string">
            <text:p>CrQis9A6T4a-frAIqF24yQ</text:p>
          </table:table-cell>
          <table:table-cell office:value-type="string">
            <text:p>A2MlO2hdTyy1.-I-P0ixbg</text:p>
          </table:table-cell>
          <table:table-cell office:value-type="string">
            <text:p>XwD</text:p>
          </table:table-cell>
          <table:table-cell office:value-type="string">
            <text:p>qMStshNBGyuEfGxDTzHD</text:p>
          </table:table-cell>
          <table:table-cell/>
          <table:table-cell office:value-type="float" office:value="-39">
            <text:p>-39</text:p>
          </table:table-cell>
        </table:table-row>
        <table:table-row>
          <table:table-cell office:value-type="string">
            <text:p>KSuKUuVb8CEVbAcvLPyf</text:p>
          </table:table-cell>
          <table:table-cell office:value-type="string">
            <text:p>MnufNmAuTcitlahpB4h7Kw</text:p>
          </table:table-cell>
          <table:table-cell office:value-type="string">
            <text:p>Y0BT</text:p>
          </table:table-cell>
          <table:table-cell office:value-type="string">
            <text:p>a4SKiEpE8tWxPptWvXNU</text:p>
          </table:table-cell>
          <table:table-cell office:value-type="float" office:value="36">
            <text:p>36</text:p>
          </table:table-cell>
          <table:table-cell/>
        </table:table-row>
        <table:table-row>
          <table:table-cell office:value-type="string">
            <text:p>x9T7jW12STysv7.kyNshzQ</text:p>
          </table:table-cell>
          <table:table-cell office:value-type="string">
            <text:p>jyiZ0-roQTSIO5FfNS95tQ</text:p>
          </table:table-cell>
          <table:table-cell office:value-type="string">
            <text:p>Y05W</text:p>
          </table:table-cell>
          <table:table-cell office:value-type="string">
            <text:p>rkzvcxQz6y4cbEG9Ja88</text:p>
          </table:table-cell>
          <table:table-cell/>
          <table:table-cell office:value-type="float" office:value="18">
            <text:p>18</text:p>
          </table:table-cell>
        </table:table-row>
        <table:table-row>
          <table:table-cell office:value-type="string">
            <text:p>nNlSf.OzSpe.oKp.ZlNI3w</text:p>
          </table:table-cell>
          <table:table-cell office:value-type="string">
            <text:p>lhuM2BIsSe2fnsenEk3HVw</text:p>
          </table:table-cell>
          <table:table-cell office:value-type="string">
            <text:p>Xst</text:p>
          </table:table-cell>
          <table:table-cell office:value-type="string">
            <text:p>qMStshNBGyuEfGxDTzHD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3qLwa9xWSCWTbfh4jRCCpA</text:p>
          </table:table-cell>
          <table:table-cell office:value-type="string">
            <text:p>LexkbxtHRRSHB2J386dNMA</text:p>
          </table:table-cell>
          <table:table-cell office:value-type="string">
            <text:p>Y02F</text:p>
          </table:table-cell>
          <table:table-cell office:value-type="string">
            <text:p>YytMRmEEFc5bFdo6vPMA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PR-fNK.wTF-a4k0vG5jJxQ</text:p>
          </table:table-cell>
          <table:table-cell office:value-type="string">
            <text:p>XoFzBsZHRv6vr7STr-zH0g</text:p>
          </table:table-cell>
          <table:table-cell office:value-type="string">
            <text:p>Y01L</text:p>
          </table:table-cell>
          <table:table-cell office:value-type="string">
            <text:p>qMStshNBGyuEfGxDTzHD</text:p>
          </table:table-cell>
          <table:table-cell/>
          <table:table-cell office:value-type="float" office:value="-36">
            <text:p>-36</text:p>
          </table:table-cell>
        </table:table-row>
        <table:table-row>
          <table:table-cell office:value-type="string">
            <text:p>k320gql2CyNjiaTJ3vdN</text:p>
          </table:table-cell>
          <table:table-cell office:value-type="string">
            <text:p>rpjTsRFRNbrtS6EbYh5O</text:p>
          </table:table-cell>
          <table:table-cell office:value-type="string">
            <text:p>Y07B</text:p>
          </table:table-cell>
          <table:table-cell office:value-type="string">
            <text:p>XWE9ZQ4F8xKPAxTgtrWX</text:p>
          </table:table-cell>
          <table:table-cell/>
          <table:table-cell office:value-type="float" office:value="-100">
            <text:p>-100</text:p>
          </table:table-cell>
        </table:table-row>
        <table:table-row>
          <table:table-cell office:value-type="string">
            <text:p>SVFufIQ.Rw-75z3NEsGvfw</text:p>
          </table:table-cell>
          <table:table-cell office:value-type="string">
            <text:p>Zuo-Ohb7QGCFxQy5b.Kn.g</text:p>
          </table:table-cell>
          <table:table-cell office:value-type="string">
            <text:p>Xu6</text:p>
          </table:table-cell>
          <table:table-cell office:value-type="string">
            <text:p>qMStshNBGyuEfGxDTzHD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hguu3T4GyakkVSkEbbQP</text:p>
          </table:table-cell>
          <table:table-cell office:value-type="string">
            <text:p>OQ6BU0DKRiWml1VaseLfug</text:p>
          </table:table-cell>
          <table:table-cell office:value-type="string">
            <text:p>Y0BM</text:p>
          </table:table-cell>
          <table:table-cell office:value-type="string">
            <text:p>TDyewdoZ6LIAsKTLfYUG</text:p>
          </table:table-cell>
          <table:table-cell/>
          <table:table-cell office:value-type="float" office:value="-72">
            <text:p>-72</text:p>
          </table:table-cell>
        </table:table-row>
        <table:table-row>
          <table:table-cell office:value-type="string">
            <text:p>NH6.ADgvRFyNg5ZyLJhV0Q</text:p>
          </table:table-cell>
          <table:table-cell office:value-type="string">
            <text:p>W9vvtyPuRLSuxP5L.LeStA</text:p>
          </table:table-cell>
          <table:table-cell office:value-type="string">
            <text:p>Xwg</text:p>
          </table:table-cell>
          <table:table-cell office:value-type="string">
            <text:p>tnaFbk6bp7z1qFHbcgBN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zmVpEdY0Qkm7K1rdE7N0qw</text:p>
          </table:table-cell>
          <table:table-cell office:value-type="string">
            <text:p>K9ChuVQpR2GKaskGfdsytA</text:p>
          </table:table-cell>
          <table:table-cell office:value-type="string">
            <text:p>Xro</text:p>
          </table:table-cell>
          <table:table-cell office:value-type="string">
            <text:p>rkzvcxQz6y4cbEG9Ja88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5nbYcOrn3UqTno8UjREl</text:p>
          </table:table-cell>
          <table:table-cell office:value-type="string">
            <text:p>k25VhYNpQbCy.5956-3GGA</text:p>
          </table:table-cell>
          <table:table-cell office:value-type="string">
            <text:p>Y06J</text:p>
          </table:table-cell>
          <table:table-cell office:value-type="string">
            <text:p>rkzvcxQz6y4cbEG9Ja88</text:p>
          </table:table-cell>
          <table:table-cell/>
          <table:table-cell office:value-type="float" office:value="-200">
            <text:p>-200</text:p>
          </table:table-cell>
        </table:table-row>
        <table:table-row>
          <table:table-cell office:value-type="string">
            <text:p>bqhzBs-YRgOvsGR18SE75w</text:p>
          </table:table-cell>
          <table:table-cell office:value-type="string">
            <text:p>xa2zf6T3SG2Pz1NSX7fWqg</text:p>
          </table:table-cell>
          <table:table-cell office:value-type="string">
            <text:p>Y02S</text:p>
          </table:table-cell>
          <table:table-cell office:value-type="string">
            <text:p>YytMRmEEFc5bFdo6vPMA</text:p>
          </table:table-cell>
          <table:table-cell/>
          <table:table-cell office:value-type="float" office:value="-21">
            <text:p>-21</text:p>
          </table:table-cell>
        </table:table-row>
        <table:table-row>
          <table:table-cell office:value-type="string">
            <text:p>CBvFeGmtRM-HzlsspfnSAQ</text:p>
          </table:table-cell>
          <table:table-cell office:value-type="string">
            <text:p>a.5sfgTbQLmCAkKgpcwrfw</text:p>
          </table:table-cell>
          <table:table-cell office:value-type="string">
            <text:p>Xxm</text:p>
          </table:table-cell>
          <table:table-cell office:value-type="string">
            <text:p>YytMRmEEFc5bFdo6vPMA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HrDl8y6fSZOwoz8xT1F4nw</text:p>
          </table:table-cell>
          <table:table-cell office:value-type="string">
            <text:p>mg.SECfJRa-oHcDG17tRkA</text:p>
          </table:table-cell>
          <table:table-cell office:value-type="string">
            <text:p>Xun</text:p>
          </table:table-cell>
          <table:table-cell office:value-type="string">
            <text:p>qMStshNBGyuEfGxDTzHD</text:p>
          </table:table-cell>
          <table:table-cell/>
          <table:table-cell office:value-type="float" office:value="3">
            <text:p>3</text:p>
          </table:table-cell>
        </table:table-row>
        <table:table-row>
          <table:table-cell office:value-type="string">
            <text:p>AR7Q28KZSSCJQTqVopmUJw</text:p>
          </table:table-cell>
          <table:table-cell office:value-type="string">
            <text:p>jyiZ0-roQTSIO5FfNS95tQ</text:p>
          </table:table-cell>
          <table:table-cell office:value-type="string">
            <text:p>Y05X</text:p>
          </table:table-cell>
          <table:table-cell office:value-type="string">
            <text:p>TDyewdoZ6LIAsKTLfYUG</text:p>
          </table:table-cell>
          <table:table-cell/>
          <table:table-cell office:value-type="float" office:value="-18">
            <text:p>-18</text:p>
          </table:table-cell>
        </table:table-row>
        <table:table-row>
          <table:table-cell office:value-type="string">
            <text:p>ouGd9rAGSFKc3UequGhM5A</text:p>
          </table:table-cell>
          <table:table-cell office:value-type="string">
            <text:p>BSbAjGTYTsi2uMsY5SDfmQ</text:p>
          </table:table-cell>
          <table:table-cell office:value-type="string">
            <text:p>Y00a</text:p>
          </table:table-cell>
          <table:table-cell office:value-type="string">
            <text:p>YytMRmEEFc5bFdo6vPMA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KMS6wjvRSpWKqwWmK9pgIg</text:p>
          </table:table-cell>
          <table:table-cell office:value-type="string">
            <text:p>MiAF-zYvTCGQW3QdoSErbg</text:p>
          </table:table-cell>
          <table:table-cell office:value-type="string">
            <text:p>Xze</text:p>
          </table:table-cell>
          <table:table-cell office:value-type="string">
            <text:p>rkzvcxQz6y4cbEG9Ja88</text:p>
          </table:table-cell>
          <table:table-cell/>
          <table:table-cell office:value-type="float" office:value="65">
            <text:p>65</text:p>
          </table:table-cell>
        </table:table-row>
        <table:table-row>
          <table:table-cell office:value-type="string">
            <text:p>0SwdKtupTiCJmbPzzLULXg</text:p>
          </table:table-cell>
          <table:table-cell office:value-type="string">
            <text:p>lO7Sy4rxSoCFS.IGwpxzOA</text:p>
          </table:table-cell>
          <table:table-cell office:value-type="string">
            <text:p>XtG</text:p>
          </table:table-cell>
          <table:table-cell office:value-type="string">
            <text:p>qMStshNBGyuEfGxDTzHD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12w7nkkWSvyeM4jkK1nY8A</text:p>
          </table:table-cell>
          <table:table-cell office:value-type="string">
            <text:p>b4AgRTNAS1u7FTlUltU.QA</text:p>
          </table:table-cell>
          <table:table-cell office:value-type="string">
            <text:p>Y063</text:p>
          </table:table-cell>
          <table:table-cell office:value-type="string">
            <text:p>XWE9ZQ4F8xKPAxTgtrWX</text:p>
          </table:table-cell>
          <table:table-cell/>
          <table:table-cell office:value-type="float" office:value="88">
            <text:p>88</text:p>
          </table:table-cell>
        </table:table-row>
        <table:table-row>
          <table:table-cell office:value-type="string">
            <text:p>qAmNqy33TVq2oP9hYHpXWw</text:p>
          </table:table-cell>
          <table:table-cell office:value-type="string">
            <text:p>B2F-EDnwRLCbOn3qwPtulQ</text:p>
          </table:table-cell>
          <table:table-cell office:value-type="string">
            <text:p>Y03t</text:p>
          </table:table-cell>
          <table:table-cell office:value-type="string">
            <text:p>qMStshNBGyuEfGxDTzHD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ZE0jPNjLgJaHM5oeipk4</text:p>
          </table:table-cell>
          <table:table-cell office:value-type="string">
            <text:p>u0W--bPAQOuwmUPJauqN1A</text:p>
          </table:table-cell>
          <table:table-cell office:value-type="string">
            <text:p>Y0CH</text:p>
          </table:table-cell>
          <table:table-cell office:value-type="string">
            <text:p>rkzvcxQz6y4cbEG9Ja88</text:p>
          </table:table-cell>
          <table:table-cell office:value-type="float" office:value="44">
            <text:p>44</text:p>
          </table:table-cell>
          <table:table-cell/>
        </table:table-row>
        <table:table-row>
          <table:table-cell office:value-type="string">
            <text:p>8akcbNTMRBm9joyqzfQryQ</text:p>
          </table:table-cell>
          <table:table-cell office:value-type="string">
            <text:p>YKuuQ03EQOWOfUGeUeDiaw</text:p>
          </table:table-cell>
          <table:table-cell office:value-type="string">
            <text:p>Xqu</text:p>
          </table:table-cell>
          <table:table-cell office:value-type="string">
            <text:p>tnaFbk6bp7z1qFHbcgBN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c8wCcBUUQbuK9sBMW4h6lA</text:p>
          </table:table-cell>
          <table:table-cell office:value-type="string">
            <text:p>4CLDIvqVRXGZqwnjp-TA2Q</text:p>
          </table:table-cell>
          <table:table-cell office:value-type="string">
            <text:p>Xwr</text:p>
          </table:table-cell>
          <table:table-cell office:value-type="string">
            <text:p>YytMRmEEFc5bFdo6vPMA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3syOvF51QkiFMpMwj6t2ug</text:p>
          </table:table-cell>
          <table:table-cell office:value-type="string">
            <text:p>pR2Du74GTIO361cw7VjhCA</text:p>
          </table:table-cell>
          <table:table-cell office:value-type="string">
            <text:p>Xso</text:p>
          </table:table-cell>
          <table:table-cell office:value-type="string">
            <text:p>bqlxMT63OrpmLySa7nix</text:p>
          </table:table-cell>
          <table:table-cell/>
          <table:table-cell office:value-type="float" office:value="22">
            <text:p>22</text:p>
          </table:table-cell>
        </table:table-row>
        <table:table-row>
          <table:table-cell office:value-type="string">
            <text:p>DuOulgggTc2IfA.PP93LQg</text:p>
          </table:table-cell>
          <table:table-cell office:value-type="string">
            <text:p>wRVdMdRNQbSYsQU4uulrZQ</text:p>
          </table:table-cell>
          <table:table-cell office:value-type="string">
            <text:p>Y01Q</text:p>
          </table:table-cell>
          <table:table-cell office:value-type="string">
            <text:p>a4SKiEpE8tWxPptWvXNU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HKDz-OsXTPqFw7k7xeMtYg</text:p>
          </table:table-cell>
          <table:table-cell office:value-type="string">
            <text:p>HUrjepg7Qxmmcx1RPVtXJA</text:p>
          </table:table-cell>
          <table:table-cell office:value-type="string">
            <text:p>Xxb</text:p>
          </table:table-cell>
          <table:table-cell office:value-type="string">
            <text:p>YytMRmEEFc5bFdo6vPMA</text:p>
          </table:table-cell>
          <table:table-cell/>
          <table:table-cell office:value-type="float" office:value="-96">
            <text:p>-96</text:p>
          </table:table-cell>
        </table:table-row>
        <table:table-row>
          <table:table-cell office:value-type="string">
            <text:p>cy68hGZsfizei56nx6Er</text:p>
          </table:table-cell>
          <table:table-cell office:value-type="string">
            <text:p>5reP4PEQ1uzJS7FcFQ5L</text:p>
          </table:table-cell>
          <table:table-cell office:value-type="string">
            <text:p>Y06a</text:p>
          </table:table-cell>
          <table:table-cell office:value-type="string">
            <text:p>rkzvcxQz6y4cbEG9Ja88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gXrxNkZxSUCWQCPgS1J-nw</text:p>
          </table:table-cell>
          <table:table-cell office:value-type="string">
            <text:p>PsASPsKARauX1-V4al1Nxg</text:p>
          </table:table-cell>
          <table:table-cell office:value-type="string">
            <text:p>XyM</text:p>
          </table:table-cell>
          <table:table-cell office:value-type="string">
            <text:p>qMStshNBGyuEfGxDTzHD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AJVFKO8VS6if3qVDaDjN1Q</text:p>
          </table:table-cell>
          <table:table-cell office:value-type="string">
            <text:p>p975zBB7TpeGjHZAlzk-lA</text:p>
          </table:table-cell>
          <table:table-cell office:value-type="string">
            <text:p>XtW</text:p>
          </table:table-cell>
          <table:table-cell office:value-type="string">
            <text:p>qMStshNBGyuEfGxDTzHD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OC8Z9X2pRJ-n6LvBuDQEmg</text:p>
          </table:table-cell>
          <table:table-cell office:value-type="string">
            <text:p>vC-6v5mwTDuGl9LHdyMCtQ</text:p>
          </table:table-cell>
          <table:table-cell office:value-type="string">
            <text:p>XsC</text:p>
          </table:table-cell>
          <table:table-cell office:value-type="string">
            <text:p>qMStshNBGyuEfGxDTzHD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RQ.FWY4uQF6N4.RCtbZ.wg</text:p>
          </table:table-cell>
          <table:table-cell office:value-type="string">
            <text:p>MR6.EQSgSm6RTys2TAtBsQ</text:p>
          </table:table-cell>
          <table:table-cell office:value-type="string">
            <text:p>Y03D</text:p>
          </table:table-cell>
          <table:table-cell office:value-type="string">
            <text:p>a4SKiEpE8tWxPptWvXNU</text:p>
          </table:table-cell>
          <table:table-cell/>
          <table:table-cell office:value-type="float" office:value="21">
            <text:p>21</text:p>
          </table:table-cell>
        </table:table-row>
        <table:table-row>
          <table:table-cell office:value-type="string">
            <text:p>4Kj8WjUnS0-kapbrxyIa8A</text:p>
          </table:table-cell>
          <table:table-cell office:value-type="string">
            <text:p>MEqUv8X8SbOAoE01mM-E6Q</text:p>
          </table:table-cell>
          <table:table-cell office:value-type="string">
            <text:p>XuO</text:p>
          </table:table-cell>
          <table:table-cell office:value-type="string">
            <text:p>qMStshNBGyuEfGxDTzHD</text:p>
          </table:table-cell>
          <table:table-cell/>
          <table:table-cell office:value-type="float" office:value="-50">
            <text:p>-50</text:p>
          </table:table-cell>
        </table:table-row>
        <table:table-row>
          <table:table-cell office:value-type="string">
            <text:p>Yz30KSc4RgKmu4epQzLocw</text:p>
          </table:table-cell>
          <table:table-cell office:value-type="string">
            <text:p>rhxuDUEXSyOcLTi06dbjEA</text:p>
          </table:table-cell>
          <table:table-cell office:value-type="string">
            <text:p>Y03X</text:p>
          </table:table-cell>
          <table:table-cell office:value-type="string">
            <text:p>rkzvcxQz6y4cbEG9Ja88</text:p>
          </table:table-cell>
          <table:table-cell/>
          <table:table-cell office:value-type="float" office:value="-38">
            <text:p>-38</text:p>
          </table:table-cell>
        </table:table-row>
        <table:table-row>
          <table:table-cell office:value-type="string">
            <text:p>gedARd6-RuSoMM8CBrHgbA</text:p>
          </table:table-cell>
          <table:table-cell office:value-type="string">
            <text:p>xMJ2m9MSTSmFaOessixJRg</text:p>
          </table:table-cell>
          <table:table-cell office:value-type="string">
            <text:p>Xrr</text:p>
          </table:table-cell>
          <table:table-cell office:value-type="string">
            <text:p>a4SKiEpE8tWxPptWvXNU</text:p>
          </table:table-cell>
          <table:table-cell/>
          <table:table-cell office:value-type="float" office:value="19">
            <text:p>19</text:p>
          </table:table-cell>
        </table:table-row>
        <table:table-row>
          <table:table-cell office:value-type="string">
            <text:p>yaVbW0KipYOivUe5XXyX</text:p>
          </table:table-cell>
          <table:table-cell office:value-type="string">
            <text:p>Jw7jdECZ34IAI4yyDamb</text:p>
          </table:table-cell>
          <table:table-cell office:value-type="string">
            <text:p>Y072</text:p>
          </table:table-cell>
          <table:table-cell office:value-type="string">
            <text:p>XWE9ZQ4F8xKPAxTgtrWX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a-aI6XwB2Tjatx9CEmd9Wxg</text:p>
          </table:table-cell>
          <table:table-cell office:value-type="string">
            <text:p>ICQzMR0kRbe5YalZA9GXqg</text:p>
          </table:table-cell>
          <table:table-cell office:value-type="string">
            <text:p>XzC</text:p>
          </table:table-cell>
          <table:table-cell office:value-type="string">
            <text:p>a4SKiEpE8tWxPptWvXNU</text:p>
          </table:table-cell>
          <table:table-cell/>
          <table:table-cell office:value-type="float" office:value="-30">
            <text:p>-30</text:p>
          </table:table-cell>
        </table:table-row>
        <table:table-row>
          <table:table-cell office:value-type="string">
            <text:p>UDZTZwxJRZmcnMnkBBIm6Q</text:p>
          </table:table-cell>
          <table:table-cell office:value-type="string">
            <text:p>K6WqoKmlQt6PzEVoO4deQQ</text:p>
          </table:table-cell>
          <table:table-cell office:value-type="string">
            <text:p>Xxp</text:p>
          </table:table-cell>
          <table:table-cell office:value-type="string">
            <text:p>qMStshNBGyuEfGxDTzHD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qE6PRR8NLGjihU6mwvl2</text:p>
          </table:table-cell>
          <table:table-cell office:value-type="string">
            <text:p>k25VhYNpQbCy.5956-3GGA</text:p>
          </table:table-cell>
          <table:table-cell office:value-type="string">
            <text:p>Y06L</text:p>
          </table:table-cell>
          <table:table-cell office:value-type="string">
            <text:p>YytMRmEEFc5bFdo6vPMA</text:p>
          </table:table-cell>
          <table:table-cell/>
          <table:table-cell office:value-type="float" office:value="-200">
            <text:p>-200</text:p>
          </table:table-cell>
        </table:table-row>
        <table:table-row>
          <table:table-cell office:value-type="string">
            <text:p>WnYZYFVnSm6HYYExa.BdWQ</text:p>
          </table:table-cell>
          <table:table-cell office:value-type="string">
            <text:p>F.XkxxPORXGpSzQbgieZOg</text:p>
          </table:table-cell>
          <table:table-cell office:value-type="string">
            <text:p>XzH</text:p>
          </table:table-cell>
          <table:table-cell office:value-type="string">
            <text:p>XWE9ZQ4F8xKPAxTgtrWX</text:p>
          </table:table-cell>
          <table:table-cell/>
          <table:table-cell office:value-type="float" office:value="55">
            <text:p>55</text:p>
          </table:table-cell>
        </table:table-row>
        <table:table-row>
          <table:table-cell office:value-type="string">
            <text:p>N6o6zgkSRbizcZsz35Shsg</text:p>
          </table:table-cell>
          <table:table-cell office:value-type="string">
            <text:p>TFgfDlBLTxG--002S.-ySQ</text:p>
          </table:table-cell>
          <table:table-cell office:value-type="string">
            <text:p>Y02W</text:p>
          </table:table-cell>
          <table:table-cell office:value-type="string">
            <text:p>qMStshNBGyuEfGxDTzHD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hpeqI8CgQDuBaWzhYMe5og</text:p>
          </table:table-cell>
          <table:table-cell office:value-type="string">
            <text:p>8Xtf6y-iQie16O7lqNiOOQ</text:p>
          </table:table-cell>
          <table:table-cell office:value-type="string">
            <text:p>Y00d</text:p>
          </table:table-cell>
          <table:table-cell office:value-type="string">
            <text:p>YytMRmEEFc5bFdo6vPMA</text:p>
          </table:table-cell>
          <table:table-cell/>
          <table:table-cell office:value-type="float" office:value="-81">
            <text:p>-81</text:p>
          </table:table-cell>
        </table:table-row>
        <table:table-row>
          <table:table-cell office:value-type="string">
            <text:p>npyKSgPTRGmcyS48YSbQrA</text:p>
          </table:table-cell>
          <table:table-cell office:value-type="string">
            <text:p>f3DgnIq.TICACJgTDmE0aA</text:p>
          </table:table-cell>
          <table:table-cell office:value-type="string">
            <text:p>Xqz</text:p>
          </table:table-cell>
          <table:table-cell office:value-type="string">
            <text:p>rkzvcxQz6y4cbEG9Ja88</text:p>
          </table:table-cell>
          <table:table-cell/>
          <table:table-cell office:value-type="float" office:value="-32">
            <text:p>-32</text:p>
          </table:table-cell>
        </table:table-row>
        <table:table-row>
          <table:table-cell office:value-type="string">
            <text:p>6.9lacGhQcumfLHMChEHvQ</text:p>
          </table:table-cell>
          <table:table-cell office:value-type="string">
            <text:p>HvA-yYAaSzeWwtJwwWMe0g</text:p>
          </table:table-cell>
          <table:table-cell office:value-type="string">
            <text:p>Y06D</text:p>
          </table:table-cell>
          <table:table-cell office:value-type="string">
            <text:p>bqlxMT63OrpmLySa7nix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AQ6yf8NVTUAGdwmvO363</text:p>
          </table:table-cell>
          <table:table-cell office:value-type="string">
            <text:p>CZqosMSsxJkAaG4dpC3X</text:p>
          </table:table-cell>
          <table:table-cell office:value-type="string">
            <text:p>Y06u</text:p>
          </table:table-cell>
          <table:table-cell office:value-type="string">
            <text:p>XWE9ZQ4F8xKPAxTgtrWX</text:p>
          </table:table-cell>
          <table:table-cell/>
          <table:table-cell office:value-type="float" office:value="-90">
            <text:p>-90</text:p>
          </table:table-cell>
        </table:table-row>
        <table:table-row>
          <table:table-cell office:value-type="string">
            <text:p>a.snl272yQCCV4DFvB2q7oA</text:p>
          </table:table-cell>
          <table:table-cell office:value-type="string">
            <text:p>nzLwUIItSF6BwHBAIBN1rg</text:p>
          </table:table-cell>
          <table:table-cell office:value-type="string">
            <text:p>Xvy</text:p>
          </table:table-cell>
          <table:table-cell office:value-type="string">
            <text:p>rkzvcxQz6y4cbEG9Ja88</text:p>
          </table:table-cell>
          <table:table-cell/>
          <table:table-cell office:value-type="float" office:value="-25">
            <text:p>-25</text:p>
          </table:table-cell>
        </table:table-row>
        <table:table-row>
          <table:table-cell office:value-type="string">
            <text:p>bqpRbk0qRt2L5pkoxhZDEQ</text:p>
          </table:table-cell>
          <table:table-cell office:value-type="string">
            <text:p>z58qv43yS-mU0PfDro30uw</text:p>
          </table:table-cell>
          <table:table-cell office:value-type="string">
            <text:p>Xrx</text:p>
          </table:table-cell>
          <table:table-cell office:value-type="string">
            <text:p>a4SKiEpE8tWxPptWvXNU</text:p>
          </table:table-cell>
          <table:table-cell/>
          <table:table-cell office:value-type="float" office:value="16">
            <text:p>16</text:p>
          </table:table-cell>
        </table:table-row>
        <table:table-row>
          <table:table-cell office:value-type="string">
            <text:p>LGHrkPdNAhNlryBrb4vi</text:p>
          </table:table-cell>
          <table:table-cell office:value-type="string">
            <text:p>9skz7N71sy8RrexkKTWH</text:p>
          </table:table-cell>
          <table:table-cell office:value-type="string">
            <text:p>Y07L</text:p>
          </table:table-cell>
          <table:table-cell office:value-type="string">
            <text:p>qMStshNBGyuEfGxDTzHD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IU5WYAEqqNi8ahf1CVkE</text:p>
          </table:table-cell>
          <table:table-cell office:value-type="string">
            <text:p>rpjTsRFRNbrtS6EbYh5O</text:p>
          </table:table-cell>
          <table:table-cell office:value-type="string">
            <text:p>Y078</text:p>
          </table:table-cell>
          <table:table-cell office:value-type="string">
            <text:p>tnaFbk6bp7z1qFHbcgBN</text:p>
          </table:table-cell>
          <table:table-cell/>
          <table:table-cell office:value-type="float" office:value="-100">
            <text:p>-100</text:p>
          </table:table-cell>
        </table:table-row>
        <table:table-row>
          <table:table-cell office:value-type="string">
            <text:p>J7mh9N4ORiq4EwLXwbs-nQ</text:p>
          </table:table-cell>
          <table:table-cell office:value-type="string">
            <text:p>gOy.XyM4TOaqySzuE0jJDg</text:p>
          </table:table-cell>
          <table:table-cell office:value-type="string">
            <text:p>Y</text:p>
          </table:table-cell>
          <table:table-cell office:value-type="string">
            <text:p>rkzvcxQz6y4cbEG9Ja88</text:p>
          </table:table-cell>
          <table:table-cell/>
          <table:table-cell office:value-type="float" office:value="12">
            <text:p>12</text:p>
          </table:table-cell>
        </table:table-row>
        <table:table-row>
          <table:table-cell office:value-type="string">
            <text:p>VEDkUdwNSQmdtfQSE6r3AA</text:p>
          </table:table-cell>
          <table:table-cell office:value-type="string">
            <text:p>W9vvtyPuRLSuxP5L.LeStA</text:p>
          </table:table-cell>
          <table:table-cell office:value-type="string">
            <text:p>Xwh</text:p>
          </table:table-cell>
          <table:table-cell office:value-type="string">
            <text:p>rkzvcxQz6y4cbEG9Ja88</text:p>
          </table:table-cell>
          <table:table-cell/>
          <table:table-cell office:value-type="float" office:value="55">
            <text:p>55</text:p>
          </table:table-cell>
        </table:table-row>
        <table:table-row>
          <table:table-cell office:value-type="string">
            <text:p>F9XFDcUpSt2.-4vo5U6Tpw</text:p>
          </table:table-cell>
          <table:table-cell office:value-type="string">
            <text:p>F2awtW1WTdivlzusACwzkQ</text:p>
          </table:table-cell>
          <table:table-cell office:value-type="string">
            <text:p>Y028</text:p>
          </table:table-cell>
          <table:table-cell office:value-type="string">
            <text:p>rkzvcxQz6y4cbEG9Ja88</text:p>
          </table:table-cell>
          <table:table-cell/>
          <table:table-cell office:value-type="float" office:value="13">
            <text:p>13</text:p>
          </table:table-cell>
        </table:table-row>
        <table:table-row>
          <table:table-cell office:value-type="string">
            <text:p>Szmjko5VSuarCfQVTOJ6tw</text:p>
          </table:table-cell>
          <table:table-cell office:value-type="string">
            <text:p>RqK5RuRETjKy79UxifhbNw</text:p>
          </table:table-cell>
          <table:table-cell office:value-type="string">
            <text:p>XxD</text:p>
          </table:table-cell>
          <table:table-cell office:value-type="string">
            <text:p>qMStshNBGyuEfGxDTzHD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XzVK9Ij.QKefFi8L54gNSw</text:p>
          </table:table-cell>
          <table:table-cell office:value-type="string">
            <text:p>tudNHAPrTQWKGbbEG01MUQ</text:p>
          </table:table-cell>
          <table:table-cell office:value-type="string">
            <text:p>XwB</text:p>
          </table:table-cell>
          <table:table-cell office:value-type="string">
            <text:p>YytMRmEEFc5bFdo6vPMA</text:p>
          </table:table-cell>
          <table:table-cell/>
          <table:table-cell office:value-type="float" office:value="35">
            <text:p>35</text:p>
          </table:table-cell>
        </table:table-row>
        <table:table-row>
          <table:table-cell office:value-type="string">
            <text:p>ZsnS8.TdSHOeeuF.fixcPA</text:p>
          </table:table-cell>
          <table:table-cell office:value-type="string">
            <text:p>zoN.C33PRTSgpn4lUa11JA</text:p>
          </table:table-cell>
          <table:table-cell office:value-type="string">
            <text:p>Y019</text:p>
          </table:table-cell>
          <table:table-cell office:value-type="string">
            <text:p>qMStshNBGyuEfGxDTzHD</text:p>
          </table:table-cell>
          <table:table-cell/>
          <table:table-cell office:value-type="float" office:value="47">
            <text:p>47</text:p>
          </table:table-cell>
        </table:table-row>
        <table:table-row>
          <table:table-cell office:value-type="string">
            <text:p>AIOBw0wwRI2i27beQRv2xw</text:p>
          </table:table-cell>
          <table:table-cell office:value-type="string">
            <text:p>Izm-CRxnTpOs4ETfNFiLLQ</text:p>
          </table:table-cell>
          <table:table-cell office:value-type="string">
            <text:p>Xu9</text:p>
          </table:table-cell>
          <table:table-cell office:value-type="string">
            <text:p>qMStshNBGyuEfGxDTzHD</text:p>
          </table:table-cell>
          <table:table-cell/>
          <table:table-cell office:value-type="float" office:value="21">
            <text:p>21</text:p>
          </table:table-cell>
        </table:table-row>
        <table:table-row>
          <table:table-cell office:value-type="string">
            <text:p>QMjSQ8WRcfLfxCsjgSOS</text:p>
          </table:table-cell>
          <table:table-cell office:value-type="string">
            <text:p>4bMBmqzFQKqyX5.I4OD07Q</text:p>
          </table:table-cell>
          <table:table-cell office:value-type="string">
            <text:p>Y0Be</text:p>
          </table:table-cell>
          <table:table-cell office:value-type="string">
            <text:p>rkzvcxQz6y4cbEG9Ja88</text:p>
          </table:table-cell>
          <table:table-cell office:value-type="float" office:value="53">
            <text:p>53</text:p>
          </table:table-cell>
          <table:table-cell/>
        </table:table-row>
        <table:table-row>
          <table:table-cell office:value-type="string">
            <text:p>nTsdJybxQrSy7dv00GnW8Q</text:p>
          </table:table-cell>
          <table:table-cell office:value-type="string">
            <text:p>R2HtRstmQCqrxstKKRD..w</text:p>
          </table:table-cell>
          <table:table-cell office:value-type="string">
            <text:p>XtO</text:p>
          </table:table-cell>
          <table:table-cell office:value-type="string">
            <text:p>qMStshNBGyuEfGxDTzHD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RyFaAx7lLtS9r1MA9k0o</text:p>
          </table:table-cell>
          <table:table-cell office:value-type="string">
            <text:p>k25VhYNpQbCy.5956-3GGA</text:p>
          </table:table-cell>
          <table:table-cell office:value-type="string">
            <text:p>Y06M</text:p>
          </table:table-cell>
          <table:table-cell office:value-type="string">
            <text:p>tnaFbk6bp7z1qFHbcgBN</text:p>
          </table:table-cell>
          <table:table-cell/>
          <table:table-cell office:value-type="float" office:value="-200">
            <text:p>-200</text:p>
          </table:table-cell>
        </table:table-row>
        <table:table-row>
          <table:table-cell office:value-type="string">
            <text:p>4XwDPQSCTL2AVpp9AUTsOg</text:p>
          </table:table-cell>
          <table:table-cell office:value-type="string">
            <text:p>K9ChuVQpR2GKaskGfdsytA</text:p>
          </table:table-cell>
          <table:table-cell office:value-type="string">
            <text:p>Xrp</text:p>
          </table:table-cell>
          <table:table-cell office:value-type="string">
            <text:p>qMStshNBGyuEfGxDTzHD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zx5khXLhQqOka3ZnVuo4ag</text:p>
          </table:table-cell>
          <table:table-cell office:value-type="string">
            <text:p>uvkvNKsVQYmoMa7AsEypTg</text:p>
          </table:table-cell>
          <table:table-cell office:value-type="string">
            <text:p>Y05b</text:p>
          </table:table-cell>
          <table:table-cell office:value-type="string">
            <text:p>YytMRmEEFc5bFdo6vPMA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1y-SsCvqQBqu5ssIkEG8cA</text:p>
          </table:table-cell>
          <table:table-cell office:value-type="string">
            <text:p>35JlxlbARwaVQwRFRUlt2A</text:p>
          </table:table-cell>
          <table:table-cell office:value-type="string">
            <text:p>Y01z</text:p>
          </table:table-cell>
          <table:table-cell office:value-type="string">
            <text:p>rkzvcxQz6y4cbEG9Ja88</text:p>
          </table:table-cell>
          <table:table-cell/>
          <table:table-cell office:value-type="float" office:value="-50">
            <text:p>-50</text:p>
          </table:table-cell>
        </table:table-row>
        <table:table-row>
          <table:table-cell office:value-type="string">
            <text:p>N1gATGlFQC6hfKutpVgVQQ</text:p>
          </table:table-cell>
          <table:table-cell office:value-type="string">
            <text:p>nqnh4MbQRTqzJE9m0AXa4A</text:p>
          </table:table-cell>
          <table:table-cell office:value-type="string">
            <text:p>Xs6</text:p>
          </table:table-cell>
          <table:table-cell office:value-type="string">
            <text:p>qMStshNBGyuEfGxDTzHD</text:p>
          </table:table-cell>
          <table:table-cell/>
          <table:table-cell office:value-type="float" office:value="-29">
            <text:p>-29</text:p>
          </table:table-cell>
        </table:table-row>
        <table:table-row>
          <table:table-cell office:value-type="string">
            <text:p>OQAxdAYvRjiKFkPhAtFUgg</text:p>
          </table:table-cell>
          <table:table-cell office:value-type="string">
            <text:p>u9CcCgr4SCizhI3JNj7oag</text:p>
          </table:table-cell>
          <table:table-cell office:value-type="string">
            <text:p>Y04t</text:p>
          </table:table-cell>
          <table:table-cell office:value-type="string">
            <text:p>YytMRmEEFc5bFdo6vPMA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C9vkwUo3Sjm.6X-9qjuMnw</text:p>
          </table:table-cell>
          <table:table-cell office:value-type="string">
            <text:p>HdWgKgNsRbuCI-wC8ZsBVw</text:p>
          </table:table-cell>
          <table:table-cell office:value-type="string">
            <text:p>Xtf</text:p>
          </table:table-cell>
          <table:table-cell office:value-type="string">
            <text:p>rkzvcxQz6y4cbEG9Ja88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2C87RQtfSuaoiYMfAkUiVw</text:p>
          </table:table-cell>
          <table:table-cell office:value-type="string">
            <text:p>Hn396ydKSoON.0L5KdJcyg</text:p>
          </table:table-cell>
          <table:table-cell office:value-type="string">
            <text:p>Xy9</text:p>
          </table:table-cell>
          <table:table-cell office:value-type="string">
            <text:p>bqlxMT63OrpmLySa7nix</text:p>
          </table:table-cell>
          <table:table-cell/>
          <table:table-cell office:value-type="float" office:value="-42">
            <text:p>-42</text:p>
          </table:table-cell>
        </table:table-row>
        <table:table-row>
          <table:table-cell office:value-type="string">
            <text:p>GFc6q1hIQh-cTdkUws0rWg</text:p>
          </table:table-cell>
          <table:table-cell office:value-type="string">
            <text:p>I3XA7EHCTiuAtT2ApfJa1w</text:p>
          </table:table-cell>
          <table:table-cell office:value-type="string">
            <text:p>Y04h</text:p>
          </table:table-cell>
          <table:table-cell office:value-type="string">
            <text:p>bqlxMT63OrpmLySa7nix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lMQQB0QaTuS-9ocqwncREg</text:p>
          </table:table-cell>
          <table:table-cell office:value-type="string">
            <text:p>Ln8gyiV6TOeqMU0-PSltSQ</text:p>
          </table:table-cell>
          <table:table-cell office:value-type="string">
            <text:p>Y03q</text:p>
          </table:table-cell>
          <table:table-cell office:value-type="string">
            <text:p>TDyewdoZ6LIAsKTLfYUG</text:p>
          </table:table-cell>
          <table:table-cell/>
          <table:table-cell office:value-type="float" office:value="3">
            <text:p>3</text:p>
          </table:table-cell>
        </table:table-row>
        <table:table-row>
          <table:table-cell office:value-type="string">
            <text:p>NQ9bv9Z.RFiA5kE.2lG2MA</text:p>
          </table:table-cell>
          <table:table-cell office:value-type="string">
            <text:p>GuVjPvY7SD67jSCac5hJew</text:p>
          </table:table-cell>
          <table:table-cell office:value-type="string">
            <text:p>Y023</text:p>
          </table:table-cell>
          <table:table-cell office:value-type="string">
            <text:p>YytMRmEEFc5bFdo6vPMA</text:p>
          </table:table-cell>
          <table:table-cell/>
          <table:table-cell office:value-type="float" office:value="-22">
            <text:p>-22</text:p>
          </table:table-cell>
        </table:table-row>
        <table:table-row>
          <table:table-cell office:value-type="string">
            <text:p>LNGKy2osT6q-Wr0mfEWg7A</text:p>
          </table:table-cell>
          <table:table-cell office:value-type="string">
            <text:p>dtA2Xe4JSDyVPeQr9kH3qA</text:p>
          </table:table-cell>
          <table:table-cell office:value-type="string">
            <text:p>Y01T</text:p>
          </table:table-cell>
          <table:table-cell office:value-type="string">
            <text:p>bqlxMT63OrpmLySa7nix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BRsZJvrvSAmsR4CUvZWL6w</text:p>
          </table:table-cell>
          <table:table-cell office:value-type="string">
            <text:p>eYfZ7ip2RK-hw1218BiF2w</text:p>
          </table:table-cell>
          <table:table-cell office:value-type="string">
            <text:p>Xtz</text:p>
          </table:table-cell>
          <table:table-cell office:value-type="string">
            <text:p>IQbIh7IOspmrmIHHDnfQ</text:p>
          </table:table-cell>
          <table:table-cell/>
          <table:table-cell office:value-type="float" office:value="1">
            <text:p>1</text:p>
          </table:table-cell>
        </table:table-row>
        <table:table-row>
          <table:table-cell office:value-type="string">
            <text:p>mO-HHpTcRH6hMWhwvZlqHw</text:p>
          </table:table-cell>
          <table:table-cell office:value-type="string">
            <text:p>Q2uY3BWJTQehgJNrzw7Tiw</text:p>
          </table:table-cell>
          <table:table-cell office:value-type="string">
            <text:p>Xw4</text:p>
          </table:table-cell>
          <table:table-cell office:value-type="string">
            <text:p>rkzvcxQz6y4cbEG9Ja88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t9ronz.rQ8yYXgfNRZalTA</text:p>
          </table:table-cell>
          <table:table-cell office:value-type="string">
            <text:p>PtVe4KWhQWqPeB3QwklKhA</text:p>
          </table:table-cell>
          <table:table-cell office:value-type="string">
            <text:p>Xzi</text:p>
          </table:table-cell>
          <table:table-cell office:value-type="string">
            <text:p>rkzvcxQz6y4cbEG9Ja88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qGf5RmuQT0WsaaRQAmjQAQ</text:p>
          </table:table-cell>
          <table:table-cell office:value-type="string">
            <text:p>Q5nrL363R.qslNFaODjJ.g</text:p>
          </table:table-cell>
          <table:table-cell office:value-type="string">
            <text:p>XrU</text:p>
          </table:table-cell>
          <table:table-cell office:value-type="string">
            <text:p>bqlxMT63OrpmLySa7nix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3gvf6ODuTOOwoCveDi5xyg</text:p>
          </table:table-cell>
          <table:table-cell office:value-type="string">
            <text:p>fv.Le35aQNq1mu8xh27lvw</text:p>
          </table:table-cell>
          <table:table-cell office:value-type="string">
            <text:p>XwZ</text:p>
          </table:table-cell>
          <table:table-cell office:value-type="string">
            <text:p>tnaFbk6bp7z1qFHbcgBN</text:p>
          </table:table-cell>
          <table:table-cell/>
          <table:table-cell office:value-type="float" office:value="12">
            <text:p>12</text:p>
          </table:table-cell>
        </table:table-row>
        <table:table-row>
          <table:table-cell office:value-type="string">
            <text:p>bxgUMWOnQ0KSVdIArt36fQ</text:p>
          </table:table-cell>
          <table:table-cell office:value-type="string">
            <text:p>8X7gcmPrRlGYxqEkIuiknw</text:p>
          </table:table-cell>
          <table:table-cell office:value-type="string">
            <text:p>Y01G</text:p>
          </table:table-cell>
          <table:table-cell office:value-type="string">
            <text:p>a4SKiEpE8tWxPptWvXNU</text:p>
          </table:table-cell>
          <table:table-cell/>
          <table:table-cell office:value-type="float" office:value="32">
            <text:p>32</text:p>
          </table:table-cell>
        </table:table-row>
        <table:table-row>
          <table:table-cell office:value-type="string">
            <text:p>cCXmjzTVQ7-AG5pqpmVUsw</text:p>
          </table:table-cell>
          <table:table-cell office:value-type="string">
            <text:p>DRbrEfggTHSA6KNE8jmFZw</text:p>
          </table:table-cell>
          <table:table-cell office:value-type="string">
            <text:p>Xzd</text:p>
          </table:table-cell>
          <table:table-cell office:value-type="string">
            <text:p>XWE9ZQ4F8xKPAxTgtrWX</text:p>
          </table:table-cell>
          <table:table-cell/>
          <table:table-cell office:value-type="float" office:value="29">
            <text:p>29</text:p>
          </table:table-cell>
        </table:table-row>
        <table:table-row>
          <table:table-cell office:value-type="string">
            <text:p>1uOopsjHRKWHjjaFhi7s0w</text:p>
          </table:table-cell>
          <table:table-cell office:value-type="string">
            <text:p>fSIcUeWJQvOrNFRs2kXtkA</text:p>
          </table:table-cell>
          <table:table-cell office:value-type="string">
            <text:p>Y03J</text:p>
          </table:table-cell>
          <table:table-cell office:value-type="string">
            <text:p>qMStshNBGyuEfGxDTzHD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MGwgLhNYSGqw1kRcJy16lw</text:p>
          </table:table-cell>
          <table:table-cell office:value-type="string">
            <text:p>DKl8mTgDQ2maiHfk3DpygQ</text:p>
          </table:table-cell>
          <table:table-cell office:value-type="string">
            <text:p>Xus</text:p>
          </table:table-cell>
          <table:table-cell office:value-type="string">
            <text:p>YytMRmEEFc5bFdo6vPMA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H1z7CPLAS7KWmxo9WE7-Cg</text:p>
          </table:table-cell>
          <table:table-cell office:value-type="string">
            <text:p>mSZVesrVT0y3tlhNkT38eg</text:p>
          </table:table-cell>
          <table:table-cell office:value-type="string">
            <text:p>Y00g</text:p>
          </table:table-cell>
          <table:table-cell office:value-type="string">
            <text:p>qMStshNBGyuEfGxDTzHD</text:p>
          </table:table-cell>
          <table:table-cell/>
          <table:table-cell office:value-type="float" office:value="44">
            <text:p>44</text:p>
          </table:table-cell>
        </table:table-row>
        <table:table-row>
          <table:table-cell office:value-type="string">
            <text:p>dGz05iefS4-CIQitS0J6YQ</text:p>
          </table:table-cell>
          <table:table-cell office:value-type="string">
            <text:p>jrEAk6qjQpadErng5XLZ2Q</text:p>
          </table:table-cell>
          <table:table-cell office:value-type="string">
            <text:p>Xta</text:p>
          </table:table-cell>
          <table:table-cell office:value-type="string">
            <text:p>rkzvcxQz6y4cbEG9Ja88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bkRAfFz9G5oLLnXgoLfn</text:p>
          </table:table-cell>
          <table:table-cell office:value-type="string">
            <text:p>CZqosMSsxJkAaG4dpC3X</text:p>
          </table:table-cell>
          <table:table-cell office:value-type="string">
            <text:p>Y06q</text:p>
          </table:table-cell>
          <table:table-cell office:value-type="string">
            <text:p>rkzvcxQz6y4cbEG9Ja88</text:p>
          </table:table-cell>
          <table:table-cell/>
          <table:table-cell office:value-type="float" office:value="-90">
            <text:p>-90</text:p>
          </table:table-cell>
        </table:table-row>
        <table:table-row>
          <table:table-cell office:value-type="string">
            <text:p>31283PmeS2iNjLbfxzlO7A</text:p>
          </table:table-cell>
          <table:table-cell office:value-type="string">
            <text:p>CWR7TCagQpKjsA3L2cZd4g</text:p>
          </table:table-cell>
          <table:table-cell office:value-type="string">
            <text:p>Xv</text:p>
          </table:table-cell>
          <table:table-cell office:value-type="string">
            <text:p>tnaFbk6bp7z1qFHbcgBN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v.7vq.8gSLaedpA-4xemFQ</text:p>
          </table:table-cell>
          <table:table-cell office:value-type="string">
            <text:p>agUtASACQCezLIUad3Cj2g</text:p>
          </table:table-cell>
          <table:table-cell office:value-type="string">
            <text:p>Y06G</text:p>
          </table:table-cell>
          <table:table-cell office:value-type="string">
            <text:p>qMStshNBGyuEfGxDTzHD</text:p>
          </table:table-cell>
          <table:table-cell/>
          <table:table-cell office:value-type="float" office:value="1">
            <text:p>1</text:p>
          </table:table-cell>
        </table:table-row>
        <table:table-row>
          <table:table-cell office:value-type="string">
            <text:p>pj6gQ8QvTxu7VFN3ilMXyg</text:p>
          </table:table-cell>
          <table:table-cell office:value-type="string">
            <text:p>IcELVaRISf-KB1YgbvKLjw</text:p>
          </table:table-cell>
          <table:table-cell office:value-type="string">
            <text:p>Xy6</text:p>
          </table:table-cell>
          <table:table-cell office:value-type="string">
            <text:p>TDyewdoZ6LIAsKTLfYUG</text:p>
          </table:table-cell>
          <table:table-cell/>
          <table:table-cell office:value-type="float" office:value="21">
            <text:p>21</text:p>
          </table:table-cell>
        </table:table-row>
        <table:table-row>
          <table:table-cell office:value-type="string">
            <text:p>A1ibNpvmS-mdx3kz.Vm1nA</text:p>
          </table:table-cell>
          <table:table-cell office:value-type="string">
            <text:p>L3LM.blASa2Bl6MR5yayyg</text:p>
          </table:table-cell>
          <table:table-cell office:value-type="string">
            <text:p>Y04C</text:p>
          </table:table-cell>
          <table:table-cell office:value-type="string">
            <text:p>YytMRmEEFc5bFdo6vPMA</text:p>
          </table:table-cell>
          <table:table-cell/>
          <table:table-cell office:value-type="float" office:value="-1">
            <text:p>-1</text:p>
          </table:table-cell>
        </table:table-row>
        <table:table-row>
          <table:table-cell office:value-type="string">
            <text:p>SQ9x.T63Q0G4DP1-iA2W9g</text:p>
          </table:table-cell>
          <table:table-cell office:value-type="string">
            <text:p>SeYs5pqVQbeLvs69iqwt7w</text:p>
          </table:table-cell>
          <table:table-cell office:value-type="string">
            <text:p>Y05m</text:p>
          </table:table-cell>
          <table:table-cell office:value-type="string">
            <text:p>YytMRmEEFc5bFdo6vPMA</text:p>
          </table:table-cell>
          <table:table-cell/>
          <table:table-cell office:value-type="float" office:value="-26">
            <text:p>-26</text:p>
          </table:table-cell>
        </table:table-row>
        <table:table-row>
          <table:table-cell office:value-type="string">
            <text:p>1b9eg-VVTsCItGrYnen2OA</text:p>
          </table:table-cell>
          <table:table-cell office:value-type="string">
            <text:p>DWfPhdk6QGG78OZC6Z55jg</text:p>
          </table:table-cell>
          <table:table-cell office:value-type="string">
            <text:p>Y04O</text:p>
          </table:table-cell>
          <table:table-cell office:value-type="string">
            <text:p>YytMRmEEFc5bFdo6vPMA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axgAwpe3SaqopUzcsgVLHw</text:p>
          </table:table-cell>
          <table:table-cell office:value-type="string">
            <text:p>oAuZ93pcR6ODefO2a8x-SQ</text:p>
          </table:table-cell>
          <table:table-cell office:value-type="string">
            <text:p>Xvr</text:p>
          </table:table-cell>
          <table:table-cell office:value-type="string">
            <text:p>rkzvcxQz6y4cbEG9Ja88</text:p>
          </table:table-cell>
          <table:table-cell/>
          <table:table-cell office:value-type="float" office:value="-17">
            <text:p>-17</text:p>
          </table:table-cell>
        </table:table-row>
        <table:table-row>
          <table:table-cell office:value-type="string">
            <text:p>dgazGkFjTbSMwYctXgOGJg</text:p>
          </table:table-cell>
          <table:table-cell office:value-type="string">
            <text:p>PH0szWUwR1W-6s22qEFxzw</text:p>
          </table:table-cell>
          <table:table-cell office:value-type="string">
            <text:p>Y05S</text:p>
          </table:table-cell>
          <table:table-cell office:value-type="string">
            <text:p>qMStshNBGyuEfGxDTzHD</text:p>
          </table:table-cell>
          <table:table-cell/>
          <table:table-cell office:value-type="float" office:value="12">
            <text:p>12</text:p>
          </table:table-cell>
        </table:table-row>
        <table:table-row>
          <table:table-cell office:value-type="string">
            <text:p>8AdN21xrQH2fVdQhU1M9Uw</text:p>
          </table:table-cell>
          <table:table-cell office:value-type="string">
            <text:p>XGiJSuQxQ-qlw-crsaPUqg</text:p>
          </table:table-cell>
          <table:table-cell office:value-type="string">
            <text:p>Y00r</text:p>
          </table:table-cell>
          <table:table-cell office:value-type="string">
            <text:p>YytMRmEEFc5bFdo6vPMA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WAogvW0hSjSpMoLlxtnRvA</text:p>
          </table:table-cell>
          <table:table-cell office:value-type="string">
            <text:p>5TYh2-94QkKG8ekfZ.zp7Q</text:p>
          </table:table-cell>
          <table:table-cell office:value-type="string">
            <text:p>Y05d</text:p>
          </table:table-cell>
          <table:table-cell office:value-type="string">
            <text:p>tnaFbk6bp7z1qFHbcgBN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iGUTGJXPQsunKOQmcglVww</text:p>
          </table:table-cell>
          <table:table-cell office:value-type="string">
            <text:p>PlS-ZtTYRe2gzQWU78LvVQ</text:p>
          </table:table-cell>
          <table:table-cell office:value-type="string">
            <text:p>Xsx</text:p>
          </table:table-cell>
          <table:table-cell office:value-type="string">
            <text:p>rkzvcxQz6y4cbEG9Ja88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yrn-NNx9SRWtYA7KaZOqPw</text:p>
          </table:table-cell>
          <table:table-cell office:value-type="string">
            <text:p>0UZ1pHfjTzu7QiRSqKFiTQ</text:p>
          </table:table-cell>
          <table:table-cell office:value-type="string">
            <text:p>Xwl</text:p>
          </table:table-cell>
          <table:table-cell office:value-type="string">
            <text:p>a4SKiEpE8tWxPptWvXNU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ANoCj01CTSSvKaky.cBOLw</text:p>
          </table:table-cell>
          <table:table-cell office:value-type="string">
            <text:p>eIC5zlxwQ8K2Ht9ZL2ZgRg</text:p>
          </table:table-cell>
          <table:table-cell office:value-type="string">
            <text:p>Xw9</text:p>
          </table:table-cell>
          <table:table-cell office:value-type="string">
            <text:p>a4SKiEpE8tWxPptWvXNU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cm33h.wwTtuBWR-QY9JDMA</text:p>
          </table:table-cell>
          <table:table-cell office:value-type="string">
            <text:p>SJWTtia9SEOzZshYhGsAAw</text:p>
          </table:table-cell>
          <table:table-cell office:value-type="string">
            <text:p>XrB</text:p>
          </table:table-cell>
          <table:table-cell office:value-type="string">
            <text:p>a4SKiEpE8tWxPptWvXNU</text:p>
          </table:table-cell>
          <table:table-cell/>
          <table:table-cell office:value-type="float" office:value="13">
            <text:p>13</text:p>
          </table:table-cell>
        </table:table-row>
        <table:table-row>
          <table:table-cell office:value-type="string">
            <text:p>EtGbTKNVeKCClHdLWFgd</text:p>
          </table:table-cell>
          <table:table-cell office:value-type="string">
            <text:p>Ni2IaViqTlIIyZEDgQpY</text:p>
          </table:table-cell>
          <table:table-cell office:value-type="string">
            <text:p>Y07I</text:p>
          </table:table-cell>
          <table:table-cell office:value-type="string">
            <text:p>a4SKiEpE8tWxPptWvXNU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q98kWYi.RP2UrpJZ4y.56A</text:p>
          </table:table-cell>
          <table:table-cell office:value-type="string">
            <text:p>4CLDIvqVRXGZqwnjp-TA2Q</text:p>
          </table:table-cell>
          <table:table-cell office:value-type="string">
            <text:p>Xwq</text:p>
          </table:table-cell>
          <table:table-cell office:value-type="string">
            <text:p>qMStshNBGyuEfGxDTzHD</text:p>
          </table:table-cell>
          <table:table-cell/>
          <table:table-cell office:value-type="float" office:value="24">
            <text:p>24</text:p>
          </table:table-cell>
        </table:table-row>
        <table:table-row>
          <table:table-cell office:value-type="string">
            <text:p>XYzg060tRPHqzQoI42gk</text:p>
          </table:table-cell>
          <table:table-cell office:value-type="string">
            <text:p>OQ6BU0DKRiWml1VaseLfug</text:p>
          </table:table-cell>
          <table:table-cell office:value-type="string">
            <text:p>Y0BO</text:p>
          </table:table-cell>
          <table:table-cell office:value-type="string">
            <text:p>XWE9ZQ4F8xKPAxTgtrWX</text:p>
          </table:table-cell>
          <table:table-cell/>
          <table:table-cell office:value-type="float" office:value="355">
            <text:p>355</text:p>
          </table:table-cell>
        </table:table-row>
        <table:table-row>
          <table:table-cell office:value-type="string">
            <text:p>yVomSFjGQb2FdaDs3n73Rw</text:p>
          </table:table-cell>
          <table:table-cell office:value-type="string">
            <text:p>IEu2OeVpRxi5O15.RVXkHA</text:p>
          </table:table-cell>
          <table:table-cell office:value-type="string">
            <text:p>Y066</text:p>
          </table:table-cell>
          <table:table-cell office:value-type="string">
            <text:p>YytMRmEEFc5bFdo6vPMA</text:p>
          </table:table-cell>
          <table:table-cell/>
          <table:table-cell office:value-type="float" office:value="-14">
            <text:p>-14</text:p>
          </table:table-cell>
        </table:table-row>
        <table:table-row>
          <table:table-cell office:value-type="string">
            <text:p>a-ejIs5ggTp6U3V1kV2PGlw</text:p>
          </table:table-cell>
          <table:table-cell office:value-type="string">
            <text:p>0ITYq3qlSnioBJL7SF0m2A</text:p>
          </table:table-cell>
          <table:table-cell office:value-type="string">
            <text:p>Y03M</text:p>
          </table:table-cell>
          <table:table-cell office:value-type="string">
            <text:p>YytMRmEEFc5bFdo6vPMA</text:p>
          </table:table-cell>
          <table:table-cell/>
          <table:table-cell office:value-type="float" office:value="-14">
            <text:p>-14</text:p>
          </table:table-cell>
        </table:table-row>
        <table:table-row>
          <table:table-cell office:value-type="string">
            <text:p>oerHHrXmTM6902gZvaHdnw</text:p>
          </table:table-cell>
          <table:table-cell office:value-type="string">
            <text:p>zR2.cqgLSJu2PHlqglqq5Q</text:p>
          </table:table-cell>
          <table:table-cell office:value-type="string">
            <text:p>Y02Z</text:p>
          </table:table-cell>
          <table:table-cell office:value-type="string">
            <text:p>rkzvcxQz6y4cbEG9Ja88</text:p>
          </table:table-cell>
          <table:table-cell/>
          <table:table-cell office:value-type="float" office:value="-18">
            <text:p>-18</text:p>
          </table:table-cell>
        </table:table-row>
        <table:table-row>
          <table:table-cell office:value-type="string">
            <text:p>lqclOa5ATea-gsD7ctX1MQ</text:p>
          </table:table-cell>
          <table:table-cell office:value-type="string">
            <text:p>GC.70AqWTn2oTR2sfdr1Fw</text:p>
          </table:table-cell>
          <table:table-cell office:value-type="string">
            <text:p>XvF</text:p>
          </table:table-cell>
          <table:table-cell office:value-type="string">
            <text:p>qMStshNBGyuEfGxDTzHD</text:p>
          </table:table-cell>
          <table:table-cell/>
          <table:table-cell office:value-type="float" office:value="12">
            <text:p>12</text:p>
          </table:table-cell>
        </table:table-row>
        <table:table-row>
          <table:table-cell office:value-type="string">
            <text:p>LIxfTAaZTHmqmq0n84d42w</text:p>
          </table:table-cell>
          <table:table-cell office:value-type="string">
            <text:p>a-dozmhOGSkmP9AK52uBnLg</text:p>
          </table:table-cell>
          <table:table-cell office:value-type="string">
            <text:p>Xuy</text:p>
          </table:table-cell>
          <table:table-cell office:value-type="string">
            <text:p>a4SKiEpE8tWxPptWvXNU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GQFy9YLBRTKHromRUFkj-Q</text:p>
          </table:table-cell>
          <table:table-cell office:value-type="string">
            <text:p>copIJ1XbQBmvo2HCPY8agg</text:p>
          </table:table-cell>
          <table:table-cell office:value-type="string">
            <text:p>Xz5</text:p>
          </table:table-cell>
          <table:table-cell office:value-type="string">
            <text:p>XWE9ZQ4F8xKPAxTgtrWX</text:p>
          </table:table-cell>
          <table:table-cell/>
          <table:table-cell office:value-type="float" office:value="26">
            <text:p>26</text:p>
          </table:table-cell>
        </table:table-row>
        <table:table-row>
          <table:table-cell office:value-type="string">
            <text:p>i5VHWfqbQ4y-zDx3kG7lFQ</text:p>
          </table:table-cell>
          <table:table-cell office:value-type="string">
            <text:p>lGj.sqAEQsiHP1ugm0UyqQ</text:p>
          </table:table-cell>
          <table:table-cell office:value-type="string">
            <text:p>XtL</text:p>
          </table:table-cell>
          <table:table-cell office:value-type="string">
            <text:p>rkzvcxQz6y4cbEG9Ja88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eAgNA7JWQqiM4jf814bFrw</text:p>
          </table:table-cell>
          <table:table-cell office:value-type="string">
            <text:p>m0rulFpFToyJbTtZnAZGNw</text:p>
          </table:table-cell>
          <table:table-cell office:value-type="string">
            <text:p>Xuc</text:p>
          </table:table-cell>
          <table:table-cell office:value-type="string">
            <text:p>tnaFbk6bp7z1qFHbcgBN</text:p>
          </table:table-cell>
          <table:table-cell/>
          <table:table-cell office:value-type="float" office:value="18">
            <text:p>18</text:p>
          </table:table-cell>
        </table:table-row>
        <table:table-row>
          <table:table-cell office:value-type="string">
            <text:p>F7RmwfRRbEfMuypSuoEf</text:p>
          </table:table-cell>
          <table:table-cell office:value-type="string">
            <text:p>pAwOpKcfRiOHmlVziKISDA</text:p>
          </table:table-cell>
          <table:table-cell office:value-type="string">
            <text:p>Y08g</text:p>
          </table:table-cell>
          <table:table-cell office:value-type="string">
            <text:p>YytMRmEEFc5bFdo6vPMA</text:p>
          </table:table-cell>
          <table:table-cell office:value-type="float" office:value="10">
            <text:p>10</text:p>
          </table:table-cell>
          <table:table-cell/>
        </table:table-row>
        <table:table-row>
          <table:table-cell office:value-type="string">
            <text:p>GPLyueyuRn6ifulNUnltHg</text:p>
          </table:table-cell>
          <table:table-cell office:value-type="string">
            <text:p>aU03dUdlQOa5xFu6-NUVVw</text:p>
          </table:table-cell>
          <table:table-cell office:value-type="string">
            <text:p>Y05P</text:p>
          </table:table-cell>
          <table:table-cell office:value-type="string">
            <text:p>rkzvcxQz6y4cbEG9Ja88</text:p>
          </table:table-cell>
          <table:table-cell/>
          <table:table-cell office:value-type="float" office:value="-177">
            <text:p>-177</text:p>
          </table:table-cell>
        </table:table-row>
        <table:table-row>
          <table:table-cell office:value-type="string">
            <text:p>Rcc6y993RYeWN6GZbkuOxw</text:p>
          </table:table-cell>
          <table:table-cell office:value-type="string">
            <text:p>cHgxYpN5QgSUfwwjYR3etw</text:p>
          </table:table-cell>
          <table:table-cell office:value-type="string">
            <text:p>Y013</text:p>
          </table:table-cell>
          <table:table-cell office:value-type="string">
            <text:p>qMStshNBGyuEfGxDTzHD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cfyNhiUQS1yGxczR2gKwSg</text:p>
          </table:table-cell>
          <table:table-cell office:value-type="string">
            <text:p>IypnqP6gTperrgEbdWGNaA</text:p>
          </table:table-cell>
          <table:table-cell office:value-type="string">
            <text:p>Y02g</text:p>
          </table:table-cell>
          <table:table-cell office:value-type="string">
            <text:p>YytMRmEEFc5bFdo6vPMA</text:p>
          </table:table-cell>
          <table:table-cell/>
          <table:table-cell office:value-type="float" office:value="32">
            <text:p>32</text:p>
          </table:table-cell>
        </table:table-row>
        <table:table-row>
          <table:table-cell office:value-type="string">
            <text:p>YvKV.N5LT-edPZ7.yT33pQ</text:p>
          </table:table-cell>
          <table:table-cell office:value-type="string">
            <text:p>9nrkxhZyQveB3rVKeRyCUg</text:p>
          </table:table-cell>
          <table:table-cell office:value-type="string">
            <text:p>Xyt</text:p>
          </table:table-cell>
          <table:table-cell office:value-type="string">
            <text:p>qMStshNBGyuEfGxDTzHD</text:p>
          </table:table-cell>
          <table:table-cell/>
          <table:table-cell office:value-type="float" office:value="78">
            <text:p>78</text:p>
          </table:table-cell>
        </table:table-row>
        <table:table-row>
          <table:table-cell office:value-type="string">
            <text:p>XjSxAxWQTIORqdkFLdhcgA</text:p>
          </table:table-cell>
          <table:table-cell office:value-type="string">
            <text:p>IA.ecay2ReqSUIOu0de7VQ</text:p>
          </table:table-cell>
          <table:table-cell office:value-type="string">
            <text:p>XtK</text:p>
          </table:table-cell>
          <table:table-cell office:value-type="string">
            <text:p>mGOrrykGEwNu44EBsj0z</text:p>
          </table:table-cell>
          <table:table-cell/>
          <table:table-cell office:value-type="float" office:value="-28">
            <text:p>-28</text:p>
          </table:table-cell>
        </table:table-row>
        <table:table-row>
          <table:table-cell office:value-type="string">
            <text:p>aOZrQsVErSDKBrWU2SL6</text:p>
          </table:table-cell>
          <table:table-cell office:value-type="string">
            <text:p>m3aJt3qZQuCvOlktkV3ZSg</text:p>
          </table:table-cell>
          <table:table-cell office:value-type="string">
            <text:p>Y0CK</text:p>
          </table:table-cell>
          <table:table-cell office:value-type="string">
            <text:p>qMStshNBGyuEfGxDTzHD</text:p>
          </table:table-cell>
          <table:table-cell office:value-type="float" office:value="40">
            <text:p>40</text:p>
          </table:table-cell>
          <table:table-cell/>
        </table:table-row>
        <table:table-row>
          <table:table-cell office:value-type="string">
            <text:p>a-QhWP4H1QVqpct4k08XfOQ</text:p>
          </table:table-cell>
          <table:table-cell office:value-type="string">
            <text:p>vH8P9IOqT7GT8GF3uA657Q</text:p>
          </table:table-cell>
          <table:table-cell office:value-type="string">
            <text:p>Xvk</text:p>
          </table:table-cell>
          <table:table-cell office:value-type="string">
            <text:p>YytMRmEEFc5bFdo6vPMA</text:p>
          </table:table-cell>
          <table:table-cell/>
          <table:table-cell office:value-type="float" office:value="-51">
            <text:p>-51</text:p>
          </table:table-cell>
        </table:table-row>
        <table:table-row>
          <table:table-cell office:value-type="string">
            <text:p>r32BnhMxQ8KxoQCaSOaOhQ</text:p>
          </table:table-cell>
          <table:table-cell office:value-type="string">
            <text:p>uWgjTI43QlOzebHI7g2pkQ</text:p>
          </table:table-cell>
          <table:table-cell office:value-type="string">
            <text:p>Y01p</text:p>
          </table:table-cell>
          <table:table-cell office:value-type="string">
            <text:p>qMStshNBGyuEfGxDTzHD</text:p>
          </table:table-cell>
          <table:table-cell/>
          <table:table-cell office:value-type="float" office:value="32">
            <text:p>32</text:p>
          </table:table-cell>
        </table:table-row>
        <table:table-row>
          <table:table-cell office:value-type="string">
            <text:p>N2Gz0CU8STCOp3JS1tLzHA</text:p>
          </table:table-cell>
          <table:table-cell office:value-type="string">
            <text:p>mNZpN5r8TgSH3yrrc.jvOQ</text:p>
          </table:table-cell>
          <table:table-cell office:value-type="string">
            <text:p>Xt9</text:p>
          </table:table-cell>
          <table:table-cell office:value-type="string">
            <text:p>bqlxMT63OrpmLySa7nix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MsswmxHJR-qAgfO-iiBbXA</text:p>
          </table:table-cell>
          <table:table-cell office:value-type="string">
            <text:p>EGh9ddnxSc-c46i12iIBYw</text:p>
          </table:table-cell>
          <table:table-cell office:value-type="string">
            <text:p>Y03c</text:p>
          </table:table-cell>
          <table:table-cell office:value-type="string">
            <text:p>qMStshNBGyuEfGxDTzHD</text:p>
          </table:table-cell>
          <table:table-cell/>
          <table:table-cell office:value-type="float" office:value="96">
            <text:p>96</text:p>
          </table:table-cell>
        </table:table-row>
        <table:table-row>
          <table:table-cell office:value-type="string">
            <text:p>UXlx5.9OTz2IwgoZJNVPMw</text:p>
          </table:table-cell>
          <table:table-cell office:value-type="string">
            <text:p>Izm-CRxnTpOs4ETfNFiLLQ</text:p>
          </table:table-cell>
          <table:table-cell office:value-type="string">
            <text:p>XuA</text:p>
          </table:table-cell>
          <table:table-cell office:value-type="string">
            <text:p>YytMRmEEFc5bFdo6vPMA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NCy5IsV5TMG1lmTR8NEsmA</text:p>
          </table:table-cell>
          <table:table-cell office:value-type="string">
            <text:p>8H4BAvR7RkOm1uBLDsyc.g</text:p>
          </table:table-cell>
          <table:table-cell office:value-type="string">
            <text:p>Xzn</text:p>
          </table:table-cell>
          <table:table-cell office:value-type="string">
            <text:p>qMStshNBGyuEfGxDTzHD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ehcQGb23RXKXMMSQHWXLwA</text:p>
          </table:table-cell>
          <table:table-cell office:value-type="string">
            <text:p>47BHuV2iSiGDNPsMz34hyQ</text:p>
          </table:table-cell>
          <table:table-cell office:value-type="string">
            <text:p>XxF</text:p>
          </table:table-cell>
          <table:table-cell office:value-type="string">
            <text:p>bqlxMT63OrpmLySa7nix</text:p>
          </table:table-cell>
          <table:table-cell/>
          <table:table-cell office:value-type="float" office:value="27">
            <text:p>27</text:p>
          </table:table-cell>
        </table:table-row>
        <table:table-row>
          <table:table-cell office:value-type="string">
            <text:p>hQdiH6edTYeJMnHewpqnSA</text:p>
          </table:table-cell>
          <table:table-cell office:value-type="string">
            <text:p>a-HAARibCRbSN6QhzWwKPYg</text:p>
          </table:table-cell>
          <table:table-cell office:value-type="string">
            <text:p>Y02k</text:p>
          </table:table-cell>
          <table:table-cell office:value-type="string">
            <text:p>TDyewdoZ6LIAsKTLfYUG</text:p>
          </table:table-cell>
          <table:table-cell/>
          <table:table-cell office:value-type="float" office:value="48">
            <text:p>48</text:p>
          </table:table-cell>
        </table:table-row>
        <table:table-row>
          <table:table-cell office:value-type="string">
            <text:p>8X5nLmBB1UKV7I8r9OGI</text:p>
          </table:table-cell>
          <table:table-cell office:value-type="string">
            <text:p>A5WhkhRhnxtHq5i07ndv</text:p>
          </table:table-cell>
          <table:table-cell office:value-type="string">
            <text:p>Y06h</text:p>
          </table:table-cell>
          <table:table-cell office:value-type="string">
            <text:p>qMStshNBGyuEfGxDTzHD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pJ.umMH.QveYMlhYmAP5nQ</text:p>
          </table:table-cell>
          <table:table-cell office:value-type="string">
            <text:p>JwcLfhzuSE-XwKPIFAUqxg</text:p>
          </table:table-cell>
          <table:table-cell office:value-type="string">
            <text:p>Y031</text:p>
          </table:table-cell>
          <table:table-cell office:value-type="string">
            <text:p>qMStshNBGyuEfGxDTzHD</text:p>
          </table:table-cell>
          <table:table-cell/>
          <table:table-cell office:value-type="float" office:value="-8">
            <text:p>-8</text:p>
          </table:table-cell>
        </table:table-row>
        <table:table-row>
          <table:table-cell office:value-type="string">
            <text:p>TiIoyI7hT8iTOrtPcS8zpw</text:p>
          </table:table-cell>
          <table:table-cell office:value-type="string">
            <text:p>WxBlDU8hS5edZLELM-ag.g</text:p>
          </table:table-cell>
          <table:table-cell office:value-type="string">
            <text:p>Xts</text:p>
          </table:table-cell>
          <table:table-cell office:value-type="string">
            <text:p>a4SKiEpE8tWxPptWvXNU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fsVUfEl4R6SpPGs1ew6SHw</text:p>
          </table:table-cell>
          <table:table-cell office:value-type="string">
            <text:p>SseDY9iZSJu-CesKJ4G1HQ</text:p>
          </table:table-cell>
          <table:table-cell office:value-type="string">
            <text:p>Xsi</text:p>
          </table:table-cell>
          <table:table-cell office:value-type="string">
            <text:p>qMStshNBGyuEfGxDTzHD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RfAz7PLmTCKpJ-xf0P2bBA</text:p>
          </table:table-cell>
          <table:table-cell office:value-type="string">
            <text:p>wMBUuBknR1-5spsy6dHEoA</text:p>
          </table:table-cell>
          <table:table-cell office:value-type="string">
            <text:p>Xsw</text:p>
          </table:table-cell>
          <table:table-cell office:value-type="string">
            <text:p>mGOrrykGEwNu44EBsj0z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aeoRPxzUQt6IYECdKGE0VQ</text:p>
          </table:table-cell>
          <table:table-cell office:value-type="string">
            <text:p>MEqUv8X8SbOAoE01mM-E6Q</text:p>
          </table:table-cell>
          <table:table-cell office:value-type="string">
            <text:p>XuM</text:p>
          </table:table-cell>
          <table:table-cell office:value-type="string">
            <text:p>rkzvcxQz6y4cbEG9Ja88</text:p>
          </table:table-cell>
          <table:table-cell/>
          <table:table-cell office:value-type="float" office:value="28">
            <text:p>28</text:p>
          </table:table-cell>
        </table:table-row>
        <table:table-row>
          <table:table-cell office:value-type="string">
            <text:p>5xL8GlL4T3OTwSGyne1iHg</text:p>
          </table:table-cell>
          <table:table-cell office:value-type="string">
            <text:p>4xI.IfmCRFaW46BJdvY-vg</text:p>
          </table:table-cell>
          <table:table-cell office:value-type="string">
            <text:p>Y02C</text:p>
          </table:table-cell>
          <table:table-cell office:value-type="string">
            <text:p>qMStshNBGyuEfGxDTzHD</text:p>
          </table:table-cell>
          <table:table-cell/>
          <table:table-cell office:value-type="float" office:value="42">
            <text:p>42</text:p>
          </table:table-cell>
        </table:table-row>
        <table:table-row>
          <table:table-cell office:value-type="string">
            <text:p>WIeg5bZFQjmLNQgOZMSICA</text:p>
          </table:table-cell>
          <table:table-cell office:value-type="string">
            <text:p>a.kuogasMS2arRuwJEBNyQg</text:p>
          </table:table-cell>
          <table:table-cell office:value-type="string">
            <text:p>XuS</text:p>
          </table:table-cell>
          <table:table-cell office:value-type="string">
            <text:p>rkzvcxQz6y4cbEG9Ja88</text:p>
          </table:table-cell>
          <table:table-cell/>
          <table:table-cell office:value-type="float" office:value="60">
            <text:p>60</text:p>
          </table:table-cell>
        </table:table-row>
      </table:table>
      <table:table table:name="Payout" table:style-name="ta1">
        <table:table-row>
          <table:table-cell office:value-type="string">
            <text:p>$rowIndex</text:p>
          </table:table-cell>
          <table:table-cell office:value-type="string">
            <text:p>🔒 Row ID</text:p>
          </table:table-cell>
          <table:table-cell office:value-type="string">
            <text:p>Index</text:p>
          </table:table-cell>
        </table:table-row>
        <table:table-row>
          <table:table-cell office:value-type="string">
            <text:p>W5</text:p>
          </table:table-cell>
          <table:table-cell office:value-type="string">
            <text:p>9gW7m3DWQS2hbLV9OLu9AA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W2</text:p>
          </table:table-cell>
          <table:table-cell office:value-type="string">
            <text:p>SKcjYJFXSAiac5I-sgzDhA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W3</text:p>
          </table:table-cell>
          <table:table-cell office:value-type="string">
            <text:p>RvBnTh35QEa4vJxRL8qPg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W6</text:p>
          </table:table-cell>
          <table:table-cell office:value-type="string">
            <text:p>Wpeu7an.QyOYYt7PAmgYfQ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WJ</text:p>
          </table:table-cell>
          <table:table-cell office:value-type="string">
            <text:p>IK.tppeRTFSQUO40FZABLA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>W7</text:p>
          </table:table-cell>
          <table:table-cell office:value-type="string">
            <text:p>uHk00AIXTsGfp6CdC46R8w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W1</text:p>
          </table:table-cell>
          <table:table-cell office:value-type="string">
            <text:p>wWdWv9zCT9iMgd.cRHSEwA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W</text:p>
          </table:table-cell>
          <table:table-cell office:value-type="string">
            <text:p>1Z3FLkrFQM2-Z0iIrNNwh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</text:p>
          </table:table-cell>
          <table:table-cell office:value-type="string">
            <text:p>NnanjvO9RMWNppS6Qxt3Lw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4</text:p>
          </table:table-cell>
          <table:table-cell office:value-type="string">
            <text:p>VcPSNqFURkKUnjQNyc5zYg</text:p>
          </table:table-cell>
          <table:table-cell office:value-type="float" office:value="5">
            <text:p>5</text:p>
          </table:table-cell>
        </table:table-row>
      </table:table>
      <table:table table:name="Settings" table:style-name="ta1">
        <table:table-row>
          <table:table-cell office:value-type="string">
            <text:p>🔒 Row ID</text:p>
          </table:table-cell>
          <table:table-cell office:value-type="string">
            <text:p>$rowIndex</text:p>
          </table:table-cell>
          <table:table-cell office:value-type="string">
            <text:p>Current Year</text:p>
          </table:table-cell>
          <table:table-cell office:value-type="string">
            <text:p>Notes</text:p>
          </table:table-cell>
        </table:table-row>
        <table:table-row>
          <table:table-cell office:value-type="string">
            <text:p>FMvUxDM1RBWm3-FZRjKvKA</text:p>
          </table:table-cell>
          <table:table-cell office:value-type="string">
            <text:p>V</text:p>
          </table:table-cell>
          <table:table-cell office:value-type="float" office:value="2026">
            <text:p>2026</text:p>
          </table:table-cell>
          <table:table-cell/>
        </table:table-row>
      </table:table>
      <table:table table:name="Choices" table:style-name="ta1">
        <table:table-row>
          <table:table-cell office:value-type="string">
            <text:p>$rowIndex</text:p>
          </table:table-cell>
          <table:table-cell office:value-type="string">
            <text:p>🔒 Row ID</text:p>
          </table:table-cell>
          <table:table-cell office:value-type="string">
            <text:p>Months</text:p>
          </table:table-cell>
          <table:table-cell office:value-type="string">
            <text:p>Month Number</text:p>
          </table:table-cell>
        </table:table-row>
        <table:table-row>
          <table:table-cell office:value-type="string">
            <text:p>W9</text:p>
          </table:table-cell>
          <table:table-cell office:value-type="string">
            <text:p>zP-psnEEReC-c74.jxt9HQ</text:p>
          </table:table-cell>
          <table:table-cell office:value-type="string">
            <text:p>November</text:p>
          </table:table-cell>
          <table:table-cell office:value-type="float" office:value="11">
            <text:p>11</text:p>
          </table:table-cell>
        </table:table-row>
        <table:table-row>
          <table:table-cell office:value-type="string">
            <text:p>W3</text:p>
          </table:table-cell>
          <table:table-cell office:value-type="string">
            <text:p>dmU0vzfIRzGsAA..UeAolA</text:p>
          </table:table-cell>
          <table:table-cell office:value-type="string">
            <text:p>May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W6</text:p>
          </table:table-cell>
          <table:table-cell office:value-type="string">
            <text:p>iCTSsLNFQ.utE88KHNT08g</text:p>
          </table:table-cell>
          <table:table-cell office:value-type="string">
            <text:p>August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W5</text:p>
          </table:table-cell>
          <table:table-cell office:value-type="string">
            <text:p>agCT3K5WSlO6fpitNzuRFw</text:p>
          </table:table-cell>
          <table:table-cell office:value-type="string">
            <text:p>July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WA</text:p>
          </table:table-cell>
          <table:table-cell office:value-type="string">
            <text:p>5unE9hyrS5SIbqK.uvOS5Q</text:p>
          </table:table-cell>
          <table:table-cell office:value-type="string">
            <text:p>December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>
            <text:p>W8</text:p>
          </table:table-cell>
          <table:table-cell office:value-type="string">
            <text:p>fH.8uO9-TQCgOfGhkq7Nlw</text:p>
          </table:table-cell>
          <table:table-cell office:value-type="string">
            <text:p>October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W4</text:p>
          </table:table-cell>
          <table:table-cell office:value-type="string">
            <text:p>oKn.YEVQT4ax1YdQ34mHWQ</text:p>
          </table:table-cell>
          <table:table-cell office:value-type="string">
            <text:p>Jun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W1</text:p>
          </table:table-cell>
          <table:table-cell office:value-type="string">
            <text:p>9ZBhm9ncT.ihudWFxtYbSg</text:p>
          </table:table-cell>
          <table:table-cell office:value-type="string">
            <text:p>March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W2</text:p>
          </table:table-cell>
          <table:table-cell office:value-type="string">
            <text:p>7E2AlTLvRhOWZPKw.piQXw</text:p>
          </table:table-cell>
          <table:table-cell office:value-type="string">
            <text:p>Apri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V</text:p>
          </table:table-cell>
          <table:table-cell office:value-type="string">
            <text:p>LCttJuuBRPaAAb8yaKM2Uw</text:p>
          </table:table-cell>
          <table:table-cell office:value-type="string">
            <text:p>January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7</text:p>
          </table:table-cell>
          <table:table-cell office:value-type="string">
            <text:p>pZHmDFQYRYiVAZO.fKqsNA</text:p>
          </table:table-cell>
          <table:table-cell office:value-type="string">
            <text:p>September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>W</text:p>
          </table:table-cell>
          <table:table-cell office:value-type="string">
            <text:p>kpvRmQgQSDytL2mi9NmU4g</text:p>
          </table:table-cell>
          <table:table-cell office:value-type="string">
            <text:p>February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20.2</meta:generator>
  </office:meta>
</office:document-meta>
</file>